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graphics"/>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6.1347in" table:align="margins" style:writing-mode="lr-tb"/>
    </style:style>
    <style:style style:name="Table7.A" style:family="table-column">
      <style:table-column-properties style:column-width="2.0451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6" style:family="table">
      <style:table-properties style:width="6.1347in" table:align="margins" style:writing-mode="lr-tb"/>
    </style:style>
    <style:style style:name="Table6.A" style:family="table-column">
      <style:table-column-properties style:column-width="1.5333in" style:rel-column-width="16380*"/>
    </style:style>
    <style:style style:name="Table6.B" style:family="table-column">
      <style:table-column-properties style:column-width="2.2785in" style:rel-column-width="24340*"/>
    </style:style>
    <style:style style:name="Table6.C" style:family="table-column">
      <style:table-column-properties style:column-width="1.25in" style:rel-column-width="13353*"/>
    </style:style>
    <style:style style:name="Table6.D" style:family="table-column">
      <style:table-column-properties style:column-width="1.0729in" style:rel-column-width="11462*"/>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3" style:family="table">
      <style:table-properties style:width="4.4035in" table:align="center" style:writing-mode="lr-tb"/>
    </style:style>
    <style:style style:name="Table3.A" style:family="table-column">
      <style:table-column-properties style:column-width="1.4972in"/>
    </style:style>
    <style:style style:name="Table3.B" style:family="table-column">
      <style:table-column-properties style:column-width="2.9063in"/>
    </style:style>
    <style:style style:name="Table3.A1" style:family="table-cell">
      <style:table-cell-properties style:vertical-align="middle" fo:padding="0.0201in" fo:border="2.6pt solid #808080"/>
    </style:style>
    <style:style style:name="Table3.A2" style:family="table-cell">
      <style:table-cell-properties style:vertical-align="middle" fo:padding="0.0201in" fo:border-left="2.6pt solid #808080" fo:border-right="none" fo:border-top="none" fo:border-bottom="2.6pt solid #808080"/>
    </style:style>
    <style:style style:name="Table3.B2" style:family="table-cell">
      <style:table-cell-properties style:vertical-align="middle" fo:padding="0.0201in" fo:border-left="2.6pt solid #808080" fo:border-right="2.6pt solid #808080" fo:border-top="none" fo:border-bottom="2.6pt solid #808080"/>
    </style:style>
    <style:style style:name="Table1" style:family="table">
      <style:table-properties style:width="6.1347in" table:align="margins" style:writing-mode="lr-tb"/>
    </style:style>
    <style:style style:name="Table1.A" style:family="table-column">
      <style:table-column-properties style:column-width="2.0451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2.3382in" table:align="center" style:writing-mode="lr-tb"/>
    </style:style>
    <style:style style:name="Table4.A" style:family="table-column">
      <style:table-column-properties style:column-width="1.7576in"/>
    </style:style>
    <style:style style:name="Table4.B" style:family="table-column">
      <style:table-column-properties style:column-width="0.5806in"/>
    </style:style>
    <style:style style:name="Table4.A1" style:family="table-cell">
      <style:table-cell-properties style:vertical-align="middle" fo:padding="0.0201in" fo:border="2.6pt solid #808080"/>
    </style:style>
    <style:style style:name="Table4.A2" style:family="table-cell">
      <style:table-cell-properties style:vertical-align="middle" fo:padding="0.0201in" fo:border-left="2.6pt solid #808080" fo:border-right="none" fo:border-top="none" fo:border-bottom="2.6pt solid #808080"/>
    </style:style>
    <style:style style:name="Table4.B2" style:family="table-cell">
      <style:table-cell-properties style:vertical-align="middle" fo:padding="0.0201in" fo:border-left="2.6pt solid #808080" fo:border-right="2.6pt solid #808080" fo:border-top="none" fo:border-bottom="2.6pt solid #808080"/>
    </style:style>
    <style:style style:name="Table4.B7" style:family="table-cell" style:data-style-name="N0">
      <style:table-cell-properties style:vertical-align="middle" fo:padding="0.0201in" fo:border-left="2.6pt solid #808080" fo:border-right="2.6pt solid #808080" fo:border-top="none" fo:border-bottom="2.6pt solid #808080"/>
    </style:style>
    <style:style style:name="Table5" style:family="table">
      <style:table-properties style:width="4.9132in" table:align="center" style:writing-mode="lr-tb"/>
    </style:style>
    <style:style style:name="Table5.A" style:family="table-column">
      <style:table-column-properties style:column-width="1.5111in"/>
    </style:style>
    <style:style style:name="Table5.B" style:family="table-column">
      <style:table-column-properties style:column-width="1.8625in"/>
    </style:style>
    <style:style style:name="Table5.C" style:family="table-column">
      <style:table-column-properties style:column-width="1.5396in"/>
    </style:style>
    <style:style style:name="Table5.A1" style:family="table-cell">
      <style:table-cell-properties style:vertical-align="middle" fo:padding="0.0201in" fo:border="2.6pt solid #808080"/>
    </style:style>
    <style:style style:name="Table5.A2" style:family="table-cell">
      <style:table-cell-properties style:vertical-align="middle" fo:padding="0.0201in" fo:border-left="2.6pt solid #808080" fo:border-right="none" fo:border-top="none" fo:border-bottom="2.6pt solid #808080"/>
    </style:style>
    <style:style style:name="Table5.C2" style:family="table-cell">
      <style:table-cell-properties style:vertical-align="middle" fo:padding="0.0201in" fo:border-left="2.6pt solid #808080" fo:border-right="2.6pt solid #808080" fo:border-top="none" fo:border-bottom="2.6pt solid #80808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201in" loext:contextual-spacing="false"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3" style:family="paragraph" style:parent-style-name="Standard">
      <style:paragraph-properties fo:margin-top="0in" fo:margin-bottom="0.0201in" loext:contextual-spacing="false" fo:line-height="150%" fo:text-align="justify" style:justify-single-word="false"/>
      <style:text-properties style:font-name="Times New Roman" fo:font-size="9pt" officeooo:paragraph-rsid="003bf109" style:font-size-asian="9pt" style:language-asian="en" style:country-asian="US" style:font-size-complex="9pt"/>
    </style:style>
    <style:style style:name="P4" style:family="paragraph" style:parent-style-name="Standard">
      <style:paragraph-properties fo:margin-top="0in" fo:margin-bottom="0.0201in" loext:contextual-spacing="false" fo:line-height="150%" fo:text-align="justify" style:justify-single-word="false"/>
      <style:text-properties style:font-name="Times New Roman" fo:font-size="9pt" officeooo:paragraph-rsid="003bf109" style:font-size-asian="9pt" style:font-size-complex="9pt"/>
    </style:style>
    <style:style style:name="P5"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6"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7"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officeooo:paragraph-rsid="006089d9"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8"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9"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0.5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10"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1"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officeooo:paragraph-rsid="0048c92f"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2"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officeooo:paragraph-rsid="00807f69"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3" style:family="paragraph" style:parent-style-name="Standard">
      <style:paragraph-properties fo:margin-top="0in" fo:margin-bottom="0.0201in" loext:contextual-spacing="false" fo:line-height="150%" fo:text-align="justify" style:justify-single-word="false"/>
      <style:text-properties style:use-window-font-color="true" fo:font-size="12pt" fo:font-style="italic" style:text-underline-style="none"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4" style:family="paragraph" style:parent-style-name="Standard">
      <style:paragraph-properties fo:margin-top="0in" fo:margin-bottom="0.0201in" loext:contextual-spacing="false" fo:line-height="150%" fo:text-align="justify" style:justify-single-word="false"/>
      <style:text-properties style:use-window-font-color="true" fo:font-size="12pt" fo:font-style="italic" style:text-underline-style="none" fo:font-weight="normal" officeooo:paragraph-rsid="00807f69"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5" style:family="paragraph" style:parent-style-name="Standard">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6"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7" style:family="paragraph" style:parent-style-name="Standard">
      <style:paragraph-properties fo:margin-top="0in" fo:margin-bottom="0.0201in" loext:contextual-spacing="false" fo:line-height="150%" fo:text-align="center"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8"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19"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20"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21"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2" style:family="paragraph" style:parent-style-name="Standard">
      <style:paragraph-properties fo:margin-top="0in" fo:margin-bottom="0.0201in" loext:contextual-spacing="false" fo:line-height="150%" fo:text-align="justify" style:justify-single-word="fals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23"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4"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5"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6"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7"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bold" style:font-name-asian="Times New Roman" style:font-size-asian="11pt" style:language-asian="en" style:country-asian="US" style:font-style-asian="italic" style:font-weight-asian="bold" style:font-name-complex="Times New Roman" style:font-size-complex="11pt" style:language-complex="el" style:country-complex="GR" style:font-style-complex="italic" style:font-weight-complex="bold"/>
    </style:style>
    <style:style style:name="P28"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9"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30"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6pt" fo:font-style="normal" style:text-underline-style="none" fo:font-weight="bold" style:letter-kerning="true"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31" style:family="paragraph" style:parent-style-name="Standard">
      <style:paragraph-properties fo:margin-top="0in" fo:margin-bottom="0.0201in" loext:contextual-spacing="false" fo:line-height="150%" fo:text-align="justify" style:justify-single-word="false">
        <style:tab-stops>
          <style:tab-stop style:position="1.8134in"/>
        </style:tab-stops>
      </style:paragraph-properties>
      <style:text-properties style:use-window-font-color="true" style:font-name="Times New Roman"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32"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3" style:family="paragraph" style:parent-style-name="Standard">
      <style:paragraph-properties fo:margin-top="0in" fo:margin-bottom="0.0201in" loext:contextual-spacing="false" fo:line-height="100%" fo:text-align="justify" style:justify-single-word="false"/>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4"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Times New Roman" style:font-size-asian="9pt" style:language-asian="en" style:country-asian="US" style:font-name-complex="Times New Roman" style:font-size-complex="9pt" style:language-complex="el" style:country-complex="GR"/>
    </style:style>
    <style:style style:name="P35"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Cumberland" style:font-size-asian="9pt" style:language-asian="en" style:country-asian="US" style:font-name-complex="Cumberland" style:font-size-complex="9pt" style:language-complex="el" style:country-complex="GR"/>
    </style:style>
    <style:style style:name="P36"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2pt" fo:font-style="italic" style:text-underline-style="none" fo:font-weight="normal" officeooo:paragraph-rsid="00807f69"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7" style:family="paragraph" style:parent-style-name="Standard">
      <style:paragraph-properties fo:margin-top="0in" fo:margin-bottom="0.0201in" loext:contextual-spacing="false" fo:line-height="150%" fo:text-align="justify" style:justify-single-word="false"/>
      <style:text-properties style:use-window-font-color="true" fo:font-size="15pt" fo:font-style="normal" style:text-underline-style="none" fo:font-weight="bold" style:font-name-asian="Times New Roman" style:font-size-asian="15pt" style:language-asian="en" style:country-asian="US" style:font-style-asian="normal" style:font-weight-asian="bold" style:font-name-complex="Times New Roman" style:font-size-complex="15pt" style:language-complex="el" style:country-complex="GR" style:font-style-complex="normal" style:font-weight-complex="bold"/>
    </style:style>
    <style:style style:name="P38" style:family="paragraph" style:parent-style-name="Standard">
      <style:paragraph-properties fo:margin-top="0in" fo:margin-bottom="0.0201in" loext:contextual-spacing="false" fo:line-height="150%" fo:text-align="justify" style:justify-single-word="false"/>
      <style:text-properties fo:font-size="10pt" style:font-size-asian="10pt" style:font-size-complex="10pt"/>
    </style:style>
    <style:style style:name="P39"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0" style:family="paragraph" style:parent-style-name="Preformatted_20_Text">
      <style:paragraph-properties fo:margin-top="0in" fo:margin-bottom="0.0201in" loext:contextual-spacing="false" fo:line-height="150%" fo:text-align="justify" style:justify-single-word="false" fo:orphans="2" fo:widows="2"/>
      <style:text-properties style:use-window-font-color="true" style:font-name="Times New Roman" fo:font-size="9pt" fo:font-style="normal" fo:font-weight="normal" officeooo:rsid="00293968" officeooo:paragraph-rsid="003bf109"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1"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officeooo:paragraph-rsid="003bf109"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2"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Cumberland" style:font-size-asian="9pt" style:language-asian="en" style:country-asian="US" style:font-name-complex="Cumberland" style:font-size-complex="9pt" style:language-complex="el" style:country-complex="GR"/>
    </style:style>
    <style:style style:name="P43"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44" style:family="paragraph" style:parent-style-name="Preformatted_20_Text">
      <style:paragraph-properties fo:margin-top="0in" fo:margin-bottom="0.0201in" loext:contextual-spacing="false" fo:line-height="150%" fo:text-align="justify" style:justify-single-word="false"/>
      <style:text-properties style:use-window-font-color="true"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5" style:family="paragraph" style:parent-style-name="Preformatted_20_Text">
      <style:paragraph-properties fo:margin-top="0in" fo:margin-bottom="0.0201in" loext:contextual-spacing="false" fo:line-height="150%" fo:text-align="justify" style:justify-single-word="false"/>
      <style:text-properties style:use-window-font-color="true" fo:font-size="9pt" officeooo:paragraph-rsid="003bf109" style:font-name-asian="Cumberland" style:font-size-asian="9pt" style:language-asian="en" style:country-asian="US" style:font-name-complex="Cumberland" style:font-size-complex="9pt" style:language-complex="el" style:country-complex="GR"/>
    </style:style>
    <style:style style:name="P46" style:family="paragraph" style:parent-style-name="Preformatted_20_Text">
      <style:paragraph-properties fo:margin-top="0in" fo:margin-bottom="0.0201in" loext:contextual-spacing="false" fo:line-height="150%" fo:text-align="justify" style:justify-single-word="false"/>
      <style:text-properties style:use-window-font-color="true" fo:font-size="9pt" fo:font-style="normal" officeooo:paragraph-rsid="003bf109"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7" style:family="paragraph" style:parent-style-name="Preformatted_20_Text">
      <style:paragraph-properties fo:margin-top="0in" fo:margin-bottom="0.0201in" loext:contextual-spacing="false" fo:line-height="150%" fo:text-align="justify" style:justify-single-word="false"/>
      <style:text-properties style:font-name="Times New Roman" fo:font-size="9pt" officeooo:paragraph-rsid="003bf109" style:font-size-asian="9pt" style:font-size-complex="9pt"/>
    </style:style>
    <style:style style:name="P48" style:family="paragraph" style:parent-style-name="Preformatted_20_Text">
      <style:paragraph-properties fo:margin-top="0in" fo:margin-bottom="0.0201in" loext:contextual-spacing="false" fo:line-height="150%" fo:text-align="justify" style:justify-single-word="false"/>
      <style:text-properties officeooo:paragraph-rsid="003bf109"/>
    </style:style>
    <style:style style:name="P49"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50"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1" style:family="paragraph" style:parent-style-name="Standard">
      <style:paragraph-properties fo:margin-top="0in" fo:margin-bottom="0.0201in" loext:contextual-spacing="false" fo:line-height="150%" fo:text-align="justify" style:justify-single-word="false" fo:break-before="pag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52" style:family="paragraph" style:parent-style-name="Preformatted_20_Text">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53" style:family="paragraph" style:parent-style-name="Text_20_body">
      <style:paragraph-properties fo:margin-top="0in" fo:margin-bottom="0.0201in" loext:contextual-spacing="false" fo:line-height="150%" fo:text-align="justify" style:justify-single-word="false"/>
      <style:text-properties style:use-window-font-color="true" fo:font-size="11pt" style:font-name-asian="Times New Roman" style:font-size-asian="11pt" style:language-asian="en" style:country-asian="US" style:font-name-complex="Times New Roman" style:font-size-complex="11pt" style:language-complex="el" style:country-complex="GR"/>
    </style:style>
    <style:style style:name="P54"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55"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6" style:family="paragraph" style:parent-style-name="Text_20_body">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57" style:family="paragraph" style:parent-style-name="Preformatted_20_Text">
      <style:text-properties style:font-name="Times New Roman" fo:font-size="12pt" style:font-size-asian="12pt" style:font-size-complex="12pt"/>
    </style:style>
    <style:style style:name="P58" style:family="paragraph" style:parent-style-name="Preformatted_20_Text">
      <style:text-properties style:font-name="Times New Roman" fo:font-size="12pt" fo:font-style="italic" style:font-size-asian="12pt" style:font-style-asian="italic" style:font-size-complex="12pt" style:font-style-complex="italic"/>
    </style:style>
    <style:style style:name="P59" style:family="paragraph" style:parent-style-name="Preformatted_20_Text">
      <style:paragraph-properties fo:line-height="150%"/>
      <style:text-properties style:font-name="Times New Roman" fo:font-size="12pt" fo:font-style="italic" style:font-size-asian="12pt" style:font-style-asian="italic" style:font-size-complex="12pt" style:font-style-complex="italic"/>
    </style:style>
    <style:style style:name="P60" style:family="paragraph" style:parent-style-name="Preformatted_20_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61"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2" style:family="paragraph" style:parent-style-name="Preformatted_20_Text">
      <style:text-properties style:font-name="Times New Roman" fo:font-size="11pt" fo:font-style="italic" style:font-size-asian="11pt" style:font-style-asian="italic" style:font-size-complex="11pt" style:font-style-complex="italic"/>
    </style:style>
    <style:style style:name="P63" style:family="paragraph" style:parent-style-name="Preformatted_20_Text">
      <style:paragraph-properties fo:line-height="150%"/>
      <style:text-properties style:font-name="Times New Roman" fo:font-size="11pt" fo:font-style="italic" style:font-size-asian="11pt" style:font-style-asian="italic" style:font-size-complex="11pt" style:font-style-complex="italic"/>
    </style:style>
    <style:style style:name="P64" style:family="paragraph" style:parent-style-name="Preformatted_20_Text">
      <style:text-properties style:font-name="Times New Roman" fo:font-size="11pt" fo:font-style="italic" officeooo:paragraph-rsid="007a0088" style:font-size-asian="11pt" style:font-style-asian="italic" style:font-size-complex="11pt" style:font-style-complex="italic"/>
    </style:style>
    <style:style style:name="P65" style:family="paragraph" style:parent-style-name="Preformatted_20_Text">
      <style:text-properties style:font-name="Times New Roman" fo:font-size="11pt" fo:font-weight="normal" style:font-size-asian="11pt" style:font-weight-asian="normal" style:font-size-complex="11pt" style:font-weight-complex="normal"/>
    </style:style>
    <style:style style:name="P66" style:family="paragraph" style:parent-style-name="Preformatted_20_Text">
      <style:paragraph-properties fo:text-align="justify" style:justify-single-word="false"/>
      <style:text-properties style:font-name="Times New Roman" fo:font-size="11pt" fo:font-weight="normal" officeooo:paragraph-rsid="006a45bc" style:font-size-asian="11pt" style:font-weight-asian="normal" style:font-size-complex="11pt" style:font-weight-complex="normal"/>
    </style:style>
    <style:style style:name="P67" style:family="paragraph" style:parent-style-name="Preformatted_20_Text">
      <style:text-properties style:font-name="Times New Roman" fo:font-size="10pt" fo:font-style="italic" style:font-size-asian="10pt" style:font-style-asian="italic" style:font-size-complex="10pt" style:font-style-complex="italic"/>
    </style:style>
    <style:style style:name="P68" style:family="paragraph" style:parent-style-name="Preformatted_20_Text">
      <style:paragraph-properties fo:line-height="100%"/>
      <style:text-properties style:font-name="Times New Roman" fo:font-size="10pt" fo:font-style="italic" style:font-size-asian="10pt" style:font-style-asian="italic" style:font-size-complex="10pt" style:font-style-complex="italic"/>
    </style:style>
    <style:style style:name="P69" style:family="paragraph" style:parent-style-name="Preformatted_20_Text">
      <style:paragraph-properties fo:line-height="150%"/>
      <style:text-properties style:font-name="Times New Roman" fo:font-size="10pt" fo:font-style="italic" style:font-size-asian="10pt" style:font-style-asian="italic" style:font-size-complex="10pt" style:font-style-complex="italic"/>
    </style:style>
    <style:style style:name="P70" style:family="paragraph" style:parent-style-name="Preformatted_20_Text">
      <style:paragraph-properties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71" style:family="paragraph" style:parent-style-name="Preformatted_20_Text">
      <style:paragraph-properties fo:line-height="150%" fo:text-align="center" style:justify-single-word="false"/>
      <style:text-properties fo:color="#000000" style:font-name="Times" fo:font-size="11pt" fo:font-weight="bold" fo:background-color="transparent" style:font-name-asian="Times New Roman" style:font-size-asian="11pt" style:language-asian="en" style:country-asian="US" style:font-weight-asian="bold" style:font-name-complex="Times New Roman" style:font-size-complex="11pt" style:language-complex="el" style:country-complex="GR" style:font-weight-complex="bold"/>
    </style:style>
    <style:style style:name="P72" style:family="paragraph" style:parent-style-name="Preformatted_20_Text">
      <style:text-properties style:use-window-font-color="true" style:font-name="Times New Roman"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73" style:family="paragraph" style:parent-style-name="Preformatted_20_Text">
      <style:text-properties style:use-window-font-color="true" style:font-name="Times New Roman" fo:font-size="10pt" fo:font-style="italic" style:text-underline-style="none" fo:font-weight="normal"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74" style:family="paragraph" style:parent-style-name="Preformatted_20_Text">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75" style:family="paragraph" style:parent-style-name="Preformatted_20_Text">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76"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77"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78"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79"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style:font-size-asian="11pt" style:font-size-complex="11pt"/>
    </style:style>
    <style:style style:name="P80"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81" style:family="paragraph" style:parent-style-name="Preformatted_20_Text">
      <style:paragraph-properties fo:line-height="150%" fo:text-align="start" style:justify-single-word="false"/>
      <style:text-properties fo:font-variant="normal" fo:text-transform="none" fo:color="#000000" style:font-name="Monaco" fo:font-size="9pt" fo:letter-spacing="normal" fo:font-style="italic" fo:font-weight="normal" style:font-size-asian="11pt" style:font-style-asian="italic" style:font-size-complex="11pt" style:font-style-complex="italic"/>
    </style:style>
    <style:style style:name="P82" style:family="paragraph" style:parent-style-name="Preformatted_20_Text">
      <style:paragraph-properties fo:line-height="150%" fo:text-align="start" style:justify-single-word="false"/>
      <style:text-properties fo:font-variant="normal" fo:text-transform="none" fo:color="#660066" style:font-name="Times New Roman" fo:font-size="11pt" fo:letter-spacing="normal" fo:font-style="italic" fo:font-weight="normal" style:font-size-asian="11pt" style:font-style-asian="italic" style:font-size-complex="11pt" style:font-style-complex="italic"/>
    </style:style>
    <style:style style:name="P83" style:family="paragraph" style:parent-style-name="Preformatted_20_Text">
      <loext:graphic-properties draw:fill="solid" draw:fill-color="#eeeeee" draw:opacity="100%"/>
      <style:paragraph-properties fo:orphans="2" fo:widows="2"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84" style:family="paragraph" style:parent-style-name="Preformatted_20_Text">
      <style:text-properties fo:font-size="11pt" fo:font-weight="bold" style:font-size-asian="11pt" style:font-weight-asian="bold" style:font-size-complex="11pt" style:font-weight-complex="bold"/>
    </style:style>
    <style:style style:name="P85" style:family="paragraph" style:parent-style-name="Preformatted_20_Text">
      <style:text-properties fo:font-style="italic" style:font-style-asian="italic" style:font-style-complex="italic"/>
    </style:style>
    <style:style style:name="P86"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87"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88" style:family="paragraph" style:parent-style-name="Preformatted_20_Text">
      <style:paragraph-properties fo:margin-top="0in" fo:margin-bottom="0.1965in" loext:contextual-spacing="false"/>
      <style:text-properties style:font-name="Times New Roman" fo:font-size="12pt" fo:font-style="italic" style:font-size-asian="12pt" style:font-style-asian="italic" style:font-size-complex="12pt" style:font-style-complex="italic"/>
    </style:style>
    <style:style style:name="P89" style:family="paragraph" style:parent-style-name="Preformatted_20_Text">
      <style:paragraph-properties fo:margin-top="0in" fo:margin-bottom="0.1965in" loext:contextual-spacing="false"/>
      <style:text-properties style:font-name="Times New Roman" fo:font-size="11pt" fo:font-style="italic" style:font-size-asian="11pt" style:font-style-asian="italic" style:font-size-complex="11pt" style:font-style-complex="italic"/>
    </style:style>
    <style:style style:name="P90" style:family="paragraph" style:parent-style-name="Preformatted_20_Text">
      <style:paragraph-properties fo:margin-top="0in" fo:margin-bottom="0.1965in" loext:contextual-spacing="false" fo:line-height="150%"/>
      <style:text-properties style:font-name="Times New Roman" fo:font-size="11pt" fo:font-style="italic" style:font-size-asian="11pt" style:font-style-asian="italic" style:font-size-complex="11pt" style:font-style-complex="italic"/>
    </style:style>
    <style:style style:name="P91" style:family="paragraph" style:parent-style-name="Preformatted_20_Text">
      <style:paragraph-properties fo:margin-top="0in" fo:margin-bottom="0.1965in" loext:contextual-spacing="false"/>
      <style:text-properties style:font-name="Times New Roman" fo:font-size="11pt" fo:font-style="italic" officeooo:paragraph-rsid="007a0088" style:font-size-asian="11pt" style:font-style-asian="italic" style:font-size-complex="11pt" style:font-style-complex="italic"/>
    </style:style>
    <style:style style:name="P92" style:family="paragraph" style:parent-style-name="Preformatted_20_Text">
      <style:paragraph-properties fo:margin-top="0in" fo:margin-bottom="0.1965in" loext:contextual-spacing="false"/>
      <style:text-properties style:font-name="Times New Roman" fo:font-size="11pt" fo:font-style="italic" officeooo:paragraph-rsid="00a0fbf6" style:font-size-asian="11pt" style:font-style-asian="italic" style:font-size-complex="11pt" style:font-style-complex="italic"/>
    </style:style>
    <style:style style:name="P93" style:family="paragraph" style:parent-style-name="Preformatted_20_Text">
      <style:paragraph-properties fo:margin-top="0in" fo:margin-bottom="0.1965in" loext:contextual-spacing="false"/>
      <style:text-properties style:font-name="Times New Roman" fo:font-size="11pt" style:font-size-asian="11pt" style:font-size-complex="11pt"/>
    </style:style>
    <style:style style:name="P94" style:family="paragraph" style:parent-style-name="Preformatted_20_Text">
      <style:paragraph-properties fo:margin-top="0in" fo:margin-bottom="0.1965in" loext:contextual-spacing="false"/>
      <style:text-properties style:font-name="Times New Roman" fo:font-size="11pt" fo:font-weight="bold" style:font-size-asian="11pt" style:font-weight-asian="bold" style:font-size-complex="11pt" style:font-weight-complex="bold"/>
    </style:style>
    <style:style style:name="P95" style:family="paragraph" style:parent-style-name="Preformatted_20_Text">
      <style:paragraph-properties fo:margin-top="0in" fo:margin-bottom="0.1965in" loext:contextual-spacing="false"/>
      <style:text-properties style:font-name="Times New Roman" fo:font-size="10pt" fo:font-style="italic" style:font-size-asian="10pt" style:font-style-asian="italic" style:font-size-complex="10pt" style:font-style-complex="italic"/>
    </style:style>
    <style:style style:name="P96" style:family="paragraph" style:parent-style-name="Preformatted_20_Text">
      <style:paragraph-properties fo:margin-top="0in" fo:margin-bottom="0.1965in" loext:contextual-spacing="false" fo:line-height="150%"/>
      <style:text-properties style:font-name="Times New Roman" fo:font-size="10pt" fo:font-style="italic" style:font-size-asian="10pt" style:font-style-asian="italic" style:font-size-complex="10pt" style:font-style-complex="italic"/>
    </style:style>
    <style:style style:name="P97" style:family="paragraph" style:parent-style-name="Preformatted_20_Text">
      <style:paragraph-properties fo:margin-top="0in" fo:margin-bottom="0.1965in" loext:contextual-spacing="false" fo:line-height="150%"/>
    </style:style>
    <style:style style:name="P98" style:family="paragraph" style:parent-style-name="Preformatted_20_Text">
      <loext:graphic-properties draw:fill="solid" draw:fill-color="#eeeeee" draw:opacity="100%"/>
      <style:paragraph-properties fo:margin-top="0in" fo:margin-bottom="0.1965in" loext:contextual-spacing="false"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99" style:family="paragraph" style:parent-style-name="Preformatted_20_Text">
      <loext:graphic-properties draw:fill="solid" draw:fill-color="#eeeeee" draw:opacity="100%"/>
      <style:paragraph-properties fo:margin-top="0in" fo:margin-bottom="0.1965in" loext:contextual-spacing="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100" style:family="paragraph" style:parent-style-name="Text_20_body">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01" style:family="paragraph" style:parent-style-name="List_20_Contents">
      <style:paragraph-properties fo:margin-top="0in" fo:margin-bottom="0.1965in" loext:contextual-spacing="false"/>
    </style:style>
    <style:style style:name="P102" style:family="paragraph" style:parent-style-name="List_20_Contents">
      <style:paragraph-properties fo:margin-top="0in" fo:margin-bottom="0.1965in" loext:contextual-spacing="false" fo:text-align="justify" style:justify-single-word="false"/>
    </style:style>
    <style:style style:name="P103" style:family="paragraph" style:parent-style-name="Text_20_body">
      <style:text-properties fo:font-size="14pt" fo:font-weight="bold" style:font-size-asian="14pt" style:font-weight-asian="bold" style:font-size-complex="14pt" style:font-weight-complex="bold"/>
    </style:style>
    <style:style style:name="P104" style:family="paragraph" style:parent-style-name="Text_20_body">
      <style:paragraph-properties fo:line-height="150%" fo:text-align="justify" style:justify-single-word="false"/>
      <style:text-properties fo:font-size="14pt" fo:font-weight="bold"/>
    </style:style>
    <style:style style:name="P105" style:family="paragraph" style:parent-style-name="Text_20_body">
      <style:text-properties fo:font-size="14pt" style:text-underline-style="solid" style:text-underline-width="auto" style:text-underline-color="font-color" fo:font-weight="bold"/>
    </style:style>
    <style:style style:name="P106" style:family="paragraph" style:parent-style-name="Text_20_body">
      <style:text-properties fo:font-weight="bold"/>
    </style:style>
    <style:style style:name="P107" style:family="paragraph" style:parent-style-name="Text_20_body">
      <style:text-properties fo:font-weight="bold" style:font-weight-asian="bold" style:font-weight-complex="bold"/>
    </style:style>
    <style:style style:name="P108" style:family="paragraph" style:parent-style-name="Text_20_body">
      <style:paragraph-properties fo:line-height="150%"/>
      <style:text-properties fo:font-weight="bold" style:font-weight-asian="bold" style:font-weight-complex="bold"/>
    </style:style>
    <style:style style:name="P109" style:family="paragraph" style:parent-style-name="Text_20_body">
      <style:paragraph-properties fo:line-height="150%" fo:text-align="justify" style:justify-single-word="false"/>
      <style:text-properties fo:font-weight="bold" style:font-weight-asian="bold" style:font-weight-complex="bold"/>
    </style:style>
    <style:style style:name="P110" style:family="paragraph" style:parent-style-name="Text_20_body">
      <style:text-properties fo:font-style="italic"/>
    </style:style>
    <style:style style:name="P111" style:family="paragraph" style:parent-style-name="Text_20_body">
      <style:text-properties fo:font-style="italic" style:font-style-asian="italic" style:font-style-complex="italic"/>
    </style:style>
    <style:style style:name="P112" style:family="paragraph" style:parent-style-name="Text_20_body">
      <style:paragraph-properties fo:line-height="150%"/>
      <style:text-properties fo:font-style="italic" style:font-style-asian="italic" style:font-style-complex="italic"/>
    </style:style>
    <style:style style:name="P113" style:family="paragraph" style:parent-style-name="Text_20_body">
      <style:paragraph-properties fo:line-height="150%" fo:text-align="justify" style:justify-single-word="false"/>
      <style:text-properties fo:font-style="italic" style:font-style-asian="italic" style:font-style-complex="italic"/>
    </style:style>
    <style:style style:name="P114" style:family="paragraph" style:parent-style-name="Text_20_body">
      <style:paragraph-properties fo:text-align="justify" style:justify-single-word="false"/>
      <style:text-properties fo:font-style="italic" style:font-style-asian="italic" style:font-style-complex="italic"/>
    </style:style>
    <style:style style:name="P115" style:family="paragraph" style:parent-style-name="Text_20_body">
      <style:text-properties fo:font-style="italic" officeooo:rsid="0016192c" officeooo:paragraph-rsid="0016192c" style:font-style-asian="italic" style:font-style-complex="italic"/>
    </style:style>
    <style:style style:name="P116" style:family="paragraph" style:parent-style-name="Text_20_body">
      <style:text-properties fo:font-style="italic" officeooo:rsid="00169b94" officeooo:paragraph-rsid="00169b94" style:font-style-asian="italic" style:font-style-complex="italic"/>
    </style:style>
    <style:style style:name="P117" style:family="paragraph" style:parent-style-name="Text_20_body">
      <style:text-properties fo:font-style="italic" officeooo:paragraph-rsid="0017001f" style:font-style-asian="italic" style:font-style-complex="italic"/>
    </style:style>
    <style:style style:name="P118" style:family="paragraph" style:parent-style-name="Text_20_body">
      <style:text-properties fo:font-style="italic" officeooo:rsid="0017001f" officeooo:paragraph-rsid="0017001f" style:font-style-asian="italic" style:font-style-complex="italic"/>
    </style:style>
    <style:style style:name="P119" style:family="paragraph" style:parent-style-name="Text_20_body">
      <style:text-properties fo:font-style="italic" officeooo:rsid="00646bc3" officeooo:paragraph-rsid="00646bc3" style:font-style-asian="italic" style:font-style-complex="italic"/>
    </style:style>
    <style:style style:name="P120" style:family="paragraph" style:parent-style-name="Text_20_body">
      <style:text-properties fo:font-style="italic" officeooo:paragraph-rsid="00646bc3" style:font-style-asian="italic" style:font-style-complex="italic"/>
    </style:style>
    <style:style style:name="P121" style:family="paragraph" style:parent-style-name="Text_20_body">
      <style:text-properties fo:font-style="italic" officeooo:rsid="0065b27c" officeooo:paragraph-rsid="0065b27c" style:font-style-asian="italic" style:font-style-complex="italic"/>
    </style:style>
    <style:style style:name="P122" style:family="paragraph" style:parent-style-name="Text_20_body">
      <style:text-properties fo:font-style="italic" officeooo:rsid="0067f2d2" officeooo:paragraph-rsid="0067f2d2" style:font-style-asian="italic" style:font-style-complex="italic"/>
    </style:style>
    <style:style style:name="P123" style:family="paragraph" style:parent-style-name="Text_20_body">
      <style:text-properties fo:font-style="italic" officeooo:paragraph-rsid="0067f2d2" style:font-style-asian="italic" style:font-style-complex="italic"/>
    </style:style>
    <style:style style:name="P124" style:family="paragraph" style:parent-style-name="Text_20_body">
      <style:text-properties fo:font-style="italic" officeooo:paragraph-rsid="008dd896" style:font-style-asian="italic" style:font-style-complex="italic"/>
    </style:style>
    <style:style style:name="P125" style:family="paragraph" style:parent-style-name="Text_20_body">
      <style:text-properties fo:font-style="italic" officeooo:paragraph-rsid="009095d7" style:font-style-asian="italic" style:font-style-complex="italic"/>
    </style:style>
    <style:style style:name="P126" style:family="paragraph" style:parent-style-name="Text_20_body">
      <style:text-properties fo:font-style="italic" fo:font-weight="bold"/>
    </style:style>
    <style:style style:name="P127" style:family="paragraph" style:parent-style-name="Text_20_body">
      <style:paragraph-properties fo:line-height="150%"/>
      <style:text-properties fo:font-style="italic" fo:font-weight="bold" style:font-style-asian="italic" style:font-weight-asian="bold" style:font-style-complex="italic" style:font-weight-complex="bold"/>
    </style:style>
    <style:style style:name="P128" style:family="paragraph" style:parent-style-name="Text_20_body">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129" style:family="paragraph" style:parent-style-name="Text_20_body">
      <style:text-properties fo:font-style="italic" fo:font-weight="normal" style:font-style-asian="italic" style:font-weight-asian="normal" style:font-style-complex="italic" style:font-weight-complex="normal"/>
    </style:style>
    <style:style style:name="P130"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131"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132" style:family="paragraph" style:parent-style-name="Text_20_body">
      <style:paragraph-properties fo:line-height="150%" fo:text-align="justify" style:justify-single-word="false"/>
      <style:text-properties fo:font-style="italic" fo:font-weight="normal" officeooo:paragraph-rsid="005f58d1" style:font-style-asian="italic" style:font-weight-asian="normal" style:font-style-complex="italic" style:font-weight-complex="normal"/>
    </style:style>
    <style:style style:name="P133" style:family="paragraph" style:parent-style-name="Text_20_body">
      <style:paragraph-properties fo:line-height="150%" fo:text-align="justify" style:justify-single-word="false"/>
      <style:text-properties fo:font-style="italic" fo:font-weight="normal" officeooo:rsid="005f58d1" style:font-style-asian="italic" style:font-weight-asian="normal" style:font-style-complex="italic" style:font-weight-complex="normal"/>
    </style:style>
    <style:style style:name="P134" style:family="paragraph" style:parent-style-name="Text_20_body">
      <style:paragraph-properties fo:line-height="150%" fo:text-align="justify" style:justify-single-word="false"/>
      <style:text-properties fo:font-style="italic" fo:font-weight="normal" officeooo:rsid="005f58d1" officeooo:paragraph-rsid="005f58d1" style:font-style-asian="italic" style:font-weight-asian="normal" style:font-style-complex="italic" style:font-weight-complex="normal"/>
    </style:style>
    <style:style style:name="P135" style:family="paragraph" style:parent-style-name="Text_20_body">
      <style:text-properties fo:font-style="italic" fo:font-weight="normal" style:font-weight-asian="normal" style:font-weight-complex="normal"/>
    </style:style>
    <style:style style:name="P136"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37" style:family="paragraph" style:parent-style-name="Text_20_body">
      <style:text-properties fo:font-style="italic" style:text-underline-style="solid" style:text-underline-width="auto" style:text-underline-color="font-color" fo:font-weight="bold" style:font-style-asian="italic" style:font-style-complex="italic"/>
    </style:style>
    <style:style style:name="P138" style:family="paragraph" style:parent-style-name="Text_20_body">
      <style:paragraph-properties fo:line-height="150%"/>
      <style:text-properties fo:font-style="italic" style:text-underline-style="none" fo:font-weight="normal" style:font-style-asian="italic" style:font-weight-asian="normal" style:font-style-complex="italic" style:font-weight-complex="normal"/>
    </style:style>
    <style:style style:name="P139" style:family="paragraph" style:parent-style-name="Text_20_body">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40" style:family="paragraph" style:parent-style-name="Text_20_body">
      <style:paragraph-properties fo:line-height="150%" fo:text-align="justify" style:justify-single-word="false"/>
      <style:text-properties fo:font-variant="normal" fo:text-transform="none" style:font-name="Times New Roman" fo:font-size="11pt" fo:font-style="normal" fo:font-weight="normal" style:font-size-asian="11pt" style:font-size-complex="11pt"/>
    </style:style>
    <style:style style:name="P141" style:family="paragraph" style:parent-style-name="Text_20_body">
      <style:paragraph-properties fo:line-height="150%" fo:text-align="justify" style:justify-single-word="false"/>
      <style:text-properties fo:font-variant="normal" fo:text-transform="none" fo:font-size="11pt" fo:font-style="normal" fo:font-weight="normal" style:font-size-asian="11pt" style:font-size-complex="11pt"/>
    </style:style>
    <style:style style:name="P142" style:family="paragraph" style:parent-style-name="Text_20_body">
      <style:paragraph-properties fo:text-align="justify" style:justify-single-word="false"/>
      <style:text-properties fo:font-variant="normal" fo:text-transform="none" fo:font-size="11pt" fo:font-style="normal" fo:font-weight="normal" style:font-size-asian="11pt" style:font-size-complex="11pt"/>
    </style:style>
    <style:style style:name="P143" style:family="paragraph" style:parent-style-name="Text_20_body">
      <style:text-properties fo:font-variant="normal" fo:text-transform="none" fo:font-size="11pt" fo:font-style="normal" style:font-size-asian="11pt" style:font-size-complex="11pt"/>
    </style:style>
    <style:style style:name="P144" style:family="paragraph" style:parent-style-name="Text_20_body">
      <style:text-properties fo:font-variant="normal" fo:text-transform="none" fo:font-size="11pt" fo:font-style="normal" style:text-underline-style="solid" style:text-underline-width="auto" style:text-underline-color="font-color" fo:font-weight="bold" style:font-size-asian="11pt" style:font-size-complex="11pt"/>
    </style:style>
    <style:style style:name="P145" style:family="paragraph" style:parent-style-name="Text_20_body">
      <style:text-properties fo:font-variant="normal" fo:text-transform="none" fo:font-size="11pt" fo:font-style="normal" fo:font-weight="bold" style:font-size-asian="11pt" style:font-size-complex="11pt"/>
    </style:style>
    <style:style style:name="P146" style:family="paragraph" style:parent-style-name="Text_20_body">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47" style:family="paragraph" style:parent-style-name="Text_20_body">
      <style:paragraph-properties fo:line-height="150%"/>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48"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size-complex="11pt"/>
    </style:style>
    <style:style style:name="P149"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weight-asian="normal" style:font-size-complex="11pt" style:font-weight-complex="normal"/>
    </style:style>
    <style:style style:name="P150" style:family="paragraph" style:parent-style-name="Text_20_body">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51" style:family="paragraph" style:parent-style-name="Text_20_body">
      <style:paragraph-properties fo:line-height="150%"/>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52" style:family="paragraph" style:parent-style-name="Text_20_body">
      <style:text-properties fo:font-variant="normal" fo:text-transform="none" style:text-line-through-style="none" style:text-line-through-type="none" fo:font-style="normal" style:text-underline-style="none" style:text-blinking="false"/>
    </style:style>
    <style:style style:name="P153" style:family="paragraph" style:parent-style-name="Text_20_body">
      <style:text-properties fo:font-variant="normal" fo:text-transform="none" style:text-line-through-style="none" style:text-line-through-type="none" fo:font-size="10pt" fo:font-style="normal" style:text-underline-style="none" style:text-blinking="false" style:font-size-asian="10pt" style:font-size-complex="10pt"/>
    </style:style>
    <style:style style:name="P154" style:family="paragraph" style:parent-style-name="Text_20_body">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155" style:family="paragraph" style:parent-style-name="Text_20_body">
      <style:paragraph-properties fo:line-height="150%"/>
      <style:text-properties fo:font-variant="normal" fo:text-transform="none" fo:color="#000000" style:font-name="Times New Roman1" fo:font-size="11pt" fo:letter-spacing="normal" fo:font-style="normal" fo:font-weight="normal" style:font-size-asian="11pt" style:font-size-complex="11pt"/>
    </style:style>
    <style:style style:name="P156" style:family="paragraph" style:parent-style-name="Text_20_body">
      <style:paragraph-properties fo:line-height="150%"/>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P157" style:family="paragraph" style:parent-style-name="Text_20_body">
      <style:paragraph-properties fo:line-height="150%"/>
      <style:text-properties fo:font-variant="normal" fo:text-transform="none" fo:color="#000000"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P158" style:family="paragraph" style:parent-style-name="Text_20_body">
      <style:paragraph-properties fo:line-height="150%"/>
      <style:text-properties fo:font-variant="normal" fo:text-transform="none" fo:color="#000000" style:font-name="Times New Roman1" fo:font-size="11pt" fo:letter-spacing="normal" style:font-size-asian="11pt" style:font-size-complex="11pt"/>
    </style:style>
    <style:style style:name="P159" style:family="paragraph" style:parent-style-name="Text_20_body">
      <style:paragraph-properties fo:line-height="150%"/>
      <style:text-properties fo:font-variant="normal" fo:text-transform="none" fo:color="#000000" fo:font-size="11pt" fo:letter-spacing="normal" fo:font-style="normal" fo:font-weight="normal" style:font-size-asian="11pt" style:font-size-complex="11pt"/>
    </style:style>
    <style:style style:name="P160" style:family="paragraph" style:parent-style-name="Text_20_body">
      <style:paragraph-properties fo:line-height="150%"/>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P161" style:family="paragraph" style:parent-style-name="Text_20_body">
      <style:paragraph-properties fo:line-height="150%"/>
      <style:text-properties fo:font-variant="normal" fo:text-transform="none" fo:color="#000000" fo:font-size="11pt" fo:letter-spacing="normal" style:font-size-asian="11pt" style:font-size-complex="11pt"/>
    </style:style>
    <style:style style:name="P162" style:family="paragraph" style:parent-style-name="Text_20_body">
      <style:text-properties fo:font-variant="normal" fo:text-transform="none" fo:font-style="normal" style:text-underline-style="solid" style:text-underline-width="auto" style:text-underline-color="font-color" fo:font-weight="bold"/>
    </style:style>
    <style:style style:name="P163" style:family="paragraph" style:parent-style-name="Text_20_body">
      <style:text-properties fo:font-variant="normal" fo:text-transform="none" fo:font-size="10pt" fo:font-style="normal" style:text-underline-style="solid" style:text-underline-width="auto" style:text-underline-color="font-color" fo:font-weight="bold" style:font-size-asian="10pt" style:font-size-complex="10pt"/>
    </style:style>
    <style:style style:name="P164" style:family="paragraph" style:parent-style-name="Text_20_body">
      <style:text-properties fo:font-variant="normal" fo:text-transform="none" fo:font-size="16pt" fo:font-style="normal" style:font-style-asian="normal" style:font-style-complex="normal"/>
    </style:style>
    <style:style style:name="P165" style:family="paragraph" style:parent-style-name="Text_20_body">
      <style:paragraph-properties fo:line-height="150%"/>
      <style:text-properties fo:font-size="12pt" style:font-size-asian="12pt" style:font-size-complex="12pt"/>
    </style:style>
    <style:style style:name="P166" style:family="paragraph" style:parent-style-name="Text_20_body">
      <style:paragraph-properties fo:line-height="150%" fo:text-align="justify" style:justify-single-word="false"/>
      <style:text-properties fo:font-size="12pt" style:font-size-asian="12pt" style:font-size-complex="12pt"/>
    </style:style>
    <style:style style:name="P167" style:family="paragraph" style:parent-style-name="Text_20_body">
      <style:text-properties fo:font-size="12pt" fo:font-weight="bold" style:font-size-asian="12pt" style:font-weight-asian="bold" style:font-size-complex="12pt" style:font-weight-complex="bold"/>
    </style:style>
    <style:style style:name="P168" style:family="paragraph" style:parent-style-name="Text_20_body">
      <style:text-properties fo:font-size="12pt" fo:font-weight="normal" style:font-size-asian="12pt" style:font-size-complex="12pt"/>
    </style:style>
    <style:style style:name="P169" style:family="paragraph" style:parent-style-name="Text_20_body">
      <style:paragraph-properties fo:text-align="justify" style:justify-single-word="false"/>
    </style:style>
    <style:style style:name="P170" style:family="paragraph" style:parent-style-name="Text_20_body">
      <style:paragraph-properties fo:text-align="justify" style:justify-single-word="false"/>
      <style:text-properties officeooo:paragraph-rsid="009fe0e6"/>
    </style:style>
    <style:style style:name="P171" style:family="paragraph" style:parent-style-name="Text_20_body">
      <style:paragraph-properties fo:text-align="justify" style:justify-single-word="false"/>
      <style:text-properties officeooo:paragraph-rsid="00a0fbf6"/>
    </style:style>
    <style:style style:name="P172" style:family="paragraph" style:parent-style-name="Text_20_body">
      <style:text-properties fo:font-size="10pt" style:font-size-asian="10pt" style:font-size-complex="10pt"/>
    </style:style>
    <style:style style:name="P173" style:family="paragraph" style:parent-style-name="Text_20_body">
      <style:paragraph-properties fo:text-align="justify" style:justify-single-word="false"/>
      <style:text-properties fo:font-size="10pt" style:font-size-asian="10pt" style:font-size-complex="10pt"/>
    </style:style>
    <style:style style:name="P174" style:family="paragraph" style:parent-style-name="Text_20_body">
      <style:paragraph-properties fo:line-height="150%"/>
      <style:text-properties fo:font-size="10pt" style:font-size-asian="10pt" style:font-size-complex="10pt"/>
    </style:style>
    <style:style style:name="P175" style:family="paragraph" style:parent-style-name="Text_20_body">
      <style:paragraph-properties fo:line-height="150%" fo:text-align="start" style:justify-single-word="false"/>
      <style:text-properties fo:font-size="10pt" style:font-size-asian="10pt" style:font-size-complex="10pt"/>
    </style:style>
    <style:style style:name="P176" style:family="paragraph" style:parent-style-name="Text_20_body">
      <style:text-properties fo:font-size="10pt" fo:font-style="italic" style:font-size-asian="10pt" style:font-style-asian="italic" style:font-size-complex="10pt" style:font-style-complex="italic"/>
    </style:style>
    <style:style style:name="P177" style:family="paragraph" style:parent-style-name="Text_20_body">
      <style:paragraph-properties fo:line-height="150%"/>
      <style:text-properties fo:font-size="10pt" fo:font-style="italic" style:font-size-asian="10pt" style:font-style-asian="italic" style:font-size-complex="10pt" style:font-style-complex="italic"/>
    </style:style>
    <style:style style:name="P178" style:family="paragraph" style:parent-style-name="Text_20_body">
      <style:text-properties fo:font-size="10pt" fo:font-style="italic" officeooo:rsid="0056eff0" officeooo:paragraph-rsid="0056eff0" style:font-size-asian="10pt" style:font-style-asian="italic" style:font-size-complex="10pt" style:font-style-complex="italic"/>
    </style:style>
    <style:style style:name="P179" style:family="paragraph" style:parent-style-name="Text_20_body">
      <style:paragraph-properties fo:text-align="justify" style:justify-single-word="false"/>
      <style:text-properties fo:font-size="10pt" fo:font-style="italic" fo:font-weight="normal" style:font-size-asian="10pt" style:font-size-complex="10pt"/>
    </style:style>
    <style:style style:name="P180" style:family="paragraph" style:parent-style-name="Text_20_body">
      <style:text-properties fo:font-size="10pt" fo:font-style="italic" fo:font-weight="normal" style:font-size-asian="10pt" style:font-style-asian="italic" style:font-weight-asian="normal" style:font-size-complex="10pt" style:font-style-complex="italic" style:font-weight-complex="normal"/>
    </style:style>
    <style:style style:name="P181" style:family="paragraph" style:parent-style-name="Text_20_body">
      <style:paragraph-properties fo:line-height="150%"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82" style:family="paragraph" style:parent-style-name="Text_20_body">
      <style:text-properties fo:font-size="10pt" fo:font-style="italic" fo:font-weight="normal" style:font-size-asian="10pt" style:font-style-asian="italic" style:font-size-complex="10pt" style:font-style-complex="italic"/>
    </style:style>
    <style:style style:name="P183" style:family="paragraph" style:parent-style-name="Text_20_body">
      <style:text-properties fo:font-size="10pt" fo:font-style="italic" fo:font-weight="normal" style:font-size-asian="10pt" style:font-weight-asian="normal" style:font-size-complex="10pt" style:font-weight-complex="normal"/>
    </style:style>
    <style:style style:name="P184" style:family="paragraph" style:parent-style-name="Text_20_body">
      <style:text-properties fo:font-size="10pt" fo:font-style="italic" fo:font-weight="bold" style:font-size-asian="10pt" style:font-weight-asian="bold" style:font-size-complex="10pt" style:font-weight-complex="bold"/>
    </style:style>
    <style:style style:name="P185" style:family="paragraph" style:parent-style-name="Text_20_body">
      <style:text-properties fo:font-size="11pt" style:font-size-asian="11pt" style:font-size-complex="11pt"/>
    </style:style>
    <style:style style:name="P186" style:family="paragraph" style:parent-style-name="Text_20_body">
      <style:paragraph-properties fo:line-height="150%"/>
      <style:text-properties fo:font-size="11pt" style:font-size-asian="11pt" style:font-size-complex="11pt"/>
    </style:style>
    <style:style style:name="P187" style:family="paragraph" style:parent-style-name="Text_20_body">
      <style:paragraph-properties fo:line-height="150%" fo:text-align="justify" style:justify-single-word="false"/>
      <style:text-properties fo:font-size="11pt" style:font-size-asian="11pt" style:font-size-complex="11pt"/>
    </style:style>
    <style:style style:name="P188" style:family="paragraph" style:parent-style-name="Text_20_body">
      <style:paragraph-properties fo:line-height="150%" fo:text-align="justify" style:justify-single-word="false"/>
      <style:text-properties fo:font-size="11pt" officeooo:paragraph-rsid="00395599" style:font-size-asian="11pt" style:font-size-complex="11pt"/>
    </style:style>
    <style:style style:name="P189" style:family="paragraph" style:parent-style-name="Text_20_body">
      <style:paragraph-properties fo:line-height="150%" fo:text-align="center" style:justify-single-word="false"/>
      <style:text-properties fo:font-size="11pt" style:font-size-asian="11pt" style:font-size-complex="11pt"/>
    </style:style>
    <style:style style:name="P190" style:family="paragraph" style:parent-style-name="Text_20_body">
      <style:paragraph-properties fo:line-height="150%" fo:text-align="start" style:justify-single-word="false"/>
      <style:text-properties fo:font-size="11pt" style:font-size-asian="11pt" style:font-size-complex="11pt"/>
    </style:style>
    <style:style style:name="P191" style:family="paragraph" style:parent-style-name="Text_20_body">
      <style:paragraph-properties fo:text-align="justify" style:justify-single-word="false"/>
      <style:text-properties fo:font-size="11pt" style:font-size-asian="11pt" style:font-size-complex="11pt"/>
    </style:style>
    <style:style style:name="P192" style:family="paragraph" style:parent-style-name="Text_20_body">
      <style:paragraph-properties fo:text-align="start" style:justify-single-word="false"/>
      <style:text-properties fo:font-size="11pt" style:font-size-asian="11pt" style:font-size-complex="11pt"/>
    </style:style>
    <style:style style:name="P193" style:family="paragraph" style:parent-style-name="Text_20_body">
      <style:paragraph-properties fo:line-height="150%" fo:text-align="justify" style:justify-single-word="false"/>
      <style:text-properties fo:font-size="11pt" officeooo:rsid="00604496" officeooo:paragraph-rsid="00604496" style:font-size-asian="11pt" style:font-size-complex="11pt"/>
    </style:style>
    <style:style style:name="P194" style:family="paragraph" style:parent-style-name="Text_20_body">
      <style:text-properties fo:font-size="11pt" officeooo:paragraph-rsid="007a0088" style:font-size-asian="11pt" style:font-size-complex="11pt"/>
    </style:style>
    <style:style style:name="P195" style:family="paragraph" style:parent-style-name="Text_20_body">
      <style:paragraph-properties fo:line-height="150%"/>
      <style:text-properties fo:font-size="11pt" fo:font-style="italic" fo:font-weight="bold" style:font-size-asian="11pt" style:font-style-asian="italic" style:font-weight-asian="bold" style:font-size-complex="11pt" style:font-style-complex="italic" style:font-weight-complex="bold"/>
    </style:style>
    <style:style style:name="P196" style:family="paragraph" style:parent-style-name="Text_20_body">
      <style:paragraph-properties fo:line-height="150%" fo:text-align="justify" style:justify-single-word="false"/>
      <style:text-properties fo:font-size="11pt" fo:font-style="italic" fo:font-weight="bold" style:font-size-asian="11pt" style:font-size-complex="11pt"/>
    </style:style>
    <style:style style:name="P197" style:family="paragraph" style:parent-style-name="Text_20_body">
      <style:paragraph-properties fo:text-align="justify" style:justify-single-word="false"/>
      <style:text-properties fo:font-size="11pt" fo:font-style="italic" fo:font-weight="bold" style:font-size-asian="11pt" style:font-size-complex="11pt"/>
    </style:style>
    <style:style style:name="P198" style:family="paragraph" style:parent-style-name="Text_20_body">
      <style:paragraph-properties fo:text-align="start" style:justify-single-word="false"/>
      <style:text-properties fo:font-size="11pt" fo:font-style="italic" fo:font-weight="bold" style:font-size-asian="11pt" style:font-size-complex="11pt"/>
    </style:style>
    <style:style style:name="P199" style:family="paragraph" style:parent-style-name="Text_20_body">
      <style:text-properties fo:font-size="11pt" fo:font-style="italic" fo:font-weight="bold" style:font-size-asian="11pt" style:font-weight-asian="bold" style:font-size-complex="11pt" style:font-weight-complex="bold"/>
    </style:style>
    <style:style style:name="P200" style:family="paragraph" style:parent-style-name="Text_20_body">
      <style:text-properties fo:font-size="11pt" fo:font-style="italic" style:font-size-asian="11pt" style:font-style-asian="italic" style:font-size-complex="11pt" style:font-style-complex="italic"/>
    </style:style>
    <style:style style:name="P201" style:family="paragraph" style:parent-style-name="Text_20_body">
      <style:paragraph-properties fo:line-height="150%"/>
      <style:text-properties fo:font-size="11pt" fo:font-style="italic" style:font-size-asian="11pt" style:font-style-asian="italic" style:font-size-complex="11pt" style:font-style-complex="italic"/>
    </style:style>
    <style:style style:name="P202" style:family="paragraph" style:parent-style-name="Text_20_body">
      <style:paragraph-properties fo:line-height="150%" fo:text-align="justify" style:justify-single-word="false"/>
      <style:text-properties fo:font-size="11pt" fo:font-style="italic" style:font-size-asian="11pt" style:font-style-asian="italic" style:font-size-complex="11pt" style:font-style-complex="italic"/>
    </style:style>
    <style:style style:name="P203"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204" style:family="paragraph" style:parent-style-name="Text_20_body">
      <style:text-properties fo:font-size="11pt" fo:font-style="italic" style:font-size-asian="11pt" style:font-size-complex="11pt"/>
    </style:style>
    <style:style style:name="P205"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206"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07" style:family="paragraph" style:parent-style-name="Text_20_body">
      <style:paragraph-properties fo:line-height="150%"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08" style:family="paragraph" style:parent-style-name="Text_20_body">
      <style:text-properties fo:font-size="11pt" fo:font-style="italic" fo:font-weight="normal" officeooo:paragraph-rsid="006b8e82" style:font-size-asian="11pt" style:font-style-asian="italic" style:font-weight-asian="normal" style:font-size-complex="11pt" style:font-style-complex="italic" style:font-weight-complex="normal"/>
    </style:style>
    <style:style style:name="P209" style:family="paragraph" style:parent-style-name="Text_20_body">
      <style:text-properties fo:font-size="11pt" fo:font-style="italic" fo:font-weight="normal" style:font-size-asian="11pt" style:font-style-asian="italic" style:font-size-complex="11pt" style:font-style-complex="italic"/>
    </style:style>
    <style:style style:name="P210" style:family="paragraph" style:parent-style-name="Text_20_body">
      <style:text-properties fo:font-size="11pt" fo:font-style="italic" fo:font-weight="normal" style:font-size-asian="11pt" style:font-size-complex="11pt"/>
    </style:style>
    <style:style style:name="P211" style:family="paragraph" style:parent-style-name="Text_20_body">
      <style:paragraph-properties fo:text-align="justify" style:justify-single-word="false"/>
      <style:text-properties fo:font-size="11pt" fo:font-style="italic" fo:font-weight="normal" style:font-size-asian="11pt" style:font-size-complex="11pt"/>
    </style:style>
    <style:style style:name="P212" style:family="paragraph" style:parent-style-name="Text_20_body">
      <style:text-properties fo:font-size="11pt" fo:font-style="italic" fo:font-weight="normal" officeooo:paragraph-rsid="007a0088" style:font-size-asian="11pt" style:font-size-complex="11pt"/>
    </style:style>
    <style:style style:name="P213" style:family="paragraph" style:parent-style-name="Text_20_body">
      <style:text-properties fo:font-size="11pt" fo:font-style="italic" fo:font-weight="normal" style:font-size-asian="11pt" style:font-weight-asian="normal" style:font-size-complex="11pt" style:font-weight-complex="normal"/>
    </style:style>
    <style:style style:name="P214" style:family="paragraph" style:parent-style-name="Text_20_body">
      <style:text-properties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215" style:family="paragraph" style:parent-style-name="Text_20_body">
      <style:text-properties fo:font-size="11pt" fo:font-weight="normal" style:font-size-asian="11pt" style:font-size-complex="11pt"/>
    </style:style>
    <style:style style:name="P216" style:family="paragraph" style:parent-style-name="Text_20_body">
      <style:paragraph-properties fo:line-height="150%" fo:text-align="justify" style:justify-single-word="false"/>
      <style:text-properties fo:font-size="11pt" fo:font-weight="normal" style:font-size-asian="11pt" style:font-size-complex="11pt"/>
    </style:style>
    <style:style style:name="P217" style:family="paragraph" style:parent-style-name="Text_20_body">
      <style:paragraph-properties fo:text-align="start" style:justify-single-word="false"/>
      <style:text-properties fo:font-size="11pt" fo:font-weight="normal" style:font-size-asian="11pt" style:font-size-complex="11pt"/>
    </style:style>
    <style:style style:name="P218" style:family="paragraph" style:parent-style-name="Text_20_body">
      <style:paragraph-properties fo:text-align="justify" style:justify-single-word="false"/>
      <style:text-properties fo:font-size="11pt" fo:font-weight="normal" style:font-size-asian="11pt" style:font-size-complex="11pt"/>
    </style:style>
    <style:style style:name="P219" style:family="paragraph" style:parent-style-name="Text_20_body">
      <style:paragraph-properties fo:text-align="justify" style:justify-single-word="false"/>
      <style:text-properties fo:font-size="11pt" fo:font-weight="normal" officeooo:rsid="00523ea7" officeooo:paragraph-rsid="00523ea7" style:font-size-asian="11pt" style:font-size-complex="11pt"/>
    </style:style>
    <style:style style:name="P220" style:family="paragraph" style:parent-style-name="Text_20_body">
      <style:text-properties fo:font-size="11pt" fo:font-weight="normal" style:font-size-asian="11pt" style:font-weight-asian="normal" style:font-size-complex="11pt" style:font-weight-complex="normal"/>
    </style:style>
    <style:style style:name="P221" style:family="paragraph" style:parent-style-name="Text_20_body">
      <style:paragraph-properties fo:line-height="150%" fo:text-align="justify" style:justify-single-word="false"/>
      <style:text-properties fo:font-size="11pt" fo:font-weight="normal" style:font-size-asian="11pt" style:font-weight-asian="normal" style:font-size-complex="11pt" style:font-weight-complex="normal"/>
    </style:style>
    <style:style style:name="P222" style:family="paragraph" style:parent-style-name="Text_20_body">
      <style:text-properties fo:font-size="11pt" fo:font-weight="bold" style:font-size-asian="11pt" style:font-weight-asian="bold" style:font-size-complex="11pt" style:font-weight-complex="bold"/>
    </style:style>
    <style:style style:name="P223" style:family="paragraph" style:parent-style-name="Text_20_body">
      <style:text-properties fo:font-size="11pt" fo:font-weight="bold" style:font-size-asian="11pt" style:font-size-complex="11pt"/>
    </style:style>
    <style:style style:name="P224" style:family="paragraph" style:parent-style-name="Text_20_body">
      <style:paragraph-properties fo:text-align="justify" style:justify-single-word="false"/>
      <style:text-properties fo:font-size="11pt" fo:font-weight="bold" style:font-size-asian="11pt" style:font-size-complex="11pt"/>
    </style:style>
    <style:style style:name="P225" style:family="paragraph" style:parent-style-name="Text_20_body">
      <style:paragraph-properties fo:text-align="start" style:justify-single-word="false"/>
      <style:text-properties fo:font-size="11pt" fo:font-weight="bold" style:font-size-asian="11pt" style:font-size-complex="11pt"/>
    </style:style>
    <style:style style:name="P226" style:family="paragraph" style:parent-style-name="Text_20_body">
      <style:text-properties fo:font-size="11pt" fo:font-weight="bold" officeooo:paragraph-rsid="007a0088" style:font-size-asian="11pt" style:font-size-complex="11pt"/>
    </style:style>
    <style:style style:name="P227" style:family="paragraph" style:parent-style-name="Text_20_body">
      <style:text-properties fo:font-size="11pt" style:text-underline-style="solid" style:text-underline-width="auto" style:text-underline-color="font-color" fo:font-weight="bold" style:font-size-asian="11pt" style:font-size-complex="11pt"/>
    </style:style>
    <style:style style:name="P228" style:family="paragraph" style:parent-style-name="Text_20_body">
      <style:text-properties fo:font-size="11pt" fo:font-style="normal" fo:font-weight="bold" style:font-size-asian="11pt" style:font-style-asian="normal" style:font-weight-asian="bold" style:font-size-complex="11pt" style:font-style-complex="normal" style:font-weight-complex="bold"/>
    </style:style>
    <style:style style:name="P229" style:family="paragraph" style:parent-style-name="Text_20_body">
      <style:paragraph-properties fo:text-align="justify" style:justify-single-word="false"/>
      <style:text-properties fo:font-size="11pt" fo:font-style="normal" fo:font-weight="bold" style:font-size-asian="11pt" style:font-style-asian="normal" style:font-size-complex="11pt" style:font-style-complex="normal"/>
    </style:style>
    <style:style style:name="P230" style:family="paragraph" style:parent-style-name="Text_20_body">
      <style:paragraph-properties fo:line-height="150%" fo:text-align="justify" style:justify-single-word="false"/>
      <style:text-properties fo:font-size="11pt" fo:font-style="normal" style:font-size-asian="11pt" style:font-style-asian="normal" style:font-size-complex="11pt" style:font-style-complex="normal"/>
    </style:style>
    <style:style style:name="P231" style:family="paragraph" style:parent-style-name="Text_20_body">
      <style:text-properties fo:font-size="11pt" style:text-underline-style="none" fo:font-weight="bold" style:font-size-asian="11pt" style:font-size-complex="11pt"/>
    </style:style>
    <style:style style:name="P232" style:family="paragraph" style:parent-style-name="Text_20_body">
      <style:text-properties style:text-line-through-style="none" style:text-line-through-type="none" fo:font-size="11pt" fo:font-style="italic" style:text-underline-style="none" fo:font-weight="normal" style:text-blinking="false" style:font-size-asian="11pt" style:font-size-complex="11pt"/>
    </style:style>
    <style:style style:name="P233" style:family="paragraph" style:parent-style-name="Text_20_body">
      <style:paragraph-properties fo:line-height="150%"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34"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35" style:family="paragraph" style:parent-style-name="Text_20_body">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36"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37" style:family="paragraph" style:parent-style-name="Text_20_body">
      <style:paragraph-properties fo:line-height="150%"/>
      <style:text-properties style:text-line-through-style="none" style:text-line-through-type="none" fo:font-size="11pt" fo:font-style="italic" style:text-underline-style="none" style:text-blinking="false" style:font-size-asian="11pt" style:font-style-asian="italic" style:font-size-complex="11pt" style:font-style-complex="italic"/>
    </style:style>
    <style:style style:name="P238" style:family="paragraph" style:parent-style-name="Text_20_body">
      <style:text-properties style:text-line-through-style="none" style:text-line-through-type="none" fo:font-size="11pt" style:text-underline-style="none" fo:font-weight="normal" style:text-blinking="false" style:font-size-asian="11pt" style:font-size-complex="11pt"/>
    </style:style>
    <style:style style:name="P239" style:family="paragraph" style:parent-style-name="Text_20_body">
      <style:paragraph-properties fo:line-height="150%" fo:text-align="justify" style:justify-single-word="false"/>
      <style:text-properties style:text-line-through-style="none" style:text-line-through-type="none" fo:font-size="11pt" style:text-underline-style="none" fo:font-weight="normal" style:text-blinking="false" style:font-size-asian="11pt" style:font-size-complex="11pt"/>
    </style:style>
    <style:style style:name="P240" style:family="paragraph" style:parent-style-name="Text_20_body">
      <style:paragraph-properties fo:text-align="justify" style:justify-single-word="false"/>
      <style:text-properties style:text-line-through-style="none" style:text-line-through-type="none" fo:font-size="11pt" style:text-underline-style="none" fo:font-weight="normal" style:text-blinking="false" style:font-size-asian="11pt" style:font-weight-asian="normal" style:font-size-complex="11pt" style:font-weight-complex="normal"/>
    </style:style>
    <style:style style:name="P241" style:family="paragraph" style:parent-style-name="Text_20_body">
      <style:text-properties style:text-line-through-style="none" style:text-line-through-type="none" fo:font-size="11pt" style:text-underline-style="none" fo:font-weight="bold" style:text-blinking="false" style:font-size-asian="11pt" style:font-size-complex="11pt"/>
    </style:style>
    <style:style style:name="P242" style:family="paragraph" style:parent-style-name="Text_20_body">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43" style:family="paragraph" style:parent-style-name="Text_20_body">
      <style:paragraph-properties fo:text-align="justify" style:justify-single-word="false"/>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44" style:family="paragraph" style:parent-style-name="Text_20_body">
      <style:text-properties style:text-line-through-style="none" style:text-line-through-type="none" style:text-underline-style="none" fo:font-weight="normal" style:text-blinking="false"/>
    </style:style>
    <style:style style:name="P245" style:family="paragraph" style:parent-style-name="Text_20_body">
      <style:text-properties style:text-line-through-style="none" style:text-line-through-type="none" fo:font-style="italic" style:text-underline-style="none" fo:font-weight="normal" style:text-blinking="false"/>
    </style:style>
    <style:style style:name="P246" style:family="paragraph" style:parent-style-name="Text_20_body">
      <style:text-properties style:text-line-through-style="none" style:text-line-through-type="none" style:font-name="Times New Roman" fo:font-size="11pt" fo:font-style="italic" style:text-underline-style="none" fo:font-weight="normal" officeooo:paragraph-rsid="007a0088" style:text-blinking="false" style:font-size-asian="11pt" style:font-style-asian="italic" style:font-size-complex="11pt" style:font-style-complex="italic"/>
    </style:style>
    <style:style style:name="P247" style:family="paragraph" style:parent-style-name="Text_20_body">
      <style:paragraph-properties fo:line-height="150%"/>
    </style:style>
    <style:style style:name="P248" style:family="paragraph" style:parent-style-name="Text_20_body">
      <style:paragraph-properties fo:line-height="150%" fo:text-align="justify" style:justify-single-word="false"/>
    </style:style>
    <style:style style:name="P249" style:family="paragraph" style:parent-style-name="Text_20_body">
      <style:paragraph-properties fo:line-height="150%" fo:text-align="justify" style:justify-single-word="false"/>
      <style:text-properties officeooo:paragraph-rsid="00293968"/>
    </style:style>
    <style:style style:name="P250" style:family="paragraph" style:parent-style-name="Text_20_body">
      <style:paragraph-properties fo:line-height="150%" fo:text-align="justify" style:justify-single-word="false"/>
      <style:text-properties officeooo:paragraph-rsid="007e6ae6"/>
    </style:style>
    <style:style style:name="P251" style:family="paragraph" style:parent-style-name="Text_20_body">
      <style:paragraph-properties fo:line-height="150%" fo:text-align="justify" style:justify-single-word="false"/>
      <style:text-properties officeooo:paragraph-rsid="007f8220"/>
    </style:style>
    <style:style style:name="P252" style:family="paragraph" style:parent-style-name="Text_20_body">
      <style:paragraph-properties fo:line-height="150%"/>
      <style:text-properties officeooo:paragraph-rsid="0059ae65"/>
    </style:style>
    <style:style style:name="P253" style:family="paragraph" style:parent-style-name="Text_20_body">
      <style:text-properties style:use-window-font-color="true"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54" style:family="paragraph" style:parent-style-name="Text_20_body">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55" style:family="paragraph" style:parent-style-name="Text_20_body">
      <style:text-properties style:use-window-font-color="true" fo:font-size="10pt" fo:font-style="italic" style:text-underline-style="none" fo:font-weight="normal" officeooo:rsid="00117944" officeooo:paragraph-rsid="00117944"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256" style:family="paragraph" style:parent-style-name="Text_20_body">
      <style:text-properties style:use-window-font-color="true"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57" style:family="paragraph" style:parent-style-name="Text_20_body">
      <style:text-properties style:use-window-font-color="true" fo:font-size="12pt" fo:font-style="normal" fo:font-weight="bold" style:letter-kerning="true" style:font-name-asian="DejaVu Sans" style:font-size-asian="12pt" style:language-asian="zxx" style:country-asian="none" style:font-style-asian="normal" style:font-weight-asian="bold" style:font-name-complex="Helvetica" style:font-size-complex="12pt" style:language-complex="zxx" style:country-complex="none" style:font-style-complex="normal" style:font-weight-complex="bold"/>
    </style:style>
    <style:style style:name="P258" style:family="paragraph" style:parent-style-name="Text_20_body">
      <style:text-properties style:use-window-font-color="true" fo:font-size="12pt" fo:font-style="italic" fo:font-weight="bold" style:letter-kerning="true" style:font-name-asian="DejaVu Sans" style:font-size-asian="12pt" style:language-asian="zxx" style:country-asian="none" style:font-style-asian="italic" style:font-weight-asian="bold" style:font-name-complex="Helvetica" style:font-size-complex="12pt" style:language-complex="zxx" style:country-complex="none" style:font-style-complex="italic" style:font-weight-complex="bold"/>
    </style:style>
    <style:style style:name="P259" style:family="paragraph" style:parent-style-name="Text_20_body">
      <style:text-properties style:use-window-font-color="true" fo:font-size="14pt" fo:font-style="normal" fo:font-weight="bold" style:letter-kerning="true" style:font-name-asian="DejaVu Sans" style:font-size-asian="14pt" style:language-asian="zxx" style:country-asian="none" style:font-style-asian="normal" style:font-weight-asian="bold" style:font-name-complex="Helvetica" style:font-size-complex="14pt" style:language-complex="zxx" style:country-complex="none" style:font-style-complex="normal" style:font-weight-complex="bold"/>
    </style:style>
    <style:style style:name="P260" style:family="paragraph" style:parent-style-name="Text_20_body">
      <style:text-properties style:use-window-font-color="true" style:font-name="Times New Roman"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61" style:family="paragraph" style:parent-style-name="Text_20_body">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62" style:family="paragraph" style:parent-style-name="Text_20_body">
      <style:paragraph-properties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63" style:family="paragraph" style:parent-style-name="Text_20_body">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264" style:family="paragraph" style:parent-style-name="Text_20_body">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65" style:family="paragraph" style:parent-style-name="Text_20_body">
      <style:paragraph-properties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66" style:family="paragraph" style:parent-style-name="Text_20_body">
      <style:paragraph-properties fo:line-height="150%"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67" style:family="paragraph" style:parent-style-name="Text_20_body">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68" style:family="paragraph" style:parent-style-name="Text_20_body">
      <style:paragraph-properties fo:text-align="justify" style:justify-single-word="false"/>
      <style:text-properties style:use-window-font-color="true" fo:font-size="11pt" fo:font-style="normal" style:text-underline-style="none" fo:font-weight="normal" officeooo:rsid="00807f69" officeooo:paragraph-rsid="00807f69"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69" style:family="paragraph" style:parent-style-name="Text_20_body">
      <style:text-properties style:use-window-font-color="true"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70" style:family="paragraph" style:parent-style-name="Text_20_body">
      <style:text-properties style:use-window-font-color="true" fo:font-size="11pt" fo:font-style="italic" fo:font-weight="normal" officeooo:paragraph-rsid="006a6c13"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71" style:family="paragraph" style:parent-style-name="Text_20_body">
      <style:text-properties style:use-window-font-color="true" fo:font-size="11pt" fo:font-style="italic" fo:font-weight="normal" officeooo:rsid="006a951b" officeooo:paragraph-rsid="006a951b"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72" style:family="paragraph" style:parent-style-name="Text_20_body">
      <style:text-properties style:use-window-font-color="true" fo:font-size="11pt" fo:font-style="italic" fo:font-weight="normal" officeooo:rsid="006b8e82" officeooo:paragraph-rsid="006b8e82"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73" style:family="paragraph" style:parent-style-name="Text_20_body">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74" style:family="paragraph" style:parent-style-name="Text_20_body">
      <style:text-properties fo:font-style="normal" fo:font-weight="normal" style:font-style-asian="normal" style:font-weight-asian="normal" style:font-style-complex="normal" style:font-weight-complex="normal"/>
    </style:style>
    <style:style style:name="P27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76"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277"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278" style:family="paragraph" style:parent-style-name="Text_20_body">
      <style:paragraph-properties fo:line-height="150%" fo:text-align="justify" style:justify-single-word="false"/>
      <style:text-properties fo:font-style="normal" fo:font-weight="normal" officeooo:paragraph-rsid="005c176c" style:font-style-asian="normal" style:font-weight-asian="normal" style:font-style-complex="normal" style:font-weight-complex="normal"/>
    </style:style>
    <style:style style:name="P279" style:family="paragraph" style:parent-style-name="Text_20_body">
      <style:text-properties fo:font-style="normal" fo:font-weight="normal" officeooo:rsid="000f5f2e" officeooo:paragraph-rsid="000f5f2e" style:font-style-asian="normal" style:font-weight-asian="normal" style:font-style-complex="normal" style:font-weight-complex="normal"/>
    </style:style>
    <style:style style:name="P280" style:family="paragraph" style:parent-style-name="Text_20_body">
      <style:text-properties fo:font-style="normal" fo:font-weight="normal" officeooo:rsid="000f5f2e" officeooo:paragraph-rsid="00294da6" style:font-style-asian="normal" style:font-weight-asian="normal" style:font-style-complex="normal" style:font-weight-complex="normal"/>
    </style:style>
    <style:style style:name="P281" style:family="paragraph" style:parent-style-name="Text_20_body">
      <style:paragraph-properties fo:line-height="150%" fo:text-align="justify" style:justify-single-word="false"/>
      <style:text-properties fo:font-style="normal" fo:font-weight="normal" officeooo:rsid="00294da6" officeooo:paragraph-rsid="00294da6" style:font-style-asian="normal" style:font-weight-asian="normal" style:font-style-complex="normal" style:font-weight-complex="normal"/>
    </style:style>
    <style:style style:name="P282" style:family="paragraph" style:parent-style-name="Text_20_body">
      <style:text-properties fo:font-style="normal" fo:font-weight="bold" style:font-style-asian="normal" style:font-weight-asian="bold" style:font-style-complex="normal" style:font-weight-complex="bold"/>
    </style:style>
    <style:style style:name="P283"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284" style:family="paragraph" style:parent-style-name="Text_20_body">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285" style:family="paragraph" style:parent-style-name="Text_20_body">
      <style:paragraph-properties fo:line-height="150%"/>
      <style:text-properties fo:font-style="normal" style:font-style-asian="normal" style:font-style-complex="normal"/>
    </style:style>
    <style:style style:name="P286" style:family="paragraph" style:parent-style-name="Text_20_body">
      <style:paragraph-properties fo:line-height="150%" fo:text-align="justify" style:justify-single-word="false"/>
      <style:text-properties fo:font-style="normal" style:font-style-asian="normal" style:font-style-complex="normal"/>
    </style:style>
    <style:style style:name="P287" style:family="paragraph" style:parent-style-name="Text_20_body">
      <style:paragraph-properties fo:text-align="justify" style:justify-single-word="false"/>
      <style:text-properties fo:font-style="normal" style:font-style-asian="normal" style:font-style-complex="normal"/>
    </style:style>
    <style:style style:name="P288" style:family="paragraph" style:parent-style-name="Text_20_body">
      <style:paragraph-properties fo:line-height="150%"/>
      <style:text-properties fo:font-style="normal" officeooo:rsid="004cb97f" officeooo:paragraph-rsid="004cb97f" style:font-style-asian="normal" style:font-style-complex="normal"/>
    </style:style>
    <style:style style:name="P289" style:family="paragraph" style:parent-style-name="Text_20_body">
      <style:text-properties fo:font-style="normal" officeooo:rsid="008ab39a" officeooo:paragraph-rsid="008ab39a" style:font-style-asian="normal" style:font-style-complex="normal"/>
    </style:style>
    <style:style style:name="P290" style:family="paragraph" style:parent-style-name="Text_20_body">
      <style:paragraph-properties fo:text-align="justify" style:justify-single-word="false"/>
      <style:text-properties fo:font-style="normal" officeooo:rsid="008ab39a" officeooo:paragraph-rsid="008d4d73" style:font-style-asian="normal" style:font-style-complex="normal"/>
    </style:style>
    <style:style style:name="P291" style:family="paragraph" style:parent-style-name="Text_20_body">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292" style:family="paragraph" style:parent-style-name="Text_20_body">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93" style:family="paragraph" style:parent-style-name="Text_20_body">
      <style:text-properties style:font-name="Times New Roman" fo:font-size="10pt" fo:font-style="normal" fo:font-weight="normal" officeooo:rsid="006a6c13" officeooo:paragraph-rsid="006a6c13" style:font-size-asian="10pt" style:font-style-asian="normal" style:font-weight-asian="normal" style:font-size-complex="10pt" style:font-style-complex="normal" style:font-weight-complex="normal"/>
    </style:style>
    <style:style style:name="P294" style:family="paragraph" style:parent-style-name="Text_20_body">
      <style:text-properties style:font-name="Times New Roman" fo:font-size="10pt" style:font-size-asian="10pt" style:font-size-complex="10pt"/>
    </style:style>
    <style:style style:name="P295" style:family="paragraph" style:parent-style-name="Text_20_body">
      <style:text-properties style:font-name="Times New Roman" fo:font-size="11pt" style:font-size-asian="11pt" style:font-size-complex="11pt"/>
    </style:style>
    <style:style style:name="P296" style:family="paragraph" style:parent-style-name="Text_20_body">
      <style:paragraph-properties fo:line-height="150%"/>
      <style:text-properties style:font-name="Times New Roman" fo:font-size="11pt" style:font-size-asian="11pt" style:font-size-complex="11pt"/>
    </style:style>
    <style:style style:name="P297"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298" style:family="paragraph" style:parent-style-name="Text_20_body">
      <style:paragraph-properties fo:text-align="justify" style:justify-single-word="false"/>
      <style:text-properties style:font-name="Times New Roman" fo:font-size="11pt" style:font-size-asian="11pt" style:font-size-complex="11pt"/>
    </style:style>
    <style:style style:name="P299" style:family="paragraph" style:parent-style-name="Text_20_body">
      <style:paragraph-properties fo:line-height="150%" fo:text-align="justify" style:justify-single-word="false"/>
      <style:text-properties style:font-name="Times New Roman" fo:font-size="11pt" fo:font-weight="normal" style:font-size-asian="11pt" style:font-size-complex="11pt"/>
    </style:style>
    <style:style style:name="P300" style:family="paragraph" style:parent-style-name="Text_20_body">
      <style:paragraph-properties fo:line-height="150%"/>
      <style:text-properties style:font-name="Times New Roman" fo:font-size="11pt" fo:font-weight="normal" style:font-size-asian="11pt" style:font-weight-asian="normal" style:font-size-complex="11pt" style:font-weight-complex="normal"/>
    </style:style>
    <style:style style:name="P301" style:family="paragraph" style:parent-style-name="Text_20_body">
      <style:paragraph-properties fo:line-height="150%" fo:text-align="justify" style:justify-single-word="false"/>
      <style:text-properties style:font-name="Times New Roman" fo:font-size="11pt" fo:font-style="italic" fo:font-weight="normal" style:font-size-asian="11pt" style:font-size-complex="11pt"/>
    </style:style>
    <style:style style:name="P302" style:family="paragraph" style:parent-style-name="Text_20_body">
      <style:text-properties style:font-name="Times New Roman" fo:font-size="11pt" fo:font-style="italic" style:font-size-asian="11pt" style:font-style-asian="italic" style:font-size-complex="11pt" style:font-style-complex="italic"/>
    </style:style>
    <style:style style:name="P303" style:family="paragraph" style:parent-style-name="Text_20_body">
      <style:paragraph-properties fo:line-height="150%"/>
      <style:text-properties style:font-name="Times New Roman" fo:font-size="11pt" fo:font-style="italic" style:font-size-asian="11pt" style:font-style-asian="italic" style:font-size-complex="11pt" style:font-style-complex="italic"/>
    </style:style>
    <style:style style:name="P304" style:family="paragraph" style:parent-style-name="Text_20_body">
      <style:text-properties style:font-name="Times New Roman" fo:font-size="11pt" fo:font-style="italic" officeooo:paragraph-rsid="00410f91" style:font-size-asian="11pt" style:font-style-asian="italic" style:font-size-complex="11pt" style:font-style-complex="italic"/>
    </style:style>
    <style:style style:name="P305" style:family="paragraph" style:parent-style-name="Text_20_body">
      <style:paragraph-properties fo:line-height="150%" fo:text-align="justify" style:justify-single-word="false"/>
      <style:text-properties style:font-name="Times New Roman" fo:font-size="11pt" fo:font-style="italic" style:font-style-asian="italic" style:font-style-complex="italic"/>
    </style:style>
    <style:style style:name="P306" style:family="paragraph" style:parent-style-name="Text_20_body">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07" style:family="paragraph" style:parent-style-name="Text_20_body">
      <style:paragraph-properties fo:line-height="150%"/>
      <style:text-properties style:font-name="Times New Roman" fo:font-size="11pt" fo:font-weight="bold" style:font-size-asian="11pt" style:font-weight-asian="bold" style:font-size-complex="11pt" style:font-weight-complex="bold"/>
    </style:style>
    <style:style style:name="P308" style:family="paragraph" style:parent-style-name="Text_20_body">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309" style:family="paragraph" style:parent-style-name="Text_20_body">
      <style:text-properties style:font-name="Times New Roman" fo:font-size="11pt" fo:font-weight="bold" officeooo:rsid="007bdf1d" officeooo:paragraph-rsid="007bdf1d" style:font-size-asian="11pt" style:font-weight-asian="bold" style:font-size-complex="11pt" style:font-weight-complex="bold"/>
    </style:style>
    <style:style style:name="P310" style:family="paragraph" style:parent-style-name="Text_20_body">
      <style:paragraph-properties fo:line-height="150%"/>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11" style:family="paragraph" style:parent-style-name="Text_20_body">
      <style:paragraph-properties fo:line-height="150%" fo:text-align="justify" style:justify-single-word="false"/>
      <style:text-properties style:font-name="Times New Roman" fo:font-size="11pt"/>
    </style:style>
    <style:style style:name="P312" style:family="paragraph" style:parent-style-name="Text_20_body">
      <style:text-properties style:font-name="Times New Roman" fo:font-size="12pt" fo:font-weight="bold" style:font-size-asian="12pt" style:font-weight-asian="bold" style:font-size-complex="12pt" style:font-weight-complex="bold"/>
    </style:style>
    <style:style style:name="P313"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314" style:family="paragraph" style:parent-style-name="Text_20_body">
      <style:paragraph-properties fo:line-height="150%"/>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15" style:family="paragraph" style:parent-style-name="Text_20_body">
      <style:paragraph-properties fo:text-align="justify" style:justify-single-word="false"/>
      <style:text-properties style:font-name="Times New Roman" fo:font-size="12pt" style:font-size-asian="12pt" style:font-size-complex="12pt"/>
    </style:style>
    <style:style style:name="P316" style:family="paragraph" style:parent-style-name="Text_20_body">
      <style:paragraph-properties fo:line-height="150%"/>
      <style:text-properties style:font-name="Times New Roman"/>
    </style:style>
    <style:style style:name="P317" style:family="paragraph" style:parent-style-name="Text_20_body">
      <style:paragraph-properties fo:line-height="150%" fo:text-align="justify" style:justify-single-word="false"/>
      <style:text-properties style:font-name="Times New Roman"/>
    </style:style>
    <style:style style:name="P318" style:family="paragraph" style:parent-style-name="Text_20_body">
      <style:paragraph-properties fo:line-height="150%"/>
      <style:text-properties style:font-name="Times New Roman" fo:font-style="italic" style:font-style-asian="italic" style:font-style-complex="italic"/>
    </style:style>
    <style:style style:name="P319" style:family="paragraph" style:parent-style-name="Text_20_body">
      <style:paragraph-properties fo:line-height="150%" fo:text-align="justify" style:justify-single-word="false"/>
      <style:text-properties style:font-name="Times New Roman" fo:font-style="italic" style:font-style-asian="italic" style:font-style-complex="italic"/>
    </style:style>
    <style:style style:name="P320" style:family="paragraph" style:parent-style-name="Text_20_body">
      <style:paragraph-properties fo:line-height="150%" fo:text-align="justify" style:justify-single-word="false"/>
      <style:text-properties style:font-name="Times New Roman" fo:font-style="italic" fo:font-weight="normal" style:font-style-asian="italic" style:font-weight-asian="normal" style:font-style-complex="italic" style:font-weight-complex="normal"/>
    </style:style>
    <style:style style:name="P321" style:family="paragraph" style:parent-style-name="Text_20_body">
      <style:paragraph-properties fo:line-height="150%"/>
      <style:text-properties style:font-name="Times New Roman" fo:font-style="italic" style:text-underline-style="solid" style:text-underline-width="auto" style:text-underline-color="font-color" style:font-style-asian="italic" style:font-style-complex="italic"/>
    </style:style>
    <style:style style:name="P322" style:family="paragraph" style:parent-style-name="Text_20_body">
      <style:paragraph-properties fo:line-height="150%"/>
      <style:text-properties style:font-name="Times New Roman" fo:font-style="italic" style:text-underline-style="none" style:font-style-asian="italic" style:font-style-complex="italic"/>
    </style:style>
    <style:style style:name="P323" style:family="paragraph" style:parent-style-name="Text_20_body">
      <style:paragraph-properties fo:line-height="150%" fo:text-align="justify" style:justify-single-word="false"/>
      <style:text-properties style:font-name="Times New Roman" fo:font-style="normal" fo:font-weight="normal" style:font-style-asian="normal" style:font-weight-asian="normal" style:font-style-complex="normal" style:font-weight-complex="normal"/>
    </style:style>
    <style:style style:name="P324" style:family="paragraph" style:parent-style-name="Text_20_body">
      <style:paragraph-properties fo:line-height="150%"/>
      <style:text-properties style:font-name="Times New Roman" fo:font-style="normal" style:font-style-asian="normal" style:font-style-complex="normal"/>
    </style:style>
    <style:style style:name="P325" style:family="paragraph" style:parent-style-name="Text_20_body">
      <style:paragraph-properties fo:line-height="150%" fo:text-align="justify" style:justify-single-word="false"/>
      <style:text-properties style:font-name="Times New Roman" fo:font-style="normal" style:font-style-asian="normal" style:font-style-complex="normal"/>
    </style:style>
    <style:style style:name="P326" style:family="paragraph" style:parent-style-name="Text_20_body">
      <style:paragraph-properties fo:line-height="150%"/>
      <style:text-properties style:font-name="Times New Roman" fo:font-style="normal" style:text-underline-style="none" style:font-style-asian="normal" style:font-style-complex="normal"/>
    </style:style>
    <style:style style:name="P327" style:family="paragraph" style:parent-style-name="Text_20_body">
      <style:text-properties fo:font-size="16pt" style:font-size-asian="16pt" style:font-size-complex="16pt"/>
    </style:style>
    <style:style style:name="P328" style:family="paragraph" style:parent-style-name="Text_20_body">
      <style:text-properties fo:color="#000000" style:font-name="Times New Roman" fo:font-size="11pt" style:font-size-asian="11pt" style:font-size-complex="11pt"/>
    </style:style>
    <style:style style:name="P329" style:family="paragraph" style:parent-style-name="Text_20_body">
      <style:paragraph-properties fo:text-align="justify" style:justify-single-word="false"/>
      <style:text-properties fo:color="#000000" style:font-name="Times New Roman" fo:font-size="11pt" style:font-size-asian="11pt" style:font-size-complex="11pt"/>
    </style:style>
    <style:style style:name="P330" style:family="paragraph" style:parent-style-name="Text_20_body">
      <style:paragraph-properties fo:line-height="100%" fo:text-align="justify" style:justify-single-word="false"/>
    </style:style>
    <style:style style:name="P331" style:family="paragraph" style:parent-style-name="Text_20_body">
      <style:text-properties fo:font-weight="normal"/>
    </style:style>
    <style:style style:name="P332" style:family="paragraph" style:parent-style-name="Text_20_body">
      <style:text-properties fo:font-weight="normal" style:font-weight-asian="normal" style:font-weight-complex="normal"/>
    </style:style>
    <style:style style:name="P333" style:family="paragraph" style:parent-style-name="Text_20_body">
      <style:paragraph-properties fo:line-height="150%"/>
      <style:text-properties fo:font-weight="normal" style:font-weight-asian="normal" style:font-weight-complex="normal"/>
    </style:style>
    <style:style style:name="P334" style:family="paragraph" style:parent-style-name="Text_20_body">
      <style:paragraph-properties fo:line-height="150%" fo:text-align="justify" style:justify-single-word="false"/>
      <style:text-properties fo:font-weight="normal" style:font-weight-asian="normal" style:font-weight-complex="normal"/>
    </style:style>
    <style:style style:name="P335" style:family="paragraph" style:parent-style-name="Text_20_body">
      <style:text-properties style:text-underline-style="solid" style:text-underline-width="auto" style:text-underline-color="font-color" fo:font-weight="bold"/>
    </style:style>
    <style:style style:name="P336" style:family="paragraph" style:parent-style-name="Text_20_body">
      <style:text-properties style:text-underline-style="solid" style:text-underline-width="auto" style:text-underline-color="font-color" fo:font-weight="bold" style:font-weight-asian="bold" style:font-weight-complex="bold"/>
    </style:style>
    <style:style style:name="P337" style:family="paragraph" style:parent-style-name="Text_20_body">
      <style:paragraph-properties fo:line-height="150%"/>
      <style:text-properties style:text-underline-style="solid" style:text-underline-width="auto" style:text-underline-color="font-color" fo:font-weight="bold" style:font-weight-asian="bold" style:font-weight-complex="bold"/>
    </style:style>
    <style:style style:name="P338" style:family="paragraph" style:parent-style-name="Text_20_body">
      <style:paragraph-properties fo:line-height="150%"/>
      <style:text-properties style:text-underline-style="none" fo:font-weight="normal" style:font-weight-asian="normal" style:font-weight-complex="normal"/>
    </style:style>
    <style:style style:name="P339" style:family="paragraph" style:parent-style-name="Text_20_body">
      <style:paragraph-properties fo:line-height="150%" fo:text-align="justify" style:justify-single-word="false"/>
      <style:text-properties style:text-underline-style="none" fo:font-weight="normal" style:font-weight-asian="normal" style:font-weight-complex="normal"/>
    </style:style>
    <style:style style:name="P340" style:family="paragraph" style:parent-style-name="Text_20_body">
      <style:paragraph-properties fo:line-height="150%"/>
      <style:text-properties style:text-underline-style="none" fo:font-weight="bold" style:font-weight-asian="bold" style:font-weight-complex="bold"/>
    </style:style>
    <style:style style:name="P341" style:family="paragraph" style:parent-style-name="Text_20_body">
      <style:text-properties officeooo:rsid="000f5f2e" officeooo:paragraph-rsid="00294da6"/>
    </style:style>
    <style:style style:name="P342" style:family="paragraph" style:parent-style-name="Text_20_body">
      <style:text-properties officeooo:paragraph-rsid="000f5f2e"/>
    </style:style>
    <style:style style:name="P343" style:family="paragraph" style:parent-style-name="Text_20_body">
      <style:text-properties officeooo:paragraph-rsid="00293968"/>
    </style:style>
    <style:style style:name="P344" style:family="paragraph" style:parent-style-name="Text_20_body">
      <style:text-properties officeooo:paragraph-rsid="00410f91"/>
    </style:style>
    <style:style style:name="P345" style:family="paragraph" style:parent-style-name="Text_20_body">
      <style:text-properties officeooo:paragraph-rsid="004e7a6c"/>
    </style:style>
    <style:style style:name="P346" style:family="paragraph" style:parent-style-name="Text_20_body">
      <style:text-properties officeooo:rsid="004e7a6c" officeooo:paragraph-rsid="004e7a6c"/>
    </style:style>
    <style:style style:name="P347" style:family="paragraph" style:parent-style-name="Text_20_body">
      <style:text-properties officeooo:paragraph-rsid="007a0088"/>
    </style:style>
    <style:style style:name="P348" style:family="paragraph" style:parent-style-name="Text_20_body">
      <style:text-properties officeooo:rsid="008ec6a6" officeooo:paragraph-rsid="008ec6a6"/>
    </style:style>
    <style:style style:name="P349" style:family="paragraph" style:parent-style-name="Text_20_body">
      <style:paragraph-properties fo:text-align="justify" style:justify-single-word="false"/>
      <style:text-properties officeooo:rsid="009095d7" officeooo:paragraph-rsid="009095d7"/>
    </style:style>
    <style:style style:name="P350" style:family="paragraph" style:parent-style-name="Standard">
      <style:paragraph-properties fo:line-height="150%" fo:text-align="center"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351" style:family="paragraph" style:parent-style-name="Standard">
      <style:paragraph-properties fo:line-height="150%" fo:text-align="start"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352" style:family="paragraph" style:parent-style-name="Standard">
      <style:paragraph-properties fo:line-height="150%" fo:text-align="center" style:justify-single-word="false"/>
      <style:text-properties style:use-window-font-color="true" fo:font-size="10pt" style:font-name-asian="Times New Roman" style:font-size-asian="10pt" style:language-asian="en" style:country-asian="US" style:font-name-complex="Times New Roman" style:font-size-complex="10pt" style:language-complex="el" style:country-complex="GR"/>
    </style:style>
    <style:style style:name="P353" style:family="paragraph" style:parent-style-name="Standard">
      <style:paragraph-properties fo:line-height="150%" fo:text-align="center" style:justify-single-word="false"/>
      <style:text-properties style:use-window-font-color="true" fo:font-size="10pt" fo:font-weight="bold"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354" style:family="paragraph" style:parent-style-name="Standard">
      <style:paragraph-properties fo:line-height="150%" fo:text-align="center" style:justify-single-word="false"/>
      <style:text-properties style:use-window-font-color="true" fo:font-size="10pt" fo:font-weight="bold" officeooo:rsid="00505159" officeooo:paragraph-rsid="00505159"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355" style:family="paragraph" style:parent-style-name="Standard">
      <style:paragraph-properties fo:line-height="150%" fo:text-align="center" style:justify-single-word="false"/>
      <style:text-properties style:use-window-font-color="true" fo:font-size="10pt" fo:font-style="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356" style:family="paragraph" style:parent-style-name="Standard">
      <style:paragraph-properties fo:line-height="150%" fo:text-align="center" style:justify-single-word="false"/>
      <style:text-properties style:use-window-font-color="true" fo:font-size="12pt" style:font-name-asian="Times New Roman" style:font-size-asian="12pt" style:language-asian="en" style:country-asian="US" style:font-name-complex="Times New Roman" style:font-size-complex="12pt" style:language-complex="el" style:country-complex="GR"/>
    </style:style>
    <style:style style:name="P357" style:family="paragraph" style:parent-style-name="Standard">
      <style:paragraph-properties fo:line-height="150%" fo:text-align="justify" style:justify-single-word="fals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358" style:family="paragraph" style:parent-style-name="Standard">
      <style:paragraph-properties fo:line-height="150%" fo:text-align="justify" style:justify-single-word="false"/>
      <style:text-properties style:use-window-font-color="true" fo:font-size="12pt" fo:font-style="italic"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59" style:family="paragraph" style:parent-style-name="Standard">
      <style:paragraph-properties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60" style:family="paragraph" style:parent-style-name="Standard">
      <style:paragraph-properties fo:line-height="150%" fo:text-align="justify" style:justify-single-word="false"/>
      <style:text-properties style:use-window-font-color="true" fo:font-size="12pt" fo:font-style="normal"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61" style:family="paragraph" style:parent-style-name="Standard">
      <style:paragraph-properties fo:line-height="150%" fo:text-align="justify" style:justify-single-word="false"/>
      <style:text-properties style:use-window-font-color="true" fo:font-size="12pt" fo:font-style="normal" officeooo:paragraph-rsid="009bde50"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62" style:family="paragraph" style:parent-style-name="Standard">
      <style:paragraph-properties fo:line-height="150%" fo:text-align="justify" style:justify-single-word="false"/>
      <style:text-properties style:use-window-font-color="true" fo:font-size="12pt" fo:font-style="normal" officeooo:paragraph-rsid="009c6753"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63" style:family="paragraph" style:parent-style-name="Standard">
      <style:paragraph-properties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64" style:family="paragraph" style:parent-style-name="Standard">
      <style:paragraph-properties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365" style:family="paragraph" style:parent-style-name="Standard">
      <style:paragraph-properties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66" style:family="paragraph" style:parent-style-name="Standard">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367" style:family="paragraph" style:parent-style-name="Standard">
      <style:text-properties fo:font-size="10pt" style:font-size-asian="10pt" style:font-size-complex="10pt"/>
    </style:style>
    <style:style style:name="P368" style:family="paragraph" style:parent-style-name="Standard">
      <style:text-properties fo:font-size="10pt" fo:font-style="italic" style:font-size-asian="10pt" style:font-style-asian="italic" style:font-size-complex="10pt" style:font-style-complex="italic"/>
    </style:style>
    <style:style style:name="P369"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370" style:family="paragraph" style:parent-style-name="Standard">
      <style:paragraph-properties fo:line-height="150%"/>
      <style:text-properties style:font-name="Times New Roman" fo:font-style="italic" style:font-style-asian="italic" style:font-style-complex="italic"/>
    </style:style>
    <style:style style:name="P371"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372" style:family="paragraph" style:parent-style-name="Standard">
      <style:paragraph-properties>
        <style:tab-stops>
          <style:tab-stop style:position="1.8134in"/>
        </style:tab-stops>
      </style:paragraph-properties>
      <style:text-properties style:font-name="Times New Roman" fo:font-size="9pt" fo:font-style="italic" fo:font-weight="normal" style:font-style-asian="italic" style:font-style-complex="italic"/>
    </style:style>
    <style:style style:name="P373" style:family="paragraph" style:parent-style-name="Standard">
      <style:paragraph-properties>
        <style:tab-stops>
          <style:tab-stop style:position="1.8134in"/>
        </style:tab-stops>
      </style:paragraph-properties>
      <style:text-properties style:font-name="Times New Roman" fo:font-size="9pt" fo:font-style="italic" fo:font-weight="normal" officeooo:paragraph-rsid="008871a3" style:font-style-asian="italic" style:font-style-complex="italic"/>
    </style:style>
    <style:style style:name="P374" style:family="paragraph" style:parent-style-name="Standard">
      <style:paragraph-properties>
        <style:tab-stops>
          <style:tab-stop style:position="1.8134in"/>
        </style:tab-stops>
      </style:paragraph-properties>
      <style:text-properties style:font-name="Times New Roman"/>
    </style:style>
    <style:style style:name="P375" style:family="paragraph" style:parent-style-name="Standard">
      <style:paragraph-properties fo:line-height="150%"/>
    </style:style>
    <style:style style:name="P376" style:family="paragraph" style:parent-style-name="Standard">
      <style:paragraph-properties fo:line-height="150%" fo:text-align="justify" style:justify-single-word="false"/>
    </style:style>
    <style:style style:name="P377" style:family="paragraph" style:parent-style-name="Standard">
      <style:text-properties fo:font-weight="bold" style:font-weight-asian="bold" style:font-weight-complex="bold"/>
    </style:style>
    <style:style style:name="P378" style:family="paragraph" style:parent-style-name="Standard">
      <style:paragraph-properties fo:line-height="150%"/>
      <style:text-properties fo:color="#666600" style:font-name="Times New Roman" fo:font-size="11pt" fo:font-style="italic" fo:font-weight="normal" style:font-style-asian="italic" style:font-style-complex="italic"/>
    </style:style>
    <style:style style:name="P379" style:family="paragraph" style:parent-style-name="Standard">
      <style:paragraph-properties fo:line-height="150%"/>
      <style:text-properties fo:color="#666600" style:font-name="Times New Roman" fo:font-size="11pt" fo:font-style="italic" fo:font-weight="normal" officeooo:paragraph-rsid="0087724d" style:font-style-asian="italic" style:font-style-complex="italic"/>
    </style:style>
    <style:style style:name="P380" style:family="paragraph" style:parent-style-name="Standard">
      <style:paragraph-properties fo:line-height="150%">
        <style:tab-stops>
          <style:tab-stop style:position="1.8134in"/>
        </style:tab-stops>
      </style:paragraph-properties>
      <style:text-properties fo:color="#666600" style:font-name="Times New Roman" fo:font-size="11pt" fo:font-style="normal" fo:font-weight="normal"/>
    </style:style>
    <style:style style:name="P381" style:family="paragraph" style:parent-style-name="Standard">
      <style:paragraph-properties fo:text-align="justify" style:justify-single-word="false"/>
    </style:style>
    <style:style style:name="P382" style:family="paragraph" style:parent-style-name="Standard">
      <style:paragraph-properties>
        <style:tab-stops>
          <style:tab-stop style:position="1.8134in"/>
        </style:tab-stops>
      </style:paragraph-properties>
    </style:style>
    <style:style style:name="P383"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84"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85"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86" style:family="paragraph" style:parent-style-name="Text_20_body">
      <style:paragraph-properties fo:margin-left="0in" fo:margin-right="0in" fo:text-indent="0in" style:auto-text-indent="false"/>
    </style:style>
    <style:style style:name="P387" style:family="paragraph" style:parent-style-name="Text_20_body">
      <style:paragraph-properties fo:margin-left="0in" fo:margin-right="0in" fo:text-align="justify" style:justify-single-word="false" fo:orphans="2" fo:widows="2" fo:text-indent="0in" style:auto-text-indent="false"/>
    </style:style>
    <style:style style:name="P388" style:family="paragraph" style:parent-style-name="Text_20_body">
      <style:paragraph-properties fo:margin-left="0in" fo:margin-right="0in" fo:line-height="150%" fo:text-indent="0in" style:auto-text-indent="false"/>
      <style:text-properties fo:font-size="11pt" fo:font-style="normal" style:font-size-asian="11pt" style:font-style-asian="normal" style:font-size-complex="11pt" style:font-style-complex="normal"/>
    </style:style>
    <style:style style:name="P389" style:family="paragraph" style:parent-style-name="Text_20_body">
      <style:paragraph-properties fo:margin-left="0in" fo:margin-right="0in" fo:text-align="justify" style:justify-single-word="false" fo:text-indent="0in" style:auto-text-indent="false"/>
      <style:text-properties fo:font-size="11pt" fo:font-style="italic" fo:font-weight="normal" style:font-size-asian="11pt" style:font-size-complex="11pt"/>
    </style:style>
    <style:style style:name="P390" style:family="paragraph" style:parent-style-name="Text_20_body">
      <style:paragraph-properties fo:margin-left="0in" fo:margin-right="0in" fo:text-align="justify" style:justify-single-word="false" fo:text-indent="0in" style:auto-text-indent="false"/>
      <style:text-properties fo:font-size="11pt" fo:font-weight="normal" style:font-size-asian="11pt" style:font-weight-asian="normal" style:font-size-complex="11pt" style:font-weight-complex="normal"/>
    </style:style>
    <style:style style:name="P391" style:family="paragraph" style:parent-style-name="Text_20_body">
      <style:paragraph-properties fo:margin-left="0in" fo:margin-right="0in" fo:line-height="150%" fo:text-align="justify" style:justify-single-word="false" fo:text-indent="0in" style:auto-text-indent="false"/>
    </style:style>
    <style:style style:name="P392" style:family="paragraph" style:parent-style-name="Text_20_body">
      <style:paragraph-properties fo:margin-left="0in" fo:margin-right="0in" fo:line-height="150%" fo:text-align="justify" style:justify-single-word="false" fo:orphans="2" fo:widows="2" fo:text-indent="0in" style:auto-text-indent="false"/>
    </style:style>
    <style:style style:name="P393" style:family="paragraph" style:parent-style-name="Text_20_body">
      <style:paragraph-properties fo:margin-left="0in" fo:margin-right="0in" fo:orphans="2" fo:widows="2" fo:text-indent="0in" style:auto-text-indent="false"/>
    </style:style>
    <style:style style:name="P394" style:family="paragraph" style:parent-style-name="Text_20_body">
      <style:paragraph-properties fo:margin-left="0in" fo:margin-right="0in" fo:line-height="150%"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95"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ize-complex="11pt"/>
    </style:style>
    <style:style style:name="P396"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tyle-asian="normal" style:font-size-complex="11pt" style:font-style-complex="normal"/>
    </style:style>
    <style:style style:name="P39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P398" style:family="paragraph" style:parent-style-name="Preformatted_20_Text">
      <style:paragraph-properties fo:margin-left="0in" fo:margin-right="0in" fo:text-indent="0in" style:auto-text-indent="false"/>
      <style:text-properties style:font-name="Times New Roman" fo:font-size="11pt" fo:font-style="italic" style:font-size-asian="11pt" style:font-style-asian="italic" style:font-size-complex="11pt" style:font-style-complex="italic"/>
    </style:style>
    <style:style style:name="P399"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400"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401"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402" style:family="paragraph" style:parent-style-name="List_20_Contents">
      <style:paragraph-properties fo:margin-left="0in" fo:margin-right="0in" fo:margin-top="0in" fo:margin-bottom="0.1965in" loext:contextual-spacing="false" fo:text-align="justify" style:justify-single-word="false" fo:text-indent="0in" style:auto-text-indent="false"/>
    </style:style>
    <style:style style:name="P403" style:family="paragraph" style:parent-style-name="Standard">
      <style:paragraph-properties fo:margin-top="0in" fo:margin-bottom="0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04"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05"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06"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07"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08"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09"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10"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11"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12"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13" style:family="paragraph" style:parent-style-name="Standard">
      <style:paragraph-properties fo:margin-top="0in" fo:margin-bottom="0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14" style:family="paragraph" style:parent-style-name="Standard">
      <style:paragraph-properties fo:margin-top="0in" fo:margin-bottom="0in" loext:contextual-spacing="false" fo:line-height="150%" fo:text-align="justify" style:justify-single-word="false"/>
      <style:text-properties fo:color="#000000"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15" style:family="paragraph" style:parent-style-name="Standard">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16" style:family="paragraph" style:parent-style-name="Standard">
      <style:paragraph-properties fo:margin-top="0in" fo:margin-bottom="0in" loext:contextual-spacing="false" fo:line-height="150%" fo:text-align="justify" style:justify-single-word="false"/>
      <style:text-properties fo:color="#000000" style:font-name="Luxi Mono"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17" style:family="paragraph" style:parent-style-name="Standard">
      <style:paragraph-properties fo:margin-top="0in" fo:margin-bottom="0in" loext:contextual-spacing="false" fo:line-height="150%" fo:text-align="justify" style:justify-single-word="false"/>
      <style:text-properties fo:color="#000000"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18" style:family="paragraph" style:parent-style-name="Standard">
      <style:paragraph-properties fo:margin-top="0in" fo:margin-bottom="0in" loext:contextual-spacing="false" fo:line-height="100%" fo:text-align="justify" style:justify-single-word="false"/>
      <style:text-properties fo:font-style="italic" style:font-style-asian="italic" style:font-style-complex="italic"/>
    </style:style>
    <style:style style:name="P419" style:family="paragraph" style:parent-style-name="Table_20_Contents">
      <style:paragraph-properties fo:margin-top="0in" fo:margin-bottom="0in" loext:contextual-spacing="false" fo:line-height="10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20" style:family="paragraph" style:parent-style-name="Table_20_Contents">
      <style:paragraph-properties fo:margin-top="0in" fo:margin-bottom="0in" loext:contextual-spacing="false" fo:line-height="15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21" style:family="paragraph" style:parent-style-name="Table_20_Contents">
      <style:paragraph-properties fo:margin-top="0in" fo:margin-bottom="0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22" style:family="paragraph" style:parent-style-name="Table_20_Contents">
      <style:paragraph-properties fo:margin-top="0in" fo:margin-bottom="0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23" style:family="paragraph" style:parent-style-name="Table_20_Contents">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officeooo:paragraph-rsid="0077b78a"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24"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letter-kerning="true"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5"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26" style:family="paragraph" style:parent-style-name="Table_20_Contents">
      <style:paragraph-properties fo:margin-top="0in" fo:margin-bottom="0in" loext:contextual-spacing="false" fo:line-height="10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27"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28"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0.5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29"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30"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bold" style:letter-kerning="true"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P431"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letter-kerning="true"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32"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33"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paragraph-rsid="0075e46c"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34"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6ef21e" officeooo:paragraph-rsid="006ef21e"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35"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6ef21e" officeooo:paragraph-rsid="0075e46c"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36"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760129" officeooo:paragraph-rsid="00760129"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37" style:family="paragraph" style:parent-style-name="Table_20_Contents">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8" style:family="paragraph" style:parent-style-name="Table_20_Contents">
      <style:paragraph-properties fo:margin-top="0in" fo:margin-bottom="0in" loext:contextual-spacing="false" fo:line-height="150%" fo:text-align="justify" style:justify-single-word="false"/>
      <style:text-properties style:font-name="Times New Roman" fo:font-size="11pt" style:font-size-asian="11pt" style:font-size-complex="11pt"/>
    </style:style>
    <style:style style:name="P439" style:family="paragraph" style:parent-style-name="Table_20_Contents">
      <style:paragraph-properties fo:margin-top="0in" fo:margin-bottom="0in" loext:contextual-spacing="false" fo:line-height="150%" fo:text-align="justify" style:justify-single-word="false"/>
    </style:style>
    <style:style style:name="P440" style:family="paragraph" style:parent-style-name="Table_20_Contents">
      <style:paragraph-properties fo:margin-top="0in" fo:margin-bottom="0in" loext:contextual-spacing="false" fo:line-height="100%" fo:text-align="justify" style:justify-single-word="false"/>
    </style:style>
    <style:style style:name="P441" style:family="paragraph" style:parent-style-name="Table_20_Contents">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442" style:family="paragraph" style:parent-style-name="Table_20_Contents">
      <style:paragraph-properties fo:margin-top="0in" fo:margin-bottom="0in" loext:contextual-spacing="false" fo:line-height="150%" fo:text-align="justify" style:justify-single-word="false"/>
      <style:text-properties fo:font-size="11pt" fo:font-style="italic" style:font-size-asian="11pt" style:font-style-asian="italic" style:font-size-complex="11pt" style:font-style-complex="italic"/>
    </style:style>
    <style:style style:name="P443" style:family="paragraph" style:parent-style-name="Table_20_Contents">
      <style:paragraph-properties fo:margin-top="0in" fo:margin-bottom="0in" loext:contextual-spacing="false" fo:line-height="100%" fo:text-align="justify" style:justify-single-word="false"/>
      <style:text-properties fo:font-size="11pt" fo:font-style="normal" style:font-size-asian="11pt" style:font-style-asian="normal" style:font-size-complex="11pt" style:font-style-complex="normal"/>
    </style:style>
    <style:style style:name="P444" style:family="paragraph" style:parent-style-name="Table_20_Contents">
      <style:paragraph-properties fo:margin-top="0in" fo:margin-bottom="0in" loext:contextual-spacing="false" fo:line-height="100%" fo:text-align="justify" style:justify-single-word="false"/>
      <style:text-properties fo:font-size="11pt" style:font-size-asian="11pt" style:font-size-complex="11pt"/>
    </style:style>
    <style:style style:name="P445" style:family="paragraph" style:parent-style-name="Table_20_Contents">
      <style:paragraph-properties fo:margin-top="0in" fo:margin-bottom="0in" loext:contextual-spacing="false" fo:line-height="100%" fo:text-align="justify" style:justify-single-word="false"/>
      <style:text-properties fo:font-style="italic" style:font-style-asian="italic" style:font-style-complex="italic"/>
    </style:style>
    <style:style style:name="P446" style:family="paragraph" style:parent-style-name="Text_20_body">
      <style:paragraph-properties fo:margin-top="0in" fo:margin-bottom="0in" loext:contextual-spacing="false" fo:line-height="150%" fo:text-align="justify" style:justify-single-word="false"/>
      <style:text-properties style:use-window-font-color="true" fo:font-size="16pt" fo:font-style="normal" fo:font-weight="bold" style:font-name-asian="Times New Roman" style:font-size-asian="16pt" style:language-asian="en" style:country-asian="US" style:font-style-asian="normal" style:font-name-complex="Times New Roman" style:font-size-complex="16pt" style:language-complex="el" style:country-complex="GR" style:font-style-complex="normal"/>
    </style:style>
    <style:style style:name="P447" style:family="paragraph" style:parent-style-name="Text_20_body">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48" style:family="paragraph" style:parent-style-name="Text_20_body">
      <style:paragraph-properties fo:margin-top="0in" fo:margin-bottom="0in" loext:contextual-spacing="false" fo:text-align="justify" style:justify-single-word="false"/>
      <style:text-properties fo:font-size="11pt" style:font-size-asian="11pt" style:font-size-complex="11pt"/>
    </style:style>
    <style:style style:name="P449" style:family="paragraph" style:parent-style-name="Text_20_body">
      <style:paragraph-properties fo:margin-top="0in" fo:margin-bottom="0in" loext:contextual-spacing="false" fo:text-align="justify" style:justify-single-word="false"/>
      <style:text-properties fo:font-size="11pt" fo:font-weight="bold" style:font-size-asian="11pt" style:font-size-complex="11pt"/>
    </style:style>
    <style:style style:name="P450" style:family="paragraph" style:parent-style-name="Text_20_body">
      <style:paragraph-properties fo:margin-top="0in" fo:margin-bottom="0in" loext:contextual-spacing="false" fo:text-align="justify" style:justify-single-word="false"/>
      <style:text-properties fo:font-size="11pt" fo:font-style="italic" fo:font-weight="bold" style:font-size-asian="11pt" style:font-size-complex="11pt"/>
    </style:style>
    <style:style style:name="P451" style:family="paragraph" style:parent-style-name="Text_20_body">
      <style:paragraph-properties fo:margin-top="0in" fo:margin-bottom="0in" loext:contextual-spacing="false" fo:text-align="justify" style:justify-single-word="false"/>
      <style:text-properties fo:font-size="10pt" style:font-size-asian="10pt" style:font-size-complex="10pt"/>
    </style:style>
    <style:style style:name="P452" style:family="paragraph" style:parent-style-name="Standard">
      <style:paragraph-properties fo:margin-top="0in" fo:margin-bottom="0in" loext:contextual-spacing="false" fo:line-height="150%" fo:text-align="justify" style:justify-single-word="false" fo:break-before="pag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53" style:family="paragraph" style:parent-style-name="Standard">
      <style:paragraph-properties fo:margin-top="0in" fo:margin-bottom="0in" loext:contextual-spacing="false" fo:line-height="150%" fo:text-align="justify" style:justify-single-word="false" fo:break-before="pag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54" style:family="paragraph" style:parent-style-name="Preformatted_20_Text">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455" style:family="paragraph" style:parent-style-name="Text_20_body">
      <style:paragraph-properties fo:break-before="page"/>
    </style:style>
    <style:style style:name="P456" style:family="paragraph" style:parent-style-name="Text_20_body">
      <style:paragraph-properties fo:break-before="page"/>
      <style:text-properties style:use-window-font-color="true" style:font-name="Times New Roman"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57" style:family="paragraph" style:parent-style-name="Text_20_body">
      <style:paragraph-properties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58" style:family="paragraph" style:parent-style-name="Text_20_body">
      <style:paragraph-properties fo:line-height="150%" fo:text-align="justify" style:justify-single-word="false" fo:break-before="page"/>
      <style:text-properties style:font-name="Times New Roman" fo:font-size="12pt" fo:font-style="normal" style:font-size-asian="12pt" style:font-style-asian="normal" style:font-size-complex="12pt" style:font-style-complex="normal"/>
    </style:style>
    <style:style style:name="P459" style:family="paragraph" style:parent-style-name="Text_20_body">
      <style:paragraph-properties fo:break-before="page"/>
      <style:text-properties fo:font-style="italic" officeooo:paragraph-rsid="003bf109" style:font-style-asian="italic" style:font-style-complex="italic"/>
    </style:style>
    <style:style style:name="P460" style:family="paragraph" style:parent-style-name="Standard">
      <style:paragraph-properties fo:line-height="150%" fo:text-align="justify" style:justify-single-word="false" fo:break-before="pag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461" style:family="paragraph" style:parent-style-name="Text_20_body">
      <style:paragraph-properties fo:margin-top="0in" fo:margin-bottom="0.0835in" loext:contextual-spacing="false" fo:line-height="150%" fo:text-align="justify" style:justify-single-word="false"/>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462" style:family="paragraph" style:parent-style-name="Preformatted_20_Text">
      <style:paragraph-properties fo:margin-top="0in" fo:margin-bottom="0.0835in" loext:contextual-spacing="false" fo:line-height="150%" fo:text-align="justify" style:justify-single-word="false"/>
      <style:text-properties style:use-window-font-color="true" style:font-name="Times New Roman"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463" style:family="paragraph" style:parent-style-name="Table_20_Contents">
      <style:paragraph-properties fo:padding="0.052in" fo:border="0.06pt solid #cccccc"/>
    </style:style>
    <style:style style:name="P464" style:family="paragraph" style:parent-style-name="Table_20_Contents">
      <style:paragraph-properties fo:text-align="justify" style:justify-single-word="false" fo:padding="0.052in" fo:border="0.06pt solid #cccccc"/>
    </style:style>
    <style:style style:name="P465" style:family="paragraph" style:parent-style-name="Table_20_Contents">
      <style:paragraph-properties fo:padding="0.052in" fo:border="0.06pt solid #cccccc"/>
      <style:text-properties style:font-name="Times New Roman" fo:font-size="12pt" style:font-size-asian="12pt" style:font-size-complex="12pt"/>
    </style:style>
    <style:style style:name="P466" style:family="paragraph" style:parent-style-name="Preformatted_20_Text">
      <style:paragraph-properties fo:margin-left="0.3937in" fo:margin-right="0.3937in" fo:text-indent="0in" style:auto-text-indent="false"/>
      <style:text-properties style:font-name="Times New Roman" fo:font-size="11pt" fo:font-style="italic" style:font-size-asian="11pt" style:font-style-asian="italic" style:font-size-complex="11pt" style:font-style-complex="italic"/>
    </style:style>
    <style:style style:name="P467" style:family="paragraph" style:parent-style-name="Preformatted_20_Text">
      <style:paragraph-properties fo:margin-left="0.3937in" fo:margin-right="0.3937in" fo:margin-top="0in" fo:margin-bottom="0.1965in" loext:contextual-spacing="false" fo:text-indent="0in" style:auto-text-indent="false"/>
      <style:text-properties style:font-name="Times New Roman" fo:font-size="11pt" fo:font-style="italic" style:font-size-asian="11pt" style:font-style-asian="italic" style:font-size-complex="11pt" style:font-style-complex="italic"/>
    </style:style>
    <style:style style:name="P468" style:family="paragraph" style:parent-style-name="Table_20_Contents">
      <style:text-properties fo:font-size="18pt"/>
    </style:style>
    <style:style style:name="P469" style:family="paragraph" style:parent-style-name="Table_20_Contents">
      <style:text-properties fo:color="#000000" style:font-name="Times New Roman" fo:font-size="11pt" style:font-size-asian="11pt" style:font-size-complex="11pt"/>
    </style:style>
    <style:style style:name="P470" style:family="paragraph" style:parent-style-name="Table_20_Contents">
      <style:paragraph-properties fo:text-align="center" style:justify-single-word="false"/>
      <style:text-properties fo:color="#000000" style:font-name="Times New Roman" fo:font-size="11pt" fo:font-weight="bold" style:font-size-asian="11pt" style:font-weight-asian="bold" style:font-size-complex="11pt" style:font-weight-complex="bold"/>
    </style:style>
    <style:style style:name="P471" style:family="paragraph" style:parent-style-name="Table_20_Contents">
      <style:text-properties fo:font-variant="normal" fo:text-transform="none" fo:color="#000000" style:font-name="arial" fo:letter-spacing="normal"/>
    </style:style>
    <style:style style:name="P472" style:family="paragraph" style:parent-style-name="Table_20_Contents">
      <style:text-properties fo:font-weight="bold" officeooo:rsid="0043ae3f" officeooo:paragraph-rsid="0043ae3f" style:font-weight-asian="bold" style:font-weight-complex="bold"/>
    </style:style>
    <style:style style:name="P473" style:family="paragraph" style:parent-style-name="Table_20_Contents">
      <style:text-properties officeooo:rsid="0043ae3f" officeooo:paragraph-rsid="0043ae3f"/>
    </style:style>
    <style:style style:name="P474" style:family="paragraph" style:parent-style-name="Table_20_Contents">
      <style:text-properties officeooo:rsid="0045c9e7" officeooo:paragraph-rsid="0045c9e7"/>
    </style:style>
    <style:style style:name="P475" style:family="paragraph" style:parent-style-name="Preformatted_20_Text">
      <style:paragraph-properties fo:margin-left="0.3937in" fo:margin-right="0in" fo:text-indent="0in" style:auto-text-indent="false"/>
      <style:text-properties style:font-name="Times New Roman" fo:font-size="11pt" fo:font-style="italic" style:font-size-asian="11pt" style:font-style-asian="italic" style:font-size-complex="11pt" style:font-style-complex="italic"/>
    </style:style>
    <style:style style:name="P476" style:family="paragraph" style:parent-style-name="Preformatted_20_Text">
      <style:paragraph-properties fo:margin-left="0.3937in" fo:margin-right="0in" fo:margin-top="0in" fo:margin-bottom="0.1965in" loext:contextual-spacing="false" fo:text-indent="0in" style:auto-text-indent="false"/>
      <style:text-properties style:font-name="Times New Roman" fo:font-size="11pt" style:font-size-asian="11pt" style:font-size-complex="11pt"/>
    </style:style>
    <style:style style:name="P477" style:family="paragraph" style:parent-style-name="List_20_Contents">
      <style:paragraph-properties fo:text-align="justify" style:justify-single-word="false"/>
      <style:text-properties style:font-name="Times New Roman" fo:font-size="11pt" style:font-size-asian="11pt" style:font-size-complex="11pt"/>
    </style:style>
    <style:style style:name="P478" style:family="paragraph" style:parent-style-name="List_20_Heading">
      <style:text-properties style:font-name="Times New Roman" fo:font-size="11pt" style:font-size-asian="11pt" style:font-size-complex="11pt"/>
    </style:style>
    <style:style style:name="P479" style:family="paragraph" style:parent-style-name="List_20_Heading">
      <style:text-properties style:font-name="Times New Roman" fo:font-size="11pt" fo:font-weight="bold" style:font-size-asian="11pt" style:font-weight-asian="bold" style:font-size-complex="11pt" style:font-weight-complex="bold"/>
    </style:style>
    <style:style style:name="P480" style:family="paragraph" style:parent-style-name="List_20_Heading">
      <style:text-properties fo:font-weight="bold" style:font-weight-asian="bold" style:font-weight-complex="bold"/>
    </style:style>
    <style:style style:name="P481" style:family="paragraph" style:parent-style-name="Contents_20_1">
      <style:paragraph-properties>
        <style:tab-stops>
          <style:tab-stop style:position="6.1346in" style:type="right" style:leader-style="dotted" style:leader-text="."/>
        </style:tab-stops>
      </style:paragraph-properties>
    </style:style>
    <style:style style:name="P482" style:family="paragraph" style:parent-style-name="Contents_20_2">
      <style:paragraph-properties>
        <style:tab-stops>
          <style:tab-stop style:position="5.9382in" style:type="right" style:leader-style="dotted" style:leader-text="."/>
        </style:tab-stops>
      </style:paragraph-properties>
    </style:style>
    <style:style style:name="P483" style:family="paragraph" style:parent-style-name="Contents_20_3">
      <style:paragraph-properties>
        <style:tab-stops>
          <style:tab-stop style:position="5.7417in" style:type="right" style:leader-style="dotted" style:leader-text="."/>
        </style:tab-stops>
      </style:paragraph-properties>
    </style:style>
    <style:style style:name="P484" style:family="paragraph" style:parent-style-name="Index_20_1">
      <style:paragraph-properties>
        <style:tab-stops>
          <style:tab-stop style:position="6.1346in" style:type="right" style:leader-style="dotted" style:leader-text="."/>
        </style:tab-stops>
      </style:paragraph-properties>
    </style:style>
    <style:style style:name="P485" style:family="paragraph" style:parent-style-name="Standard" style:master-page-name="Standard">
      <style:paragraph-properties fo:line-height="150%" fo:text-align="justify" style:justify-single-word="false" style:page-number="auto"/>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486" style:family="paragraph" style:parent-style-name="Standard" style:master-page-name="Standard">
      <style:paragraph-properties fo:line-height="150%" fo:text-align="justify" style:justify-single-word="false" style:page-number="auto"/>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87" style:family="paragraph" style:parent-style-name="Standard" style:list-style-name="L1">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88"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officeooo:paragraph-rsid="00a7efe2"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89" style:family="paragraph" style:parent-style-name="Standard" style:list-style-name="L2">
      <style:paragraph-properties fo:margin-top="0in" fo:margin-bottom="0.0201in" loext:contextual-spacing="false" fo:line-height="150%" fo:text-align="start"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90" style:family="paragraph" style:parent-style-name="Standard" style:list-style-name="L17">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91"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normal" officeooo:paragraph-rsid="00a7efe2"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92" style:family="paragraph" style:parent-style-name="Standard" style:list-style-name="L18">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93" style:family="paragraph" style:parent-style-name="Standard" style:list-style-name="L18">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94" style:family="paragraph" style:parent-style-name="Text_20_body" style:list-style-name="L3">
      <style:paragraph-properties fo:line-height="150%"/>
    </style:style>
    <style:style style:name="P495" style:family="paragraph" style:parent-style-name="Text_20_body">
      <style:paragraph-properties fo:line-height="150%" fo:text-align="justify" style:justify-single-word="false"/>
    </style:style>
    <style:style style:name="P496" style:family="paragraph" style:parent-style-name="Text_20_body" style:list-style-name="L4">
      <style:paragraph-properties fo:line-height="150%" fo:text-align="justify" style:justify-single-word="false"/>
    </style:style>
    <style:style style:name="P497" style:family="paragraph" style:parent-style-name="Text_20_body" style:list-style-name="L14">
      <style:paragraph-properties fo:line-height="150%" fo:text-align="justify" style:justify-single-word="false"/>
    </style:style>
    <style:style style:name="P498" style:family="paragraph" style:parent-style-name="Text_20_body" style:list-style-name="L15">
      <style:paragraph-properties fo:line-height="150%" fo:text-align="justify" style:justify-single-word="false"/>
    </style:style>
    <style:style style:name="P499" style:family="paragraph" style:parent-style-name="Text_20_body" style:list-style-name="L16">
      <style:paragraph-properties fo:line-height="150%" fo:text-align="justify" style:justify-single-word="false"/>
    </style:style>
    <style:style style:name="P500" style:family="paragraph" style:parent-style-name="Text_20_body">
      <style:paragraph-properties fo:line-height="150%" fo:text-align="justify" style:justify-single-word="false"/>
    </style:style>
    <style:style style:name="P501" style:family="paragraph" style:parent-style-name="Text_20_body">
      <style:paragraph-properties fo:line-height="150%" fo:text-align="justify" style:justify-single-word="false"/>
      <style:text-properties officeooo:paragraph-rsid="00a96543"/>
    </style:style>
    <style:style style:name="P502" style:family="paragraph" style:parent-style-name="Text_20_body">
      <style:paragraph-properties fo:line-height="150%" fo:text-align="justify" style:justify-single-word="false"/>
      <style:text-properties officeooo:paragraph-rsid="00a9d2ee"/>
    </style:style>
    <style:style style:name="P503" style:family="paragraph" style:parent-style-name="Text_20_body">
      <style:paragraph-properties fo:line-height="150%" fo:text-align="justify" style:justify-single-word="false"/>
      <style:text-properties officeooo:paragraph-rsid="00aae881"/>
    </style:style>
    <style:style style:name="P504" style:family="paragraph" style:parent-style-name="Text_20_body">
      <style:paragraph-properties fo:line-height="150%"/>
      <style:text-properties officeooo:paragraph-rsid="00a96543"/>
    </style:style>
    <style:style style:name="P505" style:family="paragraph" style:parent-style-name="Text_20_body" style:list-style-name="L4">
      <style:paragraph-properties fo:line-height="150%" fo:text-align="justify" style:justify-single-word="false"/>
      <style:text-properties fo:font-style="normal" style:font-style-asian="normal" style:font-style-complex="normal"/>
    </style:style>
    <style:style style:name="P506" style:family="paragraph" style:parent-style-name="Text_20_body" style:list-style-name="L5">
      <style:paragraph-properties fo:text-align="start" style:justify-single-word="false"/>
      <style:text-properties fo:font-weight="bold"/>
    </style:style>
    <style:style style:name="P507" style:family="paragraph" style:parent-style-name="Text_20_body" style:list-style-name="L5">
      <style:text-properties fo:font-style="italic" fo:font-weight="normal"/>
    </style:style>
    <style:style style:name="P508" style:family="paragraph" style:parent-style-name="Text_20_body" style:list-style-name="L6">
      <style:paragraph-properties fo:text-align="start" style:justify-single-word="false"/>
      <style:text-properties style:text-line-through-style="none" style:text-line-through-type="none" fo:font-size="11pt" style:text-underline-style="none" fo:font-weight="bold" style:text-blinking="false" style:font-size-asian="11pt" style:font-size-complex="11pt"/>
    </style:style>
    <style:style style:name="P509" style:family="paragraph" style:parent-style-name="Text_20_body" style:list-style-name="L7">
      <style:text-properties fo:font-size="11pt" fo:font-weight="bold" style:font-size-asian="11pt" style:font-size-complex="11pt"/>
    </style:style>
    <style:style style:name="P510" style:family="paragraph" style:parent-style-name="Text_20_body" style:list-style-name="L7">
      <style:text-properties fo:font-size="11pt" fo:font-style="italic" fo:font-weight="normal" style:font-size-asian="11pt" style:font-size-complex="11pt"/>
    </style:style>
    <style:style style:name="P511" style:family="paragraph" style:parent-style-name="Text_20_body" style:list-style-name="L10">
      <style:paragraph-properties fo:text-align="justify" style:justify-single-word="false"/>
      <style:text-properties fo:font-size="11pt" fo:font-style="italic" fo:font-weight="normal" style:font-size-asian="11pt" style:font-size-complex="11pt"/>
    </style:style>
    <style:style style:name="P512" style:family="paragraph" style:parent-style-name="Text_20_body" style:list-style-name="L10">
      <style:paragraph-properties fo:text-align="start" style:justify-single-word="false"/>
      <style:text-properties fo:font-size="11pt" fo:font-style="italic" fo:font-weight="normal" style:font-size-asian="11pt" style:font-size-complex="11pt"/>
    </style:style>
    <style:style style:name="P513" style:family="paragraph" style:parent-style-name="Text_20_body" style:list-style-name="L15">
      <style:paragraph-properties fo:line-height="150%" fo:text-align="justify" style:justify-single-word="false"/>
      <style:text-properties fo:font-size="11pt" fo:font-style="italic" style:font-size-asian="11pt" style:font-size-complex="11pt"/>
    </style:style>
    <style:style style:name="P514" style:family="paragraph" style:parent-style-name="Text_20_body" style:list-style-name="L16">
      <style:paragraph-properties fo:line-height="150%" fo:text-align="justify" style:justify-single-word="false"/>
      <style:text-properties fo:font-size="11pt" fo:font-style="italic" style:font-size-asian="11pt" style:font-size-complex="11pt"/>
    </style:style>
    <style:style style:name="P515" style:family="paragraph" style:parent-style-name="Text_20_body" style:list-style-name="L10">
      <style:paragraph-properties fo:text-align="start" style:justify-single-word="false"/>
      <style:text-properties fo:font-size="11pt" fo:font-weight="normal" style:font-size-asian="11pt" style:font-size-complex="11pt"/>
    </style:style>
    <style:style style:name="P516" style:family="paragraph" style:parent-style-name="Text_20_body" style:list-style-name="L11">
      <style:paragraph-properties fo:text-align="start" style:justify-single-word="false"/>
      <style:text-properties fo:font-size="11pt" fo:font-weight="normal" style:font-size-asian="11pt" style:font-size-complex="11pt"/>
    </style:style>
    <style:style style:name="P517" style:family="paragraph" style:parent-style-name="Text_20_body" style:list-style-name="L16">
      <style:paragraph-properties fo:line-height="150%" fo:text-align="justify" style:justify-single-word="false"/>
      <style:text-properties fo:font-size="11pt" fo:font-weight="normal" style:font-size-asian="11pt" style:font-size-complex="11pt"/>
    </style:style>
    <style:style style:name="P518" style:family="paragraph" style:parent-style-name="Text_20_body" style:list-style-name="L11">
      <style:paragraph-properties fo:text-align="start" style:justify-single-word="false"/>
      <style:text-properties fo:font-size="11pt" style:font-size-asian="11pt" style:font-size-complex="11pt"/>
    </style:style>
    <style:style style:name="P519" style:family="paragraph" style:parent-style-name="Text_20_body" style:list-style-name="L15">
      <style:paragraph-properties fo:line-height="150%" fo:text-align="justify" style:justify-single-word="false"/>
      <style:text-properties fo:font-size="11pt" style:font-size-asian="11pt" style:font-size-complex="11pt"/>
    </style:style>
    <style:style style:name="P520" style:family="paragraph" style:parent-style-name="Text_20_body" style:list-style-name="L16">
      <style:paragraph-properties fo:line-height="150%" fo:text-align="justify" style:justify-single-word="false"/>
      <style:text-properties fo:font-size="11pt" style:font-size-asian="11pt" style:font-size-complex="11pt"/>
    </style:style>
    <style:style style:name="P521" style:family="paragraph" style:parent-style-name="Text_20_body" style:list-style-name="L19">
      <style:paragraph-properties fo:line-height="150%" fo:text-align="justify" style:justify-single-word="false"/>
      <style:text-properties fo:font-size="11pt" style:font-size-asian="11pt" style:font-size-complex="11pt"/>
    </style:style>
    <style:style style:name="P522" style:family="paragraph" style:parent-style-name="Text_20_body" style:list-style-name="L8">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523" style:family="paragraph" style:parent-style-name="Text_20_body" style:list-style-name="L19">
      <style:paragraph-properties fo:line-height="150%" fo:text-align="justify" style:justify-single-word="false"/>
      <style:text-properties style:use-window-font-color="true" fo:font-size="11pt" fo:language="en" fo:country="US"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24" style:family="paragraph" style:parent-style-name="Text_20_body" style:list-style-name="L19">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25" style:family="paragraph" style:parent-style-name="Text_20_body" style:list-style-name="L9">
      <style:text-properties fo:font-size="10pt" fo:font-style="italic" fo:font-weight="normal" style:font-size-asian="10pt" style:font-size-complex="10pt"/>
    </style:style>
    <style:style style:name="P526" style:family="paragraph" style:parent-style-name="Text_20_body" style:list-style-name="L10">
      <style:paragraph-properties fo:text-align="justify" style:justify-single-word="false"/>
      <style:text-properties fo:font-variant="normal" fo:text-transform="none" fo:font-size="11pt" fo:font-style="normal" fo:font-weight="normal" style:font-size-asian="11pt" style:font-size-complex="11pt"/>
    </style:style>
    <style:style style:name="P527" style:family="paragraph" style:parent-style-name="Text_20_body" style:list-style-name="L15">
      <style:paragraph-properties fo:line-height="150%" fo:text-align="justify" style:justify-single-word="false"/>
      <style:text-properties fo:font-variant="normal" fo:text-transform="none" fo:font-size="11pt" fo:font-style="normal" style:font-size-asian="11pt" style:font-size-complex="11pt"/>
    </style:style>
    <style:style style:name="P528" style:family="paragraph" style:parent-style-name="Text_20_body" style:list-style-name="L20"/>
    <style:style style:name="P529" style:family="paragraph" style:parent-style-name="Text_20_body" style:list-style-name="L21">
      <style:paragraph-properties fo:text-align="justify" style:justify-single-word="false"/>
    </style:style>
    <style:style style:name="P530" style:family="paragraph" style:parent-style-name="Text_20_body" style:list-style-name="L22">
      <style:paragraph-properties fo:text-align="justify" style:justify-single-word="false"/>
    </style:style>
    <style:style style:name="P531" style:family="paragraph" style:parent-style-name="Text_20_body" style:list-style-name="L23">
      <style:paragraph-properties fo:text-align="justify" style:justify-single-word="false"/>
    </style:style>
    <style:style style:name="P532" style:family="paragraph" style:parent-style-name="Text_20_body" style:list-style-name="L27">
      <style:paragraph-properties fo:text-align="justify" style:justify-single-word="false"/>
    </style:style>
    <style:style style:name="P533" style:family="paragraph" style:parent-style-name="Text_20_body">
      <style:paragraph-properties fo:text-align="justify" style:justify-single-word="false"/>
      <style:text-properties officeooo:paragraph-rsid="00aae881"/>
    </style:style>
    <style:style style:name="P534" style:family="paragraph" style:parent-style-name="Text_20_body" style:list-style-name="L24"/>
    <style:style style:name="P535" style:family="paragraph" style:parent-style-name="Text_20_body" style:list-style-name="L25"/>
    <style:style style:name="P536" style:family="paragraph" style:parent-style-name="Text_20_body" style:list-style-name="L26"/>
    <style:style style:name="P537" style:family="paragraph" style:parent-style-name="Text_20_body" style:list-style-name="L28"/>
    <style:style style:name="P538" style:family="paragraph" style:parent-style-name="Text_20_body" style:list-style-name="L29"/>
    <style:style style:name="P539" style:family="paragraph" style:parent-style-name="Text_20_body" style:list-style-name="L30"/>
    <style:style style:name="P540" style:family="paragraph" style:parent-style-name="Text_20_body" style:list-style-name="L31">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541" style:family="paragraph" style:parent-style-name="Text_20_body" style:list-style-name="L32"/>
    <style:style style:name="P542" style:family="paragraph" style:parent-style-name="Text_20_body" style:list-style-name="L33"/>
    <style:style style:name="P543" style:family="paragraph" style:parent-style-name="Text_20_body" style:list-style-name="L34"/>
    <style:style style:name="P544" style:family="paragraph" style:parent-style-name="Text_20_body">
      <style:text-properties officeooo:rsid="000f5f2e" officeooo:paragraph-rsid="000f5f2e"/>
    </style:style>
    <style:style style:name="P545" style:family="paragraph" style:parent-style-name="Text_20_body" style:master-page-name="HTML">
      <style:paragraph-properties style:page-number="auto"/>
    </style:style>
    <style:style style:name="P546" style:family="paragraph" style:parent-style-name="Text_20_body" style:list-style-name="L11">
      <style:paragraph-properties fo:margin-top="0in" fo:margin-bottom="0in" loext:contextual-spacing="false" fo:text-align="start" style:justify-single-word="false"/>
      <style:text-properties fo:font-size="11pt" fo:font-weight="normal" style:font-size-asian="11pt" style:font-size-complex="11pt"/>
    </style:style>
    <style:style style:name="P547" style:family="paragraph" style:parent-style-name="Text_20_body" style:list-style-name="L11">
      <style:paragraph-properties fo:margin-top="0in" fo:margin-bottom="0in" loext:contextual-spacing="false" fo:text-align="justify" style:justify-single-word="false"/>
      <style:text-properties fo:font-size="11pt" fo:font-weight="normal" style:font-size-asian="11pt" style:font-size-complex="11pt"/>
    </style:style>
    <style:style style:name="P548" style:family="paragraph" style:parent-style-name="Text_20_body" style:list-style-name="L12">
      <style:paragraph-properties fo:margin-top="0in" fo:margin-bottom="0in" loext:contextual-spacing="false" fo:text-align="justify" style:justify-single-word="false"/>
      <style:text-properties fo:font-size="11pt" fo:font-weight="normal" style:font-size-asian="11pt" style:font-size-complex="11pt"/>
    </style:style>
    <style:style style:name="P549" style:family="paragraph" style:parent-style-name="Text_20_body" style:list-style-name="L13">
      <style:paragraph-properties fo:margin-top="0in" fo:margin-bottom="0in" loext:contextual-spacing="false" fo:text-align="justify" style:justify-single-word="false"/>
      <style:text-properties fo:font-size="11pt" fo:font-weight="normal" style:font-size-asian="11pt" style:font-size-complex="11pt"/>
    </style:style>
    <style:style style:name="P550" style:family="paragraph" style:parent-style-name="Text_20_body" style:list-style-name="L11">
      <style:paragraph-properties fo:margin-top="0in" fo:margin-bottom="0in" loext:contextual-spacing="false" fo:text-align="justify" style:justify-single-word="false"/>
      <style:text-properties fo:font-size="11pt" style:font-size-asian="11pt" style:font-size-complex="11pt"/>
    </style:style>
    <style:style style:name="P551" style:family="paragraph" style:parent-style-name="Text_20_body" style:list-style-name="L11">
      <style:paragraph-properties fo:margin-top="0in" fo:margin-bottom="0in" loext:contextual-spacing="false" fo:text-align="justify" style:justify-single-word="false"/>
      <style:text-properties fo:font-size="11pt" fo:font-weight="bold" style:font-size-asian="11pt" style:font-size-complex="11pt"/>
    </style:style>
    <style:style style:name="P552" style:family="paragraph" style:parent-style-name="Text_20_body" style:list-style-name="L12">
      <style:paragraph-properties fo:margin-top="0in" fo:margin-bottom="0in" loext:contextual-spacing="false" fo:text-align="justify" style:justify-single-word="false"/>
      <style:text-properties fo:font-size="11pt" fo:font-weight="bold" style:font-size-asian="11pt" style:font-size-complex="11pt"/>
    </style:style>
    <style:style style:name="P553" style:family="paragraph" style:parent-style-name="Text_20_body" style:list-style-name="L13">
      <style:paragraph-properties fo:margin-top="0in" fo:margin-bottom="0in" loext:contextual-spacing="false" fo:text-align="justify" style:justify-single-word="false"/>
      <style:text-properties fo:font-size="11pt" fo:font-weight="bold" style:font-size-asian="11pt" style:font-size-complex="11pt"/>
    </style:style>
    <style:style style:name="P554" style:family="paragraph" style:parent-style-name="Text_20_body" style:list-style-name="L12">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55" style:family="paragraph" style:parent-style-name="Text_20_body" style:list-style-name="L13">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56" style:family="paragraph" style:parent-style-name="Text_20_body" style:list-style-name="L20">
      <style:paragraph-properties fo:margin-top="0in" fo:margin-bottom="0in" loext:contextual-spacing="false"/>
    </style:style>
    <style:style style:name="P557" style:family="paragraph" style:parent-style-name="Text_20_body" style:list-style-name="L21">
      <style:paragraph-properties fo:margin-top="0in" fo:margin-bottom="0in" loext:contextual-spacing="false" fo:text-align="justify" style:justify-single-word="false"/>
    </style:style>
    <style:style style:name="P558" style:family="paragraph" style:parent-style-name="Text_20_body" style:list-style-name="L22">
      <style:paragraph-properties fo:margin-top="0in" fo:margin-bottom="0in" loext:contextual-spacing="false" fo:text-align="justify" style:justify-single-word="false"/>
    </style:style>
    <style:style style:name="P559" style:family="paragraph" style:parent-style-name="Text_20_body" style:list-style-name="L23">
      <style:paragraph-properties fo:margin-top="0in" fo:margin-bottom="0in" loext:contextual-spacing="false" fo:text-align="justify" style:justify-single-word="false"/>
    </style:style>
    <style:style style:name="P560" style:family="paragraph" style:parent-style-name="Text_20_body" style:list-style-name="L24">
      <style:paragraph-properties fo:margin-top="0in" fo:margin-bottom="0in" loext:contextual-spacing="false"/>
    </style:style>
    <style:style style:name="P561" style:family="paragraph" style:parent-style-name="Text_20_body" style:list-style-name="L28">
      <style:paragraph-properties fo:margin-top="0in" fo:margin-bottom="0in" loext:contextual-spacing="false"/>
    </style:style>
    <style:style style:name="P562" style:family="paragraph" style:parent-style-name="Text_20_body" style:list-style-name="L29">
      <style:paragraph-properties fo:margin-top="0in" fo:margin-bottom="0in" loext:contextual-spacing="false"/>
    </style:style>
    <style:style style:name="P563" style:family="paragraph" style:parent-style-name="Text_20_body" style:list-style-name="L30">
      <style:paragraph-properties fo:margin-top="0in" fo:margin-bottom="0in" loext:contextual-spacing="false"/>
    </style:style>
    <style:style style:name="P564" style:family="paragraph" style:parent-style-name="Text_20_body" style:list-style-name="L31">
      <style:paragraph-properties fo:margin-top="0in" fo:margin-bottom="0in" loext:contextual-spacing="false"/>
    </style:style>
    <style:style style:name="P565" style:family="paragraph" style:parent-style-name="Text_20_body" style:list-style-name="L31">
      <style:paragraph-properties fo:margin-top="0in" fo:margin-bottom="0in" loext:contextual-spacing="false"/>
      <style:text-properties fo:color="#000000" style:font-name="Times New Roman" fo:font-size="11pt" fo:font-style="italic" style:font-size-asian="11pt" style:font-style-asian="italic" style:font-size-complex="11pt" style:font-style-complex="italic"/>
    </style:style>
    <style:style style:name="P566" style:family="paragraph" style:parent-style-name="Text_20_body" style:list-style-name="L31">
      <style:paragraph-properties fo:margin-top="0in" fo:margin-bottom="0in" loext:contextual-spacing="false"/>
      <style:text-properties fo:color="#000000" style:font-name="Times New Roman" fo:font-size="11pt" fo:font-style="italic" style:text-underline-style="none" style:font-size-asian="11pt" style:font-style-asian="italic" style:font-size-complex="11pt" style:font-style-complex="italic"/>
    </style:style>
    <style:style style:name="P567" style:family="paragraph" style:parent-style-name="Text_20_body" style:list-style-name="L31">
      <style:paragraph-properties fo:margin-top="0in" fo:margin-bottom="0in" loext:contextual-spacing="false"/>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568" style:family="paragraph" style:parent-style-name="Text_20_body" style:list-style-name="L32">
      <style:paragraph-properties fo:margin-top="0in" fo:margin-bottom="0in" loext:contextual-spacing="false"/>
    </style:style>
    <style:style style:name="P569" style:family="paragraph" style:parent-style-name="Text_20_body" style:list-style-name="L33">
      <style:paragraph-properties fo:margin-top="0in" fo:margin-bottom="0in" loext:contextual-spacing="false"/>
    </style:style>
    <style:style style:name="P570" style:family="paragraph" style:parent-style-name="Text_20_body" style:list-style-name="L34">
      <style:paragraph-properties fo:margin-top="0in" fo:margin-bottom="0in" loext:contextual-spacing="false"/>
    </style:style>
    <style:style style:name="P571" style:family="paragraph" style:parent-style-name="Text_20_body">
      <style:paragraph-properties fo:margin-left="0in" fo:margin-right="0in" fo:line-height="150%" fo:text-align="justify" style:justify-single-word="false" fo:text-indent="0in" style:auto-text-indent="false"/>
      <style:text-properties fo:font-size="11pt" style:font-size-asian="11pt" style:font-size-complex="11pt"/>
    </style:style>
    <style:style style:name="P572" style:family="paragraph" style:parent-style-name="Text_20_body">
      <style:paragraph-properties fo:margin-left="0in" fo:margin-right="0in" fo:text-indent="0in" style:auto-text-indent="false"/>
      <style:text-properties officeooo:rsid="000f5f2e" officeooo:paragraph-rsid="00aae881"/>
    </style:style>
    <style:style style:name="P573" style:family="paragraph" style:parent-style-name="Footer">
      <style:paragraph-properties fo:text-align="center" style:justify-single-word="false"/>
    </style:style>
    <style:style style:name="P574" style:family="paragraph" style:parent-style-name="Contents_20_1">
      <style:paragraph-properties>
        <style:tab-stops>
          <style:tab-stop style:position="6.1346in" style:type="right" style:leader-style="dotted" style:leader-text="."/>
        </style:tab-stops>
      </style:paragraph-properties>
    </style:style>
    <style:style style:name="P575" style:family="paragraph" style:parent-style-name="Table_20_Contents">
      <style:paragraph-properties fo:text-align="justify" style:justify-single-word="false" fo:padding="0.052in" fo:border="0.06pt solid #cccccc"/>
    </style:style>
    <style:style style:name="P576" style:family="paragraph" style:parent-style-name="Heading_20_3">
      <style:text-properties style:font-name="Times New Roman"/>
    </style:style>
    <style:style style:name="P577" style:family="paragraph" style:parent-style-name="Heading_20_3">
      <style:paragraph-properties fo:text-align="justify" style:justify-single-word="false"/>
      <style:text-properties style:font-name="Times New Roman" fo:font-size="11pt" style:font-size-asian="11pt" style:font-size-complex="11pt"/>
    </style:style>
    <style:style style:name="P578" style:family="paragraph" style:parent-style-name="Heading_20_3">
      <style:text-properties fo:font-style="italic" style:font-style-asian="italic" style:font-style-complex="italic"/>
    </style:style>
    <style:style style:name="P579" style:family="paragraph" style:parent-style-name="Heading_20_3" style:master-page-name="Standard">
      <style:paragraph-properties style:page-number="auto"/>
    </style:style>
    <style:style style:name="P580" style:family="paragraph" style:parent-style-name="Heading_20_2">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581" style:family="paragraph" style:parent-style-name="Heading_20_2">
      <style:text-properties style:font-name="Times New Roman" fo:font-size="12pt" style:font-size-asian="12pt" style:font-size-complex="12pt"/>
    </style:style>
    <style:style style:name="P582" style:family="paragraph" style:parent-style-name="Heading_20_2">
      <style:text-properties style:font-name="Times New Roman" fo:font-size="11pt" style:font-size-asian="11pt" style:font-size-complex="11pt"/>
    </style:style>
    <style:style style:name="P583" style:family="paragraph" style:parent-style-name="Heading_20_2">
      <style:text-properties style:font-name="Times New Roman" fo:font-size="14pt" style:font-size-asian="14pt" style:font-size-complex="14pt"/>
    </style:style>
    <style:style style:name="P584" style:family="paragraph" style:parent-style-name="Heading_20_2">
      <style:text-properties officeooo:rsid="000f5f2e" officeooo:paragraph-rsid="000f5f2e"/>
    </style:style>
    <style:style style:name="P585" style:family="paragraph" style:parent-style-name="Heading_20_2">
      <style:paragraph-properties fo:text-align="justify" style:justify-single-word="false"/>
    </style:style>
    <style:style style:name="P586" style:family="paragraph" style:parent-style-name="Heading_20_2">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87" style:family="paragraph" style:parent-style-name="Heading_20_2">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588" style:family="paragraph" style:parent-style-name="Heading_20_2">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89" style:family="paragraph" style:parent-style-name="Heading_20_2">
      <style:text-properties style:use-window-font-color="true" fo:font-style="normal" style:text-underline-style="none"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P590" style:family="paragraph" style:parent-style-name="Heading_20_2">
      <style:text-properties fo:font-style="normal" fo:font-weight="bold" style:font-style-asian="normal" style:font-weight-asian="bold" style:font-style-complex="normal" style:font-weight-complex="bold"/>
    </style:style>
    <style:style style:name="P591" style:family="paragraph" style:parent-style-name="Heading_20_2">
      <style:text-properties fo:font-style="normal" style:font-style-asian="normal" style:font-style-complex="normal"/>
    </style:style>
    <style:style style:name="P592" style:family="paragraph" style:parent-style-name="Heading_20_2">
      <style:text-properties fo:font-variant="normal" fo:text-transform="none" fo:color="#000000" style:font-name="arial" fo:letter-spacing="normal"/>
    </style:style>
    <style:style style:name="P593" style:family="paragraph" style:parent-style-name="Heading_20_2">
      <style:text-properties fo:font-style="italic" style:font-style-asian="italic" style:font-style-complex="italic"/>
    </style:style>
    <style:style style:name="P594" style:family="paragraph" style:parent-style-name="Heading_20_2">
      <style:text-properties fo:font-style="italic" officeooo:rsid="00169b94" officeooo:paragraph-rsid="00169b94" style:font-style-asian="italic" style:font-style-complex="italic"/>
    </style:style>
    <style:style style:name="P595" style:family="paragraph" style:parent-style-name="Heading_20_2" style:master-page-name="HTML">
      <style:paragraph-properties style:page-number="auto"/>
    </style:style>
    <style:style style:name="P596" style:family="paragraph" style:parent-style-name="Heading_20_2">
      <style:paragraph-properties fo:break-before="pag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97" style:family="paragraph" style:parent-style-name="Heading_20_2">
      <style:paragraph-properties fo:margin-top="0in" fo:margin-bottom="0.0201in" loext:contextual-spacing="false" fo:line-height="150%" fo:text-align="justify" style:justify-single-word="false"/>
      <style:text-properties style:use-window-font-color="true" style:font-name="Times New Roman"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598" style:family="paragraph" style:parent-style-name="Heading_20_1">
      <style:text-properties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599" style:family="paragraph" style:parent-style-name="Heading_20_1">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600" style:family="paragraph" style:parent-style-name="Heading_20_1">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601" style:family="paragraph" style:parent-style-name="Heading_20_1">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602" style:family="paragraph" style:parent-style-name="Heading_20_1">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603" style:family="paragraph" style:parent-style-name="Heading_20_1">
      <style:paragraph-properties fo:text-align="justify" style:justify-single-word="false"/>
      <style:text-properties style:font-name="Times New Roman" fo:font-size="14pt" style:font-size-asian="14pt" style:font-size-complex="14pt"/>
    </style:style>
    <style:style style:name="P604" style:family="paragraph" style:parent-style-name="Heading_20_1">
      <style:text-properties style:font-name="Times New Roman" fo:font-size="11pt" style:font-size-asian="11pt" style:font-size-complex="11pt"/>
    </style:style>
    <style:style style:name="P605" style:family="paragraph" style:parent-style-name="Heading_20_1">
      <style:paragraph-properties fo:line-height="150%"/>
      <style:text-properties style:font-name="Times New Roman" fo:font-size="11pt" style:font-size-asian="11pt" style:font-size-complex="11pt"/>
    </style:style>
    <style:style style:name="P606" style:family="paragraph" style:parent-style-name="Heading_20_1">
      <style:text-properties style:font-name="Times New Roman" fo:font-size="12pt" style:font-size-asian="12pt" style:font-size-complex="12pt"/>
    </style:style>
    <style:style style:name="P607" style:family="paragraph" style:parent-style-name="Heading_20_1">
      <style:text-properties officeooo:paragraph-rsid="003bf109"/>
    </style:style>
    <style:style style:name="P608" style:family="paragraph" style:parent-style-name="Heading_20_1">
      <style:paragraph-properties fo:margin-left="0in" fo:margin-right="0in" fo:margin-top="0in" fo:margin-bottom="0.0201in" loext:contextual-spacing="false" fo:line-height="150%" fo:text-align="justify" style:justify-single-word="false" fo:text-indent="0in" style:auto-text-indent="false"/>
      <style:text-properties fo:font-variant="normal" fo:text-transform="none" fo:color="#000000" style:font-name="arial" fo:font-size="24pt" fo:letter-spacing="normal"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609" style:family="paragraph" style:parent-style-name="Heading_20_1">
      <style:paragraph-properties fo:break-before="page"/>
    </style:style>
    <style:style style:name="P610" style:family="paragraph" style:parent-style-name="Heading_20_1">
      <style:paragraph-properties fo:line-height="150%" fo:break-before="page"/>
    </style:style>
    <style:style style:name="P611" style:family="paragraph" style:parent-style-name="Heading_20_1" style:list-style-name="">
      <style:paragraph-properties fo:margin-top="0in" fo:margin-bottom="0.1965in" loext:contextual-spacing="false" fo:line-height="150%" fo:text-align="justify" style:justify-single-word="false" fo:orphans="0" fo:widows="0" fo:hyphenation-ladder-count="no-limit" style:text-autospace="none" style:vertical-align="auto"/>
      <style:text-properties fo:font-variant="normal" fo:text-transform="none"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fo:hyphenate="false" fo:hyphenation-remain-char-count="2" fo:hyphenation-push-char-count="2"/>
    </style:style>
    <style:style style:name="P612" style:family="paragraph" style:parent-style-name="Heading_20_1">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613" style:family="paragraph" style:parent-style-name="Heading_20_1">
      <style:paragraph-properties fo:margin-top="0in" fo:margin-bottom="0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614" style:family="paragraph" style:parent-style-name="Contents_20_2">
      <style:paragraph-properties>
        <style:tab-stops>
          <style:tab-stop style:position="5.9382in" style:type="right" style:leader-style="dotted" style:leader-text="."/>
        </style:tab-stops>
      </style:paragraph-properties>
    </style:style>
    <style:style style:name="P615" style:family="paragraph" style:parent-style-name="Contents_20_3">
      <style:paragraph-properties>
        <style:tab-stops>
          <style:tab-stop style:position="5.7417in" style:type="right" style:leader-style="dotted" style:leader-text="."/>
        </style:tab-stops>
      </style:paragraph-properties>
    </style:style>
    <style:style style:name="P616"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617" style:family="paragraph" style:parent-style-name="Index_20_1">
      <style:paragraph-properties>
        <style:tab-stops>
          <style:tab-stop style:position="6.1346in" style:type="right" style:leader-style="dotted" style:leader-text="."/>
        </style:tab-stops>
      </style:paragraph-properties>
    </style:style>
    <style:style style:name="P618" style:family="paragraph">
      <style:paragraph-properties fo:margin-left="0in" fo:margin-right="0in" fo:margin-top="0in" fo:margin-bottom="0in" fo:line-height="100%" fo:text-align="center" fo:text-indent="0in"/>
    </style:style>
    <style:style style:name="P619"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620" style:family="paragraph">
      <style:paragraph-properties fo:margin-left="0in" fo:margin-right="0in" fo:margin-top="0in" fo:margin-bottom="0in" fo:line-height="100%" fo:text-indent="0in"/>
    </style:style>
    <style:style style:name="P621"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622"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T1" style:family="text">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2" style:family="text">
      <style:text-properties style:use-window-font-color="true" style:font-name="Times New Roman" fo:font-size="11pt" fo:language="en" fo:country="US"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3" style:family="text">
      <style:text-properties style:use-window-font-color="true" style:font-name="Times1"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4" style:family="text">
      <style:text-properties style:use-window-font-color="true"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5" style:family="text">
      <style:text-properties style:use-window-font-color="true" fo:font-style="normal" fo:font-weight="normal" style:letter-kerning="true" style:font-name-asian="DejaVu Sans" style:language-asian="zxx" style:country-asian="none" style:font-style-asian="normal" style:font-weight-asian="normal" style:font-name-complex="Helvetica" style:language-complex="zxx" style:country-complex="none" style:font-style-complex="normal" style:font-weight-complex="normal"/>
    </style:style>
    <style:style style:name="T6" style:family="text">
      <style:text-properties style:use-window-font-color="true" fo:font-style="normal" style:font-name-asian="Times New Roman" style:language-asian="en" style:country-asian="US" style:font-style-asian="normal" style:font-name-complex="Times New Roman" style:language-complex="el" style:country-complex="GR" style:font-style-complex="normal"/>
    </style:style>
    <style:style style:name="T7" style:family="text">
      <style:text-properties style:use-window-font-color="true" fo:font-style="normal" style:font-name-asian="Cumberland" style:font-style-asian="normal" style:font-name-complex="Cumberland" style:language-complex="el" style:country-complex="GR" style:font-style-complex="normal"/>
    </style:style>
    <style:style style:name="T8" style:family="text">
      <style:text-properties style:use-window-font-color="true"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9" style:family="text">
      <style:text-properties style:use-window-font-color="true" fo:font-style="italic" style:font-name-asian="Times New Roman" style:language-asian="en" style:country-asian="US" style:font-style-asian="italic" style:font-name-complex="Times New Roman" style:language-complex="el" style:country-complex="GR" style:font-style-complex="italic"/>
    </style:style>
    <style:style style:name="T10" style:family="text">
      <style:text-properties style:use-window-font-color="true" fo:font-style="italic" style:font-name-asian="Cumberland" style:language-asian="en" style:country-asian="US" style:font-style-asian="italic" style:font-name-complex="Cumberland" style:language-complex="el" style:country-complex="GR" style:font-style-complex="italic"/>
    </style:style>
    <style:style style:name="T11" style:family="text">
      <style:text-properties style:use-window-font-color="true" fo:font-style="italic" fo:font-weight="normal"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2" style:family="text">
      <style:text-properties style:use-window-font-color="true" fo:font-style="italic" fo:font-weight="normal" officeooo:rsid="006a951b"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3" style:family="text">
      <style:text-properties style:use-window-font-color="true" style:font-name-asian="Cumberland" style:language-asian="en" style:country-asian="US" style:font-name-complex="Cumberland" style:language-complex="el" style:country-complex="GR"/>
    </style:style>
    <style:style style:name="T14" style:family="text">
      <style:text-properties style:use-window-font-color="true" fo:font-size="10pt" fo:font-style="normal" fo:font-weight="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T15" style:family="text">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16" style:family="text">
      <style:text-properties style:use-window-font-color="true" fo:language="en" fo:country="US"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17" style:family="text">
      <style:text-properties style:use-window-font-color="true" officeooo:rsid="006b8e82" style:letter-kerning="true" style:font-name-asian="DejaVu Sans" style:language-asian="zxx" style:country-asian="none" style:font-name-complex="Helvetica" style:language-complex="zxx" style:country-complex="none"/>
    </style:style>
    <style:style style:name="T18" style:family="text">
      <style:text-properties style:font-name="Times New Roman"/>
    </style:style>
    <style:style style:name="T19" style:family="text">
      <style:text-properties style:font-name="Times New Roman" fo:font-style="italic"/>
    </style:style>
    <style:style style:name="T20" style:family="text">
      <style:text-properties style:font-name="Times New Roman" fo:font-style="italic" style:font-style-asian="italic" style:font-style-complex="italic"/>
    </style:style>
    <style:style style:name="T21" style:family="text">
      <style:text-properties style:font-name="Times New Roman" fo:font-style="italic" fo:font-weight="normal" style:font-style-asian="italic" style:font-weight-asian="normal" style:font-style-complex="italic" style:font-weight-complex="normal"/>
    </style:style>
    <style:style style:name="T22" style:family="text">
      <style:text-properties style:font-name="Times New Roman" fo:font-style="italic" fo:font-weight="bold" style:font-style-asian="italic" style:font-weight-asian="bold" style:font-style-complex="italic" style:font-weight-complex="bold"/>
    </style:style>
    <style:style style:name="T23" style:family="text">
      <style:text-properties style:font-name="Times New Roman" fo:font-style="italic" fo:font-weight="bold" style:font-weight-asian="bold" style:font-weight-complex="bold"/>
    </style:style>
    <style:style style:name="T24" style:family="text">
      <style:text-properties style:font-name="Times New Roman" fo:font-style="italic" officeooo:rsid="0059ae65"/>
    </style:style>
    <style:style style:name="T25" style:family="text">
      <style:text-properties style:font-name="Times New Roman" fo:font-weight="normal" style:font-weight-asian="normal" style:font-weight-complex="normal"/>
    </style:style>
    <style:style style:name="T26" style:family="text">
      <style:text-properties style:font-name="Times New Roman" fo:font-weight="normal" officeooo:rsid="00291258" style:font-weight-asian="normal" style:font-weight-complex="normal"/>
    </style:style>
    <style:style style:name="T27" style:family="text">
      <style:text-properties style:font-name="Times New Roman" fo:font-weight="normal" officeooo:rsid="00a9d2ee" style:font-weight-asian="normal" style:font-weight-complex="normal"/>
    </style:style>
    <style:style style:name="T28" style:family="text">
      <style:text-properties style:font-name="Times New Roman" fo:font-size="8pt" style:font-size-asian="8pt" style:font-size-complex="8pt"/>
    </style:style>
    <style:style style:name="T29" style:family="text">
      <style:text-properties style:font-name="Times New Roman" fo:font-weight="bold" style:font-weight-asian="bold" style:font-weight-complex="bold"/>
    </style:style>
    <style:style style:name="T30" style:family="text">
      <style:text-properties style:font-name="Times New Roman" fo:font-weight="bold" officeooo:rsid="00a9d2ee" style:font-weight-asian="bold" style:font-weight-complex="bold"/>
    </style:style>
    <style:style style:name="T31" style:family="text">
      <style:text-properties style:font-name="Times New Roman" fo:font-size="14pt" style:font-size-asian="14pt" style:font-size-complex="14pt"/>
    </style:style>
    <style:style style:name="T32" style:family="text">
      <style:text-properties style:font-name="Times New Roman" fo:font-size="14pt" officeooo:rsid="00a96543" style:font-size-asian="14pt" style:font-size-complex="14pt"/>
    </style:style>
    <style:style style:name="T33" style:family="text">
      <style:text-properties style:font-name="Times New Roman" fo:font-size="14pt" fo:font-weight="bold" style:font-size-asian="14pt" style:font-weight-asian="bold" style:font-size-complex="14pt" style:font-weight-complex="bold"/>
    </style:style>
    <style:style style:name="T34" style:family="text">
      <style:text-properties style:font-name="Times New Roman" fo:font-size="12pt" style:font-size-asian="12pt" style:font-size-complex="12pt"/>
    </style:style>
    <style:style style:name="T35" style:family="text">
      <style:text-properties style:font-name="Times New Roman" fo:font-size="12pt" officeooo:rsid="00456846" style:font-size-asian="12pt" style:font-size-complex="12pt"/>
    </style:style>
    <style:style style:name="T36" style:family="text">
      <style:text-properties style:font-name="Times New Roman" fo:font-size="12pt" officeooo:rsid="004e99ab" style:font-size-asian="12pt" style:font-size-complex="12pt"/>
    </style:style>
    <style:style style:name="T37" style:family="text">
      <style:text-properties style:font-name="Times New Roman" fo:font-size="12pt" officeooo:rsid="004f394d" style:font-size-asian="12pt" style:font-size-complex="12pt"/>
    </style:style>
    <style:style style:name="T38" style:family="text">
      <style:text-properties style:font-name="Times New Roman" fo:font-size="12pt" officeooo:rsid="0091f527" style:font-size-asian="12pt" style:font-size-complex="12pt"/>
    </style:style>
    <style:style style:name="T39" style:family="text">
      <style:text-properties style:font-name="Times New Roman" fo:font-size="12pt" officeooo:rsid="009a2abb" style:font-size-asian="12pt" style:font-size-complex="12pt"/>
    </style:style>
    <style:style style:name="T40" style:family="text">
      <style:text-properties style:font-name="Times New Roman" fo:font-size="12pt" officeooo:rsid="009df992" style:font-size-asian="12pt" style:font-size-complex="12pt"/>
    </style:style>
    <style:style style:name="T41" style:family="text">
      <style:text-properties style:font-name="Times New Roman" fo:font-size="12pt" officeooo:rsid="009fe0e6" style:font-size-asian="12pt" style:font-size-complex="12pt"/>
    </style:style>
    <style:style style:name="T42" style:family="text">
      <style:text-properties style:font-name="Times New Roman" fo:font-size="12pt" fo:font-weight="bold" style:font-size-asian="12pt" style:font-weight-asian="bold" style:font-size-complex="12pt" style:font-weight-complex="bold"/>
    </style:style>
    <style:style style:name="T43" style:family="text">
      <style:text-properties style:font-name="Times New Roman" fo:font-size="12pt" fo:font-style="italic" style:font-size-asian="12pt" style:font-size-complex="12pt"/>
    </style:style>
    <style:style style:name="T44" style:family="text">
      <style:text-properties style:font-name="Times New Roman" fo:font-size="12pt" fo:font-style="italic" officeooo:rsid="0091f527" style:font-size-asian="12pt" style:font-size-complex="12pt"/>
    </style:style>
    <style:style style:name="T45" style:family="text">
      <style:text-properties style:font-name="Times New Roman" fo:font-size="12pt" fo:font-style="italic" style:font-size-asian="12pt" style:font-style-asian="italic" style:font-size-complex="12pt" style:font-style-complex="italic"/>
    </style:style>
    <style:style style:name="T46" style:family="text">
      <style:text-properties style:font-name="Times New Roman" fo:font-size="12pt" fo:font-style="italic" officeooo:rsid="009fe0e6" style:font-size-asian="12pt" style:font-style-asian="italic" style:font-size-complex="12pt" style:font-style-complex="italic"/>
    </style:style>
    <style:style style:name="T47" style:family="text">
      <style:text-properties style:font-name="Times New Roman" fo:font-size="12pt" fo:font-style="italic" officeooo:rsid="00a0fbf6" style:font-size-asian="12pt" style:font-style-asian="italic" style:font-size-complex="12pt" style:font-style-complex="italic"/>
    </style:style>
    <style:style style:name="T48" style:family="text">
      <style:text-properties style:font-name="Times New Roman" fo:font-size="12pt" fo:font-style="italic" officeooo:rsid="00a1fc59" style:font-size-asian="12pt" style:font-style-asian="italic" style:font-size-complex="12pt" style:font-style-complex="italic"/>
    </style:style>
    <style:style style:name="T49" style:family="text">
      <style:text-properties style:font-name="Times New Roman" fo:font-size="12pt" fo:font-style="italic" fo:font-weight="bold" style:font-size-asian="12pt" style:font-weight-asian="bold" style:font-size-complex="12pt" style:font-weight-complex="bold"/>
    </style:style>
    <style:style style:name="T50" style:family="text">
      <style:text-properties style:font-name="Times New Roman" fo:font-size="12pt" fo:font-style="normal" style:font-size-asian="12pt" style:font-style-asian="normal" style:font-size-complex="12pt" style:font-style-complex="normal"/>
    </style:style>
    <style:style style:name="T51" style:family="text">
      <style:text-properties style:font-name="Times New Roman" fo:font-size="12pt" fo:font-style="normal" officeooo:rsid="009fe0e6" style:font-size-asian="12pt" style:font-style-asian="normal" style:font-size-complex="12pt" style:font-style-complex="normal"/>
    </style:style>
    <style:style style:name="T5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3" style:family="text">
      <style:text-properties style:font-name="Times New Roman" fo:font-size="11pt" style:font-size-asian="11pt" style:font-size-complex="11pt"/>
    </style:style>
    <style:style style:name="T54" style:family="text">
      <style:text-properties style:font-name="Times New Roman" fo:font-size="11pt" officeooo:rsid="00291258" style:font-size-asian="11pt" style:font-size-complex="11pt"/>
    </style:style>
    <style:style style:name="T55" style:family="text">
      <style:text-properties style:font-name="Times New Roman" fo:font-size="11pt" officeooo:rsid="00293968" style:font-size-asian="11pt" style:font-size-complex="11pt"/>
    </style:style>
    <style:style style:name="T56" style:family="text">
      <style:text-properties style:font-name="Times New Roman" fo:font-size="11pt" officeooo:rsid="00410f91" style:font-size-asian="11pt" style:font-size-complex="11pt"/>
    </style:style>
    <style:style style:name="T57" style:family="text">
      <style:text-properties style:font-name="Times New Roman" fo:font-size="11pt" officeooo:rsid="004e7a6c" style:font-size-asian="11pt" style:font-size-complex="11pt"/>
    </style:style>
    <style:style style:name="T58" style:family="text">
      <style:text-properties style:font-name="Times New Roman" fo:font-size="11pt" officeooo:rsid="004e99ab" style:font-size-asian="11pt" style:font-size-complex="11pt"/>
    </style:style>
    <style:style style:name="T59" style:family="text">
      <style:text-properties style:font-name="Times New Roman" fo:font-size="11pt" officeooo:rsid="00795459" style:font-size-asian="11pt" style:font-size-complex="11pt"/>
    </style:style>
    <style:style style:name="T60" style:family="text">
      <style:text-properties style:font-name="Times New Roman" fo:font-size="11pt" officeooo:rsid="007a0088" style:font-size-asian="11pt" style:font-size-complex="11pt"/>
    </style:style>
    <style:style style:name="T61" style:family="text">
      <style:text-properties style:font-name="Times New Roman" fo:font-size="11pt" officeooo:rsid="007d6b3a" style:font-size-asian="11pt" style:font-size-complex="11pt"/>
    </style:style>
    <style:style style:name="T62" style:family="text">
      <style:text-properties style:font-name="Times New Roman" fo:font-size="11pt" officeooo:rsid="007f8220" style:font-size-asian="11pt" style:font-size-complex="11pt"/>
    </style:style>
    <style:style style:name="T63" style:family="text">
      <style:text-properties style:font-name="Times New Roman" fo:font-size="11pt" officeooo:rsid="0091f527" style:font-size-asian="11pt" style:font-size-complex="11pt"/>
    </style:style>
    <style:style style:name="T64" style:family="text">
      <style:text-properties style:font-name="Times New Roman" fo:font-size="11pt" officeooo:rsid="00a96543" style:font-size-asian="11pt" style:font-size-complex="11pt"/>
    </style:style>
    <style:style style:name="T65" style:family="text">
      <style:text-properties style:font-name="Times New Roman" fo:font-size="11pt" officeooo:rsid="00a9d2ee" style:font-size-asian="11pt" style:font-size-complex="11pt"/>
    </style:style>
    <style:style style:name="T66" style:family="text">
      <style:text-properties style:font-name="Times New Roman" fo:font-size="11pt" officeooo:rsid="00aae881" style:font-size-asian="11pt" style:font-size-complex="11pt"/>
    </style:style>
    <style:style style:name="T67" style:family="text">
      <style:text-properties style:font-name="Times New Roman" fo:font-size="11pt" fo:font-weight="bold" style:font-size-asian="11pt" style:font-weight-asian="bold" style:font-size-complex="11pt" style:font-weight-complex="bold"/>
    </style:style>
    <style:style style:name="T68" style:family="text">
      <style:text-properties style:font-name="Times New Roman" fo:font-size="11pt" fo:font-style="italic" style:font-size-asian="11pt" style:font-size-complex="11pt"/>
    </style:style>
    <style:style style:name="T69" style:family="text">
      <style:text-properties style:font-name="Times New Roman" fo:font-size="11pt" fo:font-style="italic" officeooo:rsid="003fbb93" style:font-size-asian="11pt" style:font-size-complex="11pt"/>
    </style:style>
    <style:style style:name="T70" style:family="text">
      <style:text-properties style:font-name="Times New Roman" fo:font-size="11pt" fo:font-style="italic" style:font-size-asian="11pt" style:font-style-asian="italic" style:font-size-complex="11pt" style:font-style-complex="italic"/>
    </style:style>
    <style:style style:name="T71" style:family="text">
      <style:text-properties style:font-name="Times New Roman" fo:font-size="11pt" fo:font-style="italic" officeooo:rsid="00293968" style:font-size-asian="11pt" style:font-style-asian="italic" style:font-size-complex="11pt" style:font-style-complex="italic"/>
    </style:style>
    <style:style style:name="T72" style:family="text">
      <style:text-properties style:font-name="Times New Roman" fo:font-size="11pt" fo:font-style="italic" officeooo:rsid="004e99ab" style:font-size-asian="11pt" style:font-style-asian="italic" style:font-size-complex="11pt" style:font-style-complex="italic"/>
    </style:style>
    <style:style style:name="T73" style:family="text">
      <style:text-properties style:font-name="Times New Roman" fo:font-size="11pt" fo:font-style="italic" officeooo:rsid="007d6b3a" style:font-size-asian="11pt" style:font-style-asian="italic" style:font-size-complex="11pt" style:font-style-complex="italic"/>
    </style:style>
    <style:style style:name="T74" style:family="text">
      <style:text-properties style:font-name="Times New Roman" fo:font-size="11pt" fo:font-style="italic" officeooo:rsid="007f8220" style:font-size-asian="11pt" style:font-style-asian="italic" style:font-size-complex="11pt" style:font-style-complex="italic"/>
    </style:style>
    <style:style style:name="T75" style:family="text">
      <style:text-properties style:font-name="Times New Roman" fo:font-size="11pt" fo:font-style="italic" officeooo:rsid="00aae881" style:font-size-asian="11pt" style:font-style-asian="italic" style:font-size-complex="11pt" style:font-style-complex="italic"/>
    </style:style>
    <style:style style:name="T7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77" style:family="text">
      <style:text-properties style:font-name="Times New Roman" fo:font-size="11pt" fo:font-style="italic" fo:font-weight="normal" officeooo:rsid="00277c6b" style:font-size-asian="11pt" style:font-style-asian="italic" style:font-weight-asian="normal" style:font-size-complex="11pt" style:font-style-complex="italic" style:font-weight-complex="normal"/>
    </style:style>
    <style:style style:name="T78" style:family="text">
      <style:text-properties style:font-name="Times New Roman" fo:font-size="11pt" fo:font-style="italic" fo:font-weight="normal" officeooo:rsid="00a9d2ee" style:font-size-asian="11pt" style:font-style-asian="italic" style:font-weight-asian="normal" style:font-size-complex="11pt" style:font-style-complex="italic" style:font-weight-complex="normal"/>
    </style:style>
    <style:style style:name="T79"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80" style:family="text">
      <style:text-properties style:font-name="Times New Roman" fo:font-size="11pt" fo:font-style="italic" fo:font-weight="bold" style:font-size-asian="11pt" style:font-weight-asian="bold" style:font-size-complex="11pt" style:font-weight-complex="bold"/>
    </style:style>
    <style:style style:name="T81" style:family="text">
      <style:text-properties style:font-name="Times New Roman" fo:font-size="11pt" fo:font-style="italic" style:text-underline-style="none" fo:font-weight="bold" style:font-size-asian="11pt" style:font-style-asian="italic" style:font-weight-asian="bold" style:font-size-complex="11pt" style:font-style-complex="italic" style:font-weight-complex="bold"/>
    </style:style>
    <style:style style:name="T82" style:family="text">
      <style:text-properties style:font-name="Times New Roman" fo:font-size="11pt" fo:language="zxx" fo:country="none" style:font-size-asian="11pt" style:language-asian="zxx" style:country-asian="none" style:font-size-complex="11pt" style:language-complex="zxx" style:country-complex="none"/>
    </style:style>
    <style:style style:name="T83" style:family="text">
      <style:text-properties style:font-name="Times New Roman" fo:font-size="11pt" fo:font-weight="normal" style:font-size-asian="11pt" style:font-weight-asian="normal" style:font-size-complex="11pt" style:font-weight-complex="normal"/>
    </style:style>
    <style:style style:name="T84" style:family="text">
      <style:text-properties style:font-name="Times New Roman" fo:font-size="11pt" fo:font-weight="normal" officeooo:rsid="00277c6b" style:font-size-asian="11pt" style:font-weight-asian="normal" style:font-size-complex="11pt" style:font-weight-complex="normal"/>
    </style:style>
    <style:style style:name="T85" style:family="text">
      <style:text-properties style:font-name="Times New Roman" fo:font-size="11pt" fo:font-weight="normal" officeooo:rsid="00a96543" style:font-size-asian="11pt" style:font-weight-asian="normal" style:font-size-complex="11pt" style:font-weight-complex="normal"/>
    </style:style>
    <style:style style:name="T86" style:family="text">
      <style:text-properties style:font-name="Times New Roman" fo:font-size="11pt" fo:font-weight="normal" officeooo:rsid="00a969a3" style:font-size-asian="11pt" style:font-weight-asian="normal" style:font-size-complex="11pt" style:font-weight-complex="normal"/>
    </style:style>
    <style:style style:name="T87" style:family="text">
      <style:text-properties style:font-name="Times New Roman" fo:font-size="11pt" fo:font-weight="normal" officeooo:rsid="00a9d2ee" style:font-size-asian="11pt" style:font-weight-asian="normal" style:font-size-complex="11pt" style:font-weight-complex="normal"/>
    </style:style>
    <style:style style:name="T88"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89" style:family="text">
      <style:text-properties style:font-name="Times New Roman" fo:font-size="11pt" fo:font-style="normal" fo:font-weight="normal" officeooo:rsid="00277c6b" style:font-size-asian="11pt" style:font-style-asian="normal" style:font-weight-asian="normal" style:font-size-complex="11pt" style:font-style-complex="normal" style:font-weight-complex="normal"/>
    </style:style>
    <style:style style:name="T90" style:family="text">
      <style:text-properties style:font-name="Times New Roman" fo:font-size="11pt" fo:font-style="normal" fo:font-weight="normal" officeooo:rsid="00a9d2ee" style:font-size-asian="11pt" style:font-style-asian="normal" style:font-weight-asian="normal" style:font-size-complex="11pt" style:font-style-complex="normal" style:font-weight-complex="normal"/>
    </style:style>
    <style:style style:name="T91" style:family="text">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T92" style:family="text">
      <style:text-properties style:font-name="Times New Roman" fo:font-size="11pt" fo:font-style="normal" style:font-size-asian="11pt" style:font-style-asian="normal" style:font-size-complex="11pt" style:font-style-complex="normal"/>
    </style:style>
    <style:style style:name="T93" style:family="text">
      <style:text-properties style:font-name="Times New Roman" fo:font-size="11pt" fo:font-style="normal" officeooo:rsid="00293968" style:font-size-asian="11pt" style:font-style-asian="normal" style:font-size-complex="11pt" style:font-style-complex="normal"/>
    </style:style>
    <style:style style:name="T94" style:family="text">
      <style:text-properties style:font-name="Times New Roman" fo:font-size="11pt" fo:font-style="normal" officeooo:rsid="007d6b3a" style:font-size-asian="11pt" style:font-style-asian="normal" style:font-size-complex="11pt" style:font-style-complex="normal"/>
    </style:style>
    <style:style style:name="T95" style:family="text">
      <style:text-properties style:font-name="Times New Roman" fo:font-size="11pt" fo:font-style="normal" officeooo:rsid="007f8220" style:font-size-asian="11pt" style:font-style-asian="normal" style:font-size-complex="11pt" style:font-style-complex="normal"/>
    </style:style>
    <style:style style:name="T96" style:family="text">
      <style:text-properties style:font-name="Times New Roman" fo:font-style="normal" style:font-style-asian="normal" style:font-style-complex="normal"/>
    </style:style>
    <style:style style:name="T97" style:family="text">
      <style:text-properties style:font-name="Times New Roman" fo:font-style="normal" fo:font-weight="bold" style:font-style-asian="normal" style:font-weight-asian="bold" style:font-style-complex="normal" style:font-weight-complex="bold"/>
    </style:style>
    <style:style style:name="T98" style:family="text">
      <style:text-properties style:font-name="Times New Roman" fo:font-style="normal" fo:font-weight="normal"/>
    </style:style>
    <style:style style:name="T99" style:family="text">
      <style:text-properties style:font-name="Times New Roman" fo:font-style="normal" fo:font-weight="normal" style:font-style-asian="normal" style:font-weight-asian="normal" style:font-style-complex="normal" style:font-weight-complex="normal"/>
    </style:style>
    <style:style style:name="T100" style:family="text">
      <style:text-properties style:font-name="Times New Roman" fo:font-style="normal" fo:font-weight="normal" officeooo:rsid="00293968" style:font-style-asian="normal" style:font-weight-asian="normal" style:font-style-complex="normal" style:font-weight-complex="normal"/>
    </style:style>
    <style:style style:name="T101" style:family="text">
      <style:text-properties style:font-name="Times New Roman" fo:font-style="normal" fo:font-weight="normal" officeooo:rsid="0059ae65" style:font-style-asian="normal" style:font-weight-asian="normal" style:font-style-complex="normal" style:font-weight-complex="normal"/>
    </style:style>
    <style:style style:name="T102" style:family="text">
      <style:text-properties style:font-name="Times New Roman" fo:font-size="16pt" fo:font-weight="bold" style:font-size-asian="16pt" style:font-weight-asian="bold" style:font-size-complex="16pt" style:font-weight-complex="bold"/>
    </style:style>
    <style:style style:name="T103" style:family="text">
      <style:text-properties style:font-name="Times New Roman" officeooo:rsid="00291258"/>
    </style:style>
    <style:style style:name="T104" style:family="text">
      <style:text-properties style:font-name="Times New Roman" officeooo:rsid="00293968"/>
    </style:style>
    <style:style style:name="T105" style:family="text">
      <style:text-properties style:font-name="Times New Roman" officeooo:rsid="002cfc3c"/>
    </style:style>
    <style:style style:name="T106" style:family="text">
      <style:text-properties style:font-name="Times New Roman" officeooo:rsid="00395599"/>
    </style:style>
    <style:style style:name="T107" style:family="text">
      <style:text-properties style:font-name="Times New Roman" officeooo:rsid="00582539"/>
    </style:style>
    <style:style style:name="T108" style:family="text">
      <style:text-properties style:font-name="Times New Roman" officeooo:rsid="0059ae65"/>
    </style:style>
    <style:style style:name="T109" style:family="text">
      <style:text-properties style:font-name="Times New Roman" officeooo:rsid="00a9d2ee"/>
    </style:style>
    <style:style style:name="T110" style:family="text">
      <style:text-properties style:font-name="Times New Roman" officeooo:rsid="00aae881"/>
    </style:style>
    <style:style style:name="T111" style:family="text">
      <style:text-properties fo:font-style="italic"/>
    </style:style>
    <style:style style:name="T112" style:family="text">
      <style:text-properties fo:font-style="italic" style:font-style-asian="italic" style:font-style-complex="italic"/>
    </style:style>
    <style:style style:name="T113" style:family="text">
      <style:text-properties fo:font-style="italic" officeooo:rsid="0023f154" style:font-style-asian="italic" style:font-style-complex="italic"/>
    </style:style>
    <style:style style:name="T114" style:family="text">
      <style:text-properties fo:font-style="italic" officeooo:rsid="0030b78b" style:font-style-asian="italic" style:font-style-complex="italic"/>
    </style:style>
    <style:style style:name="T115" style:family="text">
      <style:text-properties fo:font-style="italic" officeooo:rsid="00604d5d" style:font-style-asian="italic" style:font-style-complex="italic"/>
    </style:style>
    <style:style style:name="T116" style:family="text">
      <style:text-properties fo:font-style="italic" officeooo:rsid="008d4d73" style:font-style-asian="italic" style:font-style-complex="italic"/>
    </style:style>
    <style:style style:name="T117" style:family="text">
      <style:text-properties fo:font-style="italic" fo:font-weight="normal"/>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294da6" style:font-style-asian="italic" style:font-weight-asian="normal" style:font-style-complex="italic" style:font-weight-complex="normal"/>
    </style:style>
    <style:style style:name="T120" style:family="text">
      <style:text-properties fo:font-style="italic" fo:font-weight="bold"/>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style:language-asian="en" style:country-asian="US" style:font-style-asian="italic" style:font-style-complex="italic"/>
    </style:style>
    <style:style style:name="T123" style:family="text">
      <style:text-properties fo:font-style="italic" style:text-underline-style="solid" style:text-underline-width="auto" style:text-underline-color="font-color" fo:font-weight="bold"/>
    </style:style>
    <style:style style:name="T124" style:family="text">
      <style:text-properties fo:font-style="italic" style:text-underline-style="solid" style:text-underline-width="auto" style:text-underline-color="font-color" style:font-style-asian="italic" style:font-style-complex="italic"/>
    </style:style>
    <style:style style:name="T125" style:family="text">
      <style:text-properties fo:font-style="normal" style:font-style-asian="normal" style:font-style-complex="normal"/>
    </style:style>
    <style:style style:name="T126" style:family="text">
      <style:text-properties fo:font-style="normal" officeooo:rsid="00294da6" style:font-style-asian="normal" style:font-style-complex="normal"/>
    </style:style>
    <style:style style:name="T127" style:family="text">
      <style:text-properties fo:font-style="normal" officeooo:rsid="005c176c" style:font-style-asian="normal" style:font-style-complex="normal"/>
    </style:style>
    <style:style style:name="T128" style:family="text">
      <style:text-properties fo:font-style="normal" officeooo:rsid="005d7965" style:font-style-asian="normal" style:font-style-complex="normal"/>
    </style:style>
    <style:style style:name="T129" style:family="text">
      <style:text-properties fo:font-style="normal" officeooo:rsid="005f8726" style:font-style-asian="normal" style:font-style-complex="normal"/>
    </style:style>
    <style:style style:name="T130" style:family="text">
      <style:text-properties fo:font-style="normal" officeooo:rsid="00aae881" style:font-style-asian="normal" style:font-style-complex="normal"/>
    </style:style>
    <style:style style:name="T131" style:family="text">
      <style:text-properties fo:font-style="normal" fo:font-weight="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294da6" style:font-style-asian="normal" style:font-weight-asian="normal" style:font-style-complex="normal" style:font-weight-complex="normal"/>
    </style:style>
    <style:style style:name="T134" style:family="text">
      <style:text-properties fo:font-style="normal" fo:font-weight="normal" officeooo:rsid="006089d9" style:font-style-asian="normal" style:font-weight-asian="normal" style:font-style-complex="normal" style:font-weight-complex="normal"/>
    </style:style>
    <style:style style:name="T135" style:family="text">
      <style:text-properties fo:font-style="normal" fo:font-weight="normal" officeooo:rsid="006a6c13" style:font-style-asian="normal" style:font-weight-asian="normal" style:font-style-complex="normal" style:font-weight-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fo:font-style="normal" style:text-underline-style="solid" style:text-underline-width="auto" style:text-underline-color="font-color" style:font-style-asian="normal" style:font-style-complex="normal"/>
    </style:style>
    <style:style style:name="T138" style:family="text">
      <style:text-properties fo:font-style="normal" style:text-underline-style="none" style:font-style-asian="normal" style:font-style-complex="normal"/>
    </style:style>
    <style:style style:name="T139" style:family="text">
      <style:text-properties fo:color="#000080" fo:font-style="italic" style:text-underline-style="none" fo:font-weight="normal" style:font-name-asian="Cumberland" style:font-style-asian="italic" style:font-weight-asian="normal" style:font-name-complex="Cumberland" style:font-style-complex="italic" style:font-weight-complex="normal"/>
    </style:style>
    <style:style style:name="T140" style:family="text">
      <style:text-properties fo:color="#0000ff" fo:font-size="10pt" style:text-underline-style="solid" style:text-underline-width="auto" style:text-underline-color="font-color" fo:font-weight="normal" style:font-name-asian="Cumberland" style:font-size-asian="10pt" style:font-weight-asian="normal" style:font-name-complex="Cumberland" style:font-size-complex="10pt" style:font-weight-complex="normal"/>
    </style:style>
    <style:style style:name="T141" style:family="text">
      <style:text-properties fo:color="#0000ff" style:font-name="Times New Roman" fo:font-size="9pt" style:text-underline-style="solid" style:text-underline-width="auto" style:text-underline-color="font-color" fo:font-weight="normal" style:font-size-asian="9pt" style:font-weight-asian="normal" style:font-size-complex="9pt" style:font-weight-complex="normal"/>
    </style:style>
    <style:style style:name="T142" style:family="text">
      <style:text-properties style:font-name="DejaVu Serif" fo:font-size="8pt" fo:font-weight="normal" style:font-size-asian="8pt" style:font-weight-asian="normal" style:font-size-complex="8pt" style:font-weight-complex="normal"/>
    </style:style>
    <style:style style:name="T143" style:family="text">
      <style:text-properties style:font-name="Times1" fo:font-style="normal" style:font-style-asian="normal" style:font-style-complex="normal"/>
    </style:style>
    <style:style style:name="T144" style:family="text">
      <style:text-properties fo:color="#000000"/>
    </style:style>
    <style:style style:name="T145" style:family="text">
      <style:text-properties fo:color="#000000"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146" style:family="text">
      <style:text-properties fo:color="#000000" style:font-name="Times New Roman"/>
    </style:style>
    <style:style style:name="T147" style:family="text">
      <style:text-properties fo:color="#000000" style:font-name="Times New Roman" fo:font-size="11pt" fo:font-style="italic" style:font-size-asian="11pt" style:font-style-asian="italic" style:font-size-complex="11pt" style:font-style-complex="italic"/>
    </style:style>
    <style:style style:name="T148" style:family="text">
      <style:text-properties fo:color="#000000" style:font-name="Times New Roman" fo:font-size="11pt" fo:font-style="italic" style:text-underline-style="none" style:font-size-asian="11pt" style:font-style-asian="italic" style:font-size-complex="11pt" style:font-style-complex="italic"/>
    </style:style>
    <style:style style:name="T149" style:family="text">
      <style:text-properties fo:color="#000000" style:font-name="Times New Roman" fo:font-size="11pt" style:font-size-asian="11pt" style:font-size-complex="11pt"/>
    </style:style>
    <style:style style:name="T150" style:family="text">
      <style:text-properties fo:color="#000000" style:font-name="Times New Roman" fo:font-style="italic" style:font-style-asian="italic" style:font-style-complex="italic"/>
    </style:style>
    <style:style style:name="T151" style:family="text">
      <style:text-properties fo:color="#000000" style:text-position="33% 80%" style:font-name="Times New Roman" fo:font-size="11pt" style:font-size-asian="11pt" style:font-size-complex="11pt"/>
    </style:style>
    <style:style style:name="T152" style:family="text">
      <style:text-properties fo:color="#000000" fo:font-style="italic" style:font-style-asian="italic" style:font-style-complex="italic"/>
    </style:style>
    <style:style style:name="T153" style:family="text">
      <style:text-properties style:text-position="super 58%"/>
    </style:style>
    <style:style style:name="T154" style:family="text">
      <style:text-properties fo:color="#800000"/>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font-weight="bold" officeooo:rsid="003a3ab0" style:font-weight-asian="bold" style:font-weight-complex="bold"/>
    </style:style>
    <style:style style:name="T158" style:family="text">
      <style:text-properties fo:font-weight="bold" officeooo:rsid="002b8b8e"/>
    </style:style>
    <style:style style:name="T159" style:family="text">
      <style:text-properties fo:font-weight="bold" officeooo:rsid="00795459"/>
    </style:style>
    <style:style style:name="T160" style:family="text">
      <style:text-properties fo:font-weight="normal"/>
    </style:style>
    <style:style style:name="T161" style:family="text">
      <style:text-properties fo:font-weight="normal" style:font-weight-asian="normal" style:font-weight-complex="normal"/>
    </style:style>
    <style:style style:name="T162" style:family="text">
      <style:text-properties fo:font-weight="normal" officeooo:rsid="0023623b" style:font-weight-asian="normal" style:font-weight-complex="normal"/>
    </style:style>
    <style:style style:name="T163" style:family="text">
      <style:text-properties fo:font-weight="normal" officeooo:rsid="00a56f78" style:font-weight-asian="normal" style:font-weight-complex="normal"/>
    </style:style>
    <style:style style:name="T164" style:family="text">
      <style:text-properties fo:font-weight="normal" officeooo:rsid="00a7efe2" style:font-weight-asian="normal" style:font-weight-complex="normal"/>
    </style:style>
    <style:style style:name="T165" style:family="text">
      <style:text-properties fo:font-size="11pt" fo:font-weight="normal" style:font-size-asian="11pt" style:font-size-complex="11pt"/>
    </style:style>
    <style:style style:name="T166" style:family="text">
      <style:text-properties fo:font-size="11pt" fo:font-weight="normal" style:font-size-asian="11pt" style:font-weight-asian="normal" style:font-size-complex="11pt" style:font-weight-complex="normal"/>
    </style:style>
    <style:style style:name="T167" style:family="text">
      <style:text-properties fo:font-size="11pt" fo:font-weight="normal" officeooo:rsid="002099a3" style:font-size-asian="11pt" style:font-weight-asian="normal" style:font-size-complex="11pt" style:font-weight-complex="normal"/>
    </style:style>
    <style:style style:name="T168" style:family="text">
      <style:text-properties fo:font-size="11pt" fo:font-style="italic" fo:font-weight="normal" style:font-size-asian="11pt" style:font-size-complex="11pt"/>
    </style:style>
    <style:style style:name="T169" style:family="text">
      <style:text-properties fo:font-size="11pt" fo:font-style="italic" style:font-size-asian="11pt" style:font-style-asian="italic" style:font-size-complex="11pt" style:font-style-complex="italic"/>
    </style:style>
    <style:style style:name="T170" style:family="text">
      <style:text-properties fo:font-size="11pt" fo:font-style="italic" fo:font-weight="bold" style:font-size-asian="11pt" style:font-style-asian="italic" style:font-weight-asian="bold" style:font-size-complex="11pt" style:font-style-complex="italic" style:font-weight-complex="bold"/>
    </style:style>
    <style:style style:name="T171" style:family="text">
      <style:text-properties fo:font-size="11pt" style:font-size-asian="11pt" style:font-size-complex="11pt"/>
    </style:style>
    <style:style style:name="T172" style:family="text">
      <style:text-properties fo:font-size="11pt" officeooo:rsid="006089d9" style:font-size-asian="11pt" style:font-size-complex="11pt"/>
    </style:style>
    <style:style style:name="T173" style:family="text">
      <style:text-properties fo:font-size="11pt" officeooo:rsid="007e6ae6" style:font-size-asian="11pt" style:font-size-complex="11pt"/>
    </style:style>
    <style:style style:name="T174" style:family="text">
      <style:text-properties fo:font-size="11pt" fo:font-weight="bold" style:font-size-asian="11pt" style:font-weight-asian="bold" style:font-size-complex="11pt" style:font-weight-complex="bold"/>
    </style:style>
    <style:style style:name="T175" style:family="text">
      <style:text-properties fo:font-size="11pt" fo:font-style="normal" fo:font-weight="bold" style:font-size-asian="11pt" style:font-style-asian="normal" style:font-weight-asian="bold" style:font-size-complex="11pt" style:font-style-complex="normal" style:font-weight-complex="bold"/>
    </style:style>
    <style:style style:name="T176" style:family="text">
      <style:text-properties fo:font-variant="normal" fo:text-transform="none" fo:font-style="normal"/>
    </style:style>
    <style:style style:name="T177" style:family="text">
      <style:text-properties fo:font-variant="normal" fo:text-transform="none" fo:font-style="normal" fo:font-weight="bold"/>
    </style:style>
    <style:style style:name="T178" style:family="text">
      <style:text-properties fo:font-variant="normal" fo:text-transform="none" fo:font-style="normal" fo:font-weight="normal"/>
    </style:style>
    <style:style style:name="T179" style:family="text">
      <style:text-properties fo:font-variant="normal" fo:text-transform="none" fo:font-style="normal" style:text-underline-style="solid" style:text-underline-width="auto" style:text-underline-color="font-color" fo:font-weight="bold"/>
    </style:style>
    <style:style style:name="T180" style:family="text">
      <style:text-properties fo:font-variant="normal" fo:text-transform="none" style:text-line-through-style="none" style:text-line-through-type="none" fo:font-style="normal" style:text-underline-style="none" fo:font-weight="normal" style:text-blinking="false"/>
    </style:style>
    <style:style style:name="T181" style:family="text">
      <style:text-properties fo:font-variant="normal" fo:text-transform="none" style:text-line-through-style="none" style:text-line-through-type="none" fo:font-style="normal" style:text-underline-style="none" fo:font-weight="normal" officeooo:rsid="00a7ff64" style:text-blinking="false"/>
    </style:style>
    <style:style style:name="T182" style:family="text">
      <style:text-properties fo:font-variant="normal" fo:text-transform="none" style:text-line-through-style="none" style:text-line-through-type="none" fo:font-style="normal" style:text-underline-style="none" fo:font-weight="bold" style:text-blinking="false"/>
    </style:style>
    <style:style style:name="T183" style:family="text">
      <style:text-properties fo:font-variant="normal" fo:text-transform="none" style:text-line-through-style="none" style:text-line-through-type="none" fo:font-style="normal" style:text-underline-style="none" style:text-blinking="false"/>
    </style:style>
    <style:style style:name="T184" style:family="text">
      <style:text-properties fo:font-variant="normal" fo:text-transform="none" style:text-line-through-style="none" style:text-line-through-type="none" style:text-underline-style="none" style:text-blinking="false"/>
    </style:style>
    <style:style style:name="T185" style:family="text">
      <style:text-properties fo:font-variant="normal" fo:text-transform="none" style:text-line-through-style="none" style:text-line-through-type="none" style:text-underline-style="none" fo:font-weight="normal" style:text-blinking="false"/>
    </style:style>
    <style:style style:name="T186" style:family="text">
      <style:text-properties fo:font-variant="normal" fo:text-transform="none" fo:font-size="11pt" fo:font-style="normal" style:font-size-asian="11pt" style:font-size-complex="11pt"/>
    </style:style>
    <style:style style:name="T187" style:family="text">
      <style:text-properties fo:font-variant="normal" fo:text-transform="none" fo:font-size="11pt" fo:font-style="normal" fo:font-weight="bold" style:font-size-asian="11pt" style:font-size-complex="11pt"/>
    </style:style>
    <style:style style:name="T188" style:family="text">
      <style:text-properties fo:font-variant="normal" fo:text-transform="none" fo:font-size="11pt" fo:font-style="normal" fo:font-weight="normal" style:font-size-asian="11pt" style:font-size-complex="11pt"/>
    </style:style>
    <style:style style:name="T189" style:family="text">
      <style:text-properties fo:font-variant="normal" fo:text-transform="none" fo:font-size="11pt" style:font-size-asian="11pt" style:font-size-complex="11pt"/>
    </style:style>
    <style:style style:name="T190" style:family="text">
      <style:text-properties fo:font-variant="normal" fo:text-transform="none" fo:color="#000000" style:font-name="Times New Roman" fo:font-size="11pt" fo:letter-spacing="normal" fo:font-style="normal" fo:font-weight="normal"/>
    </style:style>
    <style:style style:name="T191" style:family="text">
      <style:text-properties fo:font-variant="normal" fo:text-transform="none" fo:color="#000000" style:font-name="Times New Roman" fo:font-size="11pt" fo:letter-spacing="normal" fo:font-style="normal" fo:font-weight="normal" style:font-size-asian="11pt" style:font-size-complex="11pt"/>
    </style:style>
    <style:style style:name="T192" style:family="text">
      <style:text-properties fo:font-variant="normal" fo:text-transform="none" fo:color="#000000" style:font-name="Times New Roman" fo:font-size="11pt" fo:letter-spacing="normal" fo:font-style="normal" fo:font-weight="normal" officeooo:rsid="002099a3" style:font-size-asian="11pt" style:font-size-complex="11pt"/>
    </style:style>
    <style:style style:name="T193" style:family="text">
      <style:text-properties fo:font-variant="normal" fo:text-transform="none" fo:color="#000000" style:font-name="Times New Roman" fo:font-size="11pt" fo:letter-spacing="normal" fo:font-style="normal" fo:font-weight="normal" officeooo:rsid="00621045" style:font-size-asian="11pt" style:font-size-complex="11pt"/>
    </style:style>
    <style:style style:name="T194" style:family="text">
      <style:text-properties fo:font-variant="normal" fo:text-transform="none" fo:color="#000000" style:font-name="Times New Roman" fo:font-size="11pt" fo:letter-spacing="normal" fo:font-style="normal" fo:font-weight="normal" officeooo:rsid="00631566" style:font-size-asian="11pt" style:font-size-complex="11pt"/>
    </style:style>
    <style:style style:name="T195" style:family="text">
      <style:text-properties fo:font-variant="normal" fo:text-transform="none" fo:color="#000000" style:font-name="Times New Roman" fo:font-size="11pt" fo:letter-spacing="normal" fo:font-style="normal" fo:font-weight="normal" officeooo:rsid="00aae881" style:font-size-asian="11pt" style:font-size-complex="11pt"/>
    </style:style>
    <style:style style:name="T196" style:family="text">
      <style:text-properties fo:font-variant="normal" fo:text-transform="none" fo:color="#000000" style:font-name="Times New Roman" fo:font-size="11pt" fo:letter-spacing="normal" fo:font-style="normal" fo:font-weight="normal" officeooo:rsid="00aae881" style:font-size-asian="11pt" style:font-style-asian="normal" style:font-size-complex="11pt" style:font-style-complex="normal"/>
    </style:style>
    <style:style style:name="T197" style:family="text">
      <style:text-properties fo:font-variant="normal" fo:text-transform="none" fo:color="#000000" style:font-name="Times New Roman" fo:font-size="11pt" fo:letter-spacing="normal" fo:font-style="normal" fo:font-weight="normal" officeooo:rsid="00646bc3"/>
    </style:style>
    <style:style style:name="T198" style:family="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T199" style:family="text">
      <style:text-properties fo:font-variant="normal" fo:text-transform="none" fo:color="#000000" style:font-name="Times New Roman" fo:font-size="11pt" fo:letter-spacing="normal" fo:font-style="italic" fo:font-weight="normal" style:font-size-asian="11pt" style:font-size-complex="11pt"/>
    </style:style>
    <style:style style:name="T200" style:family="text">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T201" style:family="text">
      <style:text-properties fo:font-variant="normal" fo:text-transform="none" fo:color="#000000" style:font-name="Times New Roman" fo:font-size="11pt" fo:letter-spacing="normal" fo:font-style="italic" fo:font-weight="normal" officeooo:rsid="00aae881" style:font-size-asian="11pt" style:font-style-asian="italic" style:font-size-complex="11pt" style:font-style-complex="italic"/>
    </style:style>
    <style:style style:name="T202" style:family="text">
      <style:text-properties fo:font-variant="normal" fo:text-transform="none" fo:color="#000000" style:font-name="Times New Roman" fo:font-size="9pt" fo:letter-spacing="normal" fo:font-style="normal" fo:font-weight="normal"/>
    </style:style>
    <style:style style:name="T203" style:family="text">
      <style:text-properties fo:font-variant="normal" fo:text-transform="none" fo:color="#000000" style:font-name="Monaco" fo:font-size="9pt" fo:letter-spacing="normal" fo:font-style="normal" fo:font-weight="normal"/>
    </style:style>
    <style:style style:name="T204" style:family="text">
      <style:text-properties fo:font-variant="normal" fo:text-transform="none" fo:color="#000000" style:font-name="Monaco" fo:font-size="12.75pt" fo:letter-spacing="normal" fo:font-style="normal" fo:font-weight="normal"/>
    </style:style>
    <style:style style:name="T205" style:family="text">
      <style:text-properties fo:font-variant="normal" fo:text-transform="none" fo:color="#000000" style:font-name="Times New Roman1" fo:letter-spacing="normal"/>
    </style:style>
    <style:style style:name="T206" style:family="text">
      <style:text-properties fo:font-variant="normal" fo:text-transform="none" fo:color="#000000" style:font-name="Times New Roman1" fo:letter-spacing="normal" fo:font-style="italic" fo:font-weight="normal" style:font-style-asian="italic" style:font-style-complex="italic"/>
    </style:style>
    <style:style style:name="T207" style:family="text">
      <style:text-properties fo:font-variant="normal" fo:text-transform="none" fo:color="#000000" style:font-name="Times New Roman1" fo:letter-spacing="normal" fo:font-style="normal" fo:font-weight="normal"/>
    </style:style>
    <style:style style:name="T208" style:family="text">
      <style:text-properties fo:font-variant="normal" fo:text-transform="none" fo:color="#000000" style:font-name="Times New Roman1" fo:letter-spacing="normal" fo:font-style="normal" fo:font-weight="normal" style:font-style-asian="normal" style:font-style-complex="normal"/>
    </style:style>
    <style:style style:name="T209" style:family="text">
      <style:text-properties fo:font-variant="normal" fo:text-transform="none" fo:color="#000000" style:font-name="Times New Roman1" fo:font-size="11pt" fo:letter-spacing="normal" fo:font-style="normal" fo:font-weight="normal" style:font-size-asian="11pt" style:font-size-complex="11pt"/>
    </style:style>
    <style:style style:name="T210" style:family="text">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T211" style:family="text">
      <style:text-properties fo:font-variant="normal" fo:text-transform="none" fo:color="#000000" style:font-name="Times New Roman1" fo:font-size="11pt" fo:letter-spacing="normal" fo:font-style="italic" fo:font-weight="normal" style:font-size-asian="11pt" style:font-size-complex="11pt"/>
    </style:style>
    <style:style style:name="T212" style:family="text">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T213"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214" style:family="text">
      <style:text-properties fo:font-variant="normal" fo:text-transform="none" fo:color="#000000" fo:letter-spacing="normal" fo:font-style="italic" fo:font-weight="normal" style:font-style-asian="italic" style:font-style-complex="italic"/>
    </style:style>
    <style:style style:name="T215" style:family="text">
      <style:text-properties fo:font-variant="normal" fo:text-transform="none" fo:color="#000000" fo:letter-spacing="normal" fo:font-style="normal" fo:font-weight="normal"/>
    </style:style>
    <style:style style:name="T216"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217" style:family="text">
      <style:text-properties fo:font-variant="normal" fo:text-transform="none" fo:color="#000000" fo:font-size="11pt" fo:letter-spacing="normal" fo:font-style="normal" fo:font-weight="normal" style:font-size-asian="11pt" style:font-size-complex="11pt"/>
    </style:style>
    <style:style style:name="T218" style:family="text">
      <style:text-properties fo:font-variant="normal" fo:text-transform="none" fo:color="#000000" fo:font-size="11pt" fo:letter-spacing="normal" fo:font-style="normal" fo:font-weight="bold" style:font-size-asian="11pt" style:font-size-complex="11pt"/>
    </style:style>
    <style:style style:name="T219" style:family="text">
      <style:text-properties fo:font-variant="normal" fo:text-transform="none" fo:color="#000000" fo:font-size="11pt" fo:letter-spacing="normal" fo:font-style="italic" fo:font-weight="bold" style:font-size-asian="11pt" style:font-style-asian="italic" style:font-size-complex="11pt" style:font-style-complex="italic"/>
    </style:style>
    <style:style style:name="T220" style:family="text">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T221" style:family="text">
      <style:text-properties fo:font-variant="normal" fo:text-transform="none" fo:color="#000000" fo:font-size="11pt" fo:letter-spacing="normal" fo:font-style="italic" fo:font-weight="normal" style:font-size-asian="11pt" style:font-style-asian="italic" style:font-size-complex="11pt" style:font-style-complex="italic"/>
    </style:style>
    <style:style style:name="T222" style:family="text">
      <style:text-properties fo:font-variant="normal" fo:text-transform="none" fo:color="#000000" fo:font-size="11pt" fo:letter-spacing="normal" fo:font-style="italic" style:font-size-asian="11pt" style:font-style-asian="italic" style:font-size-complex="11pt" style:font-style-complex="italic"/>
    </style:style>
    <style:style style:name="T223" style:family="text">
      <style:text-properties fo:font-variant="normal" fo:text-transform="none" fo:color="#000000" fo:font-size="11pt" fo:letter-spacing="normal" style:font-size-asian="11pt" style:font-size-complex="11pt"/>
    </style:style>
    <style:style style:name="T224" style:family="text">
      <style:text-properties style:text-line-through-style="none" style:text-line-through-type="none" style:text-underline-style="none" style:text-blinking="false"/>
    </style:style>
    <style:style style:name="T225" style:family="text">
      <style:text-properties style:text-line-through-style="none" style:text-line-through-type="none" style:text-underline-style="none" fo:font-weight="bold" style:text-blinking="false"/>
    </style:style>
    <style:style style:name="T226" style:family="text">
      <style:text-properties style:text-line-through-style="none" style:text-line-through-type="none" style:text-underline-style="none" fo:font-weight="bold" officeooo:rsid="00795459" style:text-blinking="false"/>
    </style:style>
    <style:style style:name="T227" style:family="text">
      <style:text-properties style:text-line-through-style="none" style:text-line-through-type="none" style:text-underline-style="none" fo:font-weight="normal" style:text-blinking="false"/>
    </style:style>
    <style:style style:name="T228" style:family="text">
      <style:text-properties style:text-line-through-style="none" style:text-line-through-type="none" style:text-underline-style="none" fo:font-weight="normal" officeooo:rsid="0077b78a" style:text-blinking="false"/>
    </style:style>
    <style:style style:name="T229" style:family="text">
      <style:text-properties style:text-line-through-style="none" style:text-line-through-type="none" style:text-underline-style="none" fo:font-weight="normal" officeooo:rsid="00795459" style:text-blinking="false"/>
    </style:style>
    <style:style style:name="T230" style:family="text">
      <style:text-properties style:text-line-through-style="none" style:text-line-through-type="none" fo:font-style="italic" style:text-underline-style="none" style:text-blinking="false"/>
    </style:style>
    <style:style style:name="T231" style:family="text">
      <style:text-properties style:text-line-through-style="none" style:text-line-through-type="none" fo:font-style="italic" style:text-underline-style="none" fo:font-weight="normal" style:text-blinking="false"/>
    </style:style>
    <style:style style:name="T232" style:family="text">
      <style:text-properties style:text-line-through-style="none" style:text-line-through-type="none" fo:font-style="italic" style:text-underline-style="none" fo:font-weight="normal" officeooo:rsid="00795459" style:text-blinking="false" style:font-style-asian="italic" style:font-style-complex="italic"/>
    </style:style>
    <style:style style:name="T233" style:family="text">
      <style:text-properties style:text-line-through-style="none" style:text-line-through-type="none" fo:font-style="italic" style:text-underline-style="none" fo:font-weight="bold" style:text-blinking="false"/>
    </style:style>
    <style:style style:name="T234" style:family="text">
      <style:text-properties style:text-line-through-style="none" style:text-line-through-type="none" fo:font-style="normal" style:text-underline-style="none" fo:font-weight="normal" officeooo:rsid="00795459" style:text-blinking="false" style:font-style-asian="normal" style:font-style-complex="normal"/>
    </style:style>
    <style:style style:name="T235" style:family="text">
      <style:text-properties fo:font-size="12pt" fo:font-weight="bold" style:font-size-asian="12pt" style:font-weight-asian="bold" style:font-size-complex="12pt" style:font-weight-complex="bold"/>
    </style:style>
    <style:style style:name="T236" style:family="text">
      <style:text-properties fo:font-size="12pt" style:font-size-asian="12pt" style:font-size-complex="12pt"/>
    </style:style>
    <style:style style:name="T237" style:family="text">
      <style:text-properties fo:font-size="12pt" officeooo:rsid="0077b78a" style:font-size-asian="12pt" style:font-size-complex="12pt"/>
    </style:style>
    <style:style style:name="T238" style:family="text">
      <style:text-properties fo:font-size="12pt" fo:font-style="italic" style:font-size-asian="12pt" style:font-style-asian="italic" style:font-size-complex="12pt" style:font-style-complex="italic"/>
    </style:style>
    <style:style style:name="T239" style:family="text">
      <style:text-properties style:text-position="33% 80%"/>
    </style:style>
    <style:style style:name="T240" style:family="text">
      <style:text-properties fo:font-size="14pt" fo:font-weight="bold"/>
    </style:style>
    <style:style style:name="T241" style:family="text">
      <style:text-properties fo:font-size="14pt" fo:font-weight="bold" style:font-size-asian="14pt" style:font-weight-asian="bold" style:font-size-complex="14pt" style:font-weight-complex="bold"/>
    </style:style>
    <style:style style:name="T242" style:family="text">
      <style:text-properties fo:font-size="14pt" fo:font-weight="bold" officeooo:rsid="008175a9"/>
    </style:style>
    <style:style style:name="T243" style:family="text">
      <style:text-properties style:text-underline-style="solid" style:text-underline-width="auto" style:text-underline-color="font-color"/>
    </style:style>
    <style:style style:name="T244" style:family="text">
      <style:text-properties style:text-underline-style="solid" style:text-underline-width="auto" style:text-underline-color="font-color" fo:font-weight="bold"/>
    </style:style>
    <style:style style:name="T245" style:family="text">
      <style:text-properties style:language-asian="en" style:country-asian="US"/>
    </style:style>
    <style:style style:name="T246" style:family="text">
      <style:text-properties style:font-weight-asian="normal" style:font-weight-complex="normal"/>
    </style:style>
    <style:style style:name="T247" style:family="text">
      <style:text-properties style:text-position="-33% 80%"/>
    </style:style>
    <style:style style:name="T248" style:family="text">
      <style:text-properties style:text-underline-style="none"/>
    </style:style>
    <style:style style:name="T249" style:family="text">
      <style:text-properties style:font-name="Monaco" fo:font-size="9pt"/>
    </style:style>
    <style:style style:name="T250" style:family="text">
      <style:text-properties style:font-name="Monaco" fo:font-size="9pt" fo:font-weight="normal"/>
    </style:style>
    <style:style style:name="T251" style:family="text">
      <style:text-properties style:font-name="Monaco" fo:font-size="9pt" fo:font-style="normal" fo:font-weight="normal"/>
    </style:style>
    <style:style style:name="T252" style:family="text">
      <style:text-properties style:font-name="Monaco" fo:font-size="9pt" fo:font-weight="bold" style:font-weight-asian="bold" style:font-weight-complex="bold"/>
    </style:style>
    <style:style style:name="T253" style:family="text">
      <style:text-properties style:font-name="Monaco" fo:font-size="9pt" officeooo:rsid="00a7ff64"/>
    </style:style>
    <style:style style:name="T254" style:family="text">
      <style:text-properties fo:color="#000088"/>
    </style:style>
    <style:style style:name="T255" style:family="text">
      <style:text-properties fo:color="#000088" style:font-name="Monaco" fo:font-size="9pt" fo:font-weight="normal"/>
    </style:style>
    <style:style style:name="T256" style:family="text">
      <style:text-properties fo:color="#000088" style:font-name="Monaco" fo:font-size="9pt" fo:font-style="normal" fo:font-weight="normal"/>
    </style:style>
    <style:style style:name="T257" style:family="text">
      <style:text-properties fo:color="#000088" fo:font-style="normal" fo:font-weight="normal"/>
    </style:style>
    <style:style style:name="T258" style:family="text">
      <style:text-properties fo:color="#666600"/>
    </style:style>
    <style:style style:name="T259" style:family="text">
      <style:text-properties fo:color="#666600" style:font-name="Monaco" fo:font-size="9pt" fo:font-weight="normal"/>
    </style:style>
    <style:style style:name="T260" style:family="text">
      <style:text-properties fo:color="#666600" style:font-name="Monaco" fo:font-size="9pt" fo:font-style="normal" fo:font-weight="normal"/>
    </style:style>
    <style:style style:name="T261" style:family="text">
      <style:text-properties fo:color="#666600" fo:font-style="normal" fo:font-weight="normal"/>
    </style:style>
    <style:style style:name="T262" style:family="text">
      <style:text-properties fo:color="#660066"/>
    </style:style>
    <style:style style:name="T263" style:family="text">
      <style:text-properties fo:color="#660066" style:font-name="Monaco" fo:font-size="9pt" fo:font-weight="normal"/>
    </style:style>
    <style:style style:name="T264" style:family="text">
      <style:text-properties fo:color="#660066" style:font-name="Monaco" fo:font-size="9pt" fo:font-style="normal" fo:font-weight="normal"/>
    </style:style>
    <style:style style:name="T265" style:family="text">
      <style:text-properties fo:color="#880000"/>
    </style:style>
    <style:style style:name="T266" style:family="text">
      <style:text-properties fo:color="#880000" fo:font-style="normal" fo:font-weight="normal"/>
    </style:style>
    <style:style style:name="T267" style:family="text">
      <style:text-properties fo:color="#880000" fo:font-style="normal" fo:font-weight="normal" officeooo:rsid="00621045"/>
    </style:style>
    <style:style style:name="T268" style:family="text">
      <style:text-properties fo:color="#880000" style:font-name="Monaco" fo:font-size="9pt" fo:font-style="normal" fo:font-weight="normal"/>
    </style:style>
    <style:style style:name="T269" style:family="text">
      <style:text-properties fo:color="#006666"/>
    </style:style>
    <style:style style:name="T270" style:family="text">
      <style:text-properties fo:color="#006666" style:font-name="Monaco" fo:font-size="9pt" fo:font-style="normal" fo:font-weight="normal"/>
    </style:style>
    <style:style style:name="T271" style:family="text">
      <style:text-properties style:font-style-asian="normal" style:font-style-complex="normal"/>
    </style:style>
    <style:style style:name="T272" style:family="text">
      <style:text-properties fo:color="#008800"/>
    </style:style>
    <style:style style:name="T273" style:family="text">
      <style:text-properties fo:color="#008800" style:font-name="Monaco" fo:font-size="9pt" fo:font-style="normal" fo:font-weight="normal"/>
    </style:style>
    <style:style style:name="T274" style:family="text">
      <style:text-properties fo:font-size="10pt" style:font-size-asian="10pt" style:font-size-complex="10pt"/>
    </style:style>
    <style:style style:name="T275" style:family="text">
      <style:text-properties style:font-name="Times New Roman1" fo:font-size="11pt" fo:font-style="italic" style:font-size-asian="11pt" style:font-style-asian="italic" style:font-size-complex="11pt" style:font-style-complex="italic"/>
    </style:style>
    <style:style style:name="T276" style:family="text">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T277" style:family="text">
      <style:text-properties officeooo:rsid="000ac387"/>
    </style:style>
    <style:style style:name="T278" style:family="text">
      <style:text-properties officeooo:rsid="000dd8f5"/>
    </style:style>
    <style:style style:name="T279" style:family="text">
      <style:text-properties officeooo:rsid="0016cc30"/>
    </style:style>
    <style:style style:name="T280" style:family="text">
      <style:text-properties officeooo:rsid="00173447"/>
    </style:style>
    <style:style style:name="T281" style:family="text">
      <style:text-properties officeooo:rsid="001d62ef"/>
    </style:style>
    <style:style style:name="T282" style:family="text">
      <style:text-properties officeooo:rsid="001f5e18"/>
    </style:style>
    <style:style style:name="T283" style:family="text">
      <style:text-properties officeooo:rsid="0023f154"/>
    </style:style>
    <style:style style:name="T284" style:family="text">
      <style:text-properties officeooo:rsid="00247257"/>
    </style:style>
    <style:style style:name="T285" style:family="text">
      <style:text-properties officeooo:rsid="00293968"/>
    </style:style>
    <style:style style:name="T286" style:family="text">
      <style:text-properties officeooo:rsid="00294da6"/>
    </style:style>
    <style:style style:name="T287" style:family="text">
      <style:text-properties officeooo:rsid="002f0001"/>
    </style:style>
    <style:style style:name="T288" style:family="text">
      <style:text-properties officeooo:rsid="0030b78b"/>
    </style:style>
    <style:style style:name="T289" style:family="text">
      <style:text-properties officeooo:rsid="00317da0"/>
    </style:style>
    <style:style style:name="T290" style:family="text">
      <style:text-properties officeooo:rsid="003353bd"/>
    </style:style>
    <style:style style:name="T291" style:family="text">
      <style:text-properties officeooo:rsid="003360fe"/>
    </style:style>
    <style:style style:name="T292" style:family="text">
      <style:text-properties officeooo:rsid="00341e72"/>
    </style:style>
    <style:style style:name="T293" style:family="text">
      <style:text-properties officeooo:rsid="00377ef0"/>
    </style:style>
    <style:style style:name="T294" style:family="text">
      <style:text-properties officeooo:rsid="00395599"/>
    </style:style>
    <style:style style:name="T295" style:family="text">
      <style:text-properties officeooo:rsid="003a3ab0"/>
    </style:style>
    <style:style style:name="T296" style:family="text">
      <style:text-properties officeooo:rsid="003bf109"/>
    </style:style>
    <style:style style:name="T297" style:family="text">
      <style:text-properties officeooo:rsid="003fbb93"/>
    </style:style>
    <style:style style:name="T298" style:family="text">
      <style:text-properties officeooo:rsid="00523ea7"/>
    </style:style>
    <style:style style:name="T299" style:family="text">
      <style:text-properties officeooo:rsid="00530fb4"/>
    </style:style>
    <style:style style:name="T300" style:family="text">
      <style:text-properties officeooo:rsid="00549fd9"/>
    </style:style>
    <style:style style:name="T301" style:family="text">
      <style:text-properties officeooo:rsid="0058240e"/>
    </style:style>
    <style:style style:name="T302" style:family="text">
      <style:text-properties officeooo:rsid="005f58d1"/>
    </style:style>
    <style:style style:name="T303" style:family="text">
      <style:text-properties officeooo:rsid="00604496"/>
    </style:style>
    <style:style style:name="T304" style:family="text">
      <style:text-properties officeooo:rsid="00604d5d"/>
    </style:style>
    <style:style style:name="T305" style:family="text">
      <style:text-properties officeooo:rsid="00631566"/>
    </style:style>
    <style:style style:name="T306" style:family="text">
      <style:text-properties officeooo:rsid="00646bc3"/>
    </style:style>
    <style:style style:name="T307" style:family="text">
      <style:text-properties officeooo:rsid="0065b27c"/>
    </style:style>
    <style:style style:name="T308" style:family="text">
      <style:text-properties officeooo:rsid="0067f2d2"/>
    </style:style>
    <style:style style:name="T309" style:family="text">
      <style:text-properties officeooo:rsid="006a45bc"/>
    </style:style>
    <style:style style:name="T310" style:family="text">
      <style:text-properties officeooo:rsid="006a6c13"/>
    </style:style>
    <style:style style:name="T311" style:family="text">
      <style:text-properties officeooo:rsid="006a951b"/>
    </style:style>
    <style:style style:name="T312" style:family="text">
      <style:text-properties officeooo:rsid="006b8e82"/>
    </style:style>
    <style:style style:name="T313" style:family="text">
      <style:text-properties officeooo:rsid="0077118e"/>
    </style:style>
    <style:style style:name="T314" style:family="text">
      <style:text-properties officeooo:rsid="0077b78a"/>
    </style:style>
    <style:style style:name="T315" style:family="text">
      <style:text-properties officeooo:rsid="007a0088"/>
    </style:style>
    <style:style style:name="T316" style:family="text">
      <style:text-properties officeooo:rsid="007bdf1d"/>
    </style:style>
    <style:style style:name="T317" style:family="text">
      <style:text-properties officeooo:rsid="007f8220"/>
    </style:style>
    <style:style style:name="T318" style:family="text">
      <style:text-properties officeooo:rsid="00807f69"/>
    </style:style>
    <style:style style:name="T319" style:family="text">
      <style:text-properties officeooo:rsid="008175a9"/>
    </style:style>
    <style:style style:name="T320" style:family="text">
      <style:text-properties officeooo:rsid="0083015e"/>
    </style:style>
    <style:style style:name="T321" style:family="text">
      <style:text-properties officeooo:rsid="0087724d"/>
    </style:style>
    <style:style style:name="T322" style:family="text">
      <style:text-properties fo:font-size="9pt" fo:font-style="italic" fo:font-weight="normal" style:font-style-asian="italic" style:font-style-complex="italic"/>
    </style:style>
    <style:style style:name="T323" style:family="text">
      <style:text-properties officeooo:rsid="008871a3"/>
    </style:style>
    <style:style style:name="T324" style:family="text">
      <style:text-properties officeooo:rsid="008c6710"/>
    </style:style>
    <style:style style:name="T325" style:family="text">
      <style:text-properties officeooo:rsid="008d4d73"/>
    </style:style>
    <style:style style:name="T326" style:family="text">
      <style:text-properties officeooo:rsid="008dd896"/>
    </style:style>
    <style:style style:name="T327" style:family="text">
      <style:text-properties officeooo:rsid="008ec6a6"/>
    </style:style>
    <style:style style:name="T328" style:family="text">
      <style:text-properties officeooo:rsid="009095d7"/>
    </style:style>
    <style:style style:name="T329" style:family="text">
      <style:text-properties officeooo:rsid="0091f527"/>
    </style:style>
    <style:style style:name="T330" style:family="text">
      <style:text-properties officeooo:rsid="0097bbc3"/>
    </style:style>
    <style:style style:name="T331" style:family="text">
      <style:text-properties officeooo:rsid="009a2abb"/>
    </style:style>
    <style:style style:name="T332" style:family="text">
      <style:text-properties officeooo:rsid="009ae9e2"/>
    </style:style>
    <style:style style:name="T333" style:family="text">
      <style:text-properties officeooo:rsid="009b250d"/>
    </style:style>
    <style:style style:name="T334" style:family="text">
      <style:text-properties officeooo:rsid="009bde50"/>
    </style:style>
    <style:style style:name="T335" style:family="text">
      <style:text-properties officeooo:rsid="009df992"/>
    </style:style>
    <style:style style:name="T336" style:family="text">
      <style:text-properties officeooo:rsid="009fe0e6"/>
    </style:style>
    <style:style style:name="T337" style:family="text">
      <style:text-properties officeooo:rsid="00a1fc59"/>
    </style:style>
    <style:style style:name="T338" style:family="text">
      <style:text-properties officeooo:rsid="00a56f78"/>
    </style:style>
    <style:style style:name="T339" style:family="text">
      <style:text-properties officeooo:rsid="00a7efe2"/>
    </style:style>
    <style:style style:name="T340" style:family="text">
      <style:text-properties officeooo:rsid="00a7ff64"/>
    </style:style>
    <style:style style:name="T341" style:family="text">
      <style:text-properties officeooo:rsid="00aae881"/>
    </style:style>
    <style:style style:name="T342" style:family="text">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T343" style:family="text">
      <style:text-properties style:use-window-font-color="true" style:text-outline="false" style:text-line-through-style="none" style:text-line-through-type="none" style:font-name="Arial1" fo:font-size="14pt" fo:font-style="normal" fo:text-shadow="none" style:text-underline-style="none" fo:font-weight="bold" style:letter-kerning="true"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fo:margin-left="0in" fo:margin-right="0in" style:vertical-pos="middle" style:vertical-rel="text" fo:background-color="#ffffff" style:background-transparency="0%" draw:fill="solid" draw:fill-color="#ffffff" draw:opacity="100%" fo:padding-left="0.1102in" fo:padding-right="0.1102in" fo:padding-top="0.0602in" fo:padding-bottom="0.0602in" fo:border="none" draw:ole-draw-aspect="1"/>
    </style:style>
    <style:style style:name="fr4"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text:notes-configuration text:note-class="footnote"/>
      </style:section-properties>
    </style:style>
    <style:style style:name="Sect3" style:family="section">
      <style:section-properties fo:background-color="#ffffff" fo:margin-left="0in" fo:margin-right="0in" style:editable="false">
        <style:columns fo:column-count="1" fo:column-gap="0in"/>
        <style:background-image/>
      </style:section-properties>
    </style:style>
    <style:style style:name="Sect4" style:family="section">
      <style:section-properties style:editable="false">
        <style:columns fo:column-count="1" fo:column-gap="0in"/>
      </style:section-properties>
    </style:style>
    <text:list-style style:name="L1">
      <text:list-level-style-number text:level="1" text:style-name="Numbering_20_Symbols" style:num-suffix="." style:num-format="i" text:start-value="5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4">
      <text:list-level-style-number text:level="1" text:style-name="Numbering_20_Symbols"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9744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3839in" fo:min-width="2.6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698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4.24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bib"/>
        <text:variable-decl office:value-type="float" text:name="Wat00"/>
        <text:variable-decl office:value-type="float" text:name="Met01"/>
        <text:variable-decl office:value-type="float" text:name="Cam06"/>
        <text:variable-decl office:value-type="float" text:name="Hor"/>
        <text:variable-decl office:value-type="float" text:name="Hor05"/>
        <text:variable-decl office:value-type="float" text:name="Cho05"/>
        <text:variable-decl office:value-type="float" text:name="Cho05_2"/>
        <text:variable-decl office:value-type="float" text:name="Tro04"/>
        <text:variable-decl office:value-type="float" text:name="Kre00"/>
        <text:variable-decl office:value-type="float" text:name="Hig05"/>
        <text:variable-decl office:value-type="float" text:name="Eat02"/>
        <text:variable-decl office:value-type="float" text:name="Kum06"/>
        <text:variable-decl office:value-type="float" text:name="Pap07"/>
        <text:variable-decl office:value-type="float" text:name="Pap08"/>
        <text:variable-decl office:value-type="float" text:name="Kon07"/>
        <text:variable-decl office:value-type="float" text:name="Wit05"/>
        <text:variable-decl office:value-type="float" text:name="Lau03"/>
        <text:variable-decl office:value-type="float" text:name="Pre02"/>
        <text:variable-decl office:value-type="float" text:name="Ter07"/>
        <text:variable-decl office:value-type="float" text:name="Hil00"/>
        <text:variable-decl office:value-type="float" text:name="Hil03"/>
        <text:variable-decl office:value-type="float" text:name="For04"/>
        <text:variable-decl office:value-type="float" text:name="Aho07"/>
        <text:variable-decl office:value-type="float" text:name="jLabCISE"/>
        <text:variable-decl office:value-type="float" text:name="Odersky98"/>
        <text:variable-decl office:value-type="float" text:name="DeanBook"/>
        <text:variable-decl office:value-type="float" text:name="VenkatBook"/>
        <text:variable-decl office:value-type="float" text:name="scalalabCISE"/>
        <text:variable-decl office:value-type="float" text:name="Wur"/>
        <text:variable-decl office:value-type="float" text:name="Hay09"/>
        <text:variable-decl office:value-type="float" text:name="figCnt"/>
        <text:variable-decl office:value-type="float" text:name="ScalaLabArchitectureFig"/>
        <text:variable-decl office:value-type="float" text:name="LibrariesArchitecture"/>
        <text:variable-decl office:value-type="float" text:name="lcnt"/>
        <text:variable-decl office:value-type="float" text:name="FASTICAlst"/>
        <text:variable-decl office:value-type="float" text:name="ICAfig"/>
        <text:variable-decl office:value-type="float" text:name="LorenzJavaListing"/>
        <text:variable-decl office:value-type="float" text:name="LorenzListingScala"/>
        <text:variable-decl office:value-type="float" text:name="LorenzScalaPlot"/>
        <text:variable-decl office:value-type="float" text:name="LorenzScalaSciScriptListing"/>
        <text:variable-decl office:value-type="float" text:name="CWTListing"/>
        <text:variable-decl office:value-type="float" text:name="CWTFigure"/>
        <text:variable-decl office:value-type="float" text:name="ZeroInListing"/>
        <text:variable-decl office:value-type="float" text:name="chapterCnt"/>
        <text:variable-decl office:value-type="float" text:name="introChapter"/>
        <text:variable-decl office:value-type="float" text:name="plottingChapter"/>
        <text:variable-decl office:value-type="float" text:name="CoreClassesChapter"/>
        <text:variable-decl office:value-type="float" text:name="MultiStepNUMALListing"/>
        <text:variable-decl office:value-type="float" text:name="DoubleScrollListing"/>
        <text:variable-decl office:value-type="float" text:name="exJMathPlot1"/>
        <text:variable-decl office:value-type="float" text:name="exJmathPlot2"/>
        <text:variable-decl office:value-type="float" text:name="exJMathPlot3"/>
        <text:variable-decl office:value-type="float" text:name="exJMathPlot4"/>
        <text:variable-decl office:value-type="float" text:name="exJMathPlot5"/>
        <text:variable-decl office:value-type="float" text:name="exJMathPlot6"/>
        <text:variable-decl office:value-type="float" text:name="exJMathPlot7"/>
        <text:variable-decl office:value-type="float" text:name="exJMathPlot8"/>
        <text:variable-decl office:value-type="float" text:name="exJMathPlot9"/>
        <text:variable-decl office:value-type="float" text:name="exJMathPlot10"/>
        <text:variable-decl office:value-type="float" text:name="ACLorenzListing"/>
        <text:variable-decl office:value-type="float" text:name="ejmlChapter"/>
        <text:variable-decl office:value-type="float" text:name="mtjChapter"/>
        <text:variable-decl office:value-type="float" text:name="libChapter"/>
        <text:variable-decl office:value-type="float" text:name="JBLAS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5"><text:bookmark-start text:name="__DdeLink__66900_705179836"/></text:p>
      <text:p text:style-name="P350">Scientific Computing with ScalaLab at the Java Platform</text:p>
      <text:p text:style-name="P71"><text:a xlink:type="simple" xlink:href="mailto:mavroudi@ceid.upatras.gr" text:style-name="Internet_20_link" text:visited-style-name="Visited_20_Internet_20_Link"><text:span text:style-name="T141"><text:variable-set text:name="bib" text:display="none" text:formula="ooow:1" office:value-type="float" office:value="1" style:data-style-name="N0"/></text:span></text:a><text:a xlink:type="simple" xlink:href="mailto:mavroudi@ceid.upatras.gr" text:style-name="Internet_20_link" text:visited-style-name="Visited_20_Internet_20_Link"><text:span text:style-name="T141"><text:variable-set text:name="Cam06" text:display="none" text:formula="ooow:bib" office:value-type="float" office:value="1" style:data-style-name="N0"/></text:span></text:a><text:a xlink:type="simple" xlink:href="mailto:mavroudi@ceid.upatras.gr" text:style-name="Internet_20_link" text:visited-style-name="Visited_20_Internet_20_Link"><text:span text:style-name="T141"><text:variable-set text:name="bib" text:display="none" text:formula="ooow:bib+1" office:value-type="float" office:value="2" style:data-style-name="N0"/></text:span></text:a><text:a xlink:type="simple" xlink:href="mailto:mavroudi@ceid.upatras.gr" text:style-name="Internet_20_link" text:visited-style-name="Visited_20_Internet_20_Link"><text:span text:style-name="T141"><text:variable-set text:name="Hor05" text:display="none" text:formula="ooow:bib" office:value-type="float" office:value="2" style:data-style-name="N0"/></text:span></text:a><text:a xlink:type="simple" xlink:href="mailto:mavroudi@ceid.upatras.gr" text:style-name="Internet_20_link" text:visited-style-name="Visited_20_Internet_20_Link"><text:span text:style-name="T141"><text:variable-set text:name="bib" text:display="none" text:formula="ooow:bib+1" office:value-type="float" office:value="3" style:data-style-name="N0"/></text:span></text:a><text:a xlink:type="simple" xlink:href="mailto:mavroudi@ceid.upatras.gr" text:style-name="Internet_20_link" text:visited-style-name="Visited_20_Internet_20_Link"><text:span text:style-name="T141"><text:variable-set text:name="Cho05" text:display="none" text:formula="ooow:bib" office:value-type="float" office:value="3" style:data-style-name="N0"/></text:span></text:a><text:a xlink:type="simple" xlink:href="mailto:mavroudi@ceid.upatras.gr" text:style-name="Internet_20_link" text:visited-style-name="Visited_20_Internet_20_Link"><text:span text:style-name="T141"><text:variable-set text:name="bib" text:display="none" text:formula="ooow:bib+1" office:value-type="float" office:value="4" style:data-style-name="N0"/></text:span></text:a><text:a xlink:type="simple" xlink:href="mailto:mavroudi@ceid.upatras.gr" text:style-name="Internet_20_link" text:visited-style-name="Visited_20_Internet_20_Link"><text:span text:style-name="T140"><text:variable-set text:name="Cho05_2" text:display="none" text:formula="ooow:bib" office:value-type="float" office:value="4" style:data-style-name="N0"/></text:span></text:a><text:a xlink:type="simple" xlink:href="mailto:mavroudi@ceid.upatras.gr" text:style-name="Internet_20_link" text:visited-style-name="Visited_20_Internet_20_Link"><text:span text:style-name="T140"><text:variable-set text:name="bib" text:display="none" text:formula="ooow:bib+1" office:value-type="float" office:value="5" style:data-style-name="N0"/></text:span></text:a><text:a xlink:type="simple" xlink:href="mailto:mavroudi@ceid.upatras.gr" text:style-name="Internet_20_link" text:visited-style-name="Visited_20_Internet_20_Link"><text:span text:style-name="T140"><text:variable-set text:name="Eat02" text:display="none" text:formula="ooow:bib" office:value-type="float" office:value="5" style:data-style-name="N0"/></text:span></text:a><text:a xlink:type="simple" xlink:href="mailto:mavroudi@ceid.upatras.gr" text:style-name="Internet_20_link" text:visited-style-name="Visited_20_Internet_20_Link"><text:span text:style-name="T140"><text:variable-set text:name="bib" text:display="none" text:formula="ooow:bib+1" office:value-type="float" office:value="6" style:data-style-name="N0"/></text:span></text:a><text:a xlink:type="simple" xlink:href="mailto:mavroudi@ceid.upatras.gr" text:style-name="Internet_20_link" text:visited-style-name="Visited_20_Internet_20_Link"><text:span text:style-name="T140"><text:variable-set text:name="Hig05" text:display="none" text:formula="ooow:bib" office:value-type="float" office:value="6" style:data-style-name="N0"/></text:span></text:a><text:a xlink:type="simple" xlink:href="mailto:mavroudi@ceid.upatras.gr" text:style-name="Internet_20_link" text:visited-style-name="Visited_20_Internet_20_Link"><text:span text:style-name="T140"><text:variable-set text:name="bib" text:display="none" text:formula="ooow:bib+1" office:value-type="float" office:value="7" style:data-style-name="N0"/></text:span></text:a><text:a xlink:type="simple" xlink:href="mailto:mavroudi@ceid.upatras.gr" text:style-name="Internet_20_link" text:visited-style-name="Visited_20_Internet_20_Link"><text:span text:style-name="T140"><text:variable-set text:name="Pap07" text:display="none" text:formula="ooow:bib" office:value-type="float" office:value="7" style:data-style-name="N0"/></text:span></text:a><text:a xlink:type="simple" xlink:href="mailto:mavroudi@ceid.upatras.gr" text:style-name="Internet_20_link" text:visited-style-name="Visited_20_Internet_20_Link"><text:span text:style-name="T140"><text:variable-set text:name="bib" text:display="none" text:formula="ooow:bib+1" office:value-type="float" office:value="8" style:data-style-name="N0"/></text:span></text:a><text:a xlink:type="simple" xlink:href="mailto:mavroudi@ceid.upatras.gr" text:style-name="Internet_20_link" text:visited-style-name="Visited_20_Internet_20_Link"><text:span text:style-name="T140"><text:variable-set text:name="Pap08" text:display="none" text:formula="ooow:bib" office:value-type="float" office:value="8" style:data-style-name="N0"/></text:span></text:a><text:a xlink:type="simple" xlink:href="mailto:mavroudi@ceid.upatras.gr" text:style-name="Internet_20_link" text:visited-style-name="Visited_20_Internet_20_Link"><text:span text:style-name="T140"><text:variable-set text:name="bib" text:display="none" text:formula="ooow:bib+1" office:value-type="float" office:value="9" style:data-style-name="N0"/></text:span></text:a><text:a xlink:type="simple" xlink:href="mailto:mavroudi@ceid.upatras.gr" text:style-name="Internet_20_link" text:visited-style-name="Visited_20_Internet_20_Link"><text:span text:style-name="T140"><text:variable-set text:name="Kon07" text:display="none" text:formula="ooow:bib" office:value-type="float" office:value="9" style:data-style-name="N0"/></text:span></text:a><text:a xlink:type="simple" xlink:href="mailto:mavroudi@ceid.upatras.gr" text:style-name="Internet_20_link" text:visited-style-name="Visited_20_Internet_20_Link"><text:span text:style-name="T140"><text:variable-set text:name="bib" text:display="none" text:formula="ooow:bib+1" office:value-type="float" office:value="10" style:data-style-name="N0"/></text:span></text:a><text:span text:style-name="T140"><text:variable-set text:name="Hay09" text:display="none" text:formula="ooow:bib" office:value-type="float" office:value="10" style:data-style-name="N0"/></text:span><text:a xlink:type="simple" xlink:href="mailto:mavroudi@ceid.upatras.gr" text:style-name="Internet_20_link" text:visited-style-name="Visited_20_Internet_20_Link"><text:span text:style-name="T140"><text:variable-set text:name="bib" text:display="none" text:formula="ooow:bib+1" office:value-type="float" office:value="11" style:data-style-name="N0"/></text:span></text:a><text:a xlink:type="simple" xlink:href="mailto:mavroudi@ceid.upatras.gr" text:style-name="Internet_20_link" text:visited-style-name="Visited_20_Internet_20_Link"><text:span text:style-name="T140"><text:variable-set text:name="Lau03" text:display="none" text:formula="ooow:bib" office:value-type="float" office:value="11" style:data-style-name="N0"/></text:span></text:a><text:a xlink:type="simple" xlink:href="mailto:mavroudi@ceid.upatras.gr" text:style-name="Internet_20_link" text:visited-style-name="Visited_20_Internet_20_Link"><text:span text:style-name="T140"><text:variable-set text:name="bib" text:display="none" text:formula="ooow:bib+1" office:value-type="float" office:value="12" style:data-style-name="N0"/></text:span></text:a><text:a xlink:type="simple" xlink:href="mailto:mavroudi@ceid.upatras.gr" text:style-name="Internet_20_link" text:visited-style-name="Visited_20_Internet_20_Link"><text:span text:style-name="T140"><text:variable-set text:name="Pre02" text:display="none" text:formula="ooow:bib" office:value-type="float" office:value="12" style:data-style-name="N0"/></text:span></text:a><text:a xlink:type="simple" xlink:href="mailto:mavroudi@ceid.upatras.gr" text:style-name="Internet_20_link" text:visited-style-name="Visited_20_Internet_20_Link"><text:span text:style-name="T140"><text:variable-set text:name="bib" text:display="none" text:formula="ooow:bib+1" office:value-type="float" office:value="13" style:data-style-name="N0"/></text:span></text:a><text:a xlink:type="simple" xlink:href="mailto:mavroudi@ceid.upatras.gr" text:style-name="Internet_20_link" text:visited-style-name="Visited_20_Internet_20_Link"><text:span text:style-name="T140"><text:variable-set text:name="Aho07" text:display="none" text:formula="ooow:bib" office:value-type="float" office:value="13" style:data-style-name="N0"/></text:span></text:a><text:a xlink:type="simple" xlink:href="mailto:mavroudi@ceid.upatras.gr" text:style-name="Internet_20_link" text:visited-style-name="Visited_20_Internet_20_Link"><text:span text:style-name="T140"><text:variable-set text:name="bib" text:display="none" text:formula="ooow:bib+1" office:value-type="float" office:value="14" style:data-style-name="N0"/></text:span></text:a><text:a xlink:type="simple" xlink:href="mailto:mavroudi@ceid.upatras.gr" text:style-name="Internet_20_link" text:visited-style-name="Visited_20_Internet_20_Link"><text:span text:style-name="T140"><text:variable-set text:name="jLabCISE" text:display="none" text:formula="ooow:bib" office:value-type="float" office:value="14" style:data-style-name="N0"/></text:span></text:a><text:a xlink:type="simple" xlink:href="mailto:mavroudi@ceid.upatras.gr" text:style-name="Internet_20_link" text:visited-style-name="Visited_20_Internet_20_Link"><text:span text:style-name="T140"><text:variable-set text:name="bib" text:display="none" text:formula="ooow:bib+1" office:value-type="float" office:value="15" style:data-style-name="N0"/></text:span></text:a><text:a xlink:type="simple" xlink:href="mailto:mavroudi@ceid.upatras.gr" text:style-name="Internet_20_link" text:visited-style-name="Visited_20_Internet_20_Link"><text:span text:style-name="T140"><text:variable-set text:name="Odersky98" text:display="none" text:formula="ooow:bib" office:value-type="float" office:value="15" style:data-style-name="N0"/></text:span></text:a><text:a xlink:type="simple" xlink:href="mailto:mavroudi@ceid.upatras.gr" text:style-name="Internet_20_link" text:visited-style-name="Visited_20_Internet_20_Link"><text:span text:style-name="T140"><text:variable-set text:name="bib" text:display="none" text:formula="ooow:bib+1" office:value-type="float" office:value="16" style:data-style-name="N0"/></text:span></text:a><text:a xlink:type="simple" xlink:href="mailto:mavroudi@ceid.upatras.gr" text:style-name="Internet_20_link" text:visited-style-name="Visited_20_Internet_20_Link"><text:span text:style-name="T140"><text:variable-set text:name="DeanBook" text:display="none" text:formula="ooow:bib" office:value-type="float" office:value="16" style:data-style-name="N0"/></text:span></text:a><text:a xlink:type="simple" xlink:href="mailto:mavroudi@ceid.upatras.gr" text:style-name="Internet_20_link" text:visited-style-name="Visited_20_Internet_20_Link"><text:span text:style-name="T140"><text:variable-set text:name="VenkatBook" text:display="none" text:formula="ooow:bib+1" office:value-type="float" office:value="17" style:data-style-name="N0"/></text:span></text:a><text:span text:style-name="T140"><text:variable-set text:name="bib" text:display="none" text:formula="ooow:bib+1" office:value-type="float" office:value="17" style:data-style-name="N0"/></text:span><text:a xlink:type="simple" xlink:href="mailto:mavroudi@ceid.upatras.gr" text:style-name="Internet_20_link" text:visited-style-name="Visited_20_Internet_20_Link"><text:span text:style-name="T140"><text:variable-set text:name="bib" text:display="none" text:formula="ooow:bib+1" office:value-type="float" office:value="18" style:data-style-name="N0"/></text:span></text:a><text:span text:style-name="T140"><text:variable-set text:name="Wur" text:display="none" text:formula="ooow:bib" office:value-type="float" office:value="18" style:data-style-name="N0"/></text:span><text:a xlink:type="simple" xlink:href="mailto:mavroudi@ceid.upatras.gr" text:style-name="Internet_20_link" text:visited-style-name="Visited_20_Internet_20_Link"><text:span text:style-name="T140"><text:variable-set text:name="scalalabCISE" text:display="none" text:formula="ooow:bib+1" office:value-type="float" office:value="19" style:data-style-name="N0"/></text:span></text:a><text:a xlink:type="simple" xlink:href="mailto:mavroudi@ceid.upatras.gr" text:style-name="Internet_20_link" text:visited-style-name="Visited_20_Internet_20_Link"><text:span text:style-name="T139"> </text:span></text:a></text:p>
      <text:p text:style-name="P352"/>
      <text:p text:style-name="P29"><text:variable-set text:name="figCnt" text:display="none" text:formula="ooow:1" office:value-type="float" office:value="1" style:data-style-name="N0"/></text:p>
      <text:p text:style-name="P29"><text:variable-set text:name="ScalaLabArchitectureFig" text:display="none" text:formula="ooow:figCnt" office:value-type="float" office:value="1" style:data-style-name="N0"/></text:p>
      <text:p text:style-name="P29"/>
      <text:p text:style-name="P352"><text:variable-set text:name="lcnt" text:display="none" text:formula="ooow:1" office:value-type="float" office:value="1" style:data-style-name="N0"/><text:variable-set text:name="FASTICAlst" text:display="none" text:formula="ooow:lcnt" office:value-type="float" office:value="1" style:data-style-name="N0"/></text:p>
      <text:p text:style-name="P352"><text:variable-set text:name="figCnt" text:display="none" text:formula="ooow:figCnt+1" office:value-type="float" office:value="2" style:data-style-name="N0"/><text:variable-set text:name="LibrariesArchitecture" text:display="none" text:formula="ooow:figCnt" office:value-type="float" office:value="2" style:data-style-name="N0"/></text:p>
      <text:p text:style-name="P352"/>
      <text:p text:style-name="P353"/>
      <text:p text:style-name="P354"/>
      <text:table-of-content text:style-name="Sect4"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574"><text:a xlink:type="simple" xlink:href="#__RefHeading___Toc144809_2064470228" text:style-name="Index_20_Link" text:visited-style-name="Index_20_Link">Chapter 1 The ScalaLab environment<text:tab/>8</text:a></text:p>
          <text:p text:style-name="P614"><text:a xlink:type="simple" xlink:href="#__RefHeading___Toc144813_2064470228" text:style-name="Index_20_Link" text:visited-style-name="Index_20_Link">The architecture of the ScalaLab environment<text:tab/>10</text:a></text:p>
          <text:p text:style-name="P614"><text:a xlink:type="simple" xlink:href="#__RefHeading___Toc144815_2064470228" text:style-name="Index_20_Link" text:visited-style-name="Index_20_Link">Comparison with MATLAB<text:tab/>14</text:a></text:p>
          <text:p text:style-name="P614"><text:a xlink:type="simple" xlink:href="#__RefHeading___Toc144817_2064470228" text:style-name="Index_20_Link" text:visited-style-name="Index_20_Link">The Scala Interpreter of ScalaLab and the default imports<text:tab/>15</text:a></text:p>
          <text:p text:style-name="P614"><text:a xlink:type="simple" xlink:href="#__RefHeading___Toc144819_2064470228" text:style-name="Index_20_Link" text:visited-style-name="Index_20_Link">Multiple complementary interfaces to the Scala Interpreter<text:tab/>17</text:a></text:p>
          <text:p text:style-name="P614"><text:a xlink:type="simple" xlink:href="#__RefHeading___Toc144821_2064470228" text:style-name="Index_20_Link" text:visited-style-name="Index_20_Link">Working with the Scala Interpreter Pane<text:tab/>19</text:a></text:p>
          <text:p text:style-name="P614"><text:a xlink:type="simple" xlink:href="#__RefHeading___Toc144823_2064470228" text:style-name="Index_20_Link" text:visited-style-name="Index_20_Link">Compiling and using Scala code files<text:tab/>20</text:a></text:p>
          <text:p text:style-name="P614"><text:a xlink:type="simple" xlink:href="#__RefHeading___Toc144825_2064470228" text:style-name="Index_20_Link" text:visited-style-name="Index_20_Link">Controlling verbose of output for matrices/vectors, digits of precision, truncation of large matrices/vectors<text:tab/>22</text:a></text:p>
          <text:p text:style-name="P614"><text:a xlink:type="simple" xlink:href="#__RefHeading___Toc144827_2064470228" text:style-name="Index_20_Link" text:visited-style-name="Index_20_Link">Building ScalaLab with sbt<text:tab/>24</text:a></text:p>
          <text:p text:style-name="P614"><text:a xlink:type="simple" xlink:href="#__RefHeading___Toc144829_2064470228" text:style-name="Index_20_Link" text:visited-style-name="Index_20_Link">Building ScalaLab with ant<text:tab/>24</text:a></text:p>
          <text:p text:style-name="P574"><text:a xlink:type="simple" xlink:href="#__RefHeading___Toc144833_2064470228" text:style-name="Index_20_Link" text:visited-style-name="Index_20_Link"><text:s/>Chapter 2 Basic Mathematical Classes<text:tab/>25</text:a></text:p>
          <text:p text:style-name="P614"><text:a xlink:type="simple" xlink:href="#__RefHeading___Toc144835_2064470228" text:style-name="Index_20_Link" text:visited-style-name="Index_20_Link">The basic Matrix-like classes of ScalaLab<text:tab/>25</text:a></text:p>
          <text:p text:style-name="P614"><text:a xlink:type="simple" xlink:href="#__RefHeading___Toc144837_2064470228" text:style-name="Index_20_Link" text:visited-style-name="Index_20_Link">Important Conventions for operating effectively with different matrix types<text:tab/>26</text:a></text:p>
          <text:p text:style-name="P614"><text:a xlink:type="simple" xlink:href="#__RefHeading___Toc144839_2064470228" text:style-name="Index_20_Link" text:visited-style-name="Index_20_Link">Description of the RichDouble2DArray class<text:tab/>28</text:a></text:p>
          <text:p text:style-name="P614"><text:a xlink:type="simple" xlink:href="#__RefHeading___Toc144841_2064470228" text:style-name="Index_20_Link" text:visited-style-name="Index_20_Link">2-D Arrays – The enhanced ScalaLab Array[Array[Double]] type<text:tab/>30</text:a></text:p>
          <text:p text:style-name="P614"><text:a xlink:type="simple" xlink:href="#__RefHeading___Toc144843_2064470228" text:style-name="Index_20_Link" text:visited-style-name="Index_20_Link">The RichDouble1DArray (1-D Double Arrays)<text:tab/>31</text:a></text:p>
          <text:p text:style-name="P614"><text:a xlink:type="simple" xlink:href="#__RefHeading___Toc144845_2064470228" text:style-name="Index_20_Link" text:visited-style-name="Index_20_Link">The Vec class<text:tab/>33</text:a></text:p>
          <text:p text:style-name="P614"><text:a xlink:type="simple" xlink:href="#__RefHeading___Toc144847_2064470228" text:style-name="Index_20_Link" text:visited-style-name="Index_20_Link">Matrix Select – Update Operations<text:tab/>38</text:a></text:p>
          <text:p text:style-name="P614"><text:a xlink:type="simple" xlink:href="#__RefHeading___Toc144849_2064470228" text:style-name="Index_20_Link" text:visited-style-name="Index_20_Link">Consistency Across Many Matrix Libraries<text:tab/>42</text:a></text:p>
          <text:p text:style-name="P614"><text:a xlink:type="simple" xlink:href="#__RefHeading___Toc144851_2064470228" text:style-name="Index_20_Link" text:visited-style-name="Index_20_Link">The scalaSciMatrix trait<text:tab/>43</text:a></text:p>
          <text:p text:style-name="P614"><text:a xlink:type="simple" xlink:href="#__RefHeading___Toc144853_2064470228" text:style-name="Index_20_Link" text:visited-style-name="Index_20_Link">NUMAL library interface and the one-indexed Matrix class<text:tab/>45</text:a></text:p>
          <text:p text:style-name="P614"><text:a xlink:type="simple" xlink:href="#__RefHeading___Toc144855_2064470228" text:style-name="Index_20_Link" text:visited-style-name="Index_20_Link">Description of the scalaSci.Mat class<text:tab/>49</text:a></text:p>
          <text:p text:style-name="P574"><text:a xlink:type="simple" xlink:href="#__RefHeading___Toc144857_2064470228" text:style-name="Index_20_Link" text:visited-style-name="Index_20_Link">Chapter 3 ScalaLab Libraries<text:tab/>52</text:a></text:p>
          <text:p text:style-name="P614"><text:a xlink:type="simple" xlink:href="#__RefHeading___Toc144859_2064470228" text:style-name="Index_20_Link" text:visited-style-name="Index_20_Link">Interfacing Core Java Scientific Libraries<text:tab/>52</text:a></text:p>
          <text:p text:style-name="P614"><text:a xlink:type="simple" xlink:href="#__RefHeading___Toc144861_2064470228" text:style-name="Index_20_Link" text:visited-style-name="Index_20_Link">Ordering of imports can be significant<text:tab/>54</text:a></text:p>
          <text:p text:style-name="P614"><text:a xlink:type="simple" xlink:href="#__RefHeading___Toc144863_2064470228" text:style-name="Index_20_Link" text:visited-style-name="Index_20_Link">Designing a high-level interface: a case study for the EJML library<text:tab/>55</text:a></text:p>
          <text:p text:style-name="P614"><text:a xlink:type="simple" xlink:href="#__RefHeading___Toc144865_2064470228" text:style-name="Index_20_Link" text:visited-style-name="Index_20_Link">Developing Code with ScalaSci Classes<text:tab/>61</text:a></text:p>
          <text:p text:style-name="P614"><text:a xlink:type="simple" xlink:href="#__RefHeading___Toc144867_2064470228" text:style-name="Index_20_Link" text:visited-style-name="Index_20_Link">ScalaLab ClassPath / SourcePath<text:tab/>62</text:a></text:p>
          <text:p text:style-name="P614"><text:a xlink:type="simple" xlink:href="#__RefHeading___Toc144869_2064470228" text:style-name="Index_20_Link" text:visited-style-name="Index_20_Link">Toolboxes of scientific code<text:tab/>63</text:a></text:p>
          <text:p text:style-name="P574"><text:soft-page-break/><text:a xlink:type="simple" xlink:href="#__RefHeading___Toc144871_2064470228" text:style-name="Index_20_Link" text:visited-style-name="Index_20_Link"><text:s/>Chapter 4: Example Applications of ScalaLab Toolboxes<text:tab/>63</text:a></text:p>
          <text:p text:style-name="P615"><text:a xlink:type="simple" xlink:href="#__RefHeading___Toc144873_2064470228" text:style-name="Index_20_Link" text:visited-style-name="Index_20_Link">The FastICA toolbox<text:tab/>63</text:a></text:p>
          <text:p text:style-name="P615"><text:a xlink:type="simple" xlink:href="#__RefHeading___Toc144875_2064470228" text:style-name="Index_20_Link" text:visited-style-name="Index_20_Link">Numerical Solution of Differential Equations<text:tab/>67</text:a></text:p>
          <text:p text:style-name="P615"><text:a xlink:type="simple" xlink:href="#__RefHeading___Toc144877_2064470228" text:style-name="Index_20_Link" text:visited-style-name="Index_20_Link">Integration with the Apache Common Maths Library<text:tab/>73</text:a></text:p>
          <text:p text:style-name="P615"><text:a xlink:type="simple" xlink:href="#__RefHeading___Toc144879_2064470228" text:style-name="Index_20_Link" text:visited-style-name="Index_20_Link">Example on root finding<text:tab/>75</text:a></text:p>
          <text:p text:style-name="P614"><text:a xlink:type="simple" xlink:href="#__RefHeading___Toc144881_2064470228" text:style-name="Index_20_Link" text:visited-style-name="Index_20_Link">Exploiting Lower Level Functionality<text:tab/>77</text:a></text:p>
          <text:p text:style-name="P574"><text:a xlink:type="simple" xlink:href="#__RefHeading___Toc144885_2064470228" text:style-name="Index_20_Link" text:visited-style-name="Index_20_Link">Fast Fourier Transforms<text:tab/>80</text:a></text:p>
          <text:p text:style-name="P614"><text:a xlink:type="simple" xlink:href="#__RefHeading___Toc144887_2064470228" text:style-name="Index_20_Link" text:visited-style-name="Index_20_Link">Benchmarking different FFT libraries<text:tab/>80</text:a></text:p>
          <text:p text:style-name="P615"><text:a xlink:type="simple" xlink:href="#__RefHeading___Toc144891_2064470228" text:style-name="Index_20_Link" text:visited-style-name="Index_20_Link">RBF Networks with the WEKA toolbox<text:tab/>85</text:a></text:p>
          <text:p text:style-name="P614"><text:a xlink:type="simple" xlink:href="#__RefHeading___Toc144893_2064470228" text:style-name="Index_20_Link" text:visited-style-name="Index_20_Link">Examples from discrete dynamical systems<text:tab/>86</text:a></text:p>
          <text:p text:style-name="P615"><text:a xlink:type="simple" xlink:href="#__RefHeading___Toc144895_2064470228" text:style-name="Index_20_Link" text:visited-style-name="Index_20_Link">The Logistic one-dimensional chaotic map<text:tab/>86</text:a></text:p>
          <text:p text:style-name="P615"><text:a xlink:type="simple" xlink:href="#__RefHeading___Toc144897_2064470228" text:style-name="Index_20_Link" text:visited-style-name="Index_20_Link">The Henon and Ikeda two-dimensional chaotic Maps<text:tab/>88</text:a></text:p>
          <text:p text:style-name="P615"><text:a xlink:type="simple" xlink:href="#__RefHeading___Toc144899_2064470228" text:style-name="Index_20_Link" text:visited-style-name="Index_20_Link">Bifurcation Diagram of the Logistic Chaotic Map<text:tab/>90</text:a></text:p>
          <text:p text:style-name="P614"><text:a xlink:type="simple" xlink:href="#__RefHeading___Toc144901_2064470228" text:style-name="Index_20_Link" text:visited-style-name="Index_20_Link">Examples of integrating ODEs<text:tab/>92</text:a></text:p>
          <text:p text:style-name="P574"><text:a xlink:type="simple" xlink:href="#__RefHeading___Toc144903_2064470228" text:style-name="Index_20_Link" text:visited-style-name="Index_20_Link"><text:tab/>96</text:a></text:p>
          <text:p text:style-name="P574"><text:a xlink:type="simple" xlink:href="#__RefHeading___Toc144905_2064470228" text:style-name="Index_20_Link" text:visited-style-name="Index_20_Link">Chapter 5 EJML Library<text:tab/>96</text:a></text:p>
          <text:p text:style-name="P614"><text:a xlink:type="simple" xlink:href="#__RefHeading___Toc144907_2064470228" text:style-name="Index_20_Link" text:visited-style-name="Index_20_Link">Introduction<text:tab/>96</text:a></text:p>
          <text:p text:style-name="P614"><text:a xlink:type="simple" xlink:href="#__RefHeading___Toc144909_2064470228" text:style-name="Index_20_Link" text:visited-style-name="Index_20_Link">Access operations<text:tab/>100</text:a></text:p>
          <text:p text:style-name="P614"><text:a xlink:type="simple" xlink:href="#__RefHeading___Toc144911_2064470228" text:style-name="Index_20_Link" text:visited-style-name="Index_20_Link">Block Matrices<text:tab/>102</text:a></text:p>
          <text:p text:style-name="P614"><text:a xlink:type="simple" xlink:href="#__RefHeading___Toc144913_2064470228" text:style-name="Index_20_Link" text:visited-style-name="Index_20_Link">Constructors<text:tab/>102</text:a></text:p>
          <text:p text:style-name="P614"><text:a xlink:type="simple" xlink:href="#__RefHeading___Toc144915_2064470228" text:style-name="Index_20_Link" text:visited-style-name="Index_20_Link">Apply operators<text:tab/>102</text:a></text:p>
          <text:p text:style-name="P614"><text:a xlink:type="simple" xlink:href="#__RefHeading___Toc144917_2064470228" text:style-name="Index_20_Link" text:visited-style-name="Index_20_Link">Get the wrapped BlockMatrix64F matrix<text:tab/>102</text:a></text:p>
          <text:p text:style-name="P614"><text:a xlink:type="simple" xlink:href="#__RefHeading___Toc144919_2064470228" text:style-name="Index_20_Link" text:visited-style-name="Index_20_Link">Apply a function to all the BMat's elements with map<text:tab/>102</text:a></text:p>
          <text:p text:style-name="P614"><text:a xlink:type="simple" xlink:href="#__RefHeading___Toc144921_2064470228" text:style-name="Index_20_Link" text:visited-style-name="Index_20_Link">Arithmetic Operators and Trigonometric functions<text:tab/>102</text:a></text:p>
          <text:p text:style-name="P614"><text:a xlink:type="simple" xlink:href="#__RefHeading___Toc144927_2064470228" text:style-name="Index_20_Link" text:visited-style-name="Index_20_Link"><text:tab/>103</text:a></text:p>
          <text:p text:style-name="P574"><text:a xlink:type="simple" xlink:href="#__RefHeading___Toc144929_2064470228" text:style-name="Index_20_Link" text:visited-style-name="Index_20_Link">Chapter 6 MTJ Interfacing<text:tab/>103</text:a></text:p>
          <text:p text:style-name="P614"><text:a xlink:type="simple" xlink:href="#__RefHeading___Toc144931_2064470228" text:style-name="Index_20_Link" text:visited-style-name="Index_20_Link">A high-level interface to the MTJ library<text:tab/>105</text:a></text:p>
          <text:p text:style-name="P574"><text:a xlink:type="simple" xlink:href="#__RefHeading___Toc144933_2064470228" text:style-name="Index_20_Link" text:visited-style-name="Index_20_Link">Constructors<text:tab/>105</text:a></text:p>
          <text:p text:style-name="P574"><text:a xlink:type="simple" xlink:href="#__RefHeading___Toc144935_2064470228" text:style-name="Index_20_Link" text:visited-style-name="Index_20_Link">Retrieve lower-level MTJ data structures<text:tab/>106</text:a></text:p>
          <text:p text:style-name="P574"><text:a xlink:type="simple" xlink:href="#__RefHeading___Toc144937_2064470228" text:style-name="Index_20_Link" text:visited-style-name="Index_20_Link">Access operations<text:tab/>106</text:a></text:p>
          <text:p text:style-name="P574"><text:a xlink:type="simple" xlink:href="#__RefHeading___Toc144939_2064470228" text:style-name="Index_20_Link" text:visited-style-name="Index_20_Link">Operators<text:tab/>106</text:a></text:p>
          <text:p text:style-name="P574"><text:a xlink:type="simple" xlink:href="#__RefHeading___Toc144941_2064470228" text:style-name="Index_20_Link" text:visited-style-name="Index_20_Link">Basic Methods<text:tab/>106</text:a></text:p>
          <text:p text:style-name="P574"><text:a xlink:type="simple" xlink:href="#__RefHeading___Toc144943_2064470228" text:style-name="Index_20_Link" text:visited-style-name="Index_20_Link">Routines<text:tab/>107</text:a></text:p>
          <text:p text:style-name="P574"><text:a xlink:type="simple" xlink:href="#__RefHeading___Toc144945_2064470228" text:style-name="Index_20_Link" text:visited-style-name="Index_20_Link"><text:tab/>108</text:a></text:p>
          <text:p text:style-name="P574"><text:a xlink:type="simple" xlink:href="#__RefHeading___Toc144947_2064470228" text:style-name="Index_20_Link" text:visited-style-name="Index_20_Link">Chapter 7 Native BLAS in ScalaLab<text:tab/>108</text:a></text:p>
          <text:p text:style-name="P614"><text:a xlink:type="simple" xlink:href="#__RefHeading___Toc144949_2064470228" text:style-name="Index_20_Link" text:visited-style-name="Index_20_Link">Support for JBLAS both with RichDouble2DArray and JBLAS Matrix type<text:tab/>109</text:a></text:p>
          <text:p text:style-name="P574"><text:a xlink:type="simple" xlink:href="#__RefHeading___Toc144951_2064470228" text:style-name="Index_20_Link" text:visited-style-name="Index_20_Link">Chapter 8 Plotting<text:tab/>121</text:a></text:p>
          <text:p text:style-name="P614"><text:a xlink:type="simple" xlink:href="#__RefHeading___Toc144953_2064470228" text:style-name="Index_20_Link" text:visited-style-name="Index_20_Link">The default plotting system based on the jmathPlot library<text:tab/>121</text:a></text:p>
          <text:p text:style-name="P615"><text:a xlink:type="simple" xlink:href="#__RefHeading___Toc144955_2064470228" text:style-name="Index_20_Link" text:visited-style-name="Index_20_Link">Plotting Examples<text:tab/>123</text:a></text:p>
          <text:p text:style-name="P615"><text:a xlink:type="simple" xlink:href="#__RefHeading___Toc144957_2064470228" text:style-name="Index_20_Link" text:visited-style-name="Index_20_Link">Direct JMathPlots<text:tab/>131</text:a></text:p>
          <text:p text:style-name="P574"><text:a xlink:type="simple" xlink:href="#__RefHeading___Toc144959_2064470228" text:style-name="Index_20_Link" text:visited-style-name="Index_20_Link">Line Plot Example<text:tab/>131</text:a></text:p>
          <text:p text:style-name="P574"><text:a xlink:type="simple" xlink:href="#__RefHeading___Toc144961_2064470228" text:style-name="Index_20_Link" text:visited-style-name="Index_20_Link">Grid Plot Example<text:tab/>132</text:a></text:p>
          <text:p text:style-name="P574"><text:a xlink:type="simple" xlink:href="#__RefHeading___Toc144963_2064470228" text:style-name="Index_20_Link" text:visited-style-name="Index_20_Link">Histogram<text:tab/>132</text:a></text:p>
          <text:p text:style-name="P574"><text:a xlink:type="simple" xlink:href="#__RefHeading___Toc144965_2064470228" text:style-name="Index_20_Link" text:visited-style-name="Index_20_Link">Customize your plot<text:tab/>133</text:a></text:p>
          <text:p text:style-name="P574"><text:a xlink:type="simple" xlink:href="#__RefHeading___Toc144967_2064470228" text:style-name="Index_20_Link" text:visited-style-name="Index_20_Link">Chapter 9 Plots with the JFreeChart Plotting Library<text:tab/>134</text:a></text:p>
          <text:p text:style-name="P614"><text:a xlink:type="simple" xlink:href="#__RefHeading___Toc144969_2064470228" text:style-name="Index_20_Link" text:visited-style-name="Index_20_Link">The JFreeChart interface in ScalaLab<text:tab/>134</text:a></text:p>
          <text:p text:style-name="P614"><text:a xlink:type="simple" xlink:href="#__RefHeading___Toc144971_2064470228" text:style-name="Index_20_Link" text:visited-style-name="Index_20_Link">The jPlot class<text:tab/>134</text:a></text:p>
          <text:p text:style-name="P614"><text:a xlink:type="simple" xlink:href="#__RefHeading___Toc144973_2064470228" text:style-name="Index_20_Link" text:visited-style-name="Index_20_Link">JFreeChart based Plotting routines<text:tab/>139</text:a></text:p>
          <text:p text:style-name="P574"><text:a xlink:type="simple" xlink:href="#__RefHeading___Toc144975_2064470228" text:style-name="Index_20_Link" text:visited-style-name="Index_20_Link"><text:tab/>142</text:a></text:p>
          <text:p text:style-name="P574"><text:a xlink:type="simple" xlink:href="#__RefHeading___Toc144977_2064470228" text:style-name="Index_20_Link" text:visited-style-name="Index_20_Link">Chapter 10 Advanced Characteristics of the plotting system<text:tab/>142</text:a></text:p>
          <text:p text:style-name="P615"><text:a xlink:type="simple" xlink:href="#__RefHeading___Toc144979_2064470228" text:style-name="Index_20_Link" text:visited-style-name="Index_20_Link"><text:tab/>142</text:a></text:p>
          <text:p text:style-name="P614"><text:a xlink:type="simple" xlink:href="#__RefHeading___Toc144981_2064470228" text:style-name="Index_20_Link" text:visited-style-name="Index_20_Link">Functional Style Plotting<text:tab/>142</text:a></text:p>
          <text:p text:style-name="P614"><text:soft-page-break/><text:a xlink:type="simple" xlink:href="#__RefHeading___Toc144983_2064470228" text:style-name="Index_20_Link" text:visited-style-name="Index_20_Link">Named Plots interface<text:tab/>143</text:a></text:p>
          <text:p text:style-name="P614"><text:a xlink:type="simple" xlink:href="#__RefHeading___Toc144985_2064470228" text:style-name="Index_20_Link" text:visited-style-name="Index_20_Link">Object-Oriented Plotting<text:tab/>145</text:a></text:p>
          <text:p text:style-name="P574"><text:a xlink:type="simple" xlink:href="#__RefHeading___Toc144987_2064470228" text:style-name="Index_20_Link" text:visited-style-name="Index_20_Link">Chapter 11 Applications with Numerical Recipes code<text:tab/>150</text:a></text:p>
          <text:p text:style-name="P614"><text:a xlink:type="simple" xlink:href="#__RefHeading___Toc144989_2064470228" text:style-name="Index_20_Link" text:visited-style-name="Index_20_Link">Model Fitting with Levenberg-Marquardt<text:tab/>150</text:a></text:p>
          <text:p text:style-name="P614"><text:a xlink:type="simple" xlink:href="#__RefHeading___Toc144993_2064470228" text:style-name="Index_20_Link" text:visited-style-name="Index_20_Link">Minimization and Maximization of Functions<text:tab/>153</text:a></text:p>
          <text:p text:style-name="P615"><text:a xlink:type="simple" xlink:href="#__RefHeading___Toc144995_2064470228" text:style-name="Index_20_Link" text:visited-style-name="Index_20_Link">Powell method. Example 1<text:tab/>153</text:a></text:p>
          <text:p text:style-name="P615"><text:a xlink:type="simple" xlink:href="#__RefHeading___Toc144997_2064470228" text:style-name="Index_20_Link" text:visited-style-name="Index_20_Link">Powell method – Example 2<text:tab/>154</text:a></text:p>
          <text:p text:style-name="P614"><text:a xlink:type="simple" xlink:href="#__RefHeading___Toc144999_2064470228" text:style-name="Index_20_Link" text:visited-style-name="Index_20_Link">Statistical Description of Data<text:tab/>156</text:a></text:p>
          <text:p text:style-name="P615"><text:a xlink:type="simple" xlink:href="#__RefHeading___Toc145001_2064470228" text:style-name="Index_20_Link" text:visited-style-name="Index_20_Link">Testing avevar<text:tab/>156</text:a></text:p>
          <text:p text:style-name="P614"><text:a xlink:type="simple" xlink:href="#__RefHeading___Toc145003_2064470228" text:style-name="Index_20_Link" text:visited-style-name="Index_20_Link">Testing Student's t-Test for Significantly Different Means<text:tab/>158</text:a></text:p>
          <text:p text:style-name="P574"><text:a xlink:type="simple" xlink:href="#__RefHeading___Toc145005_2064470228" text:style-name="Index_20_Link" text:visited-style-name="Index_20_Link">Random Numbers (Chapter 7 NR)<text:tab/>159</text:a></text:p>
          <text:p text:style-name="P614"><text:a xlink:type="simple" xlink:href="#__RefHeading___Toc145007_2064470228" text:style-name="Index_20_Link" text:visited-style-name="Index_20_Link">Generating Logistic Deviates<text:tab/>159</text:a></text:p>
          <text:p text:style-name="P614"><text:a xlink:type="simple" xlink:href="#__RefHeading___Toc145009_2064470228" text:style-name="Index_20_Link" text:visited-style-name="Index_20_Link">Normal Distribution<text:tab/>160</text:a></text:p>
          <text:p text:style-name="P614"><text:a xlink:type="simple" xlink:href="#__RefHeading___Toc145011_2064470228" text:style-name="Index_20_Link" text:visited-style-name="Index_20_Link">Normal Deviates by Transformation (Box-Muller)<text:tab/>161</text:a></text:p>
          <text:p text:style-name="P614"><text:a xlink:type="simple" xlink:href="#__RefHeading___Toc145013_2064470228" text:style-name="Index_20_Link" text:visited-style-name="Index_20_Link">Poisson deviates<text:tab/>161</text:a></text:p>
          <text:p text:style-name="P614"><text:a xlink:type="simple" xlink:href="#__RefHeading___Toc145015_2064470228" text:style-name="Index_20_Link" text:visited-style-name="Index_20_Link">Pearson Coefficient<text:tab/>162</text:a></text:p>
          <text:p text:style-name="P614"><text:a xlink:type="simple" xlink:href="#__RefHeading___Toc145017_2064470228" text:style-name="Index_20_Link" text:visited-style-name="Index_20_Link">Spearman Rank-Order Correlation Coefficient<text:tab/>165</text:a></text:p>
          <text:p text:style-name="P614"><text:a xlink:type="simple" xlink:href="#__RefHeading___Toc145019_2064470228" text:style-name="Index_20_Link" text:visited-style-name="Index_20_Link">F-test<text:tab/>171</text:a></text:p>
          <text:p text:style-name="P574"><text:a xlink:type="simple" xlink:href="#__RefHeading___Toc145021_2064470228" text:style-name="Index_20_Link" text:visited-style-name="Index_20_Link">Classification and Inference (Chapter 16 NR)<text:tab/>175</text:a></text:p>
          <text:p text:style-name="P614"><text:a xlink:type="simple" xlink:href="#__RefHeading___Toc145023_2064470228" text:style-name="Index_20_Link" text:visited-style-name="Index_20_Link">Support Vector Machines<text:tab/>175</text:a></text:p>
          <text:p text:style-name="P614"><text:a xlink:type="simple" xlink:href="#__RefHeading___Toc145025_2064470228" text:style-name="Index_20_Link" text:visited-style-name="Index_20_Link">Gaussian Mixture Models<text:tab/>182</text:a></text:p>
          <text:p text:style-name="P574"><text:a xlink:type="simple" xlink:href="#__RefHeading___Toc145027_2064470228" text:style-name="Index_20_Link" text:visited-style-name="Index_20_Link">Integration of Ordinary Differential Equations<text:tab/>186</text:a></text:p>
          <text:p text:style-name="P614"><text:a xlink:type="simple" xlink:href="#__RefHeading___Toc145029_2064470228" text:style-name="Index_20_Link" text:visited-style-name="Index_20_Link">Lorenz Chaotic System Integration with Dormand-Prince fifth-order stepper<text:tab/>186</text:a></text:p>
          <text:p text:style-name="P614"><text:a xlink:type="simple" xlink:href="#__RefHeading___Toc145031_2064470228" text:style-name="Index_20_Link" text:visited-style-name="Index_20_Link">Runge-Kutta<text:tab/>188</text:a></text:p>
          <text:p text:style-name="P614"><text:a xlink:type="simple" xlink:href="#__RefHeading___Toc145033_2064470228" text:style-name="Index_20_Link" text:visited-style-name="Index_20_Link">Bulirsch-Stoer Method<text:tab/>190</text:a></text:p>
          <text:p text:style-name="P574"><text:a xlink:type="simple" xlink:href="#__RefHeading___Toc145037_2064470228" text:style-name="Index_20_Link" text:visited-style-name="Index_20_Link">Loading and Saving from MATLAB's .mat files<text:tab/>192</text:a></text:p>
          <text:p text:style-name="P574"><text:a xlink:type="simple" xlink:href="#__RefHeading___Toc145039_2064470228" text:style-name="Index_20_Link" text:visited-style-name="Index_20_Link">Band Matrices<text:tab/>195</text:a></text:p>
          <text:p text:style-name="P574"><text:a xlink:type="simple" xlink:href="#__RefHeading___Toc145041_2064470228" text:style-name="Index_20_Link" text:visited-style-name="Index_20_Link">Sparse Matrices<text:tab/>196</text:a></text:p>
          <text:p text:style-name="P614"><text:a xlink:type="simple" xlink:href="#__RefHeading___Toc145043_2064470228" text:style-name="Index_20_Link" text:visited-style-name="Index_20_Link">MTJ Sparse Matrices<text:tab/>198</text:a></text:p>
          <text:p text:style-name="P574"><text:a xlink:type="simple" xlink:href="#__RefHeading___Toc145047_2064470228" text:style-name="Index_20_Link" text:visited-style-name="Index_20_Link">Apache Common Maths<text:tab/>200</text:a></text:p>
          <text:p text:style-name="P614"><text:a xlink:type="simple" xlink:href="#__RefHeading___Toc145049_2064470228" text:style-name="Index_20_Link" text:visited-style-name="Index_20_Link">1. Statistics<text:tab/>201</text:a></text:p>
          <text:p text:style-name="P615"><text:a xlink:type="simple" xlink:href="#__RefHeading___Toc145051_2064470228" text:style-name="Index_20_Link" text:visited-style-name="Index_20_Link">Random permutations, combinations, sampling<text:tab/>212</text:a></text:p>
          <text:p text:style-name="P615"><text:a xlink:type="simple" xlink:href="#__RefHeading___Toc145053_2064470228" text:style-name="Index_20_Link" text:visited-style-name="Index_20_Link">Generating data 'like' an input file<text:tab/>212</text:a></text:p>
          <text:p text:style-name="P615"><text:a xlink:type="simple" xlink:href="#__RefHeading___Toc145055_2064470228" text:style-name="Index_20_Link" text:visited-style-name="Index_20_Link">PRNG Pluggability<text:tab/>213</text:a></text:p>
          <text:p text:style-name="P574"><text:a xlink:type="simple" xlink:href="#__RefHeading___Toc145057_2064470228" text:style-name="Index_20_Link" text:visited-style-name="Index_20_Link">Linear Algebra<text:tab/>216</text:a></text:p>
          <text:p text:style-name="P574"><text:a xlink:type="simple" xlink:href="#__RefHeading___Toc145059_2064470228" text:style-name="Index_20_Link" text:visited-style-name="Index_20_Link">Ordinary Differential Equations<text:tab/>218</text:a></text:p>
          <text:p text:style-name="P574"><text:a xlink:type="simple" xlink:href="#__RefHeading___Toc145061_2064470228" text:style-name="Index_20_Link" text:visited-style-name="Index_20_Link">Polynomial Fitting Example<text:tab/>225</text:a></text:p>
          <text:p text:style-name="P574"><text:a xlink:type="simple" xlink:href="#__RefHeading___Toc145063_2064470228" text:style-name="Index_20_Link" text:visited-style-name="Index_20_Link">Wavelets in ScalaLab<text:tab/>231</text:a></text:p>
          <text:p text:style-name="P574"><text:a xlink:type="simple" xlink:href="#__RefHeading___Toc145065_2064470228" text:style-name="Index_20_Link" text:visited-style-name="Index_20_Link">BioScala in ScalaLab<text:tab/>234</text:a></text:p>
          <text:p text:style-name="P614"><text:a xlink:type="simple" xlink:href="#__RefHeading___Toc145067_2064470228" text:style-name="Index_20_Link" text:visited-style-name="Index_20_Link">CodonSequence<text:tab/>235</text:a></text:p>
          <text:p text:style-name="P574"><text:a xlink:type="simple" xlink:href="#__RefHeading___Toc145073_2064470228" text:style-name="Index_20_Link" text:visited-style-name="Index_20_Link">Computer Algebra<text:tab/>236</text:a></text:p>
          <text:p text:style-name="P574"><text:a xlink:type="simple" xlink:href="#__RefHeading___Toc145075_2064470228" text:style-name="Index_20_Link" text:visited-style-name="Index_20_Link">Introduction<text:tab/>236</text:a></text:p>
          <text:p text:style-name="P574"><text:a xlink:type="simple" xlink:href="#__RefHeading___Toc145077_2064470228" text:style-name="Index_20_Link" text:visited-style-name="Index_20_Link">Using the symja Java Computer Algebra System from within ScalaLab<text:tab/>237</text:a></text:p>
          <text:p text:style-name="P614"><text:a xlink:type="simple" xlink:href="#__RefHeading___Toc145079_2064470228" text:style-name="Index_20_Link" text:visited-style-name="Index_20_Link">Examples demonstrating basic Symbolic Algebra tasks<text:tab/>237</text:a></text:p>
          <text:p text:style-name="P574"><text:a xlink:type="simple" xlink:href="#__RefHeading___Toc145085_2064470228" text:style-name="Index_20_Link" text:visited-style-name="Index_20_Link">Linear Systems Solve<text:tab/>241</text:a></text:p>
          <text:p text:style-name="P574"><text:a xlink:type="simple" xlink:href="#__RefHeading___Toc145087_2064470228" text:style-name="Index_20_Link" text:visited-style-name="Index_20_Link">Complex Numbers<text:tab/>246</text:a></text:p>
          <text:p text:style-name="P614"><text:a xlink:type="simple" xlink:href="#__RefHeading___Toc145089_2064470228" text:style-name="Index_20_Link" text:visited-style-name="Index_20_Link">Introduction<text:tab/>246</text:a></text:p>
          <text:p text:style-name="P614"><text:a xlink:type="simple" xlink:href="#__RefHeading___Toc145091_2064470228" text:style-name="Index_20_Link" text:visited-style-name="Index_20_Link">Constructors<text:tab/>246</text:a></text:p>
          <text:p text:style-name="P614"><text:a xlink:type="simple" xlink:href="#__RefHeading___Toc145093_2064470228" text:style-name="Index_20_Link" text:visited-style-name="Index_20_Link">Methods<text:tab/>247</text:a></text:p>
          <text:p text:style-name="P574"><text:a xlink:type="simple" xlink:href="#__RefHeading___Toc145035_2064470228" text:style-name="Index_20_Link" text:visited-style-name="Index_20_Link">References:<text:tab/>252</text:a></text:p>
        </text:index-body>
      </text:table-of-content>
      <text:p text:style-name="P353"/>
      <text:p text:style-name="P353"><text:soft-page-break/></text:p>
      <text:p text:style-name="P356"/>
      <text:p text:style-name="P351">Preface</text:p>
      <text:p text:style-name="P355"/>
      <text:p text:style-name="P361">The ScalaLab environment builds upon Scala, a <text:span text:style-name="T277">modern powerful object-functional</text:span> language for the Java Virtual Machine with full Java interoperability. The book describes how Scala<text:span text:style-name="T333">Lab </text:span>extend<text:span text:style-name="T333">s Scala </text:span>with MATLAB-like constructs in order to implement a powerful compiled mathematical scripting framework. <text:span text:style-name="T332">ScalaLab is an integrated scientific programming environment in the spirit of MATLAB. It is not a Scala scientific software library, as for example is Breeze (</text:span><text:a xlink:type="simple" xlink:href="https://github.com/scalanlp/breeze" text:style-name="Internet_20_link" text:visited-style-name="Visited_20_Internet_20_Link"><text:span text:style-name="T332">https://github.com/scalanlp/breeze</text:span></text:a><text:span text:style-name="T332">). In fact, ScalaLab utilizes many superb numerical software libraries, for example the EJML library (</text:span><text:a xlink:type="simple" xlink:href="http://ejml.org/wiki/index.php?title=Main_Page" text:style-name="Internet_20_link" text:visited-style-name="Visited_20_Internet_20_Link"><text:span text:style-name="T332">http://ejml.org/wiki/index.php?title=Main_Page</text:span></text:a><text:span text:style-name="T332">), the Apache Common Maths (</text:span><text:a xlink:type="simple" xlink:href="http://commons.apache.org/proper/commons-math/" text:style-name="Internet_20_link" text:visited-style-name="Visited_20_Internet_20_Link"><text:span text:style-name="T332">http://commons.apache.org/proper/commons-math/</text:span></text:a><text:span text:style-name="T332">), <text:s/>the JBLAS library (</text:span><text:a xlink:type="simple" xlink:href="http://jblas.org/" text:style-name="Internet_20_link" text:visited-style-name="Visited_20_Internet_20_Link"><text:span text:style-name="T332">http://jblas.org/</text:span></text:a><text:span text:style-name="T332">) etc. For many of them ScalaLab builds higher level syntactic sugar in order to allow easier utilization with MATLAB like concise expressions. </text:span></text:p>
      <text:p text:style-name="P362"><text:span text:style-name="T334">ScalaLab aims mainly to utilize scientific software developed for the Java Virtual Machine (JVM). Most of that code is developed with Java, but also compiled classes with other JVM languages (as for example Scala itself) can readily used. Also, experimental optional ScalaLab subsystems explore native C/C++ code, for example the GNU Scientific Library (|GSL) (</text:span><text:a xlink:type="simple" xlink:href="https://www.gnu.org/software/gsl/" text:style-name="Internet_20_link" text:visited-style-name="Visited_20_Internet_20_Link"><text:span text:style-name="T334">https://www.gnu.org/software/gsl/</text:span></text:a><text:span text:style-name="T334">) and support for GPU CUDA computing (</text:span><text:a xlink:type="simple" xlink:href="https://developer.nvidia.com/cuda-zone" text:style-name="Internet_20_link" text:visited-style-name="Visited_20_Internet_20_Link"><text:span text:style-name="T334">https://developer.nvidia.com/cuda-zone</text:span></text:a><text:span text:style-name="T334">). Although these options can obtain significantly better performance than Java in some specific applications, they lack the portability, simplicity and productivity of the Java platform. We should note that the elaborate design and implementation of the Hotspot JVM performs sophisticated <text:s/>JIT (Just In Time) compilation and rivals the performance of optimized C/C++ code. Therefore, in most practical cases the performance of the JVM scientific libraries is adequate. </text:span></text:p>
      <text:p text:style-name="P361">The reader should have programming experience preferably with Java or even better with Scala. However, for ScalaLab programming <text:span text:style-name="T156">advanced programming techniques are not required, although they can be used</text:span>. <text:s/>One of the main objectives of ScalaLab is to be very <text:span text:style-name="T156">user friendly</text:span> and to present a <text:span text:style-name="T156">simple high-level scripting language</text:span> to the scientist in the spirit of MATLAB. However, an advanced programmer can also utilize the sophisticated Scala language on which ScalaLab is build upon. </text:p>
      <text:p text:style-name="P360"><text:soft-page-break/>ScalaLab is efficient and can be an interesting open-source alternative to commercial packages, especially for the scientific community familiar with Java. The user interface of ScalaLab explores the potential of Java's Swing library in order to facilitate the work of the scientist. The scripting language of ScalaLab is <text:span text:style-name="T156">ScalaSci</text:span> which offers MATLAB-like high-level mathematical operators by exploiting the flexibility of the Scala language for building easily new syntax. <text:s/>In addition, the user of ScalaLab can mix easily and Java code that can be compiled with <text:span text:style-name="T281">the system’s</text:span> Java compiler. <text:s/>An external <text:span text:style-name="T156">javac </text:span><text:span text:style-name="T161"><text:s/>compiler whenever is available can also be used to compile Java code, and can be called directly from ScalaLab, but the main point is that an installation of the Java JDK is not required to </text:span><text:span text:style-name="T162">work with ScalaLab </text:span><text:span text:style-name="T163">(of course, the installation of Java’s JRE is necessary).</text:span></text:p>
      <text:p text:style-name="P363">The <text:span text:style-name="T156">ScalaLab explorer</text:span> is a specialized file manager that is built upon Swing and has convenient file handling functionality, such as file browsing, deleting, creating, editing files, along with the potential to compile and execute both Scala and Java code. Also, classpath related operations can be managed from the ScalaLab explorer. Specifically, we can add paths to the Scala classpath, which are available when we create a new Scala interpreter.</text:p>
      <text:p text:style-name="P360">An extension of Scala with MATLAB-like constructs, called <text:span text:style-name="T156">ScalaSci</text:span> is the language of ScalaLab. ScalaSci is effective both for writing small scripts and for developing large production level applications. The book describes the core scientific classes of ScalaSci, and presents examples of their application.</text:p>
      <text:p text:style-name="P360">Since Scala is statically typed, ScalaSci code runs at the full Java's speed. Also, since the optimizations <text:s/>performed by the Just-In-Time Java compiler result in code that runs with speed similar to native code, ScalaLab can run heavy numerical tasks with speed competitive to the traditional C/C++ or Fortran compiled code.</text:p>
      <text:p text:style-name="P358"><text:span text:style-name="T136">The ScalaLab editor</text:span><text:span text:style-name="T125"> is based on the <text:s/></text:span><text:alphabetical-index-mark-start text:id="IMark101665544"/><text:span text:style-name="T136">jsyntaxPane</text:span><text:alphabetical-index-mark-end text:id="IMark101665544"/><text:span text:style-name="T136"> </text:span><text:span text:style-name="T125">editor (</text:span><text:a xlink:type="simple" xlink:href="http://code.google.com/p/jsyntaxpane/" text:style-name="Internet_20_link" text:visited-style-name="Visited_20_Internet_20_Link"><text:span text:style-name="T125">http://code.google.com/p/jsyntaxpane/</text:span></text:a><text:span text:style-name="T125">) <text:s/>which provides a convenient environment for editing code. In addition, some facilities like code completion, execution of selected text and step to cursor are implemented, so the environment has some of the facilities of an IDE (e.g. Netbeans) integrated with the power of scripting in developing code. An alternative editor with similar capabilities is based on </text:span><text:span text:style-name="T136">RsyntaxTextArea (</text:span><text:a xlink:type="simple" xlink:href="http://fifesoft.com/rsyntaxtextarea/" text:style-name="Internet_20_link" text:visited-style-name="Visited_20_Internet_20_Link"><text:span text:style-name="T136">http://fifesoft.com/rsyntaxtextarea/</text:span></text:a><text:span text:style-name="T136">) </text:span><text:span text:style-name="T125">component. This editor can perhaps operate better in some platforms and can be preferred by some users. Therefore, there is an option to set it </text:span><text:soft-page-break/><text:span text:style-name="T125">as the preferred editor.</text:span></text:p>
      <text:p text:style-name="P363">The ScalaLab editor is in continuing development, and currently supports a set of useful functions, such as automatic importing the necessary packages for categories of applications, compile of Java sources with the <text:span text:style-name="T283">system’s</text:span> Java compiler <text:span text:style-name="T283">(when </text:span><text:span text:style-name="T113">javac </text:span><text:span text:style-name="T283">is installed)</text:span>, compile of Scala sources with the Scala compiler, single-step ScalaSci code and text coloring. A second supported editor, is the well-kown <text:span text:style-name="T156">jedit</text:span> open-source Java programmer's editor, that offers sophisticated editing of Java code. The jedit was integrated in <text:s/>ScalaLab and includes its <text:span text:style-name="T156">Scala plugin.</text:span> Therefore, for files with a .scala extension, the integrated jedit of ScalaLab offers some programmer's help, such as text coloring and limited code completion support.</text:p>
      <text:p text:style-name="P363">We note also that we have setups for developing standalone Java and Scala applications that use ScalaSci libraries. In these cases the user can work with advanced developing environments as <text:span text:style-name="T156">Netbeans</text:span> and <text:span text:style-name="T156">Eclipse </text:span>in order to develop Java and Scala applications that use ScalaSci libraries and can be executed standalone without the Graphical User Interface of ScalaLab. </text:p>
      <text:p text:style-name="P360">By exploiting the flexibility and extensibility of the Scala language we also present the framework for the utilization of Java scientific libraries within the ScalaLab environment. We describe the interfacing of basic Java numerical analysis libraries, as the <text:span text:style-name="T156">NUMAL </text:span>library, <text:span text:style-name="T156">MTJ</text:span> (Matrix Toolkit for Java) which has an object-oriented wrapping to some <text:span text:style-name="T156">JLAPACK</text:span><text:span text:style-name="T161"> <text:s/>libraries and significant functionality for </text:span><text:span text:style-name="T156">sparse </text:span><text:span text:style-name="T161">matrices and </text:span><text:span text:style-name="T156">distributed</text:span><text:span text:style-name="T161"> matrices, </text:span><text:span text:style-name="T163">the </text:span><text:span text:style-name="T156">EJML</text:span> (Efficient Java Matrix Library) <text:span text:style-name="T338">and the Apache Common Maths library.</text:span> Although we believe that Scala is a much improved language compared to Java (i.e. something like “Java.next”!) and we impressed by the elegance and sophistication of its design, Java remains a good and effective solution for simple tasks as the development of scientific software. Thus, the philosophy of ScalaLab is not to replace Java, but to exploit also the Java language, both by utilizing the excellent Java scientific libraries and by offering the possibility to the Java programmer to use Java to develop applications, in case where is more familiar with Java. <text:span text:style-name="T283">For this reason ScalaLab integrates a Java REPL (Read-Evaluate Print Loop).</text:span></text:p>
      <text:p text:style-name="P360"/>
      <text:p text:style-name="P360">In ScalaLab, Java libraries for specific applications can be easily utilized as <text:span text:style-name="T156">toolboxes</text:span>. We claim that Java scientific software can be exploited much more easily and effectively from <text:soft-page-break/>within ScalaLab. Toolboxes are especially useful, since they allow to extend the functionality of ScalaLab to specific application types. <text:s/>Therefore, ScalaLab offers support for installing/removing toolboxes easily with a graphical interface. The installed toolboxes remain at the subsequent sessions. Also, toolboxes placed at the <text:span text:style-name="T156">defaultToolboxes </text:span><text:span text:style-name="T161">folder are directly available.</text:span></text:p>
      <text:p text:style-name="P359"/>
      <text:p text:style-name="P357"/>
      <text:p text:style-name="P460"/>
      <text:h text:style-name="Heading_20_1" text:outline-level="1"><text:bookmark-start text:name="__RefHeading___Toc144809_2064470228"/><text:variable-set text:name="chapterCnt" text:display="none" text:formula="ooow:1" office:value-type="float" office:value="1" style:data-style-name="N0"/><text:variable-set text:name="introChapter" text:display="none" text:formula="ooow:chapterCnt" office:value-type="float" office:value="1" style:data-style-name="N0"/>Chapter <text:variable-get text:name="introChapter" style:data-style-name="N0">1</text:variable-get> <text:s/><text:variable-set text:name="chapterCnt" text:display="none" text:formula="ooow:chapterCnt+1" office:value-type="float" office:value="2" style:data-style-name="N0"/> The ScalaLab <text:span text:style-name="T18">environment</text:span><text:bookmark-end text:name="__RefHeading___Toc144809_2064470228"/></text:h>
      <text:p text:style-name="P53"/>
      <text:p text:style-name="P53">Numerical computation applications benefit from <text:span text:style-name="T112">interactive systems for matrix computation, </text:span><text:span text:style-name="T125">which facilitate the rapid scientific experimentation.</text:span> With these scripting systems substantial analysis can be performed by entering stepwise commands and thereby obtaining results. Experimentation is encouraged and the tedious ``compile-link-execute'' cycle of standard programming languages is eliminated. Well known examples of such systems include commercial products like MATLAB [<text:variable-get text:name="Hig05" style:data-style-name="N0">6</text:variable-get>], Maple and Mathematica <text:s/>[<text:variable-get text:name="Cho05" style:data-style-name="N0">3</text:variable-get>, <text:variable-get text:name="Cho05_2" style:data-style-name="N0">4</text:variable-get>] and open source packages like Scilab [<text:variable-get text:name="Cam06" style:data-style-name="N0">1</text:variable-get>] and Octave [<text:variable-get text:name="Eat02" style:data-style-name="N0">5</text:variable-get>]. </text:p>
      <text:p text:style-name="P53"><text:span text:style-name="T125">The book presents an open source mathematical programming environment for the Java Virtual Machine (JVM), the ScalaLab environment [</text:span><text:span text:style-name="T125"><text:variable-get text:name="scalalabCISE" style:data-style-name="N0">19</text:variable-get></text:span><text:span text:style-name="T125">]. Although ScalaLab presents a MATLAB-like style of working, it differs from the forementioned in that it compiles the scripts for the JVM. ScalaLab utilizes and expands the powerful Scala object-functional language [</text:span><text:span text:style-name="T125"><text:variable-get text:name="Odersky98" style:data-style-name="N0">15</text:variable-get></text:span><text:span text:style-name="T125">]. </text:span></text:p>
      <text:p text:style-name="P54">A critisism of JVM with respect to number crunching is that is relatively slow. However for the recent versions of the Just-In-Time (JIT) compiler this no longer holds. Instead, we are impressed that Java outperforms usually C++ in a number of benchmarks we have tested and it is slightly defeated only if C++ is supported with an optimized compiler. Clearly, the optimizations that are performed by the JIT compiler are quite sophisticated, e.g. array bounds check elimination [<text:variable-get text:name="Wur" style:data-style-name="N0">18</text:variable-get>] and the JVM performance on numeric computations is superb. </text:p>
      <text:p text:style-name="P54">Interactive scientific programming environments have gained much popularity mainly for their simplicity and the great speed improvements with JIT techniques. It is interesting to observe that the recent versions of MATLAB have also gained impressive speed improvements. </text:p>
      <text:p text:style-name="P54">However, the bulk of numerical analysis software is in compiled languages, mainly in Fortran, C/C++ and Java. The later language although is not designed for numerical computation has become very popular due to its portability, reliability, simplicity and the advances in Just In-Time (JIT) Compilation. The relatively new Scala language [<text:variable-get text:name="Odersky98" style:data-style-name="N0">15</text:variable-get>] retains all the benefits of Java while in addition it builds a novel scalable architecture. ScalaLab exploits both the flexibility of Scala and the robust and feature rich Java platform in order to offer an open MATLAB-like system to the scientist. The user of ScalaLab can work both with the MATLAB-like script oriented way or with the Java/Scala like way of building stand-alone applications. Also, the ScalaLab user can replace scripts with classes in order to build gradually a complex application.</text:p>
      <text:p text:style-name="P364">In this book we concentrate on two main directions. The first one, describes the incorporation of Java numerical libraries within the core of ScalaLab. The aim is to provide an easy to use interface <text:soft-page-break/>to these scientific libraries, without compromising their effectiveness. Convenient syntax features like high-level mathematical operators are implemented by exploiting the rich support that Scala provides. Many features of Java's Swing assist the work of the user, for example by providing extensive help and superb display functionality. </text:p>
      <text:p text:style-name="P364">Moreover, a set of basic functions is kept consistent and independent of the utilized library. Specifically, the powerful <text:span text:style-name="T156">RichDouble2DArray</text:span><text:span text:style-name="T161"> class is a simple wrapper to the </text:span><text:span text:style-name="T156">Array[Array[Double]] </text:span><text:span text:style-name="T161">type and exploits algorithms from various libraries in order to present an effective and consistent set of routines to the ScalaLab user. These routines </text:span>seek for a MATLAB-like syntax in order to facilitate the user. <text:s/>However, for some major Java scientific libraries, e.g. NUMAL, MTJ, EJML, there exist Scala wrapper classes that present some of their potential in a higher level and easier to use form. Although, these Scala classes have differences in the details, that are due to the differences of the Java numerical libraries that they wrap, they maintain uniform the basic set of routines, as defined by the <text:span text:style-name="T156">StaticScalaSciGlobal</text:span><text:span text:style-name="T161"> trait. For example, we can use </text:span><text:span text:style-name="T118">rand0(5,10) </text:span><text:span text:style-name="T161">independently of the library to create a random matrix of size 5X10 and we can use the \ operator to solve linear systems. <text:s/></text:span></text:p>
      <text:p text:style-name="P365">Therefore, ScalaLab abstracts a set of basic routines from all the libraries in a uniform way. A question that can asked at this point is why to keep many libraries. We decided to keep them since each of these good Java libraries has its strengths, for example JLAPACK is powerful for linear algebra, EJML is generally quite fast, Apache Commons and NUMAL support many numerical analysis operations, <text:span text:style-name="T338">e.g. they provide ODE solvers, statistical analysis, optimization routines and even machine learning.</text:span> It is important that each can be easily used from ScalaLab with its Java interface. The later permits to exploit the full potential of the library. </text:p>
      <text:p text:style-name="P364">The presentation proceeds by describing first the high-level operators and methods that are implemented in Scala for the wrapper classes of each mathematical library. These operators allow MATLAB-like handling (e.g. addition, subtraction, multiplication etc.) of matrices. For example we can add two matrices A and B, with A+B, perform the operation A*B-4.7*(A+B) etc<text:span text:style-name="T161">. <text:s/>Also, convenient Matrix access and update operators are implemented, for selecting submatrices, fo</text:span>r example A(5::2::18, 49::-2::5). Moreover, many useful mathematical functions, available at the matrix level, facilitate the user to write high level expressions, e.g. sin(A), cos(A-3.4*B). These operators are common i.e. library independent.</text:p>
      <text:p text:style-name="P364">Next, we describe <text:span text:style-name="T284">some of the basic </text:span>each basic librar<text:span text:style-name="T284">ies</text:span> independently, presenting examples of <text:span text:style-name="T284">their</text:span> applications.</text:p>
      <text:p text:style-name="P364">The second direction is the utilization of external Java libraries of scientific code for toolboxes. The system assists the user by providing insight about the contents of the toolboxes using the interrogation potential of the Java reflection API. We describe examples of utilizing some <text:soft-page-break/>toolboxes.</text:p>
      <text:p text:style-name="P24"/>
      <text:p text:style-name="P15"/>
      <text:h text:style-name="Heading_20_2" text:outline-level="2"><text:bookmark-start text:name="__RefHeading___Toc144813_2064470228"/>The architecture of the ScalaLab environment<text:bookmark-end text:name="__RefHeading___Toc144813_2064470228"/></text:h>
      <text:p text:style-name="Text_20_body"/>
      <text:p text:style-name="P23">ScalaLab builds upon the technology stack developed over many years for the Java Virtual Machine. ScalaLab can run any Java code compiled with the <text:span text:style-name="T112">javac </text:span>compiler, and can also compile <text:s/>Java classes. Evidently, it can compile and run Scala code. Scala classes are advantageous in scripting and faster development. However, coding directly at the Java level, i.e. without using higher-level complicated constructs, can present advantages when we want to produce stand alone applications for the Java Virtual Machine. In that case, using pure Java classes, the application can run without the rather complicated Scala run-time support (something very useful for embedded Java applications).</text:p>
      <text:p text:style-name="P23"/>
      <text:p text:style-name="P23">The main components of that technology are (Fig. <text:variable-get text:name="ScalaLabArchitectureFig" style:data-style-name="N0">1</text:variable-get>):</text:p>
      <text:p text:style-name="P23"/>
      <text:p text:style-name="P24">a. <text:s/>The Just-In-Time (JIT) Java Compiler</text:p>
      <text:p text:style-name="P23">Although transparent to the user this component is perhaps the most important. Advances in Just-In-Time compilation, allow bytecodes today to execute with speeds that exceed even that of natively compiled code. This fact is critical in the area of numerical code that involves a lot of number crunching. We note that we provide scripts that execute ScalaLab with either a <text:span text:style-name="T112">client</text:span> or a <text:span text:style-name="T112">server </text:span><text:span text:style-name="T156">JVM</text:span> and sometimes the server JVM has significant improvement in performance for heavy computational tasks.</text:p>
      <text:p text:style-name="P23"/>
      <text:p text:style-name="P383"><text:span text:style-name="T282">b</text:span>. The Scala Compiler and Run Time <text:s/>Libraries</text:p>
      <text:p text:style-name="P384">ScalaLab integrates a recent version of the whole Scala system. Thus, a seperate installation of Scala is unecessary.</text:p>
      <text:p text:style-name="P384"/>
      <text:p text:style-name="P383"><text:span text:style-name="T282">c. </text:span>The Scala interpreter</text:p>
      <text:list xml:id="list791491795257350894" text:style-name="L1">
        <text:list-header>
          <text:p text:style-name="P487">This component is the core of ScalaLab and the one that implements the MATLAB-like sense of the system. It is an advanced interpreter that explores well the internals of the Java Virtual Machine in order to maintain state between successive script executions.</text:p>
        </text:list-header>
      </text:list>
      <text:p text:style-name="P384"><text:soft-page-break/></text:p>
      <text:p text:style-name="P383"><text:span text:style-name="T282">d</text:span>. <text:s/>The integrated Java Libraries</text:p>
      <text:p text:style-name="P384">Java Libraries for plotting and for the most important numerical tasks have been integrated with ScalaLab and are directly available to the user. </text:p>
      <text:p text:style-name="P384"/>
      <text:p text:style-name="P383"><text:span text:style-name="T282">e</text:span>. External class libraries</text:p>
      <text:p text:style-name="P488"><text:span text:style-name="T161">Since ScalaLab runs upon the Java Virtual Machine any class file can be executed as long as it is placed on the ScalaLab classpath. ScalaLab keeps an adaptable environment variable </text:span><text:span text:style-name="T118">ScalaLabClassPath</text:span><text:span text:style-name="T161"> for implementing the notion of classpath. That variable controls the classpath of the Scala Interpreter. </text:span></text:p>
      <text:p text:style-name="P488"><text:span text:style-name="T164">S</text:span><text:span text:style-name="T161">pecial support is offered for conveniently </text:span><text:span text:style-name="T164">placinf </text:span><text:span text:style-name="T161"><text:s/>.jar files </text:span><text:span text:style-name="T164">at the ScalaLabClassPath t</text:span><text:span text:style-name="T161">hat pack Java libraries, since it is especially important to utilize effectively toolboxes of Java code.</text:span></text:p>
      <text:p text:style-name="P384"/>
      <text:p text:style-name="P383"><text:span text:style-name="T282">f</text:span>. Application Level Wizards</text:p>
      <text:p text:style-name="P384">These tools greatly facilitate the development of specialized applications. We will present an example of solving Ordinary Differential Equations (ODEs) with ScalaLab, where the wizards are particularly useful.</text:p>
      <text:p text:style-name="P384"/>
      <text:p text:style-name="P383"><text:span text:style-name="T282">g</text:span>. The Computer Algebra Subsystem</text:p>
      <text:p text:style-name="P6"><text:span text:style-name="T171">Computer Algebra facilities are developed based on the symja (</text:span><text:a xlink:type="simple" xlink:href="http://code.google.com/p/symja/" text:style-name="Internet_20_link" text:visited-style-name="Visited_20_Internet_20_Link"><text:span text:style-name="T171">http://code.google.com/p/symja/</text:span></text:a><text:span text:style-name="T171">) open source Java Algebra system.</text:span></text:p>
      <text:p text:style-name="P23"/>
      <text:list xml:id="list7462359838829907580" text:style-name="L2">
        <text:list-header>
          <text:p text:style-name="P489"><text:span text:style-name="T282">h. </text:span>The <text:alphabetical-index-mark-start text:id="IMark100641960"/>Imports Wizard<text:alphabetical-index-mark-end text:id="IMark100641960"/></text:p>
        </text:list-header>
      </text:list>
      <text:p text:style-name="P23">ScalaLab uses a large number of libraries. This wizard allows to perform easily the imports required for each library by injecting the proper import commands. <text:span text:style-name="T284">For example, we can easily inject the basic Computer Algebra imports if our application performs Computer Algebra tasks. Also, very useful is the search in jar library files performed by options in the “Utilities” menu. For example, if we search for classes related to “eig” we can write “eig” or “eig.” and use the option of “Search all classpath for injecting the proper import statements”. The proper import statements for classes related to “eig” are automatically injected at the editor’s text. Evidently there can be import statements that are not useful, but all the imports compile, since they refer to classes on the classpath.</text:span></text:p>
      <text:p text:style-name="P49"/>
      <text:p text:style-name="P39"/>
      <text:p text:style-name="P39"/>
      <text:p text:style-name="P43"/>
      <text:p text:style-name="P39"/>
      <text:p text:style-name="P23"/>
      <text:p text:style-name="P23">The user interface of the ScalaLab environment consists of the following components:</text:p>
      <text:p text:style-name="P23"/>
      <text:p text:style-name="P6"><text:span text:style-name="T171">a. The </text:span><text:span text:style-name="T169">ScalaLab Interpreter Pane</text:span><text:span text:style-name="T171"> which is based on the </text:span><text:span text:style-name="T169">jsyntaxPane (</text:span><text:a xlink:type="simple" xlink:href="http://code.google.com/p/jsyntaxpane/" text:style-name="Internet_20_link" text:visited-style-name="Visited_20_Internet_20_Link"><text:span text:style-name="T169">http://code.google.com/p/jsyntaxpane/</text:span></text:a><text:span text:style-name="T169">) </text:span><text:span text:style-name="T171">that offers an IDE like editor, with facilities such as code completion, execution of selected text, run – to – cursor, <text:s/>etc. combined with the power of scripting. A similar interface built around the</text:span><text:span text:style-name="T169"> </text:span><text:alphabetical-index-mark-start text:id="IMark100643640"/><text:span text:style-name="T170">RsyntaxTextArea</text:span><text:alphabetical-index-mark-end text:id="IMark100643640"/><text:span text:style-name="T170"> (</text:span><text:a xlink:type="simple" xlink:href="http://fifesoft.com/rsyntaxtextarea/" text:style-name="Internet_20_link" text:visited-style-name="Visited_20_Internet_20_Link"><text:span text:style-name="T170">http://fifesoft.com/rsyntaxtextarea/</text:span></text:a><text:span text:style-name="T170">) </text:span><text:span text:style-name="T171">component and can be preferred by some users. <text:s/>These interfaces are the preferred interfaces for writing scripts. However, an additional console based interface exists, the </text:span><text:span text:style-name="T169">ScalaLab console. </text:span></text:p>
      <text:p text:style-name="P23"/>
      <text:p text:style-name="P491"><draw:frame draw:style-name="fr1" draw:name="Frame1" text:anchor-type="paragraph" svg:x="-1.25in" svg:y="1.1791in" svg:width="8.2673in" draw:z-index="21"><draw:text-box fo:min-height="4.772in"><text:p text:style-name="Illustration"><draw:frame draw:style-name="fr4" draw:name="Object18" text:anchor-type="as-char" svg:width="6.1346in" style:rel-width="100%" svg:height="4.772in" style:rel-height="scale" draw:z-index="22"><draw:object xlink:href="./Object 18" xlink:type="simple" xlink:show="embed" xlink:actuate="onLoad"/><draw:image xlink:href="./ObjectReplacements/Object 18" xlink:type="simple" xlink:show="embed" xlink:actuate="onLoad"/><svg:desc>OLE-object</svg:desc></draw:frame><text:line-break/> <text:s text:c="28"/><text:span text:style-name="T339">Figure </text:span><text:s/><text:sequence text:ref-name="refIllustration0" text:name="Illustration" text:formula="ooow:Illustration+1" style:num-format="1">1</text:sequence> <text:s text:c="2"/>The Architecture of the ScalaLab </text:p></draw:text-box></draw:frame>b. The <text:span text:style-name="T112">ScalaLab console</text:span> receives commands and scripts from the user. Control commands (e.g. <text:span text:style-name="T121">dir, pwd, cd</text:span>)<text:span text:style-name="T121"> <text:s/></text:span>are executed directly, while scripts are issued to the Scala interpreter for execution. A popup menu also displays useful options, such as resetting the Scala interpreter or switching between interpreters that use different Java scientific libraries. The user can copy and paste code at </text:p>
      <text:p text:style-name="P491"><text:soft-page-break/></text:p>
      <text:p text:style-name="P491">the Console window and this code is executed. </text:p>
      <text:p text:style-name="P23">It is important to note that both the <text:span text:style-name="T112">ScalaLab Interpreter Pane</text:span> and the <text:span text:style-name="T112">ScalaLab Console </text:span>share the same Scala interpreter. Therefore, the popup menu of the <text:span text:style-name="T112">ScalaLab Console </text:span>can be used to control effectively which interpreter is used, <text:span text:style-name="T340">s well as the “Scala Interpreter” top-level menu.</text:span></text:p>
      <text:p text:style-name="P23"/>
      <text:p text:style-name="P384">c. <text:s/>The ScalaLab's explorer which allows to browse conveniently the filesystem and to perform operations on files e.g. to edit, compile, run Java and Scala files.</text:p>
      <text:p text:style-name="P384"/>
      <text:p text:style-name="P384">d. The ScalaLab editor, is a simple text editor based on the <text:span text:style-name="T156">jsyntaxpane </text:span>component or the <text:span text:style-name="T238"><text:s/></text:span><text:span text:style-name="T121">RsyntaxTextArea</text:span>, that however assists by offering special operations such as compiling and running Java/Scala files and with convenient execution facilities for execution of script code (e.g. execute selection, run-to-cursor).</text:p>
      <text:p text:style-name="P384"/>
      <text:p text:style-name="P384">e. The <text:span text:style-name="T112">Console output</text:span> window that scrolls the results of the commands. In essence, <text:s/>the Java's <text:span text:style-name="T156">System.out </text:span>stream is redirected at the output console and thus all the output can be conveniently examined. Also, the console output window displays all the output of the Scala Compiler that produces when the Scala Interpreter feeds to it the script for compilation.</text:p>
      <text:p text:style-name="P384"/>
      <text:p text:style-name="P384">f. The <text:span text:style-name="T112">variable workspace</text:span> window that displays the globally accessible variables and their types. <text:span text:style-name="T278">Watching of variables is controlled with an option from the Configuration menu.</text:span></text:p>
      <text:p text:style-name="P385"/>
      <text:p text:style-name="P186"/>
      <text:p text:style-name="P186">ScalaLab is based on .jar libraries of three types:</text:p>
      <text:p text:style-name="P187"><text:span text:style-name="T155">a. <text:s/></text:span><text:span text:style-name="T123">The Scala language jars:</text:span><text:span text:style-name="T224"> <text:s text:c="2"/>“</text:span><text:span text:style-name="T233">scala-compiler.jar”, “scala-library.jar”, “scala-swing.jar”. <text:s/></text:span><text:span text:style-name="T180">These are the official Scala Language files implementing the Scala Compiler, Scala Libraries and Scala Swing respectively. In the implementation of ScalaLab we have retained </text:span><text:span text:style-name="T179">unaltered</text:span><text:span text:style-name="T224"> </text:span><text:span text:style-name="T180">the Scala language implementation. Thus, future versions of Scala can be directly utilized in ScalaLab. </text:span><text:span text:style-name="T181">ScalaLab can be readily updated to newer Scala versions, simply by replacing these fuiles.</text:span></text:p>
      <text:p text:style-name="P147"/>
      <text:p text:style-name="P186"><text:span text:style-name="T182">b. </text:span><text:span text:style-name="T233">The ScalaLab auxiliary core numerical libraries files, there are several, and have the core functionality of each library, e.g. EJML, NUMAL, MTJ etc. </text:span><text:span text:style-name="T180">In order to retain the ScalaLab core </text:span><text:soft-page-break/><text:span text:style-name="T180">small we have placed a few numerical libraries within the core of ScalaLab, <text:s/>and the basic plotting libraries. </text:span></text:p>
      <text:p text:style-name="P151"/>
      <text:p text:style-name="P388"><text:span text:style-name="T184">c. <text:s/></text:span><text:span text:style-name="T224">Auxiliary jars, e.g. Help files, the jEdit jar files etc.</text:span></text:p>
      <text:p text:style-name="P571">All these libraries are placed within <text:s/>the <text:span text:style-name="T156">lib</text:span> folder. <text:span text:style-name="T340">However, there are additional .jar files in the DefaultToolboxes folder. These are useful <text:s/>toolboxes, that however can be removed without affecting the operation of ScalaLab. </text:span></text:p>
      <text:h text:style-name="Heading_20_2" text:outline-level="2"><text:bookmark-start text:name="__RefHeading___Toc144815_2064470228"/>Comparison with MATLAB<text:bookmark-end text:name="__RefHeading___Toc144815_2064470228"/></text:h>
      <text:p text:style-name="Text_20_body"/>
      <text:p text:style-name="Text_20_body">The following table compares some basic features of ScalaLab with those of MATLAB.</text:p>
      <text:p text:style-name="Text_20_body"/>
      <table:table table:name="Table7" table:style-name="Table7">
        <table:table-column table:style-name="Table7.A" table:number-columns-repeated="3"/>
        <table:table-row>
          <table:table-cell table:style-name="Table7.A1" office:value-type="string">
            <text:p text:style-name="P463"><text:span text:style-name="Teletype"><text:span text:style-name="T252">Feature</text:span></text:span></text:p>
          </table:table-cell>
          <table:table-cell table:style-name="Table7.A1" office:value-type="string">
            <text:p text:style-name="P463"><text:span text:style-name="Teletype"><text:span text:style-name="T252">ScalaLab</text:span></text:span></text:p>
          </table:table-cell>
          <table:table-cell table:style-name="Table7.C1" office:value-type="string">
            <text:p text:style-name="P463"><text:span text:style-name="Teletype"><text:span text:style-name="T252">MATLAB</text:span></text:span></text:p>
          </table:table-cell>
        </table:table-row>
        <table:table-row>
          <table:table-cell table:style-name="Table7.A2" office:value-type="string">
            <text:p text:style-name="P463"><text:span text:style-name="Teletype"><text:span text:style-name="T252">Speed</text:span></text:span></text:p>
          </table:table-cell>
          <table:table-cell table:style-name="Table7.A2" office:value-type="string">
            <text:p text:style-name="P464"><text:span text:style-name="Teletype"><text:span text:style-name="T249">Is faster for general scripts. Fast native BLAS operations supported with the JBLAS library obtain about the same speed as MATLAB's built-in operations.</text:span></text:span></text:p>
          </table:table-cell>
          <table:table-cell table:style-name="Table7.C2" office:value-type="string">
            <text:p text:style-name="P464"><text:span text:style-name="Teletype"><text:span text:style-name="T249">MATLAB wins when fast built-in operations are used.</text:span></text:span></text:p>
          </table:table-cell>
        </table:table-row>
        <table:table-row>
          <table:table-cell table:style-name="Table7.A2" office:value-type="string">
            <text:p text:style-name="P463"><text:span text:style-name="Teletype"><text:span text:style-name="T252">Rich Extensible Language</text:span></text:span></text:p>
          </table:table-cell>
          <table:table-cell table:style-name="Table7.A2" office:value-type="string">
            <text:p text:style-name="P464"><text:span text:style-name="Teletype"><text:span text:style-name="T249">Clearly, Scala is a very rich and extensible language.</text:span></text:span></text:p>
          </table:table-cell>
          <table:table-cell table:style-name="Table7.C2" office:value-type="string">
            <text:p text:style-name="P464"><text:span text:style-name="Teletype"><text:span text:style-name="T249">Limited extensibility using .m scripts.</text:span></text:span></text:p>
          </table:table-cell>
        </table:table-row>
        <table:table-row>
          <table:table-cell table:style-name="Table7.A2" office:value-type="string">
            <text:p text:style-name="P463"><text:span text:style-name="Teletype"><text:span text:style-name="T252">Plotting</text:span></text:span></text:p>
          </table:table-cell>
          <table:table-cell table:style-name="Table7.A2" office:value-type="string">
            <text:p text:style-name="P464"><text:span text:style-name="Teletype"><text:span text:style-name="T249">ScalaLab has extensive plotting support using Java libraries. </text:span></text:span><text:span text:style-name="Teletype"><text:span text:style-name="T253">Although</text:span></text:span><text:span text:style-name="Teletype"><text:span text:style-name="T249"> all the libraries are not integrated elegantly up-to-now, </text:span></text:span><text:span text:style-name="Teletype"><text:span text:style-name="T253">the basic plotting interface operates similar to MATLAB’s plots.</text:span></text:span></text:p>
          </table:table-cell>
          <table:table-cell table:style-name="Table7.C2" office:value-type="string">
            <text:p text:style-name="P464"><text:span text:style-name="Teletype"><text:span text:style-name="T249">Standardized and well-documented plotting support.</text:span></text:span></text:p>
          </table:table-cell>
        </table:table-row>
        <table:table-row>
          <table:table-cell table:style-name="Table7.A2" office:value-type="string">
            <text:p text:style-name="P463"><text:span text:style-name="Teletype"><text:span text:style-name="T252">Libraries</text:span></text:span></text:p>
          </table:table-cell>
          <table:table-cell table:style-name="Table7.A2" office:value-type="string">
            <text:p text:style-name="P463"><text:span text:style-name="Teletype"><text:span text:style-name="T249">ScalaLab is compatible with all the Java scientific libraries.</text:span></text:span></text:p>
          </table:table-cell>
          <table:table-cell table:style-name="Table7.C2" office:value-type="string">
            <text:p text:style-name="P463"><text:span text:style-name="Teletype"><text:span text:style-name="T249">MATLAB has an extensive toolbox set.</text:span></text:span></text:p>
          </table:table-cell>
        </table:table-row>
        <table:table-row>
          <table:table-cell table:style-name="Table7.A2" office:value-type="string">
            <text:p text:style-name="P463"><text:span text:style-name="Teletype"><text:span text:style-name="T252">Easy of use</text:span></text:span></text:p>
          </table:table-cell>
          <table:table-cell table:style-name="Table7.A2" office:value-type="string">
            <text:p text:style-name="P463"><text:span text:style-name="Teletype"><text:span text:style-name="T249">ScalaLab is very user-friendly but still much work needs to be done to "smooth" the user experience.</text:span></text:span></text:p>
          </table:table-cell>
          <table:table-cell table:style-name="Table7.C2" office:value-type="string">
            <text:p text:style-name="P463"><text:span text:style-name="Teletype"><text:span text:style-name="T249">Capable and productive user interface.</text:span></text:span></text:p>
          </table:table-cell>
        </table:table-row>
        <table:table-row>
          <table:table-cell table:style-name="Table7.A2" office:value-type="string">
            <text:p text:style-name="P463"><text:span text:style-name="Teletype"><text:span text:style-name="T252">Stand Alone Applications</text:span></text:span></text:p>
          </table:table-cell>
          <table:table-cell table:style-name="Table7.A2" office:value-type="string">
            <text:p text:style-name="P463"><text:span text:style-name="Teletype"><text:span text:style-name="T249">It is very easy with ScalaLab to produce stand alone versions of the scripts that are executed on the Java Virtual Machine</text:span></text:span></text:p>
          </table:table-cell>
          <table:table-cell table:style-name="Table7.C2" office:value-type="string">
            <text:p text:style-name="P463"><text:span text:style-name="Teletype"><text:span text:style-name="T249">MATLAB needs separate compilers.</text:span></text:span></text:p>
          </table:table-cell>
        </table:table-row>
      </table:table>
      <text:h text:style-name="P608" text:outline-level="1"><text:soft-page-break/></text:h>
      <text:h text:style-name="Heading_20_2" text:outline-level="2"><text:bookmark-start text:name="__RefHeading___Toc144817_2064470228"/><text:span text:style-name="Teletype"><text:span text:style-name="T32">The Scala </text:span></text:span><text:span text:style-name="Teletype"><text:span text:style-name="T31">Interpret</text:span></text:span><text:span text:style-name="Teletype"><text:span text:style-name="T32">er </text:span></text:span><text:span text:style-name="Teletype"><text:span text:style-name="T31">of ScalaLab </text:span></text:span><text:span text:style-name="Teletype"><text:span text:style-name="T32">and the default imports</text:span></text:span><text:bookmark-end text:name="__RefHeading___Toc144817_2064470228"/></text:h>
      <text:p text:style-name="P247"><text:span text:style-name="Teletype"><text:span text:style-name="T31"/></text:span></text:p>
      <text:p text:style-name="P504"><text:span text:style-name="Teletype"><text:span text:style-name="T64">The Scala interpreter is a sophisticated piece of code, that creates a scripting environment on top of the Scala compiler.</text:span></text:span></text:p>
      <text:p text:style-name="P501"><text:span text:style-name="Teletype"><text:span text:style-name="T64">ScalaLab performs a large number of imports in order to create a pre-initialized <text:s/>convinient environment. S</text:span></text:span><text:span text:style-name="Teletype"><text:span text:style-name="T83">pecifically the </text:span></text:span><text:span text:style-name="Teletype"><text:span text:style-name="T85">ScalaLab interpreter </text:span></text:span><text:span text:style-name="Teletype"><text:span text:style-name="T83">import</text:span></text:span><text:span text:style-name="Teletype"><text:span text:style-name="T85">s</text:span></text:span><text:span text:style-name="Teletype"><text:span text:style-name="T83"> all the necessary imports in order to allow the user to work conveniently (e.g. they can execute directly the ScalaLab demos). <text:s/>The</text:span></text:span><text:span text:style-name="Teletype"><text:span text:style-name="T85">se imports include:</text:span></text:span></text:p>
      <text:p text:style-name="P248"><text:span text:style-name="Teletype"><text:span text:style-name="T83">a. The general ScalaSci classes: <text:s/>the enhancement of the Array[Array[Double]] with implicit conversions, </text:span></text:span><text:span text:style-name="Teletype"><text:span text:style-name="T67">Vec, Matrix </text:span></text:span><text:span text:style-name="Teletype"><text:span text:style-name="T83">(one-indexed matrix class based mostly on the NUMAL library), and the </text:span></text:span><text:span text:style-name="Teletype"><text:span text:style-name="T67">Mat </text:span></text:span><text:span text:style-name="Teletype"><text:span text:style-name="T83">(zero-indexed matrix class) appropriate for the utilized library (e.g. JAMA, EJML, MTJ. Apache Common Maths).</text:span></text:span></text:p>
      <text:p text:style-name="P248"><text:span text:style-name="Teletype"><text:span text:style-name="T83">b. The wrapper classes for the t</text:span></text:span><text:span text:style-name="Teletype"><text:span text:style-name="T84">wo</text:span></text:span><text:span text:style-name="Teletype"><text:span text:style-name="T83"> main plotting libraries: </text:span></text:span><text:span text:style-name="Teletype"><text:span text:style-name="T67">jMathPlot </text:span></text:span><text:span text:style-name="Teletype"><text:span text:style-name="T84">and</text:span></text:span><text:span text:style-name="Teletype"><text:span text:style-name="T67"> jFreeChart.</text:span></text:span></text:p>
      <text:p text:style-name="P248"><text:span text:style-name="Teletype"><text:span text:style-name="T83">c. <text:s/>The I/O classes <text:s/>(e.g. writing to text data files, XML files, MATLAB format support)</text:span></text:span></text:p>
      <text:p text:style-name="P248"><text:span text:style-name="Teletype"><text:span text:style-name="T83">d. <text:s/>The NUMAL library imports</text:span></text:span></text:p>
      <text:p text:style-name="P248"><text:span text:style-name="Teletype"><text:span text:style-name="T83">e. The imports for the Computer Algebra (sysja) subsystem</text:span></text:span></text:p>
      <text:p text:style-name="P248"><text:span text:style-name="Teletype"><text:span text:style-name="T86"/></text:span></text:p>
      <text:p text:style-name="P248"><text:span text:style-name="Teletype"><text:span text:style-name="T83">Note that when we install toolboxes, the Scala Interpreter should be recreated since we cannot alter the classpath of a running Scala interpreter. In this case the user has the option of creating either a JAMA or an EJML based Scala Interpreter. Afterwards, the user can change the library preferences by creating an interpreter of different type (e.g. of <text:s/>MTJ type). <text:s/>The installed toolboxes remain on the classpath independently of the interpreter type that has created. <text:s/>Also they are available on subsequent ScalaLab sessions, unless they are explicitly uninstalled. </text:span></text:span><text:span text:style-name="Teletype"><text:span text:style-name="T87">However, an easier way to install toolboxes is simply to drop them within the </text:span></text:span><text:span text:style-name="Teletype"><text:span text:style-name="T78">DefaultToolboxes</text:span></text:span><text:span text:style-name="Teletype"><text:span text:style-name="T90"> folder.</text:span></text:span></text:p>
      <text:p text:style-name="P248"><text:span text:style-name="Teletype"><text:span text:style-name="T83"/></text:span></text:p>
      <text:p text:style-name="P248"><text:span text:style-name="Teletype"><text:span text:style-name="T67">The importHelper object </text:span></text:span></text:p>
      <text:p text:style-name="P248"><text:span text:style-name="Teletype"><text:span text:style-name="T83">The importHelper object facilitates </text:span></text:span><text:span text:style-name="Teletype"><text:span text:style-name="T84">the user </text:span></text:span><text:span text:style-name="Teletype"><text:span text:style-name="T83">to import the required staff for particular libraries. It implements methods that perform the required import statements using the current interpreter. </text:span></text:span><text:soft-page-break/><text:span text:style-name="Teletype"><text:span text:style-name="T83">Therefore, after the execution of these statements the corresponding imports are available. For example, in order to conveniently use the Java Swing routines, the </text:span></text:span><text:span text:style-name="Teletype"><text:span text:style-name="T76">importJavaSwing</text:span></text:span><text:span text:style-name="Teletype"><text:span text:style-name="T79"> </text:span></text:span><text:span text:style-name="Teletype"><text:span text:style-name="T88">method interprets the corresponding imports:</text:span></text:span></text:p>
      <text:p text:style-name="P248"><text:span text:style-name="Teletype"><text:span text:style-name="T76"><text:s/>def importJavaSwing() = { </text:span></text:span></text:p>
      <text:p text:style-name="P248"><text:span text:style-name="Teletype"><text:span text:style-name="T76"><text:s text:c="4"/>GlobalValues.globalInterpreter.interpret("""</text:span></text:span></text:p>
      <text:p text:style-name="P248"><text:span text:style-name="Teletype"><text:span text:style-name="T76"><text:s text:c="4"/>import _root_.java.awt._ ; </text:span></text:span></text:p>
      <text:p text:style-name="P248"><text:span text:style-name="Teletype"><text:span text:style-name="T76"><text:s text:c="4"/>import _root_.java.awt.event._ ;</text:span></text:span></text:p>
      <text:p text:style-name="P248"><text:span text:style-name="Teletype"><text:span text:style-name="T76"><text:s text:c="4"/>import _root_.javax.swing._ ;</text:span></text:span></text:p>
      <text:p text:style-name="P248"><text:span text:style-name="Teletype"><text:span text:style-name="T76"><text:s text:c="4"/>import _root_.javax.swing.event._;</text:span></text:span></text:p>
      <text:p text:style-name="P248"><text:span text:style-name="Teletype"><text:span text:style-name="T76">""")</text:span></text:span></text:p>
      <text:p text:style-name="P248"><text:span text:style-name="Teletype"><text:span text:style-name="T88">The </text:span></text:span><text:span text:style-name="Teletype"><text:span text:style-name="T76">importHelper </text:span></text:span><text:span text:style-name="Teletype"><text:span text:style-name="T88">object has import “macro-commands” to prepare ScalaLab for its main branches of functionality. <text:s/>Specifically:</text:span></text:span></text:p>
      <text:p text:style-name="P248"><text:span text:style-name="Teletype"><text:span text:style-name="T91">Java standard UI and graphics support</text:span></text:span><text:span text:style-name="Teletype"><text:span text:style-name="T88">: <text:s text:c="4"/></text:span></text:span><text:span text:style-name="Teletype"><text:span text:style-name="T76">importJavaSwing() <text:s/></text:span></text:span><text:span text:style-name="Teletype"><text:span text:style-name="T88"><text:s/></text:span></text:span></text:p>
      <text:p text:style-name="P248"><text:span text:style-name="Teletype"><text:span text:style-name="T91">ScalaSci functionality based on JAMA library: </text:span></text:span><text:span text:style-name="Teletype"><text:span text:style-name="T88"><text:s/></text:span></text:span><text:span text:style-name="Teletype"><text:span text:style-name="T76">importScalaSciDefaultMat()</text:span></text:span></text:p>
      <text:p text:style-name="P248"><text:span text:style-name="Teletype"><text:span text:style-name="T91">ScalaSci functionality based on EJML library: </text:span></text:span><text:span text:style-name="Teletype"><text:span text:style-name="T88"><text:s/></text:span></text:span><text:span text:style-name="Teletype"><text:span text:style-name="T76">importScalaSciEJMLMat()</text:span></text:span></text:p>
      <text:p text:style-name="P248"><text:span text:style-name="Teletype"><text:span text:style-name="T91">ScalaSci functionality based on MTJ library: </text:span></text:span><text:span text:style-name="Teletype"><text:span text:style-name="T88"><text:s/></text:span></text:span><text:span text:style-name="Teletype"><text:span text:style-name="T76">importScalaSciMTJMat()</text:span></text:span></text:p>
      <text:p text:style-name="P248"><text:span text:style-name="Teletype"><text:span text:style-name="T91">ScalaSci functionality based on Apache Common Maths library: </text:span></text:span><text:span text:style-name="Teletype"><text:span text:style-name="T88"><text:s/></text:span></text:span><text:span text:style-name="Teletype"><text:span text:style-name="T76">importScalaSciCommonMathsMat()</text:span></text:span></text:p>
      <text:p text:style-name="P248"><text:span text:style-name="Teletype"><text:span text:style-name="T91">JMathPlot based standard plotting functionality: <text:s text:c="3"/></text:span></text:span><text:span text:style-name="Teletype"><text:span text:style-name="T76">importBasicPlots()</text:span></text:span></text:p>
      <text:p text:style-name="P248"><text:span text:style-name="Teletype"><text:span text:style-name="T88">However, since these import methods (“macro-commands”) constructed by the </text:span></text:span><text:span text:style-name="Teletype"><text:span text:style-name="T76">importHelper</text:span></text:span><text:span text:style-name="Teletype"><text:span text:style-name="T88"> object, call directly the main ScalaLab interpreter to perform the imports, their utility is available only within the ScalaLab environment. <text:s/>For example, the call </text:span></text:span><text:span text:style-name="Teletype"><text:span text:style-name="T76">importJavaSwing() </text:span></text:span><text:span text:style-name="Teletype"><text:span text:style-name="T88">in a stand-alone application will fail, </text:span></text:span><text:span text:style-name="Teletype"><text:span text:style-name="T89">since there is not a </text:span></text:span><text:span text:style-name="Teletype"><text:span text:style-name="T77">GlobalValues.globalInterpreter</text:span></text:span><text:span text:style-name="Teletype"><text:span text:style-name="T89"> Scala interpreter object to evaluate the import statements.</text:span></text:span></text:p>
      <text:p text:style-name="P248"><text:span text:style-name="Teletype"><text:span text:style-name="T88"/></text:span></text:p>
      <text:p text:style-name="P248"><text:span text:style-name="Teletype"><text:span text:style-name="T91">Direct injection of import statements</text:span></text:span></text:p>
      <text:p text:style-name="P248"><text:span text:style-name="Teletype"><text:span text:style-name="T88">The ScalaLab “Imports” menu option can be used to directly inject import statements concerning a specific library within the source code. This has the advantage of making the import statements evident in the code, and also </text:span></text:span><text:span text:style-name="Teletype"><text:span text:style-name="T89">even more importantly </text:span></text:span><text:span text:style-name="Teletype"><text:span text:style-name="T88">the source code </text:span></text:span><text:span text:style-name="Teletype"><text:span text:style-name="T89">becomes </text:span></text:span><text:span text:style-name="Teletype"><text:span text:style-name="T91">independent </text:span></text:span><text:span text:style-name="Teletype"><text:span text:style-name="T88">of the <text:s/></text:span></text:span><text:soft-page-break/><text:span text:style-name="Teletype"><text:span text:style-name="T88">ScalaLab </text:span></text:span><text:span text:style-name="Teletype"><text:span text:style-name="T89">environment and can be executed standalone</text:span></text:span><text:span text:style-name="Teletype"><text:span text:style-name="T88">. However, that comes at the expense of increasing the code size. For example, using the “NUMAL library imports directly”, the source is prepended with the code:</text:span></text:span></text:p>
      <text:p text:style-name="P330"><text:span text:style-name="Teletype"><text:span text:style-name="T88"/></text:span></text:p>
      <text:p text:style-name="P330"><text:span text:style-name="Teletype"><text:span text:style-name="T88"><text:s text:c="4"/></text:span></text:span><text:span text:style-name="Teletype"><text:span text:style-name="T76"><text:s/>import _root_.java.util.Vector ; </text:span></text:span></text:p>
      <text:p text:style-name="P330"><text:span text:style-name="Teletype"><text:span text:style-name="T76"><text:s text:c="4"/>import _root_.numal._ ; </text:span></text:span></text:p>
      <text:p text:style-name="P330"><text:span text:style-name="Teletype"><text:span text:style-name="T76"><text:s text:c="4"/>import _root_.numal.Algebraic_eval._;</text:span></text:span></text:p>
      <text:p text:style-name="P330"><text:span text:style-name="Teletype"><text:span text:style-name="T76"><text:s text:c="4"/>import _root_.numal.Analytic_eval._</text:span></text:span></text:p>
      <text:p text:style-name="P330"><text:span text:style-name="Teletype"><text:span text:style-name="T76"><text:s text:c="4"/>import _root_.numal.Analytic_problems._</text:span></text:span></text:p>
      <text:p text:style-name="P330"><text:span text:style-name="Teletype"><text:span text:style-name="T76"><text:s text:c="4"/>import _root_.numal.Approximation._</text:span></text:span></text:p>
      <text:p text:style-name="P330"><text:span text:style-name="Teletype"><text:span text:style-name="T76"><text:s text:c="4"/>import _root_.numal.Basic._;</text:span></text:span></text:p>
      <text:p text:style-name="P330"><text:span text:style-name="Teletype"><text:span text:style-name="T76"><text:s text:c="4"/>import _root_.numal.FFT._;</text:span></text:span></text:p>
      <text:p text:style-name="P330"><text:span text:style-name="Teletype"><text:span text:style-name="T76"><text:s text:c="4"/>import <text:s/>_root_.numal.Linear_algebra._; </text:span></text:span></text:p>
      <text:p text:style-name="P330"><text:span text:style-name="Teletype"><text:span text:style-name="T76"><text:s text:c="4"/>import _root_.numal.Special_functions._;</text:span></text:span></text:p>
      <text:p text:style-name="P330"><text:span text:style-name="Teletype"><text:span text:style-name="T76"><text:s text:c="4"/>import java.text.DecimalFormat </text:span></text:span></text:p>
      <text:p text:style-name="P248"><text:span text:style-name="Teletype"><text:span text:style-name="T76"/></text:span></text:p>
      <text:p text:style-name="P248"><text:span text:style-name="Teletype"><text:span text:style-name="T91"/></text:span></text:p>
      <text:p text:style-name="P248"><text:span text:style-name="Teletype"><text:span text:style-name="T31"/></text:span></text:p>
      <text:p text:style-name="P248"><text:span text:style-name="Teletype"><text:span text:style-name="T31"/></text:span></text:p>
      <text:h text:style-name="Heading_20_2" text:outline-level="2"><text:bookmark-start text:name="__RefHeading___Toc144819_2064470228"/><text:span text:style-name="Teletype"><text:span text:style-name="T31">Multiple complementary interfaces to the Scala Interpreter</text:span></text:span><text:bookmark-end text:name="__RefHeading___Toc144819_2064470228"/></text:h>
      <text:p text:style-name="P247"><text:span text:style-name="Teletype"><text:span text:style-name="T53"/></text:span></text:p>
      <text:p text:style-name="P248"><text:span text:style-name="Teletype"><text:span text:style-name="T53">This section describes how we can effectively work with multiple complementary interfaces to the ScalaInterpreter.</text:span></text:span></text:p>
      <text:p text:style-name="P247"><text:span text:style-name="Teletype"><text:span text:style-name="T53">ScalaLab <text:s/>has </text:span></text:span><text:span text:style-name="Teletype"><text:span text:style-name="T65">three</text:span></text:span><text:span text:style-name="Teletype"><text:span text:style-name="T53"> interfaces to work with the Scala Interpreter</text:span></text:span><text:span text:style-name="T53">: </text:span></text:p>
      <text:list xml:id="list7481219819999055367" text:style-name="L3">
        <text:list-item>
          <text:p text:style-name="P494"><text:span text:style-name="Teletype"><text:span text:style-name="T53">The </text:span></text:span><text:span text:style-name="Teletype"><text:span text:style-name="T67">ScalaInterpreterPane</text:span></text:span><text:span text:style-name="Teletype"><text:span text:style-name="T53"> interface</text:span></text:span><text:span text:style-name="T53"> </text:span></text:p>
        </text:list-item>
        <text:list-item>
          <text:p text:style-name="P494"><text:span text:style-name="T53">The </text:span><text:span text:style-name="T67">RsyntaxArea </text:span><text:span text:style-name="T83">editor interface </text:span></text:p>
        </text:list-item>
        <text:list-item>
          <text:p text:style-name="P494"><text:span text:style-name="Teletype"><text:span text:style-name="T53">The </text:span></text:span><text:span text:style-name="Teletype"><text:span text:style-name="T67">ScalaLabConsole</text:span></text:span><text:span text:style-name="T53"> </text:span><text:span text:style-name="Teletype"><text:span text:style-name="T53">interface</text:span></text:span><text:span text:style-name="T53"> </text:span><text:span text:style-name="T54">that becomes visible only with the option “Show/Hide ScalaLabExplorer” available from the “Configuration” menu</text:span></text:p>
        </text:list-item>
      </text:list>
      <text:p text:style-name="P300"/>
      <text:p text:style-name="P248"><text:span text:style-name="Teletype"><text:span text:style-name="T53">It is important that the</text:span></text:span><text:span text:style-name="T53"> </text:span><text:span text:style-name="Teletype"><text:span text:style-name="T53">ScalaInterpreterPane, the RSyntaxArea and the</text:span></text:span><text:span text:style-name="T53"> </text:span><text:span text:style-name="Teletype"><text:span text:style-name="T53">ScalaLabConsole</text:span></text:span><text:span text:style-name="T53"> interfaces </text:span><text:soft-page-break/><text:span text:style-name="Teletype"><text:span text:style-name="T53">use</text:span></text:span><text:span text:style-name="T53"> </text:span><text:span text:style-name="Teletype"><text:span text:style-name="T68">the same</text:span></text:span><text:span text:style-name="T53"> </text:span><text:span text:style-name="Teletype"><text:span text:style-name="T53">Scala Interpreter. </text:span></text:span></text:p>
      <text:p text:style-name="P248"><text:span text:style-name="Teletype"><text:span text:style-name="T53">The </text:span></text:span><text:span text:style-name="Teletype"><text:span text:style-name="T67">ScalaInterpreterPane</text:span></text:span><text:span text:style-name="Teletype"><text:span text:style-name="T53"> interface is the most convenient one and therefore is the default. We note, that the </text:span></text:span><text:span text:style-name="Teletype"><text:span text:style-name="T67">RSyntaxArea </text:span></text:span><text:span text:style-name="Teletype"><text:span text:style-name="T53">edit interface is similar, except that is based on a different editor. </text:span></text:span></text:p>
      <text:p text:style-name="P248"><text:span text:style-name="Teletype"><text:span text:style-name="T53">The </text:span></text:span><text:span text:style-name="Teletype"><text:span text:style-name="T67">ScalaLabConsole</text:span></text:span><text:span text:style-name="Teletype"><text:span text:style-name="T53"> interface also fits well when we have to execute small one line scripts. The popup menu of the </text:span></text:span><text:span text:style-name="Teletype"><text:span text:style-name="T82">ScalaLabConsole</text:span></text:span><text:span text:style-name="Teletype"><text:span text:style-name="T53"> has many useful operations, as to reset the Scala Interpreter or to create a new Scala Interpreter that uses different numerical libraries, e.g. the EJML (Efficient Java Matrix Library).</text:span></text:span><text:span text:style-name="T53"> <text:s/>These operations are also available and from ScalaLab's main menu options.</text:span></text:p>
      <text:p text:style-name="P247"><text:span text:style-name="Teletype"><text:span text:style-name="T53">Let present some examples of working with these interfaces. Type the following piece of code within ScalaInterpreter pane: </text:span></text:span></text:p>
      <text:p text:style-name="P63"><text:bookmark-start text:name="__DdeLink__18681_1129168852"/><text:bookmark-start text:name="__DdeLink__20616_1568627473"/><text:bookmark-start text:name="__DdeLink__19045_1129168852"/><text:bookmark-start text:name="__DdeLink__18697_1129168852"/><text:bookmark-start text:name="__DdeLink__17627_1129168852"/><text:bookmark-start text:name="__DdeLink__17617_1129168852"/><text:bookmark-start text:name="__DdeLink__21625_90583673"/><text:bookmark-start text:name="__DdeLink__20803_998335749"/><text:bookmark-start text:name="__DdeLink__31726_705179836"/><text:bookmark-start text:name="__DdeLink__19063_1129168852"/><text:bookmark-start text:name="__DdeLink__18691_1129168852"/><text:bookmark-start text:name="__DdeLink__18333_1129168852"/><text:bookmark-start text:name="__DdeLink__17979_1129168852"/>v<text:bookmark-start text:name="__DdeLink__20598_2077917372"/>ar <text:s/>a = ones0(20, 30) <text:s text:c="2"/>// creates a zero-indexed 20X30 matrix filled with ones</text:p>
      <text:p text:style-name="P63">var <text:s/>b = ones0(30, 50)</text:p>
      <text:p text:style-name="P90">var <text:s/>c = a * b<text:bookmark-end text:name="__DdeLink__20598_2077917372"/><text:bookmark-end text:name="__DdeLink__18681_1129168852"/><text:bookmark-end text:name="__DdeLink__20616_1568627473"/><text:bookmark-end text:name="__DdeLink__19045_1129168852"/><text:bookmark-end text:name="__DdeLink__18697_1129168852"/><text:bookmark-end text:name="__DdeLink__17627_1129168852"/><text:bookmark-end text:name="__DdeLink__17617_1129168852"/><text:bookmark-end text:name="__DdeLink__21625_90583673"/><text:bookmark-end text:name="__DdeLink__20803_998335749"/></text:p>
      <text:p text:style-name="P248"><text:bookmark-end text:name="__DdeLink__31726_705179836"/><text:bookmark-end text:name="__DdeLink__19063_1129168852"/><text:bookmark-end text:name="__DdeLink__18691_1129168852"/><text:bookmark-end text:name="__DdeLink__18333_1129168852"/><text:bookmark-end text:name="__DdeLink__17979_1129168852"/><text:span text:style-name="Teletype"><text:span text:style-name="T53">We can execute this code either by selecting it and pressing </text:span></text:span><text:span text:style-name="Teletype"><text:span text:style-name="T67">F6</text:span></text:span><text:span text:style-name="Teletype"><text:span text:style-name="T53">, or line-by-line by pressing F6 at each line, </text:span></text:span><text:span text:style-name="Teletype"><text:span text:style-name="T65">or with CTRL-X, or with <text:s/>the execute pop-up menu option, </text:span></text:span><text:span text:style-name="Teletype"><text:span text:style-name="T53">or with </text:span></text:span><text:span text:style-name="Teletype"><text:span text:style-name="T67">F2</text:span></text:span><text:span text:style-name="Teletype"><text:span text:style-name="T53"> that executes the text from the previously executed position up to the current cursor position. </text:span></text:span></text:p>
      <text:p text:style-name="P248"><text:span text:style-name="Teletype"><text:span text:style-name="T53">Now we can go to the ScalaLabConsole window, and we can type the name of the matrix type</text:span></text:span><text:span text:style-name="T53"> </text:span><text:span text:style-name="Teletype"><text:span text:style-name="T68">Mat</text:span></text:span><text:span text:style-name="T53"> </text:span><text:span text:style-name="Teletype"><text:span text:style-name="T53">variable </text:span></text:span><text:span text:style-name="Teletype"><text:span text:style-name="T68">a</text:span></text:span><text:span text:style-name="Teletype"><text:span text:style-name="T53">. We observe that the contents of the matrix are printed, therefore the ScalaLabConsole</text:span></text:span><text:span text:style-name="T53"> </text:span><text:span text:style-name="Teletype"><text:span text:style-name="T53">shares the same Scala Interpreter</text:span></text:span><text:span text:style-name="T53"> </text:span><text:span text:style-name="Teletype"><text:span text:style-name="T53">with the ScalaInterpreterPane. This design decision allows to exploit effectively the facilities of both interfaces on the same data workspace. </text:span></text:span></text:p>
      <text:p text:style-name="P247"><text:span text:style-name="Teletype"><text:span text:style-name="T53">Now let us define a new computation as: </text:span></text:span></text:p>
      <text:p text:style-name="P90"><text:bookmark-start text:name="__DdeLink__20600_2077917372"/><text:bookmark-start text:name="__DdeLink__31706_705179836"/>var sc = size(c)</text:p>
      <text:p text:style-name="P90">var rc = rand0(sc)<text:bookmark-end text:name="__DdeLink__20600_2077917372"/></text:p>
      <text:p text:style-name="P248"><text:bookmark-start text:name="__DdeLink__18335_1129168852"/><text:bookmark-start text:name="__DdeLink__19065_1129168852"/><text:bookmark-start text:name="__DdeLink__19047_1129168852"/><text:bookmark-start text:name="__DdeLink__18699_1129168852"/><text:bookmark-start text:name="__DdeLink__18693_1129168852"/><text:bookmark-start text:name="__DdeLink__17983_1129168852"/><text:bookmark-start text:name="__DdeLink__21627_90583673"/><text:bookmark-start text:name="__DdeLink__20805_998335749"/><text:bookmark-start text:name="__DdeLink__18683_1129168852"/><text:bookmark-end text:name="__DdeLink__31706_705179836"/><text:span text:style-name="Teletype"><text:span text:style-name="T53">The </text:span></text:span><text:span text:style-name="Teletype"><text:span text:style-name="T54">code</text:span></text:span><text:span text:style-name="Teletype"><text:span text:style-name="T53"> above takes the size of matrix c, and then creates a new random matrix of the same size. </text:span></text:span><text:bookmark-end text:name="__DdeLink__18335_1129168852"/><text:bookmark-end text:name="__DdeLink__19065_1129168852"/><text:bookmark-end text:name="__DdeLink__19047_1129168852"/><text:bookmark-end text:name="__DdeLink__18699_1129168852"/><text:bookmark-end text:name="__DdeLink__18693_1129168852"/><text:bookmark-end text:name="__DdeLink__17983_1129168852"/><text:bookmark-end text:name="__DdeLink__21627_90583673"/><text:bookmark-end text:name="__DdeLink__20805_998335749"/><text:bookmark-end text:name="__DdeLink__18683_1129168852"/><text:span text:style-name="Teletype"><text:span text:style-name="T53">We can execute </text:span></text:span><text:span text:style-name="Teletype"><text:span text:style-name="T54">it </text:span></text:span><text:span text:style-name="Teletype"><text:span text:style-name="T53">at the ScalaLabConsole at this time. </text:span></text:span></text:p>
      <text:p text:style-name="P247"><text:span text:style-name="Teletype"><text:span text:style-name="T53">Now we can return to the ScalaInterpreterPane, and we can type: </text:span></text:span></text:p>
      <text:p text:style-name="P90"><text:bookmark-start text:name="__DdeLink__18685_1129168852"/><text:bookmark-start text:name="__DdeLink__36355_705179836"/><text:bookmark-start text:name="__DdeLink__20991_1568627473"/><text:bookmark-start text:name="__DdeLink__19067_1129168852"/><text:bookmark-start text:name="__DdeLink__19049_1129168852"/><text:bookmark-start text:name="__DdeLink__18701_1129168852"/><text:bookmark-start text:name="__DdeLink__18695_1129168852"/><text:bookmark-start text:name="__DdeLink__18337_1129168852"/><text:bookmark-start text:name="__DdeLink__17981_1129168852"/><text:bookmark-start text:name="__DdeLink__17629_1129168852"/><text:bookmark-start text:name="__DdeLink__17623_1129168852"/><text:bookmark-start text:name="__DdeLink__20807_998335749"/><text:bookmark-start text:name="__DdeLink__20602_2077917372"/>plot(rc(1, ::).getv)<text:bookmark-end text:name="__DdeLink__18685_1129168852"/><text:bookmark-end text:name="__DdeLink__36355_705179836"/><text:bookmark-end text:name="__DdeLink__20991_1568627473"/><text:bookmark-end text:name="__DdeLink__19067_1129168852"/><text:bookmark-end text:name="__DdeLink__19049_1129168852"/><text:bookmark-end text:name="__DdeLink__18701_1129168852"/><text:bookmark-end text:name="__DdeLink__18695_1129168852"/><text:bookmark-end text:name="__DdeLink__18337_1129168852"/><text:bookmark-end text:name="__DdeLink__17981_1129168852"/><text:bookmark-end text:name="__DdeLink__17629_1129168852"/><text:bookmark-end text:name="__DdeLink__17623_1129168852"/><text:bookmark-end text:name="__DdeLink__20807_998335749"/><text:bookmark-end text:name="__DdeLink__20602_2077917372"/></text:p>
      <text:p text:style-name="P97"><text:span text:style-name="Teletype"><text:span text:style-name="T53">Pressing F6 while we are at the same line, or by selecting the text and pressing F6 we can readily obtain a plot of the second line of the random matrix </text:span></text:span><text:span text:style-name="Teletype"><text:span text:style-name="T68">rc</text:span></text:span><text:span text:style-name="T53"> </text:span></text:p>
      <text:p text:style-name="P248"><text:soft-page-break/><text:span text:style-name="Teletype"><text:span text:style-name="T53"/></text:span></text:p>
      <text:h text:style-name="Heading_20_2" text:outline-level="2"><text:bookmark-start text:name="__RefHeading___Toc144821_2064470228"/>Working <text:span text:style-name="T18">with the </text:span><text:alphabetical-index-mark-start text:id="IMark100310504"/><text:span text:style-name="T18">Scala Interpreter Pane</text:span><text:bookmark-end text:name="__RefHeading___Toc144821_2064470228"/><text:alphabetical-index-mark-end text:id="IMark100310504"/></text:h>
      <text:p text:style-name="P317">The ScalaLab environment allows to easily execute ScalaLab code. We describe here the main points of working with the Scala Interpreter Pane editor. </text:p>
      <text:p text:style-name="P502"><text:span text:style-name="T18">Perhaps the most important keystroke is the </text:span><text:span text:style-name="T29">F6</text:span><text:span text:style-name="T25"> or </text:span><text:span text:style-name="T29">'</text:span><text:span text:style-name="T30">Ctrl-X', </text:span><text:span text:style-name="T27">or with the execute option of the pop-up menu, or <text:s/></text:span><text:span text:style-name="T29">'Ctrl+Shift + E' <text:s/></text:span><text:span text:style-name="T25">that permits t</text:span><text:span text:style-name="T18">o execute either:</text:span></text:p>
      <text:list xml:id="list771936947783934786" text:style-name="L4">
        <text:list-item>
          <text:p text:style-name="P496"><text:span text:style-name="T18"><text:s/>If the user has </text:span><text:span text:style-name="T20">selected text </text:span><text:span text:style-name="T96">in the editor, then the selected text is executed.</text:span></text:p>
        </text:list-item>
        <text:list-item>
          <text:p text:style-name="P505"><text:span text:style-name="T18">Otherwise <text:s/>(</text:span><text:span text:style-name="T103">i.e., </text:span><text:span text:style-name="T18">no selected text) the </text:span><text:span text:style-name="T20">current line</text:span><text:span text:style-name="T18"> is executed. </text:span></text:p>
        </text:list-item>
      </text:list>
      <text:p text:style-name="P317">For example, if we have the line of code:</text:p>
      <text:p text:style-name="P319">var alpha = 4.6; <text:s/>var beta = 8.9; var gg=alpha+9</text:p>
      <text:p text:style-name="P286"><text:span text:style-name="T18">Then to execute the whole line, we can press F6 with the cursor anywhere in the line. To execute only the </text:span><text:span text:style-name="T103">second </text:span><text:span text:style-name="T18">command concerning variable </text:span><text:span text:style-name="T20">beta, </text:span><text:span text:style-name="T109">we can </text:span><text:span text:style-name="T96"><text:s/>select the command and press F6.</text:span></text:p>
      <text:p text:style-name="P286"><text:span text:style-name="T96">Similarly, the </text:span><text:span text:style-name="T97">F2 </text:span><text:span text:style-name="T99">keystroke executes code from the previous F2 position (or start of text if no previous F2) up to cursor position.</text:span></text:p>
      <text:p text:style-name="P284"><text:span text:style-name="T99">The </text:span><text:span text:style-name="T96">F5 <text:s/></text:span><text:span text:style-name="T99">keystroke is also </text:span><text:span text:style-name="T26">very </text:span><text:span text:style-name="T99">useful, since it clears the output console, permitting to observe clearly the output messages and results.</text:span></text:p>
      <text:p text:style-name="P284"><text:span text:style-name="T99">The </text:span><text:span text:style-name="T97">F1</text:span><text:span text:style-name="T99"> key collects information from the basic ScalaLab libraries in order to present code completion help for an identifier. Suppose for example that we want to acquire information for the </text:span><text:span text:style-name="T21">fft</text:span><text:span text:style-name="T99"> routine in ScalaLab. We can select “fft” and press F1. Then a list is displayed with the ScalaLab classes that provide </text:span><text:span text:style-name="T26">an </text:span><text:span text:style-name="T21">fft</text:span><text:span text:style-name="T99"> routine (e.g. </text:span><text:span text:style-name="T21">JSci.maths.wavelet.Signal</text:span><text:span text:style-name="T99">). We can interrogate the contents of those classes by selecting the corresponding items from the displayed list and pressing a second F1. <text:s/>Then <text:s/>the contents of the class are retrieved using Java reflection and displayed. Also, the method of interest (e.g. </text:span><text:span text:style-name="T21">fft</text:span><text:span text:style-name="T99">) is highlighted.</text:span></text:p>
      <text:p text:style-name="P284"><text:span text:style-name="T99">The <text:s/></text:span><text:span text:style-name="T18">F7</text:span><text:span text:style-name="T99"> keystroke </text:span><text:span text:style-name="T26">concerns also code completion and </text:span><text:span text:style-name="T99">can be very useful when we want to retrieve the available contents (fields and methods) of an object. For example suppose we create a Java Swing JFrame with:</text:span></text:p>
      <text:p text:style-name="P320"><text:bookmark-start text:name="__DdeLink__36727_705179836"/>var jf = new javax.swing.JFrame("myFrame")<text:bookmark-end text:name="__DdeLink__36727_705179836"/></text:p>
      <text:p text:style-name="P284"><text:span text:style-name="T25">Then we can acquire the contents that start with </text:span><text:span text:style-name="T21">set</text:span><text:span text:style-name="T99"> by typing:</text:span></text:p>
      <text:p text:style-name="P128"><text:span text:style-name="T25">jf.set</text:span><text:span text:style-name="T99"> <text:s text:c="2"/>and then F7</text:span></text:p>
      <text:p text:style-name="P128"><text:soft-page-break/><text:span text:style-name="T99">Similar </text:span><text:span text:style-name="T100">is </text:span><text:span text:style-name="T99">the </text:span><text:span text:style-name="T96">F4 </text:span><text:span text:style-name="T99">keystroke but it uses Java reflection to construct the completion list. Also, the </text:span><text:span text:style-name="T96">Shift-F4 </text:span><text:span text:style-name="T99"><text:s/>interrogates class contents, e.g. we can display the contents of </text:span><text:span text:style-name="T25">java.swing.JFrame </text:span><text:span text:style-name="T99">using a </text:span><text:span text:style-name="T25">JTree <text:s/></text:span><text:span text:style-name="T99">based presentation.</text:span></text:p>
      <text:p text:style-name="P284"><text:span text:style-name="T99">Also the </text:span><text:span text:style-name="T97">F12</text:span><text:span text:style-name="T99"> keystroke is useful when we have opened many figures and we want to close all of them.</text:span></text:p>
      <text:p text:style-name="P323"/>
      <text:p text:style-name="P325"><text:span text:style-name="T161">ScalaLab by default presents on startup some comments about these keystrokes in order to help the user. <text:s/>The user can control the presentation of this help text using the </text:span><text:span text:style-name="T118">“Configuration”</text:span><text:span text:style-name="T161"> <text:s/>top-level menu option, with the <text:s/></text:span><text:span text:style-name="T20">“Toggle presentation of startup help” </text:span><text:span text:style-name="T96">submenu.</text:span></text:p>
      <text:p text:style-name="P317"/>
      <text:h text:style-name="Heading_20_2" text:outline-level="2"><text:bookmark-start text:name="__RefHeading___Toc144823_2064470228"/><text:span text:style-name="T285">Com</text:span>piling and using Scala code <text:span text:style-name="T285">files</text:span><text:bookmark-end text:name="__RefHeading___Toc144823_2064470228"/></text:h>
      <text:p text:style-name="Text_20_body"><text:span text:style-name="Teletype"><text:span text:style-name="T18"/></text:span></text:p>
      <text:p text:style-name="P343"><text:span text:style-name="Teletype"><text:span text:style-name="T110">This section is concerned </text:span></text:span><text:span text:style-name="Teletype"><text:span text:style-name="T104">with Scala code kept in separate files, i.e. not Scala code scripts written within the ScalaLab’s editor(s). <text:s/></text:span></text:span></text:p>
      <text:p text:style-name="P249"><text:span text:style-name="Teletype"><text:span text:style-name="T53">Since ScalaLab has access to the Scala compiler binary (i.e. file “</text:span></text:span><text:span text:style-name="Teletype"><text:span text:style-name="T70">scala-compiler.jar </text:span></text:span><text:span text:style-name="Teletype"><text:span text:style-name="T92">” in </text:span></text:span><text:span text:style-name="Teletype"><text:span text:style-name="T70">the </text:span></text:span><text:span text:style-name="Teletype"><text:span text:style-name="T92">lib folder), </text:span></text:span><text:span text:style-name="Teletype"><text:span text:style-name="T53">it can be used to compile any files containing Scala code with .scala</text:span></text:span><text:span text:style-name="T53"> </text:span><text:span text:style-name="Teletype"><text:span text:style-name="T53">extension as the</text:span></text:span><text:span text:style-name="T53"> </text:span><text:span text:style-name="Teletype"><text:span text:style-name="T68">scalac</text:span></text:span><text:span text:style-name="T53"> </text:span><text:span text:style-name="Teletype"><text:span text:style-name="T53">command does (actually this command uses the same compiler). In this section we will show by means of an example how to compile and access code defined as a normal Scala source file. </text:span></text:span></text:p>
      <text:p text:style-name="P248"><text:span text:style-name="Teletype"><text:span text:style-name="T53">Suppose that we have code placed within a Scala object that implements a mathematical function, for simplicity we consider the simple </text:span></text:span><text:span text:style-name="Teletype"><text:span text:style-name="T68">cube</text:span></text:span><text:span text:style-name="T53"> </text:span><text:span text:style-name="Teletype"><text:span text:style-name="T53">function implemented with the </text:span></text:span><text:span text:style-name="Teletype"><text:span text:style-name="T68">CubeObj</text:span></text:span><text:span text:style-name="T53"> </text:span><text:span text:style-name="Teletype"><text:span text:style-name="T53">Scala object, which is in </text:span></text:span><text:span text:style-name="Teletype"><text:span text:style-name="T55">a file named</text:span></text:span><text:span text:style-name="Teletype"><text:span text:style-name="T53"> </text:span></text:span><text:span text:style-name="Teletype"><text:span text:style-name="T68">simpleMaths.scala</text:span></text:span><text:span text:style-name="Teletype"><text:span text:style-name="T53">. Let the code in </text:span></text:span><text:span text:style-name="Teletype"><text:span text:style-name="T68">simpleMaths.scala</text:span></text:span><text:span text:style-name="T53"> </text:span><text:span text:style-name="Teletype"><text:span text:style-name="T53">be the following:</text:span></text:span><text:span text:style-name="T53"> </text:span></text:p>
      <text:p text:style-name="P187">object CubeObj {</text:p>
      <text:p text:style-name="P187"><text:s/>def cube(x: Double) = x*x*x</text:p>
      <text:p text:style-name="P187">}</text:p>
      <text:p text:style-name="P248"><text:span text:style-name="Teletype"><text:span text:style-name="T53">Let place </text:span></text:span><text:span text:style-name="Teletype"><text:span text:style-name="T68">simpleMaths.scala</text:span></text:span><text:span text:style-name="T53"> </text:span><text:span text:style-name="Teletype"><text:span text:style-name="T53">within a folder, say for example, </text:span></text:span><text:span text:style-name="Teletype"><text:span text:style-name="T68">/home/sp/testScalaLab</text:span></text:span><text:span text:style-name="T53"> </text:span><text:span text:style-name="Teletype"><text:span text:style-name="T53">in my Linux workstation. </text:span></text:span></text:p>
      <text:p text:style-name="P503"><text:span text:style-name="Teletype"><text:span text:style-name="T55">In order to access the code of </text:span></text:span><text:span text:style-name="Teletype"><text:span text:style-name="T93">simpleMaths.scala, t</text:span></text:span><text:span text:style-name="Teletype"><text:span text:style-name="T92">he</text:span></text:span><text:span text:style-name="Teletype"><text:span text:style-name="T53"> first step is to </text:span></text:span><text:span text:style-name="Teletype"><text:span text:style-name="T68">compile</text:span></text:span><text:span text:style-name="T53"> </text:span><text:span text:style-name="Teletype"><text:span text:style-name="T53">the Scala source. </text:span></text:span><text:span text:style-name="Teletype"><text:span text:style-name="T55">We can use either the ScalaLab explorer or the usual </text:span></text:span><text:span text:style-name="Teletype"><text:span text:style-name="T71">scalac </text:span></text:span><text:span text:style-name="Teletype"><text:span text:style-name="T93">command for that task. The later option clearly requires an installation of Scala. </text:span></text:span><text:span text:style-name="Teletype"><text:span text:style-name="T53">One way to achieve </text:span></text:span><text:span text:style-name="Teletype"><text:span text:style-name="T55">that task wih the ScalaLabExplorer,</text:span></text:span><text:span text:style-name="Teletype"><text:span text:style-name="T53"> is to type the path </text:span></text:span><text:span text:style-name="Teletype"><text:span text:style-name="T68">/home/sp/testScalaLab</text:span></text:span><text:span text:style-name="T53"> </text:span><text:span text:style-name="Teletype"><text:span text:style-name="T53">in the text edit control with label "Specify Path", then pressing "Browse", displays the contents of the folder. By selecting the file </text:span></text:span><text:span text:style-name="Teletype"><text:span text:style-name="T68">simpleMaths.scala</text:span></text:span><text:span text:style-name="Teletype"><text:span text:style-name="T53">, </text:span></text:span><text:soft-page-break/><text:span text:style-name="Teletype"><text:span text:style-name="T53">right-clicking the mouse, and selecting "Scala -&gt; Compile .scala file" we can compile the code directly. ScalaLab uses the integrated Scala compiler and does not require </text:span></text:span><text:span text:style-name="Teletype"><text:span text:style-name="T66">an</text:span></text:span><text:span text:style-name="Teletype"><text:span text:style-name="T53"> installatio</text:span></text:span><text:span text:style-name="Teletype"><text:span text:style-name="T66">n of Scala.</text:span></text:span><text:span text:style-name="T53"> </text:span></text:p>
      <text:p text:style-name="P503"><text:span text:style-name="Teletype"><text:span text:style-name="T53">The second step, is to append the directory </text:span></text:span><text:span text:style-name="Teletype"><text:span text:style-name="T68">/home/sp/testScalaLab</text:span></text:span><text:span text:style-name="T53"> </text:span><text:span text:style-name="Teletype"><text:span text:style-name="T53">to the classpath</text:span></text:span><text:span text:style-name="T53"> </text:span><text:span text:style-name="Teletype"><text:span text:style-name="T53">of the Scala interpreter </text:span></text:span><text:span text:style-name="Teletype"><text:span text:style-name="T66">(i. e. to the </text:span></text:span><text:span text:style-name="Teletype"><text:span text:style-name="T75">ScalaLabClassPath</text:span></text:span><text:span text:style-name="Teletype"><text:span text:style-name="T66">)</text:span></text:span><text:span text:style-name="Teletype"><text:span text:style-name="T53">. One way to achieve this is to select the path, right-mouse-click and then select from the popup menu "Paths-&gt;Append the path to the scalaSci Paths". Subsequently, we need a new Scala Interpreter</text:span></text:span><text:span text:style-name="T53"> </text:span><text:span text:style-name="Teletype"><text:span text:style-name="T53">that includes that path on its</text:span></text:span><text:span text:style-name="T53"> </text:span><text:span text:style-name="Teletype"><text:span text:style-name="T53">classpath. By right-mouse clicking over the</text:span></text:span><text:span text:style-name="T53"> </text:span><text:span text:style-name="Teletype"><text:span text:style-name="T68">ScalaLabConsole</text:span></text:span><text:span text:style-name="T53"> </text:span><text:span text:style-name="Teletype"><text:span text:style-name="T53">area, we can select "Reset Scala Interpreter using ScalaLab default imports" option. A new Scala Interpreter is created and as can be verified from the contents of the classpath that are displayed, it includes the new path.</text:span></text:span><text:span text:style-name="T53"> </text:span><text:span text:style-name="T66">Also, we can instantiate a new Scala interpreter from the “Scala Interpreter” menu item from the main menu bar of ScalaLab.</text:span></text:p>
      <text:p text:style-name="P248"><text:span text:style-name="Teletype"><text:span text:style-name="T53">Finally, we can utilize the functionality of the new compiled code from the Interpreter, i.e. we can compute the cube of number and apply our cube function to the elements of a </text:span></text:span><text:span text:style-name="Teletype"><text:span text:style-name="T68">Vec</text:span></text:span><text:span text:style-name="T53"> </text:span><text:span text:style-name="Teletype"><text:span text:style-name="T53">object: </text:span></text:span></text:p>
      <text:p text:style-name="P113"><text:s/>// compute the cube of a number</text:p>
      <text:p text:style-name="P112">val anum = 5.6</text:p>
      <text:p text:style-name="P112">val anumCube = CubeObj.cube(anum)</text:p>
      <text:p text:style-name="P112">println("cube of "+anum+" = "+anumCube)</text:p>
      <text:p text:style-name="P112"><text:s/>// apply the function to the elements of a vector</text:p>
      <text:p text:style-name="P112">val t = linspace(0, 5, 2000)</text:p>
      <text:p text:style-name="P112">val x = t map CubeObj.cube </text:p>
      <text:p text:style-name="P112">plot(t,x)</text:p>
      <text:p text:style-name="P248"><text:span text:style-name="Teletype"><text:span text:style-name="T50">We should note, that by exiting ScalaLab, the paths configuration is saved and is available at the next session. We can remove paths, using the JTree</text:span></text:span><text:span text:style-name="T50"> </text:span><text:span text:style-name="Teletype"><text:span text:style-name="T50">control that displays user defined class paths, and by pressing the DEL</text:span></text:span><text:span text:style-name="T50"> </text:span><text:span text:style-name="Teletype"><text:span text:style-name="T50">key over a corresponding tree node. The node is deleted from the ScalaSci classpaths, but we should create a new Scala interpreter before exiting, because it is the classpath of the running Scala interpreter</text:span></text:span><text:span text:style-name="T50"> </text:span><text:span text:style-name="Teletype"><text:span text:style-name="T50">that is saved upon exiting. </text:span></text:span></text:p>
      <text:p text:style-name="P285"/>
      <text:p text:style-name="P285"/>
      <text:p text:style-name="P288"/>
      <text:p text:style-name="P458"/>
      <text:h text:style-name="P580" text:outline-level="2"><text:bookmark text:name="Controlling_verbose_of_output_for_matrices/vectors,_digits_of_pr"/><text:bookmark-start text:name="__RefHeading___Toc144825_2064470228"/>Controlling verbose of output for matrices/vectors, digits of precision, truncation of large matrices/vectors <text:bookmark-end text:name="__RefHeading___Toc144825_2064470228"/></text:h>
      <text:p text:style-name="P248"><text:span text:style-name="Teletype"><text:span text:style-name="T18">It is very convenient practically to control the output of commands. For that reason </text:span></text:span><text:span text:style-name="Teletype"><text:span text:style-name="T110">ScalaLab</text:span></text:span><text:span text:style-name="Teletype"><text:span text:style-name="T18"> implement</text:span></text:span><text:span text:style-name="Teletype"><text:span text:style-name="T110">s</text:span></text:span><text:span text:style-name="Teletype"><text:span text:style-name="T18"> a menu option at the Configuration menu, i.e. the "Control the format of displayed numbers and truncation of large matrices" that also controls the verbose on/off status. The preferences selected by the user are saved and are available for the next ScalaLab session.</text:span></text:span><text:span text:style-name="T18"> </text:span></text:p>
      <text:p text:style-name="P248"><text:span text:style-name="Teletype"><text:span text:style-name="T18">Also, it is easy to access these controls programmatically through the following scalaSci object</text:span></text:span><text:span text:style-name="Teletype"><text:span text:style-name="T110">:</text:span></text:span></text:p>
      <text:p text:style-name="P70">package scalaSci</text:p>
      <text:p text:style-name="P69">// <text:s/>parameters that determine the format with which numbers and arrays are printed</text:p>
      <text:p text:style-name="P69">object PrintFormatParams {</text:p>
      <text:p text:style-name="P69"><text:s text:c="4"/>var verboseFlag = true <text:s text:c="2"/>// controls verbosing the results of <text:s/>toString()</text:p>
      <text:p text:style-name="P69"><text:s text:c="4"/>def setVerbose(vflag: Boolean) = { verboseFlag = vflag }</text:p>
      <text:p text:style-name="P69"><text:s text:c="4"/>def getVerbose() = verboseFlag </text:p>
      <text:p text:style-name="P69"><text:s text:c="4"/></text:p>
      <text:p text:style-name="P69"><text:s text:c="4"/>var vecDigitsPrecision = 4 <text:s text:c="2"/>// controls pecision in toString() <text:s/></text:p>
      <text:p text:style-name="P69"><text:s text:c="4"/>def getVecDigitsPrecision() = vecDigitsPrecision</text:p>
      <text:p text:style-name="P69"><text:s text:c="4"/>var vecMxElemsToDisplay = 20 <text:s text:c="3"/>// controls maximum number of Vector elements to display</text:p>
      <text:p text:style-name="P69"><text:s text:c="4"/>def setVecMxElemsToDisplay( mxElems: Int): Int <text:s/>= { var prevElems = vecMxElemsToDisplay; vecMxElemsToDisplay = mxElems; prevElems}</text:p>
      <text:p text:style-name="P69"><text:s text:c="4"/>def setVecDigitsPrecision(precision: Int) = { vecDigitsPrecision = precision }</text:p>
      <text:p text:style-name="P69"><text:s text:c="2"/></text:p>
      <text:p text:style-name="P69"><text:s text:c="5"/>var matDigitsPrecision = 4 <text:s/>// controls pecision in toString() <text:s/></text:p>
      <text:p text:style-name="P69"><text:s text:c="5"/>def getMatDigitsPrecision() = matDigitsPrecision</text:p>
      <text:p text:style-name="P69"><text:s text:c="5"/>var matMxRowsToDisplay = 6 <text:s/></text:p>
      <text:p text:style-name="P69"><text:s text:c="5"/>var matMxColsToDisplay = 6</text:p>
      <text:p text:style-name="P69"><text:s text:c="5"/>def getMatMxRowsToDisplay() = matMxRowsToDisplay</text:p>
      <text:p text:style-name="P69"><text:s text:c="5"/>def getMatMxColsToDisplay() = matMxColsToDisplay</text:p>
      <text:p text:style-name="P69"><text:s text:c="5"/>def setMatMxRowsToDisplay(nrows: Int) = { matMxRowsToDisplay = nrows }</text:p>
      <text:p text:style-name="P69"><text:s text:c="5"/>def setMatMxColsToDisplay(ncols: Int) = { matMxColsToDisplay = ncols }</text:p>
      <text:p text:style-name="P69"><text:s text:c="5"/>def setMatDigitsPrecision(precision: Int) = { matDigitsPrecision = precision; vecDigitsPrecision = precision }</text:p>
      <text:p text:style-name="P96">}</text:p>
      <text:p text:style-name="P248"><text:span text:style-name="Teletype"><text:span text:style-name="T53">Additionally, the same routines are available at the REPL mode of ScalaLab operation, with </text:span></text:span><text:soft-page-break/><text:span text:style-name="Teletype"><text:span text:style-name="T53">commands available through the </text:span></text:span><text:span text:style-name="Teletype"><text:span text:style-name="T68">BasicCommands</text:span></text:span><text:span text:style-name="T53"> </text:span><text:span text:style-name="Teletype"><text:span text:style-name="T53">object. These commands are (also displayed with the command "help"): </text:span></text:span></text:p>
      <text:p text:style-name="P177">def setVerbose(vflag: Boolean) <text:s/>// controls verbosing the results of <text:s/>toString() </text:p>
      <text:p text:style-name="P177">def getVerbose() // returns the current verbosing state </text:p>
      <text:p text:style-name="P177">def setVecMxElemsToDisplay( mxElems: Int) : Int <text:s/>// controls the number of elements displayed for vectors </text:p>
      <text:p text:style-name="P177">def <text:s/>setVecDigitsPrecision(precision: Int) // controls the precision of vector elements </text:p>
      <text:p text:style-name="P177"><text:s text:c="10"/></text:p>
      <text:p text:style-name="P177">def getVecDigitsPrecision() // returns the precision with which vector elements are displayed</text:p>
      <text:p text:style-name="P177">def getMatMxRowsToDisplay() // returns the number of rows displayed for matrices</text:p>
      <text:p text:style-name="P177"><text:s text:c="9"/></text:p>
      <text:p text:style-name="P177">def getMatMxColsToDisplay() <text:s/>// returns the number of cols displayed for matrices</text:p>
      <text:p text:style-name="P177">def setMatMxRowsToDisplay(nrows: Int) // sets the number of rows displayed for matrices</text:p>
      <text:p text:style-name="P177">def setMatMxColsToDisplay(ncols: Int) <text:s/>//sets the number of cols displayed for matrices</text:p>
      <text:p text:style-name="P177">def setMatDigitsPrecision(precision: Int) // controls the precision of Matrix elements</text:p>
      <text:p text:style-name="P177">def getMatDigitsPrecision() // returns the precision with which Matrix elements are displayed</text:p>
      <text:p text:style-name="P247"><text:s text:c="16"/></text:p>
      <text:h text:style-name="P595" text:outline-level="2"/>
      <text:h text:style-name="P584" text:outline-level="2"><text:bookmark-start text:name="__RefHeading___Toc144827_2064470228"/>Building ScalaLab with <text:alphabetical-index-mark-start text:id="IMark99824936"/>sbt<text:bookmark-end text:name="__RefHeading___Toc144827_2064470228"/><text:alphabetical-index-mark-end text:id="IMark99824936"/></text:h>
      <text:p text:style-name="P342"/>
      <text:p text:style-name="P544">To build ScalaLab with <text:span text:style-name="T156">sbt</text:span> is very easy. </text:p>
      <text:p text:style-name="P533"><text:span text:style-name="T166">Download the .</text:span><text:span text:style-name="T167">zip file of ScalaLab from github. </text:span><text:span text:style-name="T83"><text:s/>It </text:span><text:span text:style-name="Teletype"><text:span text:style-name="T191">contains both the sources and all the relevant libraries to build ScalaLab with </text:span></text:span><text:span text:style-name="Teletype"><text:span text:style-name="T195">sbt</text:span></text:span><text:span text:style-name="Teletype"><text:span text:style-name="T191">.</text:span></text:span></text:p>
      <text:p text:style-name="P572"><text:span text:style-name="Teletype"><text:span text:style-name="T195">Then run the script </text:span></text:span><text:span text:style-name="Teletype"><text:span text:style-name="T201">runSbt.sh </text:span></text:span><text:span text:style-name="Teletype"><text:span text:style-name="T196">that starts sbt configuring it to use a larger heap size.</text:span></text:span></text:p>
      <text:p text:style-name="P572"><text:span text:style-name="Teletype"><text:span text:style-name="T196">At the sbt shell prompt</text:span></text:span>:</text:p>
      <text:p text:style-name="P341"><text:span text:style-name="T286">1. </text:span><text:s/>type <text:span text:style-name="T121">sbt </text:span><text:span text:style-name="T133">from the folder where </text:span><text:span text:style-name="T119">build.sbt</text:span><text:span text:style-name="T133"> is unzipped</text:span></text:p>
      <text:p text:style-name="P341"><text:span text:style-name="T133">2. </text:span><text:s/>then <text:span text:style-name="T121">clean</text:span></text:p>
      <text:p text:style-name="P280"><text:s/>and </text:p>
      <text:p text:style-name="P341"><text:span text:style-name="T133">3. </text:span><text:span text:style-name="T132">finally </text:span><text:span text:style-name="T121">package.</text:span></text:p>
      <text:p text:style-name="P279"/>
      <text:p text:style-name="P279"/>
      <text:h text:style-name="Heading_20_2" text:outline-level="2"><text:bookmark-start text:name="__RefHeading___Toc144829_2064470228"/>Building ScalaLab with <text:alphabetical-index-mark-start text:id="IMark100581976"/>ant<text:bookmark-end text:name="__RefHeading___Toc144829_2064470228"/><text:alphabetical-index-mark-end text:id="IMark100581976"/></text:h>
      <text:p text:style-name="Text_20_body">To build ScalaLab from sources <text:span text:style-name="T171">with </text:span><text:span text:style-name="T174">ant </text:span><text:span text:style-name="T166">is very simple.</text:span></text:p>
      <text:p text:style-name="P169"><text:span text:style-name="T166">Download the .</text:span><text:span text:style-name="T167">zip file of ScalaLab from github. </text:span><text:span text:style-name="T83"><text:s/>It </text:span><text:span text:style-name="Teletype"><text:span text:style-name="T191">contains both the sources and all the relevant libraries to build ScalaLab with ant.</text:span></text:span></text:p>
      <text:p text:style-name="P386"><text:span text:style-name="Teletype"><text:span text:style-name="T191">To build ScalaLab is very simple:</text:span></text:span></text:p>
      <text:p text:style-name="P386"><text:span text:style-name="Teletype"><text:span text:style-name="T191">1. Unzip </text:span></text:span><text:span text:style-name="Teletype"><text:span text:style-name="T192">the zip file</text:span></text:span></text:p>
      <text:p text:style-name="P386"><text:span text:style-name="Teletype"><text:span text:style-name="T191">2. Go to .\ScalaLabPr folder and build with ant, i.e.</text:span></text:span></text:p>
      <text:p text:style-name="P386"><text:span text:style-name="Teletype"><text:span text:style-name="T199">ant</text:span></text:span></text:p>
      <text:p text:style-name="P386"><text:span text:style-name="Teletype"><text:span text:style-name="T191">The executable is built in the dist folder</text:span></text:span></text:p>
      <text:p text:style-name="P164"/>
      <text:h text:style-name="P609" text:outline-level="1"><text:bookmark-start text:name="__RefHeading___Toc144833_2064470228"/><text:s/>Chapter <text:s/><text:variable-set text:name="CoreClassesChapter" text:display="none" text:formula="ooow:chapterCnt" office:value-type="float" office:value="2" style:data-style-name="N0"/><text:variable-get text:name="CoreClassesChapter" style:data-style-name="N0">2</text:variable-get> <text:s text:c="2"/>Basic <text:span text:style-name="T18">Mathematical </text:span>Classes<text:bookmark-end text:name="__RefHeading___Toc144833_2064470228"/></text:h>
      <text:p text:style-name="P38"/>
      <text:h text:style-name="Heading_20_2" text:outline-level="2"><text:bookmark-start text:name="__RefHeading___Toc144835_2064470228"/>The basic Matrix-like classes of ScalaLab <text:bookmark-end text:name="__RefHeading___Toc144835_2064470228"/></text:h>
      <text:p text:style-name="Text_20_body"/>
      <text:p text:style-name="P334">ScalaLab has many matrix like classes <text:span text:style-name="T341">in order</text:span> to present different functionality and to interface with different matrix libraries. Therefore it is useful to follow and learn some basic conventions in order to be able to work effectively without confusion. <text:s text:c="2"/>These conventions are described below.</text:p>
      <text:p text:style-name="P131"/>
      <text:p text:style-name="P131"><text:alphabetical-index-mark-start text:id="IMark100444840"/><text:span text:style-name="T243">RichDouble2DArray</text:span><text:alphabetical-index-mark-end text:id="IMark100444840"/><text:span text:style-name="T243">: </text:span><text:span text:style-name="T137"><text:s/></text:span><text:span text:style-name="T125"><text:s/>The </text:span>RichDouble2DArray class <text:span text:style-name="T125">wraps the Java/Scala 2-D double arrays and is one of the more important and effective matrix type in ScalaLab. It does not concentrate on a specific library, instead it aims to </text:span><text:span text:style-name="T136">exploit the best algorithms in its numerical operations. <text:s text:c="2"/></text:span><text:span text:style-name="T125">Since it is designed to be the most effective type, the static routines </text:span><text:span text:style-name="T130">are in </text:span><text:span text:style-name="T125">their direct format </text:span><text:span text:style-name="T126">(e.g. </text:span><text:span text:style-name="T286">ones(), zeros(), rand(), </text:span><text:span text:style-name="T126">i.e. routines without a trailing “1” or “0”, as e.g. </text:span><text:span text:style-name="T286">rand())</text:span><text:span text:style-name="T126"> </text:span><text:span text:style-name="T125">return a </text:span>RichDouble2DArray<text:span text:style-name="T125"> object, <text:s/>i.e.</text:span></text:p>
      <text:p text:style-name="P131">var rra = rand(9, 10)<text:span text:style-name="T125"> <text:s/>// returns a RichDouble2DArray object</text:span></text:p>
      <text:p text:style-name="P277"/>
      <text:p text:style-name="P136">Zero-indexed Matrix Libraries</text:p>
      <text:p text:style-name="P281">These libraries use a matrix that is indexed starting with the zero position, <text:s/>i.e. as <text:s/>Java <text:s text:c="2"/>or C/C++ arrays, but not as Fortran or MATLAB that start at index 1.</text:p>
      <text:p text:style-name="P131"><text:span text:style-name="T125">The </text:span>scalaSci.Mat<text:span text:style-name="T125"> class wraps the JAMA based routines, </text:span>scalaSci.EJML.Mat <text:s/><text:span text:style-name="T125">the EJML library, </text:span>scalaSci.MTJ.Mat <text:span text:style-name="T125">the MTJ library and </text:span>scalaSci.CommonMaths.Mat <text:span text:style-name="T125"><text:s/>the Apache Common Maths library. In order not to have ambiguities, we initialize a different Scala Interpreter for each such library. Whatever is the matrix library that the Scala Interpreter targets, static routines that end in 0 (zero) cope with a such an object. For example:</text:span></text:p>
      <text:p text:style-name="P131">var <text:s/>mra0 = rand0(2,3) <text:s text:c="2"/>// <text:s/>zero indexed Mat depending on the targeted library by the Scala Interpreter</text:p>
      <text:p text:style-name="P131"><text:tab/>// e.g. scalaSci.EJML.Mat for the EJML Interpreter, scalaSci.MTJ.Mat for the MTJ Interpreter etc.</text:p>
      <text:p text:style-name="P334"/>
      <text:p text:style-name="P136">One-indexed Matrix Library</text:p>
      <text:p text:style-name="P291">The one-indexed Matrix library wraps the NUMAL library. By convention routines <text:span text:style-name="T286">with a trailing 1 (e.g. rand1())</text:span> operate with that Matrixes, e.g.</text:p>
      <text:p text:style-name="P291"/>
      <text:p text:style-name="P139"><text:bookmark-start text:name="__DdeLink__19662_1952493538"/>var mra1 = rand1(2,3) <text:bookmark-end text:name="__DdeLink__19662_1952493538"/></text:p>
      <text:p text:style-name="P136"><text:soft-page-break/>RichDouble1DArray<text:span text:style-name="T248"> <text:s text:c="2"/></text:span><text:span text:style-name="T138">This ScalaSci class wraps the standard Java/Scala 1-D arrays of doubles. It has overlapping functionality with the </text:span><text:span text:style-name="T248">scalaSci.Vec</text:span><text:span text:style-name="T138"> <text:s/></text:span><text:span text:style-name="T248"><text:s/></text:span><text:span text:style-name="T138">class. <text:s/>Static routines accepting one dimension argument, return such an object, e.g.</text:span></text:p>
      <text:p text:style-name="P131">var r1d = rand(9) // RichDouble1DArray</text:p>
      <text:p text:style-name="P291"/>
      <text:p text:style-name="P334">Array[Array[Double]]<text:span text:style-name="T138"> <text:s text:c="3"/>The standard Java-Scala 2-D double arrays. We have also to capitalize the first letter at the static routines, to have such an object, i.e. </text:span></text:p>
      <text:p text:style-name="P131"><text:bookmark-start text:name="__DdeLink__52387_705179836"/>var r2D = Rand(3,7) // Array[Array[Double]</text:p>
      <text:p text:style-name="P334"><text:bookmark-end text:name="__DdeLink__52387_705179836"/></text:p>
      <text:p text:style-name="P131"><text:span text:style-name="T243">Vectors <text:s/></text:span><text:span text:style-name="T125">The <text:s/></text:span>scalaSci.Vec <text:span text:style-name="T125"><text:s/>implements a Vector style of class. Static routines returning such objects are prefixed with a letter 'v', e.g.</text:span></text:p>
      <text:p text:style-name="P131">var vrnd = vrand(9) <text:s/>// vector </text:p>
      <text:p text:style-name="P131"/>
      <text:p text:style-name="P15"/>
      <text:h text:style-name="P585" text:outline-level="2"><text:bookmark-start text:name="__RefHeading___Toc144837_2064470228"/>Important Conventions for operating effectively with different matrix types<text:bookmark-end text:name="__RefHeading___Toc144837_2064470228"/></text:h>
      <text:h text:style-name="Heading_20_2" text:outline-level="2"/>
      <text:p text:style-name="P247"><text:span text:style-name="Teletype"><text:span text:style-name="T53">There are some important conventions about the naming of static routines, as for example: </text:span></text:span><text:span text:style-name="Teletype"><text:span text:style-name="T68">rand(n,m)</text:span></text:span><text:span text:style-name="T53"> </text:span><text:span text:style-name="Teletype"><text:span text:style-name="T53">copes with a </text:span></text:span><text:span text:style-name="Teletype"><text:span text:style-name="T68">RichDouble2DArray</text:span></text:span><text:span text:style-name="T53"> </text:span><text:span text:style-name="Teletype"><text:span text:style-name="T53">type, </text:span></text:span><text:span text:style-name="Teletype"><text:span text:style-name="T68">rand1(n, m)</text:span></text:span><text:span text:style-name="T53"> </text:span><text:span text:style-name="Teletype"><text:span text:style-name="T53">with an one-indexed NUMAL based </text:span></text:span><text:span text:style-name="Teletype"><text:span text:style-name="T68">scalaSci.Matrix</text:span></text:span><text:span text:style-name="T53"> </text:span><text:span text:style-name="Teletype"><text:span text:style-name="T53">type.</text:span></text:span><text:span text:style-name="T53"> </text:span></text:p>
      <text:p text:style-name="P247"><text:span text:style-name="Teletype"><text:span text:style-name="T53">These conventions are very simple and are illustrated with the code below: </text:span></text:span></text:p>
      <text:p text:style-name="P172"><text:bookmark-start text:name="__DdeLink__18953_19524935381"/><text:bookmark-start text:name="__DdeLink__18956_19524935381"/><text:bookmark-start text:name="__DdeLink__52389_705179836"/>// test rand()</text:p>
      <text:p text:style-name="P172">var <text:s/>mra1 = rand1(2,3) <text:s text:c="2"/>// <text:s/>one indexed Matrix</text:p>
      <text:p text:style-name="P172">var <text:s/>mra0 = rand0(2,3) <text:s text:c="2"/>// <text:s/>zero indexed Mat</text:p>
      <text:p text:style-name="P172">var rra = rand(2,3) <text:s/>// <text:s/>RichDouble2DArray</text:p>
      <text:p text:style-name="P172">var r1D = Rand(9) // <text:s/>Array[Double]</text:p>
      <text:p text:style-name="P172">var r2D = Rand(3,7) // Array[Array[Double]</text:p>
      <text:p text:style-name="P172">var vrnd = vrand(9) <text:s/>// scalaSci.Vec (vector <text:s/>type)</text:p>
      <text:p text:style-name="P172">// test fill()</text:p>
      <text:p text:style-name="P172">var v = 4.5</text:p>
      <text:p text:style-name="P172">var <text:s/>mfa1 = fill1(2,3, v) <text:s text:c="2"/>// <text:s/>one indexed Matrix</text:p>
      <text:p text:style-name="P172">var <text:s/>mfa0 = fill0(2,3, v) <text:s text:c="2"/>// <text:s/>zero indexed Mat</text:p>
      <text:p text:style-name="P172">var mf1d = fill(6, v) // RichDouble2DArray</text:p>
      <text:p text:style-name="P172"><text:soft-page-break/>var rfa = fill(2,3, v) <text:s/>// <text:s/>RichDouble2DArray</text:p>
      <text:p text:style-name="P172">var v1D = Fill(9, v) <text:s/>// Array[Double]</text:p>
      <text:p text:style-name="P172">var v2D = Fill(3,9, v) // Array[Array[Double]]</text:p>
      <text:p text:style-name="P172">var vf = vfill(7, v) <text:s/>// vector</text:p>
      <text:p text:style-name="P172">// test ones()</text:p>
      <text:p text:style-name="P172">var <text:s/>moa1 = ones1(2,3) <text:s text:c="2"/>// <text:s/>one indexed Matrix</text:p>
      <text:p text:style-name="P172">var <text:s/>moa0 = ones0(2,3) <text:s text:c="2"/>// <text:s/>zero indexed Mat</text:p>
      <text:p text:style-name="P172">var <text:s/>mo1d = ones(8) <text:s/>// RichDouble2DArray</text:p>
      <text:p text:style-name="P172">var mo2d = ones(2,3) <text:s/>// <text:s/>RichDouble2DArray</text:p>
      <text:p text:style-name="P172">var mO1D = Ones(8) <text:s/>// Array[Double]</text:p>
      <text:p text:style-name="P172">var mO2D = Ones(6,8) <text:s/>// Array[Array[Double]]</text:p>
      <text:p text:style-name="P172">var vo = vones(9) <text:s/>// vector</text:p>
      <text:p text:style-name="P172">// test zeros()</text:p>
      <text:p text:style-name="P172">var <text:s/>mza1 = zeros1(2,3) <text:s text:c="2"/>// <text:s/>one indexed Matrix</text:p>
      <text:p text:style-name="P172">var <text:s/>mza0 = zeros0(2,3) <text:s text:c="2"/>// <text:s/>zero indexed Mat</text:p>
      <text:p text:style-name="P172">var <text:s/>mz1d = zeros(8) <text:s/>// RichDouble2DArray</text:p>
      <text:p text:style-name="P172">var mz2d = zeros(2,3) <text:s/>// <text:s/>RichDouble2DArray</text:p>
      <text:p text:style-name="P172">var mZ1D = Zeros(8) <text:s/>// Array[Double]</text:p>
      <text:p text:style-name="P172">var mZ2D = Zeros(6,8) <text:s/>// Array[Array[Double]]</text:p>
      <text:p text:style-name="P172">var vz = vzeros(9) <text:s/>// vector</text:p>
      <text:p text:style-name="P181"><text:bookmark-end text:name="__DdeLink__18953_19524935381"/><text:bookmark-end text:name="__DdeLink__18956_19524935381"/><text:bookmark-end text:name="__DdeLink__52389_705179836"/></text:p>
      <text:p text:style-name="P545"/>
      <text:h text:style-name="Heading_20_2" text:outline-level="2"><text:bookmark-start text:name="__RefHeading___Toc144839_2064470228"/>Description of the <text:alphabetical-index-mark-start text:id="IMark99587288"/>RichDouble2DArray<text:alphabetical-index-mark-end text:id="IMark99587288"/> class<text:bookmark-end text:name="__RefHeading___Toc144839_2064470228"/></text:h>
      <text:p text:style-name="Text_20_body"/>
      <text:p text:style-name="P244">The RichDouble2DArray wraps standard Java/Scala 2-D Arrays of doubles.</text:p>
      <text:p text:style-name="Text_20_body"/>
      <text:p text:style-name="P105">Constructors</text:p>
      <text:p text:style-name="Text_20_body"/>
      <text:p text:style-name="Text_20_body"><text:span text:style-name="T227">RichDouble2DArray</text:span><text:span text:style-name="T225">(rows: Integer, cols: Integer) </text:span><text:span text:style-name="T227">// Creates a RichDouble2DArray of size rows, cols initialized to zeros</text:span></text:p>
      <text:p text:style-name="P245"><text:bookmark-start text:name="__DdeLink__53872_705179836"/>var m=new RichDouble2DArray(2, 3)</text:p>
      <text:p text:style-name="Text_20_body"><text:bookmark-end text:name="__DdeLink__53872_705179836"/></text:p>
      <text:list xml:id="list2425764549759973055" text:style-name="L5">
        <text:list-header>
          <text:p text:style-name="P506">Construction by specifying the initial elements, e.g.</text:p>
          <text:p text:style-name="P507"><text:bookmark-start text:name="__DdeLink__53874_705179836"/>var m = AAD("4.5 5.6 -4; 4.5 3 -3.4") // space separated</text:p>
          <text:p text:style-name="P507">var m = AAD("4.5, 5.6, -4; 4.5, 3, -3.4") // comma separated</text:p>
        </text:list-header>
      </text:list>
      <text:p text:style-name="Text_20_body"/>
      <text:p text:style-name="Text_20_body"><text:bookmark-end text:name="__DdeLink__53874_705179836"/>Another type of construction:</text:p>
      <text:p text:style-name="Standard"><text:span text:style-name="T254">var</text:span> xx <text:span text:style-name="T258">=</text:span> <text:span text:style-name="T269">3.4</text:span></text:p>
      <text:p text:style-name="Standard"><text:span text:style-name="T254">var</text:span> a <text:span text:style-name="T258">=</text:span> RD2D<text:span text:style-name="T258">(</text:span> <text:span text:style-name="T269">2</text:span><text:span text:style-name="T258">,</text:span> <text:span text:style-name="T269">4</text:span><text:span text:style-name="T258">,</text:span>  <text:span text:style-name="T265">// specify the size first</text:span></text:p>
      <text:p text:style-name="Standard">   <text:span text:style-name="T270">3.4</text:span><text:span text:style-name="T260">,</text:span><text:span text:style-name="T251"> </text:span><text:span text:style-name="T270">5.6</text:span><text:span text:style-name="T260">,</text:span><text:span text:style-name="T251"> </text:span><text:span text:style-name="T260">-</text:span><text:span text:style-name="T270">6.7</text:span><text:span text:style-name="T260">,</text:span><text:span text:style-name="T251"> </text:span><text:span text:style-name="T260">-</text:span><text:span text:style-name="T251">xx</text:span><text:span text:style-name="T260">,</text:span></text:p>
      <text:p text:style-name="Standard">   <text:span text:style-name="T260">-</text:span><text:span text:style-name="T270">6.1</text:span><text:span text:style-name="T260">,</text:span><text:span text:style-name="T251">  </text:span><text:span text:style-name="T270">2.4</text:span><text:span text:style-name="T260">,</text:span><text:span text:style-name="T251"> </text:span><text:span text:style-name="T260">-</text:span><text:span text:style-name="T270">0.5</text:span><text:span text:style-name="T260">,</text:span><text:span text:style-name="T251"> cos</text:span><text:span text:style-name="T260">(</text:span><text:span text:style-name="T270">0.45</text:span><text:span text:style-name="T260">*</text:span><text:span text:style-name="T251">xx</text:span><text:span text:style-name="T260">))</text:span><text:span text:style-name="T251"> </text:span></text:p>
      <text:p text:style-name="Standard"><text:line-break/></text:p>
      <text:p text:style-name="P244"><text:bookmark text:name="DDE_LINK"/>// construct RichDouble2DArray <text:s/>by copying the array values</text:p>
      <text:p text:style-name="Text_20_body"><text:span text:style-name="T225">RichDouble2DArray(da: Array[Array[Double]]) </text:span><text:span text:style-name="T227">// Creates a RichDouble2DArray initialized with the da array</text:span><text:bookmark-start text:name="__DdeLink__3_469529505"/></text:p>
      <text:p text:style-name="P110"><text:bookmark-start text:name="__DdeLink__54616_705179836"/>var dd = Array.ofDim[Double](2,4)</text:p>
      <text:p text:style-name="P110">dd(1)(1)=11</text:p>
      <text:p text:style-name="P110">var mdd = new RichDouble2DArray(dd)<text:bookmark-end text:name="__DdeLink__3_469529505"/></text:p>
      <text:p text:style-name="Text_20_body"><text:bookmark-end text:name="__DdeLink__54616_705179836"/></text:p>
      <text:p text:style-name="Text_20_body"/>
      <text:p text:style-name="P162">Basic Methods</text:p>
      <text:p text:style-name="P152"><text:bookmark text:name="DDE_LINK2"/><text:span text:style-name="T155">def size: </text:span><text:span text:style-name="T158">(</text:span><text:span text:style-name="T155">Int, </text:span><text:span text:style-name="T158">Int)</text:span><text:span text:style-name="T155"> </text:span><text:span text:style-name="T160">// Returns the number of rows and columns of the RichDouble2DArray</text:span></text:p>
      <text:p text:style-name="P152"><text:span text:style-name="T156">def <text:s/>numRows(): Int <text:s/></text:span><text:span text:style-name="T160">// Returns the number of rows of RichDouble2DArray</text:span></text:p>
      <text:p text:style-name="P152"><text:span text:style-name="T156">def <text:s/>numColumns(): Int <text:s/></text:span><text:span text:style-name="T160">// Returns the number of columns of RichDouble2DArray</text:span></text:p>
      <text:p text:style-name="P152"><text:span text:style-name="T155">def length: Int </text:span><text:span text:style-name="T160">// Returns the number of rows of RichDouble2DArray</text:span></text:p>
      <text:p text:style-name="P331"/>
      <text:p text:style-name="P331"/>
      <text:p text:style-name="P336">Conversion Routines</text:p>
      <text:p text:style-name="P337"/>
      <text:p text:style-name="P339"><text:soft-page-break/>The RichDouble2DArray class aims to be the main Matrix type of ScalaLab and very convenient to use. Therefore routines are provided to convert from other matrix types. <text:s/>Some conversions are:</text:p>
      <text:p text:style-name="P338"/>
      <text:p text:style-name="P340">Convert from a JAMA based matrix (i.e. <text:s/>scalaSci.Mat)</text:p>
      <text:p text:style-name="P138"><text:bookmark-start text:name="__DdeLink__20368_1952493538"/><text:bookmark-start text:name="__DdeLink__12_469529505"/>var <text:s/>a = scalaSci.Mat.rand(2, 5) <text:s text:c="2"/>// a JAMA based <text:s/>matrix<text:bookmark-end text:name="__DdeLink__20368_1952493538"/></text:p>
      <text:p text:style-name="P138"><text:bookmark-start text:name="__DdeLink__20370_1952493538"/><text:bookmark-start text:name="__DdeLink__14_469529505"/><text:bookmark-end text:name="__DdeLink__12_469529505"/>var <text:s/>ra = new RichDouble2DArray(a) <text:s text:c="2"/>// convert to R<text:bookmark-end text:name="__DdeLink__20370_1952493538"/><text:bookmark-end text:name="__DdeLink__14_469529505"/>ichDouble2DArray</text:p>
      <text:p text:style-name="P137"/>
      <text:p text:style-name="P340">Convert from an NUMAL based matrix (i.e. <text:s/>scalaSci.Matrix)</text:p>
      <text:p text:style-name="P138"><text:bookmark-start text:name="__DdeLink__12_4695295051"/><text:bookmark-start text:name="__DdeLink__54994_705179836"/><text:bookmark-start text:name="__DdeLink__20728_1952493538"/><text:bookmark-start text:name="__DdeLink__27_469529505"/>var <text:s/>a = scalaSci.Matrix.rand(2, 5) <text:s text:c="2"/>// a NUMAL <text:s/>based <text:s/>matrix</text:p>
      <text:p text:style-name="P138"><text:bookmark-start text:name="__DdeLink__14_4695295051"/><text:bookmark-end text:name="__DdeLink__12_4695295051"/>var <text:s/>ra = new RichDouble2DArray(a) <text:s text:c="2"/>// convert to R<text:bookmark-end text:name="__DdeLink__14_4695295051"/>ichDouble2DArray<text:bookmark-end text:name="__DdeLink__54994_705179836"/></text:p>
      <text:p text:style-name="P137"><text:bookmark-end text:name="__DdeLink__20728_1952493538"/></text:p>
      <text:p text:style-name="P340">Convert from an EJML based matrix (i.e. <text:s/>scalaSci.EJML.Mat)<text:bookmark-start text:name="__DdeLink__39_469529505"/></text:p>
      <text:p text:style-name="P138"><text:bookmark-start text:name="__DdeLink__12_46952950511"/><text:bookmark-start text:name="__DdeLink__55000_705179836"/><text:bookmark-start text:name="__DdeLink__55384_705179836"/><text:bookmark-start text:name="__DdeLink__55378_705179836"/><text:bookmark-start text:name="__DdeLink__20734_1952493538"/><text:bookmark-start text:name="__DdeLink__85_469529505"/><text:bookmark-start text:name="__DdeLink__47_469529505"/><text:bookmark-start text:name="__DdeLink__27_4695295051"/>var <text:s/>a = scalaSci.EJML.StaticMathsEJML.rand0(2, 5) <text:s text:c="2"/>// an EJML based <text:s/>matrix</text:p>
      <text:p text:style-name="P138"><text:bookmark-start text:name="__DdeLink__14_46952950511"/><text:bookmark-end text:name="__DdeLink__12_46952950511"/>var <text:s/>ra = new RichDouble2DArray(a) <text:s text:c="2"/>// convert to R<text:bookmark-end text:name="__DdeLink__14_46952950511"/><text:bookmark-end text:name="__DdeLink__39_469529505"/>ichDouble2DArray</text:p>
      <text:p text:style-name="P335"><text:bookmark-end text:name="__DdeLink__55000_705179836"/><text:bookmark-end text:name="__DdeLink__55384_705179836"/><text:bookmark-end text:name="__DdeLink__55378_705179836"/><text:bookmark-end text:name="__DdeLink__20734_1952493538"/><text:bookmark-end text:name="__DdeLink__85_469529505"/></text:p>
      <text:p text:style-name="P340">Convert from an MTJ based matrix (i.e. <text:s/>scalaSci.MTJ.Mat)<text:bookmark-start text:name="__DdeLink__39_4695295051"/></text:p>
      <text:p text:style-name="P138"><text:bookmark-start text:name="__DdeLink__12_469529505111"/><text:bookmark-start text:name="__DdeLink__65_469529505"/><text:bookmark-start text:name="__DdeLink__56509_705179836"/><text:bookmark-start text:name="__DdeLink__21094_1952493538"/><text:bookmark-start text:name="__DdeLink__124_469529505"/><text:bookmark-start text:name="__DdeLink__114_469529505"/><text:bookmark-start text:name="__DdeLink__27_46952950511"/><text:bookmark-start text:name="__DdeLink__47_4695295051"/><text:bookmark-start text:name="__DdeLink__104_469529505"/><text:bookmark-start text:name="__DdeLink__79_469529505"/>va<text:bookmark-start text:name="__DdeLink__69_469529505"/>r <text:s/>a = scalaSci.MTJ.StaticMathsMTJ.rand0(2, 5) <text:s text:c="2"/>// an MTJ based <text:s/>matrix</text:p>
      <text:p text:style-name="P138"><text:bookmark-start text:name="__DdeLink__14_469529505111"/><text:bookmark-end text:name="__DdeLink__12_469529505111"/>var <text:s/>ra = new RichDouble2DArray(a) <text:s text:c="2"/>// convert to R<text:bookmark-end text:name="__DdeLink__14_469529505111"/><text:bookmark-end text:name="__DdeLink__65_469529505"/><text:bookmark-end text:name="__DdeLink__39_4695295051"/>ichDouble2DArray</text:p>
      <text:p text:style-name="P137"><text:bookmark-end text:name="__DdeLink__56509_705179836"/><text:bookmark-end text:name="__DdeLink__21094_1952493538"/></text:p>
      <text:p text:style-name="P340">Convert from a Common Maths <text:s/>based matrix (i.e. <text:s/>scalaSci.CommonMaths.Mat)<text:bookmark-start text:name="__DdeLink__39_46952950511"/></text:p>
      <text:p text:style-name="P138"><text:bookmark-start text:name="__DdeLink__56891_705179836"/>var <text:s/>a = scalaSci.CommonMaths.StaticMathsCommonMaths.rand0(2, 5) <text:s text:c="2"/>// a Common Maths based <text:s/>matrix</text:p>
      <text:p text:style-name="P138"><text:bookmark-end text:name="__DdeLink__39_46952950511"/>var <text:s/>ra = new RichDouble2DArray(a) <text:s text:c="2"/>// convert to RichDouble2DArray<text:bookmark-start text:name="__DdeLink__168_469529505"/><text:bookmark-start text:name="__DdeLink__69_4695295051"/><text:bookmark-start text:name="__DdeLink__21106_1952493538"/><text:bookmark-start text:name="__DdeLink__124_4695295051"/><text:bookmark-start text:name="__DdeLink__114_4695295051"/><text:bookmark-start text:name="__DdeLink__104_4695295051"/><text:bookmark-start text:name="__DdeLink__79_4695295051"/><text:bookmark-start text:name="__DdeLink__47_46952950511"/><text:bookmark-start text:name="__DdeLink__27_469529505111"/><text:bookmark-end text:name="__DdeLink__56891_705179836"/></text:p>
      <text:p text:style-name="P335"><text:bookmark-end text:name="__DdeLink__168_469529505"/><text:bookmark-end text:name="__DdeLink__69_4695295051"/><text:bookmark-end text:name="__DdeLink__21106_1952493538"/><text:bookmark-end text:name="__DdeLink__124_4695295051"/><text:bookmark-end text:name="__DdeLink__114_4695295051"/><text:bookmark-end text:name="__DdeLink__104_4695295051"/><text:bookmark-end text:name="__DdeLink__79_4695295051"/><text:bookmark-end text:name="__DdeLink__47_46952950511"/><text:bookmark-end text:name="__DdeLink__27_469529505111"/><text:bookmark-end text:name="__DdeLink__69_469529505"/><text:bookmark-end text:name="__DdeLink__124_469529505"/><text:bookmark-end text:name="__DdeLink__114_469529505"/><text:bookmark-end text:name="__DdeLink__27_46952950511"/><text:bookmark-end text:name="__DdeLink__47_4695295051"/><text:bookmark-end text:name="__DdeLink__104_469529505"/><text:bookmark-end text:name="__DdeLink__79_469529505"/><text:bookmark-end text:name="__DdeLink__47_469529505"/><text:bookmark-end text:name="__DdeLink__27_4695295051"/><text:bookmark-end text:name="__DdeLink__27_469529505"/></text:p>
      <text:p text:style-name="P335"/>
      <text:p text:style-name="P335">Routines</text:p>
      <text:p text:style-name="Text_20_body"/>
      <text:p text:style-name="P111"><text:span text:style-name="T155">def ones(n: Int, m: Int): RichDouble2DArray </text:span><text:span text:style-name="T160">- constructs a nXm </text:span><text:span text:style-name="T161">RichDouble2DArray <text:s/></text:span><text:span text:style-name="T160">of ones</text:span></text:p>
      <text:p text:style-name="P111"><text:span text:style-name="T155">def zeros(n: Int, m: Int): RichDouble2DArray </text:span><text:span text:style-name="T160">- constructs a nXm </text:span><text:span text:style-name="T161">RichDouble2DArray <text:s/></text:span><text:span text:style-name="T160">of zeros</text:span></text:p>
      <text:p text:style-name="P111"><text:span text:style-name="T155">def rand(n: Int, m: Int): </text:span><text:span text:style-name="T156">RichDouble2DArray <text:s/></text:span><text:span text:style-name="T155"><text:s/></text:span><text:span text:style-name="T160">- constructs a nXm </text:span><text:span text:style-name="T161">RichDouble2DArray <text:s/></text:span><text:span text:style-name="T160"><text:s/>of random values</text:span></text:p>
      <text:p text:style-name="P111"><text:span text:style-name="T160">d</text:span><text:span text:style-name="T155">ef eye(n: Int, m: Int): </text:span><text:span text:style-name="T156">RichDouble2DArray <text:s/></text:span><text:span text:style-name="T160">- constructs a nXm </text:span><text:span text:style-name="T161">RichDouble2DArray </text:span><text:span text:style-name="T160"><text:s/>of zero everywhere except the diagonal</text:span></text:p>
      <text:p text:style-name="P126">Transpose operator ~ </text:p>
      <text:p text:style-name="P135"><text:soft-page-break/>transposes the RichDouble2DArray <text:s/>, <text:s/>e.g.</text:p>
      <text:p text:style-name="P135"><text:bookmark-start text:name="__DdeLink__10_469529505"/><text:bookmark-start text:name="__DdeLink__21462_1952493538"/><text:bookmark-start text:name="__DdeLink__57265_705179836"/><text:s text:c="2"/>var <text:s text:c="2"/>rda = rand(9,12) <text:s/>// create RichDouble2DArray of size 9 X 14</text:p>
      <text:p text:style-name="P135"><text:s text:c="2"/>var <text:s text:c="2"/>rdat = rda~ <text:s text:c="2"/>// transpose it<text:bookmark-end text:name="__DdeLink__10_469529505"/></text:p>
      <text:p text:style-name="P135"><text:bookmark-end text:name="__DdeLink__21462_1952493538"/><text:bookmark-end text:name="__DdeLink__57265_705179836"/></text:p>
      <text:p text:style-name="P332"/>
      <text:p text:style-name="Text_20_body"/>
      <text:p text:style-name="Text_20_body"/>
      <text:p text:style-name="P169"/>
      <text:p text:style-name="P56"/>
      <text:h text:style-name="P585" text:outline-level="2"><text:bookmark-start text:name="__RefHeading___Toc144841_2064470228"/>2-D Arrays – The enhanced ScalaLab Array[Array[Double]] type<text:bookmark-end text:name="__RefHeading___Toc144841_2064470228"/></text:h>
      <text:p text:style-name="P247"/>
      <text:p text:style-name="P248">Scientific libraries usually design a “matrix” class and build mathematical operations around it. Although, ScalaLab has such matrix classes (and most of them serve as wrappers around matrix classes of Java libraries), much convenience in expressing <text:s/>mathematical expressions is built around the standard two-dimensional double arrays. This allows to work effectively with simple Java like arrays and also to exploit numerical algorithms implemented in different numerical libraries. </text:p>
      <text:p text:style-name="P248">ScalaLab extends significantly the potential of performing mathematical operations with the standard Java/Scala 2-D double arrays. </text:p>
      <text:p text:style-name="P109">Creating arrays initialized with values</text:p>
      <text:p text:style-name="P248">We can create 1-D arrays <text:s/>with pre-specified elements either as with Scala, e.g.</text:p>
      <text:p text:style-name="P113">var <text:s/>aa = Array(7.8, -9.8, 8.9)</text:p>
      <text:p text:style-name="P286">or as: <text:bookmark-start text:name="__DdeLink__57639_705179836"/></text:p>
      <text:p text:style-name="P113"><text:bookmark-start text:name="__DdeLink__21816_1952493538"/>var <text:s/>aa = AD("7.8, -9.8, 8.9")<text:bookmark-end text:name="__DdeLink__21816_1952493538"/><text:bookmark-end text:name="__DdeLink__57639_705179836"/></text:p>
      <text:p text:style-name="P286">Similarly for 2-D Arrays:</text:p>
      <text:p text:style-name="P113">var <text:s/>aa2 = Array(Array(7.8, -9.8, 8.9), Array(2.3, -4.5, -44.5))</text:p>
      <text:p text:style-name="P286">or as:</text:p>
      <text:p text:style-name="P113"><text:bookmark-start text:name="__DdeLink__58011_705179836"/>var <text:s/>aa2 = AAD("7.8, -9.8, 8.9; 2.3 -4.5 -44.5")<text:bookmark-end text:name="__DdeLink__58011_705179836"/></text:p>
      <text:p text:style-name="P286">The elements in the <text:span text:style-name="T112">Array() </text:span>factory method can be either <text:s/>comma or space separated and a semicolon (';') introduces new rows.</text:p>
      <text:p text:style-name="P286"/>
      <text:p text:style-name="P128"><text:soft-page-break/>Operations on arrays</text:p>
      <text:p text:style-name="P248">Let create a 2-D array:</text:p>
      <text:p text:style-name="P113"><text:bookmark-start text:name="__DdeLink__58013_705179836"/><text:bookmark-start text:name="__DdeLink__21818_1952493538"/>var A = Rand(8, 12)<text:bookmark-end text:name="__DdeLink__58013_705179836"/></text:p>
      <text:p text:style-name="P248"><text:bookmark-end text:name="__DdeLink__21818_1952493538"/>We define a function that adds a constant 5 to a number. </text:p>
      <text:p text:style-name="P113"><text:bookmark-start text:name="__DdeLink__21820_1952493538"/>def inc5(x: Double) = x+5<text:bookmark-end text:name="__DdeLink__21820_1952493538"/></text:p>
      <text:p text:style-name="P248">We can directly apply a function to all the elements of a 2-D double array with the <text:span text:style-name="T112">map</text:span><text:span text:style-name="T125"> function:</text:span></text:p>
      <text:p text:style-name="P113"><text:bookmark-start text:name="__DdeLink__21822_1952493538"/><text:bookmark-start text:name="__DdeLink__16200_1546268605"/>var A5 = A map inc5 <text:s text:c="2"/>// map a function<text:bookmark-end text:name="__DdeLink__21822_1952493538"/></text:p>
      <text:p text:style-name="P286">We negate the array simply as:</text:p>
      <text:p text:style-name="P113"><text:bookmark-start text:name="__DdeLink__16842_1546268605"/><text:bookmark-start text:name="__DdeLink__21824_1952493538"/>var A5m = -A5 <text:s/>// unary minus<text:bookmark-end text:name="__DdeLink__16842_1546268605"/><text:bookmark-end text:name="__DdeLink__21824_1952493538"/></text:p>
      <text:p text:style-name="P286">We multiply all the elements with 10. </text:p>
      <text:p text:style-name="P113"><text:bookmark-start text:name="__DdeLink__21826_1952493538"/><text:bookmark-start text:name="__DdeLink__16844_1546268605"/>var A10 = 10*A <text:bookmark-end text:name="__DdeLink__21826_1952493538"/></text:p>
      <text:p text:style-name="P286">The operation above works by converting 10 to a <text:span text:style-name="T112">RichNumber </text:span>and then the multiplication with the Array[Array[Double]] is performed. <text:s/>In the same spirit, below A is converted to a <text:span text:style-name="T112">RichDouble2DArray </text:span>and then multiplication is performed:</text:p>
      <text:p text:style-name="P113"><text:bookmark-start text:name="__DdeLink__58015_705179836"/>var A20 = A*20.0 <text:s/><text:bookmark-end text:name="__DdeLink__58015_705179836"/></text:p>
      <text:p text:style-name="P286"><text:bookmark-end text:name="__DdeLink__16844_1546268605"/>We can directly apply a lot of mathematical functions, e.g.: <text:span text:style-name="T112">sin(A), cos(A), tan(A), cosh(A), sinh(A), tanh(A), log(A), exp(A).</text:span></text:p>
      <text:p text:style-name="P286">The <text:span text:style-name="T112">transpose </text:span>of the array can be taken as:</text:p>
      <text:p text:style-name="P113"><text:bookmark-start text:name="__DdeLink__21830_1952493538"/>var At = A~<text:bookmark-end text:name="__DdeLink__21830_1952493538"/></text:p>
      <text:p text:style-name="P286">We can multiply arrays as usual:</text:p>
      <text:p text:style-name="P113"><text:bookmark-start text:name="__DdeLink__21828_1952493538"/>var aa = A*At<text:bookmark-end text:name="__DdeLink__21828_1952493538"/></text:p>
      <text:p text:style-name="P286">We can express convenient expressions, e.g.:</text:p>
      <text:p text:style-name="P113"><text:bookmark-start text:name="__DdeLink__18126_1546268605"/><text:bookmark-start text:name="__DdeLink__21832_1952493538"/><text:bookmark-start text:name="__DdeLink__58017_705179836"/>var ca = A-2+7*(A+3*A)-cos(A)+tan(A-8+0.3*A)<text:bookmark-end text:name="__DdeLink__18126_1546268605"/><text:bookmark-end text:name="__DdeLink__21832_1952493538"/><text:bookmark-end text:name="__DdeLink__58017_705179836"/></text:p>
      <text:p text:style-name="P286"/>
      <text:p text:style-name="P247"><text:bookmark-end text:name="__DdeLink__16200_1546268605"/></text:p>
      <text:h text:style-name="P586" text:outline-level="2"/>
      <text:h text:style-name="Heading_20_2" text:outline-level="2"><text:bookmark-start text:name="__RefHeading___Toc144843_2064470228"/><text:span text:style-name="T156">The </text:span><text:alphabetical-index-mark-start text:id="IMark100444840"/><text:span text:style-name="T156">RichDouble1DArray</text:span><text:alphabetical-index-mark-end text:id="IMark100444840"/><text:span text:style-name="T156"> </text:span>(1-D Double Arrays)<text:bookmark-end text:name="__RefHeading___Toc144843_2064470228"/></text:h>
      <text:p text:style-name="P24"><text:s/><text:span text:style-name="T161">The </text:span><text:span text:style-name="T118">RichDouble1DArray </text:span><text:span text:style-name="T161">object actually wraps an Array[Double] of Scala or a double[] of Java. However, it </text:span><text:soft-page-break/><text:span text:style-name="T161">presents a large number of </text:span><text:span text:style-name="T118">static methods </text:span><text:span text:style-name="T161">to the interpreter in order to facilitate the work of the user. Such methods allow more convenient handling with overloading the basic mathematical operators, and using the basic mathematical functions (e.g. sin, cos, tan, etc.) directly on RichDouble1DArray objects.</text:span></text:p>
      <text:p text:style-name="P23">We present these operations by means of examples.</text:p>
      <text:p text:style-name="P24">Operations on 1-D Double Arrays</text:p>
      <text:p text:style-name="P26">Construction from elements:</text:p>
      <text:p text:style-name="P26"><text:bookmark-start text:name="__DdeLink__26080_1514318108"/><text:bookmark-start text:name="__DdeLink__32331_1805695457"/><text:bookmark-start text:name="__DdeLink__58389_705179836"/>var ad = <text:span text:style-name="T156">AD</text:span>("3.4 -6.7 -1.2 5. 6")<text:bookmark-end text:name="__DdeLink__26080_1514318108"/><text:bookmark-end text:name="__DdeLink__32331_1805695457"/><text:bookmark-end text:name="__DdeLink__58389_705179836"/></text:p>
      <text:p text:style-name="P26">or </text:p>
      <text:p text:style-name="P26">var ad1 = <text:span text:style-name="T156">RD1D</text:span>(3.4, -6.7, -1.2, 5.6)</text:p>
      <text:p text:style-name="P26">Construction from elements 1-indexed array:</text:p>
      <text:p text:style-name="P26"><text:bookmark-start text:name="__DdeLink__58391_705179836"/><text:bookmark-start text:name="__DdeLink__26456_1514318108"/>var ad1 = <text:span text:style-name="T156">AD1</text:span>("3.4 -6.7 -1.2 5. 6")<text:bookmark-end text:name="__DdeLink__58391_705179836"/><text:bookmark-end text:name="__DdeLink__26456_1514318108"/></text:p>
      <text:p text:style-name="P26"/>
      <text:p text:style-name="P26">Variance of an array:</text:p>
      <text:p text:style-name="P26"><text:bookmark-start text:name="__DdeLink__26458_1514318108"/><text:bookmark-start text:name="__DdeLink__58393_705179836"/>var av = <text:span text:style-name="T156">Var</text:span>(ad)<text:bookmark-end text:name="__DdeLink__26458_1514318108"/><text:bookmark-end text:name="__DdeLink__58393_705179836"/></text:p>
      <text:p text:style-name="P26"/>
      <text:p text:style-name="P26">Standard Deviation:</text:p>
      <text:p text:style-name="P26"><text:bookmark-start text:name="__DdeLink__58395_705179836"/>var astd = <text:span text:style-name="T156">std</text:span>(ad)<text:bookmark-end text:name="__DdeLink__58395_705179836"/></text:p>
      <text:p text:style-name="P26"/>
      <text:p text:style-name="P26">Covariance:</text:p>
      <text:p text:style-name="P26"><text:bookmark-start text:name="__DdeLink__58397_705179836"/>var acov = <text:span text:style-name="T156">covariance</text:span>(ad, ad)<text:bookmark-end text:name="__DdeLink__58397_705179836"/></text:p>
      <text:p text:style-name="P26"/>
      <text:p text:style-name="P26">Correlation:</text:p>
      <text:p text:style-name="P27"><text:bookmark-start text:name="__DdeLink__58399_705179836"/><text:span text:style-name="T161">var acor = </text:span>correlation<text:span text:style-name="T161">(ad, 6*ad)</text:span><text:bookmark-end text:name="__DdeLink__58399_705179836"/></text:p>
      <text:p text:style-name="P25"/>
      <text:p text:style-name="P25">The <text:s/>objective of the RichDouble1DArray class is to provide convenient operations on Java/Scala 1-D arrays of doubles. Static operations like for example <text:s/><text:span text:style-name="T112">sin, cos, tan, log, ceil </text:span>etc are provided with the <text:span text:style-name="T112">RichDouble1DArray </text:span>class. These operations convert implicitly the <text:span text:style-name="T112">Array[Double]</text:span> type, for example:</text:p>
      <text:p text:style-name="P25"/>
      <text:p text:style-name="P28">var x = new Array[Double](20) <text:s text:c="2"/></text:p>
      <text:p text:style-name="P28">x(2) = 6</text:p>
      <text:p text:style-name="P28">var y = sin(x) <text:s text:c="2"/>// sin is provided with the RichDouble1DArray class, and returns also an Array[Double] object</text:p>
      <text:p text:style-name="P28"/>
      <text:p text:style-name="P25">However, we cannot provide convenient operations, like addition, multiplication etc. on an Array[Double] object, since it is a predefined type. Therefore, we exploit the implicit conversions machinery of Scala by <text:soft-page-break/>means of the conversion to the RichDouble1DArray type. For example: </text:p>
      <text:p text:style-name="P28"><text:bookmark-start text:name="__DdeLink__59141_705179836"/>var x = new Array[Double](20) <text:s text:c="2"/></text:p>
      <text:p text:style-name="P28">x(2) = 6</text:p>
      <text:p text:style-name="P28">var y = sin(x)+3 <text:s text:c="2"/>// sin is provided with the RichDouble1DArray class, and returns also an Array[Double] object<text:bookmark-end text:name="__DdeLink__59141_705179836"/></text:p>
      <text:p text:style-name="P28"/>
      <text:p text:style-name="P25"/>
      <text:p text:style-name="P37"/>
      <text:p text:style-name="P37">The RichDouble2DArray</text:p>
      <text:p text:style-name="P267"/>
      <text:p text:style-name="P25"><text:s/>The RichDouble2DArray class also provides operations on two-dimensional array of doubles, corresponding to the Scala type Array[Array[Double]], and interoperable with the double[][] type of Java. A large number of operations is supported on this class <text:span text:style-name="T300">with a </text:span>syntax <text:span text:style-name="T300">similar to the Matrix class</text:span>is not as elegant as the other classes. </text:p>
      <text:p text:style-name="P55"/>
      <text:h text:style-name="Heading_20_2" text:outline-level="2"><text:bookmark-start text:name="__RefHeading___Toc144845_2064470228"/>The Vec class<text:bookmark-end text:name="__RefHeading___Toc144845_2064470228"/></text:h>
      <text:p text:style-name="P231"/>
      <text:p text:style-name="P238">The <text:span text:style-name="T155">Vec</text:span> class implements one-dimensional dense vectors in ScalaSci. </text:p>
      <text:p text:style-name="P185"/>
      <text:p text:style-name="P227">Constructors</text:p>
      <text:list xml:id="list6610780621104272869" text:style-name="L6">
        <text:list-item>
          <text:p text:style-name="P508">Vec(len: Integer): Creates a vector of size len initialized to zeros</text:p>
        </text:list-item>
      </text:list>
      <text:p text:style-name="P238"><text:bookmark text:name="DDE_LINK1"/><text:bookmark-start text:name="__DdeLink__14541_511824132"/><text:span text:style-name="T111">var v = new Vec(100) </text:span><text:bookmark-end text:name="__DdeLink__14541_511824132"/>// creates a vector with 100 elements initialized to zero values.</text:p>
      <text:p text:style-name="P185"/>
      <text:p text:style-name="P241">2. Vec(da: Array[Double]): Creates a vector initialized with the da array</text:p>
      <text:p text:style-name="P232"><text:bookmark-start text:name="__DdeLink__14543_511824132"/>var da = new Array[Double](20)</text:p>
      <text:p text:style-name="P232">da(3)=3</text:p>
      <text:p text:style-name="P232">var dav = new Vec(da)</text:p>
      <text:p text:style-name="P185"><text:bookmark-end text:name="__DdeLink__14543_511824132"/></text:p>
      <text:list xml:id="list2004849170579137199" text:style-name="L7">
        <text:list-item>
          <text:p text:style-name="P509">Construction by specifying the initial elements, e.g.</text:p>
          <text:p text:style-name="P510"><text:bookmark-start text:name="__DdeLink__14545_511824132"/>var v = V("4.5 5.6 -4") // space separated<text:bookmark-end text:name="__DdeLink__14545_511824132"/></text:p>
          <text:p text:style-name="P510">var vv = V("4, -5.6, 6.7, -100.1") // comma separated </text:p>
          <text:p text:style-name="P510"/>
        </text:list-item>
      </text:list>
      <text:p text:style-name="P144">Basic Methods</text:p>
      <text:p text:style-name="P149"><text:bookmark text:name="DDE_LINK21"/>def size: Int // Returns the size of the Vector</text:p>
      <text:p text:style-name="P149">def length: Int // Returns the size of the Vector</text:p>
      <text:p text:style-name="P232"><text:soft-page-break/>var l = dav.size</text:p>
      <text:p text:style-name="P220"/>
      <text:p text:style-name="P240"/>
      <text:p text:style-name="P223">Displaying the whole vector contents</text:p>
      <text:p text:style-name="P219">When displaying the vector contents, ScalaLab calls the <text:span text:style-name="T112">toString() </text:span><text:span text:style-name="T125"><text:s/>method of the </text:span><text:span text:style-name="T112">Vec </text:span><text:span text:style-name="T125">class, that displays the first values only of large vectors.</text:span></text:p>
      <text:p text:style-name="P218">The whole contents of the vector are printed to Console Standard Output with the <text:span text:style-name="T155">print</text:span> routine, e.g.</text:p>
      <text:p text:style-name="P211"><text:bookmark-start text:name="__DdeLink__15326_511824132"/>var v = vrand(40) // a random vector with 40 elements</text:p>
      <text:p text:style-name="P211">v.print</text:p>
      <text:p text:style-name="P224"><text:bookmark-end text:name="__DdeLink__15326_511824132"/></text:p>
      <text:p text:style-name="P224">In-Place operators</text:p>
      <text:p text:style-name="P390">In-place operators aim for efficiency. They do not create a new object, but instead they perform the operation by mutating the object on which they are applied. Although this violates the principles of functional programming, it can offer significant performance benefits, of about 3 to 6 times speed increase in loops involving a lot of vector operations, since the garbage collection overhead is avoided. For example such in-place operators are the ++, –, ** operators, demonstrated at the example below: <text:s/></text:p>
      <text:p text:style-name="P389"><text:bookmark-start text:name="__DdeLink__59147_705179836"/></text:p>
      <text:p text:style-name="P389"><text:bookmark-start text:name="__DdeLink__15844_511824132"/><text:bookmark-start text:name="__DdeLink__15849_511824132"/>var v = vrand(100)<text:bookmark-end text:name="__DdeLink__15844_511824132"/></text:p>
      <text:p text:style-name="P389">var vo = vones(v.length)</text:p>
      <text:p text:style-name="P389">v++vo // adds to v the vo vector <text:span text:style-name="T298">in place, i.e. the results replace the previous contents of v,</text:span></text:p>
      <text:p text:style-name="P389"><text:s text:c="11"/>// <text:span text:style-name="T299">it is as the operation v=v+vo, but more efficient</text:span></text:p>
      <text:p text:style-name="P389"/>
      <text:p text:style-name="P389">var v10 = 10*vones(v.length)</text:p>
      <text:p text:style-name="P389">v--v10 <text:s/>// subtract in-place</text:p>
      <text:p text:style-name="P389"/>
      <text:p text:style-name="P389">v**100 <text:s/>// multiply in-place with 100</text:p>
      <text:p text:style-name="P173"><text:bookmark-end text:name="__DdeLink__15849_511824132"/><text:bookmark-end text:name="__DdeLink__59147_705179836"/></text:p>
      <text:p text:style-name="P229">Scalar append Vector operator ::</text:p>
      <text:p text:style-name="P142">Appends a scalar to the end of a vector, e.g.</text:p>
      <text:p text:style-name="P179"><text:bookmark-start text:name="__DdeLink__16367_511824132"/></text:p>
      <text:p text:style-name="P211"><text:bookmark-start text:name="__DdeLink__16632_511824132"/>var vo = vones(4)</text:p>
      <text:p text:style-name="P211">var vo5 = 5 :: vo<text:bookmark-end text:name="__DdeLink__16632_511824132"/><text:bookmark-end text:name="__DdeLink__16367_511824132"/> <text:s text:c="2"/>// the operation is <text:span text:style-name="T156">mutable, </text:span><text:span text:style-name="T246"><text:s/>i.e. <text:s/>the vector vo also is changed</text:span></text:p>
      <text:p text:style-name="P173"/>
      <text:p text:style-name="P197">Scalar prepend Vector operator :::</text:p>
      <text:p text:style-name="P142"><text:bookmark-start text:name="__DdeLink__16370_511824132"/>Prepends a scalar to the start of a vector, e.g.</text:p>
      <text:p text:style-name="P211"><text:bookmark-start text:name="__DdeLink__59521_705179836"/></text:p>
      <text:p text:style-name="P211"><text:bookmark-start text:name="__DdeLink__16372_511824132"/>var vo = vones(4)</text:p>
      <text:p text:style-name="P211">var vo6 = 6 ::: vo<text:bookmark-end text:name="__DdeLink__16370_511824132"/> <text:s/>// the operation is <text:span text:style-name="T156">mutable</text:span><text:span text:style-name="T246">, i.e. <text:s/>the vector vo also is changed</text:span></text:p>
      <text:p text:style-name="P191"><text:bookmark-end text:name="__DdeLink__16372_511824132"/><text:bookmark-end text:name="__DdeLink__59521_705179836"/></text:p>
      <text:p text:style-name="P450"><text:soft-page-break/>Vector append Scalar operator ::&lt;</text:p>
      <text:p text:style-name="P142">Appends a scalar to the end of a vector, e.g.</text:p>
      <text:p text:style-name="P211"><text:bookmark-start text:name="__DdeLink__59523_705179836"/></text:p>
      <text:p text:style-name="P211"><text:bookmark-start text:name="__DdeLink__16634_511824132"/>var vo = vones(4)</text:p>
      <text:p text:style-name="P211">var vo5 = vo ::&lt; 5 <text:s/>// the operation is <text:span text:style-name="T156">mutable</text:span><text:span text:style-name="T246">, i.e. <text:s/>the vector vo also is changed</text:span><text:bookmark-end text:name="__DdeLink__59523_705179836"/></text:p>
      <text:p text:style-name="P191"><text:bookmark-end text:name="__DdeLink__16634_511824132"/></text:p>
      <text:p text:style-name="P197">Vector prepend Scalar operator :::&lt;</text:p>
      <text:p text:style-name="P142">prepends a scalar to the start of a vector, e.g.</text:p>
      <text:p text:style-name="P142"><text:bookmark-start text:name="__DdeLink__16895_511824132"/><text:bookmark-start text:name="__DdeLink__59527_705179836"/></text:p>
      <text:p text:style-name="P211">var vo = vones(4)</text:p>
      <text:p text:style-name="P211">var vo6 = vo :::&lt; 6 <text:s/>// the operation is <text:span text:style-name="T156">mutable</text:span><text:span text:style-name="T246">, i.e. <text:s/>the vector vo also is changed</text:span><text:bookmark-end text:name="__DdeLink__16895_511824132"/></text:p>
      <text:p text:style-name="P191"><text:bookmark-end text:name="__DdeLink__59527_705179836"/></text:p>
      <text:p text:style-name="P197">Vector append Vector operator :::</text:p>
      <text:p text:style-name="P142">appends the first vector at the start of the second, e.g.</text:p>
      <text:p text:style-name="P211"><text:bookmark-start text:name="__DdeLink__59529_705179836"/></text:p>
      <text:p text:style-name="P211"><text:bookmark-start text:name="__DdeLink__16897_511824132"/>vones(2) ::: vrand(5)<text:bookmark-end text:name="__DdeLink__59529_705179836"/></text:p>
      <text:p text:style-name="P191"/>
      <text:p text:style-name="P254"/>
      <text:p text:style-name="P182"/>
      <text:p text:style-name="P228">inc(x1, dx, x2) <text:span text:style-name="T300">or x1::dx::x2 <text:s text:c="2"/></text:span>: implements colon operator of MATLAB, i.e. x1:dx:x2</text:p>
      <text:p text:style-name="P205"><text:bookmark-start text:name="__DdeLink__558_1186232731"/><text:bookmark-start text:name="__DdeLink__18509_511824132"/>var (x1, dx, x2) = (-12, 0.01, 18)</text:p>
      <text:p text:style-name="P205">var x = inc(x1, dx, x2)</text:p>
      <text:p text:style-name="P205">var y = sin(0.12*x)+2.3*cos(1.23*x)</text:p>
      <text:p text:style-name="P205">plot(x,y)<text:bookmark-end text:name="__DdeLink__558_1186232731"/></text:p>
      <text:p text:style-name="P206"><text:bookmark-end text:name="__DdeLink__18509_511824132"/><text:bookmark-end text:name="__DdeLink__16897_511824132"/></text:p>
      <text:p text:style-name="P215"><text:span text:style-name="T155">linspace: <text:s/></text:span>Linearly spaced vector.</text:p>
      <text:p text:style-name="P215"/>
      <text:p text:style-name="P215"><text:span text:style-name="T156">linspace(x1, x2)</text:span> <text:s/>generates a row vector of 100 linearly equally spaced points between x1 and x2.</text:p>
      <text:p text:style-name="P215"><text:span text:style-name="T156">linspace(x1, x2, N)</text:span> <text:s/>generates N points between x1 and x2. For example:</text:p>
      <text:p text:style-name="P178"/>
      <text:p text:style-name="P178">var N = pow(2, 14).asInstanceOf[Int] // signal length</text:p>
      <text:p text:style-name="P178">var t = linspace(0, 10, N) // sample <text:span text:style-name="T301">interval [0, 10] with 2^12 equally spaced points</text:span></text:p>
      <text:p text:style-name="P178">var F1=30; var F2 = 4; // signal frequencies</text:p>
      <text:p text:style-name="P178">var x = sin(F1*t)+2.4*cos(F2*t) // construct synthetic signal</text:p>
      <text:p text:style-name="P178">var fftx = afft(x) // perform FFT using Apache Common Maths</text:p>
      <text:p text:style-name="P178"/>
      <text:p text:style-name="P178">def getReal(x: org.apache.commons.math3.complex.Complex) = x.getReal</text:p>
      <text:p text:style-name="P178">var fftxReals = fftx map getReal</text:p>
      <text:p text:style-name="P178"><text:soft-page-break/>linePlotsOn <text:s/>// <text:span text:style-name="T301">connect the points with a line (scatter plots draw them as they are, i.e. unconnected)</text:span></text:p>
      <text:p text:style-name="P178">figure(1); subplot(2,1,1); plot(x); title("the signal");</text:p>
      <text:p text:style-name="P178">subplot(2,1,2); plot(fftxReals); <text:s/>title("FFT of the signal - real parts")</text:p>
      <text:p text:style-name="P176"/>
      <text:p text:style-name="P215"><text:s/><text:span text:style-name="T155">logspace: </text:span>Logarithmically spaced vector.</text:p>
      <text:p text:style-name="P215"/>
      <text:p text:style-name="P168"><text:span text:style-name="T156">logspace(x1, x2, N, base) <text:s/></text:span>generates a row vector of N logarithmically equally spaced points between x1 and x2. </text:p>
      <text:p text:style-name="P168">e.g. </text:p>
      <text:p text:style-name="P210">var x = logspace(1, 4, 100, 10)</text:p>
      <text:p text:style-name="P209"><text:bookmark-start text:name="__DdeLink__17665_1316211652"/>var N = pow(2, 14).toInt <text:s/>// signal length</text:p>
      <text:p text:style-name="P209"><text:bookmark-end text:name="__DdeLink__17665_1316211652"/>var tdefault = logspace(0,10, N) <text:s/>// default base 10 </text:p>
      <text:p text:style-name="P209">var base = 2 <text:s/></text:p>
      <text:p text:style-name="P209">var t = logspace(0, 10, N, base) // sample time axis</text:p>
      <text:p text:style-name="P209">base = 10 <text:s/></text:p>
      <text:p text:style-name="P209">var t10 = logspace(0, 10, N, base) // sample time axis</text:p>
      <text:p text:style-name="P209"/>
      <text:p text:style-name="P185"><text:span text:style-name="T155">dot :</text:span> <text:span text:style-name="T160">Vector dot product, <text:s/>e.g.</text:span></text:p>
      <text:p text:style-name="P215"><text:bookmark-start text:name="__DdeLink__17703_511824132"/></text:p>
      <text:p text:style-name="P210"><text:bookmark-start text:name="__DdeLink__17421_511824132"/><text:bookmark-start text:name="__DdeLink__17425_511824132"/><text:bookmark-start text:name="__DdeLink__17433_511824132"/><text:bookmark-start text:name="__DdeLink__59551_705179836"/><text:bookmark-start text:name="__DdeLink__17419_511824132"/><text:bookmark-start text:name="__DdeLink__17713_511824132"/><text:bookmark-start text:name="__DdeLink__17723_511824132"/>var rv1 = vrand(1000) <text:s/>// a random vector<text:bookmark-end text:name="__DdeLink__17421_511824132"/> </text:p>
      <text:p text:style-name="P210"><text:bookmark-start text:name="__DdeLink__17427_511824132"/>rv1 = rv1-mean(rv1)<text:bookmark-end text:name="__DdeLink__17427_511824132"/> <text:s/>// mean subtract </text:p>
      <text:p text:style-name="P210"><text:bookmark-end text:name="__DdeLink__17425_511824132"/><text:bookmark-end text:name="__DdeLink__17433_511824132"/>var rv2 = vrand(1000) // another random vector</text:p>
      <text:p text:style-name="P210">rv2 = rv2-mean(rv2)</text:p>
      <text:p text:style-name="P210">var <text:s/>rv1dprv2 = rv1 dot <text:s/>rv2 <text:s text:c="2"/>// should be small, since vectors are uncorrelated</text:p>
      <text:p text:style-name="P210">var <text:s/>rv1dprv1 = rv1 dot rv1 <text:s/>// should be large since is the dot product of a vector by itself</text:p>
      <text:p text:style-name="P185"><text:bookmark-end text:name="__DdeLink__59551_705179836"/></text:p>
      <text:p text:style-name="P185"><text:bookmark-end text:name="__DdeLink__17419_511824132"/><text:bookmark-end text:name="__DdeLink__17713_511824132"/><text:bookmark-end text:name="__DdeLink__17723_511824132"/><text:bookmark-end text:name="__DdeLink__17703_511824132"/></text:p>
      <text:p text:style-name="P204"><text:span text:style-name="T155">vones(N: Int) : </text:span><text:span text:style-name="T160">generates a N-sized vector of ones</text:span></text:p>
      <text:p text:style-name="P204"><text:span text:style-name="T155">vzeros(N: Int) : </text:span><text:span text:style-name="T160">generates a N-sized vector of zeros</text:span></text:p>
      <text:p text:style-name="P204"><text:span text:style-name="T155">vfill(N: Int, value: Double): </text:span><text:span text:style-name="T160">generates a N-sized vector filled with value </text:span></text:p>
      <text:p text:style-name="P204"><text:span text:style-name="T156">abs, min, max, sin, cos, tan, asin, acos, atan, sinh, cosh, tanh, ceil, floor, sqrt, log, exp: </text:span><text:span text:style-name="T161">the common mathematical routines implemented on vectors</text:span></text:p>
      <text:p text:style-name="P199">sum(v: Vec) <text:span text:style-name="T161">: sums the element of the vector</text:span></text:p>
      <text:p text:style-name="P199">mean(v: Vec) : <text:span text:style-name="T161">returns the mean value of the elements of the vector</text:span><text:span text:style-name="T14">or</text:span></text:p>
      <text:p text:style-name="P210"/>
      <text:list xml:id="list1461394807771225054" text:style-name="L8">
        <text:list-header>
          <text:p text:style-name="P522"/>
        </text:list-header>
      </text:list>
      <text:p text:style-name="P180"/>
      <text:p text:style-name="P199">vrand(N: Int): returns a uniformly distributed random vector of size N</text:p>
      <text:p text:style-name="P213"><text:soft-page-break/>var v = vrand(2000)</text:p>
      <text:p text:style-name="P213">plot(v)</text:p>
      <text:p text:style-name="P213">title("2000 random values")</text:p>
      <text:p text:style-name="P213"/>
      <text:p text:style-name="P199">vones(N: Int): returns a N-sized vector of 1s</text:p>
      <text:p text:style-name="P213">var v = vones(300)</text:p>
      <text:p text:style-name="P213"/>
      <text:p text:style-name="P199">vzeros(N: Int): returns a N-sized vector of 0s</text:p>
      <text:p text:style-name="P213">var v = vzeros(300)</text:p>
      <text:p text:style-name="P213"/>
      <text:p text:style-name="P199">sum(v: Vec): <text:s/>sums the elements of v</text:p>
      <text:p text:style-name="P213">var v = vones(20)</text:p>
      <text:p text:style-name="P213">var sm = sum(v)</text:p>
      <text:p text:style-name="P213"/>
      <text:p text:style-name="P213"/>
      <text:p text:style-name="P199">mean(v: Vec): <text:s/>the mean of the elements of v</text:p>
      <text:p text:style-name="P213">var v = vrand(200)</text:p>
      <text:p text:style-name="P213">var mn = mean(v)</text:p>
      <text:p text:style-name="P213"/>
      <text:p text:style-name="P199">vfill(N: Int, value: Double): returns a N-sized vector filled with value</text:p>
      <text:p text:style-name="P213">var v = vfill(300, -0.24)</text:p>
      <text:p text:style-name="P213"/>
      <text:p text:style-name="P199">sin, cos, tan, asin, acos, asin, sinh, cosh, tanh: The corresponding trigonometric routines operating on Vectors <text:bookmark-start text:name="__DdeLink__59575_705179836"/></text:p>
      <text:p text:style-name="P213"><text:bookmark-start text:name="__DdeLink__560_1186232731"/><text:bookmark-start text:name="__DdeLink__563_1186232731"/><text:bookmark-start text:name="__DdeLink__570_1186232731"/><text:bookmark-start text:name="__DdeLink__598_1186232731"/><text:bookmark-start text:name="__DdeLink__629_1186232731"/><text:bookmark-start text:name="__DdeLink__609_1186232731"/><text:bookmark-start text:name="__DdeLink__586_1186232731"/><text:bookmark-start text:name="__DdeLink__18547_511824132"/><text:bookmark-start text:name="__DdeLink__8856_1133918951"/><text:bookmark-start text:name="__DdeLink__578_1186232731"/>var t=inc(-0.9, 0.01, 0.9)</text:p>
      <text:p text:style-name="P213">var x = tanh(4*t)</text:p>
      <text:p text:style-name="P213"><text:bookmark-start text:name="__DdeLink__613_1186232731"/><text:bookmark-start text:name="__DdeLink__615_1186232731"/><text:bookmark-start text:name="__DdeLink__611_1186232731"/>figure(1); subplot(3,2,1); plot(t,x<text:bookmark-end text:name="__DdeLink__560_1186232731"/>);</text:p>
      <text:p text:style-name="P213"><text:bookmark-end text:name="__DdeLink__613_1186232731"/><text:bookmark-end text:name="__DdeLink__615_1186232731"/><text:bookmark-end text:name="__DdeLink__611_1186232731"/>var xasin = asin(t); subplot(3,2,2); plot(t, xasin); <text:bookmark-end text:name="__DdeLink__563_1186232731"/><text:bookmark-end text:name="__DdeLink__570_1186232731"/></text:p>
      <text:p text:style-name="P213">var xacos = acos(t); subplot(3,2,3); plot(t, xacos);</text:p>
      <text:p text:style-name="P213">var xsinh = sinh(t); subplot(3,2,4); plot(t, xsinh); </text:p>
      <text:p text:style-name="P213">var xcosh = cosh(t); subplot(3,2,5); plot(t, xcosh);</text:p>
      <text:p text:style-name="P213"><text:bookmark-start text:name="__DdeLink__633_1186232731"/><text:bookmark-start text:name="__DdeLink__631_1186232731"/>var xcomp = 4*cos(4.5*t)+0.34*sin(-18.364*t); subplot(3,2,6); plot(t, xcomp); <text:bookmark-end text:name="__DdeLink__598_1186232731"/><text:bookmark-end text:name="__DdeLink__629_1186232731"/><text:bookmark-end text:name="__DdeLink__609_1186232731"/></text:p>
      <text:p text:style-name="P213"><text:bookmark-end text:name="__DdeLink__633_1186232731"/><text:bookmark-end text:name="__DdeLink__631_1186232731"/><text:bookmark-end text:name="__DdeLink__586_1186232731"/><text:bookmark-end text:name="__DdeLink__18547_511824132"/><text:bookmark-end text:name="__DdeLink__8856_1133918951"/><text:bookmark-end text:name="__DdeLink__578_1186232731"/><text:bookmark-end text:name="__DdeLink__59575_705179836"/></text:p>
      <text:p text:style-name="P184"/>
      <text:p text:style-name="P199">abs, ceil, floor, sqrt, log, exp: The corresponding simple routines operating directly on Vectors </text:p>
      <text:p text:style-name="P183"/>
      <text:p text:style-name="P183"/>
      <text:p text:style-name="P199">fft: Compute Fast Fourier Transform</text:p>
      <text:p text:style-name="P255"><text:bookmark-start text:name="__DdeLink__27990_1514318108"/><text:bookmark-start text:name="__DdeLink__59600_705179836"/><text:bookmark-start text:name="__DdeLink__18555_511824132"/><text:bookmark-start text:name="__DdeLink__27218_1514318108"/><text:bookmark-start text:name="__DdeLink__27230_1514318108"/><text:soft-page-break/>var F1=30; var F2 = 4; // signal frequencies<text:bookmark-end text:name="__DdeLink__27990_1514318108"/><text:bookmark-end text:name="__DdeLink__59600_705179836"/><text:bookmark-end text:name="__DdeLink__18555_511824132"/><text:bookmark-end text:name="__DdeLink__27218_1514318108"/><text:bookmark-end text:name="__DdeLink__27230_1514318108"/></text:p>
      <text:p text:style-name="P255">var t = linspace(0, 10, 2^^^12)</text:p>
      <text:p text:style-name="P255">var x = sin(F1*t)+2.4*cos(F2*t) // construct synthetic signal</text:p>
      <text:p text:style-name="P255">var fftx = fft(x) // perform FFT</text:p>
      <text:p text:style-name="P255"/>
      <text:p text:style-name="P255">linePlotsOn</text:p>
      <text:p text:style-name="P255">figure(1); subplot(3,1,1); plot(x); title("the signal");</text:p>
      <text:p text:style-name="P255">subplot(3,1,2); plot(fftx._1); <text:s/>title("FFT of the signal - real parts")</text:p>
      <text:p text:style-name="P255">subplot(3,1,3); plot(fftx._2); <text:s/>title("FFT of the signal - imaginary parts")</text:p>
      <text:p text:style-name="Preformatted_20_Text"/>
      <text:h text:style-name="P587" text:outline-level="2"/>
      <text:p text:style-name="P261"/>
      <text:h text:style-name="Heading_20_2" text:outline-level="2"><text:bookmark-start text:name="__DdeLink__19918_1481006136"/><text:bookmark-start text:name="__RefHeading___Toc144847_2064470228"/>M<text:bookmark-end text:name="__DdeLink__19918_1481006136"/>atrix Select – Update Operations<text:bookmark-end text:name="__RefHeading___Toc144847_2064470228"/></text:h>
      <text:p text:style-name="P316"/>
      <text:p text:style-name="P247"><text:span text:style-name="Teletype"><text:span text:style-name="T18">It is convenient to be able to select/update Matrix ranges with a MATLAB-like style. ScalaLab imp</text:span></text:span><text:span text:style-name="Teletype"><text:span text:style-name="T105">lements such </text:span></text:span><text:span text:style-name="Teletype"><text:span text:style-name="T18">routines that select and update Matrix sub-ranges. These routines have the same interface independent of the Matrix type. We illustrate those operations by means of examples. </text:span></text:span></text:p>
      <text:p text:style-name="P321"><text:bookmark text:name="Examples_of_Matrix_range_select_operations"/>Examples of Matrix range select operations</text:p>
      <text:p text:style-name="P247"><text:span text:style-name="Teletype"><text:span text:style-name="T18">Let create a zero-indexed matrix and fill it with some entries. </text:span></text:span></text:p>
      <text:p text:style-name="P318"><text:bookmark-start text:name="__DdeLink__22912_1952493538"/>var N = 40; var M = 50;</text:p>
      <text:p text:style-name="P318">var a = new Mat(N,M)</text:p>
      <text:p text:style-name="P318">for (r&lt;-0 until N)</text:p>
      <text:p text:style-name="P318"><text:s text:c="2"/>for (c&lt;-0 until M)</text:p>
      <text:p text:style-name="P318"><text:s text:c="5"/>a(r, c) = r*c<text:bookmark-end text:name="__DdeLink__22912_1952493538"/></text:p>
      <text:p text:style-name="P247"><text:span text:style-name="Teletype"><text:span text:style-name="T18">We can select the row with index 2 with: </text:span></text:span></text:p>
      <text:p text:style-name="P318"><text:bookmark-start text:name="__DdeLink__22914_1952493538"/>val ridx = 2</text:p>
      <text:p text:style-name="P318">val ar2 = a(ridx, ::)<text:bookmark-end text:name="__DdeLink__22914_1952493538"/></text:p>
      <text:p text:style-name="P247"><text:span text:style-name="Teletype"><text:span text:style-name="T18">We can select rows 1 and 2 as: </text:span></text:span></text:p>
      <text:p text:style-name="P322"><text:bookmark-start text:name="__DdeLink__22916_1952493538"/>val a_r1_r2 = a(1, 2, ::)<text:bookmark-end text:name="__DdeLink__22916_1952493538"/></text:p>
      <text:p text:style-name="P326">or</text:p>
      <text:p text:style-name="P322"><text:bookmark-start text:name="__DdeLink__22916_19524935381"/>val a_r1_r2 = a(1::2, ::)<text:bookmark-end text:name="__DdeLink__22916_19524935381"/></text:p>
      <text:p text:style-name="P322"><text:soft-page-break/></text:p>
      <text:p text:style-name="P247"><text:span text:style-name="Teletype"><text:span text:style-name="T18">We can specify a "step" parameter, in order not to take rows consecutively, e.g. </text:span></text:span></text:p>
      <text:p text:style-name="P318"><text:bookmark-start text:name="__DdeLink__22918_1952493538"/>val a_r1_s2_r2 = a(1::2::8, ::)<text:bookmark-end text:name="__DdeLink__22918_1952493538"/></text:p>
      <text:p text:style-name="P247"><text:span text:style-name="Teletype"><text:span text:style-name="T18">Symmetrically we can work with columns: </text:span></text:span></text:p>
      <text:p text:style-name="P318"><text:bookmark-start text:name="__DdeLink__23273_1952493538"/>val cidx = 3</text:p>
      <text:p text:style-name="P318">val ac3 = a(::, cidx)</text:p>
      <text:p text:style-name="P318">val a_c1_c3 = a(::, 1::3)</text:p>
      <text:p text:style-name="P318">val a_c1_s2_c5 = a(::, 1::2::4)</text:p>
      <text:p text:style-name="P247"><text:bookmark-end text:name="__DdeLink__23273_1952493538"/><text:span text:style-name="Teletype"><text:span text:style-name="T18">We can select across both rows and columns using the parameter pattern</text:span></text:span><text:span text:style-name="T18"> </text:span><text:span text:style-name="Teletype"><text:span text:style-name="T19">a(startRow, stepRow, endRow, startCol, stepCol, endCol)</text:span></text:span><text:span text:style-name="T18"> </text:span><text:span text:style-name="Teletype"><text:span text:style-name="T18">, e.g. </text:span></text:span></text:p>
      <text:p text:style-name="P318"><text:bookmark-start text:name="__DdeLink__23275_1952493538"/>val apart = a(0, 2, 3, 0, 2, 4)<text:bookmark-end text:name="__DdeLink__23275_1952493538"/></text:p>
      <text:p text:style-name="P324">or</text:p>
      <text:p text:style-name="P318"><text:bookmark-start text:name="__DdeLink__23275_19524935381"/>val apart = a(0::2::3, 0::2::4)<text:bookmark-end text:name="__DdeLink__23275_19524935381"/></text:p>
      <text:p text:style-name="P324"/>
      <text:p text:style-name="P313"><text:bookmark text:name="Examples_of_Matrix_range_update_operations"/>Examples of Matrix range update operations</text:p>
      <text:p text:style-name="P247"><text:span text:style-name="Teletype"><text:span text:style-name="T18">Let create two simple zero-indexed matrices </text:span></text:span></text:p>
      <text:p text:style-name="P318">var a = rand0(4, 8)</text:p>
      <text:p text:style-name="P318">var o = ones0(2, 3)</text:p>
      <text:p text:style-name="P247"><text:span text:style-name="Teletype"><text:span text:style-name="T18">We can update a matrix range copying another matrix at the specified index as: </text:span></text:span></text:p>
      <text:p text:style-name="P318"><text:bookmark-start text:name="__DdeLink__23984_1952493538"/>a(1, <text:s/>2, ::)= o <text:s/>// copy matrix o within a starting at (1,2)</text:p>
      <text:p text:style-name="P247"><text:bookmark-end text:name="__DdeLink__23984_1952493538"/><text:span text:style-name="Teletype"><text:span text:style-name="T18">The operation above overwrites the previous matrix contents at the corresponding positions.</text:span></text:span><text:span text:style-name="T18"> </text:span></text:p>
      <text:p text:style-name="P247"><text:span text:style-name="Teletype"><text:span text:style-name="T18">We can also specify steps for rows and columns, in order not to copy the source matrix consecutively, e.g. </text:span></text:span></text:p>
      <text:p text:style-name="P318"><text:bookmark-start text:name="__DdeLink__23986_1952493538"/>var al = rand0(15, 30)</text:p>
      <text:p text:style-name="P318">var ol = ones0(12, 13)</text:p>
      <text:p text:style-name="P318">var dx = 2; var dy = 3</text:p>
      <text:p text:style-name="P318">al(1, 2, dx, dy)= ol</text:p>
      <text:p text:style-name="P247"><text:bookmark text:name="Using_a_vector_to_fill_Matrix_rows_or_columns"/><text:bookmark-end text:name="__DdeLink__23986_1952493538"/><text:span text:style-name="T107">We can use </text:span><text:span text:style-name="T18"><text:s/>a vector to fill Matrix rows or columns. </text:span><text:span text:style-name="Teletype"><text:span text:style-name="T18">The use of a vector in order to fill rows and columns of a matrix can be convenient. Here are some examples: </text:span></text:span></text:p>
      <text:p text:style-name="P318"><text:bookmark-start text:name="__DdeLink__27779_1185900666"/><text:bookmark-start text:name="__DdeLink__23988_1952493538"/>val a = zeros0(10, 50)</text:p>
      <text:p text:style-name="P318"><text:soft-page-break/>val v50 = vfill(50, -1) <text:s/>// used to fill columns</text:p>
      <text:p text:style-name="P318">val v10 = vfill(10, 1) // used to fill rows</text:p>
      <text:p text:style-name="P318">a(2, ::) = v50 <text:s/>// row 2 has -1 s</text:p>
      <text:p text:style-name="P318">a(::, 3) = v10 <text:s/>// column 3 has 1s</text:p>
      <text:p text:style-name="P318"><text:bookmark-end text:name="__DdeLink__27779_1185900666"/></text:p>
      <text:p text:style-name="P314">Some more examples of matrix select/update operations are illustrated with the following script:</text:p>
      <text:p text:style-name="P314"><text:bookmark-start text:name="__DdeLink__27781_1185900666"/></text:p>
      <text:p text:style-name="P318">// create a random matrix</text:p>
      <text:p text:style-name="P318">var xx = rand(20)</text:p>
      <text:p text:style-name="P318">var rowS = 1; var rowE = 16; var rowI = 2</text:p>
      <text:p text:style-name="P318">var colS = 1; var colE = 16; var colI = 2</text:p>
      <text:p text:style-name="P318">// select a row range</text:p>
      <text:p text:style-name="P318">var ff = xx(rowS::rowE, ::)</text:p>
      <text:p text:style-name="P318">// update that row range</text:p>
      <text:p text:style-name="P318">xx(rowS::rowE, ::) = 8.8</text:p>
      <text:p text:style-name="P318">// select a row range with increment rowI</text:p>
      <text:p text:style-name="P318">var fff = xx(rowS::rowI::rowE, ::)</text:p>
      <text:p text:style-name="P318">// update that row range</text:p>
      <text:p text:style-name="P318">xx(rowS::rowI::rowE, ::) = 55.4</text:p>
      <text:p text:style-name="P318"/>
      <text:p text:style-name="P318">// select a column range</text:p>
      <text:p text:style-name="P318">var ffc = xx(::, colS::colE)</text:p>
      <text:p text:style-name="P318">// update that column range</text:p>
      <text:p text:style-name="P318">xx(::, colS::colE)= -99.9</text:p>
      <text:p text:style-name="P318">// select a column range with increment colI</text:p>
      <text:p text:style-name="P318">var fffc = xx(::, colS::colI::colE)</text:p>
      <text:p text:style-name="P318">// update that column range</text:p>
      <text:p text:style-name="P318">xx(::, colS::colI::colE)= 33</text:p>
      <text:p text:style-name="P318"><text:soft-page-break/>// some more select operations</text:p>
      <text:p text:style-name="P318">var sel1 = xx(rowS::2::rowE, 3::2::colE)+5.7</text:p>
      <text:p text:style-name="P318">var sel2 = xx(rowS::rowE, 3::2::colE)+57.9</text:p>
      <text:p text:style-name="P318">var sel3 = xx(rowS::rowE, 3::colE)</text:p>
      <text:p text:style-name="P318">var sel4 = xx(rowS::rowE, 3::2::colE)</text:p>
      <text:p text:style-name="P318">var sel5 = xx(rowS::rowE, ::)</text:p>
      <text:p text:style-name="P318">var sel6 = xx(::, 3::colE)</text:p>
      <text:p text:style-name="P318"/>
      <text:p text:style-name="P318">var sel7 = xx(2, ::) <text:s/>// 2nd row</text:p>
      <text:p text:style-name="P318">var sel8 = xx(::, 2) // 2nd column</text:p>
      <text:p text:style-name="P318">var sel9 = xx(2, 2::3) // 2nd row, elements 2 up to 3</text:p>
      <text:p text:style-name="P318">var sel10 = xx(2, 2::2::10) <text:s text:c="2"/>// 2nd row, elements 2 up to 10 by step 2</text:p>
      <text:p text:style-name="P318">var sel11 = xx(3::6, 3) <text:s/>// 3nd column, rows 3 up to 6</text:p>
      <text:p text:style-name="P318">var sel12 = xx(2::3::15, 4) // 4th column, rows 2 to 15 by step 3</text:p>
      <text:p text:style-name="P318"/>
      <text:p text:style-name="P318">// And some update operations:</text:p>
      <text:p text:style-name="P318">var x = rand0(20); x(1::2::6, 2::3)= 150.4</text:p>
      <text:p text:style-name="P318">var x2 = rand0(20); x2(3::5, 2::2::12)= 50.4</text:p>
      <text:p text:style-name="P318">var x3 = rand0(9); x3(2::3, 5::6)=88</text:p>
      <text:p text:style-name="P318"/>
      <text:p text:style-name="P318">x(2,::) = 22.3 <text:s text:c="2"/>// all elements of row 2 to 22.3</text:p>
      <text:p text:style-name="P318">x(::, 3) = 12 <text:s text:c="2"/>// all elements of column 3 to 12</text:p>
      <text:p text:style-name="P318">x(2, 3::4) = 44 // elements 3 up to 4 of row 2 to 44<text:bookmark-end text:name="__DdeLink__27781_1185900666"/></text:p>
      <text:p text:style-name="P318">x(2, 3::2::12) = 122.2 <text:s/>// elements 3 up to 12 by step 2 of row 2 to 122.2</text:p>
      <text:p text:style-name="P318">x(::, 3) = 33.3 <text:s/>// all elements of column 3 to 33.3</text:p>
      <text:p text:style-name="P318">x(2::5, 3) = -4.3 <text:s/>// elements of rows 2 up to 5 of column 3 to -4.3</text:p>
      <text:p text:style-name="P318">x(2::3::15, 3) = sin(x(1,1)) // elements of rows 2 to 15 by step 3 to sin(x(1,1))</text:p>
      <text:p text:style-name="P318"/>
      <text:p text:style-name="P318"><text:soft-page-break/></text:p>
      <text:h text:style-name="Heading_20_2" text:outline-level="2"><text:bookmark-start text:name="__RefHeading___Toc144849_2064470228"/><text:bookmark-end text:name="__DdeLink__23988_1952493538"/>Consistency Across Many Matrix Libraries<text:bookmark-end text:name="__RefHeading___Toc144849_2064470228"/></text:h>
      <text:p text:style-name="P247"><text:span text:style-name="Teletype"><text:span text:style-name="T18">An important advantage of ScalaLab is that it can utilize effectively and flexibly different Java/Scala Matrix libraries. Each such library has its own data representations with the consequent advantages/disadvantages and implements its own numerical routines.</text:span></text:span><text:span text:style-name="T18"> </text:span></text:p>
      <text:p text:style-name="P248"><text:span text:style-name="Teletype"><text:span text:style-name="T18">However, at the original ScalaSci design, the complexity and non-uniformity of the Matrix libraries, resulted in an inconsistent ScalaSci interface of the Matrix routines. Therefore, we redesign</text:span></text:span><text:span text:style-name="Teletype"><text:span text:style-name="T105">ed</text:span></text:span><text:span text:style-name="Teletype"><text:span text:style-name="T18"> ScalaSci in order to utilize Scala features that enforce the consistency with the help of the Scala compiler. Below we present those design features. </text:span></text:span></text:p>
      <text:p text:style-name="P248"><text:span text:style-name="Teletype"><text:span text:style-name="T18">Many important classes of ScalaSci, such as the </text:span></text:span><text:span text:style-name="Teletype"><text:span text:style-name="T19">Vec</text:span></text:span><text:span text:style-name="T18"> </text:span><text:span text:style-name="Teletype"><text:span text:style-name="T18">, the one-indexed matrix class </text:span></text:span><text:span text:style-name="Teletype"><text:span text:style-name="T19">Matrix</text:span></text:span><text:span text:style-name="T18"> </text:span><text:span text:style-name="Teletype"><text:span text:style-name="T18">and the highly convenient </text:span></text:span><text:span text:style-name="Teletype"><text:span text:style-name="T19">RichDouble</text:span></text:span><text:span text:style-name="Teletype"><text:span text:style-name="T24">2</text:span></text:span><text:span text:style-name="Teletype"><text:span text:style-name="T19">DArray</text:span></text:span><text:span text:style-name="T18"> </text:span><text:span text:style-name="Teletype"><text:span text:style-name="T18">class </text:span></text:span><text:span text:style-name="Teletype"><text:span text:style-name="T108">that acts as the default matrix type</text:span></text:span><text:span text:style-name="Teletype"><text:span text:style-name="T18"> are independent of the particular zero-indexed Matrix library. Therefore, these routines are always available, independently of the particular zero-indexed library at which the Scala Interpreter switches. </text:span></text:span><text:span text:style-name="Teletype"><text:span text:style-name="T108">The ScalaLab user can switch the zero-indezed matrix support library (e.g. from EJML to Apache Common Maths), and still use the same code.</text:span></text:span></text:p>
      <text:p text:style-name="P248"><text:span text:style-name="Teletype"><text:span text:style-name="T18">In order to abstract the functionality that each ScalaSci matrix class should implement we have designed two traits, the </text:span></text:span><text:span text:style-name="Teletype"><text:span text:style-name="T23">scalaSciMatrix</text:span></text:span><text:span text:style-name="T18"> </text:span><text:span text:style-name="Teletype"><text:span text:style-name="T18">that defines the mandatory</text:span></text:span><text:span text:style-name="T18"> </text:span><text:span text:style-name="Teletype"><text:span text:style-name="T18">functionality from each Matrix class and the </text:span></text:span><text:span text:style-name="Teletype"><text:span text:style-name="T23">StaticScalaSciGlobal</text:span></text:span><text:span text:style-name="T18"> <text:s/></text:span><text:span text:style-name="Teletype"><text:span text:style-name="T18">trait, that defines also the mandatory</text:span></text:span><text:span text:style-name="T18"> </text:span><text:span text:style-name="Teletype"><text:span text:style-name="T18">functionality of the static routines that correspond to the currently utilized zero-indexed </text:span></text:span><text:span text:style-name="Teletype"><text:span text:style-name="T108">Matrix </text:span></text:span><text:span text:style-name="Teletype"><text:span text:style-name="T18">class. </text:span></text:span></text:p>
      <text:p text:style-name="P247"><text:span text:style-name="Teletype"><text:span text:style-name="T18">Each scalaSci matrix wrapper class mixes-in the scalaSciMatrix</text:span></text:span><text:span text:style-name="T18"> </text:span><text:span text:style-name="Teletype"><text:span text:style-name="T18">trait. We should note also that this trait defines a large number of </text:span></text:span><text:span text:style-name="Teletype"><text:span text:style-name="T29">in-place </text:span></text:span><text:span text:style-name="Teletype"><text:span text:style-name="T25">operations, e.g. </text:span></text:span></text:p>
      <text:p text:style-name="P247"><text:span text:style-name="Teletype"><text:span text:style-name="T21">var a = ones0(20, 30)</text:span></text:span></text:p>
      <text:p text:style-name="P247"><text:span text:style-name="Teletype"><text:span text:style-name="T21">a.sin <text:s/>// take the sine of all matrix elements,</text:span></text:span><text:span text:style-name="Teletype"><text:span text:style-name="T22">in-place, i.e. </text:span></text:span><text:span text:style-name="Teletype"><text:span text:style-name="T21">without creating another matrix </text:span></text:span></text:p>
      <text:p text:style-name="P252"><text:span text:style-name="Teletype"><text:span text:style-name="T101">These operations yield efficiency, especially for large matrices, by avoiding extensive memory allocation and garbage collection operations. </text:span></text:span></text:p>
      <text:p text:style-name="P252"><text:span text:style-name="Teletype"><text:span text:style-name="T101"/></text:span></text:p>
      <text:p text:style-name="P317"><text:span text:style-name="Teletype"><text:span text:style-name="T53">Also, each ScalaSci Static Imports Object</text:span></text:span><text:span text:style-name="T171"> </text:span><text:span text:style-name="Teletype"><text:span text:style-name="T53">mixes in the </text:span></text:span><text:span text:style-name="Teletype"><text:span text:style-name="T70">StaticScalaSciCommonOps</text:span></text:span><text:span text:style-name="T171"> </text:span><text:span text:style-name="Teletype"><text:span text:style-name="T53">trait, in order to force the implementation of the common API. </text:span></text:span></text:p>
      <text:p text:style-name="P296">Below we describe in some detail the <text:span text:style-name="T121">scalaSciMatrix</text:span><text:span text:style-name="T132"> trait because it provides many useful operations that are available for all the Matrix types of ScalaLab. </text:span></text:p>
      <text:p text:style-name="P310"/>
      <text:p text:style-name="P310"/>
      <text:p text:style-name="P310"/>
      <text:h text:style-name="P590" text:outline-level="2"><text:bookmark-start text:name="__RefHeading___Toc144851_2064470228"/><text:soft-page-break/>The <text:alphabetical-index-mark-start text:id="IMark96963000"/>scalaSciMatrix <text:alphabetical-index-mark-end text:id="IMark96963000"/>trait<text:bookmark-end text:name="__RefHeading___Toc144851_2064470228"/></text:h>
      <text:p text:style-name="P283"/>
      <text:p text:style-name="P334"><text:span text:style-name="T125">The </text:span><text:span text:style-name="T112">scalaSciMatrix </text:span><text:span text:style-name="T125">trait defines and enforces <text:s/>the basic functionality of all scalaSci Matrix types. It also implements the common patterns of functionality for all matrix types. The user should use these routines in order to have portable scalaSci code, that can directly use different lower-level matrix libraries.</text:span></text:p>
      <text:p text:style-name="P333"><text:span text:style-name="T125">We describe some important operations provided by the </text:span><text:span text:style-name="T112">scalaSciMatrix </text:span><text:span text:style-name="T125">trait to any </text:span><text:span text:style-name="T112">scalaSci </text:span><text:span text:style-name="T125">matrix type.</text:span></text:p>
      <text:p text:style-name="P276">Let create a 5X5 random matrix:</text:p>
      <text:p text:style-name="P130">var x = rand0(5, 5)</text:p>
      <text:p text:style-name="P276">We can get the number of its rows and columns with (either as public fields or with method calls):</text:p>
      <text:p text:style-name="P130">var nr = x.numRows</text:p>
      <text:p text:style-name="P130">var nc = x.numColumns</text:p>
      <text:p text:style-name="P130">var nr2 = x.numRows()</text:p>
      <text:p text:style-name="P130">var nc2 = x.numColumns()</text:p>
      <text:p text:style-name="P277"/>
      <text:p text:style-name="P334"><text:span text:style-name="T125">The <text:s/></text:span><text:span text:style-name="T112"><text:s/>getv() </text:span><text:span text:style-name="T125">routine <text:s/>returns</text:span><text:span text:style-name="T112"> the low-level data representation of the Matrix</text:span><text:span text:style-name="T125">, whatever it is. Common representations are for example, a </text:span><text:span text:style-name="T112">one-dimensional array of doubles </text:span><text:span text:style-name="T127">(|i.e. double[]) </text:span><text:span text:style-name="T125">arranged in either </text:span><text:span text:style-name="T112">row-storage</text:span><text:span text:style-name="T125"> format or </text:span><text:span text:style-name="T112">column-storage</text:span><text:span text:style-name="T125"> format, or a two-dimensional array of doubles </text:span><text:span text:style-name="T127">(i.e. double </text:span><text:span text:style-name="T128">[][])</text:span><text:span text:style-name="T125">. For example, for the EJML library </text:span><text:span text:style-name="T112">getv() </text:span><text:span text:style-name="T125">returns a one-dimensional array of doubles, since EJML works by mapping two-dimensional matrices to a one-dimensional Java array of doubles. We can call </text:span><text:span text:style-name="T112">getv</text:span><text:span text:style-name="T125"> as:</text:span></text:p>
      <text:p text:style-name="P131">var xv = x.getv</text:p>
      <text:p text:style-name="P131"/>
      <text:p text:style-name="P278">The <text:span text:style-name="T112">getLibraryMatrixRef()</text:span> routine is also very useful. It <text:s/>returns <text:span text:style-name="T112">the library dependent class </text:span>that implements native operations <text:span text:style-name="T287">of the library (which is usually a Java library and not C/C++ “native” code, although it can be the later)</text:span>. This allows ScalaLab code to combine Scala implemented operations, with the existing <text:s text:c="8"/>operations provided by the Java library. In this way the full potential of the underlying Java class can be utilized. <text:s/>For example for an EJML based matrix type:</text:p>
      <text:p text:style-name="P131">var <text:span text:style-name="T287">lib</text:span>EJML = x.getLibraryMatrixRef</text:p>
      <text:p text:style-name="P277">returns the <text:span text:style-name="T112">org.ejml.simple.SimpleMatrix</text:span> on which the ScalaLab EJML-based matrix is based.</text:p>
      <text:p text:style-name="P277"/>
      <text:p text:style-name="P277">The <text:span text:style-name="T112">matFrom</text:span><text:span text:style-name="T114">Library</text:span><text:span text:style-name="T112">()</text:span> method <text:span text:style-name="T302">constructs</text:span> the ScalaSci matrix from the <text:span text:style-name="T288">library</text:span> representation whatever the <text:s/><text:span text:style-name="T288">library</text:span> representation is. In that way we can process the native representation <text:s/>with the methods of the native <text:soft-page-break/>library and after that take the updated matrix class. Clearly, this method can be combined with <text:span text:style-name="T112">getLibraryMatrixRef() </text:span>to switch back and forth between the <text:span text:style-name="T288">library</text:span> and scalaSci matrix object formats.</text:p>
      <text:p text:style-name="P277"/>
      <text:p text:style-name="P334"><text:span text:style-name="T125">The </text:span><text:span text:style-name="T112">scalaSciMatrix </text:span><text:span text:style-name="T125">trait also provides many </text:span><text:span text:style-name="T112">apply()</text:span><text:span text:style-name="T125"> and </text:span><text:span text:style-name="T112">update()</text:span><text:span text:style-name="T125"> methods for convenient matrix indexing and update, and a lot of filtering and utility methods. </text:span></text:p>
      <text:p text:style-name="P277">Additionally, some very useful routines are defined <text:span text:style-name="T302">with the scalaSciMatrix trait, </text:span>as <text:span text:style-name="T302">for example</text:span>:</text:p>
      <text:p text:style-name="P277"/>
      <text:p text:style-name="P131"><text:s/>// <text:s/>det() is the determinant of the square matrix X.</text:p>
      <text:p text:style-name="P131">def det(): Double </text:p>
      <text:p text:style-name="P131"/>
      <text:p text:style-name="P131">/* <text:s text:c="2"/>trace(): <text:s text:c="2"/>is the sum of the diagonal elements of A, which is</text:p>
      <text:p text:style-name="P131"><text:s text:c="4"/>also the sum of the eigenvalues of A. */</text:p>
      <text:p text:style-name="P131">def trace(): Double <text:s/></text:p>
      <text:p text:style-name="P131"/>
      <text:p text:style-name="P131">def inv(): specificMatrix <text:s/>// the inverse of the matrix</text:p>
      <text:p text:style-name="P131"/>
      <text:p text:style-name="P131">def pinv(): specificMatrix <text:s text:c="2"/>// the pseudo-inverse of the matrix <text:s/></text:p>
      <text:p text:style-name="P131"><text:s text:c="2"/></text:p>
      <text:p text:style-name="P131"><text:s text:c="2"/>/*returns the 2-norm condition number (the ratio of the</text:p>
      <text:p text:style-name="P131"><text:s text:c="4"/>largest singular value to the smallest). <text:s/>Large condition</text:p>
      <text:p text:style-name="P131"><text:s text:c="4"/>numbers indicate a nearly singular matrix.</text:p>
      <text:p text:style-name="P131"><text:s/>*/</text:p>
      <text:p text:style-name="P131">def cond(): Double <text:s text:c="2"/></text:p>
      <text:p text:style-name="P131">// <text:s/>provides an estimate of the number of linearly independent rows or columns of a matrix A.</text:p>
      <text:p text:style-name="P131">def rank(): Int</text:p>
      <text:p text:style-name="P131"><text:s text:c="2"/></text:p>
      <text:p text:style-name="P131">/* <text:s text:c="3"/>(V,D) = eig(X) : produces an array <text:s/>D of eigenvalues and a</text:p>
      <text:p text:style-name="P131"><text:s text:c="4"/>full matrix V whose columns are the corresponding eigenvectors so</text:p>
      <text:p text:style-name="P131"><text:s text:c="4"/>that X*V = V*D */</text:p>
      <text:p text:style-name="P131"><text:soft-page-break/><text:s/>def eig(): (RichDouble2DArray, RichDouble1DArray) </text:p>
      <text:p text:style-name="P131"><text:s text:c="2"/></text:p>
      <text:p text:style-name="P131">/* (U,S,V) = svd(<text:span text:style-name="T302">X</text:span>) produces a diagonal matrix S, of the same </text:p>
      <text:p text:style-name="P131"><text:s text:c="4"/>dimension as X and with nonnegative diagonal elements in</text:p>
      <text:p text:style-name="P131"><text:s text:c="4"/>decreasing order, and unitary matrices U and V so that</text:p>
      <text:p text:style-name="P132"><text:s text:c="4"/>X = U*S*V'. <text:s/></text:p>
      <text:p text:style-name="P134">For example:</text:p>
      <text:p text:style-name="P134">var x = rand(N,N)</text:p>
      <text:p text:style-name="P134"><text:s/>var (u,s,v) = svd(x)</text:p>
      <text:p text:style-name="P133"><text:s/>var shouldBeZero=u*diag(s)*(v~)-x </text:p>
      <text:p text:style-name="P131"><text:s text:c="4"/>*/</text:p>
      <text:p text:style-name="P131"><text:s text:c="3"/>def <text:s/>svd(): (RichDouble2DArray, RichDouble1DArray, RichDouble2DArray)</text:p>
      <text:p text:style-name="P132"><text:s text:c="2"/></text:p>
      <text:p text:style-name="P131">}</text:p>
      <text:p text:style-name="P131"/>
      <text:p text:style-name="P276"><text:s text:c="6"/></text:p>
      <text:h text:style-name="Heading_20_2" text:outline-level="2"><text:bookmark-start text:name="__RefHeading___Toc144853_2064470228"/><text:alphabetical-index-mark-start text:id="IMark98846888"/>NUMAL library<text:alphabetical-index-mark-end text:id="IMark98846888"/> interface and the one-indexed Matrix class <text:bookmark-end text:name="__RefHeading___Toc144853_2064470228"/></text:h>
      <text:h text:style-name="P598" text:outline-level="1"/>
      <text:p text:style-name="P248">Another basic library is the NUMAL Java library described in [<text:variable-get text:name="Lau03" style:data-style-name="N0">11</text:variable-get>]. NUMAL has a lot of routines covering a wide range of numerical analysis tasks. NUMAL uses one-indexing of arrays as MATLAB and Fortran also do. The <text:span text:style-name="T112">Matrix </text:span>ScalaLab class is a one-indexed class designed to facilitate the ScalaLab user in accessing NUMAL functionality. The routines of that library operate on the <text:span text:style-name="T112">Array[Array[Double]] </text:span><text:span text:style-name="T129">(i.e. Java’s double [][])</text:span> type and they are imported by default in the Scala Interpreter. Also, the <text:span text:style-name="T112">RichDouble2DArray</text:span> Scala object aims to implement an additional simpler interface to these routines. Additionally, an implicit conversion from Matrix to Array[Array[Double]] allows the NUMAL machinery to be used with the <text:span text:style-name="T112">Matrix</text:span> ScalaLab type. </text:p>
      <text:p text:style-name="P248">The <text:span text:style-name="T156">Matrix</text:span><text:span text:style-name="T161"> class in ScalaLab implements a 1-indexed matrix class, i.e. if <text:s/></text:span><text:span text:style-name="T156">a </text:span><text:span text:style-name="T161"><text:s/>is a variable of type Matrix the first element is accessed as a(1,1) instead of the C/C++/Java like zero-based indexing of a(0,0). <text:s/>This type of indexing is convenient for interfacing with the NUMAL library which adopts one-based indexing of arrays. </text:span><text:soft-page-break/><text:span text:style-name="T161">We note that MATLAB and Fortran also, are two heavily used languages in scientific computing that use one-indexing.</text:span></text:p>
      <text:p text:style-name="P187">Therefore, t<text:span text:style-name="T227">he </text:span><text:span text:style-name="T225">Matrix</text:span><text:span text:style-name="T227"> class implements one-indexed two-dimensional dense matrices in ScalaSci that are very useful for using the powerful </text:span><text:span text:style-name="T225">NUMAL</text:span><text:span text:style-name="T227"> Numerical Library supplied with the book:</text:span></text:p>
      <text:p text:style-name="P237">“<text:span text:style-name="T160">A Numerical</text:span> <text:span text:style-name="T160">Library in Java for Scientists &amp; Engineers”, Hang T. Lau, Chapman &amp; Hall/CRC, 2004</text:span></text:p>
      <text:p text:style-name="P221"/>
      <text:p text:style-name="P227">Constructors</text:p>
      <text:p text:style-name="P185"/>
      <text:p text:style-name="P185"><text:span text:style-name="T225">Matrix(rows: Integer, cols: Integer) </text:span><text:span text:style-name="T227">// Creates a Matrix of size rows, cols initialized to zeros</text:span></text:p>
      <text:p text:style-name="P238"/>
      <text:p text:style-name="P232"><text:bookmark-start text:name="__DdeLink__19343_511824132"/>var m=new Matrix(2, 3)</text:p>
      <text:p text:style-name="P232"/>
      <text:p text:style-name="P242">Construction by specifying the initial elements, e.g.</text:p>
      <text:p text:style-name="P235"/>
      <text:p text:style-name="P235"><text:bookmark-end text:name="__DdeLink__19343_511824132"/>var m1 = M1("4.5 5.6 -4; 4.5 3 -3.4") // space separated</text:p>
      <text:p text:style-name="P235">var m2 = M1("4.5, 5.6, -4; 4.5, 3, -3.4") // comma separated</text:p>
      <text:list xml:id="list8955283256409375724" text:style-name="L9">
        <text:list-header>
          <text:p text:style-name="P525"/>
        </text:list-header>
      </text:list>
      <text:p text:style-name="P238"><text:bookmark text:name="DDE_LINK3"/><text:bookmark text:name="DDE_LINK22"/>// construct Matrix by copying the array values</text:p>
      <text:p text:style-name="P185"><text:bookmark text:name="DDE_LINK31"/><text:span text:style-name="T225">Matrix(da: Array[Array[Double]]) </text:span><text:span text:style-name="T227">// Creates a Matrix initialized with the da array</text:span></text:p>
      <text:p text:style-name="P200"><text:bookmark-start text:name="__DdeLink__19613_511824132"/>var dd = new Array[Array[Double]](2,4)</text:p>
      <text:p text:style-name="P204">dd(1)(1)=11</text:p>
      <text:p text:style-name="P204"><text:bookmark text:name="DDE_LINK4"/><text:bookmark text:name="DDE_LINK11"/>var mdd = new Matrix(dd)</text:p>
      <text:p text:style-name="P185"><text:bookmark-end text:name="__DdeLink__19613_511824132"/></text:p>
      <text:p text:style-name="P143">// construct a Matrix by <text:span text:style-name="T155">reference an existing double array</text:span>,</text:p>
      <text:p text:style-name="P143">// in order to avoid duplicating the array</text:p>
      <text:p text:style-name="P204"><text:bookmark-start text:name="__DdeLink__19618_511824132"/>var tm = new Matrix(1,1) // a small Matrix object</text:p>
      <text:p text:style-name="P204"><text:bookmark text:name="DDE_LINK5"/>tm.setv(dd, 1, 3) // set its value content to an existing double array of size 2X4</text:p>
      <text:p text:style-name="P185"><text:bookmark-end text:name="__DdeLink__19618_511824132"/></text:p>
      <text:p text:style-name="P185"><text:span text:style-name="T225">Matrix(rows: Integer, cols: Integer, initValue: Double) </text:span><text:span text:style-name="T227">// Creates a Matrix of size rows, cols initialized to initValue</text:span></text:p>
      <text:p text:style-name="P232">var m=new Matrix(3, 4, 3.4)</text:p>
      <text:p text:style-name="P185"/>
      <text:p text:style-name="P238">// construct a Matrix from a two-dimensional double array without copying the array values</text:p>
      <text:p text:style-name="P143"><text:span text:style-name="T225">Matrix(da: Array[Array[Double]], flag: Boolean) </text:span><text:span text:style-name="T227">// Creates a Matrix initialized with a reference to the da array</text:span></text:p>
      <text:p text:style-name="P185"/>
      <text:p text:style-name="P148">// construct a Matrix from an one-dimensional double array</text:p>
      <text:p text:style-name="P146"><text:soft-page-break/>Matrix(da: Array[Double])</text:p>
      <text:p text:style-name="P232"><text:bookmark-start text:name="__DdeLink__19620_511824132"/><text:bookmark-start text:name="__DdeLink__60342_705179836"/>var od = new Array[Double](10)</text:p>
      <text:p text:style-name="P232">od(2)=2.2</text:p>
      <text:p text:style-name="P232">var odm = new Matrix(od)</text:p>
      <text:p text:style-name="P185"><text:bookmark-end text:name="__DdeLink__19620_511824132"/><text:bookmark-end text:name="__DdeLink__60342_705179836"/></text:p>
      <text:p text:style-name="P185"/>
      <text:p text:style-name="P163">Basic Methods</text:p>
      <text:p text:style-name="P153"><text:span text:style-name="T155">def size: Int </text:span><text:span text:style-name="T160">// Returns the number of rows and columns of the Mat</text:span></text:p>
      <text:p text:style-name="P153"><text:span text:style-name="T155">def length: Int </text:span><text:span text:style-name="T160">// Returns the number of rows of Mat</text:span></text:p>
      <text:p text:style-name="P153"><text:span text:style-name="T155">def Nrows: Int </text:span><text:span text:style-name="T160">// Returns the number of rows of Mat</text:span></text:p>
      <text:p text:style-name="P172"><text:span text:style-name="T155">def Ncols: Int</text:span> <text:span text:style-name="T160">// Returns the number of columns of Mat</text:span></text:p>
      <text:p text:style-name="P175"/>
      <text:p text:style-name="P225">Accessing the internal implemenation:</text:p>
      <text:p text:style-name="P217">The <text:span text:style-name="T155">Array[Array[Double]] v</text:span> keeps the Matrix internally and can be accessed as:</text:p>
      <text:p text:style-name="P198">var ddArr = myMat.getv</text:p>
      <text:p text:style-name="P217">Matrix number of Rows and can be retrieved as:</text:p>
      <text:p text:style-name="P225">var Nrows = myMat.length</text:p>
      <text:p text:style-name="P225">var Nrows = myMat.getv.length</text:p>
      <text:p text:style-name="P225">var Ncols = myMat.getv(0).length</text:p>
      <text:p text:style-name="P225">var siz = size(myMat) // returns an array siz such that: </text:p>
      <text:p text:style-name="P217">// siz(0): #rows, siz(1): # columns</text:p>
      <text:p text:style-name="P192"/>
      <text:p text:style-name="P225">Resizing:</text:p>
      <text:p text:style-name="P225">myMat(14,15)=1.111 // automatically resizing to include the element</text:p>
      <text:p text:style-name="P192"/>
      <text:p text:style-name="P377"><text:s/>Convenient Matrix MATLAB-like operations:</text:p>
      <text:p text:style-name="P225"/>
      <text:p text:style-name="P198">a. Row selection</text:p>
      <text:list xml:id="list173699491188069628" text:style-name="L10">
        <text:list-item>
          <text:p text:style-name="P515">Rows from Matrix <text:span text:style-name="T111">M</text:span> <text:span text:style-name="T176">can be selected as </text:span><text:span text:style-name="T120">M(fromRow::toRow, ::)</text:span><text:span text:style-name="T111">, </text:span><text:span text:style-name="T176">where </text:span><text:span text:style-name="T111">fromRow</text:span> <text:span text:style-name="T176">is the starting row, </text:span><text:span text:style-name="T111">toRow</text:span> <text:span text:style-name="T176">is the ending row, e.g.</text:span></text:p>
          <text:p text:style-name="P511">var mr2_5 = myMat(2::5, ::) // select rows 2 to 5, all columns, i.e. MATLAB's myMat(2:5,:)</text:p>
        </text:list-item>
        <text:list-item>
          <text:p text:style-name="P515">Order of row selection is <text:span text:style-name="T155">reversed</text:span> if <text:span text:style-name="T111">fromRow &gt; toRow, e</text:span><text:span text:style-name="T176">.</text:span><text:span text:style-name="T111">g</text:span><text:span text:style-name="T176">.</text:span></text:p>
          <text:p text:style-name="P512">var mr5_2 = myMat(5::2, ::) // select rows 5 downto, all columns, i.e. MATLAB's myMat(5:-1:2.:)</text:p>
        </text:list-item>
        <text:list-item>
          <text:p text:style-name="P526">Step to skip rows can be specified as <text:span text:style-name="T120">M(fromRow, incR, toRow, ::),</text:span> where <text:span text:style-name="T111">fromRow</text:span> is the starting row, <text:span text:style-name="T111">incRow </text:span>is the step with which the selection of rows proceeds and <text:span text:style-name="T111">toRow</text:span> is the ending row, e.g.</text:p>
          <text:p text:style-name="P511">var mr2_2_8 = myMat(2::<text:span text:style-name="T289">2 :: </text:span><text:s/>8, ::) // select starting from row 2, increment row index by 2 and ending at row 8, select all columns, i.e. MATLAB's myMat(2:2:8, :)</text:p>
          <text:p text:style-name="P511">var mr9_2_3 = myMat(9::<text:span text:style-name="T290">2 ::</text:span> 3, ::) // i.e. MATLAB's myMat(9:-2:3,:)</text:p>
        </text:list-item>
        <text:list-item>
          <text:p text:style-name="P515">Columns from Matrix <text:span text:style-name="T111">M</text:span> <text:span text:style-name="T176">can be selected as </text:span><text:span text:style-name="T120">M(::, fromCol::toCol)</text:span><text:span text:style-name="T176">, where </text:span><text:span text:style-name="T111">fromCol</text:span> <text:span text:style-name="T176">is the starting </text:span><text:soft-page-break/><text:span text:style-name="T176">column, </text:span><text:span text:style-name="T111">toCol</text:span> <text:span text:style-name="T176">is the ending column, e.g.</text:span></text:p>
          <text:p text:style-name="P512">var mc3_6 = myMat(::, 3::6) // select columns 3 to 6, all rows, i.e. myMat(:, 3:6)</text:p>
        </text:list-item>
        <text:list-item>
          <text:p text:style-name="P515"><text:span text:style-name="T176">Order of column selection is </text:span><text:span text:style-name="T177">reversed </text:span><text:span text:style-name="T176">if </text:span><text:span text:style-name="T111">fromCol &gt; toCol, e</text:span><text:span text:style-name="T176">.</text:span><text:span text:style-name="T111">g</text:span><text:span text:style-name="T176">.</text:span></text:p>
          <text:p text:style-name="P512">var mc6_3 = myMat(::, 6::3) // select columns 6 downto 3, all rows, i.e. myMat(:, 6:-1:3)</text:p>
        </text:list-item>
        <text:list-item>
          <text:p text:style-name="P526">Step to skip columns can be specified as <text:span text:style-name="T120">M(::, fromCol::incC::toCol),</text:span> where <text:span text:style-name="T111">fromCol</text:span> is the starting column, <text:span text:style-name="T111">incC </text:span>is the step with which the selection of columns proceeds and <text:span text:style-name="T111">toCol</text:span> is the ending column, e.g.</text:p>
          <text:p text:style-name="P511">var mc3_2_8 = myMat(::, 3:: <text:span text:style-name="T291">2 :: </text:span>9) // select starting from column 3, increment column index by 2 and ending at column 9, select all rows</text:p>
        </text:list-item>
        <text:list-item>
          <text:p text:style-name="P526">Selection of a compact rectangular range of the Matrix can be specified as <text:span text:style-name="T120">M(fromRow, toRow, fromCol, toCol), </text:span>e.g. </text:p>
          <text:p text:style-name="P511">var m2_5_4_7 =myMat(2::5, 4::7) // i.e. MATLAB's myMat(2:5, 4:7)</text:p>
          <text:p text:style-name="P511">var m5_2_4_7 =myMat(5::2, 4::7) // reversing rows, i.e. myMat(5:-1:2, 4:7)</text:p>
          <text:p text:style-name="P511">var m2_5_7_4 = myMat(<text:span text:style-name="T292">2::</text:span>5, 7::4) // reversing columns, i.e. myMat(2:5, 7:-1:4)</text:p>
          <text:p text:style-name="P511">var m5_2_7_4 = myMat(5::2, 7::4) // reversing both rows and columns, i.e. myMat(5:-1:2, 7:-1:4)</text:p>
        </text:list-item>
        <text:list-item>
          <text:p text:style-name="P526">Selection of a Matrix subrange specifying inrement at both rows and columns:</text:p>
          <text:p text:style-name="P526">var mR = myMat(2:: 2 ::7, 8 :: 2:: 4) // i.e. MATLAB's myMat(2:2:7, 8:-2:4)</text:p>
        </text:list-item>
      </text:list>
      <text:p text:style-name="P192"/>
      <text:p text:style-name="P225">Basic Matrix Routines</text:p>
      <text:list xml:id="list4820054531927717805" text:style-name="L11">
        <text:list-item>
          <text:p text:style-name="P516"><text:span text:style-name="T155">ones1(N: Int)</text:span> – returns a NXN Matrix filled with ones, <text:span text:style-name="T155">ones1(N: Int, M: Int)</text:span> – returns a NXM Matrix filled with ones</text:p>
        </text:list-item>
        <text:list-item>
          <text:p text:style-name="P546"><text:span text:style-name="T155">zeros1(N: Int)</text:span> – returns a NXN Matrix filled with zeros, <text:span text:style-name="T155">zeros1(N: Int, M: Int)</text:span> – returns a NXM Matrix filled with ones</text:p>
        </text:list-item>
        <text:list-item>
          <text:p text:style-name="P518"><text:span text:style-name="T155">diag1(N) – </text:span><text:span text:style-name="T160">returns an NXN diagonal matrix with ones at the diagonal</text:span></text:p>
        </text:list-item>
        <text:list-item>
          <text:p text:style-name="P547"><text:span text:style-name="T155">fill1(N: Int, val: Double)</text:span> – returns a NXN Matrix filled with <text:span text:style-name="T155">val</text:span>, <text:span text:style-name="T155">fill(N: Int, M: Int)</text:span> – returns a NXM Matrix filled with ones</text:p>
        </text:list-item>
        <text:list-item>
          <text:p text:style-name="P550"><text:span text:style-name="T155">sin(a: Matrix): Matrix, cos(a: Matrix): Matrix, tan(a: Matrix): Matrix, sinh(a: Matrix): Matrix, cosh(a: Matrix): Matrix, tanh(a: Matrix): Matrix, asin(a: Matrix): Matrix, acos(a: Matrix): Matrix, atan(a: Matrix): Matrix:</text:span> <text:span text:style-name="T160">trigonometrical routines</text:span></text:p>
        </text:list-item>
        <text:list-item>
          <text:p text:style-name="P551">abs(a: Matrix): Matrix, round(a: Matrix): Matrix, floor(a: Matrix): Matrix, ceil(a: Matrix): Matrix, sqrt(a: Matrix): Matrix, pow(a: Matrix, val: Double): Matrix, log(a: Matrix): Matrix, log2(a: Matrix): Matrix, log10(a: Matrix): Matrix, exp(a: Matrix): Matrix, toDegrees(a: Matrix): Matrix, toRadians(a: Matrix)</text:p>
        </text:list-item>
        <text:list-item>
          <text:p text:style-name="P550"><text:span text:style-name="T155">dot(a: Matrix, b: Matrix): Matrix: </text:span><text:span text:style-name="T160">dot product of the two matrices, can be written also as: </text:span><text:span text:style-name="T155">a dot b</text:span></text:p>
        </text:list-item>
      </text:list>
      <text:p text:style-name="P451"/>
      <text:p text:style-name="P451"/>
      <text:p text:style-name="P451"/>
      <text:p text:style-name="P451"/>
      <text:p text:style-name="P449">Aggregation Routines</text:p>
      <text:p text:style-name="P448"/>
      <text:list xml:id="list4822998855201825221" text:style-name="L12">
        <text:list-item>
          <text:p text:style-name="P552">Columnwise Sum, sum(a: Matrix): Array[Double]</text:p>
          <text:p text:style-name="P548">returns the columnwise sums as an Array[Double], e.g.</text:p>
          <text:p text:style-name="P554"><text:bookmark-start text:name="__DdeLink__20138_511824132"/><text:bookmark-start text:name="__DdeLink__60344_705179836"/>var a = ones1(4, 8)</text:p>
          <text:p text:style-name="P554">var ac = sum(a)<text:bookmark-end text:name="__DdeLink__20138_511824132"/><text:bookmark-end text:name="__DdeLink__60344_705179836"/></text:p>
          <text:p text:style-name="P554"/>
        </text:list-item>
        <text:list-item>
          <text:p text:style-name="P552">Columnwise Mean, mean(a: Matrix): Array[Double]</text:p>
          <text:p text:style-name="P548">returns the columnwise means as an Array[Double], e.g.</text:p>
          <text:p text:style-name="P554"><text:bookmark-start text:name="__DdeLink__60716_705179836"/><text:soft-page-break/>var a = ones1(4, 8)</text:p>
          <text:p text:style-name="P554">var acm = mean(a)<text:bookmark-end text:name="__DdeLink__60716_705179836"/></text:p>
          <text:p text:style-name="P548"/>
        </text:list-item>
        <text:list-item>
          <text:p text:style-name="P552">Columnwise Product, prod(a: Matrix): Array[Double]</text:p>
          <text:p text:style-name="P548">returns the columnwise products as an Array[Double]</text:p>
        </text:list-item>
        <text:list-item>
          <text:p text:style-name="P552">Columnwise Mins, min(a: Matrix): Array[Double]</text:p>
          <text:p text:style-name="P548">returns the columnwise minimums as an Array[Double]</text:p>
        </text:list-item>
        <text:list-item>
          <text:p text:style-name="P552">Columnwise Maxs, max(a: Matrix): Array[Double]</text:p>
          <text:p text:style-name="P548">returns the columnwise maximums as an Array[Double]</text:p>
        </text:list-item>
      </text:list>
      <text:p text:style-name="P448"/>
      <text:list xml:id="list7038361967710693154" text:style-name="L13">
        <text:list-item>
          <text:p text:style-name="P553">Rowwise Sum, sumR(a: Matrix): Array[Double]</text:p>
          <text:p text:style-name="P549">returns the rowwise sums as an Array[Double]</text:p>
        </text:list-item>
        <text:list-item>
          <text:p text:style-name="P553">Rowwise Mean, meanR(a: Matrix): Array[Double]</text:p>
          <text:p text:style-name="P549">returns the rowwise means as an Array[Double], e.g.</text:p>
          <text:p text:style-name="P555"><text:bookmark-start text:name="__DdeLink__61088_705179836"/>var a = ones1(4, 8)</text:p>
          <text:p text:style-name="P555">var acm = meanR(a)<text:bookmark-end text:name="__DdeLink__61088_705179836"/></text:p>
          <text:p text:style-name="P549"/>
        </text:list-item>
        <text:list-item>
          <text:p text:style-name="P553">Rowwise Product, prodR(a: Matrix): Array[Double]</text:p>
          <text:p text:style-name="P549">returns the rowwise products as an Array[Double]</text:p>
        </text:list-item>
        <text:list-item>
          <text:p text:style-name="P553">Rowwise Mins, minR(a: Matrix): Array[Double]</text:p>
          <text:p text:style-name="P549">returns the rowwise minimums as an Array[Double]</text:p>
        </text:list-item>
        <text:list-item>
          <text:p text:style-name="P553">Rowwise Maxs, maxR(a: Matrix): Array[Double]</text:p>
          <text:p text:style-name="P549">returns the rowwise maximums as an Array[Double]</text:p>
        </text:list-item>
      </text:list>
      <text:p text:style-name="P448"/>
      <text:p text:style-name="P223">Routines</text:p>
      <text:p text:style-name="P185"/>
      <text:p text:style-name="P185"><text:span text:style-name="T155">def ones1(n: Int): Matrix - </text:span><text:span text:style-name="T160">constructs a nXn Matrix of ones</text:span></text:p>
      <text:p text:style-name="P185"><text:span text:style-name="T155">def ones1(n: Int, m: Int): Matrix </text:span><text:span text:style-name="T160">- constructs a nXm Matrix of ones</text:span></text:p>
      <text:p text:style-name="P185"><text:span text:style-name="T155">def zeros1(n: Int): Matrix - </text:span><text:span text:style-name="T160">constructs a nXn Matrix of zeros</text:span></text:p>
      <text:p text:style-name="P185"><text:span text:style-name="T155">def zeros1(n: Int, m: Int): Matrix </text:span><text:span text:style-name="T160">- constructs a nXm Matrix of zeros</text:span></text:p>
      <text:p text:style-name="P185"/>
      <text:p text:style-name="P185"><text:span text:style-name="T155">def rand1(n: Int): Matrix - </text:span><text:span text:style-name="T160">constructs a nXn Matrix of random values</text:span></text:p>
      <text:p text:style-name="P185"><text:span text:style-name="T155">def rand1(n: Int, m: Int): Matrix </text:span><text:span text:style-name="T160">- constructs a nXm Matrix of random values</text:span></text:p>
      <text:p text:style-name="P185"><text:span text:style-name="T155">def eye1(n: Int): Matrix - </text:span><text:span text:style-name="T160">constructs a nXn Matrix of zero everywhere except the diagonal</text:span></text:p>
      <text:p text:style-name="P185"><text:span text:style-name="T160">d</text:span><text:span text:style-name="T155">ef eye1(n: Int, m: Int): Matrix </text:span><text:span text:style-name="T160">- constructs a nXm Matrix of zero everywhere except the diagonal</text:span></text:p>
      <text:p text:style-name="P210">Transpose operator ~ transposes the Matrix, e.g. var mt = m~</text:p>
      <text:p text:style-name="P185"/>
      <text:h text:style-name="Heading_20_2" text:outline-level="2"><text:bookmark-start text:name="__RefHeading___Toc144855_2064470228"/>Description of the scalaSci.Mat class<text:bookmark-end text:name="__RefHeading___Toc144855_2064470228"/></text:h>
      <text:p text:style-name="P239">The scalaSci.<text:span text:style-name="T155">Mat</text:span> class implements the default <text:span text:style-name="T156">zero-indexed</text:span> two-dimensional dense matrices in ScalaSci. <text:s/>We note that there are also some other <text:span text:style-name="T156">Mat </text:span><text:span text:style-name="T246">classes that implement zero-indexed matrices on-top of specific libraries, e.g. EJML, MTJ., Apache Common Maths etc.</text:span></text:p>
      <text:p text:style-name="P207">It is important to note that the zero-indexed Matrix type is the <text:span text:style-name="T156">only library dependent Matrix </text:span>in ScalaLab. All the zero-indexed Matrix classes, e.g. scalaSci.EJML.Mat, scalaSci.MTJ.Mat etc, offer similar interfaces, but of course the functionality is based on the underlying Java library that the Scala Mat class <text:s/>wraps.</text:p>
      <text:p text:style-name="P214"><text:soft-page-break/></text:p>
      <text:p text:style-name="P227">Constructors</text:p>
      <text:p text:style-name="P185"/>
      <text:p text:style-name="P185"><text:span text:style-name="T225">Mat(rows: Integer, cols: Integer) </text:span><text:span text:style-name="T227">// Creates a Mat of size rows, cols initialized to zeros</text:span></text:p>
      <text:p text:style-name="P234"><text:bookmark-start text:name="__DdeLink__21175_511824132"/>var m=new Mat(2, 3)<text:bookmark-end text:name="__DdeLink__21175_511824132"/></text:p>
      <text:p text:style-name="P234"/>
      <text:p text:style-name="P243">Construction by specifying the initial elements, e.g. </text:p>
      <text:p text:style-name="P243"/>
      <text:p text:style-name="P236"><text:bookmark-start text:name="__DdeLink__61830_705179836"/>var m1 = M0("4.5 5.6 -4; 4.5 3 -3.4") // space separated</text:p>
      <text:p text:style-name="P236">var m2 = M0("4.5, 5.6, -4; 4.5, 3, -3.4") // comma separated</text:p>
      <text:p text:style-name="P211"><text:bookmark-end text:name="__DdeLink__61830_705179836"/></text:p>
      <text:p text:style-name="P238"><text:bookmark text:name="DDE_LINK6"/>// construct Mat by copying the array values</text:p>
      <text:p text:style-name="P185"><text:bookmark text:name="DDE_LINK32"/><text:span text:style-name="T225">Mat(da: Array[Array[Double]]) </text:span><text:span text:style-name="T227">// Creates a Mat initialized with the da array</text:span></text:p>
      <text:p text:style-name="P204"><text:bookmark-start text:name="__DdeLink__61832_705179836"/><text:bookmark-start text:name="__DdeLink__61836_705179836"/>var dd = Array.ofDim[Double](2,4)</text:p>
      <text:p text:style-name="P204">dd(1)(1)=11</text:p>
      <text:p text:style-name="P204">var mdd = new Mat(dd)<text:bookmark-end text:name="__DdeLink__61832_705179836"/></text:p>
      <text:p text:style-name="P185"><text:bookmark-end text:name="__DdeLink__61836_705179836"/></text:p>
      <text:p text:style-name="P185"><text:span text:style-name="T225">Mat(rows: Integer, cols: Integer, initValue: Double) </text:span><text:span text:style-name="T227">// Creates a Mat of size rows, cols initialized to initValue</text:span></text:p>
      <text:p text:style-name="P232"><text:bookmark-start text:name="__DdeLink__62580_705179836"/>var m=new Mat(3, 4, 3.4)</text:p>
      <text:p text:style-name="P185"><text:bookmark-end text:name="__DdeLink__62580_705179836"/></text:p>
      <text:p text:style-name="P238">// construct a Mat from a two-dimensional double array without copying the array values</text:p>
      <text:p text:style-name="P143"><text:span text:style-name="T225">Mat(da: Array[Array[Double]], flag: Boolean) </text:span><text:span text:style-name="T227">// Creates a Mat initialized with a reference to the da array</text:span></text:p>
      <text:p text:style-name="P185"/>
      <text:p text:style-name="P148">// construct a Mat from an one-dimensional double array</text:p>
      <text:p text:style-name="P146">Mat(da: Array[Double])<text:bookmark-start text:name="__DdeLink__62582_705179836"/></text:p>
      <text:p text:style-name="P232">var od = new Array[Double](10)</text:p>
      <text:p text:style-name="P232">od(2)=2.2</text:p>
      <text:p text:style-name="P232">var odm = new Mat(od)</text:p>
      <text:p text:style-name="P185"><text:bookmark-end text:name="__DdeLink__62582_705179836"/></text:p>
      <text:p text:style-name="P185"/>
      <text:p text:style-name="P144">Basic Methods</text:p>
      <text:p text:style-name="P150"><text:bookmark text:name="DDE_LINK23"/><text:span text:style-name="T155">def size: Int </text:span><text:span text:style-name="T160">// Returns the number of rows and columns of the Mat</text:span></text:p>
      <text:p text:style-name="P150"><text:span text:style-name="T155">def length: Int </text:span><text:span text:style-name="T160">// Returns the number of rows of Mat</text:span></text:p>
      <text:p text:style-name="P150"><text:span text:style-name="T155">def Nrows: Int </text:span><text:span text:style-name="T160">// Returns the number of rows of Mat</text:span></text:p>
      <text:p text:style-name="P185"><text:span text:style-name="T155">def Ncols: Int</text:span> <text:span text:style-name="T160">// Returns the number of columns of Mat</text:span></text:p>
      <text:p text:style-name="P185"/>
      <text:p text:style-name="P227">Routines</text:p>
      <text:p text:style-name="P185"><text:soft-page-break/></text:p>
      <text:p text:style-name="P185"><text:span text:style-name="T155">def ones0(n: Int): Mat - </text:span><text:span text:style-name="T160">constructs a nXn Mat of ones</text:span></text:p>
      <text:p text:style-name="P185"><text:span text:style-name="T155">def ones0(n: Int, m: Int): Mat </text:span><text:span text:style-name="T160">- constructs a nXm Mat of ones</text:span></text:p>
      <text:p text:style-name="P185"><text:span text:style-name="T155">def zeros0(n: Int): Mat - </text:span><text:span text:style-name="T160">constructs a nXn Mat of zeros</text:span></text:p>
      <text:p text:style-name="P185"><text:span text:style-name="T155">def zeros0(n: Int, m: Int): Mat </text:span><text:span text:style-name="T160">- constructs a nXm Mat of zeros</text:span></text:p>
      <text:p text:style-name="P185"><text:span text:style-name="T155">def rand0(n: Int): Mat - </text:span><text:span text:style-name="T160">constructs a nXn Mat of random values</text:span></text:p>
      <text:p text:style-name="P185"><text:span text:style-name="T155">def rand0(n: Int, m: Int): Mat </text:span><text:span text:style-name="T160">- constructs a nXm Mat of random values</text:span></text:p>
      <text:p text:style-name="P185"><text:span text:style-name="T155">def eye0(n: Int): Mat - </text:span><text:span text:style-name="T160">constructs a nXn Mat of zero everywhere except the diagonal</text:span></text:p>
      <text:p text:style-name="P185"><text:span text:style-name="T160">d</text:span><text:span text:style-name="T155">ef eye0(n: Int, m: Int): Mat </text:span><text:span text:style-name="T160">- constructs a nXm Mat of zero everywhere except the diagonal</text:span></text:p>
      <text:p text:style-name="P204"><text:span text:style-name="T155">Transpose operator ~ transposes the Matrix, e.g. </text:span><text:span text:style-name="T160">var mt = m~</text:span></text:p>
      <text:p text:style-name="P294"/>
      <text:h text:style-name="P611" text:outline-level="1"/>
      <text:h text:style-name="P609" text:outline-level="1"><text:bookmark-start text:name="__RefHeading___Toc144857_2064470228"/>Chapter <text:s text:c="2"/><text:variable-set text:name="chapterCnt" text:display="none" text:formula="ooow:chapterCnt+1" office:value-type="float" office:value="3" style:data-style-name="N0"/><text:variable-set text:name="libChapter" text:display="none" text:formula="ooow:chapterCnt" office:value-type="float" office:value="3" style:data-style-name="N0"/><text:variable-get text:name="libChapter" style:data-style-name="N0">3</text:variable-get> <text:s/>ScalaLab Libraries<text:bookmark-end text:name="__RefHeading___Toc144857_2064470228"/></text:h>
      <text:h text:style-name="Heading_20_2" text:outline-level="2"><text:bookmark-start text:name="__RefHeading___Toc144859_2064470228"/>Interfacing Core Java Scientific Libraries<text:bookmark-end text:name="__RefHeading___Toc144859_2064470228"/></text:h>
      <text:p text:style-name="P193">The content of this section is rather technical and can be skipped by a reader that intends only to use ScalaLab.</text:p>
      <text:p text:style-name="P187">ScalaLab provides a novel feature: a uniform high-level interface to multiple basic Java numerical libraries that can be switched in order the user to investigate their relative benefits easily. Each such interface implements the functionality of the <text:span text:style-name="T112">ScalaSciMatrix</text:span><text:span text:style-name="T125"> trait, therefore a common set of functionality is enforced. </text:span></text:p>
      <text:p text:style-name="P187">A fundamental task for any mathematical programming environment is to provide powerful classes for handling matrices. ScalaLab offers both a 1-indexed Matrix class and a switchable 0-indexed one. <text:s/>Moreover, ScalaLab offers and the powerful <text:span text:style-name="T112">RichDouble2DArray </text:span><text:span text:style-name="T125">type, that wraps the standard Java </text:span><text:span text:style-name="T112">two-dimensional </text:span><text:span text:style-name="T125">arrays, and provides a lot of MATLAB-like functionality.</text:span></text:p>
      <text:p text:style-name="P187">Specifically, we utilize the NUMAL library [<text:variable-get text:name="Lau03" style:data-style-name="N0">11</text:variable-get>] <text:s/>with the class <text:span text:style-name="T112">Matrix</text:span> that offers one-indexed Matrices since the double [][] arrays in NUMAL are one-indexed. Although, C/C++ and Java programmers are familiar with zero-indexed arrays, Fortran and MATLAB are widespread languages that use one-indexed <text:span text:style-name="T303">arrays</text:span>. Thus, this is another additional reason to keep a one-indexed Matrix class. <text:span text:style-name="T303">For</text:span> the zero-indexed <text:span text:style-name="T112">Mat</text:span> class we can switch the library on which this class is based: <text:span text:style-name="T293">some</text:span> options are the JAMA library, the Efficient Java Matrix Library (EJML), the Matrix Toolkit for Java (MTJ) and the Apache Common Maths Library. Also, the Java translation of the classic book “Numerical Recipes in C++” <text:s/>[<text:variable-get text:name="Pre02" style:data-style-name="N0">12</text:variable-get>] is utilized in order to provide additional functionality to the <text:span text:style-name="T112">RichDouble2DArray</text:span><text:span text:style-name="T125"> class. </text:span></text:p>
      <text:p text:style-name="P187">Library independent uniformity is accomplished by implementing similar interfaces with the corresponding Scala wrappers to these libraries. Also, we take care to make the library routines MATLAB-like whenever possible, to facilitate users familiar with MATLAB. As noted, a common set of functionality is enforced by the compiler with the <text:span text:style-name="T112">scalaSciMatrix </text:span><text:span text:style-name="T125">trait. </text:span></text:p>
      <text:p text:style-name="P187">The architecture of interfacing Java scientific code to ScalaLab consists of the following basic steps (Fig . <text:variable-get text:name="LibrariesArchitecture" style:data-style-name="N0">2</text:variable-get>):</text:p>
      <text:p text:style-name="P187">I. <text:s text:c="3"/>A <text:span text:style-name="T121">Wrapper Scala Class</text:span><text:span text:style-name="T112"> </text:span><text:span text:style-name="T121">(WSC)</text:span> is created that provides high level operations by defining operator like methods, e.g. '+' for addition. For example, the <text:span text:style-name="T112">EJML.Mat</text:span> Scala class provides a more convenient user friendly and uniform interface to the functionality of the <text:span text:style-name="T112">SimpleMatrix </text:span>Java class of the EJML library. Thus the main benefits of this class are twofold:</text:p>
      <text:p text:style-name="P187"><text:s/>1. Providing operator-like methods, e.g. '+', '*' etc.</text:p>
      <text:list xml:id="list6355904212454825194" text:style-name="L14">
        <text:list-item>
          <text:p text:style-name="P497"><text:s/>Designing similar methods for all interfaced libraries with the enforced implementation of the methods of the <text:span text:style-name="T303">S</text:span>cala<text:span text:style-name="T303">Sci Matrix interface by the Scala compiler. These methods </text:span>preferably <text:span text:style-name="T303">are </text:span>similar to MATLAB, in order the user to have a familiar and uniform interface.</text:p>
        </text:list-item>
      </text:list>
      <text:p text:style-name="P394"><text:soft-page-break/></text:p>
      <text:p text:style-name="P391"><text:span text:style-name="T132">II. <text:s/>The </text:span><text:span text:style-name="T121">Scala Object</text:span><text:span text:style-name="T136"> </text:span><text:span text:style-name="T121">for Static Math Operations (SOSMO)</text:span><text:span text:style-name="T132"> aims to provide short overloaded versions of the basic routines for each new type that interfaces a Java library. For example, it allows to use </text:span><text:span text:style-name="T118">sin(B)</text:span><text:span text:style-name="T132"> where </text:span><text:span text:style-name="T118">B</text:span><text:span text:style-name="T132"> can be an object of our </text:span><text:span text:style-name="T118">Mat</text:span><text:span text:style-name="T132"> Scala class. <text:s/>An explanation for the utility of the SOSMO objects follows.</text:span></text:p>
      <text:p text:style-name="P391"><text:span text:style-name="T132">Although we have a single one-indexed matrix class implementation we have many possible zero-indexed ones. Routines as </text:span><text:span text:style-name="T118">sin(B)</text:span><text:span text:style-name="T132">, can be resolved by the compiler based on the type of B, e.g. </text:span><text:span text:style-name="T118">EJML.Mat </text:span><text:span text:style-name="T132">or </text:span><text:span text:style-name="T118">MTJ.Mat </text:span><text:span text:style-name="T132">type. </text:span></text:p>
      <text:p text:style-name="P248"><text:span text:style-name="T132">However, by convention important routines as </text:span><text:span text:style-name="T118">rand1(n, m), ones1(n, m)</text:span><text:span text:style-name="T132"> etc. operate on the </text:span><text:span text:style-name="T136">single</text:span><text:span text:style-name="T132"> one-indexed matrix class and those ending with 0, i.e. </text:span><text:span text:style-name="T118">rand0(n, m), ones0(n, m)</text:span><text:span text:style-name="T132"> are based on </text:span><text:span text:style-name="T136">one of the many </text:span><text:span text:style-name="T132">zero-indexed matrix libraries.</text:span></text:p>
      <text:p text:style-name="P248">Therefore, it is not convenient to have multiple zero-indexed matrices imported at the same time since these routines should cope with a particular matrix type. The interpreter needs to switch between different choices for the zero-indexed matrix class. Therefore, t<text:span text:style-name="T132">he rationale behind these objects is to </text:span><text:span text:style-name="T136">facilitate the switching of the Scala interpreter to a different set of libraries</text:span><text:span text:style-name="T132">. Each such object implements a large set of coherent mathematical operations. <text:s/>The interpreter simply needs to import the corresponding SOSMOs in order to switch functionality. <text:s/>For example, the file </text:span><text:span text:style-name="T118">StaticMathsEJML.scala </text:span><text:span text:style-name="T132">implements a SOSMO Scala object that has zero indexed matrix functionality based on the EJML library, thus </text:span><text:span text:style-name="T118">rand0(n, m)</text:span><text:span text:style-name="T132"> returns a <text:s/></text:span><text:span text:style-name="T118">Wrapper Scala Class (WSC) </text:span><text:span text:style-name="T132"><text:s/>matrix object suited for the EJML library. Similarly, the file </text:span><text:span text:style-name="T118">StaticMathsMTJ.scala</text:span><text:span text:style-name="T132"> does similar things targeted at the MTJ library. </text:span></text:p>
      <text:p text:style-name="P187">Concluding, the top level mathematical matrix functions e.g. <text:s/><text:span text:style-name="T112">rand(int n, int m), ones(int n) <text:s/></text:span>etc., should cope with the Matrix type representation appropriate to the currently utilized library. Also, a matrix object denoted e.g. <text:span text:style-name="T112">Matrix</text:span> can refer to different matrices depending on the library. The “switching” of libraries is performed by initializing a different Scala interpreter that imports the corresponding libraries. Currently, there exists a class <text:span text:style-name="T112">StaticMaths </text:span>that performs important initializations for the JAMA library, <text:span text:style-name="T112">StaticMathsEJML</text:span> for the Efficient Java Matrix Library, <text:span text:style-name="T112">StaticMathsMTJ </text:span><text:span text:style-name="T125">for the Matrix Toolkit for Java (MTJ) and </text:span><text:span text:style-name="T112">StaticMathsCommonMaths</text:span><text:span text:style-name="T125"> for the Apache Common Maths library. Thus, t</text:span>he utilization of the JAMA library is accomplished by creating a fresh Scala Interpreter that imports the <text:span text:style-name="T112">StaticMathsJAMA </text:span>object while for the EJML the <text:span text:style-name="T112">StaticMathsEJML </text:span>is imported.</text:p>
      <text:p text:style-name="P174"/>
      <text:p text:style-name="P174"/>
      <text:p text:style-name="P173"><draw:g text:anchor-type="paragraph" draw:z-index="6" draw:style-name="gr1"><draw:frame draw:style-name="gr2" draw:text-style-name="P619" svg:width="2.4217in" svg:height="0.5004in" svg:x="0.0008in" svg:y="1.176in"><draw:text-box><text:p text:style-name="P618"><text:span text:style-name="T342"><text:s text:c="3"/></text:span><text:span text:style-name="T342">Wrapper Scala Class (WSC)</text:span></text:p></draw:text-box></draw:frame><draw:frame draw:style-name="gr3" draw:text-style-name="P619" svg:width="2.3949in" svg:height="0.4831in" svg:x="0.028in" svg:y="0.2051in"><draw:text-box><text:p text:style-name="P618"><text:span text:style-name="T342">Scala Object for Static Math Operations (SOSMO)</text:span></text:p></draw:text-box></draw:frame><draw:frame draw:style-name="gr4" draw:text-style-name="P619" svg:width="2.3949in" svg:height="0.5004in" svg:x="0.028in" svg:y="2.176in"><draw:text-box><text:p text:style-name="P618"><text:span text:style-name="T342">Java <text:s/>Library (e.g. EJML, Colt, JAMA)</text:span></text:p></draw:text-box></draw:frame><draw:frame draw:style-name="gr5" draw:text-style-name="P621" svg:width="2.7504in" svg:height="0.5004in" draw:transform="rotate (1.5707963267949) translate (3.42291666666667in 2.83357392825897in)"><draw:text-box><text:p text:style-name="P620"><text:span text:style-name="T342"><text:s text:c="13"/></text:span><text:span text:style-name="T343">Scala Interpreter</text:span></text:p></draw:text-box></draw:frame><draw:line draw:style-name="gr6" draw:text-style-name="P622" svg:x1="2.4228in" svg:y1="0.5441in" svg:x2="3.4228in" svg:y2="0.5441in"><text:p/></draw:line><draw:line draw:style-name="gr6" draw:text-style-name="P622" svg:x1="2.4228in" svg:y1="2.4264in" svg:x2="3.4228in" svg:y2="2.4264in"><text:p/></draw:line><draw:line draw:style-name="gr6" draw:text-style-name="P622" svg:x1="2.4228in" svg:y1="1.4264in" svg:x2="3.4228in" svg:y2="1.4264in"><text:p/></draw:line><draw:line draw:style-name="gr6" draw:text-style-name="P622" svg:x1="1.1728in" svg:y1="1.6764in" svg:x2="1.1728in" svg:y2="2.1764in"><text:p/></draw:line><draw:line draw:style-name="gr6" draw:text-style-name="P622" svg:x1="1.1728in" svg:y1="0.6646in" svg:x2="1.1728in" svg:y2="1.1646in"><text:p/></draw:line></draw:g></text:p>
      <text:p text:style-name="P173"/>
      <text:p text:style-name="P173"/>
      <text:p text:style-name="P169"/>
      <text:p text:style-name="P446"><text:soft-page-break/></text:p>
      <text:h text:style-name="Heading_20_1" text:outline-level="1"/>
      <text:p text:style-name="P103">Fig <text:variable-get text:name="LibrariesArchitecture" style:data-style-name="N0">2</text:variable-get>. <text:s/>Interfacing libraries to ScalaLab</text:p>
      <text:p text:style-name="P422"/>
      <text:p text:style-name="P421"/>
      <text:p text:style-name="P437">We investigated the integration of important Numerical Analysis libraries within the ScalaLab kernel. Although, the main executable file of ScalaLab (e.g. <text:span text:style-name="T112">ScalaLa</text:span><text:span text:style-name="T115">b</text:span><text:span text:style-name="T112">.jar</text:span>) has some very important mathematical routines, most of them reside in separate JAR files that are placed in the lib folder. These additional libraries are automatically detected at startup and they are placed at the classpath of the Scala classloader. </text:p>
      <text:p text:style-name="P437">However, for more specialized libraries of scientific code another mechanism is designed that utilizes them dynamically <text:span text:style-name="T304">as toolboxes </text:span>without embedding any code within the ScalaLab binary. </text:p>
      <text:p text:style-name="P437"/>
      <text:h text:style-name="Heading_20_2" text:outline-level="2"><text:bookmark-start text:name="__RefHeading___Toc144861_2064470228"/>Ordering of imports can be significant<text:bookmark-end text:name="__RefHeading___Toc144861_2064470228"/></text:h>
      <text:p text:style-name="P376"><text:span text:style-name="Teletype">In <text:s/></text:span><text:span text:style-name="Teletype"><text:span text:style-name="T19">scalaSci</text:span></text:span><text:span text:style-name="T18"> </text:span><text:span text:style-name="Teletype"><text:span text:style-name="T18">the trait </text:span></text:span><text:span text:style-name="Teletype"><text:span text:style-name="T19">scalaSci.StaticScalaSciGlobal</text:span></text:span><text:span text:style-name="T18"> </text:span><text:span text:style-name="Teletype"><text:span text:style-name="T18">defines some </text:span></text:span><text:span text:style-name="Teletype"><text:span text:style-name="T29">global static operations </text:span></text:span><text:span text:style-name="Teletype"><text:span text:style-name="T18">available in scalaSci, </text:span></text:span><text:span text:style-name="Teletype"><text:span text:style-name="T29">independent</text:span></text:span><text:span text:style-name="Teletype"><text:span text:style-name="T18"> of the library that the interpreter uses. </text:span></text:span></text:p>
      <text:p text:style-name="P376"><text:span text:style-name="Teletype"><text:span text:style-name="T18">Other static operations exist for example in objects</text:span></text:span><text:span text:style-name="T18"> </text:span><text:span text:style-name="Teletype"><text:span text:style-name="T19">RichDouble1DArray</text:span></text:span><text:span text:style-name="T18">, </text:span><text:span text:style-name="Teletype"><text:span text:style-name="T19">RichDouble2DArray</text:span></text:span><text:span text:style-name="T18">, </text:span><text:span text:style-name="Teletype"><text:span text:style-name="T19">Vec</text:span></text:span><text:span text:style-name="T18">, </text:span><text:span text:style-name="Teletype"><text:span text:style-name="T19">Matrix</text:span></text:span><text:span text:style-name="T18">, </text:span><text:span text:style-name="Teletype"><text:span text:style-name="T19">Sparse</text:span></text:span><text:span text:style-name="T18">, </text:span><text:span text:style-name="Teletype"><text:span text:style-name="T19">CCMatrix</text:span></text:span><text:span text:style-name="T18"> </text:span><text:span text:style-name="Teletype"><text:span text:style-name="T18">which are always imported.</text:span></text:span><text:span text:style-name="T18"> </text:span></text:p>
      <text:p text:style-name="P376"><text:span text:style-name="Teletype"><text:span text:style-name="T18">The basic problem that this trait solves, is to import properly overloaded versions of a method. For example, the method</text:span></text:span><text:span text:style-name="T18"> </text:span><text:span text:style-name="Teletype"><text:span text:style-name="T19">sin(),</text:span></text:span><text:span text:style-name="T18"> </text:span><text:span text:style-name="Teletype"><text:span text:style-name="T18">has some fixed signatures independent of the particular library, which at the time of writing are (of course we can extend the list with other matrix types, for example sparse matrices): </text:span></text:span></text:p>
      <text:p text:style-name="P370"><text:s/>sin(x: Double)</text:p>
      <text:p text:style-name="P370"><text:s/>sin(x: Array[Double])</text:p>
      <text:p text:style-name="P370"><text:s/>sin(x: Array[Array[Double]])</text:p>
      <text:p text:style-name="P370"><text:s/>sin(x: Matrix)</text:p>
      <text:p text:style-name="P370"><text:s/>sin(x: Vec) </text:p>
      <text:p text:style-name="P376"><text:span text:style-name="Teletype"><text:span text:style-name="T18">All the</text:span></text:span><text:span text:style-name="T18"> </text:span><text:span text:style-name="Teletype"><text:span text:style-name="T19">Scala Objects for Static Math Operations (SOSMOs)</text:span></text:span><text:span text:style-name="T18"> </text:span><text:span text:style-name="Teletype"><text:span text:style-name="T18">should mixin this trait in order to have the common functionality. Additionally, each SOSMO should implement its library specific routines.</text:span></text:span><text:span text:style-name="T18"> </text:span></text:p>
      <text:p text:style-name="P376"><text:span text:style-name="Teletype"><text:span text:style-name="T18">For example the</text:span></text:span><text:span text:style-name="T18"> </text:span><text:span text:style-name="Teletype"><text:span text:style-name="T19">StaticMathsEJML</text:span></text:span><text:span text:style-name="T18"> </text:span><text:span text:style-name="Teletype"><text:span text:style-name="T18">object, by mixing the</text:span></text:span><text:span text:style-name="T18"> </text:span><text:span text:style-name="Teletype"><text:span text:style-name="T19">StaticScalaSciGlobal</text:span></text:span><text:span text:style-name="T18"> </text:span><text:span text:style-name="Teletype"><text:span text:style-name="T18">trait, acquires all the implementations of the </text:span></text:span><text:span text:style-name="Teletype"><text:span text:style-name="T19">sin()</text:span></text:span><text:span text:style-name="T18"> </text:span><text:span text:style-name="Teletype"><text:span text:style-name="T18">for the library independent types.</text:span></text:span><text:span text:style-name="T18"> </text:span></text:p>
      <text:p text:style-name="P375"><text:span text:style-name="Teletype"><text:span text:style-name="T18">Then, it implements the</text:span></text:span><text:span text:style-name="T18"> </text:span><text:span text:style-name="Teletype"><text:span text:style-name="T19">sin()</text:span></text:span><text:span text:style-name="T18"> </text:span><text:span text:style-name="Teletype"><text:span text:style-name="T18">for the EJML matrix as:</text:span></text:span><text:span text:style-name="T18"> </text:span></text:p>
      <text:p text:style-name="P370"><text:s/>def sin(x: Mat) = {</text:p>
      <text:p text:style-name="P370"><text:s text:c="3"/>scalaSci.EJML.Mat.sin(x)</text:p>
      <text:p text:style-name="P370">}</text:p>
      <text:p text:style-name="P375"><text:span text:style-name="Teletype"><text:span text:style-name="T20"/></text:span></text:p>
      <text:p text:style-name="P375"><text:soft-page-break/><text:span text:style-name="Teletype"><text:span text:style-name="T29">IMPORTANT: </text:span></text:span></text:p>
      <text:p text:style-name="P376"><text:span text:style-name="Teletype"><text:span text:style-name="T18">New import statements can </text:span></text:span><text:span text:style-name="Teletype"><text:span text:style-name="T96">overwrite symbols with the same name </text:span></text:span><text:span text:style-name="Teletype"><text:span text:style-name="T18">acquired from previous imports. The</text:span></text:span><text:span text:style-name="Teletype"><text:span text:style-name="T106">re</text:span></text:span><text:span text:style-name="Teletype"><text:span text:style-name="T18">fore, usually imports of the SOSMOs should be placed after objects containing symbols with the same names.</text:span></text:span><text:span text:style-name="T18"> </text:span></text:p>
      <text:p text:style-name="P375"><text:span text:style-name="Teletype"><text:span text:style-name="T18">For example, if we write:</text:span></text:span><text:span text:style-name="T18"> </text:span></text:p>
      <text:p text:style-name="P370"><text:s text:c="2"/><text:bookmark-start text:name="__DdeLink__20604_2077917372"/><text:s/>import scalaSci.EJML.StaticMathsEJML._</text:p>
      <text:p text:style-name="P370"><text:s text:c="3"/>import scalaSci.Matrix._<text:bookmark-end text:name="__DdeLink__20604_2077917372"/></text:p>
      <text:p text:style-name="P375"><text:span text:style-name="Teletype"><text:span text:style-name="T18">then the statement:</text:span></text:span><text:span text:style-name="T18"> </text:span></text:p>
      <text:p text:style-name="P370"><text:bookmark-start text:name="__DdeLink__20606_2077917372"/><text:s/>var x = sin(3.4) <text:bookmark-end text:name="__DdeLink__20606_2077917372"/></text:p>
      <text:p text:style-name="P375"><text:span text:style-name="Teletype"><text:span text:style-name="T18">fails, while the statements:</text:span></text:span><text:span text:style-name="T18"> </text:span></text:p>
      <text:p text:style-name="P370"><text:s text:c="3"/>var g = scalaSci.EJML.StaticMathsEJML.rand0(2,3) // g is EJML matrix</text:p>
      <text:p text:style-name="P370"><text:s text:c="3"/>sin(g)</text:p>
      <text:p text:style-name="P375"><text:span text:style-name="Teletype"><text:span text:style-name="T18">succeed.</text:span></text:span><text:span text:style-name="T18"> </text:span></text:p>
      <text:p text:style-name="P376"><text:span text:style-name="Teletype"><text:span text:style-name="T18">The problem is that the second import statement (i.e. import</text:span></text:span><text:span text:style-name="T18"> </text:span><text:span text:style-name="Teletype"><text:span text:style-name="T19">scalaSci.Matrix._</text:span></text:span><text:span text:style-name="T18"> </text:span><text:span text:style-name="Teletype"><text:span text:style-name="T18">) imports the </text:span></text:span><text:span text:style-name="Teletype"><text:span text:style-name="T19">sin()</text:span></text:span><text:span text:style-name="T18"> </text:span><text:span text:style-name="Teletype"><text:span text:style-name="T18">from the </text:span></text:span><text:span text:style-name="Teletype"><text:span text:style-name="T19">scalaSci.Matrix</text:span></text:span><text:span text:style-name="T18"> </text:span><text:span text:style-name="Teletype"><text:span text:style-name="T18">class that is defined only for</text:span></text:span><text:span text:style-name="T18"> </text:span><text:span text:style-name="Teletype"><text:span text:style-name="T19">scalaSci.Matrix</text:span></text:span><text:span text:style-name="Teletype"><text:span text:style-name="T18">, and overwrites the</text:span></text:span><text:span text:style-name="T18"> </text:span><text:span text:style-name="Teletype"><text:span text:style-name="T19">sin()</text:span></text:span><text:span text:style-name="T18"> </text:span><text:span text:style-name="Teletype"><text:span text:style-name="T18">from the</text:span></text:span><text:span text:style-name="T18"> </text:span><text:span text:style-name="Teletype"><text:span text:style-name="T19">scalaSci.EJML.StaticMathsEJML</text:span></text:span><text:span text:style-name="Teletype"><text:span text:style-name="T18">, that defines many more overloaded versions of</text:span></text:span><text:span text:style-name="T18"> </text:span><text:span text:style-name="Teletype"><text:span text:style-name="T19">sin()</text:span></text:span><text:span text:style-name="T18"> </text:span><text:span text:style-name="Teletype"><text:span text:style-name="T18">. So, the proper order of the imports is:</text:span></text:span><text:span text:style-name="T18"> </text:span></text:p>
      <text:p text:style-name="P370"><text:bookmark-start text:name="__DdeLink__20608_2077917372"/><text:s text:c="2"/>import scalaSci.Matrix._</text:p>
      <text:p text:style-name="P370"><text:s text:c="2"/>import scalaSci.EJML.StaticMathsEJML._</text:p>
      <text:p text:style-name="P370"><text:bookmark-end text:name="__DdeLink__20608_2077917372"/></text:p>
      <text:h text:style-name="P585" text:outline-level="2"><text:bookmark-start text:name="__RefHeading___Toc144863_2064470228"/>Designing a high-level interface: a case study for the EJML library<text:bookmark-end text:name="__RefHeading___Toc144863_2064470228"/></text:h>
      <text:p text:style-name="P166"/>
      <text:p text:style-name="P187">This section elaborates on the Scala's approaches of extending and decorating Java libraries by presenting a simple illustrative example for the implementation of a class that implements Matrices. This class is the <text:span text:style-name="T112">Mat</text:span> class. <text:span text:style-name="T304">Also, the content is rather technical and can be skipped by the reader that wants only to learn to use ScalaLab as a tool.</text:span></text:p>
      <text:p text:style-name="P188">The <text:span text:style-name="T112">scalaSci.EJML.Mat</text:span> (abbreviated <text:span text:style-name="T112">Mat) </text:span>class in ScalaLab wraps the Efficient Java Matrix Library (EJML, <text:span text:style-name="T294">http://ejml.org/wiki/index.php?title=Main_Page)</text:span> <text:span text:style-name="T112">SimpleMatrix</text:span> class, allowing us to perform high-level MATLAB-like operations. </text:p>
      <text:p text:style-name="P187">The <text:span text:style-name="T112">default (primary)</text:span> constructor performs global initialization operations (since in Scala any auxiliary constructor must call finally the primary constructor). <text:s/>It keeps a reference to the SimpleMatrix object that is the link to EJML's library functionality. This primary constructor is shown:</text:p>
      <text:p text:style-name="P202"/>
      <text:p text:style-name="P201"><text:soft-page-break/>class Mat( smi: SimpleMatrix) <text:s/>extends AnyRef with scalaSci.scalaSciMatrix[scalaSci.EJML.Mat] = {</text:p>
      <text:p text:style-name="P201"><text:s text:c="2"/>var sm = smi <text:s/>// keep a reference to the SimpleMatrix</text:p>
      <text:p text:style-name="P201"><text:s/>// getters for size</text:p>
      <text:p text:style-name="P201"><text:s text:c="2"/>def <text:s/>Nrows = smi.numRows()</text:p>
      <text:p text:style-name="P201"><text:s text:c="2"/>def <text:s/>Ncols = smi.numCols()</text:p>
      <text:p text:style-name="P201"><text:s text:c="2"/>def size = { ( Nrows, Ncols) }</text:p>
      <text:p text:style-name="P201"><text:s text:c="2"/>def length = { Nrows }</text:p>
      <text:p text:style-name="P202"><text:s/></text:p>
      <text:p text:style-name="P230">Trait <text:span text:style-name="T112">scalaSciMatrix </text:span><text:s/>enforces common functionality to all the ScalaSci matrices, independently of the library that use. </text:p>
      <text:p text:style-name="P187">It is interesting that Scala <text:span text:style-name="T112">does not have operators</text:span>. The flexible syntax of method calls and the acceptance of many special symbols as method names permits the implementation of methods that give the illusion of the built-in operators. Consider for example the operations</text:p>
      <text:p text:style-name="P187"><text:s/><text:span text:style-name="T112"><text:s text:c="3"/>var a = 100</text:span></text:p>
      <text:p text:style-name="P202"><text:s text:c="4"/>var b = a+40</text:p>
      <text:p text:style-name="P187">The operator '+' is actually a method call on the Integer object <text:span text:style-name="T112">a, </text:span>i.e. we can write it more verbosely as: </text:p>
      <text:p text:style-name="P187">var b = a .+ (40). The operator like compact syntax is possible since Scala does not require the dot ('.') symbol for method calls and parenthesis are optional when a method has a single argument.</text:p>
      <text:p text:style-name="P187">Therefore, in Scala operations on objects are implemented as <text:span text:style-name="T112">method calls, </text:span>even for primitive objects like Integers. However the compiler is intelligent enough to generate fast code for mathematical expressions with speed similar to Java.</text:p>
      <text:p text:style-name="P187">The operator '+' in <text:span text:style-name="T112">c = a+b </text:span><text:span text:style-name="T125">is an </text:span><text:span text:style-name="T112">infix </text:span><text:span text:style-name="T125">operator. <text:s/></text:span>Scala also makes easy to implement <text:span text:style-name="T112">prefix</text:span> operators for the identifiers +, -, !, ~ with the <text:span text:style-name="T112">unary_ </text:span>prepended to the operator character. Also, <text:span text:style-name="T112">postfix</text:span> <text:s/>operators are methods that take no arguments, when they are invoked without a dot or parenthesis. Thus, for example, we can declare a method ~ at the Matrix class and perform Matrix transposition in this way. Then for a variable <text:span text:style-name="T112">A </text:span><text:span text:style-name="T125"><text:s/>of Matrix type, the expression </text:span><text:span text:style-name="T112">A~ </text:span><text:span text:style-name="T125">evaluates to the transpose of A. </text:span></text:p>
      <text:p text:style-name="P186">Convenient <text:span text:style-name="T295">infix</text:span> operators are implemented in ScalaLab for all matrix types, include all the basic operators, e.g. addition, subtraction, multiplication etc. This allows the user to write the same MATLAB-like code independently of the utilized Java library, e.g. code such as:</text:p>
      <text:p text:style-name="P201"/>
      <text:p text:style-name="P201">var <text:s/>a = rand0(4,5) <text:s text:c="2"/>// a 4X5 random matrix</text:p>
      <text:p text:style-name="P201"><text:soft-page-break/>var b = rand0(5, 8) <text:s text:c="2"/>// a 5 X 8 random matrix</text:p>
      <text:p text:style-name="P201">var ab = a*b <text:s/>// perform matrix multiplication</text:p>
      <text:p text:style-name="P201">var cc = 4.7*a-100 <text:s/>// an expression involving numbers and matrices</text:p>
      <text:p text:style-name="P201">var ma = -a <text:s/>// unary minus, note that the space before -a is required, to differentiate from =- </text:p>
      <text:p text:style-name="P201"><text:tab/> <text:s text:c="5"/></text:p>
      <text:p text:style-name="P187">Returning to our matrix <text:span text:style-name="T112">Mat </text:span>class example, when the compiler detects an operator '+' on a Double object d that adds a Mat object M, i.e. d + M, it has a problem since this constitutes a type error. There is no method defined on the predefined Double type that adds to it a Mat object (and there cannot be one since Mat is a user library defined type). Similar is the situation when a Mat is added to a double array. Therefore, the situation 4.8+A is more difficult than A+4.8, that can be implemented by defining a method '+' for the class of object A. Dynamic languages as Groovy [<text:variable-get text:name="Kon07" style:data-style-name="N0">9</text:variable-get>], can easily overcome this obstacle by appending methods to the MetaClass of the Double or Double[] type. But when we do not want to sacrifice the merits of static typing other solutions should be searched. </text:p>
      <text:p text:style-name="P201"/>
      <text:p text:style-name="P187"><text:span text:style-name="T112">Implicit conversions </text:span>[<text:variable-get text:name="Odersky98" style:data-style-name="N0">15</text:variable-get>] provide efficient solutions in such cases in Scala. When an operation is not defined for some types, the compiler instead of aborting, tries any available implicit conversions that can be applied in order to transform an invalid operation to a valid one. The goal is to transform the objects to types for which the operation is valid.</text:p>
      <text:p text:style-name="P187">ScalaLab defines automatically a large number of implicit conversions but also each application can define their own. For the <text:span text:style-name="T112">Mat </text:span>class we define some implicit conversions that cope with the usual cases where a Mat needs to act upon a predefined object (e.g. a Double) appearing before it at the expression.</text:p>
      <text:p text:style-name="P186">These implicits are for example as (this implicit conversion were in our original design that we modified):</text:p>
      <text:p text:style-name="P186"/>
      <text:p text:style-name="P165"><text:s/><text:span text:style-name="T112">implicit def DoubleToMat(x: Double) = scalaSci.StaticMaths.fill0(1,1,x) <text:s text:c="2"/>// implicit conversion of a Double to Mat</text:span></text:p>
      <text:p text:style-name="P187"/>
      <text:p text:style-name="P187">Initially, we have implemented implicit conversions that transformed the receiver object according to the type of the arguments in order the operation to proceed, e.g. for the code below:</text:p>
      <text:p text:style-name="P301"/>
      <text:p text:style-name="P301">var a = rand0(200, 300) // creates a 200 by 300 Matrix</text:p>
      <text:p text:style-name="P301">var a2 = 2+a // performs the addition by implicitly converted 2</text:p>
      <text:p text:style-name="P140"><text:soft-page-break/></text:p>
      <text:p text:style-name="P140">the 2 at the initial design was transformed to a 200X300 Matrix filled with 2, and the operation performed as Matrix addition.</text:p>
      <text:p text:style-name="P140">However, this design was not very elegant and also not as effective that it can be.</text:p>
      <text:p text:style-name="P140">Therefore, we updated the design of the implicit conversions around the <text:span text:style-name="T111">RichNumber </text:span>class. This class models an extended Number capable of accepting operations with all the relevant classes of ScalaSci, e.g. with <text:span text:style-name="T111">Mat, Matrix, EJML.Mat, </text:span>and generally whatever class we need to process. </text:p>
      <text:p text:style-name="P299">At the example above, the 2 is transformed by the Scala compiler to a <text:span text:style-name="T111">RichNumber</text:span> <text:span text:style-name="T176">object, that has defined an operation to add a Matrix. Therefore, the operation proceeds effectively without allocating any new space (at the original design a Matrix object was created filled with 2s).</text:span></text:p>
      <text:p text:style-name="P140">This design is more effective (about 20-30% speed increase) and (perhaps more important) simpler and more extendable.</text:p>
      <text:p text:style-name="P187"><text:span text:style-name="T178">Similarly, the classes </text:span><text:span text:style-name="T117">RichDouble1DArray </text:span><text:span text:style-name="T178">and </text:span><text:span text:style-name="T117">RichDouble2DArray</text:span><text:span text:style-name="T185"> </text:span><text:span text:style-name="T180">wrap the </text:span><text:span text:style-name="T231">Array[Double] </text:span><text:span text:style-name="T180">and </text:span><text:span text:style-name="T231">Array[Array[Double]]</text:span><text:span text:style-name="T185"> </text:span><text:span text:style-name="T180">Scala classes in order to allow convenient operations as e.g. addition and multiplication of </text:span><text:span text:style-name="T231">Array[Array[Double]]</text:span><text:span text:style-name="T185"> </text:span><text:span text:style-name="T180">types.</text:span></text:p>
      <text:p text:style-name="P216"><text:span text:style-name="T183">As </text:span><text:span text:style-name="T230">RichNumber </text:span><text:span text:style-name="T183">enriches simple numeric types, </text:span><text:span text:style-name="T230">RichDouble1DArray </text:span><text:span text:style-name="T183">enhances the </text:span><text:span text:style-name="T230">Array[Double] </text:span><text:span text:style-name="T183">type and </text:span><text:span text:style-name="T230">RichDouble2DArray </text:span><text:span text:style-name="T183">the </text:span><text:span text:style-name="T230">Array[Array[Double]] type.</text:span><text:span text:style-name="T184"> </text:span><text:span text:style-name="T183">Therefore, for example the following code becomes valid:</text:span></text:p>
      <text:p text:style-name="P187"/>
      <text:p text:style-name="P233">var a = Ones(9, 10) // an Array[Array[Double]] filled with 1s</text:p>
      <text:p text:style-name="P233">var b = 10<text:span text:style-name="T295">+a</text:span> // add the value 10 to all the elements returning b as an Array[Array[Double]]</text:p>
      <text:p text:style-name="P233">var c = b + 89.7*<text:span text:style-name="T295">a</text:span> // similarly using implicit conversions this computation proceeds normally</text:p>
      <text:p text:style-name="P187"/>
      <text:p text:style-name="P141"><text:span text:style-name="T224">The implementation of the </text:span><text:span text:style-name="T230">RichDouble1DArray.scala </text:span><text:span text:style-name="T224">and </text:span><text:span text:style-name="T230">RichDouble2DArray.scala </text:span><text:span text:style-name="T224">classes can be obtained from the sources of ScalaLab.</text:span></text:p>
      <text:p text:style-name="P187">We note that the <text:span text:style-name="T112">RichDouble2DArray </text:span><text:span text:style-name="T125">class is a powerful one providing a lot of MATLAB-like functionality to the Array[Array[Double]] type.</text:span></text:p>
      <text:p text:style-name="P187">Scala programmers can implement syntactically elegant indexing on any objects with the <text:span text:style-name="T112">apply </text:span>method and assignment of values with the <text:span text:style-name="T112">update</text:span> method. For the <text:span text:style-name="T112">Mat</text:span> class, obviously we want if <text:span text:style-name="T112">M </text:span>is a Mat to access its (i, j)th element as <text:span text:style-name="T112">M(i, j)</text:span>. Thus we implement the apply method as:</text:p>
      <text:p text:style-name="P201">def apply(row: Int., col: Int) = {</text:p>
      <text:p text:style-name="P201"><text:soft-page-break/><text:s text:c="5"/>sm.get(row, col)</text:p>
      <text:p text:style-name="P201"><text:s/>}</text:p>
      <text:p text:style-name="P187">We note that the <text:span text:style-name="T112">apply</text:span> method calls the corresponding routine <text:span text:style-name="T112">get</text:span> of the EJML library. The Scala compiler supports flexible syntax for the <text:span text:style-name="T112">apply </text:span>and <text:span text:style-name="T112">update </text:span>methods, e.g. we can call <text:span text:style-name="T112">M(i, j) </text:span>instead of <text:span text:style-name="T112">M.apply(i,j)</text:span> and write: <text:s/><text:span text:style-name="T112">M(i, j)=9.8</text:span> <text:s text:c="2"/>instead of <text:span text:style-name="T112">M.update(i,j, 9.8).</text:span> </text:p>
      <text:p text:style-name="P186">The corresponding <text:span text:style-name="T112">update</text:span> operation implements assignment of elements and can be implemented as:</text:p>
      <text:p text:style-name="P186"/>
      <text:p text:style-name="P201">def <text:s/>update(row: Int, col: Int, value: Double): Unit = {</text:p>
      <text:p text:style-name="P201"><text:s text:c="3"/>sm.set(row, col, value)</text:p>
      <text:p text:style-name="P201"><text:s/>}</text:p>
      <text:p text:style-name="P201"/>
      <text:p text:style-name="P187">The <text:span text:style-name="T112">apply</text:span> <text:s/>method can be easily overloaded in order to extract a Mat subrange by implementing the method <text:span text:style-name="T112">apply </text:span>as: </text:p>
      <text:p text:style-name="P186"/>
      <text:p text:style-name="P201">def apply( rowStart: Int, rowInc: Int, rowEnd: <text:s/>Int, colStart: Int, colInc: Int, colEnd: Int) = {</text:p>
      <text:p text:style-name="P201"/>
      <text:p text:style-name="P201"><text:s/>// the routine extracts and returns a Mat subrange with a new Mat object</text:p>
      <text:p text:style-name="P201">….</text:p>
      <text:p text:style-name="P201">}</text:p>
      <text:p text:style-name="P201"/>
      <text:p text:style-name="P186">The end result of this design is that the user can perform convenient operations on matrices, e.g. <text:span text:style-name="T112">M(2, k, m, 4, 2, N) </text:span>to extract a range denoted in MATLAB as <text:span text:style-name="T112">M(2:k:m, 4:2:N).</text:span></text:p>
      <text:p text:style-name="P186"/>
      <text:p text:style-name="P186"/>
      <text:p text:style-name="P186"/>
      <text:p text:style-name="P187">For enhancing the efficiency of numerical code ScalaSci can offer two additional types of operators (currently these type of operators are experimental):</text:p>
      <text:p text:style-name="P186"/>
      <text:p text:style-name="P195">a. <text:s/>In-place operators.</text:p>
      <text:p text:style-name="P186"><text:soft-page-break/></text:p>
      <text:p text:style-name="P186">These operators are mutable in that they act upon the receiver without creating and returning a copy of it, e. g. </text:p>
      <text:p text:style-name="P186"/>
      <text:p text:style-name="P165"><text:bookmark-start text:name="__DdeLink__40799_705179836"/><text:s/><text:span text:style-name="T112">var <text:s/>a = vones(3) <text:s/>// a 3-element vector of 1, <text:s/>i.e. a = [1.0,1.0, 1.0]</text:span><text:bookmark-end text:name="__DdeLink__40799_705179836"/></text:p>
      <text:p text:style-name="P186"><text:s/><text:span text:style-name="T112">a ++ 4 <text:s text:c="3"/>// adds 4 to all the elements of the vector, i.e. a = [5.0, 5.0, 5.0]</text:span></text:p>
      <text:p text:style-name="P186"><text:span text:style-name="T112">S</text:span>ince such in-place operators avoid the creation of new objects and the subsequent garbage collection overhead they have significant performance benefits, e.g. can be 3 to 5 times faster.</text:p>
      <text:p text:style-name="P186"/>
      <text:p text:style-name="P195">b. Right-associative operators. </text:p>
      <text:p text:style-name="P165"/>
      <text:p text:style-name="P186">Operations like e.g. </text:p>
      <text:p text:style-name="P165"><text:s text:c="2"/><text:span text:style-name="T112">var <text:s/>aa = 10+a</text:span></text:p>
      <text:p text:style-name="P186">are performed in ScalaLab with implicit conversion of the receiver (i.e. of 10 in this case) to a type for which the operation is valid. The implicit conversion however has some overhead. In order to avoid it the user can use right associative operators. Specifically, an operation that ends in ':' associates to the right, thus</text:p>
      <text:p text:style-name="P201"><text:bookmark-start text:name="__DdeLink__40801_705179836"/><text:s/>var <text:s text:c="2"/>aaa = 10 +: a<text:bookmark-end text:name="__DdeLink__40801_705179836"/></text:p>
      <text:p text:style-name="P186">is evaluated as <text:s/>a.+:(10)</text:p>
      <text:p text:style-name="P186">and thus is a valid operation.</text:p>
      <text:p text:style-name="P186"/>
      <text:p text:style-name="P187"><text:span text:style-name="T4">Scientific programming environments demand for a global namespace of functions. </text:span><text:span text:style-name="T6">Scala has no globally visible methods; every method must be contained in an object or a class. However, a global function namespace can be implemented easily with </text:span><text:span text:style-name="T9">static imports</text:span><text:span text:style-name="T6">. <text:s/>Also, Scala offers the possibility to define </text:span><text:span text:style-name="T9">apply()</text:span><text:span text:style-name="T6"> methods for the companion objects of classes. These apply() methods offer the convenience to call them directly with the object name. Therefore by creating global objects we have the same convenience as if global methods existed. For example, all the variety of plotting functions are available with their simple name (e.g. </text:span><text:span text:style-name="T9">plot(..), figure(..)</text:span><text:span text:style-name="T6">) by importing a relevant plot object. </text:span></text:p>
      <text:p text:style-name="P186"/>
      <text:h text:style-name="P596" text:outline-level="2"/>
      <text:h text:style-name="Heading_20_2" text:outline-level="2"><text:bookmark-start text:name="__RefHeading___Toc144865_2064470228"/>Developing Code with ScalaSci Classes<text:bookmark-end text:name="__RefHeading___Toc144865_2064470228"/></text:h>
      <text:p text:style-name="P104"/>
      <text:p text:style-name="P187"><text:span text:style-name="T155">ScalaSci </text:span><text:span text:style-name="T179">classes</text:span><text:span text:style-name="T224"> </text:span><text:span text:style-name="T182">are Scala language classes </text:span><text:span text:style-name="T180">that can also exploit the additional support of ScalaLab for scientific code, i.e. the specialized constructs, operators and all the libraries.</text:span></text:p>
      <text:p text:style-name="P187"><text:span text:style-name="T180">We describe first the case of building simple </text:span><text:span text:style-name="T182">Scala</text:span><text:span text:style-name="T224"> </text:span><text:span text:style-name="T180">code and then the little more complicated case of developing </text:span><text:span text:style-name="T182">ScalaSci</text:span><text:span text:style-name="T224"> </text:span><text:span text:style-name="T180">code</text:span><text:span text:style-name="T182">, </text:span><text:span text:style-name="T180">i.e. Scala code that utilizes the expanded ScalaLab functionality.</text:span></text:p>
      <text:p text:style-name="P196">a. Building simple Scala code with Scala Classes.</text:p>
      <text:p text:style-name="P216">Suppose that you want to implement the Gaussian basis function.</text:p>
      <text:p text:style-name="P189"/>
      <text:p text:style-name="P216">Follow these steps:</text:p>
      <text:list xml:id="list57313415048887659" text:style-name="L15">
        <text:list-item>
          <text:list>
            <text:list-item>
              <text:list>
                <text:list-item>
                  <text:p text:style-name="P498"><text:span text:style-name="T165">Create a directory to place your code, e.g. “</text:span><text:a xlink:type="simple" xlink:href="../../../../neural" text:style-name="Internet_20_link" text:visited-style-name="Visited_20_Internet_20_Link"><text:span text:style-name="T165">C:\neural</text:span></text:a><text:span text:style-name="T165">”</text:span></text:p>
                </text:list-item>
                <text:list-item>
                  <text:p text:style-name="P519">Create a file named e.g. “myGaussClass.scala” <text:span text:style-name="T176">. </text:span></text:p>
                </text:list-item>
                <text:list-item>
                  <text:p text:style-name="P527">Implement your class as for example:</text:p>
                  <text:p text:style-name="P513"><text:bookmark-start text:name="__DdeLink__41173_705179836"/>class gauss(val mi: Double, val sigma: Double)</text:p>
                  <text:p text:style-name="P513">{</text:p>
                  <text:p text:style-name="P513">def gs ( x: Double ) = {</text:p>
                  <text:p text:style-name="P513">Math.exp(-(x-mi)*(x-mi))/(2*sigma*sigma)</text:p>
                  <text:p text:style-name="P513">}</text:p>
                  <text:p text:style-name="P513">}<text:bookmark-end text:name="__DdeLink__41173_705179836"/></text:p>
                </text:list-item>
              </text:list>
            </text:list-item>
          </text:list>
        </text:list-item>
      </text:list>
      <text:list xml:id="list4894265356796988657" text:style-name="L16">
        <text:list-header>
          <text:p text:style-name="P520"><text:span text:style-name="T176">4. Compile your “myGaussClass.scala” file either from the command line or from the </text:span><text:span text:style-name="T111">ScalaLab Explorer.</text:span> <text:span text:style-name="T176">The later option is preferable since the Scala compiler integrated within the </text:span><text:span text:style-name="T111">ScalaLab </text:span><text:span text:style-name="T176">is used and thus even a Scala installation is not required. The compilation produces the class </text:span><text:span text:style-name="T111">gauss.class.</text:span> </text:p>
          <text:p text:style-name="P520"><text:span text:style-name="T176">5. In order your new class to be accessible, the </text:span><text:span text:style-name="T120">classpath</text:span> <text:span text:style-name="T178">of the </text:span><text:span text:style-name="T177">Scala interpreter</text:span> <text:span text:style-name="T178">(i.e. the </text:span><text:span text:style-name="T177">ScalaClassPath) </text:span><text:span text:style-name="T178">should be updated. You can update the ScalaClassPath in two ways:</text:span></text:p>
          <text:p text:style-name="P520"><text:span text:style-name="T178">a. Press the “</text:span><text:span text:style-name="T117">Update ScalaClassPath</text:span>” <text:span text:style-name="T178">button or right-mouse click at the combo box placed directly below that button. A browsing file dialog appears where you can select the source file of your code (e.g. “gaussian.scala”) in order to update the </text:span><text:span text:style-name="T177">ScalaClassPath.</text:span></text:p>
          <text:p text:style-name="P517"><text:soft-page-break/><text:span text:style-name="T176">b. Alternatively, if you display the path at the </text:span><text:span text:style-name="T177">ScalaLab Explorer</text:span> <text:span text:style-name="T176">you can right mouse click on it, and use the “Paths” popup menu option to update the </text:span><text:span text:style-name="T177">ScalaClassPath </text:span><text:span text:style-name="T176">with your path. </text:span></text:p>
          <text:p text:style-name="P499"><text:span text:style-name="T186">6. Given that the </text:span><text:span text:style-name="T187">ScalaClassPath </text:span><text:span text:style-name="T188">has been updated to include the “</text:span><text:a xlink:type="simple" xlink:href="../../../../neural" text:style-name="Internet_20_link" text:visited-style-name="Visited_20_Internet_20_Link"><text:span text:style-name="T188">c:\neural</text:span></text:a><text:span text:style-name="T188">” folder, and </text:span><text:span text:style-name="T168">Gaussian.class</text:span><text:span text:style-name="T189"> </text:span><text:span text:style-name="T186">is now accessible. You can use it for example as:</text:span></text:p>
          <text:p text:style-name="P514"><text:bookmark-start text:name="__DdeLink__41919_705179836"/><text:bookmark-start text:name="__DdeLink__41177_705179836"/>var mi=10.3; var sigma = 2.7 </text:p>
          <text:p text:style-name="P514">var tm = inc(2, 0.01, 30) <text:s/>// time axes</text:p>
          <text:p text:style-name="P514"><text:bookmark-start text:name="__DdeLink__26024_1805695457"/>var res = new Vec(length(tm))</text:p>
          <text:p text:style-name="P514">var myGaussObj = new gauss(mi, sigma)</text:p>
          <text:p text:style-name="P514">for (k&lt;-0 to length(tm)-1) res(k) = myGaussObj.gs(tm(k))</text:p>
          <text:p text:style-name="P514">plot(tm, res)<text:bookmark-end text:name="__DdeLink__41919_705179836"/></text:p>
        </text:list-header>
      </text:list>
      <text:p text:style-name="P248"><text:bookmark-end text:name="__DdeLink__26024_1805695457"/><text:bookmark-end text:name="__DdeLink__41177_705179836"/></text:p>
      <text:p text:style-name="Text_20_body"/>
      <text:p text:style-name="Text_20_body"/>
      <text:h text:style-name="Heading_20_2" text:outline-level="2"><text:bookmark-start text:name="__RefHeading___Toc144867_2064470228"/>Scala<text:span text:style-name="T295">Lab</text:span> ClassPath / SourcePath<text:bookmark-end text:name="__RefHeading___Toc144867_2064470228"/></text:h>
      <text:p text:style-name="P185"/>
      <text:p text:style-name="P187">The <text:alphabetical-index-mark-start text:id="IMark99993112"/><text:span text:style-name="T156">Scala</text:span><text:span text:style-name="T157">Lab</text:span><text:span text:style-name="T156"> ClassPath</text:span><text:alphabetical-index-mark-end text:id="IMark99993112"/> <text:s/>controls where the Scala compiler looks for <text:span text:style-name="T112">.class</text:span> files. Therefore, it is required to set it properly in order to be able to execute compiled user code.</text:p>
      <text:p text:style-name="P186">The Scala<text:span text:style-name="T295">Lab</text:span> SourcePath allows the Scala interpreter to locate Scala scripts and to compile them.</text:p>
      <text:p text:style-name="P186">The important variable that we must consider is the Scala<text:span text:style-name="T295">Lab</text:span> ClassPath since it controls the visible class files to the Scala interpreter.</text:p>
      <text:p text:style-name="P186">Currently a single setting controls both the Scala<text:span text:style-name="T295">Lab</text:span> ClassPath and Scala<text:span text:style-name="T295">Lab</text:span> SourcePath. <text:s/></text:p>
      <text:p text:style-name="P186"/>
      <text:p text:style-name="P186">To append your directories to the Scala<text:span text:style-name="T295">Lab</text:span> ClassPath do the following from the ScalaLab Explorer window:</text:p>
      <text:p text:style-name="P187">Click on the button <text:span text:style-name="T156">“Update ScalaClassPath to include selected files</text:span>”. On the browsing file dialog that appears select any file within your directory that you want to append. The “scalaSci Script/Classes Directories” combo box is updated to include the specified directory. Selecting any directory from the former combo box opens it in the ScalaLab Explorer. <text:s/></text:p>
      <text:p text:style-name="P187">You can also select the path with a right-mouse click from the file system view presented at the right-up J<text:span text:style-name="T295">T</text:span>ree based view. Then the <text:span text:style-name="T156">Paths </text:span><text:span text:style-name="T161">menu has the corresponding option to update the path.</text:span></text:p>
      <text:p text:style-name="P462"/>
      <text:p text:style-name="P462"><text:soft-page-break/></text:p>
      <text:h text:style-name="Heading_20_2" text:outline-level="2"><text:bookmark-start text:name="__RefHeading___Toc144869_2064470228"/><text:alphabetical-index-mark-start text:id="IMark97177720"/>Toolboxes<text:alphabetical-index-mark-end text:id="IMark97177720"/> of scientific code<text:bookmark-end text:name="__RefHeading___Toc144869_2064470228"/></text:h>
      <text:p text:style-name="P437"/>
      <text:p text:style-name="P437">An important advantage of ScalaLab is its ability to cope easily with a MATLAB-like scripting with all the existing libraries of Java scientific code. <text:s/>Therefore, we can use and extend the large base of <text:s/>Java scientific libraries, with the powerful facilities of scripting, inspecting variable contents and plotting results.</text:p>
      <text:p text:style-name="P437"/>
      <text:p text:style-name="P26"><text:span text:style-name="T125">ScalaLab exploits the </text:span>reflection <text:span text:style-name="T125">capabilities of the Java Virtual Machine [</text:span><text:span text:style-name="T125"><text:variable-get text:name="Hor05" style:data-style-name="N0">2</text:variable-get></text:span><text:span text:style-name="T125">] in order to interrogate dynamically the Java libraries and to present graphically their class contents. After installing a toolbox (using the “</text:span><text:span text:style-name="T136">ScalaSci Toolboxes” </text:span><text:span text:style-name="T125">tab) we can display its classes by clicking on it. <text:s/>However, the installation of a toolbox creates a fresh Scala interpreter with a Java class loader that has the toolbox at its classpath. <text:s/>Therefore, the user needs to pay some attention at the installation of toolboxes since the current work context can be lost. <text:s/>Perhaps, a convenient feature is that the toolboxes that are placed within the </text:span><text:span text:style-name="T156">defaultToolboxes</text:span><text:span text:style-name="T125"> folder (before ScalaLab's startup) are available without any installation.</text:span></text:p>
      <text:p text:style-name="P23"/>
      <text:p text:style-name="P23">An installed toolbox during one ScalaLab session, remains on the <text:span text:style-name="T156">ScalaClassPath</text:span>, <text:s/>e.g. having installed weka.jar, weka.jar remains on the ScalaClassPath for next sessions. We can easily <text:span text:style-name="T156">remove</text:span> an installed toolbox, using the ScalaLab Explorer. The installed toolboxes are displayed at the nodes under the <text:span text:style-name="T156">“Global Path Variables”.</text:span></text:p>
      <text:p text:style-name="P23">Toolboxes can actually be removed with two methods:</text:p>
      <text:p text:style-name="P23"><text:tab/>1. <text:s/>Selecting the toolbox from the JTree at the ScalaLab explorer that displays the <text:span text:style-name="T156">“Global Path Variables”. </text:span>This is the easier and most straightforward method.</text:p>
      <text:list xml:id="list4303913035359660039" text:style-name="L17">
        <text:list-header>
          <text:p text:style-name="P490">2. Right-mouse click and selecting the remove option of the popup menu.</text:p>
          <text:p text:style-name="P490"/>
        </text:list-header>
      </text:list>
      <text:h text:style-name="P603" text:outline-level="1"><text:bookmark-start text:name="__RefHeading___Toc144871_2064470228"/><text:variable-set text:name="chapterCnt" text:display="none" text:formula="ooow:chapterCnt+1" office:value-type="float" office:value="4" style:data-style-name="N0"/> <text:s/>Chapter <text:variable-get text:name="chapterCnt" style:data-style-name="N0">4</text:variable-get>: Example Applications of ScalaLab <text:span text:style-name="T296">Toolboxes</text:span><text:bookmark-end text:name="__RefHeading___Toc144871_2064470228"/></text:h>
      <text:p text:style-name="P23"/>
      <text:p text:style-name="P23">We describe examples of ScalaLab mostly by using also ScalaLab toolboxes. We should note that the framework of ScalaLab toolboxes is powerful, since it allows the scientist to use more effectively and conveniently the excellent scentific libraries developed for the Java Virtual Machine (most of them in the Java language).</text:p>
      <text:p text:style-name="P23"/>
      <text:p text:style-name="P17"><text:variable-set text:name="figCnt" text:display="none" text:formula="ooow:figCnt+1" office:value-type="float" office:value="3" style:data-style-name="N0"/><text:variable-set text:name="ICAfig" text:display="none" text:formula="ooow:figCnt" office:value-type="float" office:value="3" style:data-style-name="N0"/></text:p>
      <text:h text:style-name="Heading_20_3" text:outline-level="3"><text:bookmark-start text:name="__RefHeading___Toc144873_2064470228"/>The <text:alphabetical-index-mark-start text:id="IMark96963000"/><text:alphabetical-index-mark-start text:id="IMark100014440"/>FastICA toolbox<text:bookmark-end text:name="__RefHeading___Toc144873_2064470228"/><text:alphabetical-index-mark-end text:id="IMark100014440"/><text:alphabetical-index-mark-end text:id="IMark96963000"/></text:h>
      <text:p text:style-name="P16"/>
      <text:p text:style-name="P23"><text:soft-page-break/>The FastICA algorithm exploits the notion of non-Gaussianity, which is a requirement of independent-component analysis [<text:variable-get text:name="Hay09" style:data-style-name="N0">10</text:variable-get>]. </text:p>
      <text:p text:style-name="P23">A Gaussian random variable distinguishes itself from all other random variables by having the largest possible differential entropy. In particular, the information content of a Gaussian random variable is confined to second-order statistics, from which all higher-order statistics can be computed. To access the non-Gaussianity of a random variable,we postulate a measure that satisfies two properties:</text:p>
      <text:p text:style-name="P23">a. <text:s/>The measure is nonnegative, assuming the limiting value of zero for a Gaussian random variable.</text:p>
      <text:p text:style-name="P23">b. For all other variables, the measure is greater than zero.</text:p>
      <text:p text:style-name="P23"/>
      <text:p text:style-name="P23">The concept of negentropy satisfies both of these properties.</text:p>
      <text:p text:style-name="P26"><text:span text:style-name="T125">Consider a random vector </text:span><text:span text:style-name="T136">X</text:span><text:span text:style-name="T132"> that is known to be non-Gaussian. The </text:span><text:span text:style-name="T118">negentropy</text:span><text:span text:style-name="T132"> of </text:span><text:span text:style-name="T136">X </text:span><text:span text:style-name="T132">is formally defined by</text:span></text:p>
      <text:p text:style-name="P23"/>
      <text:p text:style-name="P23"><draw:frame draw:style-name="fr2" draw:name="Object1" text:anchor-type="as-char" svg:width="2.0425in" svg:height="0.2083in" draw:z-index="0"><draw:object xlink:href="./Object 1" xlink:type="simple" xlink:show="embed" xlink:actuate="onLoad"/><draw:image xlink:href="./ObjectReplacements/Object 1" xlink:type="simple" xlink:show="embed" xlink:actuate="onLoad"/></draw:frame></text:p>
      <text:p text:style-name="P23"/>
      <text:p text:style-name="P26"><text:span text:style-name="T125">where </text:span><text:span text:style-name="T125"><draw:frame draw:style-name="fr2" draw:name="Object2" text:anchor-type="as-char" svg:width="0.5209in" svg:height="0.1902in" draw:z-index="1"><draw:object xlink:href="./Object 2" xlink:type="simple" xlink:show="embed" xlink:actuate="onLoad"/><draw:image xlink:href="./ObjectReplacements/Object 2" xlink:type="simple" xlink:show="embed" xlink:actuate="onLoad"/></draw:frame></text:span><text:span text:style-name="T125">is the differential entropy of </text:span><text:span text:style-name="T136">X, </text:span><text:span text:style-name="T132">and <text:s/></text:span><text:span text:style-name="T132"><draw:frame draw:style-name="fr2" draw:name="Object3" text:anchor-type="as-char" svg:width="0.8992in" svg:height="0.2091in" draw:z-index="2"><draw:object xlink:href="./Object 3" xlink:type="simple" xlink:show="embed" xlink:actuate="onLoad"/><draw:image xlink:href="./ObjectReplacements/Object 3" xlink:type="simple" xlink:show="embed" xlink:actuate="onLoad"/></draw:frame></text:span><text:span text:style-name="T132"> is the differential entropy of a Gaussian random vector whose covariance matrix is equal to that of</text:span><text:span text:style-name="T136"> X.</text:span></text:p>
      <text:p text:style-name="P23"><text:s/>In information-theoretic terms, negentropy is an elegant measure of non-Gaussianity. However, is highly demanding from the computational point of view. Therefore, simple approximations to negentropy are utilized. Hyvarinen and Oja <text:s/>have proposed the approximation</text:p>
      <text:p text:style-name="P23"><draw:frame draw:style-name="fr2" draw:name="Object4" text:anchor-type="as-char" svg:width="2.1047in" svg:height="0.2138in" draw:z-index="3"><draw:object xlink:href="./Object 4" xlink:type="simple" xlink:show="embed" xlink:actuate="onLoad"/><draw:image xlink:href="./ObjectReplacements/Object 4" xlink:type="simple" xlink:show="embed" xlink:actuate="onLoad"/></draw:frame></text:p>
      <text:p text:style-name="P23"/>
      <text:p text:style-name="P7"><text:span text:style-name="T171">In order to utilize the FastICA toolbox, first download the </text:span><text:span text:style-name="T169">fastICA.jar </text:span><text:span text:style-name="T171">file</text:span><text:span text:style-name="T169"> <text:s/></text:span><text:span text:style-name="T171">from the ScalaLab's Google site (i.e. </text:span><text:span text:style-name="T172">https://sourceforge.net/projects/scalalab/</text:span><text:span text:style-name="T171">). </text:span></text:p>
      <text:p text:style-name="P23"><text:span text:style-name="T4">Then use the “ScalaSci Toolboxes” tab. The first step is to specify the ScalaLab toolbox with the “Specify toolboxes” button. After that, <text:s/>we should create a Scala interpreter that will have the toolbox at its classpath. Currently, we support two Interpreter types, the default one (i.e. button “Import toolboxes creating new Interpreter”), and the EJML Interpreter (i.e. button “Import toolboxes creating new EJML Interpreter)</text:span>. If we want to change the interpreter type (e.g. Creating an MTJ Interpreter, we can do latter, the new Interpreter will contain the toolbox configuration.</text:p>
      <text:p text:style-name="P23">Finally, you can exploit the functionality of the toolbox in your applications by writing code such as:</text:p>
      <text:p text:style-name="P23"/>
      <text:p text:style-name="P23"><text:variable-set text:name="lcnt" text:display="none" text:formula="ooow:lcnt+1" office:value-type="float" office:value="2" style:data-style-name="N0"/><text:span text:style-name="T145">Listing <text:s/></text:span><text:span text:style-name="T145"><text:variable-get text:name="FASTICAlst" style:data-style-name="N0">1</text:variable-get></text:span><text:span text:style-name="T145"> : <text:s/>ScalaSci code that utilizes the FastICA toolbox</text:span></text:p>
      <text:p text:style-name="P414"/>
      <text:p text:style-name="P16">// <text:s text:c="9"/>Creates a FastICA standard configuration:</text:p>
      <text:p text:style-name="P16"><text:bookmark-start text:name="__DdeLink__28796_1805695457"/><text:bookmark-start text:name="__DdeLink__28800_1805695457"/></text:p>
      <text:p text:style-name="P16"><text:soft-page-break/>var t = inc(0, 0.01, 10)</text:p>
      <text:p text:style-name="P16">var N = t.length <text:s/>// signal size</text:p>
      <text:p text:style-name="P16">var sig1 = sin(2.3*t)+1.23*cos(0.663*t)</text:p>
      <text:p text:style-name="P16">var sig2 = 6.7*sin(5.3*t)-1.23*cos(4.3*t)</text:p>
      <text:p text:style-name="P16">var sig3 = 0.7*sin(0.53*t)+1.23*cos(0.43*t)</text:p>
      <text:p text:style-name="P16">var sig4 = sin(5.2*t)</text:p>
      <text:p text:style-name="P16">var noise = vrand(N)</text:p>
      <text:p text:style-name="P16"/>
      <text:p text:style-name="P16">var mixingMatrix = Array.ofDim[Double](5, 5)</text:p>
      <text:p text:style-name="P16">mixingMatrix(0, 0) = 0.5; <text:s/>mixingMatrix(0, 1) = 0.5; <text:s/>mixingMatrix(0, 2) = 0.7; <text:s/>mixingMatrix(0, 3) = 0.25; mixingMatrix(0, 4) = 0.53; <text:s text:c="2"/></text:p>
      <text:p text:style-name="P16">mixingMatrix(1,0) = 0.3; <text:s/>mixingMatrix(1, 1) = 0.7; mixingMatrix(1, 2) = 0.7; <text:s/>mixingMatrix(1, 3) = 0.25; mixingMatrix(1, 4) = 0.53;</text:p>
      <text:p text:style-name="P16"><text:s/>mixingMatrix(2, 0) = 0.6; mixingMatrix(2, 1) = 0.2; <text:s/>mixingMatrix(2, 2) = 0.1; <text:s/>mixingMatrix(2, 3) = 0.45; mixingMatrix(2, 4) = 0.3;</text:p>
      <text:p text:style-name="P16">mixingMatrix(3, 0) = 0.2; mixingMatrix(3,1) = 0.6; <text:s text:c="2"/>mixingMatrix(3, 2) = 0.2; <text:s/>mixingMatrix(3, 3) = 0.2; mixingMatrix(3, 4) = 0.3;</text:p>
      <text:p text:style-name="P16"><text:s/>mixingMatrix(4, 0) = 0.3; mixingMatrix(4, 1) = 0.5; mixingMatrix(4, 2) = 0.3; <text:s/>mixingMatrix(4, 3) = 0.54; mixingMatrix(4, 4) = 0.9;</text:p>
      <text:p text:style-name="P16"/>
      <text:p text:style-name="P16">// <text:s text:c="2"/>matrix with the signals before the mixing</text:p>
      <text:p text:style-name="P16"><text:s/>var initialSigs <text:s/>= Array.ofDim[Double](5, 1)</text:p>
      <text:p text:style-name="P16"><text:s/>initialSigs(0) = sig1.getv; <text:s/>initialSigs(1) = sig2.getv; <text:s/>initialSigs(2) = sig3.getv</text:p>
      <text:p text:style-name="P16"><text:s/>initialSigs(3) = sig4.getv; <text:s/>initialSigs(4) = noise.getv; </text:p>
      <text:p text:style-name="P16"><text:s/></text:p>
      <text:p text:style-name="P16">// perform mixing of signals</text:p>
      <text:p text:style-name="P16">var mixedSignal = mixingMatrix * initialSigs</text:p>
      <text:p text:style-name="P16"/>
      <text:p text:style-name="P16">// join some filters into a standard filter</text:p>
      <text:p text:style-name="P16">import org.fastica._ </text:p>
      <text:p text:style-name="P16">var filter = new CompositeEVFilter()</text:p>
      <text:p text:style-name="P16"><text:s/>filter.add(new BelowEVFilter(1.0e-8, false))</text:p>
      <text:p text:style-name="P16"><text:s/>filter.add(new SortingEVFilter(true, true))</text:p>
      <text:p text:style-name="P16"><text:s text:c="4"/>// build a ICA configuration</text:p>
      <text:p text:style-name="P16">/* <text:s/>Creates a FastICA configuration. </text:p>
      <text:p text:style-name="P16"><text:s/>* @param numICs the number of independent components</text:p>
      <text:p text:style-name="P16"><text:s/>* @param approach deflation or symmetric approach algorithm</text:p>
      <text:p text:style-name="P16"><text:s/>* @param stepSize the step size of an approach</text:p>
      <text:p text:style-name="P16"><text:soft-page-break/><text:s/>* @param epsilon accuracy exit condition</text:p>
      <text:p text:style-name="P16"><text:s/>* @param maxIterations the maximum number of iterations</text:p>
      <text:p text:style-name="P16"><text:s/>* @param initialMixingMatrix the initial mixing matrix, can be &lt;code&gt;null&lt;/code&gt;</text:p>
      <text:p text:style-name="P16"><text:s/>*/</text:p>
      <text:p text:style-name="P16"><text:s/>var numICs = 5</text:p>
      <text:p text:style-name="P16"><text:s/>var config = new FastICAConfig(numICs, <text:s/>FastICAConfig.Approach.DEFLATION, 1.0, 1.0e-16, 1000, null);</text:p>
      <text:p text:style-name="P16"><text:tab/></text:p>
      <text:p text:style-name="P16"><text:tab/>// build the progress listener</text:p>
      <text:p text:style-name="P16">var listener =<text:tab/>new ProgressListener()</text:p>
      <text:p text:style-name="P16"><text:tab/><text:tab/><text:tab/>{</text:p>
      <text:p text:style-name="P16"><text:tab/><text:tab/><text:tab/><text:tab/>def progressMade(state: org.fastica.ProgressListener.ComputationState, <text:s/>component: Int, <text:s/>iteration: Int, <text:s/>maxComps: Int) = </text:p>
      <text:p text:style-name="P16"><text:tab/><text:tab/><text:tab/><text:tab/>{</text:p>
      <text:p text:style-name="P16"><text:tab/><text:tab/><text:tab/><text:tab/><text:tab/>println( "\r" + <text:s/>Integer.toString(component) + " - " + Integer.toString(iteration) + " <text:s text:c="4"/>");</text:p>
      <text:p text:style-name="P16"><text:tab/><text:tab/><text:tab/><text:tab/>}</text:p>
      <text:p text:style-name="P16"><text:tab/><text:tab/><text:tab/>}</text:p>
      <text:p text:style-name="P16">// perform the independent component analysis</text:p>
      <text:p text:style-name="P16"><text:tab/>println("Performing ICA");</text:p>
      <text:p text:style-name="P16"><text:tab/>var fica = new FastICA(mixedSignal.getv, config, new Power3CFunction(), filter, listener)</text:p>
      <text:p text:style-name="P16"><text:s text:c="8"/>println();</text:p>
      <text:p text:style-name="P16"/>
      <text:p text:style-name="P16">var ICAVectors= fica.getICVectors</text:p>
      <text:p text:style-name="P16">figure(1); <text:s/>subplot(5,1,1); plot(sig1); subplot(5,1,2); plot(sig2); </text:p>
      <text:p text:style-name="P16">subplot(5,1,3); plot(sig3); <text:s/>subplot(5,1,4); plot(sig4); </text:p>
      <text:p text:style-name="P16">subplot(5,1,5); plot(noise); title("Original Signals");</text:p>
      <text:p text:style-name="P16"/>
      <text:p text:style-name="P16">figure(2); <text:s text:c="2"/>subplot(5,1,1); plot(ICAVectors(0)); subplot(5,1,2); plot(ICAVectors(1));<text:bookmark-end text:name="__DdeLink__28796_1805695457"/></text:p>
      <text:p text:style-name="P16">subplot(5,1,3); plot(ICAVectors(2)); <text:s/>subplot(5,1,4); plot(ICAVectors(3));</text:p>
      <text:p text:style-name="P16"><text:s/>subplot(5,1,5); plot(ICAVectors(4)); title("ICA Seperated");</text:p>
      <text:p text:style-name="P16"/>
      <text:p text:style-name="P16">figure(3); subplot(2,1,1); <text:s/>plot(sig1.getv, Color.RED, "sig1"); <text:s/>plot(sig2.getv, Color.GREEN, "sig2"); <text:s/>plot(noise.getv, Color.BLUE, "noise"); title("Original Signals");</text:p>
      <text:p text:style-name="P16">subplot(2,1,2); <text:s/>plot(ICAVectors(0), Color.GREEN, "sig2"); plot(ICAVectors(1), Color.BLUE, "noise"); plot(ICAVectors(2), Color.RED, "sig1"); <text:s text:c="2"/>title("ICA Seperated");<text:bookmark-end text:name="__DdeLink__28800_1805695457"/></text:p>
      <text:p text:style-name="P16"/>
      <text:p text:style-name="P5">Figure <text:s/><text:variable-get text:name="ICAfig" style:data-style-name="N0">3</text:variable-get> : <text:s/>Illustrating the classes of the FastICA toolbox with a JTree.</text:p>
      <text:p text:style-name="P5"><text:soft-page-break/></text:p>
      <text:p text:style-name="P18"/>
      <text:p text:style-name="P18"/>
      <text:p text:style-name="P16"/>
      <text:h text:style-name="Heading_20_3" text:outline-level="3"><text:bookmark-start text:name="__RefHeading___Toc144875_2064470228"/>Numerical Solution of <text:alphabetical-index-mark-start text:id="IMark97177720"/>Differential Equations <text:bookmark-end text:name="__RefHeading___Toc144875_2064470228"/><text:alphabetical-index-mark-end text:id="IMark97177720"/></text:h>
      <text:p text:style-name="P403"/>
      <text:p text:style-name="P411">Having presented the main points concerning the design of ScalaLab, we proceed with an example from the important topic of the numerical solution of <text:alphabetical-index-mark-start text:id="IMark99584424"/>Ordinary Differential Equations<text:alphabetical-index-mark-end text:id="IMark99584424"/> (ODEs). <text:s/>The concepts that we will present apply similarly to other <text:s/>application domains, e.g. nonlinear optimization. <text:s/>The particular example also demonstrates the utilization of Java classes from within ScalaSci, since the ODE solving machinery is from the <text:alphabetical-index-mark-start text:id="IMark104128008"/>NUMAL<text:alphabetical-index-mark-end text:id="IMark104128008"/><text:span text:style-name="T153"><text:variable-get text:name="Lau03" style:data-style-name="N0">11</text:variable-get></text:span> <text:s/>Java library. Furthermore, we demonstrate that the specifications of the system for integration, can also be implemented in Scala without any performance <text:span text:style-name="T154">penalty</text:span>.</text:p>
      <text:p text:style-name="P411">A <text:s/>supporting wizard can conceal the details of the ODE library from the user and permits the concentration at the task of specifying the differential equations. This wizard then builds and integrates to the system the appropriate Java or Scala code from a high-level specification of the involved systems of differential equations. <text:span text:style-name="T144">It hides the details of the particular Java interfaces that need to be implemented for each supported ODE solution technique (simila</text:span>rly wizards can be developed for other tasks, e.g. nonlinear optimization). </text:p>
      <text:p text:style-name="P415">The wizard is available from the ScalaLab's graphical user interface through a top-level menu option. Thus, even scientists that do not have Java experience can easily explore ODE solutions. </text:p>
      <text:p text:style-name="P411">The process of the efficient implementation of ODE evaluation code in ScalaLab is described by means of an application for the implementation of the Lorenz system of chaotic equations. </text:p>
      <text:p text:style-name="P411">The instance of the <text:alphabetical-index-mark-start text:id="IMark99874872"/>Lorenz attractor<text:alphabetical-index-mark-end text:id="IMark99874872"/> that is simulated is described with the equations : </text:p>
      <text:p text:style-name="P411"><draw:frame draw:style-name="fr2" draw:name="Object5" text:anchor-type="as-char" svg:width="1.5102in" svg:height="1.0598in" draw:z-index="4"><draw:object xlink:href="./Object 5" xlink:type="simple" xlink:show="embed" xlink:actuate="onLoad"/><draw:image xlink:href="./ObjectReplacements/Object 5" xlink:type="simple" xlink:show="embed" xlink:actuate="onLoad"/></draw:frame></text:p>
      <text:p text:style-name="P411"/>
      <text:p text:style-name="P411">As stated, ScalaLab exploits the NUMAL library of numerical code<text:span text:style-name="T153"><text:variable-get text:name="Lau03" style:data-style-name="N0">11</text:variable-get></text:span>. Standard Runge-Kutta integration is implemented <text:s/>in this library and is exposed through the <text:span text:style-name="T112">AP_rke_methods</text:span> interface.</text:p>
      <text:p text:style-name="P411">The corresponding Java code for the Lorenz differential equations can be implemented easily with a Java class that implements the <text:span text:style-name="T112">AP_rke_methods </text:span>interface as follows <text:span text:style-name="T8"><text:variable-set text:name="LorenzJavaListing" text:display="none" text:formula="ooow:lcnt" office:value-type="float" office:value="2" style:data-style-name="N0"/></text:span>(Listing <text:variable-get text:name="LorenzJavaListing" style:data-style-name="N0">2</text:variable-get>): </text:p>
      <text:p text:style-name="P412"/>
      <text:p text:style-name="P412"/>
      <text:p text:style-name="P414">Listing <text:s text:c="2"/><text:variable-get text:name="LorenzJavaListing" style:data-style-name="N0">2</text:variable-get> : <text:s/>The Lorenz class that implements the AP_rke_methods interface in Java </text:p>
      <text:p text:style-name="P416"/>
      <text:p text:style-name="P410"><text:bookmark-start text:name="__DdeLink__29502_1805695457"/>import java.text.DecimalFormat; </text:p>
      <text:p text:style-name="P410">import numal.*; </text:p>
      <text:p text:style-name="P410"><text:soft-page-break/></text:p>
      <text:p text:style-name="P410">public class Lorenz extends Object <text:s text:c="2"/>implements AP_rke_methods { </text:p>
      <text:p text:style-name="P410"><text:tab/> </text:p>
      <text:p text:style-name="P410"><text:s/>// function to evaluate the derivatives of the system of n equations <text:s/></text:p>
      <text:p text:style-name="P410"><text:s/>// with <text:s/>state vector y[] at time t<text:tab/> </text:p>
      <text:p text:style-name="P410"><text:s text:c="2"/>public void der(int n, double t, double y[]) <text:s text:c="2"/>{ </text:p>
      <text:p text:style-name="P410"><text:s text:c="4"/>double xx,yy,zz; </text:p>
      <text:p text:style-name="P410">// get previous state </text:p>
      <text:p text:style-name="P410"><text:s text:c="4"/>xx=y[1]; <text:s text:c="2"/>yy=y[2]; <text:s/>zz=y[3]; </text:p>
      <text:p text:style-name="P410">// update state </text:p>
      <text:p text:style-name="P410"><text:s text:c="4"/>y[1] = 10*(yy-xx); </text:p>
      <text:p text:style-name="P410"><text:s text:c="4"/>y[2] = -xx*zz+143*xx - yy; </text:p>
      <text:p text:style-name="P410"><text:s text:c="4"/>y[3] = xx*yy - 2.67*zz; </text:p>
      <text:p text:style-name="P410"><text:s text:c="3"/>} </text:p>
      <text:p text:style-name="P410"/>
      <text:p text:style-name="P410">} </text:p>
      <text:p text:style-name="P410"><text:bookmark-end text:name="__DdeLink__29502_1805695457"/></text:p>
      <text:p text:style-name="P408"/>
      <text:p text:style-name="P408">The same class can also be coded in Scala as:</text:p>
      <text:p text:style-name="P417"/>
      <text:p text:style-name="P414"><text:variable-set text:name="lcnt" text:display="none" text:formula="ooow:lcnt+1" office:value-type="float" office:value="3" style:data-style-name="N0"/><text:variable-set text:name="LorenzListingScala" text:display="none" text:formula="ooow:lcnt" office:value-type="float" office:value="3" style:data-style-name="N0"/>Listing <text:s/><text:variable-get text:name="LorenzListingScala" style:data-style-name="N0">3</text:variable-get>: <text:s/>The Lorenz class that implements the AP_rke_methods interface implemented in Scala </text:p>
      <text:p text:style-name="P416"><text:bookmark-start text:name="__DdeLink__14830_1481006136"/><text:bookmark-start text:name="__DdeLink__20996_2077917372"/></text:p>
      <text:p text:style-name="P404"><text:bookmark-start text:name="__DdeLink__29504_1805695457"/><text:bookmark-start text:name="__DdeLink__20980_2077917372"/><text:bookmark-start text:name="__DdeLink__20982_2077917372"/>import <text:s/>numal._</text:p>
      <text:p text:style-name="P404"/>
      <text:p text:style-name="P404">class LorenzScala extends Object with <text:s/>AP_rke_methods </text:p>
      <text:p text:style-name="P404"><text:s/>{ </text:p>
      <text:p text:style-name="P404">def <text:s/>der(n: Int, t: Double, y: Array[Double]): Unit = </text:p>
      <text:p text:style-name="P404">{ </text:p>
      <text:p text:style-name="P404"><text:s text:c="8"/>// get previous state </text:p>
      <text:p text:style-name="P404"><text:s text:c="3"/>var <text:s/>xx=y(1); <text:s text:c="2"/>var <text:s/>yy=y(2); <text:s text:c="3"/>var <text:s/>zz=y(3); </text:p>
      <text:p text:style-name="P404"><text:s text:c="11"/>// update state </text:p>
      <text:p text:style-name="P404"><text:s text:c="4"/>y(1) = 10*(yy-xx); <text:s/></text:p>
      <text:p text:style-name="P404"><text:s text:c="4"/>y(2) = -xx*zz+143*xx - yy; <text:s/></text:p>
      <text:p text:style-name="P404"><text:s text:c="4"/>y(3) = xx*yy - 2.66667*zz; <text:s/></text:p>
      <text:p text:style-name="P404"/>
      <text:p text:style-name="P404"><text:s text:c="2"/>} </text:p>
      <text:p text:style-name="P404"/>
      <text:p text:style-name="P404">def <text:s/>out(n: Int, t: Array[Double], te: Array[Double], </text:p>
      <text:p text:style-name="P404"><text:soft-page-break/><text:s text:c="14"/>y: Array[Double], <text:s/>data: Array[Double]):Unit = <text:s/>{ <text:s/>} <text:s/></text:p>
      <text:p text:style-name="P404">}<text:bookmark-end text:name="__DdeLink__14830_1481006136"/></text:p>
      <text:p text:style-name="P404"><text:bookmark-end text:name="__DdeLink__29504_1805695457"/><text:bookmark-end text:name="__DdeLink__20980_2077917372"/><text:bookmark-end text:name="__DdeLink__20982_2077917372"/><text:bookmark-end text:name="__DdeLink__20996_2077917372"/></text:p>
      <text:p text:style-name="P404"/>
      <text:p text:style-name="P404"/>
      <text:p text:style-name="P404"/>
      <text:p text:style-name="P405"/>
      <text:p text:style-name="P405"><text:variable-set text:name="LorenzScalaPlot" text:display="none" text:formula="ooow:figCnt" office:value-type="float" office:value="3" style:data-style-name="N0"/><text:variable-set text:name="figCnt" text:display="none" text:formula="ooow:figCnt+1" office:value-type="float" office:value="4" style:data-style-name="N0"/>Figure <text:variable-get text:name="LorenzScalaPlot" style:data-style-name="N0">3</text:variable-get> <text:s/>A plot obtained from the execution of the Lorenz example in ScalaLab</text:p>
      <text:p text:style-name="P405"/>
      <text:p text:style-name="P409"/>
      <text:p text:style-name="P408">It is interested that the Scala implementation of the AP_rke_methods interface is slightly faster than the Java one! (about 10% faster)</text:p>
      <text:p text:style-name="P408"/>
      <text:p text:style-name="P415">The above class that implements the AP_rke_methods interface is easily produced automatically from the specification of the ODE equations by the ODE wizard graphical interface.</text:p>
      <text:p text:style-name="P411">Clearly, it is an easy task to automate the construction of this class, and the ScalaLab's ODE Wizard provides an editable “template”. We can observe that the class implementation depends only upon the interfaces declared by the utilized Java library classes. </text:p>
      <text:p text:style-name="P411">The automatic "injection" of pure Java class bytecode that implements the specific ODE system within a ScalaSci “driver” script requires: </text:p>
      <text:p text:style-name="P411"/>
      <text:list xml:id="list8208921383054696106" text:style-name="L18">
        <text:list-item>
          <text:p text:style-name="P492">Compilation of the classes (e.g. the <text:span text:style-name="T112">Lorenz</text:span> or <text:span text:style-name="T112">LorenzScala</text:span> class). </text:p>
        </text:list-item>
        <text:list-item>
          <text:p text:style-name="P492">Placing the new class at a path accessible by ScalaLab<text:span text:style-name="T112">ClassPath</text:span>. <text:span text:style-name="T144">The wizard facilitates the process by directly compiling and loading the automatically produced class (e.g. the class “Lorenz” at the example above). Also, the wizard can produce a “driver” ScalaSci script that integrates the system over a specified time domain (e.g. as that of </text:span><text:span text:style-name="T145"><text:variable-set text:name="lcnt" text:display="none" text:formula="ooow:lcnt+1" office:value-type="float" office:value="4" style:data-style-name="N0"/></text:span><text:span text:style-name="T145"><text:variable-set text:name="LorenzScalaSciScriptListing" text:display="none" text:formula="ooow:lcnt" office:value-type="float" office:value="4" style:data-style-name="N0"/></text:span><text:span text:style-name="T144">Listing </text:span><text:span text:style-name="T144"><text:variable-get text:name="LorenzScalaSciScriptListing" style:data-style-name="N0">4</text:variable-get></text:span><text:span text:style-name="T144">). </text:span></text:p>
          <text:p text:style-name="P493"/>
        </text:list-item>
      </text:list>
      <text:p text:style-name="P411">At the example ScalaSci code <text:s/>(Listing <text:span text:style-name="T144"><text:variable-get text:name="LorenzScalaSciScriptListing" style:data-style-name="N0">4</text:variable-get></text:span>), the scripting environment requires the name of the Java or Scala class that implements the differential equations (at the example code at <text:s/>Line 1: <text:span text:style-name="T112">var lorenz2RKEObject = new LorenzScala</text:span> ). </text:p>
      <text:p text:style-name="P411">Subsequently, the function <text:span text:style-name="T112">rke()</text:span> that performs the numerical integration has a simple interface (line 2):</text:p>
      <text:p text:style-name="P413"><text:span text:style-name="T18"><text:s text:c="4"/>Analytic_problems.rke(x, xe, n, y, lorenz2RKEObject, data, fi, <text:s/>xOut, yOut) <text:s text:c="3"/></text:span><text:span text:style-name="T29"><text:s/></text:span></text:p>
      <text:p text:style-name="P411">It requires the starting value <text:span text:style-name="T112">x</text:span> of the independent variable of integration and the ending value, <text:span text:style-name="T112">xe</text:span>, until which the integration will be performed. The number <text:span text:style-name="T112">n</text:span> specifies the number of equations of the system, i.e. for the Lorenz system is 3. <text:s/>The vector <text:span text:style-name="T156">y </text:span>is the initial <text:span text:style-name="T112">state vector</text:span> of the system, initialized to random values in <text:span text:style-name="T112">(0, 1)</text:span>. </text:p>
      <text:p text:style-name="P411">The function <text:span text:style-name="T112">rke()</text:span> is designed to return two 2-dimensional double vectors, <text:s/>i.e. <text:span text:style-name="T112">xOut </text:span><text:s/>and <text:span text:style-name="T112">yOut. </text:span>The <text:span text:style-name="T112">xOut </text:span>vector is filled with the values taken by the independent variable ("<text:span text:style-name="T112">x</text:span>" in this case) and the <text:span text:style-name="T112">yOut</text:span> with the rest <text:soft-page-break/>system state components. </text:p>
      <text:p text:style-name="P411">The ScalaLab code for this integration task is listed below. <text:s/>Note, that in order to run this code we should compile the <text:span text:style-name="T112">LorenzScala </text:span>class first. Clearly, such scripts perplex knowledge of the numerical analysis library. However, they can be produced automatically from the ODE Class Wizard. The ODE Wizard already supports some standard methods for ODE solution and we plan extend to support all the basic methods of the NUMAL library <text:span text:style-name="T153"><text:variable-get text:name="Lau03" style:data-style-name="N0">11</text:variable-get></text:span>.</text:p>
      <text:p text:style-name="P415"/>
      <text:p text:style-name="P414">Listing <text:s/><text:span text:style-name="T161"><text:variable-get text:name="LorenzScalaSciScriptListing" style:data-style-name="N0">4</text:variable-get></text:span>: The ScalaSci script that integrates the Java code implementation of the Lorenz equations. <text:s/></text:p>
      <text:p text:style-name="P408"/>
      <text:p text:style-name="P404"><text:bookmark-start text:name="__DdeLink__20986_2077917372"/></text:p>
      <text:p text:style-name="P404"><text:bookmark-start text:name="__DdeLink__14828_1481006136"/></text:p>
      <text:p text:style-name="P404"><text:bookmark-start text:name="__DdeLink__29856_1805695457"/>// <text:s text:c="2"/>uses <text:s/>the rke() <text:s/>of the NUMAL library</text:p>
      <text:p text:style-name="P404">// <text:s text:c="2"/>the rke() routine solves an initial value problem for a system of first order ordinary differential </text:p>
      <text:p text:style-name="P404">// <text:s text:c="2"/>equations dy/dx = f(x,y), from x = x0 to x = xe where y(x0) = y0, by means of a 5-th</text:p>
      <text:p text:style-name="P404">// <text:s text:c="2"/>order Runge-Kutta method. The system is assumed to be nonstiff.</text:p>
      <text:p text:style-name="P404"/>
      <text:p text:style-name="P404">import scala._</text:p>
      <text:p text:style-name="P404">import scalaSci.Vec <text:s/>// imports the Vector class </text:p>
      <text:p text:style-name="P404">import scalaSci.Vec._ <text:s/>// static members, e.g. ones(), zeros(), fill(), sin(), cos(), rand(), <text:s/>etc.</text:p>
      <text:p text:style-name="P404">import scalaSci.Mat._ <text:s text:c="4"/>// static members, e.g. ones(), zeros(), fill(), sin(), cos(), rand(), <text:s/>etc.</text:p>
      <text:p text:style-name="P404">import java.util.Vector </text:p>
      <text:p text:style-name="P404">import numal._ <text:s text:c="4"/>// numerical analysis library routines</text:p>
      <text:p text:style-name="P404">import scalaSci.math.plot.plot._ <text:s text:c="4"/>// plotting routines</text:p>
      <text:p text:style-name="P404"><text:s text:c="15"/></text:p>
      <text:p text:style-name="P404"><text:s text:c="13"/></text:p>
      <text:p text:style-name="P404">var n = 3 <text:s text:c="2"/>// the number of equations of the system</text:p>
      <text:p text:style-name="P404">var x = new Array[Double](1) <text:s text:c="3"/>// entry: <text:s text:c="2"/>x(0) is the initial value of the independent variable <text:s/></text:p>
      <text:p text:style-name="P404">var xe = new <text:s/>Array[Double](1) <text:s text:c="2"/>// <text:s/>entry: <text:s/>xe(0) is the final value of the independent variable </text:p>
      <text:p text:style-name="P404">var <text:s/>y = new <text:s/>Array[Double](n+1) <text:s text:c="3"/>// entry: the dependent variable, the initial values at x = x0</text:p>
      <text:p text:style-name="P404">var data = new Array[Double](7) <text:s text:c="3"/>// in array data one should give:</text:p>
      <text:p text:style-name="P404"><text:s text:c="40"/>// <text:s text:c="4"/>data(1): <text:s text:c="2"/>the relative tolerance</text:p>
      <text:p text:style-name="P404"><text:s text:c="40"/>// <text:s text:c="5"/>data(2): <text:s/>the absolute tolerance</text:p>
      <text:p text:style-name="P404"><text:s text:c="40"/>// after each step data(3:6) contains:</text:p>
      <text:p text:style-name="P404"><text:s text:c="40"/>// <text:s text:c="5"/>data(3): <text:s/>the steplength used for the last step</text:p>
      <text:p text:style-name="P404"><text:s text:c="40"/>// <text:s text:c="5"/>data(4): <text:s/>the number of integration steps performed</text:p>
      <text:p text:style-name="P404"><text:s text:c="40"/>// <text:s text:c="5"/>data(5): <text:s/>the number of integration steps rejected</text:p>
      <text:p text:style-name="P404"><text:s text:c="40"/>// <text:s text:c="5"/>data(6): <text:s/>the number of integration steps skipped</text:p>
      <text:p text:style-name="P404"><text:s text:c="40"/>// if upon completion of rke data(6) &gt; 0, then results should be considered most criticallly</text:p>
      <text:p text:style-name="P404"/>
      <text:p text:style-name="P404">var fi = true; <text:s text:c="23"/>// if fi is true then the integration starts at x0 with a trial step xe-x0; </text:p>
      <text:p text:style-name="P404"><text:soft-page-break/><text:s text:c="40"/>// if fi is false then the integration is continued with a step length data(3)* sign(xe-x0)</text:p>
      <text:p text:style-name="P404"/>
      <text:p text:style-name="P404"/>
      <text:p text:style-name="P404">// a Java/Scala class that implements the AP_rke_methods interface should be specified</text:p>
      <text:p text:style-name="P404">// The AP_rke_methods interface requires the implementation of two procedures:</text:p>
      <text:p text:style-name="P404">// <text:s text:c="3"/>void der(int n, double t, double v[])</text:p>
      <text:p text:style-name="P404">// <text:s text:c="13"/>this procedure performs an evaluation of the right-hand side of the syste4m with dependent variable v[1:n] and</text:p>
      <text:p text:style-name="P404">// <text:s text:c="13"/>and independent variable t; upon completion of der the right-hand side should be overwritten on v[1:n]</text:p>
      <text:p text:style-name="P404">// <text:s text:c="3"/>void out(int n, double x[], double xe[], double y[], double data[])</text:p>
      <text:p text:style-name="P404">// <text:s text:c="13"/>after each integration step performed, out can be used to obtain information from the solution process,</text:p>
      <text:p text:style-name="P404">// <text:s text:c="13"/>e.g., the values of x, y[1:n], and data[3:6]; out can also be used to update data, but x and xe remain unchanged</text:p>
      <text:p text:style-name="P404"/>
      <text:p text:style-name="P404"/>
      <text:p text:style-name="P404"><text:s text:c="7"/></text:p>
      <text:p text:style-name="P404">y(1) = 0.04840037112900297</text:p>
      <text:p text:style-name="P404">y(2) = 0.13548442252861992 </text:p>
      <text:p text:style-name="P404">y(3) = 0.8792018004421086 </text:p>
      <text:p text:style-name="P404"/>
      <text:p text:style-name="P404"><text:s text:c="6"/>var xstart = 0 <text:s text:c="2"/>// <text:s/>initial value of the independent variable</text:p>
      <text:p text:style-name="P404"><text:s text:c="6"/>var xend = 100 // final <text:s/>value of the independent variable</text:p>
      <text:p text:style-name="P404"><text:s text:c="6"/>x(0) = xstart</text:p>
      <text:p text:style-name="P404"><text:s text:c="6"/>xe(0) = xend</text:p>
      <text:p text:style-name="P404"><text:s text:c="7"/></text:p>
      <text:p text:style-name="P404"><text:s text:c="6"/>data(1) = 1.0e-6 <text:s text:c="2"/>// relative tolerance</text:p>
      <text:p text:style-name="P404"><text:s text:c="6"/>data(2) = 1.0e-6 <text:s text:c="2"/>// absolute tolerance</text:p>
      <text:p text:style-name="P404"/>
      <text:p text:style-name="P404"><text:s text:c="6"/>var xOut:Vector[Array[Double]] = new Vector()</text:p>
      <text:p text:style-name="P404"><text:s text:c="6"/>var yOut:Vector[Array[Double]] = new Vector()</text:p>
      <text:p text:style-name="P404"><text:s text:c="6"/></text:p>
      <text:p text:style-name="P404"><text:s text:c="5"/>// Line 1</text:p>
      <text:p text:style-name="P404"/>
      <text:p text:style-name="P404"><text:s text:c="2"/>var lorenz2RKEObject = new LorenzScala</text:p>
      <text:p text:style-name="P404"/>
      <text:p text:style-name="P404"><text:s text:c="4"/>tic()</text:p>
      <text:p text:style-name="P404"><text:s text:c="4"/>// Line 2</text:p>
      <text:p text:style-name="P404"><text:s text:c="4"/>Analytic_problems.rke(x, xe, n, y, lorenz2RKEObject, data, fi, <text:s/>xOut, yOut) <text:s text:c="4"/></text:p>
      <text:p text:style-name="P404"><text:s text:c="4"/>var timeCompute = toc()</text:p>
      <text:p text:style-name="P404"/>
      <text:p text:style-name="P404"><text:s text:c="2"/>var plotTitle = "Lorenz attractor in ScalaSci, Scala Lorenz implementation, time = <text:s/>"+timeCompute+ " Runge-Kutta <text:soft-page-break/>(rke()), <text:s/>integratin from "+xstart+", to tEnd= "+xend</text:p>
      <text:p text:style-name="P404"/>
      <text:p text:style-name="P404"><text:s text:c="2"/>var color = Color.RED</text:p>
      <text:p text:style-name="P404"/>
      <text:p text:style-name="P404"><text:s text:c="2"/>figure3d(1); plotV(yOut, color, plotTitle)</text:p>
      <text:p text:style-name="P404"><text:bookmark-end text:name="__DdeLink__29856_1805695457"/><text:bookmark-end text:name="__DdeLink__20986_2077917372"/></text:p>
      <text:p text:style-name="P404"><text:bookmark-end text:name="__DdeLink__14828_1481006136"/></text:p>
      <text:p text:style-name="P403">A plot from the integration of the Lorenz equations is illustrated in Figure <text:span text:style-name="T29"><text:variable-get text:name="LorenzScalaPlot" style:data-style-name="N0">3</text:variable-get></text:span><text:span text:style-name="T29"> </text:span>.</text:p>
      <text:p text:style-name="P403"/>
      <text:p text:style-name="P403"/>
      <text:p text:style-name="P453"/>
      <text:p text:style-name="P403"/>
      <text:p text:style-name="P403"/>
      <text:h text:style-name="Heading_20_3" text:outline-level="3"><text:bookmark-start text:name="__RefHeading___Toc144877_2064470228"/>Integration with the <text:alphabetical-index-mark-start text:id="IMark103483592"/>Apache Common Maths<text:alphabetical-index-mark-end text:id="IMark103483592"/> Library<text:bookmark-end text:name="__RefHeading___Toc144877_2064470228"/></text:h>
      <text:p text:style-name="P32">We can also use the <text:span text:style-name="T112">Apache Commons Math </text:span>library that offers an elegant framework for numerical integration. The code has as follows:</text:p>
      <text:p text:style-name="P367"/>
      <text:p text:style-name="P368"><text:variable-set text:name="lcnt" text:display="none" text:formula="ooow:lcnt+1" office:value-type="float" office:value="5" style:data-style-name="N0"/><text:variable-set text:name="ACLorenzListing" text:display="none" text:formula="ooow:lcnt" office:value-type="float" office:value="5" style:data-style-name="N0"/> <text:span text:style-name="T175">Listing </text:span><text:span text:style-name="T175"><text:variable-get text:name="ACLorenzListing" style:data-style-name="N0">5</text:variable-get></text:span><text:span text:style-name="T175"> <text:s/>The Lorenz system integrated with the Apache Commons Library</text:span></text:p>
      <text:p text:style-name="P369"><text:bookmark-start text:name="__DdeLink__19737_1546268605"/></text:p>
      <text:p text:style-name="P368"><text:bookmark-start text:name="__DdeLink__36430_2138941469"/><text:bookmark-start text:name="__DdeLink__36438_2138941469"/>// these import statements concerning Apache Commons can be injected with the appropriate menu option</text:p>
      <text:p text:style-name="P368"><text:bookmark-start text:name="__DdeLink__30208_1805695457"/><text:bookmark-start text:name="__DdeLink__48981_705179836"/><text:bookmark-end text:name="__DdeLink__19737_1546268605"/>import org.apache.commons.math._</text:p>
      <text:p text:style-name="P368">import org.apache.commons.math.analysis._ </text:p>
      <text:p text:style-name="P368">import org.apache.commons.math.analysis.function._ </text:p>
      <text:p text:style-name="P368">import org.apache.commons.math.analysis.integration._ </text:p>
      <text:p text:style-name="P368">import org.apache.commons.math.analysis.interpolation._ </text:p>
      <text:p text:style-name="P368">import org.apache.commons.math.analysis.polynomials._ </text:p>
      <text:p text:style-name="P368">import org.apache.commons.math.analysis.solvers._ </text:p>
      <text:p text:style-name="P368">import org.apache.commons.math.dfp._ </text:p>
      <text:p text:style-name="P368">import org.apache.commons.math.distribution._ </text:p>
      <text:p text:style-name="P368">import org.apache.commons.math.estimation._ </text:p>
      <text:p text:style-name="P368">import org.apache.commons.math.exception._ </text:p>
      <text:p text:style-name="P368">import org.apache.commons.math.exception.util._ </text:p>
      <text:p text:style-name="P368">import org.apache.commons.math.filter._ </text:p>
      <text:p text:style-name="P368">import org.apache.commons.math.fraction._ </text:p>
      <text:p text:style-name="P368">import org.apache.commons.math.genetics._ </text:p>
      <text:p text:style-name="P368">import org.apache.commons.math.geometry._ </text:p>
      <text:p text:style-name="P368">import org.apache.commons.math.geometry.euclidean.oned._ </text:p>
      <text:p text:style-name="P368">import org.apache.commons.math.geometry.euclidean.threed._ </text:p>
      <text:p text:style-name="P368">import org.apache.commons.math.geometry.euclidean.twod._ </text:p>
      <text:p text:style-name="P368">import org.apache.commons.math.geometry.partitioning._ </text:p>
      <text:p text:style-name="P368">import org.apache.commons.math.geometry.partitioning.utilities._ </text:p>
      <text:p text:style-name="P368">import org.apache.commons.math.linear._ </text:p>
      <text:p text:style-name="P368">import org.apache.commons.math.ode._ </text:p>
      <text:p text:style-name="P368">import org.apache.commons.math.ode.events._ </text:p>
      <text:p text:style-name="P368">import org.apache.commons.math.ode.nonstiff._</text:p>
      <text:p text:style-name="P368">import org.apache.commons.math.ode.sampling._</text:p>
      <text:p text:style-name="P368">import org.apache.commons.math.optimization._</text:p>
      <text:p text:style-name="P368">import org.apache.commons.math.optimization.direct._</text:p>
      <text:p text:style-name="P368">import org.apache.commons.math.optimization.fitting._</text:p>
      <text:p text:style-name="P368">import org.apache.commons.math.optimization.general._</text:p>
      <text:p text:style-name="P368">import org.apache.commons.math.optimization.linear._</text:p>
      <text:p text:style-name="P368">import org.apache.commons.math.optimization.univariate._</text:p>
      <text:p text:style-name="P368">import org.apache.commons.math.random._</text:p>
      <text:p text:style-name="P368">import org.apache.commons.math.special._</text:p>
      <text:p text:style-name="P368">import org.apache.commons.math.stat._</text:p>
      <text:p text:style-name="P368">import org.apache.commons.math.stat.clustering._</text:p>
      <text:p text:style-name="P368">import org.apache.commons.math.stat.correlation._</text:p>
      <text:p text:style-name="P368">import org.apache.commons.math.stat.descriptive._</text:p>
      <text:p text:style-name="P368">import org.apache.commons.math.stat.descriptive.moment._</text:p>
      <text:p text:style-name="P368">import org.apache.commons.math.stat.descriptive.rank._</text:p>
      <text:p text:style-name="P368">import org.apache.commons.math.stat.descriptive.summary._</text:p>
      <text:p text:style-name="P368">import org.apache.commons.math.stat.inference._</text:p>
      <text:p text:style-name="P368">import org.apache.commons.math.stat.ranking._</text:p>
      <text:p text:style-name="P368">import org.apache.commons.math.stat.regression._</text:p>
      <text:p text:style-name="P368">import org.apache.commons.math.transform._</text:p>
      <text:p text:style-name="P368">import org.apache.commons.math.util._</text:p>
      <text:p text:style-name="P368">import edu.jas.arith._ <text:s/></text:p>
      <text:p text:style-name="P368"><text:soft-page-break/>import edu.jas.poly._ <text:s/></text:p>
      <text:p text:style-name="P368">import edu.jas.integrate._ <text:s/></text:p>
      <text:p text:style-name="P368"/>
      <text:p text:style-name="P368">class LorenzODE() extends AnyRef with FirstOrderDifferentialEquations {</text:p>
      <text:p text:style-name="P368"/>
      <text:p text:style-name="P368">var xx = 0.0; var yy = 0.0; var zz = 0.0 </text:p>
      <text:p text:style-name="P368">def getDimension = 3</text:p>
      <text:p text:style-name="P368">def computeDerivatives(t: Double, y: Array[Double], yDot: Array[Double]) = {</text:p>
      <text:p text:style-name="P368"><text:s/>xx=y(0); <text:s/>yy=y(1); <text:s/>zz=y(2); </text:p>
      <text:p text:style-name="P368"><text:s/>yDot(0) = 10*(yy-xx); </text:p>
      <text:p text:style-name="P368"><text:s/>yDot(1) = -xx*zz+143*xx - yy; </text:p>
      <text:p text:style-name="P368"><text:s/>yDot(2) = xx*yy - 2.66667*zz; </text:p>
      <text:p text:style-name="P368"/>
      <text:p text:style-name="P368">}</text:p>
      <text:p text:style-name="P368">}</text:p>
      <text:p text:style-name="P368">var stepHandler = new <text:alphabetical-index-mark-start text:id="IMark100310504"/>StepHandler<text:alphabetical-index-mark-end text:id="IMark100310504"/>() {</text:p>
      <text:p text:style-name="P368">def reset = { }</text:p>
      <text:p text:style-name="P368"/>
      <text:p text:style-name="P368"/>
      <text:p text:style-name="P368">var cnt=0</text:p>
      <text:p text:style-name="P368">var warmUpCnt=5</text:p>
      <text:p text:style-name="P368">def handleStep( interpolator: <text:alphabetical-index-mark-start text:id="IMark103046472"/>StepInterpolator<text:alphabetical-index-mark-end text:id="IMark103046472"/>, isLast: Boolean)= {</text:p>
      <text:p text:style-name="P368">var t = interpolator.getCurrentTime()</text:p>
      <text:p text:style-name="P368">var y = interpolator.getInterpolatedState()</text:p>
      <text:p text:style-name="P368">warmUpCnt -= 1</text:p>
      <text:p text:style-name="P368">if (warmUpCnt &lt; 0) {</text:p>
      <text:p text:style-name="P368"><text:s/>cnt += 1</text:p>
      <text:p text:style-name="P368"/>
      <text:p text:style-name="P368">vx = y(0) :: vx</text:p>
      <text:p text:style-name="P368">vy = y(1) :: vy</text:p>
      <text:p text:style-name="P368">vz = y(2) :: vz</text:p>
      <text:p text:style-name="P368">}</text:p>
      <text:p text:style-name="P368"/>
      <text:p text:style-name="P368">}</text:p>
      <text:p text:style-name="P368"/>
      <text:p text:style-name="P368">def requiresDenseOutput = false</text:p>
      <text:p text:style-name="P368">}<text:bookmark-end text:name="__DdeLink__36430_2138941469"/></text:p>
      <text:p text:style-name="P368"/>
      <text:p text:style-name="P368"/>
      <text:p text:style-name="P368">var vx = scala.List[Double]() </text:p>
      <text:p text:style-name="P368">var vy = scala.List[Double]()</text:p>
      <text:p text:style-name="P368">var vz = scala.List[Double]()</text:p>
      <text:p text:style-name="P368">var dp853 = new <text:alphabetical-index-mark-start text:id="IMark102225864"/>DormandPrince853Integrator<text:alphabetical-index-mark-end text:id="IMark102225864"/>(1.0e-8, 100.0, 1.0e-10, 1.0e-10)</text:p>
      <text:p text:style-name="P368">dp853.addStepHandler(stepHandler)</text:p>
      <text:p text:style-name="P368">var ode = new LorenzODE()</text:p>
      <text:p text:style-name="P368">var y = Array(0.0, 1.0, 1.0)</text:p>
      <text:p text:style-name="P368">tic</text:p>
      <text:p text:style-name="P368">dp853.integrate(ode, 0.0, y, 1600, y)</text:p>
      <text:p text:style-name="P368">var tm=toc</text:p>
      <text:p text:style-name="P368">plot(vx.toArray, vy.toArray, vz.toArray)</text:p>
      <text:p text:style-name="P368">title("Integrated with Dormand Prince, time = "+tm+" num of points = "+vx.length)<text:bookmark-end text:name="__DdeLink__30208_1805695457"/><text:bookmark-end text:name="__DdeLink__48981_705179836"/></text:p>
      <text:p text:style-name="P456"><text:bookmark-end text:name="__DdeLink__36438_2138941469"/></text:p>
      <text:h text:style-name="Heading_20_3" text:outline-level="3"><text:bookmark-start text:name="__RefHeading___Toc144879_2064470228"/>Example on <text:alphabetical-index-mark-start text:id="IMark97177720"/>root finding<text:alphabetical-index-mark-end text:id="IMark97177720"/> <text:bookmark-end text:name="__RefHeading___Toc144879_2064470228"/></text:h>
      <text:p text:style-name="P185"/>
      <text:p text:style-name="P185"><text:span text:style-name="T132">The </text:span><text:span text:style-name="T118">zeroin</text:span><text:span text:style-name="T132"> method </text:span><text:span text:style-name="T134">of the NUMAL library </text:span><text:span text:style-name="T132">determines a zero of a function within an interval. For example, consider the problem of determining a zero of </text:span><draw:frame draw:style-name="fr3" draw:name="Object6" text:anchor-type="as-char" svg:width="1.0634in" svg:height="0.2189in" draw:z-index="5"><draw:object xlink:href="./Object 6" xlink:type="simple" xlink:show="embed" xlink:actuate="onLoad"/><draw:image xlink:href="./ObjectReplacements/Object 6" xlink:type="simple" xlink:show="embed" xlink:actuate="onLoad"/></draw:frame><text:span text:style-name="T132"> within the interval[0, 1].</text:span></text:p>
      <text:p text:style-name="P264"/>
      <text:p text:style-name="P253"><text:variable-set text:name="ZeroInListing" text:display="none" text:formula="ooow:lcnt" office:value-type="float" office:value="5" style:data-style-name="N0"/><text:variable-set text:name="lcnt" text:display="none" text:formula="ooow:lcnt+1" office:value-type="float" office:value="6" style:data-style-name="N0"/> <text:s/><text:span text:style-name="T174">Listing </text:span><text:span text:style-name="T174"><text:variable-get text:name="ZeroInListing" style:data-style-name="N0">5</text:variable-get></text:span><text:span text:style-name="T174"> <text:s/>Using the </text:span><text:alphabetical-index-mark-start text:id="IMark101254312"/><text:span text:style-name="T170">zeroin</text:span><text:alphabetical-index-mark-end text:id="IMark101254312"/><text:span text:style-name="T170"> </text:span><text:span text:style-name="T174">method from NUMAL for root finding</text:span></text:p>
      <text:p text:style-name="P269"><text:bookmark-start text:name="__DdeLink__36824_2138941469"/></text:p>
      <text:p text:style-name="P269"><text:bookmark-start text:name="__DdeLink__48985_705179836"/><text:bookmark-start text:name="__DdeLink__30564_1805695457"/><text:s text:c="2"/>// these NUMAL imports can be injected from the corresponding menu option</text:p>
      <text:p text:style-name="P269"><text:bookmark-start text:name="__DdeLink__15969_1481006136"/><text:s text:c="4"/>import _root_.java.util.Vector ; </text:p>
      <text:p text:style-name="P269"><text:bookmark-end text:name="__DdeLink__15969_1481006136"/><text:s text:c="4"/>import _root_.numal._ ; </text:p>
      <text:p text:style-name="P269"><text:s text:c="4"/>import _root_.numal.Algebraic_eval._;</text:p>
      <text:p text:style-name="P269"><text:s text:c="4"/>import _root_.numal.Analytic_eval._</text:p>
      <text:p text:style-name="P269"><text:s text:c="4"/>import _root_.numal.Analytic_problems._</text:p>
      <text:p text:style-name="P269"><text:s text:c="4"/>import _root_.numal.Approximation._</text:p>
      <text:p text:style-name="P269"><text:s text:c="4"/>import _root_.numal.Basic._;</text:p>
      <text:p text:style-name="P269"><text:s text:c="4"/>import _root_.numal.FFT._;</text:p>
      <text:p text:style-name="P269"><text:s text:c="4"/>import <text:s/>_root_.numal.Linear_algebra._; </text:p>
      <text:p text:style-name="P269"><text:s text:c="4"/>import _root_.numal.Special_functions._;</text:p>
      <text:p text:style-name="P269"><text:s text:c="4"/>import java.text.DecimalFormat </text:p>
      <text:p text:style-name="P269"><text:s text:c="4"/></text:p>
      <text:p text:style-name="P269"/>
      <text:p text:style-name="P269"/>
      <text:p text:style-name="P269">class tzeroin extends AP_zeroin_methods {</text:p>
      <text:p text:style-name="P269"><text:s text:c="2"/>override def fx(x: Array[Double]) = Math.exp(-x(0)*3.0)*(x(0)-1)+x(0)*x(0)*x(0)</text:p>
      <text:p text:style-name="P269"><text:s text:c="2"/>override def tolx(x: Array[Double]) = Math.abs(x(0))*1.0e-6+1.0e-6</text:p>
      <text:p text:style-name="P269">}</text:p>
      <text:p text:style-name="P269"/>
      <text:p text:style-name="P269"><text:s text:c="2"/>var a = new Array[Double](1); </text:p>
      <text:p text:style-name="P269"><text:s text:c="2"/>var <text:s/>b = new Array[Double](1); </text:p>
      <text:p text:style-name="P269"><text:s text:c="2"/>var zeroinClass = new <text:s/>tzeroin(); </text:p>
      <text:p text:style-name="P269">a(0) = 0.0;</text:p>
      <text:p text:style-name="P269">b(0) = 1.0;</text:p>
      <text:p text:style-name="P269">var m = Analytic_problems.zeroin( a, b, zeroinClass); </text:p>
      <text:p text:style-name="P269">System.out.println("Zero is <text:s/>"+a(0)); // the wrapper class declaration follows </text:p>
      <text:p text:style-name="P269"/>
      <text:p text:style-name="P269">// verify the root graphically</text:p>
      <text:p text:style-name="P269">var t = linspace(-1, 2, 200)</text:p>
      <text:p text:style-name="P269"><text:soft-page-break/>var x = exp(-t*3.0)*(t-1)+t*t*t</text:p>
      <text:p text:style-name="P269">plot(t,x)</text:p>
      <text:p text:style-name="P269"><text:bookmark-start text:name="__DdeLink__16205_1481006136"/><text:bookmark-end text:name="__DdeLink__48985_705179836"/><text:bookmark-end text:name="__DdeLink__36824_2138941469"/></text:p>
      <text:p text:style-name="P264"><text:bookmark-end text:name="__DdeLink__16205_1481006136"/></text:p>
      <text:p text:style-name="P256"/>
      <text:p text:style-name="P256"/>
      <text:p text:style-name="P261"><text:bookmark-end text:name="__DdeLink__30564_1805695457"/></text:p>
      <text:p text:style-name="P461"/>
      <text:p text:style-name="P453"/>
      <text:h text:style-name="P592" text:outline-level="2"><text:bookmark-start text:name="__RefHeading___Toc144881_2064470228"/>Exploiting Lower Level Functionality<text:bookmark-end text:name="__RefHeading___Toc144881_2064470228"/></text:h>
      <text:p text:style-name="P471"/>
      <text:p text:style-name="P471"/>
      <text:p text:style-name="P248"><text:span text:style-name="Teletype"><text:span text:style-name="T191">ScalaSci implements many high-level Scala classes, that wrap usually Java classes of many scientific libraries. However, although it is more convenient to work with those Scala classes, some lower-level functionality is lost. We present how we can adopt a mixed mode programming style, in order to exploit both the lower-level functionality and to have the convenience of Scala based operations where it is applicable.</text:span></text:span></text:p>
      <text:p text:style-name="P392"><text:span text:style-name="Teletype"><text:span text:style-name="T191">We call that style </text:span></text:span><text:span text:style-name="Teletype"><text:span text:style-name="T193">of programming </text:span></text:span><text:span text:style-name="Teletype"><text:span text:style-name="T191">as "mixed mode" since it consists of both ScalaSci code and library dependent code patterns. Clearly, the engineer that uses the later type of code, should be familiar with the relevant library. The key to developing this type of code is the </text:span></text:span><text:span text:style-name="Teletype"><text:span text:style-name="T199">getLibraryMatrixRef</text:span></text:span><text:span text:style-name="Teletype"><text:span text:style-name="T191"> method of the </text:span></text:span><text:span text:style-name="Teletype"><text:span text:style-name="T199">scalaSciMatrix</text:span></text:span><text:span text:style-name="Teletype"><text:span text:style-name="T191"> class. The </text:span></text:span><text:span text:style-name="Teletype"><text:span text:style-name="T199">getLibraryMatrixRef</text:span></text:span><text:span text:style-name="Teletype"><text:span text:style-name="T191"> method returns the library dependent class that implements native operations. This allows ScalaLab code to combine Scala implemented operations, with the existing native operations provided by the Java library. In this way the full potential of the underlying Java class can be utilized. The definition of </text:span></text:span><text:span text:style-name="Teletype"><text:span text:style-name="T199">getLibraryMatrixRef</text:span></text:span><text:span text:style-name="Teletype"><text:span text:style-name="T191"> <text:s/>is:</text:span></text:span></text:p>
      <text:p text:style-name="P75"><text:span text:style-name="T255">def</text:span><text:span text:style-name="T250"> getLibraryMatrixRef</text:span><text:span text:style-name="T259">:</text:span><text:span text:style-name="T250"> </text:span><text:span text:style-name="T263">AnyRef </text:span></text:p>
      <text:p text:style-name="P154"><text:span text:style-name="Teletype"><text:span text:style-name="T98">This abstract method is implemented for the various concrete ScalaSci classes as:</text:span></text:span></text:p>
      <text:p text:style-name="P399"><text:span text:style-name="T254">def</text:span> getLibraryMatrixRef<text:span text:style-name="T258">()</text:span> <text:span text:style-name="T258">=</text:span> <text:s/>sm <text:s/><text:span text:style-name="T265">// the scalaSci.EJML.EJMLMat wraps an EJML SimpleMatrix</text:span></text:p>
      <text:p text:style-name="P78"><text:span text:style-name="T254">def</text:span> getLibraryMatrixRef<text:span text:style-name="T258">()</text:span> <text:span text:style-name="T258">=</text:span> <text:s/>dm <text:span text:style-name="T265">// the scalaSci.JBLAS.Mat class wraps the org.jblas.DoubleMatrix class, thus return simply the data representation</text:span></text:p>
      <text:p text:style-name="P78"><text:span text:style-name="T254">def</text:span> getLibraryMatrixRef<text:span text:style-name="T258">()</text:span> <text:span text:style-name="T258">=</text:span> dm <text:span text:style-name="T265">// the scalaSci.MTJ.Mat class wraps the no.uib.cipr.matrix.DenseMatrix class, thus return simply the data representation</text:span></text:p>
      <text:p text:style-name="P78"><text:span text:style-name="T254">def</text:span> getLibraryMatrixRef<text:span text:style-name="T258">()</text:span> <text:span text:style-name="T258">=</text:span> rm <text:s/><text:span text:style-name="T265">// the scalaSci.CommonMaths.Mat class wraps the org.apache.commons.math.linear.Array2DRowRealMatrix class</text:span></text:p>
      <text:p text:style-name="P79"><text:s text:c="2"/></text:p>
      <text:p text:style-name="P80"><text:s/><text:span text:style-name="T257">def</text:span><text:span text:style-name="T131"> getLibraryMatrixRef</text:span><text:span text:style-name="T261">()</text:span><text:span text:style-name="T131"> </text:span><text:span text:style-name="T261">=</text:span><text:span text:style-name="T131"> v </text:span><text:span text:style-name="T266">// the scalaSci.RichDouble</text:span><text:span text:style-name="T267">2</text:span><text:span text:style-name="T266">DArray does not wrap a Matrix class of a specific library, thus return simply the data representation</text:span></text:p>
      <text:p text:style-name="P80"><text:s text:c="2"/><text:span text:style-name="T257">def</text:span><text:span text:style-name="T131"> getLibraryMatrixRef</text:span><text:span text:style-name="T261">()</text:span><text:span text:style-name="T131"> </text:span><text:span text:style-name="T261">=</text:span><text:span text:style-name="T131"> v </text:span><text:span text:style-name="T266">// the scalaSci.Mat does not wrap a Matrix class of a specific library, thus return simply the data representation</text:span></text:p>
      <text:p text:style-name="P98"><text:s/><text:span text:style-name="T257">def</text:span><text:span text:style-name="T131"> getLibraryMatrixRef</text:span><text:span text:style-name="T261">()</text:span><text:span text:style-name="T131"> </text:span><text:span text:style-name="T261">=</text:span><text:span text:style-name="T131"> v </text:span><text:span text:style-name="T266">// the scalaSci.Matrix does not wrap a Matrix class of a specific library, thus return simply the data representation</text:span></text:p>
      <text:p text:style-name="P387"><text:span text:style-name="Teletype"><text:span text:style-name="T191">Another important routine, the </text:span></text:span><text:span text:style-name="Teletype"><text:span text:style-name="T200">matFromLibrary</text:span></text:span><text:span text:style-name="Teletype"><text:span text:style-name="T191">, converts from the lower level matrix representation back to the higher level </text:span></text:span><text:span text:style-name="Teletype"><text:span text:style-name="T194">s</text:span></text:span><text:span text:style-name="Teletype"><text:span text:style-name="T191">calaSci matrix. Therefore, the </text:span></text:span><text:span text:style-name="Teletype"><text:span text:style-name="T200">getLibraryMatrixRef</text:span></text:span><text:span text:style-name="Teletype"><text:span text:style-name="T191"> can be used to take a reference to the lower level representation, transform it using routines of the native library and then convert back to the higher level </text:span></text:span><text:span text:style-name="Teletype"><text:span text:style-name="T194">s</text:span></text:span><text:span text:style-name="Teletype"><text:span text:style-name="T191">calaSci matrix using matFromLibrary</text:span></text:span></text:p>
      <text:p text:style-name="P387"><text:span text:style-name="Teletype"><text:span text:style-name="T191">The matFromLibrary can be called using the scalaSci matrix reference on which </text:span></text:span><text:span text:style-name="Teletype"><text:span text:style-name="T200">getLibraryMatrixRef</text:span></text:span><text:span text:style-name="Teletype"><text:span text:style-name="T191"> is called, e.g.</text:span></text:span></text:p>
      <text:p text:style-name="P400"><text:bookmark-start text:name="__DdeLink__46732_705179836"/><text:span text:style-name="T254">var</text:span> x <text:span text:style-name="T258">=</text:span> <text:span text:style-name="T254">new</text:span> scalaSci<text:span text:style-name="T258">.</text:span><text:span text:style-name="T262">Mat</text:span><text:span text:style-name="T258">(</text:span><text:span text:style-name="T269">4</text:span><text:span text:style-name="T258">,</text:span><text:span text:style-name="T269">5</text:span><text:span text:style-name="T258">)</text:span> </text:p>
      <text:p text:style-name="P76"><text:span text:style-name="T254">var</text:span> xv <text:span text:style-name="T258">=</text:span> x<text:span text:style-name="T258">.</text:span>getLibraryMatrixRef <text:s/><text:span text:style-name="T265">// take the internal representation</text:span></text:p>
      <text:p text:style-name="P76">xv<text:span text:style-name="T258">(</text:span><text:span text:style-name="T269">0</text:span><text:span text:style-name="T258">)(</text:span><text:span text:style-name="T269">0</text:span><text:span text:style-name="T258">)</text:span> <text:span text:style-name="T258">=</text:span> <text:span text:style-name="T269">200</text:span> <text:span text:style-name="T265">// change the internal representation</text:span></text:p>
      <text:p text:style-name="P99"><text:span text:style-name="T254">var</text:span> xrecons <text:span text:style-name="T258">=</text:span> x<text:span text:style-name="T258">.</text:span>matFromLibrary <text:bookmark-end text:name="__DdeLink__46732_705179836"/><text:s/>// <text:span text:style-name="T305">return an updated Matrix</text:span></text:p>
      <text:p text:style-name="P387"><text:soft-page-break/><text:span text:style-name="Teletype"><text:span text:style-name="T191">Alternatively, we can perform computations in different internal matrix structures and then reconstruct, as e.g.</text:span></text:span></text:p>
      <text:p text:style-name="P400"><text:bookmark-start text:name="__DdeLink__46734_705179836"/><text:span text:style-name="T254">var</text:span> x <text:span text:style-name="T258">=</text:span> <text:span text:style-name="T254">new</text:span> scalaSci<text:span text:style-name="T258">.</text:span><text:span text:style-name="T262">Mat</text:span><text:span text:style-name="T258">(</text:span><text:span text:style-name="T269">4</text:span><text:span text:style-name="T258">, </text:span><text:span text:style-name="T269">5</text:span><text:span text:style-name="T258">)</text:span> </text:p>
      <text:p text:style-name="P76"><text:span text:style-name="T254">var</text:span> xv <text:span text:style-name="T258">=</text:span> x<text:span text:style-name="T258">.</text:span>getLibraryMatrixRef <text:span text:style-name="T265">// take the internal representation</text:span></text:p>
      <text:p text:style-name="P76">xv<text:span text:style-name="T258">(</text:span><text:span text:style-name="T269">0</text:span><text:span text:style-name="T258">)(</text:span><text:span text:style-name="T269">0</text:span><text:span text:style-name="T258">)</text:span> <text:span text:style-name="T258">=</text:span> <text:span text:style-name="T269">200</text:span> <text:span text:style-name="T265">// change the internal representation</text:span></text:p>
      <text:p text:style-name="P76"><text:span text:style-name="T254">var</text:span> xnew <text:span text:style-name="T258">=</text:span> <text:span text:style-name="T262">Array</text:span><text:span text:style-name="T258">.</text:span>ofDim<text:span text:style-name="T258">[</text:span><text:span text:style-name="T262">Double</text:span><text:span text:style-name="T258">](</text:span><text:span text:style-name="T269">7</text:span><text:span text:style-name="T258">, </text:span><text:span text:style-name="T269">8</text:span><text:span text:style-name="T258">)</text:span> <text:span text:style-name="T265">// differently sized matrix</text:span></text:p>
      <text:p text:style-name="P76">xnew<text:span text:style-name="T258">(</text:span><text:span text:style-name="T269">2</text:span><text:span text:style-name="T258">)(</text:span><text:span text:style-name="T269">3</text:span><text:span text:style-name="T258">)</text:span> <text:span text:style-name="T258">=</text:span> xv<text:span text:style-name="T258">(</text:span><text:span text:style-name="T269">0</text:span><text:span text:style-name="T258">)(</text:span><text:span text:style-name="T269">0</text:span><text:span text:style-name="T258">)</text:span></text:p>
      <text:p text:style-name="P99"><text:span text:style-name="T254">var</text:span> xrecons2 <text:span text:style-name="T258">=</text:span> x<text:span text:style-name="T258">.</text:span>matFromLibrary<text:span text:style-name="T258">(</text:span>xnew<text:span text:style-name="T258">)</text:span> <text:span text:style-name="T265">// reconstruct a differently sized matrix </text:span></text:p>
      <text:p text:style-name="P393"><text:bookmark-end text:name="__DdeLink__46734_705179836"/><text:span text:style-name="Teletype"><text:span text:style-name="T191">Also, very useful routines, for gluing multiple libraries are the following:</text:span></text:span></text:p>
      <text:p text:style-name="P401"><text:bookmark-start text:name="__DdeLink__47106_705179836"/>// converts any matrix type to a simple Array[Array[Double]]</text:p>
      <text:p text:style-name="P76"><text:span text:style-name="T254">def</text:span> toDoubleArray<text:span text:style-name="T258">()</text:span></text:p>
      <text:p text:style-name="P83">// converts from an Array[Array[Double]] to any matrix representation</text:p>
      <text:p text:style-name="P99"><text:span text:style-name="T254">def</text:span> fromDoubleArray<text:span text:style-name="T258">(</text:span>x<text:span text:style-name="T258">:</text:span> <text:span text:style-name="T262">Array</text:span><text:span text:style-name="T258">[</text:span><text:span text:style-name="T262">Array</text:span><text:span text:style-name="T258">[</text:span><text:span text:style-name="T262">Double</text:span><text:span text:style-name="T258">]])</text:span><text:bookmark-end text:name="__DdeLink__47106_705179836"/></text:p>
      <text:p text:style-name="P393"><text:span text:style-name="Teletype"><text:span text:style-name="T191">For example:</text:span></text:span></text:p>
      <text:p text:style-name="P400"><text:bookmark-start text:name="__DdeLink__47108_705179836"/><text:span text:style-name="T254">var</text:span> x <text:span text:style-name="T258">=</text:span> <text:span text:style-name="T262">Array</text:span><text:span text:style-name="T258">(</text:span><text:span text:style-name="T262">Array</text:span><text:span text:style-name="T258">(</text:span><text:span text:style-name="T269">9.3</text:span><text:span text:style-name="T258">,</text:span> <text:span text:style-name="T258">-</text:span><text:span text:style-name="T269">0.3</text:span><text:span text:style-name="T258">,</text:span> <text:span text:style-name="T269">2.8</text:span><text:span text:style-name="T258">),</text:span> <text:span text:style-name="T262">Array</text:span><text:span text:style-name="T258">(</text:span><text:span text:style-name="T269">4.5</text:span><text:span text:style-name="T258">,</text:span> <text:span text:style-name="T269">3.4</text:span><text:span text:style-name="T258">,</text:span> <text:span text:style-name="T269">2</text:span><text:span text:style-name="T258">))</text:span></text:p>
      <text:p text:style-name="P83">// construct an <text:s/>EJML matrix</text:p>
      <text:p text:style-name="P76"><text:span text:style-name="T254">var</text:span> xEJML <text:span text:style-name="T258">=</text:span> scalaSci<text:span text:style-name="T258">.</text:span>EJML<text:span text:style-name="T258">.</text:span><text:span text:style-name="T262">StaticMathsEJML</text:span><text:span text:style-name="T258">.</text:span>fromDoubleArray<text:span text:style-name="T258">(</text:span>x<text:span text:style-name="T258">)</text:span></text:p>
      <text:p text:style-name="P83">// construct an MTJ matrix</text:p>
      <text:p text:style-name="P76"><text:span text:style-name="T254">var</text:span> xMTJ <text:span text:style-name="T258">=</text:span> scalaSci<text:span text:style-name="T258">.</text:span>MTJ<text:span text:style-name="T258">.</text:span><text:span text:style-name="T262">StaticMathsMTJ</text:span><text:span text:style-name="T258">.</text:span>fromDoubleArray<text:span text:style-name="T258">(</text:span>x<text:span text:style-name="T258">)</text:span></text:p>
      <text:p text:style-name="P83">// the <text:span text:style-name="T305">constructed </text:span>matrix type depends on which library we are switched on</text:p>
      <text:p text:style-name="P76"><text:span text:style-name="T254">var</text:span> xy <text:span text:style-name="T258">=</text:span> fromDoubleArray<text:span text:style-name="T258">(</text:span>x<text:span text:style-name="T258">)</text:span></text:p>
      <text:p text:style-name="P83">// now convert back from the EJML matrix to double array</text:p>
      <text:p text:style-name="P76"><text:span text:style-name="T254">var</text:span> xEJMLrecover <text:span text:style-name="T258">=</text:span> xEJML<text:span text:style-name="T258">.</text:span>toDoubleArray</text:p>
      <text:p text:style-name="P83">// now convert back from the MTJ matrix to double array</text:p>
      <text:p text:style-name="P99"><text:span text:style-name="T254">var</text:span> xMTJrecover <text:span text:style-name="T258">=</text:span> xMTJ<text:span text:style-name="T258">.</text:span>toDoubleArray<text:bookmark-end text:name="__DdeLink__47108_705179836"/></text:p>
      <text:p text:style-name="P393"><text:span text:style-name="Teletype"><text:span text:style-name="T194">Below w</text:span></text:span><text:span text:style-name="Teletype"><text:span text:style-name="T191">e provide </text:span></text:span><text:span text:style-name="Teletype"><text:span text:style-name="T194">an </text:span></text:span><text:span text:style-name="Teletype"><text:span text:style-name="T191">additional example of mixed type code for </text:span></text:span><text:span text:style-name="Teletype"><text:span text:style-name="T194">the EJML</text:span></text:span><text:span text:style-name="Teletype"><text:span text:style-name="T191"> librar</text:span></text:span><text:span text:style-name="Teletype"><text:span text:style-name="T194">y</text:span></text:span><text:span text:style-name="Teletype"><text:span text:style-name="T191">.</text:span></text:span></text:p>
      <text:p text:style-name="P393"><text:bookmark text:name="EJML_library"/><text:span text:style-name="Teletype"><text:span text:style-name="T191"/></text:span></text:p>
      <text:p text:style-name="P387"><text:span text:style-name="Teletype"><text:span text:style-name="T191">We demonstate low-level EJML functionality by importing the static definitions of the </text:span></text:span><text:span text:style-name="Teletype"><text:span text:style-name="T199">org.ejml.simple.SimpleMatrix</text:span></text:span><text:span text:style-name="Teletype"><text:span text:style-name="T191"> class and exploiting the native </text:span></text:span><text:span text:style-name="Teletype"><text:span text:style-name="T199">SimpleMatrix</text:span></text:span><text:span text:style-name="Teletype"><text:span text:style-name="T191">, which the </text:span></text:span><text:span text:style-name="Teletype"><text:span text:style-name="T199">scalaSci.EJML.Mat</text:span></text:span><text:span text:style-name="Teletype"><text:span text:style-name="T191"> wraps. The following code can be executed in ScalaLab directly, </text:span></text:span><text:span text:style-name="Teletype"><text:span text:style-name="T198">however an EJML type of Interpreter should be active</text:span></text:span><text:span text:style-name="Teletype"><text:span text:style-name="T191">.</text:span></text:span></text:p>
      <text:p text:style-name="P400"><text:bookmark-start text:name="__DdeLink__48224_705179836"/><text:bookmark-start text:name="__DdeLink__47851_705179836"/><text:span text:style-name="T254">import</text:span> org<text:span text:style-name="T258">.</text:span>ejml<text:span text:style-name="T258">.</text:span>simple<text:span text:style-name="T258">.</text:span><text:span text:style-name="T262">SimpleMatrix</text:span><text:span text:style-name="T258">.</text:span>_ <text:s text:c="2"/><text:span text:style-name="T265">// static methods of <text:s/>EJML SimpleMatrix class </text:span></text:p>
      <text:p text:style-name="P76">val x <text:span text:style-name="T258">=</text:span> rand0<text:span text:style-name="T258">(</text:span><text:span text:style-name="T269">8</text:span><text:span text:style-name="T258">,</text:span> <text:span text:style-name="T269">8</text:span><text:span text:style-name="T258">)</text:span> <text:s/><text:span text:style-name="T265">// create an EJML.Mat random matrix</text:span></text:p>
      <text:p text:style-name="P77">val xsm <text:span text:style-name="T258">=</text:span> x<text:span text:style-name="T258">.</text:span>getLibraryMatrixRef <text:s/><text:span text:style-name="T265">// get a reference to the EJML SimpleMatrix, which <text:s/>the scalaSci.EJML.Mat wraps</text:span></text:p>
      <text:p text:style-name="P83">// demonstrating directly using the SimpleMatrix</text:p>
      <text:p text:style-name="P76">val sm20 <text:span text:style-name="T258">=</text:span> identity<text:span text:style-name="T258">(</text:span><text:span text:style-name="T269">20</text:span><text:span text:style-name="T258">)</text:span> <text:s/><text:span text:style-name="T265">// create a SimpleMatrix with 1s at the diagonal</text:span></text:p>
      <text:p text:style-name="P76">val diagArray <text:span text:style-name="T258">=</text:span> <text:span text:style-name="T262">Array</text:span><text:span text:style-name="T258">(</text:span><text:span text:style-name="T269">2.3</text:span><text:span text:style-name="T258">,</text:span> <text:span text:style-name="T269">7.8</text:span><text:span text:style-name="T258">,</text:span> <text:span text:style-name="T269">6.7</text:span><text:span text:style-name="T258">)</text:span></text:p>
      <text:p text:style-name="P76">val smDiagonal <text:span text:style-name="T258">=</text:span> diag<text:span text:style-name="T258">(</text:span>diagArray<text:span text:style-name="T258">:</text:span>_<text:span text:style-name="T258">*)</text:span> <text:s/><text:span text:style-name="T265">// create a diagonal SimpleMatrix</text:span></text:p>
      <text:p text:style-name="P83">// creates a new SimpleMatrix with random elements drawn from a uniform distribution from minValue to maxValue</text:p>
      <text:p text:style-name="P76">val smr <text:span text:style-name="T258">=</text:span> random<text:span text:style-name="T258">(</text:span><text:span text:style-name="T269">4</text:span><text:span text:style-name="T258">,</text:span> <text:span text:style-name="T269">5</text:span><text:span text:style-name="T258">,</text:span> <text:span text:style-name="T258">-</text:span><text:span text:style-name="T269">4.0</text:span><text:span text:style-name="T258">,</text:span> <text:span text:style-name="T269">5.8</text:span><text:span text:style-name="T258">,</text:span> <text:span text:style-name="T254">new</text:span> <text:span text:style-name="T262">Random</text:span><text:span text:style-name="T258">())</text:span></text:p>
      <text:p text:style-name="P83">// compute the invert matrix</text:p>
      <text:p text:style-name="P76"><text:span text:style-name="T254">var</text:span> xsmi <text:span text:style-name="T258">=</text:span> xsm<text:span text:style-name="T258">.</text:span>invert</text:p>
      <text:p text:style-name="P83">// wrap the invert SimpleMatrix to a scalaSci.EJML.Mat</text:p>
      <text:p text:style-name="P76"><text:span text:style-name="T254">var</text:span> xsmiToEJMLMat <text:span text:style-name="T258">=</text:span> <text:span text:style-name="T254">new</text:span> scalaSci<text:span text:style-name="T258">.</text:span>EJML<text:span text:style-name="T258">.</text:span><text:span text:style-name="T262">Mat</text:span><text:span text:style-name="T258">(</text:span>xsmi<text:span text:style-name="T258">)</text:span></text:p>
      <text:p text:style-name="P83">// .. now we can verify more easily that the inversion succeded</text:p>
      <text:p text:style-name="P76"><text:span text:style-name="T254">var</text:span> shouldBeIdentity <text:span text:style-name="T258">=</text:span> x<text:span text:style-name="T258">*</text:span>xsmiToEJMLMat</text:p>
      <text:p text:style-name="P83">// and we can more conveniently construct the EJML matrix as</text:p>
      <text:p text:style-name="P76"><text:soft-page-break/><text:span text:style-name="T254">var</text:span> reconsEJML <text:span text:style-name="T258">=</text:span> x<text:span text:style-name="T258">.</text:span>matFromLibrary<text:span text:style-name="T258">(</text:span>xsmi<text:span text:style-name="T258">)</text:span></text:p>
      <text:p text:style-name="P83">// if we perform changes directly on the native matrix reference we can reconstruct more conveniently, </text:p>
      <text:p text:style-name="P83">// by calling directly the matFromLibrary() e.g.</text:p>
      <text:p text:style-name="P76">xsm<text:span text:style-name="T258">.</text:span><text:span text:style-name="T254">set</text:span><text:span text:style-name="T258">(</text:span><text:span text:style-name="T269">0</text:span><text:span text:style-name="T258">,</text:span> <text:span text:style-name="T269">40</text:span><text:span text:style-name="T258">);</text:span> xsm<text:span text:style-name="T258">.</text:span><text:span text:style-name="T254">set</text:span><text:span text:style-name="T258">(</text:span><text:span text:style-name="T269">1</text:span><text:span text:style-name="T258">,</text:span> <text:span text:style-name="T269">3.3</text:span><text:span text:style-name="T258">);</text:span> <text:span text:style-name="T265">// some direct changes to the low level matrix representation</text:span></text:p>
      <text:p text:style-name="P76"/>
      <text:p text:style-name="P99"><text:span text:style-name="T254">var</text:span> reconsDirectEJML <text:span text:style-name="T258">=</text:span> x<text:span text:style-name="T258">.</text:span>m<text:bookmark-end text:name="__DdeLink__48224_705179836"/><text:bookmark-end text:name="__DdeLink__47851_705179836"/>atFromLibrary</text:p>
      <text:p text:style-name="P82"/>
      <text:p text:style-name="P81"><text:s/></text:p>
      <text:p text:style-name="P297"/>
      <text:p text:style-name="P297"/>
      <text:p text:style-name="P461"/>
      <text:p text:style-name="P461"/>
      <text:p text:style-name="P461"/>
      <text:h text:style-name="P609" text:outline-level="1"><text:bookmark-start text:name="__RefHeading___Toc144885_2064470228"/><text:alphabetical-index-mark-start text:id="IMark99868472"/>Fast Fourier Transforms<text:alphabetical-index-mark-end text:id="IMark99868472"/> <text:bookmark-end text:name="__RefHeading___Toc144885_2064470228"/></text:h>
      <text:p text:style-name="P311"/>
      <text:h text:style-name="Heading_20_2" text:outline-level="2"><text:bookmark-start text:name="__RefHeading___Toc144887_2064470228"/>Benchmarking different <text:span text:style-name="T306">FFT </text:span>libraries<text:bookmark-end text:name="__RefHeading___Toc144887_2064470228"/></text:h>
      <text:p text:style-name="Text_20_body"/>
      <text:p text:style-name="P248"><text:span text:style-name="Teletype"><text:span text:style-name="T190">ScalaLab can use effective implementations of FFT from Java libraries. The following code tests: 1. an Oregon DSP based implementation, 2. the Apache Common Maths, 3. the Numerical Recipes implementation.</text:span></text:span></text:p>
      <text:p text:style-name="P392"><text:span text:style-name="Teletype"><text:span text:style-name="T197">At the following listing </text:span></text:span><text:span text:style-name="Teletype"><text:span text:style-name="T190">the Apache Common </text:span></text:span><text:span text:style-name="Teletype"><text:span text:style-name="T197">Maths FFT and the Numerical Recipes FFT is performed only for real data. <text:s/></text:span></text:span><text:span text:style-name="Teletype"><text:span text:style-name="T190">Also, a</text:span></text:span><text:span text:style-name="Teletype"><text:span text:style-name="T197">n </text:span></text:span><text:span text:style-name="Teletype"><text:span text:style-name="T190">important observation is that by using float arrays instead of doubles we have not obtained any speedup, therefore in today's JVMs the more accurate double type does not seem to impose any overhead. Thus, we kept only the version of our routines for double arrays.</text:span></text:span></text:p>
      <text:p text:style-name="P392"><text:span text:style-name="Teletype"><text:span text:style-name="T190">Here is the code to test the FFTs:</text:span></text:span></text:p>
      <text:p text:style-name="P305"/>
      <text:p text:style-name="P111">closeAll</text:p>
      <text:p text:style-name="P111">var <text:s/>N <text:s/>= 16384</text:p>
      <text:p text:style-name="P111"><text:s/>var log2N = 14</text:p>
      <text:p text:style-name="P111"/>
      <text:p text:style-name="P111">var <text:s/>xr = <text:s/>new Array[Double](N) <text:s/>// <text:span text:style-name="T306">real part</text:span></text:p>
      <text:p text:style-name="P111"><text:s/>var <text:s/>xi = <text:s/>new Array[Double](N) <text:s/>// <text:span text:style-name="T306">imaginary part</text:span></text:p>
      <text:p text:style-name="P111"><text:s/>var <text:s/>Xr = <text:s/>new Array[Double](N)</text:p>
      <text:p text:style-name="P111"><text:s/>var <text:s/>Xi = <text:s/>new Array[Double](N)</text:p>
      <text:p text:style-name="P111"/>
      <text:p text:style-name="P119">var k=0</text:p>
      <text:p text:style-name="P111"><text:span text:style-name="T306">while</text:span> (k&lt; N) <text:s/>{ <text:s text:c="5"/>xr(k) = rand; <text:s text:c="5"/>xi(k) = rand; <text:span text:style-name="T306">k+=1 </text:span><text:s text:c="2"/>}</text:p>
      <text:p text:style-name="P111"/>
      <text:p text:style-name="P111"><text:s/>var Xfm = new DSP.fft.CDFT( log2N )</text:p>
      <text:p text:style-name="P111"><text:s/>var Xfmr = new DSP.fft.RDFT(log2N)</text:p>
      <text:p text:style-name="P111"><text:s/></text:p>
      <text:p text:style-name="P111"><text:s text:c="4"/>// evaluate transform of data</text:p>
      <text:p text:style-name="P111"><text:s text:c="4"/></text:p>
      <text:p text:style-name="P111">var Nt = 100 // how many times to evaluate the FFTs</text:p>
      <text:p text:style-name="P111"><text:s/>tic</text:p>
      <text:p text:style-name="P120"><text:s/><text:span text:style-name="T306">k=0</text:span> </text:p>
      <text:p text:style-name="P120"><text:s/><text:span text:style-name="T306">while </text:span>(k &lt; Nt) <text:span text:style-name="T306">{</text:span></text:p>
      <text:p text:style-name="P111"><text:soft-page-break/><text:s text:c="4"/>Xfm.evaluate( xr, xi, Xr, Xi )</text:p>
      <text:p text:style-name="P111"><text:s text:c="4"/><text:span text:style-name="T306">k += 1</text:span></text:p>
      <text:p text:style-name="P111"><text:s text:c="2"/><text:span text:style-name="T306">}</text:span></text:p>
      <text:p text:style-name="P111"><text:s text:c="3"/></text:p>
      <text:p text:style-name="P111"><text:s text:c="4"/>var tmOregon = toc</text:p>
      <text:p text:style-name="P111"/>
      <text:p text:style-name="P111">// FFT with real only data</text:p>
      <text:p text:style-name="P111"><text:s text:c="4"/>tic</text:p>
      <text:p text:style-name="P111"><text:s text:c="3"/><text:span text:style-name="T306">k=0</text:span></text:p>
      <text:p text:style-name="P111"><text:s text:c="3"/><text:span text:style-name="T306">while </text:span><text:s/>(k &lt; Nt) <text:span text:style-name="T306">{</text:span></text:p>
      <text:p text:style-name="P111"><text:s text:c="5"/>Xfmr.evaluate( xr, Xr <text:s/>)</text:p>
      <text:p text:style-name="P111"><text:s text:c="6"/><text:span text:style-name="T306">k += 1</text:span></text:p>
      <text:p text:style-name="P119"><text:s text:c="3"/>}</text:p>
      <text:p text:style-name="P111"><text:s text:c="3"/>var tmOregonR = toc</text:p>
      <text:p text:style-name="P111"/>
      <text:p text:style-name="P111"><text:s text:c="3"/>figure(1); plot(Xr); title("Oregon DSP based FFT took "+tmOregonR) <text:s text:c="2"/>// plot the resulting Fourier transform</text:p>
      <text:p text:style-name="P111"><text:s text:c="4"/></text:p>
      <text:p text:style-name="P111"/>
      <text:p text:style-name="P111">// test the Apache Commons FFT</text:p>
      <text:p text:style-name="P111"><text:s text:c="3"/>var fftXr2 = scalaSci.FFT.ApacheFFT.fft(xr )</text:p>
      <text:p text:style-name="P111"><text:s text:c="3"/>tic</text:p>
      <text:p text:style-name="P111"><text:s text:c="3"/><text:span text:style-name="T307">k=0</text:span></text:p>
      <text:p text:style-name="P111"><text:s text:c="3"/><text:span text:style-name="T307">while (</text:span>k &lt; Nt) <text:s/><text:span text:style-name="T307">{</text:span></text:p>
      <text:p text:style-name="P111"><text:s text:c="5"/>fftXr2 = scalaSci.FFT.ApacheFFT.fft(xr )</text:p>
      <text:p text:style-name="P111"><text:s text:c="4"/><text:span text:style-name="T307">k += 1</text:span></text:p>
      <text:p text:style-name="P121">}</text:p>
      <text:p text:style-name="P111"><text:s text:c="4"/>var tmApache = toc</text:p>
      <text:p text:style-name="P111"/>
      <text:p text:style-name="P111"><text:s text:c="4"/></text:p>
      <text:p text:style-name="P111"/>
      <text:p text:style-name="P111">// test the Numerical Recipes FFT</text:p>
      <text:p text:style-name="P111"><text:s/>var (nrR, nrIm) = scalaSci.FFT.FFTScala.fft(xr)</text:p>
      <text:p text:style-name="P111"><text:s text:c="3"/>tic</text:p>
      <text:p text:style-name="P111"><text:s text:c="2"/><text:span text:style-name="T307">k=0</text:span></text:p>
      <text:p text:style-name="P111"><text:s text:c="2"/><text:span text:style-name="T307">while </text:span>(k <text:span text:style-name="T307">&lt; </text:span>Nt) {</text:p>
      <text:p text:style-name="P111"><text:s text:c="5"/>var (nrR, nrIm) = scalaSci.FFT.FFTScala.fft(xr)</text:p>
      <text:p text:style-name="P111"><text:s text:c="5"/><text:span text:style-name="T307">k += 1</text:span></text:p>
      <text:p text:style-name="P111"><text:soft-page-break/><text:s text:c="3"/>}</text:p>
      <text:p text:style-name="P111"><text:s text:c="2"/>var tmNR = toc</text:p>
      <text:p text:style-name="P111"/>
      <text:p text:style-name="P111"><text:s text:c="2"/>figure(3); plot(nrR)</text:p>
      <text:p text:style-name="P111"><text:s text:c="2"/>title("Numerical Recipes based FFT took "+tmNR)</text:p>
      <text:p text:style-name="Text_20_body"/>
      <text:p text:style-name="P169">The following script <text:span text:style-name="T308">also </text:span>compares the Numerical Recipes, JTransforms, Apache Common Maths and Oregon DSP FFT implementations. The results indicate that Oregon DSP seems the fastest, while Numerical Recipes FFT performs also very well.</text:p>
      <text:p text:style-name="Text_20_body"><text:bookmark-start text:name="__DdeLink__37586_2138941469"/></text:p>
      <text:p text:style-name="P111">// this script applies and compares different FFT implementations</text:p>
      <text:p text:style-name="P111">// construct signal</text:p>
      <text:p text:style-name="P111">closeAll <text:s text:c="2"/>// <text:span text:style-name="T308">close all figures</text:span></text:p>
      <text:p text:style-name="P111">var log2N = 17</text:p>
      <text:p text:style-name="P111">var N = 2^^^log2N</text:p>
      <text:p text:style-name="P111">var t = linspace(0, 1, N) <text:s/>// <text:span text:style-name="T308">sample interval [0,1] taking N points </text:span></text:p>
      <text:p text:style-name="P111">var dx = t(1)-t(0) <text:s/>// <text:span text:style-name="T308">distance between successive points</text:span></text:p>
      <text:p text:style-name="P111">var SF = 1/dx <text:s text:c="2"/>// <text:span text:style-name="T308">sampling frequency</text:span></text:p>
      <text:p text:style-name="P111">var NF = 0.5*SF <text:s/>// <text:span text:style-name="T308">Nyquist Frequency</text:span></text:p>
      <text:p text:style-name="P111"><text:s/></text:p>
      <text:p text:style-name="P111"><text:s/>var F1 <text:s/>= NF/20</text:p>
      <text:p text:style-name="P111"/>
      <text:p text:style-name="P111"><text:s/>var x1= sin(F1*t)+0.66*cos(2*F1*t)</text:p>
      <text:p text:style-name="P111"/>
      <text:p text:style-name="P111">// Numerical Recipes FFT</text:p>
      <text:p text:style-name="P111"/>
      <text:p text:style-name="P111">tic</text:p>
      <text:p text:style-name="P111"><text:s/>var (rx, ix, freqs) <text:s/>= scalaSci.FFT.FFTScala.fft(x1, SF) </text:p>
      <text:p text:style-name="P111"><text:s/></text:p>
      <text:p text:style-name="P111"><text:s/>var recons = scalaSci.FFT.FFTScala.ifft(rx, ix)</text:p>
      <text:p text:style-name="P111">var tmNR = toc</text:p>
      <text:p text:style-name="P111"><text:s/>figure(1); <text:s/>subplot(3,1,1); plot(freqs, rx, "fft")</text:p>
      <text:p text:style-name="P111"><text:s text:c="3"/>subplot(3,1, 2); plot(x1, "original");</text:p>
      <text:p text:style-name="P111"><text:s text:c="3"/>subplot(3, 1, 3); plot(recons, "reconstructed")</text:p>
      <text:p text:style-name="P111"/>
      <text:p text:style-name="P111"/>
      <text:p text:style-name="P111"><text:s text:c="3"/>// JTransforms FFT</text:p>
      <text:p text:style-name="P111">val dfft = new edu.emory.mathcs.jtransforms.fft.DoubleFFT_1D(N )</text:p>
      <text:p text:style-name="P111"><text:soft-page-break/></text:p>
      <text:p text:style-name="P111">val data = new Array[Double](2*N)</text:p>
      <text:p text:style-name="P111">val datafft = new Array[Double](2*N)</text:p>
      <text:p text:style-name="P111">val cpdata = new Array[Double](2*N)</text:p>
      <text:p text:style-name="P111">val reconsJT = new Array[Double](2*N)</text:p>
      <text:p text:style-name="P111"/>
      <text:p text:style-name="P111">// copy the signal</text:p>
      <text:p text:style-name="P122">var k=0</text:p>
      <text:p text:style-name="P111"><text:span text:style-name="T308">while <text:s/></text:span>(k &lt; N) <text:s/><text:span text:style-name="T308">{</text:span> <text:s/>data(k) = x1(k); <text:span text:style-name="T308">k += 1 }</text:span></text:p>
      <text:p text:style-name="P111"><text:s/></text:p>
      <text:p text:style-name="P111"><text:s text:c="2"/>// another copy </text:p>
      <text:p text:style-name="P123"><text:span text:style-name="T308">k=0; <text:s/>while </text:span><text:s/>(k &lt; 2*N) <text:span text:style-name="T308">{ </text:span><text:s/>cpdata(k) = data(k); <text:s/><text:span text:style-name="T308">k += 1 }</text:span></text:p>
      <text:p text:style-name="P111"/>
      <text:p text:style-name="P111"><text:s text:c="2"/>// perform a real FFT</text:p>
      <text:p text:style-name="P111">tic</text:p>
      <text:p text:style-name="P111">dfft.realForwardFull(data) <text:s/></text:p>
      <text:p text:style-name="P123"><text:span text:style-name="T308">k=0; <text:s text:c="2"/>while ( </text:span>k &lt; 2*N ) <text:span text:style-name="T308">{ </text:span><text:s text:c="2"/>datafft(k) = data(k); <text:span text:style-name="T308">k += 1 }</text:span></text:p>
      <text:p text:style-name="P111"/>
      <text:p text:style-name="P111">// perform an inverse FFT</text:p>
      <text:p text:style-name="P111">dfft.complexInverse(data, true)</text:p>
      <text:p text:style-name="P111"/>
      <text:p text:style-name="P111">var rsig = new Array[Double](N)</text:p>
      <text:p text:style-name="P123"><text:s/><text:span text:style-name="T308">k=0; </text:span><text:s/><text:span text:style-name="T308">while <text:s/></text:span><text:s/>(k &lt; N) <text:s/><text:span text:style-name="T308">{ </text:span>rsig(k) = data(2*k); <text:span text:style-name="T308">k+= 1 }</text:span></text:p>
      <text:p text:style-name="P123"><text:s/>var tmJTransforms = toc</text:p>
      <text:p text:style-name="P111"><text:s/></text:p>
      <text:p text:style-name="P111"><text:s text:c="5"/>figure(2); subplot(3,1,1); plot(x1, "original JTransforms");</text:p>
      <text:p text:style-name="P111"><text:s text:c="3"/>subplot(3, 1, 2); plot(rsig, "reconstructed");</text:p>
      <text:p text:style-name="P111"><text:s text:c="3"/>subplot(3, 1, 3); plot(datafft, "FFT")</text:p>
      <text:p text:style-name="P111"/>
      <text:p text:style-name="P111"><text:s text:c="2"/>// Apache Commons FFT</text:p>
      <text:p text:style-name="P111">import scalaSci.FFT.ApacheFFT</text:p>
      <text:p text:style-name="P111">import scalaSci.FFT.ApacheFFT._</text:p>
      <text:p text:style-name="P111"/>
      <text:p text:style-name="P111">def getReal(x: org.apache.commons.math3.complex.Complex) = {x.getReal}</text:p>
      <text:p text:style-name="P111">tic</text:p>
      <text:p text:style-name="P111">var y = fft(x1)</text:p>
      <text:p text:style-name="P111">var arecons = ifft(y)</text:p>
      <text:p text:style-name="P111"><text:soft-page-break/>var tmApache = toc</text:p>
      <text:p text:style-name="P111"><text:s/>figure(3); subplot(3,1,1); plot(x1, "original Apache Commons");</text:p>
      <text:p text:style-name="P111"><text:s text:c="3"/>subplot(3, 1, 2); plot(arecons map getReal, "reconstructed");</text:p>
      <text:p text:style-name="P111"><text:s text:c="3"/></text:p>
      <text:p text:style-name="P111"><text:s text:c="3"/>subplot(3,1, 3); plot(y map getReal)</text:p>
      <text:p text:style-name="P111"><text:s text:c="3"/></text:p>
      <text:p text:style-name="P111"/>
      <text:p text:style-name="P111"/>
      <text:p text:style-name="P111"><text:s/>// Oregon DSP FFT</text:p>
      <text:p text:style-name="P111"><text:s text:c="2"/>var <text:s/>Xfm = new DSP.fft.RDFT( log2N )</text:p>
      <text:p text:style-name="P111"><text:s text:c="2"/>var <text:s/>osig = new Array[Double](N)</text:p>
      <text:p text:style-name="P111"><text:s text:c="2"/>var <text:s/>ores = new Array[Double](N)</text:p>
      <text:p text:style-name="P111"><text:s text:c="2"/>tic</text:p>
      <text:p text:style-name="P111"><text:s text:c="2"/>Xfm.evaluate(x1, osig)</text:p>
      <text:p text:style-name="P111"><text:s text:c="2"/>Xfm.evaluateInverse(osig, ores)</text:p>
      <text:p text:style-name="P111"><text:s text:c="2"/>var tmODSP = toc</text:p>
      <text:p text:style-name="P111"><text:s text:c="2"/>figure(4); <text:s/>subplot(3,1,1); <text:s text:c="2"/>plot(x1, "Oregon DSP");</text:p>
      <text:p text:style-name="P111"><text:s text:c="18"/>subplot(3,1, 2); <text:s/>plot(osig, "FFT");</text:p>
      <text:p text:style-name="P111"><text:s text:c="18"/>subplot(3,1, 3); <text:s/>plot(ores, "Reconstructed");</text:p>
      <text:p text:style-name="P111"/>
      <text:p text:style-name="P111"/>
      <text:p text:style-name="P111"><text:s text:c="18"/></text:p>
      <text:p text:style-name="P111"><text:s text:c="18"/>println("time NR = "+tmNR +", time JTransforms = "+tmJTransforms + ", <text:s/>timeApache = "+tmApache+", time Oregon DSP = "+tmODSP)<text:bookmark-end text:name="__DdeLink__37586_2138941469"/></text:p>
      <text:h text:style-name="P579" text:outline-level="3"><text:bookmark-start text:name="__RefHeading___Toc144891_2064470228"/><text:alphabetical-index-mark-start text:id="IMark101254312"/>RBF Networks<text:alphabetical-index-mark-end text:id="IMark101254312"/> with the <text:alphabetical-index-mark-start text:id="IMark100014440"/>WEKA<text:alphabetical-index-mark-end text:id="IMark100014440"/> toolbox<text:bookmark-end text:name="__RefHeading___Toc144891_2064470228"/></text:h>
      <text:p text:style-name="P84"/>
      <text:p text:style-name="P66">This script demonstrates the utilization of the WEKA toolbox from within ScalaLab. It constructs an RBF network for the data set that is specified with an .arff file. <text:span text:style-name="T309">That toolbox can be downloaded from the sourceforge ScalaLab site |(https://sourceforge.net/projects/scalalab/).</text:span></text:p>
      <text:p text:style-name="P65"/>
      <text:p text:style-name="P61"/>
      <text:p text:style-name="P72"/>
      <text:p text:style-name="P72">// this script <text:s/>requires <text:s/>WEKA toolbox to be first installed</text:p>
      <text:p text:style-name="P72">import weka.classifiers.functions._</text:p>
      <text:p text:style-name="P72">import weka.classifiers.Classifier</text:p>
      <text:p text:style-name="P72">import weka.core._</text:p>
      <text:p text:style-name="P72">import java.io._</text:p>
      <text:p text:style-name="P72">import weka.core.converters.ConverterUtils._</text:p>
      <text:p text:style-name="P72"/>
      <text:p text:style-name="P72"/>
      <text:p text:style-name="P72">var RBFNet = new RBFNetwork</text:p>
      <text:p text:style-name="P72">var NClusters = 8</text:p>
      <text:p text:style-name="P72">// set now RBF parameters</text:p>
      <text:p text:style-name="P72">RBFNet.setNumClusters(NClusters)</text:p>
      <text:p text:style-name="P72"/>
      <text:p text:style-name="P72">var dataFile = getFile("Please specify your data with numeric data for the RBFNetwork") <text:s text:c="2"/>// get the datafile from the user</text:p>
      <text:p text:style-name="P72"/>
      <text:p text:style-name="P72">//var dataFile = "/home/sp/data/UCI/sonar.arff"</text:p>
      <text:p text:style-name="P72"><text:s text:c="3"/>// <text:s/>read the datafile</text:p>
      <text:p text:style-name="P72">var allData = DataSource.read(dataFile)</text:p>
      <text:p text:style-name="P72">allData.setClassIndex(allData.numAttributes()-1)</text:p>
      <text:p text:style-name="P72"/>
      <text:p text:style-name="P72"/>
      <text:p text:style-name="P72"/>
      <text:p text:style-name="P72"/>
      <text:p text:style-name="P72">// construct the training set and testing sets</text:p>
      <text:p text:style-name="P72">var trainSet = new Instances(allData, 0) <text:s/>// create an initial empty training set</text:p>
      <text:p text:style-name="P72">var testSet = new Instances(allData, 0) <text:s text:c="3"/>// create an initial empty testing set</text:p>
      <text:p text:style-name="P72"/>
      <text:p text:style-name="P72">var UseInTrain = true <text:s/>// controls whether to add the Instance at the training set or at the testing set</text:p>
      <text:p text:style-name="P72">var enumInstances = allData.enumerateInstances()</text:p>
      <text:p text:style-name="P72">while <text:s/>(enumInstances.hasMoreElements) {</text:p>
      <text:p text:style-name="P72"><text:s/>var currInstance <text:s/>= enumInstances.nextElement.asInstanceOf[Instance]</text:p>
      <text:p text:style-name="P72"><text:s/>if (UseInTrain)</text:p>
      <text:p text:style-name="P72"><text:s text:c="4"/>trainSet.add(currInstance)</text:p>
      <text:p text:style-name="P72"><text:s/>else</text:p>
      <text:p text:style-name="P72"><text:s text:c="3"/>testSet.add(currInstance)</text:p>
      <text:p text:style-name="P72"><text:s/>UseInTrain = !UseInTrain</text:p>
      <text:p text:style-name="P72">}</text:p>
      <text:p text:style-name="P72"/>
      <text:p text:style-name="P72">RBFNet.buildClassifier(trainSet) <text:s text:c="2"/>// build an RBF classifier on the training set</text:p>
      <text:p text:style-name="P72">// test the classifier on the testing set</text:p>
      <text:p text:style-name="P72">// extract the class labels</text:p>
      <text:p text:style-name="P72"><text:soft-page-break/>var enumTestInstances = testSet.enumerateInstances() <text:s/></text:p>
      <text:p text:style-name="P72">var numTestingInstances = testSet.numInstances()</text:p>
      <text:p text:style-name="P72">var classLabels = new Array[Double](numTestingInstances)</text:p>
      <text:p text:style-name="P72">var predictedLabels <text:s/>= new Array[Double](numTestingInstances)</text:p>
      <text:p text:style-name="P72">var predictedLabels2 <text:s/>= new Array[Double](numTestingInstances)</text:p>
      <text:p text:style-name="P72"/>
      <text:p text:style-name="P72"/>
      <text:p text:style-name="P72">var cnt=0</text:p>
      <text:p text:style-name="P72">var classIdx = testSet.classIndex <text:s text:c="2"/>// get class index</text:p>
      <text:p text:style-name="P72">while (enumTestInstances.hasMoreElements) { <text:s text:c="2"/>// for all the elements of the testing set</text:p>
      <text:p text:style-name="P72"><text:s text:c="3"/>var currInstance = enumTestInstances.nextElement.asInstanceOf[Instance]</text:p>
      <text:p text:style-name="P72"><text:s text:c="3"/>var distForInstance = RBFNet.distributionForInstance(currInstance)</text:p>
      <text:p text:style-name="P72"><text:s text:c="3"/>var classOfInstance = <text:s/>currInstance.toDoubleArray.apply(classIdx)</text:p>
      <text:p text:style-name="P72"><text:s text:c="3"/>classLabels(cnt) = classOfInstance</text:p>
      <text:p text:style-name="P72"><text:s text:c="3"/>predictedLabels(cnt) = distForInstance(0)</text:p>
      <text:p text:style-name="P72"><text:s text:c="3"/>predictedLabels2(cnt) = distForInstance(1)</text:p>
      <text:p text:style-name="P72"><text:s text:c="3"/>cnt += 1</text:p>
      <text:p text:style-name="P72">}</text:p>
      <text:p text:style-name="P72"><text:s text:c="3"/></text:p>
      <text:p text:style-name="P72">figure(1)</text:p>
      <text:p text:style-name="P72">linePlotsOn</text:p>
      <text:p text:style-name="P72">hold("on")</text:p>
      <text:p text:style-name="P72">plot(predictedLabels, Color.RED, "predicted");</text:p>
      <text:p text:style-name="P72">plot(classLabels, Color.BLUE, "actual class"); title("rbf Network prediction")</text:p>
      <text:p text:style-name="P72"/>
      <text:p text:style-name="P72"/>
      <text:h text:style-name="P587" text:outline-level="2" text:is-list-header="true"/>
      <text:h text:style-name="Heading_20_2" text:outline-level="2"><text:bookmark-start text:name="__RefHeading___Toc144893_2064470228"/>Examples from discrete dynamical systems<text:bookmark-end text:name="__RefHeading___Toc144893_2064470228"/></text:h>
      <text:p text:style-name="P257"/>
      <text:h text:style-name="Heading_20_3" text:outline-level="3"><text:bookmark-start text:name="__RefHeading___Toc144895_2064470228"/>The Logistic one-dimensional chaotic map<text:bookmark-end text:name="__RefHeading___Toc144895_2064470228"/></text:h>
      <text:p text:style-name="P259"/>
      <text:p text:style-name="Text_20_body"><text:span text:style-name="T132">This section demonstrates the evaluation of simple discrete dynamical systems with ScalaLab. As a first example we consider the Logistic Map, </text:span><text:span text:style-name="T132"><draw:frame draw:style-name="fr2" draw:name="Object21" text:anchor-type="as-char" svg:width="1.3055in" svg:height="0.2126in" draw:z-index="8"><draw:object xlink:href="./Object 21" xlink:type="simple" xlink:show="embed" xlink:actuate="onLoad"/><draw:image xlink:href="./ObjectReplacements/Object 21" xlink:type="simple" xlink:show="embed" xlink:actuate="onLoad"/></draw:frame></text:span><text:span text:style-name="T132"> ,</text:span><text:span text:style-name="T135">λ=3.99,</text:span><text:span text:style-name="T132"> k=0,1,.. </text:span></text:p>
      <text:p text:style-name="P275">We demonstrate how we can evaluate these difference equations both as scripts (which is the simplest alternative), as compiled objects pasted directly over the workspace, and as compiled classes at the filesystem.</text:p>
      <text:p text:style-name="P256"/>
      <text:p text:style-name="P258">Implementation as pure script code</text:p>
      <text:p text:style-name="P256">The code below demonstrates the evaluation of the Logistic map as a script. </text:p>
      <text:p text:style-name="P256"/>
      <text:p text:style-name="P292"><text:bookmark-start text:name="__DdeLink__16671_1481006136"/><text:bookmark-start text:name="__DdeLink__49357_705179836"/>close("all") <text:s/>// closes all figures</text:p>
      <text:p text:style-name="P292">val <text:s/>L = 3.99 <text:s text:c="3"/>// the parameter of the chaotic logistic map</text:p>
      <text:p text:style-name="P292">var N= getInt("Number of points for Logistic") <text:s/>// get number of points to evaluate <text:s/>from user</text:p>
      <text:p text:style-name="P260"><text:soft-page-break/><text:s text:c="2"/></text:p>
      <text:p text:style-name="P292">tic <text:s text:c="2"/>// reset timer</text:p>
      <text:p text:style-name="P292">var x = new Array[Double]( N) <text:s text:c="3"/>// create an array to keep the results</text:p>
      <text:p text:style-name="P292">x(0)=0.12 <text:s text:c="2"/>// initial state </text:p>
      <text:p text:style-name="P292"><text:s text:c="3"/>// evaluate the map equation</text:p>
      <text:p text:style-name="P293">k=1</text:p>
      <text:p text:style-name="P293">while (k&lt;N) {</text:p>
      <text:p text:style-name="P292"><text:s text:c="4"/>x(k) = <text:s/>L*x(k-1)*(1-x(k-1))</text:p>
      <text:p text:style-name="P292"><text:s text:c="4"/><text:span text:style-name="T310">k+=1</text:span></text:p>
      <text:p text:style-name="P293">}</text:p>
      <text:p text:style-name="P260"><text:s/></text:p>
      <text:p text:style-name="P292">var tm = toc <text:s text:c="2"/>// take timer contents, i.e. the elapsed time </text:p>
      <text:p text:style-name="P260">plot(x) <text:s text:c="2"/>// plot the computed values</text:p>
      <text:p text:style-name="P292">title("Logistic Chaotic map evaluated for "+N+ " points = <text:s/>+at time <text:s/>"+tm) </text:p>
      <text:p text:style-name="P256"><text:bookmark-end text:name="__DdeLink__16671_1481006136"/><text:bookmark-end text:name="__DdeLink__49357_705179836"/><text:s text:c="2"/></text:p>
      <text:p text:style-name="P258">Implementation as compiled objects</text:p>
      <text:p text:style-name="P266">Since ScalaLab is based on the Java Virtual Machine (JVM) and the JVM uses the class files as program modules, we can develop the evaluation of the Logistic chaotic map application using a Scala object that evaluates the map. <text:s/>This approach is somewhat more difficult than the script approach, but has as benefits modularity, extensibility and reusability of the design. We should note that Scala objects are compiled to Java classes that have only static members. Scala objects can provide both data members and methods to the ScalaLab environment.</text:p>
      <text:p text:style-name="P266"><text:bookmark-start text:name="__DdeLink__49359_705179836"/></text:p>
      <text:p text:style-name="P269"><text:bookmark-start text:name="__DdeLink__2_1795856709"/><text:bookmark-start text:name="__DdeLink__16679_1481006136"/>object Logistic {</text:p>
      <text:p text:style-name="P269"><text:s text:c="2"/><text:bookmark-start text:name="__DdeLink__0_1795856709"/></text:p>
      <text:p text:style-name="P269"><text:s text:c="2"/>def <text:s/>comp(L: Double, N: Int): Array[Double] = { <text:s text:c="4"/>// declaration of the return type <text:s/>Array[Double] is optional</text:p>
      <text:p text:style-name="P269"><text:s text:c="4"/>var x = new Array[Double]( N) <text:s text:c="2"/>// allocate array to compute map's values</text:p>
      <text:p text:style-name="P269"><text:s text:c="4"/>x(0)=0.12 <text:s text:c="2"/>// initial condition</text:p>
      <text:p text:style-name="P269"><text:s text:c="4"/><text:span text:style-name="T310">var k=1</text:span></text:p>
      <text:p text:style-name="P270"><text:span text:style-name="T310"><text:s text:c="4"/>while <text:s/></text:span>(k &lt; N) <text:span text:style-name="T310">{</text:span> <text:s text:c="2"/></text:p>
      <text:p text:style-name="P269"><text:s text:c="6"/>x(k) = <text:s/>L*x(k-1)*(1-x(k-1))</text:p>
      <text:p text:style-name="P269"><text:s text:c="6"/><text:span text:style-name="T310">k += 1</text:span></text:p>
      <text:p text:style-name="P269"><text:s text:c="5"/><text:span text:style-name="T310">}</text:span></text:p>
      <text:p text:style-name="P269"><text:s text:c="3"/>x <text:s text:c="2"/>// x is the return <text:s/>value from the method</text:p>
      <text:p text:style-name="P269"><text:soft-page-break/><text:s/>}</text:p>
      <text:p text:style-name="P269">}<text:bookmark-end text:name="__DdeLink__49359_705179836"/></text:p>
      <text:p text:style-name="P269"><text:bookmark-end text:name="__DdeLink__0_1795856709"/><text:bookmark-end text:name="__DdeLink__2_1795856709"/></text:p>
      <text:p text:style-name="P191"><text:bookmark-end text:name="__DdeLink__16679_1481006136"/><text:span text:style-name="T5">The </text:span><text:span text:style-name="T11">Logistic </text:span><text:span text:style-name="T5">object provides the method </text:span><text:span text:style-name="T11">comp(L: Double, N: Int)</text:span><text:span text:style-name="T5"> <text:s/>that computes </text:span><text:span text:style-name="T11">N </text:span><text:span text:style-name="T5">points of the chaotic map </text:span><text:span text:style-name="T5"><draw:frame draw:style-name="fr2" draw:name="Object7" text:anchor-type="as-char" svg:width="1.3055in" svg:height="0.2126in" draw:z-index="9"><draw:object xlink:href="./Object 7" xlink:type="simple" xlink:show="embed" xlink:actuate="onLoad"/><draw:image xlink:href="./ObjectReplacements/Object 7" xlink:type="simple" xlink:show="embed" xlink:actuate="onLoad"/><svg:desc>formula</svg:desc></draw:frame></text:span><text:span text:style-name="T5"> <text:s text:c="2"/>with parameter </text:span><text:span text:style-name="T11">L. <text:s/></text:span><text:span text:style-name="T5">We explicitly declare the return type of the method as Array[Double]. We have also the option of not declaring the return type and to leave Scala's type inference mechanism to conclude it. </text:span></text:p>
      <text:p text:style-name="P265">We can cut and paste the object above to the ScalaLab interpreter. <text:s/>The interpreter responds by displaying a message “defined module Logistic”. Therefore, our object has been compiled successfully and we can exploit it in our further computations. The script that follows uses this object to evaluate the map.</text:p>
      <text:p text:style-name="P269"><text:bookmark-start text:name="__DdeLink__16913_1481006136"/><text:bookmark-start text:name="__DdeLink__49731_705179836"/></text:p>
      <text:p text:style-name="P269"><text:bookmark-start text:name="__DdeLink__4_1795856709"/>tic <text:s text:c="3"/>// reset timer</text:p>
      <text:p text:style-name="P269">var N=2000</text:p>
      <text:p text:style-name="P269">var L=3.99</text:p>
      <text:p text:style-name="P269">var x = Logistic.comp(L, N) <text:s text:c="5"/>// use the compiled Logistic object to perform the computation </text:p>
      <text:p text:style-name="P269">var tm = toc <text:s text:c="2"/>// time required to perform the computation </text:p>
      <text:p text:style-name="P269">plot(x)</text:p>
      <text:p text:style-name="P269">title("Scala Time "+tm)<text:bookmark-end text:name="__DdeLink__16913_1481006136"/><text:bookmark-end text:name="__DdeLink__49731_705179836"/></text:p>
      <text:p text:style-name="P253"><text:bookmark-end text:name="__DdeLink__4_1795856709"/></text:p>
      <text:p text:style-name="P185"><text:span text:style-name="T5">We can also import the Logistic object to the Interpreter in order to call the </text:span><text:span text:style-name="T11">comp</text:span><text:span text:style-name="T5"> method directly. This version of the code has as follows:</text:span></text:p>
      <text:p text:style-name="P269"><text:bookmark-start text:name="__DdeLink__17382_1481006136"/><text:bookmark-start text:name="__DdeLink__49735_705179836"/></text:p>
      <text:p text:style-name="P269"><text:bookmark-start text:name="__DdeLink__7_1795856709"/>import Logistic._</text:p>
      <text:p text:style-name="P269">tic <text:s text:c="3"/>// reset timer</text:p>
      <text:p text:style-name="P269">var N=2000</text:p>
      <text:p text:style-name="P269">var L=3.99</text:p>
      <text:p text:style-name="P269">var x = comp(L, N) <text:s text:c="5"/>// use the compiled Logistic object to perform the computation </text:p>
      <text:p text:style-name="P269">var tm = toc <text:s text:c="2"/>// time required to perform the computation </text:p>
      <text:p text:style-name="P269">plot(x)</text:p>
      <text:p text:style-name="P269">title("Scala Time "+tm)</text:p>
      <text:p text:style-name="P269"><text:bookmark-end text:name="__DdeLink__7_1795856709"/><text:bookmark-end text:name="__DdeLink__17382_1481006136"/><text:bookmark-end text:name="__DdeLink__49735_705179836"/></text:p>
      <text:p text:style-name="P191"><text:span text:style-name="T5">We should note at this point that it is not necessary to compile these objects, anytime we have to use them. We can put their code in files, compile those files one time, and update the </text:span><text:span text:style-name="T11">Scala</text:span><text:span text:style-name="T12">Lab</text:span><text:span text:style-name="T11">ClassPath</text:span><text:span text:style-name="T5"> <text:s/>variable to include the directories of the compiled classes. <text:s text:c="2"/></text:span></text:p>
      <text:p text:style-name="P265"/>
      <text:h text:style-name="Heading_20_3" text:outline-level="3"><text:bookmark-start text:name="__RefHeading___Toc144897_2064470228"/>The <text:alphabetical-index-mark text:string-value="Henon chaotic map"/>Henon and <text:alphabetical-index-mark text:string-value="Ikeda chaotic map"/>Ikeda two-dimensional chaotic Maps<text:bookmark-end text:name="__RefHeading___Toc144897_2064470228"/></text:h>
      <text:p text:style-name="P264"/>
      <text:p text:style-name="P265"><text:soft-page-break/>Similarly, we can easily develop ScalaLab code to evaluate the Henon and Ikeda two-dimensional discrete chaotic maps.</text:p>
      <text:p text:style-name="P264">The code for Henon map is shown below:</text:p>
      <text:p text:style-name="P256"/>
      <text:p text:style-name="P256"><text:bookmark-start text:name="__DdeLink__50497_705179836"/></text:p>
      <text:p text:style-name="P269"><text:bookmark-start text:name="__DdeLink__15_1795856709"/><text:bookmark-start text:name="__DdeLink__35_1795856709"/><text:bookmark-start text:name="__DdeLink__50117_705179836"/><text:bookmark-start text:name="__DdeLink__17626_1481006136"/>close("all") <text:s/>// <text:span text:style-name="T311">or closeAll</text:span></text:p>
      <text:p text:style-name="P205">val <text:s/>A_CHAOS=1.4</text:p>
      <text:p text:style-name="P205">val <text:s/>B_CHAOS=0.3</text:p>
      <text:p text:style-name="P269">var N=getInt("Number of points for Henon")</text:p>
      <text:p text:style-name="P269">var x = Array.ofDim[Double](2, N)</text:p>
      <text:p text:style-name="P269">x(0)(0)=0.12; x(1)(0) = 0.2;</text:p>
      <text:p text:style-name="P269"><text:bookmark-end text:name="__DdeLink__15_1795856709"/></text:p>
      <text:p text:style-name="P269"><text:bookmark-start text:name="__DdeLink__17_1795856709"/>tic</text:p>
      <text:p text:style-name="P271">var k=1</text:p>
      <text:p text:style-name="P269"><text:span text:style-name="T311">while</text:span> (k &lt; N) {</text:p>
      <text:p text:style-name="P205"><text:s text:c="2"/>x(0)(k) = 1.0-A_CHAOS*x(0)(k-1)*x(0)(k-1)+x(1)(k-1)</text:p>
      <text:p text:style-name="P205"><text:s text:c="2"/>x(1)(k) = B_CHAOS*x(0)(k-1)</text:p>
      <text:p text:style-name="P205"><text:s text:c="2"/><text:span text:style-name="T311">k += 1</text:span></text:p>
      <text:p text:style-name="P205"><text:s text:c="2"/>}</text:p>
      <text:p text:style-name="P269"><text:bookmark-end text:name="__DdeLink__17_1795856709"/></text:p>
      <text:p text:style-name="P269"><text:bookmark-start text:name="__DdeLink__19_1795856709"/>var tm = toc<text:bookmark-end text:name="__DdeLink__19_1795856709"/></text:p>
      <text:p text:style-name="P269"><text:bookmark-start text:name="__DdeLink__21_1795856709"/>scatterPlotsOn <text:s/>// display points only, not the connecting lines</text:p>
      <text:p text:style-name="P269">plot(x)</text:p>
      <text:p text:style-name="P269"><text:bookmark-start text:name="__DdeLink__23_1795856709"/><text:bookmark-end text:name="__DdeLink__21_1795856709"/>title("Scala Time "+tm)<text:bookmark-end text:name="__DdeLink__50497_705179836"/></text:p>
      <text:p text:style-name="P269"><text:bookmark text:name="__DdeLink__13_1795856709"/><text:bookmark text:name="__DdeLink__9_1795856709"/><text:bookmark text:name="__DdeLink__50887_705179836"/><text:bookmark-start text:name="__DdeLink__57_1795856709"/><text:bookmark-end text:name="__DdeLink__23_1795856709"/><text:bookmark-end text:name="__DdeLink__35_1795856709"/><text:bookmark-end text:name="__DdeLink__50117_705179836"/><text:bookmark-end text:name="__DdeLink__17626_1481006136"/></text:p>
      <text:p text:style-name="P256"><text:bookmark-end text:name="__DdeLink__57_1795856709"/></text:p>
      <text:p text:style-name="P264">Also, the code for the Ikeda map follows:</text:p>
      <text:p text:style-name="P256"><text:bookmark-start text:name="__DdeLink__30920_1805695457"/><text:bookmark-start text:name="__DdeLink__51263_705179836"/></text:p>
      <text:p text:style-name="P269"><text:bookmark-start text:name="__DdeLink__17860_1481006136"/>// Ikeda map</text:p>
      <text:p text:style-name="P269">close("all")</text:p>
      <text:p text:style-name="P269">val R = 1; val C1 = 0.4; val C2 = 0.9; val C3 = 6</text:p>
      <text:p text:style-name="P269">var N=200000</text:p>
      <text:p text:style-name="P269">var x = new Array[Double]( N)</text:p>
      <text:p text:style-name="P269">var y = new Array[Double]( N)</text:p>
      <text:p text:style-name="P269">x(0)=0.12; y(0) = 0.2;</text:p>
      <text:p text:style-name="P269"><text:soft-page-break/></text:p>
      <text:p text:style-name="P269">tic</text:p>
      <text:p text:style-name="P269">var k = 1</text:p>
      <text:p text:style-name="P205">var km = 0</text:p>
      <text:p text:style-name="P269">var tau=0.0; var sintau=0.0; var costau=0.0</text:p>
      <text:p text:style-name="P269">while (k&lt; N) {</text:p>
      <text:p text:style-name="P205"><text:s text:c="2"/>km=k-1</text:p>
      <text:p text:style-name="P205"><text:s text:c="2"/>tau = C1-C3/(1+x(km)*x(km)+y(km)*y(km))</text:p>
      <text:p text:style-name="P205"><text:s text:c="2"/>sintau = sin(tau); costau = cos(tau);</text:p>
      <text:p text:style-name="P205"><text:s text:c="2"/>x(k) = R+C2*(x(km)*costau-y(km)*sintau)</text:p>
      <text:p text:style-name="P205"><text:s text:c="2"/>y(k) = C2*(x(km)*sintau+y(km)*costau)</text:p>
      <text:p text:style-name="P205"><text:s/>k += 1</text:p>
      <text:p text:style-name="P269"/>
      <text:p text:style-name="P205"><text:s/>}</text:p>
      <text:p text:style-name="P269"/>
      <text:p text:style-name="P269">var tm = toc()</text:p>
      <text:p text:style-name="P269">scatterPlotsOn(); <text:s/>// display points only, not the connecting lines</text:p>
      <text:p text:style-name="P269">plot(x, y);</text:p>
      <text:p text:style-name="P269">title("Scala Time for Ikeda map "+tm);</text:p>
      <text:p text:style-name="P269"><text:bookmark-end text:name="__DdeLink__17860_1481006136"/><text:bookmark-end text:name="__DdeLink__30920_1805695457"/></text:p>
      <text:p text:style-name="P261"><text:bookmark-end text:name="__DdeLink__51263_705179836"/></text:p>
      <text:h text:style-name="Heading_20_3" text:outline-level="3"><text:bookmark-start text:name="__RefHeading___Toc144899_2064470228"/><text:alphabetical-index-mark-start text:id="IMark100581976"/>Bifurcation Diagram<text:alphabetical-index-mark-end text:id="IMark100581976"/> of the Logistic Chaotic Map<text:bookmark-end text:name="__RefHeading___Toc144899_2064470228"/></text:h>
      <text:p text:style-name="P265"/>
      <text:p text:style-name="P265">The following code plots a bifurcation diagram of the simple logistic chaotic map using direct plotting on Swing frame.</text:p>
      <text:p text:style-name="P265"/>
      <text:p text:style-name="P256"/>
      <text:p text:style-name="P256"><text:bookmark-start text:name="__DdeLink__51269_705179836"/><text:s text:c="4"/><text:span text:style-name="T169">import _root_.java.awt._ </text:span></text:p>
      <text:p text:style-name="P269"><text:s text:c="4"/>import _root_.java.awt.event._ </text:p>
      <text:p text:style-name="P269"><text:s text:c="4"/>import _root_.javax.swing._ </text:p>
      <text:p text:style-name="P269"><text:s text:c="4"/>import _root_.javax.swing.event._</text:p>
      <text:p text:style-name="P269"><text:s text:c="4"/><text:bookmark-start text:name="__DdeLink__30566_1805695457"/></text:p>
      <text:p text:style-name="P269"/>
      <text:p text:style-name="P205"><text:bookmark-start text:name="__DdeLink__18094_1481006136"/><text:s/>class bifLogistFrame extends JFrame <text:s/>{</text:p>
      <text:p text:style-name="P205"><text:s text:c="8"/>setTitle("Bifurcation Diagram")</text:p>
      <text:p text:style-name="P205"><text:soft-page-break/><text:s text:c="8"/>var <text:s/>xmax = 600</text:p>
      <text:p text:style-name="P205"><text:s text:c="8"/>var <text:s/>ymax = 400</text:p>
      <text:p text:style-name="P205"><text:s text:c="8"/>setSize(xmax, ymax)</text:p>
      <text:p text:style-name="P269"/>
      <text:p text:style-name="P205"><text:s text:c="4"/>override def <text:s/>paint ( g: Graphics):Unit = {</text:p>
      <text:p text:style-name="P205"><text:s text:c="8"/>var xplot=0.0; var yplot=0.0</text:p>
      <text:p text:style-name="P269"/>
      <text:p text:style-name="P205"><text:s text:c="7"/>xmax = size.width; <text:s/>ymax = size.height</text:p>
      <text:p text:style-name="P205"><text:s text:c="7"/>g.clearRect(0, 0, xmax, ymax)</text:p>
      <text:p text:style-name="P205"><text:s text:c="7"/>g.setColor(Color.GREEN)</text:p>
      <text:p text:style-name="P205"><text:s text:c="7"/><text:span text:style-name="T312">var rstart = 2.0</text:span></text:p>
      <text:p text:style-name="P205"><text:s text:c="7"/>var r = <text:s/><text:span text:style-name="T312">rstart <text:s/>// starting value of the bifurcation parameter</text:span></text:p>
      <text:p text:style-name="P205"><text:s text:c="8"/>while (r &lt;= 4.0) {</text:p>
      <text:p text:style-name="P205"><text:s text:c="12"/>xplot = xmax*(r-<text:span text:style-name="T312">rstart</text:span>)/<text:span text:style-name="T312">rstart</text:span></text:p>
      <text:p text:style-name="P205"><text:s text:c="12"/>var x = 0.8</text:p>
      <text:p text:style-name="P205"><text:s text:c="12"/><text:span text:style-name="T312">var k=0 <text:s/>// warmup model for that bifurcation parameter</text:span></text:p>
      <text:p text:style-name="P205"><text:s text:c="12"/><text:span text:style-name="T312">while (k &lt; 400) { </text:span><text:s text:c="2"/>x = r*x*(1.0-x); <text:span text:style-name="T312">k+=1 }</text:span></text:p>
      <text:p text:style-name="P269"><text:s text:c="12"/></text:p>
      <text:p text:style-name="P272"><text:s text:c="12"/>k=0; </text:p>
      <text:p text:style-name="P208"><text:span text:style-name="T17"><text:s text:c="12"/>while</text:span> ( <text:span text:style-name="T312">k &lt; </text:span>400) {</text:p>
      <text:p text:style-name="P205"><text:s text:c="16"/>x = r*x*(1.0-x)</text:p>
      <text:p text:style-name="P205"><text:s text:c="16"/>yplot = ymax*(1.0-x)</text:p>
      <text:p text:style-name="P205"><text:s text:c="16"/>var m = <text:s/>Math.round(xplot).asInstanceOf[Int]</text:p>
      <text:p text:style-name="P205"><text:s text:c="16"/>var n = <text:s/>Math.round(yplot).asInstanceOf[Int]</text:p>
      <text:p text:style-name="P205"><text:s text:c="16"/>g.drawLine(m, n, m, n)</text:p>
      <text:p text:style-name="P205"><text:s text:c="16"/><text:span text:style-name="T312">k += 1</text:span></text:p>
      <text:p text:style-name="P205"><text:s text:c="12"/>}</text:p>
      <text:p text:style-name="P205"><text:s text:c="12"/>r = r+0.0005</text:p>
      <text:p text:style-name="P205"><text:s text:c="8"/>}</text:p>
      <text:p text:style-name="P205"><text:s text:c="4"/>}</text:p>
      <text:p text:style-name="P269">}</text:p>
      <text:p text:style-name="P269"><text:s text:c="4"/></text:p>
      <text:p text:style-name="P205"><text:s/>var f = new bifLogistFrame()</text:p>
      <text:p text:style-name="P205"><text:s/>f.setVisible(true)</text:p>
      <text:p text:style-name="P461"><text:bookmark-end text:name="__DdeLink__30566_1805695457"/><text:s text:c="4"/></text:p>
      <text:p text:style-name="P461"><text:bookmark-end text:name="__DdeLink__18094_1481006136"/><text:bookmark-end text:name="__DdeLink__51269_705179836"/><text:soft-page-break/></text:p>
      <text:p text:style-name="P461"/>
      <text:p text:style-name="P461"/>
      <text:h text:style-name="Heading_20_2" text:outline-level="2"><text:bookmark-start text:name="__RefHeading___Toc144901_2064470228"/>Examples of <text:span text:style-name="T313">integrating ODEs</text:span><text:bookmark-end text:name="__RefHeading___Toc144901_2064470228"/></text:h>
      <text:p text:style-name="P424"/>
      <text:p text:style-name="P428">This section presents examples of using ScalaSci in various applications.</text:p>
      <text:p text:style-name="P428"/>
      <text:p text:style-name="P428"/>
      <text:p text:style-name="Text_20_body"><text:variable-set text:name="lcnt" text:display="none" text:formula="ooow:lcnt+1" office:value-type="float" office:value="7" style:data-style-name="N0"/><text:span text:style-name="T235"><text:variable-set text:name="MultiStepNUMALListing" text:display="none" text:formula="ooow:lcnt" office:value-type="float" office:value="7" style:data-style-name="N0"/></text:span><text:span text:style-name="T235">Listing <text:s/></text:span><text:span text:style-name="T235"><text:variable-get text:name="MultiStepNUMALListing" style:data-style-name="N0">7</text:variable-get></text:span><text:span text:style-name="T235"> <text:s text:c="2"/>The </text:span><text:alphabetical-index-mark-start text:id="IMark103483592"/><text:span text:style-name="T235">Lorenz chaotic attractor</text:span><text:alphabetical-index-mark-end text:id="IMark103483592"/><text:span text:style-name="T235"> evaluated with the multistep method from the </text:span><text:alphabetical-index-mark-start text:id="IMark99868472"/><text:span text:style-name="T235">NUMAL library</text:span><text:alphabetical-index-mark-end text:id="IMark99868472"/></text:p>
      <text:p text:style-name="P434"><text:bookmark-start text:name="__DdeLink__29788_104173554"/><text:bookmark-start text:name="__DdeLink__52011_705179836"/><text:bookmark-start text:name="__DdeLink__14021_511824132"/><text:bookmark-start text:name="__DdeLink__29404_104173554"/><text:bookmark-start text:name="__DdeLink__31975_1805695457"/>// <text:s text:c="2"/>this scalaSci file demonstrates the use of the multistep methods of the NUMAL library for integrating the Lorenz system<text:bookmark-end text:name="__DdeLink__29788_104173554"/><text:bookmark-end text:name="__DdeLink__52011_705179836"/><text:bookmark-end text:name="__DdeLink__14021_511824132"/><text:bookmark-end text:name="__DdeLink__29404_104173554"/><text:bookmark-end text:name="__DdeLink__31975_1805695457"/></text:p>
      <text:p text:style-name="P434"/>
      <text:p text:style-name="P434">import java.util.Vector </text:p>
      <text:p text:style-name="P434">import numal._ <text:s text:c="4"/>// numerical analysis library routines</text:p>
      <text:p text:style-name="P434"/>
      <text:p text:style-name="P434">// Java's Swing imports</text:p>
      <text:p text:style-name="P434"><text:s text:c="4"/>import _root_.java.awt._ ; </text:p>
      <text:p text:style-name="P434"><text:s text:c="4"/>import _root_.java.awt.event._ ;</text:p>
      <text:p text:style-name="P434"><text:s text:c="4"/>import _root_.javax.swing._ ;</text:p>
      <text:p text:style-name="P434"><text:s text:c="4"/>import _root_.javax.swing.event._; <text:s text:c="15"/></text:p>
      <text:p text:style-name="P434"><text:s/></text:p>
      <text:p text:style-name="P434"><text:s text:c="4"/>var n = 3; <text:s text:c="2"/>// the order of the system</text:p>
      <text:p text:style-name="P434"/>
      <text:p text:style-name="P434"><text:s text:c="4"/>var first = new Array[Boolean](1); <text:s text:c="2"/>// if first is true then the procedure starts the integration with a first order Adams method</text:p>
      <text:p text:style-name="P434"><text:s text:c="52"/>// <text:s/>and a steplength equal to hmin, <text:s/>upon completion of a call, first is set to false</text:p>
      <text:p text:style-name="P434"><text:s text:c="4"/>first(0)=true</text:p>
      <text:p text:style-name="P434"><text:s text:c="4"/></text:p>
      <text:p text:style-name="P434"><text:s text:c="4"/>var btmp = new Array[Boolean](2)</text:p>
      <text:p text:style-name="P434"><text:s text:c="4"/>var itmp = new Array[Int](3) </text:p>
      <text:p text:style-name="P434"><text:s text:c="4"/>var xtmp = new Array[Double](7)</text:p>
      <text:p text:style-name="P434"><text:s text:c="4"/>var x = new Array[Double](1)</text:p>
      <text:p text:style-name="P434"><text:s text:c="4"/>var y = new Array[Double](6*n+1)</text:p>
      <text:p text:style-name="P434"><text:soft-page-break/><text:s text:c="4"/>var ymax = new Array[Double](4)</text:p>
      <text:p text:style-name="P434"/>
      <text:p text:style-name="P434"><text:s text:c="4"/>var save = new Array[Double](6*n+39) <text:s/>// <text:s text:c="3"/>in this array the procedure stores information which can be used in a continuing call</text:p>
      <text:p text:style-name="P434"><text:s text:c="8"/>// with first = false; also the following messages are delivered:</text:p>
      <text:p text:style-name="P434"><text:s text:c="8"/>// <text:s text:c="5"/>save[38] == 0; <text:s/>an Adams method has been used</text:p>
      <text:p text:style-name="P434"><text:s text:c="8"/>// <text:s text:c="5"/>save[38] == 1; <text:s/>the procedure switched to Gear's method</text:p>
      <text:p text:style-name="P434"><text:s text:c="8"/>// <text:s text:c="5"/>save[37] == 0; <text:s/>no error message</text:p>
      <text:p text:style-name="P434"><text:s text:c="8"/>// <text:s text:c="5"/>save[37] == 1; with the hmin specified the procedure cannot handle the nonlinearity (decrease hmin!)</text:p>
      <text:p text:style-name="P434"><text:s text:c="8"/>// <text:s text:c="5"/>save[36] ; <text:s/>number of times that the requested local error bound was exceeded </text:p>
      <text:p text:style-name="P434"><text:s text:c="8"/>// <text:s text:c="5"/>save[35] ; <text:s/>if save[36] is nonzero then save[35] gives an estimate of the maximal local error bound, otherwise save[35]=0</text:p>
      <text:p text:style-name="P434"/>
      <text:p text:style-name="P434"><text:s text:c="4"/>var jac = new Array[Array[Double]](n+1)</text:p>
      <text:p text:style-name="P434"><text:s text:c="4"/>var k=0</text:p>
      <text:p text:style-name="P434"><text:s text:c="4"/>while (k&lt;=n) {</text:p>
      <text:p text:style-name="P434"><text:s text:c="7"/>jac(k) = new Array[Double](n+1)</text:p>
      <text:p text:style-name="P434"><text:s text:c="7"/>k += 1</text:p>
      <text:p text:style-name="P434">}</text:p>
      <text:p text:style-name="P434"/>
      <text:p text:style-name="P434"><text:s text:c="6"/>var xOut:Vector[Array[Double]] = new Vector()</text:p>
      <text:p text:style-name="P434"><text:s text:c="6"/>var yOut:Vector[Array[Double]] = new Vector()</text:p>
      <text:p text:style-name="P434"><text:s text:c="9"/></text:p>
      <text:p text:style-name="P434"><text:s text:c="4"/>var hmin=1.0e-10</text:p>
      <text:p text:style-name="P434"><text:s text:c="4"/>var eps=1.0e-9</text:p>
      <text:p text:style-name="P434"><text:s text:c="4"/></text:p>
      <text:p text:style-name="P434"><text:s text:c="4"/>y(1)=0.12; y(2)=0.3; y(3)=0.12;</text:p>
      <text:p text:style-name="P434"><text:s text:c="4"/>ymax(1) = 0.00001</text:p>
      <text:p text:style-name="P434"><text:s text:c="4"/>ymax(2) = 0.00001</text:p>
      <text:p text:style-name="P434"><text:s text:c="4"/>ymax(3) = 0.00001;</text:p>
      <text:p text:style-name="P434"><text:s text:c="4"/></text:p>
      <text:p text:style-name="P434"><text:s text:c="4"/>var tstart = 0.0</text:p>
      <text:p text:style-name="P434"><text:s text:c="4"/>x(0) = tstart</text:p>
      <text:p text:style-name="P434"><text:s/>var xendDefault ="100.0" <text:s/>// end point of integration, default value</text:p>
      <text:p text:style-name="P434"><text:s/>var prompt = "Specify the end integration value"</text:p>
      <text:p text:style-name="P434"><text:s/>var inVal <text:s/>= JOptionPane.showInputDialog(prompt, xendDefault)</text:p>
      <text:p text:style-name="P434"><text:s/>var tend = inVal.toDouble</text:p>
      <text:p text:style-name="P434"><text:soft-page-break/><text:s/></text:p>
      <text:p text:style-name="P434"><text:s/>var <text:s/>javaClassName = "scalaExec.Functions.Chaotic.LorenzMultiStep"</text:p>
      <text:p text:style-name="P434"/>
      <text:p text:style-name="P434"><text:s/>var <text:s/>invocationObject = Class.forName(javaClassName).newInstance();</text:p>
      <text:p text:style-name="P434"><text:s/>var multistepObject = invocationObject.asInstanceOf[AP_multistep_methods]</text:p>
      <text:p text:style-name="P434"/>
      <text:p text:style-name="P434"><text:s/>tic()</text:p>
      <text:p text:style-name="P434"><text:s/>Analytic_problems.multistep(x, tend,y,hmin,5,ymax,eps,first, save, multistepObject, jac, true,n,btmp,itmp,xtmp, xOut, yOut)</text:p>
      <text:p text:style-name="P434"/>
      <text:p text:style-name="P434"><text:s/>var <text:s/>runTime = <text:s/>toc()</text:p>
      <text:p text:style-name="P434"><text:s text:c="6"/></text:p>
      <text:p text:style-name="P434"><text:s/></text:p>
      <text:p text:style-name="P434"><text:s/>var plotTitle = "Lorenz system, method Multistep, <text:s/>ntegratin from "+tstart+", to tEnd= "+tend+", runTime = "+runTime;</text:p>
      <text:p text:style-name="P434"/>
      <text:p text:style-name="P434"><text:s/>var color = Color.RED</text:p>
      <text:p text:style-name="P434"><text:s/>figure3d(1); plotV(yOut, color, plotTitle)<text:bookmark-start text:name="__DdeLink__30922_1805695457"/></text:p>
      <text:p text:style-name="P432"><text:bookmark-end text:name="__DdeLink__30922_1805695457"/></text:p>
      <text:p text:style-name="Text_20_body"><text:variable-set text:name="lcnt" text:display="none" text:formula="ooow:lcnt+1" office:value-type="float" office:value="8" style:data-style-name="N0"/><text:variable-set text:name="DoubleScrollListing" text:display="none" text:formula="ooow:lcnt" office:value-type="float" office:value="8" style:data-style-name="N0"/> <text:span text:style-name="T241">Listing <text:s/></text:span><text:span text:style-name="T241"><text:variable-get text:name="DoubleScrollListing" style:data-style-name="N0">8</text:variable-get></text:span><text:span text:style-name="T241"> <text:s/>The </text:span><text:alphabetical-index-mark-start text:id="IMark96963000"/><text:span text:style-name="T241">Double Scroll Attractor</text:span><text:alphabetical-index-mark-end text:id="IMark96963000"/><text:span text:style-name="T241"> evaluated with the NUMAL library</text:span></text:p>
      <text:p text:style-name="P432"><text:bookmark-start text:name="__DdeLink__31316_104173554"/></text:p>
      <text:p text:style-name="P432"><text:bookmark-start text:name="__DdeLink__32075_104173554"/><text:bookmark-start text:name="__DdeLink__30930_104173554"/><text:bookmark-start text:name="__DdeLink__29408_104173554"/><text:bookmark-start text:name="__DdeLink__32329_1805695457"/><text:bookmark-start text:name="__DdeLink__52015_705179836"/><text:bookmark-start text:name="__DdeLink__14023_511824132"/>import numal._ <text:s text:c="4"/>// numerical analysis library routines</text:p>
      <text:p text:style-name="P435">import java.util.Vector </text:p>
      <text:p text:style-name="P433"><text:s text:c="10"/></text:p>
      <text:p text:style-name="P436">val tol = <text:s/>0.0000000000000001</text:p>
      <text:p text:style-name="P432">var <text:s/>aeta = tol; <text:s/>var reta = tol;</text:p>
      <text:p text:style-name="P432"/>
      <text:p text:style-name="P432">val n = 3; <text:s text:c="2"/>// the number of equations of the system</text:p>
      <text:p text:style-name="P432">var x = new Array[Double](1) <text:s text:c="2"/>// entry: <text:s text:c="2"/>x(0) is the initial value of the independent variable</text:p>
      <text:p text:style-name="P432">var y = new Array[Double](n+1) <text:s text:c="2"/>// entry: the dependent variable, the initial values at x = x0</text:p>
      <text:p text:style-name="P432">aeta = tol <text:s/>// aeta: required absolute precision in the integration process</text:p>
      <text:p text:style-name="P432">reta = tol // reta: required relative precision in the integration process</text:p>
      <text:p text:style-name="P432">var s = new Array[Double](n+1)</text:p>
      <text:p text:style-name="P432"><text:s text:c="5"/></text:p>
      <text:p text:style-name="P432">var h0=0.000001 <text:s/>// h0: the initial step to be taken</text:p>
      <text:p text:style-name="P432"/>
      <text:p text:style-name="P432"><text:s/>var xOut:Vector[Array[Double]] = new Vector()</text:p>
      <text:p text:style-name="P432"><text:soft-page-break/><text:s/>var yOut:Vector[Array[Double]] = new Vector()</text:p>
      <text:p text:style-name="P432"><text:s/></text:p>
      <text:p text:style-name="P432">y(1)=0.4; y(2)= -0.3; y(3)=0.9;</text:p>
      <text:p text:style-name="P432"/>
      <text:p text:style-name="P432">x(0) = 0</text:p>
      <text:p text:style-name="P432">var xe = 720</text:p>
      <text:p text:style-name="P432">var javaClassName = "scalaExec.Functions.Chaotic.DoubleScrollDiffSys"</text:p>
      <text:p text:style-name="P432">var <text:s/>invocationObject = Class.forName(javaClassName).newInstance();</text:p>
      <text:p text:style-name="P432"/>
      <text:p text:style-name="P432">var diffSysObject = invocationObject.asInstanceOf[AP_diffsys_methods]</text:p>
      <text:p text:style-name="P432"/>
      <text:p text:style-name="P432">tic()</text:p>
      <text:p text:style-name="P432">Analytic_problems.diffsys(x, xe, n, y, diffSysObject, aeta, reta , s, h0, xOut, yOut)</text:p>
      <text:p text:style-name="P432">var timeCompute = toc()</text:p>
      <text:p text:style-name="P432"/>
      <text:p text:style-name="P432">var plotTitle = "Double Scroll attractor with ScalaSci, time "+timeCompute+ " end point = "+xe</text:p>
      <text:p text:style-name="P432"/>
      <text:p text:style-name="P432">var color = Color.RED</text:p>
      <text:p text:style-name="P432"/>
      <text:p text:style-name="P432"><text:s text:c="2"/>figure3d(1); plotV(yOut, color, plotTitle);</text:p>
      <text:p text:style-name="P432"><text:bookmark-end text:name="__DdeLink__32075_104173554"/><text:bookmark-end text:name="__DdeLink__30930_104173554"/><text:bookmark-end text:name="__DdeLink__29408_104173554"/><text:bookmark-end text:name="__DdeLink__32329_1805695457"/><text:bookmark-end text:name="__DdeLink__52015_705179836"/><text:bookmark-end text:name="__DdeLink__14023_511824132"/><text:bookmark-end text:name="__DdeLink__31316_104173554"/></text:p>
      <text:h text:style-name="P609" text:outline-level="1"><text:bookmark-start text:name="__RefHeading___Toc144903_2064470228"/><text:variable-set text:name="chapterCnt" text:display="none" text:formula="ooow:chapterCnt+1" office:value-type="float" office:value="5" style:data-style-name="N0"/><text:variable-set text:name="CoreClassesChapter" text:display="none" text:formula="ooow:chapterCnt" office:value-type="float" office:value="5" style:data-style-name="N0"/> <text:s text:c="3"/><text:bookmark-end text:name="__RefHeading___Toc144903_2064470228"/></text:h>
      <text:p text:style-name="P294"><text:variable-set text:name="ejmlChapter" text:display="none" text:formula="ooow:chapterCnt" office:value-type="float" office:value="5" style:data-style-name="N0"/></text:p>
      <text:h text:style-name="Heading_20_1" text:outline-level="1"><text:bookmark-start text:name="__RefHeading___Toc144905_2064470228"/>Chapter <text:variable-get text:name="ejmlChapter" style:data-style-name="N0">5</text:variable-get> <text:s/><text:bookmark-start text:name="__DdeLink__21091_14810061361"/><text:alphabetical-index-mark-start text:id="IMark100014440"/>EJML Library<text:bookmark-end text:name="__RefHeading___Toc144905_2064470228"/><text:alphabetical-index-mark-end text:id="IMark100014440"/></text:h>
      <text:p text:style-name="P108"/>
      <text:h text:style-name="Heading_20_2" text:outline-level="2"><text:bookmark-start text:name="__RefHeading___Toc144907_2064470228"/>Introduction <text:bookmark-end text:name="__RefHeading___Toc144907_2064470228"/></text:h>
      <text:p text:style-name="Text_20_body"/>
      <text:p text:style-name="P420">The Efficient Java Matrix Library (EJML) is a linear algebra library for manipulating dense matrices. Its design goals are: 1) to be as <text:span text:style-name="T156">computationally efficient</text:span> as possible for both small and large matrices, 2) to be accessible to both novices and experts and 3) to present three different interfaces: a. the <text:span text:style-name="T112">SimpleMatrix, </text:span>b. the <text:span text:style-name="T112">Operator </text:span>interface and c. the <text:span text:style-name="T112">Algorithm </text:span>interface. <text:s/>These interfaces are ordered in increasing sophistication and run efficiency but also in decreasing simplicity (e.g. the Algorithm interface is the most efficient but also the most complicated). ScalaLab implements an even higher-level and easier to use interface, the <text:span text:style-name="T112">scalaSci.EJML.Mat</text:span> <text:s/>interface, while the expert user can still benefit from all the lower level ones. </text:p>
      <text:p text:style-name="P423"><text:span text:style-name="T236"><text:s/>These goals are accomplished by dynamically selecting the best algorithms to use at runtime and by designing a clean API. <text:s/>EML is free, written all in Java, and can be obtained from </text:span><text:a xlink:type="simple" xlink:href="http://ejml.org/wiki/index.php?title=Main_Page" text:style-name="Internet_20_link" text:visited-style-name="Visited_20_Internet_20_Link"><text:span text:style-name="T237">http://ejml.org/wiki/index.php?title=Main_Page</text:span></text:a><text:span text:style-name="T237"> </text:span></text:p>
      <text:p text:style-name="P420">The EMJL library stores matrices as one dimensional Java double array and in row major format, i.e. first the zero row of the matrix, then the second etc. The <text:span text:style-name="T112">CommonOps </text:span>class of EJML works by not overwriting the operands but instead it creates new objects for storing the results. This encourages a functional style of programming. The EJML is designed to facilitate the user, i.e. for a square matrix A of dimension NXN at the equation Ax=b, the exact solution is seeked while for overdetermined systems (i.e. N &gt; M) the least squares solution is computed.</text:p>
      <text:p text:style-name="P420">The EJML library provides an extensive set of functionality implemented with the efficiency goal in mind. In ScalaLab we can utilize the basic algorithms even more easily with high-level mathematical notation and with a MATLAB-like interface. <text:s/></text:p>
      <text:p text:style-name="P419"><text:bookmark-end text:name="__DdeLink__21091_14810061361"/></text:p>
      <text:p text:style-name="Text_20_body"/>
      <text:p text:style-name="Text_20_body"><text:soft-page-break/></text:p>
      <text:p text:style-name="P248"><text:span text:style-name="Teletype"><text:span text:style-name="T53">ScalaLab utilizes by default for zero-indexed matrices the EJML (http://code.google.com/p/efficient-java-matrix-library/) library upon which builds a MATLAB-like easy to use way of performing matrix operations. It is important that the lower level routines of EJML are all a</text:span></text:span><text:span text:style-name="Teletype"><text:span text:style-name="T59">ccessible from ScalaLab</text:span></text:span><text:span text:style-name="Teletype"><text:span text:style-name="T53">, and we can call them, either when ScalaLab has not a higher-level equivalent or when we require maximum execution speed. Here we describe some aspects of working with </text:span></text:span><text:span text:style-name="Teletype"><text:span text:style-name="T59">the </text:span></text:span><text:span text:style-name="Teletype"><text:span text:style-name="T53">EJML library presenting many examples.</text:span></text:span><text:span text:style-name="T53"> </text:span></text:p>
      <text:p text:style-name="P307"><text:bookmark text:name="A_high-level_interface_to_the_EJML_library"/>A high-level interface to the EJML library</text:p>
      <text:p text:style-name="P248"><text:span text:style-name="Teletype"><text:span text:style-name="T53">The </text:span></text:span><text:span text:style-name="Teletype"><text:span text:style-name="T67">EJMLMat</text:span></text:span><text:span text:style-name="Teletype"><text:span text:style-name="T53"> class implements </text:span></text:span><text:span text:style-name="Teletype"><text:span text:style-name="T67">zero-indexed</text:span></text:span><text:span text:style-name="Teletype"><text:span text:style-name="T53"> two-dimensional dense matrices in ScalaSci that are based upon the Efficient Java Matrix Library.</text:span></text:span><text:span text:style-name="T53"> </text:span></text:p>
      <text:p text:style-name="P187"/>
      <text:p text:style-name="P227">Constructors</text:p>
      <text:p text:style-name="P185"/>
      <text:p text:style-name="P185"><text:span text:style-name="T225">Mat(rows: Integer, cols: Integer) </text:span><text:span text:style-name="T227">// Creates a</text:span><text:span text:style-name="T228">n</text:span><text:span text:style-name="T227"> E</text:span><text:span text:style-name="T228">J</text:span><text:span text:style-name="T227">ML Mat of size rows, cols initialized to zeros</text:span></text:p>
      <text:p text:style-name="P232"><text:bookmark text:name="__DdeLink__3_1047709065"/><text:bookmark-start text:name="__DdeLink__29410_104173554"/>var m=new Mat(2, 3)</text:p>
      <text:p text:style-name="P232">m.print // print the contents</text:p>
      <text:p text:style-name="P210"><text:bookmark-end text:name="__DdeLink__29410_104173554"/></text:p>
      <text:p text:style-name="P243">Construction by specifying the initial elements, e.g. </text:p>
      <text:p text:style-name="P243"/>
      <text:p text:style-name="P236">var m1 = M("4.5 5.6 -4; 4.5 3 -3.4") // space separated</text:p>
      <text:p text:style-name="P236">var m2 = M("4.5, 5.6, -4; 4.5, 3, -3.4") // comma separated</text:p>
      <text:p text:style-name="P211"/>
      <text:p text:style-name="P238"><text:bookmark text:name="DDE_LINK7"/>// construct Mat by copying the array values</text:p>
      <text:p text:style-name="P185"><text:bookmark text:name="DDE_LINK33"/><text:span text:style-name="T225">Mat(da: Array[Array[Double]]) </text:span><text:span text:style-name="T227">// Creates an EJML Mat initialized with the da array</text:span></text:p>
      <text:p text:style-name="P204"><text:bookmark text:name="__DdeLink__13_1047709065"/><text:bookmark-start text:name="__DdeLink__22497_511824132"/>var dd = <text:s/>Array.<text:span text:style-name="T314">ofDim[Double](</text:span>2,4)</text:p>
      <text:p text:style-name="P204">dd(1)(1)=11</text:p>
      <text:p text:style-name="P204">var mdd = new Mat(dd)</text:p>
      <text:p text:style-name="P204">mdd.print // print finally the EJML Matrix</text:p>
      <text:p text:style-name="P185"><text:bookmark-end text:name="__DdeLink__22497_511824132"/></text:p>
      <text:p text:style-name="P143">// construct a Mat by <text:span text:style-name="T155">reference </text:span><text:span text:style-name="T159">to an</text:span><text:span text:style-name="T155"> existing double array</text:span>,</text:p>
      <text:p text:style-name="P143">// in order to avoid duplicating the array</text:p>
      <text:p text:style-name="P204">var tm = new Mat(1,1) // a small Mat object</text:p>
      <text:p text:style-name="P204">tm.setv(dd, 2, 4) // set its value content to an existing double array of size 2X4</text:p>
      <text:p text:style-name="P185"/>
      <text:p text:style-name="P191"><text:soft-page-break/><text:span text:style-name="T225">Mat(</text:span><text:span text:style-name="T226">n</text:span><text:span text:style-name="T225">rows: Integer, </text:span><text:span text:style-name="T226">n</text:span><text:span text:style-name="T225">cols: Integer, initValue: Double) </text:span><text:span text:style-name="T227">// Creates a Mat </text:span><text:span text:style-name="T229">with </text:span><text:span text:style-name="T232">nrows </text:span><text:span text:style-name="T229">rows, </text:span><text:span text:style-name="T234">ncols columns, </text:span><text:span text:style-name="T227">initialized to initValue</text:span></text:p>
      <text:p text:style-name="P232">var m=new Mat(3, 4, 3.4)</text:p>
      <text:p text:style-name="P185"/>
      <text:p text:style-name="P238">// construct a Mat from a two-dimensional double array without copying the array values</text:p>
      <text:p text:style-name="P143"><text:span text:style-name="T225">Mat(da: Array[Array[Double]], flag: Boolean) </text:span><text:span text:style-name="T227">// Creates a Mat initialized with a reference to the da array</text:span></text:p>
      <text:p text:style-name="P185"/>
      <text:p text:style-name="P148">// construct a Mat from an one-dimensional double array</text:p>
      <text:p text:style-name="P146">Mat(da: Array[Double])</text:p>
      <text:p text:style-name="P232">var od = new Array[Double](10)</text:p>
      <text:p text:style-name="P232">od(2)=2.2</text:p>
      <text:p text:style-name="P232">var odm = new Mat(od)</text:p>
      <text:p text:style-name="P185"/>
      <text:p text:style-name="P185"/>
      <text:p text:style-name="P144">Basic Methods</text:p>
      <text:p text:style-name="P150"><text:span text:style-name="T155">def size: (Int, Int)</text:span> <text:span text:style-name="T160">// Returns the number of rows and columns of the Mat</text:span></text:p>
      <text:p text:style-name="P232">var md = ones0(9)</text:p>
      <text:p text:style-name="P232">md.size</text:p>
      <text:p text:style-name="P347"><text:span text:style-name="Teletype"><text:span text:style-name="T91">def getv: Array[Array[Double]] </text:span></text:span><text:span text:style-name="Teletype"><text:span text:style-name="T70">// </text:span></text:span><text:span text:style-name="Teletype"><text:span text:style-name="T92">returns the Java 1-D double array used to store the contents of the matrix</text:span></text:span><text:span text:style-name="T92"> </text:span></text:p>
      <text:p text:style-name="P246"/>
      <text:p text:style-name="P150"><text:span text:style-name="T155">def length: Int </text:span><text:span text:style-name="T160">// Returns the number of rows of Mat</text:span></text:p>
      <text:p text:style-name="P232">var md = ones0(9, 2)</text:p>
      <text:p text:style-name="P232">md.length</text:p>
      <text:p text:style-name="P150"><text:span text:style-name="T155">def Nrows: Int </text:span><text:span text:style-name="T160">// Returns the number of rows of Mat</text:span></text:p>
      <text:p text:style-name="P232">md.Nrows</text:p>
      <text:p text:style-name="P185"><text:span text:style-name="T155">def Ncols: Int</text:span> <text:span text:style-name="T160">// Returns the number of columns of Mat</text:span></text:p>
      <text:p text:style-name="P204">md.Ncols</text:p>
      <text:p text:style-name="P222">def <text:s/>toDoubleArray(): Array[Array[Double]] <text:s text:c="3"/><text:span text:style-name="T161">// a very useful method that returns the flat EJML one</text:span></text:p>
      <text:p text:style-name="P220"><text:tab/><text:tab/><text:tab/><text:tab/><text:tab/><text:tab/>// <text:s/>dimensional storage, as a two-dimensional Java array </text:p>
      <text:p text:style-name="P185">e.g. </text:p>
      <text:p text:style-name="P200">val <text:s/>A = scalaSci.EJML.StaticMathsEJML.rand0(5,6)</text:p>
      <text:p text:style-name="P200">val Ad = A.toDoubleArray</text:p>
      <text:p text:style-name="P200">val Ad2 = scalaSci.EJML.StaticMathsEJML.toDoubleArray(A)<text:bookmark-start text:name="__DdeLink__21567_401589672"/></text:p>
      <text:p text:style-name="P200"><text:bookmark-end text:name="__DdeLink__21567_401589672"/><text:soft-page-break/></text:p>
      <text:p text:style-name="P227"><text:span text:style-name="T315">Some auxiliary r</text:span>outines</text:p>
      <text:p text:style-name="P185"/>
      <text:p text:style-name="P185"><text:span text:style-name="T155">def ones0(n: Int): Mat - </text:span><text:span text:style-name="T160">constructs a nXn Mat of ones</text:span></text:p>
      <text:p text:style-name="P185"><text:span text:style-name="T155">def ones0(n: Int, m: Int): Mat </text:span><text:span text:style-name="T160">- constructs a nXm Mat of ones</text:span></text:p>
      <text:p text:style-name="P185"><text:span text:style-name="T155">def zeros0(n: Int): Mat - </text:span><text:span text:style-name="T160">constructs a nXn Mat of zeros</text:span></text:p>
      <text:p text:style-name="P185"><text:span text:style-name="T155">def zeros0(n: Int, m: Int): Mat </text:span><text:span text:style-name="T160">- constructs a nXm Mat of zeros</text:span></text:p>
      <text:p text:style-name="P185"><text:span text:style-name="T155">def rand0(n: Int): Mat - </text:span><text:span text:style-name="T160">constructs a nXn Mat of random values</text:span></text:p>
      <text:p text:style-name="P185"><text:span text:style-name="T155">def rand0(n: Int, m: Int): Mat </text:span><text:span text:style-name="T160">- constructs a nXm Mat of random values</text:span></text:p>
      <text:p text:style-name="P210">var rr = rand0(5,8)</text:p>
      <text:p text:style-name="P223">Apply Operators</text:p>
      <text:p text:style-name="P210">var rr = rand0(5,8)</text:p>
      <text:p text:style-name="P210">var rr01 = rr(0,1) // gets the corresponding double value</text:p>
      <text:p text:style-name="P210">var r0 = rr(0) // extracts the 0<text:span text:style-name="T239">th</text:span> row</text:p>
      <text:p text:style-name="P194"/>
      <text:p text:style-name="P223">Update Operators</text:p>
      <text:p text:style-name="P210">rr(0,1) = 99 // sets the corresponding element</text:p>
      <text:p text:style-name="P185"/>
      <text:p text:style-name="P226">Transpose matrix</text:p>
      <text:p text:style-name="P347"><text:span text:style-name="Teletype"><text:span text:style-name="T70">Transpose Matrix, operator ~, or method transpose</text:span></text:span><text:span text:style-name="T70"> </text:span></text:p>
      <text:p text:style-name="P64">var mm = ones0(9,4) // create an EJML matrix of 1s</text:p>
      <text:p text:style-name="P64">mm(2,3) = 23 // update one element</text:p>
      <text:p text:style-name="P64">var mmt = mm~ <text:s/>// using the ~ operator for transposin<text:span text:style-name="T315">g</text:span></text:p>
      <text:p text:style-name="P64">var mmt2 = mm.transpose // also transposes</text:p>
      <text:p text:style-name="P212">var mmt<text:span text:style-name="T315">3</text:span> = transpose(mm) // alternative interface</text:p>
      <text:p text:style-name="P64">mm.print</text:p>
      <text:p text:style-name="P91">mmt.print</text:p>
      <text:p text:style-name="P200"/>
      <text:p text:style-name="P145">Inverse matrix</text:p>
      <text:p text:style-name="P210">var mm= rand0(8)</text:p>
      <text:p text:style-name="P210">var mmi = inv(mm) // get the inverse</text:p>
      <text:p text:style-name="P210">var oned = mm*mmi // verify that indeed we get the inverse</text:p>
      <text:p text:style-name="P185"/>
      <text:p text:style-name="P222"><text:bookmark text:name="Retrieve_lower-level_EJML_data_structures"/>Retrieve lower-level EJML data structures</text:p>
      <text:p text:style-name="Text_20_body"><text:span text:style-name="Teletype"><text:span text:style-name="T53">This is particularly useful when we have to work directly with EJML routines</text:span></text:span><text:span text:style-name="T53"> </text:span></text:p>
      <text:p text:style-name="Text_20_body"><text:span text:style-name="Teletype"><text:span text:style-name="T53">We can retrieve the SimpleMatrix on which ScalaSci's Mat is based with: </text:span></text:span></text:p>
      <text:p text:style-name="P62"><text:bookmark-start text:name="__DdeLink__23019_511824132"/><text:soft-page-break/>var rnd = rand0(5,6) // a random EJML based matrix</text:p>
      <text:p text:style-name="P89">var smat = rnd.sm</text:p>
      <text:p text:style-name="Text_20_body"><text:bookmark-end text:name="__DdeLink__23019_511824132"/><text:span text:style-name="Teletype"><text:span text:style-name="T53">And also, the DenseMatrix64F on which SimpleMatrix is based: </text:span></text:span></text:p>
      <text:p text:style-name="P89"><text:bookmark-start text:name="__DdeLink__23021_511824132"/>var denseM = smat.getMatrix<text:bookmark-end text:name="__DdeLink__23021_511824132"/></text:p>
      <text:h text:style-name="Heading_20_2" text:outline-level="2"><text:bookmark-start text:name="__RefHeading___Toc144909_2064470228"/>Access operations<text:bookmark-end text:name="__RefHeading___Toc144909_2064470228"/></text:h>
      <text:p text:style-name="Text_20_body"><text:span text:style-name="Teletype"><text:span text:style-name="T53">Access operations are implemented conveniently with a MATLAB-like style, e.g. </text:span></text:span></text:p>
      <text:p text:style-name="P62">var a = rand0(10, 20)</text:p>
      <text:p text:style-name="P62">var a1 = a(1) // get the 1th row as a matrix</text:p>
      <text:p text:style-name="P62">var a1_3 = a(1::3, ::) // get rows 1 until 3 all columns</text:p>
      <text:p text:style-name="P62">var ac2_5 = a(::, 2, 5) // get columns 2 until 5 all rows</text:p>
      <text:p text:style-name="P89">var ac2_3_1_5 = a(2::3, 1::5) // get rows 2 until 3, columns 1 until 5 </text:p>
      <text:p text:style-name="P222"><text:bookmark text:name="Operators1"/>Operators</text:p>
      <text:p text:style-name="Quotations"><text:span text:style-name="Teletype"><text:span text:style-name="T53">Matrix addition, subtraction and multiplication has been overloaded and works properly. Also addition and multiplication with scalars operates </text:span></text:span><text:span text:style-name="Teletype"><text:span text:style-name="T60">as expected</text:span></text:span><text:span text:style-name="Teletype"><text:span text:style-name="T53">, e.g.</text:span></text:span><text:span text:style-name="T53"> </text:span></text:p>
      <text:p text:style-name="P62">var m1 = rand0(4,7)</text:p>
      <text:p text:style-name="P62">var m2 = rand0(7, 9)</text:p>
      <text:p text:style-name="P62">var mmul = m1*m2 // multiplication</text:p>
      <text:p text:style-name="P62">var madd = m1+7*m1+m1*9.4</text:p>
      <text:p text:style-name="P89">org.ejml.ops.MatrixVisualization.show(madd.sm.getMatrix, "madd matrix")</text:p>
      <text:p text:style-name="P295"><text:bookmark text:name="Basic_Methods1"/></text:p>
      <text:p text:style-name="P302"/>
      <text:p text:style-name="P309">Some simple examples involving EJML: operations follow.</text:p>
      <text:p text:style-name="P306"/>
      <text:p text:style-name="Text_20_body"><text:span text:style-name="Teletype"><text:span text:style-name="T67">Inverse Matrix, inv()</text:span></text:span><text:span text:style-name="T67"> </text:span></text:p>
      <text:p text:style-name="P62">var mm= rand0(8)</text:p>
      <text:p text:style-name="P62">var mmi = inv(mm) // get the inverse</text:p>
      <text:p text:style-name="P62">var oned = mm*mmi // verify that indeed we get the inverse</text:p>
      <text:p text:style-name="P89">oned.print</text:p>
      <text:p text:style-name="Text_20_body"><text:span text:style-name="Teletype"><text:span text:style-name="T67">Solve Linear System, solve() </text:span></text:span></text:p>
      <text:p text:style-name="P62">var A = M("3 -1 1; -1 3 1; 1 1 3")</text:p>
      <text:p text:style-name="P62">var b = M("3; -5; -4")</text:p>
      <text:p text:style-name="P62">var x = A.solve(b) // solve thye system</text:p>
      <text:p text:style-name="P62">var bres = A*x // estimate the quality of the solution </text:p>
      <text:p text:style-name="P62">var diff = b-bres</text:p>
      <text:p text:style-name="P89">diff.print // we should have zeros</text:p>
      <text:p text:style-name="Text_20_body"><text:span text:style-name="Teletype"><text:span text:style-name="T67">Map a function to each element of the matrix</text:span></text:span><text:span text:style-name="T67"> </text:span></text:p>
      <text:p text:style-name="Text_20_body"><text:span text:style-name="Teletype"><text:span text:style-name="T53">Let now transform all the elements of a matrix with the function f(x) = 2*x+10</text:span></text:span><text:span text:style-name="T53"> </text:span></text:p>
      <text:p text:style-name="P62"><text:soft-page-break/>def f(x: Double) = 2*x+10</text:p>
      <text:p text:style-name="P62">var m = ones0(5,10) // a simple test matrix consisting of all ones</text:p>
      <text:p text:style-name="P62">var mTrans = m map f // the transformed matrix</text:p>
      <text:p text:style-name="P89">mTrans.print</text:p>
      <text:p text:style-name="Text_20_body"><text:span text:style-name="Teletype"><text:span text:style-name="T67">Create a diagonal matrix (diag0)</text:span></text:span><text:span text:style-name="T67"> </text:span></text:p>
      <text:p text:style-name="P62">var diagElems = List(0.5, 2.3, -3.4, 2.3) // specify with a list the diagonal elements</text:p>
      <text:p text:style-name="P62">var mm = diag0(diagElems) // create the matrix</text:p>
      <text:p text:style-name="P89">mm.print</text:p>
      <text:p text:style-name="Text_20_body"><text:span text:style-name="Teletype"><text:span text:style-name="T67">Trigonometric functions</text:span></text:span><text:span text:style-name="T67"> </text:span></text:p>
      <text:p text:style-name="Text_20_body"><text:span text:style-name="Teletype"><text:span text:style-name="T53">All the basic trigonometric functions, e.g. sin, cos, tan, asin, acos, atan, cosh, sinh, tanh etc. are applicable to matrices, e.g. </text:span></text:span></text:p>
      <text:p text:style-name="P62">val aa = rand0(5,8)</text:p>
      <text:p text:style-name="P62">var aas = sin(0.34*aa)+tan(aa*8.9)-3.4*tanh(0.23*aa)</text:p>
      <text:p text:style-name="P62">aa.print</text:p>
      <text:p text:style-name="P89">aas.print</text:p>
      <text:p text:style-name="Text_20_body"><text:span text:style-name="Teletype"><text:span text:style-name="T67">Norm Operations</text:span></text:span><text:span text:style-name="T67"> </text:span></text:p>
      <text:p text:style-name="P62">var zeroMatrix = new Mat(3,4)</text:p>
      <text:p text:style-name="P62">var unzeroMatrix = M("0.2 1; -2 3; 6 5") // create the 2X3 matrix</text:p>
      <text:p text:style-name="P62">var unzeroVector = M("0.3; 1; -2; 3; 4")</text:p>
      <text:p text:style-name="P62">var squareMatrix = M("0.2 1; -2 3")</text:p>
      <text:p text:style-name="P62">var vs = conditionP(squareMatrix, 1) // should be 7.69</text:p>
      <text:p text:style-name="P62">var vsq = conditionP(unzeroMatrix, 1) // should be 3.43</text:p>
      <text:p text:style-name="P62">var vt = unzeroMatrix~ // transpose matrix</text:p>
      <text:p text:style-name="P89">var vtt = conditionP(vt,1) // should be 3.48</text:p>
      <text:p text:style-name="Text_20_body"><text:span text:style-name="Teletype"><text:span text:style-name="T67">Covariance operations</text:span></text:span><text:span text:style-name="T53"> </text:span></text:p>
      <text:p text:style-name="P62">// isValid returns: 0 = is valid, 1 = failed positive diagonal, </text:p>
      <text:p text:style-name="P62">// 2 = failed on symmetry, 2 = failed on positive definite</text:p>
      <text:p text:style-name="P62">var m = identity0(3)</text:p>
      <text:p text:style-name="P62">m.print</text:p>
      <text:p text:style-name="P62">// nothing is wrong with it, is a valid covariance matrix, return 0</text:p>
      <text:p text:style-name="P62">isValid(m) // 0</text:p>
      <text:p text:style-name="P62">// negative diagonal term</text:p>
      <text:p text:style-name="P62">m(1,1) = -3</text:p>
      <text:p text:style-name="P62">isValid(m) // 1</text:p>
      <text:p text:style-name="P62">// not symmetric</text:p>
      <text:p text:style-name="P62">m = identity0(3)</text:p>
      <text:p text:style-name="P62">m(1, 0)=30</text:p>
      <text:p text:style-name="P62">isValid(m) // 2</text:p>
      <text:p text:style-name="P62">// not positive definite</text:p>
      <text:p text:style-name="P62">m = identity0(3)</text:p>
      <text:p text:style-name="P62">m(1, 2)= -400; m(2,1) = -400</text:p>
      <text:p text:style-name="P89">isValid(m) // 3</text:p>
      <text:h text:style-name="Heading_20_2" text:outline-level="2"><text:bookmark text:name="Block_Matrices"/><text:bookmark-start text:name="__RefHeading___Toc144911_2064470228"/><text:soft-page-break/>Block Matrices<text:bookmark-end text:name="__RefHeading___Toc144911_2064470228"/></text:h>
      <text:p text:style-name="Text_20_body"><text:span text:style-name="Teletype"><text:span text:style-name="T53">EJML implements algorithms that are defined in terms of matrix blocks in order to better exploit the caches of modern processors. The class</text:span></text:span><text:span text:style-name="T53"> </text:span><text:span text:style-name="Teletype"><text:span text:style-name="T68">BMat</text:span></text:span><text:span text:style-name="T53"> </text:span><text:span text:style-name="Teletype"><text:span text:style-name="T53">in ScalaLab wraps operations in those matrices</text:span></text:span><text:span text:style-name="T53"> </text:span></text:p>
      <text:h text:style-name="P582" text:outline-level="2"><text:bookmark text:name="Constructors2"/><text:bookmark-start text:name="__RefHeading___Toc144913_2064470228"/>Constructors<text:bookmark-end text:name="__RefHeading___Toc144913_2064470228"/></text:h>
      <text:p text:style-name="Quotations"><text:span text:style-name="Teletype"><text:span text:style-name="T70">BMat(N: Int, M: Int): Constructs a NXM block matrix, e.g. </text:span></text:span></text:p>
      <text:p text:style-name="P466">var bm = new BMat(5,12) <text:s/>// construct directly a BMat</text:p>
      <text:p text:style-name="P466">var ejmlbm = new org.ejml.data.BlockMatrix64F(10, 20) // construct an EJML BlockMatrix</text:p>
      <text:p text:style-name="P467">var bm2 = new BMat(ejmlbm) // wrap a BMap around the EJML BlockMatrix64F</text:p>
      <text:h text:style-name="P582" text:outline-level="2"><text:bookmark text:name="Apply_operators"/><text:bookmark-start text:name="__RefHeading___Toc144915_2064470228"/>Apply operators<text:bookmark-end text:name="__RefHeading___Toc144915_2064470228"/></text:h>
      <text:p text:style-name="Text_20_body"><text:span text:style-name="Teletype"><text:span text:style-name="T53">The selection of BMat elements is performed in a MATLAB-like style, e.g. :</text:span></text:span><text:span text:style-name="T53"> </text:span></text:p>
      <text:p text:style-name="P62">var bmr = rand0b(30, 40) // get a random block matrix of 30 rows by 40 cols</text:p>
      <text:p text:style-name="P62">var bmr3_4 = bmr(3,4) // get the corresponding element</text:p>
      <text:p text:style-name="P62">bmr(3,4) *= 100 <text:s/>// multiply it by 100</text:p>
      <text:p text:style-name="P62">bmr3_4 = bmr(3,4) <text:s/>// take the upadated value</text:p>
      <text:p text:style-name="P62">var brows3to5 = bmr(3::5, ::) // take rows 3 to 5 all columns</text:p>
      <text:p text:style-name="P62">var brows3to5by2 = bmr(3::<text:span text:style-name="T316">2 :</text:span>:<text:span text:style-name="T316">5</text:span>, <text:s/>::) // take rows 3 to 5 by 2, all columns </text:p>
      <text:p text:style-name="P62">var bcols3to6 = bmr(::, 3::6) // take columns 3 to 6, all rows</text:p>
      <text:p text:style-name="P62">var bcols3to6by2 = bmr(::, 3::<text:span text:style-name="T316">2 ::</text:span>6) // take columns 3 to 6 by 2, all rows</text:p>
      <text:p text:style-name="P89">var brows2to5by2cols3to9by3 = bmr(2::2 ::5, 3::3 ::9) <text:s/>// extract the corresponding submatrix</text:p>
      <text:h text:style-name="P582" text:outline-level="2"><text:bookmark text:name="Get_the_wrapped_BlockMatrix64F_matrix"/><text:bookmark-start text:name="__RefHeading___Toc144917_2064470228"/>Get the wrapped BlockMatrix64F matrix<text:bookmark-end text:name="__RefHeading___Toc144917_2064470228"/></text:h>
      <text:p text:style-name="Text_20_body"><text:span text:style-name="Teletype"><text:span text:style-name="T53">It can be very useful to get the EJMLs BlockMatrix64F object on which BMat is based. This is accomplished with </text:span></text:span><text:span text:style-name="Teletype"><text:span text:style-name="T68">getBM</text:span></text:span><text:span text:style-name="T53">, </text:span><text:span text:style-name="Teletype"><text:span text:style-name="T53">eg : </text:span></text:span></text:p>
      <text:p text:style-name="P89">var ejmlBM64F = bmr.getBM</text:p>
      <text:h text:style-name="P582" text:outline-level="2"><text:bookmark text:name="Apply_a_function_to_all_the_BMat's_elements_with_map"/><text:bookmark-start text:name="__RefHeading___Toc144919_2064470228"/>Apply a function to all the BMat's elements with map<text:bookmark-end text:name="__RefHeading___Toc144919_2064470228"/></text:h>
      <text:p text:style-name="Text_20_body"><text:span text:style-name="Teletype"><text:span text:style-name="T53">One of the most useful functional style operation is to apply a function to all the elements f. This can be done with </text:span></text:span><text:span text:style-name="Teletype"><text:span text:style-name="T61">the </text:span></text:span><text:span text:style-name="Teletype"><text:span text:style-name="T73">map </text:span></text:span><text:span text:style-name="Teletype"><text:span text:style-name="T94">method</text:span></text:span><text:span text:style-name="T53">, </text:span><text:span text:style-name="Teletype"><text:span text:style-name="T53">e.g.</text:span></text:span><text:span text:style-name="T53"> </text:span></text:p>
      <text:p text:style-name="P62">var bmo = ones0b(20, 30) // a block matrix of ones</text:p>
      <text:p text:style-name="P62">def f(x: Double): Double = x*x*x/1.5</text:p>
      <text:p text:style-name="P89">bmo = (bmo map f) map sin // map the function f and the sin function</text:p>
      <text:h text:style-name="P582" text:outline-level="2"><text:bookmark text:name="Arithmetic_Operators_and_Trigonometric_functions"/><text:bookmark-start text:name="__RefHeading___Toc144921_2064470228"/>Arithmetic Operators and Trigonometric functions<text:bookmark-end text:name="__RefHeading___Toc144921_2064470228"/></text:h>
      <text:p text:style-name="Text_20_body"><text:span text:style-name="Teletype"><text:span text:style-name="T53">Arithmetic operators on block matrices are overloaded and can be performed as usual. Also trigonometric functions work on block matrices, e.g. </text:span></text:span></text:p>
      <text:p text:style-name="P62"><text:bookmark-start text:name="__DdeLink__23289_511824132"/>var bm = ones0b(40, 30)</text:p>
      <text:p text:style-name="P62">var bm2 = ones0b(30, 50)</text:p>
      <text:p text:style-name="P62">var ff = 10+bm </text:p>
      <text:p text:style-name="P62"><text:soft-page-break/>var sinb = 10.2*sin(bm)</text:p>
      <text:p text:style-name="P62">var mminusTimes = -bm*bm2</text:p>
      <text:p text:style-name="P62">var sm = ones0b(25,25)</text:p>
      <text:p text:style-name="P89">var mExpr = sm+0.23*sm*sm - sm*7.4 +cos(0.45*sm) // arbitrary expression</text:p>
      <text:h text:style-name="P588" text:outline-level="2"><text:bookmark-end text:name="__DdeLink__23289_511824132"/></text:h>
      <text:h text:style-name="Heading_20_2" text:outline-level="2"><text:bookmark-start text:name="__RefHeading___Toc144927_2064470228"/><text:span text:style-name="T33"><text:variable-set text:name="chapterCnt" text:display="none" text:formula="ooow:chapterCnt+1" office:value-type="float" office:value="6" style:data-style-name="N0"/></text:span><text:span text:style-name="T33"><text:variable-set text:name="mtjChapter" text:display="none" text:formula="ooow:chapterCnt" office:value-type="float" office:value="6" style:data-style-name="N0"/></text:span><text:bookmark-end text:name="__RefHeading___Toc144927_2064470228"/></text:h>
      <text:h text:style-name="Heading_20_1" text:outline-level="1"><text:bookmark-start text:name="__RefHeading___Toc144929_2064470228"/><text:span text:style-name="Teletype"><text:span text:style-name="T102">Chapter</text:span></text:span><text:span text:style-name="Teletype"><text:span text:style-name="T33"> </text:span></text:span><text:span text:style-name="T33"><text:variable-get text:name="mtjChapter" style:data-style-name="N0">6</text:variable-get></text:span><text:span text:style-name="Teletype"><text:span text:style-name="T33"> <text:s text:c="2"/>MTJ Interfacing</text:span></text:span><text:bookmark-end text:name="__RefHeading___Toc144929_2064470228"/></text:h>
      <text:p text:style-name="P169"><text:span text:style-name="Teletype"><text:span text:style-name="T53"/></text:span></text:p>
      <text:p text:style-name="P250"><text:span text:style-name="T171">The Matrix Toolkit for Java (MTJ) is an open source Java matrix library (</text:span><text:span text:style-name="T173">https://github.com/fommil/matrix-toolkits-java</text:span><text:span text:style-name="T171">) that provides extensive numerical procedures for general dense matrices, for various matrix categories (e.g. various band forms), for block matrices and for sparse matrices. Most of the functionality of MTJ is built upon the powerful Java LAPACK </text:span><text:span text:style-name="T15">package which is a Java translation of the famous LAPACK package [</text:span><text:span text:style-name="T15"><text:variable-get text:name="LAPACK" style:data-style-name="N0">15</text:variable-get></text:span><text:span text:style-name="T15">]. </text:span><text:span text:style-name="T171">The Netlib API obtained from the open-source project </text:span><text:span text:style-name="T169">netlib-java <text:s/></text:span><text:span text:style-name="T171">(</text:span><text:span text:style-name="T173">https://github.com/fommil/netlib-java</text:span><text:span text:style-name="T171">) provides a low-level interface to the Java LAPACK functionality. In turn, the Matrix Toolkits for Java <text:s/>(MTJ) project provides a higher level API and is suitable for programmers who do not specifically require a low level Netlib API.</text:span></text:p>
      <text:p text:style-name="P273">We should note at this point that although the JLAPACK is obtained from automatic translation of Fortran LAPACK to Java, JLAPACK routines are generally very efficient, especially for large matrices.</text:p>
      <text:p text:style-name="P273"/>
      <text:p text:style-name="P273">LAPACK on which much of the functionality of MTJ builds upon has three levels of routines [<text:variable-get text:name="LAPACK" style:data-style-name="N0">15</text:variable-get>]</text:p>
      <text:p text:style-name="P273"/>
      <text:list xml:id="list8356032332167788759" text:style-name="L19">
        <text:list-item>
          <text:p text:style-name="P523">driver <text:span text:style-name="T125">routines, each of which solves a complete problem, for example solving a system of linear equations, or computing the eigenvalues of a real symmetric matrix</text:span></text:p>
        </text:list-item>
        <text:list-item>
          <text:p text:style-name="P523">computational <text:span text:style-name="T125">routines, each of which performs a distinct computational task, for example an LU factorization, or the reduction of a real symmetric matrix to tridiagonal form. Each driver routine calls a sequence of computational routines.</text:span></text:p>
        </text:list-item>
        <text:list-item>
          <text:p text:style-name="P523">Auxiliary <text:span text:style-name="T125">routines, which in turn can be classified as follows; </text:span></text:p>
          <text:p text:style-name="P521">a. <text:s text:c="2"/>routines that perform subtasks of block algorithms, in particular, routines that implement <text:soft-page-break/>unblocked versions of the algorithms. </text:p>
          <text:p text:style-name="P521">b. <text:span text:style-name="T16">routines that perform some commonly required low-level computations, for example scaling a matrix, computing a matrix-norm</text:span></text:p>
          <text:p text:style-name="P524">c. a few extensions to the BLAS, such as routines for applying complex plane rotations or matrix-vector operations involving complex symmetric matrices.</text:p>
        </text:list-item>
      </text:list>
      <text:p text:style-name="P273"/>
      <text:p text:style-name="P273">MTJ uses an object-oriented design for its Matrix classes. For example the <text:span text:style-name="T112">AbstractMatrix</text:span> <text:s/>is one of its basic base classes. The following methods of the AbstractMatrix through an <text:span text:style-name="T112">UnsupportedOperationException</text:span> and should be overridden by a subclass: <text:s/><text:span text:style-name="T112">get(int, int), set(int, int, double), copy() </text:span><text:s/>and all the direct solution methods. For the rest of the methods, the library provides simple default implementations using a matrix iterator. </text:p>
      <text:p text:style-name="P273">Operations as the eigenvalue decomposition are kept with an object-oriented wrapping. The class EVD for example is used to compute eigenvalue decompositions of MTJ Dense Matrices by calling appropriately the powerful and reliable routines of the LAPACK library. After performing the eigendecomposition the user can conveniently acquire the results from the EVD object by calling appropriate methods, e.g. <text:span text:style-name="T112">getLeftEigenvectors(), getRightEigenvectors(), getRealEigenvalues(), getImaginaryEigenvalues() etc.</text:span></text:p>
      <text:p text:style-name="P273">ScalaLab constructs an additional layer in order to provide even more user friendly operations than MTJ. For example the routine <text:span text:style-name="T112">eig(m: Mat) </text:span>performs the eigendecomposition of the MTJ Mat class <text:span text:style-name="T112">m. </text:span>This is achieved by factorizing first the MTJ matrix <text:s/>representation of the data and performing the eigendecomposition and then preparing the results with a convenient Scala tuple for output:</text:p>
      <text:p text:style-name="P273"/>
      <text:p text:style-name="P273"><text:s/>// compute the eigenvalue decomposition of general matrix Mat </text:p>
      <text:p text:style-name="P273">def <text:s/>eig(m: Mat) = {</text:p>
      <text:p text:style-name="P273"><text:s text:c="2"/>/* compute the eigenvalue decomposition by calling a convenience method for computing the <text:s text:c="6"/>complete eigenvalue decomposition of the given matrix */</text:p>
      <text:p text:style-name="P273"><text:s/>/* <text:s/>allocate an EVD object. This EVD object in turn allocates all the necessary space to perform the eigendecomposition, and to keep the results, i.e. the real and imaginary <text:s/>parts of the eigenvalues and the left and right eigenvectors */</text:p>
      <text:p text:style-name="P273">// <text:span text:style-name="T317">return the results</text:span></text:p>
      <text:p text:style-name="P273"><text:soft-page-break/><text:s/>var evdObj = no.uib.cipr.matrix.EVD.factorize(m.getDM)</text:p>
      <text:p text:style-name="P273"><text:s text:c="2"/>(evdObj.getRealEigenvalues(), evdObj.getImaginaryEigenvalues(),</text:p>
      <text:p text:style-name="P273"><text:s text:c="5"/>new Mat(evdObj.getLeftEigenvectors()), <text:s/>new Mat(evdObj.getRightEigenvectors()))</text:p>
      <text:p text:style-name="P273"><text:s text:c="4"/></text:p>
      <text:p text:style-name="P273"><text:s text:c="2"/>} <text:s/></text:p>
      <text:p text:style-name="P447"><text:span text:style-name="Teletype"><text:span text:style-name="T2"/></text:span></text:p>
      <text:p text:style-name="P248"><text:span text:style-name="Teletype"><text:span text:style-name="T53">ScalaLab can utilize the MTJ (http://code.google.com/p/matrix-toolkits-java/) library upon which builds a MATLAB-like easy to use way of performing matrix operations. To work with the MTJ library more conveniently, you can open an MTJ based Scala interpreter from the pop-up menu of the ScalaLab console. It is important that the lower level routines of MTJ are all available, and we can call them, either when ScalaLab has not a higher-level equivalent or when we require maximum execution speed. Here we describe some aspects of working with the MTJ library presenting many examples.</text:span></text:span><text:span text:style-name="T53"> </text:span></text:p>
      <text:h text:style-name="Heading_20_2" text:outline-level="2"><text:bookmark text:name="A_high-level_interface_to_the_MTJ_library"/><text:bookmark-start text:name="__RefHeading___Toc144931_2064470228"/>A high-level interface to the MTJ library<text:bookmark-end text:name="__RefHeading___Toc144931_2064470228"/></text:h>
      <text:p text:style-name="P247"><text:span text:style-name="Teletype"><text:span text:style-name="T53">The </text:span></text:span><text:span text:style-name="Teletype"><text:span text:style-name="T62">scalaSci.</text:span></text:span><text:span text:style-name="Teletype"><text:span text:style-name="T53">MTJ.Mat class implements zero-indexed two-dimensional dense matrices in ScalaSci that are based upon the Matrix Toolkit for Java Library.</text:span></text:span><text:span text:style-name="T53"> </text:span></text:p>
      <text:h text:style-name="P605" text:outline-level="1"><text:bookmark text:name="Constructors"/><text:bookmark-start text:name="__RefHeading___Toc144933_2064470228"/><text:span text:style-name="T171">C</text:span>onstructors<text:bookmark-end text:name="__RefHeading___Toc144933_2064470228"/></text:h>
      <text:p text:style-name="Text_20_body"><text:span text:style-name="Teletype"><text:span text:style-name="T70">Mat(rows: Integer, cols: Integer) // Creates an MTJ Mat of size rows, cols initialized to zeros</text:span></text:span><text:span text:style-name="T70"> </text:span></text:p>
      <text:p text:style-name="P62">var m=new Mat(2, 3)</text:p>
      <text:p text:style-name="P89">m.print // print the contents</text:p>
      <text:p text:style-name="Text_20_body"><text:span text:style-name="Teletype"><text:span text:style-name="T53">Construction by specifying the initial elements, e.g.</text:span></text:span><text:span text:style-name="T53"> </text:span></text:p>
      <text:p text:style-name="P62"><text:bookmark-start text:name="__DdeLink__32114_578158615"/>var m = M0("4.5 5.6 -4; 4.5 3 -3.4") <text:bookmark-end text:name="__DdeLink__32114_578158615"/>// space separated</text:p>
      <text:p text:style-name="P62">or</text:p>
      <text:p text:style-name="P89"><text:bookmark-start text:name="__DdeLink__32121_578158615"/>var m = M0("4.5, 5.6, -4; 4.5, 3, -3.4") // comma separated</text:p>
      <text:p text:style-name="P89"><text:bookmark-end text:name="__DdeLink__32121_578158615"/>or</text:p>
      <text:p text:style-name="P62"><text:bookmark-start text:name="__DdeLink__32119_578158615"/><text:bookmark-start text:name="__DdeLink__32117_578158615"/>var m = Mat(2,3, 4.5, 5.6, -4, 4.5, 3, -3.4)</text:p>
      <text:p text:style-name="P89"/>
      <text:p text:style-name="Text_20_body"><text:bookmark-end text:name="__DdeLink__32119_578158615"/><text:bookmark-end text:name="__DdeLink__32117_578158615"/><text:span text:style-name="Teletype"><text:span text:style-name="T53">Construct Mat by copying the array values,</text:span></text:span><text:span text:style-name="T53"> </text:span><text:span text:style-name="Teletype"><text:span text:style-name="T68">Mat(da: Array[Array[Double]])</text:span></text:span><text:span text:style-name="T53"> , </text:span><text:span text:style-name="Teletype"><text:span text:style-name="T53">creates an MTJ Mat initialized with the da array</text:span></text:span><text:span text:style-name="T53"> </text:span></text:p>
      <text:p text:style-name="P62"><text:bookmark-start text:name="__DdeLink__63694_705179836"/><text:bookmark-start text:name="__DdeLink__63696_705179836"/>var dd = Array.ofDim[Double](2,4)</text:p>
      <text:p text:style-name="P62">dd(1)(1)=11</text:p>
      <text:p text:style-name="P62"><text:soft-page-break/>var mdd = new Mat(dd)</text:p>
      <text:p text:style-name="P89">mdd.print // print finally the MTJ Matrix</text:p>
      <text:h text:style-name="P604" text:outline-level="1"><text:bookmark text:name="Retrieve_lower-level_MTJ__data_structures"/><text:bookmark-start text:name="__RefHeading___Toc144935_2064470228"/><text:bookmark-end text:name="__DdeLink__63694_705179836"/><text:bookmark-end text:name="__DdeLink__63696_705179836"/>Retrieve lower-level MTJ data structures<text:bookmark-end text:name="__RefHeading___Toc144935_2064470228"/></text:h>
      <text:p text:style-name="Text_20_body"><text:span text:style-name="Teletype"><text:span text:style-name="T53">This is particularly useful when we have to work directly with MTJ routines</text:span></text:span><text:span text:style-name="T53"> </text:span></text:p>
      <text:p text:style-name="Text_20_body"><text:span text:style-name="Teletype"><text:span text:style-name="T53">We can retrieve the DenseMatrix on which ScalaSci's Mat is based with: </text:span></text:span></text:p>
      <text:p text:style-name="P62"><text:bookmark-start text:name="__DdeLink__63698_705179836"/>var rnd = rand0(5,6) // a random MTJ based matrix</text:p>
      <text:p text:style-name="P89">var dmmat = rnd.getDM<text:bookmark-end text:name="__DdeLink__63698_705179836"/></text:p>
      <text:h text:style-name="P604" text:outline-level="1"><text:bookmark text:name="Access_operations"/><text:bookmark-start text:name="__RefHeading___Toc144937_2064470228"/>Access operations<text:bookmark-end text:name="__RefHeading___Toc144937_2064470228"/></text:h>
      <text:p text:style-name="Text_20_body"><text:span text:style-name="Teletype"><text:span text:style-name="T53">Access operations are implemented conveniently with a MATLAB-like style, e.g. </text:span></text:span></text:p>
      <text:p text:style-name="P62"><text:bookmark-start text:name="__DdeLink__63700_705179836"/>var a = rand0(10, 20)</text:p>
      <text:p text:style-name="P62">var a1 = a(1) // get the 1th row as a matrix</text:p>
      <text:p text:style-name="P62">var a1_3 = a(1::3, ::) // get rows 1 until 3 all columns</text:p>
      <text:p text:style-name="P62">var ac2_5 = a(::, 2::5) // get columns 2 until 5 all rows</text:p>
      <text:p text:style-name="P89">var ac2_3_1_5 = a(2::3, 1::5) // get rows 2 until 3, columns 1 until 5 <text:bookmark-end text:name="__DdeLink__63700_705179836"/></text:p>
      <text:h text:style-name="P604" text:outline-level="1"><text:bookmark text:name="Operators"/><text:bookmark-start text:name="__RefHeading___Toc144939_2064470228"/>Operators<text:bookmark-end text:name="__RefHeading___Toc144939_2064470228"/></text:h>
      <text:p text:style-name="Quotations"><text:span text:style-name="Teletype"><text:span text:style-name="T53">Matrix addition, subtraction and multiplication has been overloaded and works properly. Also addition and multiplication with scalars operates </text:span></text:span><text:span text:style-name="Teletype"><text:span text:style-name="T62">as expected</text:span></text:span><text:span text:style-name="Teletype"><text:span text:style-name="T53">, e.g.</text:span></text:span><text:span text:style-name="T53"> </text:span></text:p>
      <text:p text:style-name="P62"><text:bookmark-start text:name="__DdeLink__63702_705179836"/>var m1 = rand0(4,7)</text:p>
      <text:p text:style-name="P62">var m2 = rand0(7,9)</text:p>
      <text:p text:style-name="P62">var mmul = m1*m2 // multiplication</text:p>
      <text:p text:style-name="P89">var madd = m1+7*m1+m1*9.4</text:p>
      <text:h text:style-name="P604" text:outline-level="1"><text:bookmark text:name="Basic_Methods"/><text:bookmark-start text:name="__RefHeading___Toc144941_2064470228"/><text:bookmark-end text:name="__DdeLink__63702_705179836"/>Basic Methods<text:bookmark-end text:name="__RefHeading___Toc144941_2064470228"/></text:h>
      <text:p text:style-name="Text_20_body"><text:bookmark-start text:name="__DdeLink__63704_705179836"/><text:span text:style-name="Teletype"><text:span text:style-name="T92">def size: (Int, Int) // Returns the number of rows and columns of the Mat</text:span></text:span><text:span text:style-name="T92"> </text:span></text:p>
      <text:p text:style-name="P62">var md = ones0(9)</text:p>
      <text:p text:style-name="P89">md.size</text:p>
      <text:p text:style-name="Text_20_body"><text:span text:style-name="Teletype"><text:span text:style-name="T92">def length: Int // Returns the number of rows of Mat </text:span></text:span></text:p>
      <text:p text:style-name="P62">var md = ones0(9, 2)</text:p>
      <text:p text:style-name="P89">md.length<text:bookmark-end text:name="__DdeLink__63704_705179836"/></text:p>
      <text:p text:style-name="Text_20_body"><text:span text:style-name="Teletype"><text:span text:style-name="T70">def Nrows: Int // Returns the number of rows of Mat</text:span></text:span><text:span text:style-name="T70"> </text:span></text:p>
      <text:p text:style-name="Text_20_body"><text:span text:style-name="Teletype"><text:span text:style-name="T70">def Ncols: Int // Returns the number of columns of Mat</text:span></text:span><text:span text:style-name="T70"> </text:span></text:p>
      <text:p text:style-name="P62">md.Nrows</text:p>
      <text:p text:style-name="P89">md.Ncols</text:p>
      <text:h text:style-name="P604" text:outline-level="1"><text:bookmark text:name="Routines"/><text:bookmark-start text:name="__RefHeading___Toc144943_2064470228"/><text:soft-page-break/>Routines<text:bookmark-end text:name="__RefHeading___Toc144943_2064470228"/></text:h>
      <text:p text:style-name="Text_20_body"><text:span text:style-name="Teletype"><text:span text:style-name="T70">def ones0(n: Int): Mat - constructs a nXn Mat of ones</text:span></text:span><text:span text:style-name="T70"> </text:span></text:p>
      <text:p text:style-name="Text_20_body"><text:span text:style-name="Teletype"><text:span text:style-name="T70">def ones0(n: Int, m: Int): Mat - constructs a nXm Mat of ones</text:span></text:span><text:span text:style-name="T70"> </text:span></text:p>
      <text:p text:style-name="Text_20_body"><text:span text:style-name="Teletype"><text:span text:style-name="T70">def zeros0(n: Int): Mat - constructs a nXn Mat of zeros</text:span></text:span><text:span text:style-name="T70"> </text:span></text:p>
      <text:p text:style-name="Text_20_body"><text:span text:style-name="Teletype"><text:span text:style-name="T70">def zeros0(n: Int, m: Int): Mat - constructs a nXm Mat of zeros</text:span></text:span><text:span text:style-name="T70"> </text:span></text:p>
      <text:p text:style-name="Text_20_body"><text:span text:style-name="Teletype"><text:span text:style-name="T70">def rand0(n: Int): Mat - constructs a nXn Mat of random values</text:span></text:span><text:span text:style-name="T70"> </text:span></text:p>
      <text:p text:style-name="Text_20_body"><text:span text:style-name="Teletype"><text:span text:style-name="T70">def rand0(n: Int, m: Int): Mat - constructs a nXm Mat of random values</text:span></text:span><text:span text:style-name="T70"> </text:span></text:p>
      <text:p text:style-name="Text_20_body"><text:span text:style-name="Teletype"><text:span text:style-name="T70">Transpose Matrix, operator ~, or method transpose</text:span></text:span><text:span text:style-name="T70"> </text:span></text:p>
      <text:p text:style-name="P62"><text:bookmark-start text:name="__DdeLink__24072_511824132"/>var mm = ones0(9,4) // create an MTJ matrix of 1s</text:p>
      <text:p text:style-name="P62">mm(2,3) = 23 // update one element</text:p>
      <text:p text:style-name="P62"><text:bookmark-start text:name="__DdeLink__24074_511824132"/><text:bookmark-end text:name="__DdeLink__24072_511824132"/>var mmt = mm~ <text:s/>// transpose the matrix</text:p>
      <text:p text:style-name="P62"><text:bookmark-end text:name="__DdeLink__24074_511824132"/>mm.print</text:p>
      <text:p text:style-name="P89">mmt.print</text:p>
      <text:p text:style-name="Text_20_body"><text:span text:style-name="Teletype"><text:span text:style-name="T67">Trigonometric functions</text:span></text:span><text:span text:style-name="T67"> </text:span></text:p>
      <text:p text:style-name="Text_20_body"><text:span text:style-name="Teletype"><text:span text:style-name="T53">All the basic trigonometric functions, e.g. sin, cos, tan, asin, acos, atan, cosh, sinh, tanh etc. are applicable to matrices, e.g. </text:span></text:span></text:p>
      <text:p text:style-name="P62">val aa = rand0(5,8)</text:p>
      <text:p text:style-name="P62">var aas = sin(0.34*aa)+tan(aa*8.9)-3.4*tanh(0.23*aa)</text:p>
      <text:p text:style-name="P62">aa.print</text:p>
      <text:p text:style-name="P89">aas.print</text:p>
      <text:p text:style-name="P430"/>
      <text:p text:style-name="P452"/>
      <text:h text:style-name="Heading_20_1" text:outline-level="1"><text:bookmark-start text:name="__RefHeading___Toc144945_2064470228"/><text:variable-set text:name="chapterCnt" text:display="none" text:formula="ooow:chapterCnt+1" office:value-type="float" office:value="7" style:data-style-name="N0"/><text:bookmark-end text:name="__RefHeading___Toc144945_2064470228"/></text:h>
      <text:h text:style-name="Heading_20_1" text:outline-level="1"><text:bookmark-start text:name="__RefHeading___Toc144947_2064470228"/>Chapter <text:variable-get text:name="chapterCnt" style:data-style-name="N0">7</text:variable-get> <text:alphabetical-index-mark-start text:id="IMark99874872"/>Native BLAS<text:alphabetical-index-mark-end text:id="IMark99874872"/> in ScalaLab <text:variable-set text:name="chapterCnt" text:display="none" text:formula="ooow:chapterCnt+1" office:value-type="float" office:value="8" style:data-style-name="N0"/> <text:bookmark-end text:name="__RefHeading___Toc144947_2064470228"/></text:h>
      <text:h text:style-name="P500" text:outline-level="1"><text:span text:style-name="Teletype"><text:span text:style-name="T53"/></text:span></text:h>
      <text:p text:style-name="P248"><text:span text:style-name="Teletype"><text:span text:style-name="T53"><text:s/></text:span></text:span><text:alphabetical-index-mark-start text:id="IMark103480760"/><text:span text:style-name="Teletype"><text:span text:style-name="T53">jblas</text:span></text:span><text:alphabetical-index-mark-end text:id="IMark103480760"/><text:span text:style-name="Teletype"><text:span text:style-name="T53"> (http://jblas.org/) is a fast linear algebra library for Java. It is designed by Mikio Braun. It is based on </text:span></text:span><text:alphabetical-index-mark-start text:id="IMark104128568"/><text:span text:style-name="Teletype"><text:span text:style-name="T53">BLAS</text:span></text:span><text:alphabetical-index-mark-end text:id="IMark104128568"/><text:span text:style-name="Teletype"><text:span text:style-name="T53"> and <text:s/></text:span></text:span><text:alphabetical-index-mark-start text:id="IMark101254312"/><text:span text:style-name="Teletype"><text:span text:style-name="T53">LAPACK</text:span></text:span><text:alphabetical-index-mark-end text:id="IMark101254312"/><text:span text:style-name="Teletype"><text:span text:style-name="T53">, the de-facto industry standard for matrix computations, and uses state-of-the-art implementations like ATLAS for all its computational routines, making it very fast. It is essentially a lightweight wrapper around the BLAS and LAPACK routines. These packages originated in the Fortran community, which explains their archaic API. <text:s/>jblas aims to make this functionality available to Java programmers such that they do not have to worry about writing JNI interfaces and calling conventions of Fortran code.</text:span></text:span><text:span text:style-name="T53"> </text:span></text:p>
      <text:p text:style-name="P248"><text:span text:style-name="Teletype"><text:span text:style-name="T53">ScalaLab started experimentally to interface with these routines with its </text:span></text:span><text:span text:style-name="Teletype"><text:span text:style-name="T81">scalaSci.JBLAS.Mat</text:span></text:span><text:span text:style-name="Teletype"><text:span text:style-name="T53"> and s</text:span></text:span><text:span text:style-name="Teletype"><text:span text:style-name="T79">calaSci.JBLAS.StaticMathsJBLAS </text:span></text:span><text:span text:style-name="Teletype"><text:span text:style-name="T53"><text:s/>classes.</text:span></text:span></text:p>
      <text:p text:style-name="P247"><text:span text:style-name="Teletype"><text:span text:style-name="T53">You can switch to the experimental JBLAS based Scala Interpreter from the </text:span></text:span><text:span text:style-name="Strong_20_Emphasis"><text:span text:style-name="Teletype"><text:span text:style-name="T53">Configuration</text:span></text:span></text:span><text:span text:style-name="T53"> </text:span><text:span text:style-name="Teletype"><text:span text:style-name="T53">menu </text:span></text:span></text:p>
      <text:p text:style-name="P247"><text:span text:style-name="Teletype"><text:span text:style-name="T53">Then you execute for example the code: </text:span></text:span></text:p>
      <text:p text:style-name="P303"><text:bookmark-start text:name="__DdeLink__26476_1952493538"/>var m1 = ones0(1000, 1100)</text:p>
      <text:p text:style-name="P303">var m2 = ones0(1100, 1500)</text:p>
      <text:p text:style-name="P303">tic</text:p>
      <text:p text:style-name="P303">var m12 = m1*m2</text:p>
      <text:p text:style-name="P303">var tmMul = toc<text:bookmark-end text:name="__DdeLink__26476_1952493538"/></text:p>
      <text:p text:style-name="P248"><text:span text:style-name="Teletype"><text:span text:style-name="T53">If you use also Scala Interpreters based on pure Java libraries to execute the same code, e.g. the EJML one, you should observe that matrix multiplication is significantly faster, i.e. about 4 to 6 times faster, using the Native BLAS.</text:span></text:span><text:span text:style-name="T53"> </text:span></text:p>
      <text:p text:style-name="P251"><text:span text:style-name="Teletype"><text:span text:style-name="T62">ScalaLab exploits the efficient JBLAS matrix multiplication and combines it with Java multiplication in order to implement very fast matrix multiplication for its basic </text:span></text:span><text:span text:style-name="Teletype"><text:span text:style-name="T74">RichDouble2DArray </text:span></text:span><text:span text:style-name="Teletype"><text:span text:style-name="T95">matrix.</text:span></text:span></text:p>
      <text:p text:style-name="P248"><text:span text:style-name="Teletype"><text:span text:style-name="T53">The </text:span></text:span><text:span text:style-name="Strong_20_Emphasis"><text:span text:style-name="Teletype"><text:span text:style-name="T53">RichDouble2DArray</text:span></text:span></text:span><text:span text:style-name="T53"> </text:span><text:span text:style-name="Teletype"><text:span text:style-name="T53">is the fundamental ScalaLab array type that is interoperable easily with Java/Scala Array[Array[Double]] type. We started to explore the Native BLAS for speeding some operations. Linear time operations as addition/subtraction and multiplication with a scalar cannot be </text:span></text:span><text:soft-page-break/><text:span text:style-name="Teletype"><text:span text:style-name="T53">improved with native code, since the copy of data between JVM and native memory areas also requires linear time. </text:span></text:span></text:p>
      <text:p text:style-name="P247"><text:span text:style-name="Teletype"><text:span text:style-name="T53">Also, we have implemented and eigenvalue computation routines using Native BLAS but in this case the speedup is not important in comparison to the Java based eigenvalue computation. The following script demonstrates these routines. </text:span></text:span></text:p>
      <text:p text:style-name="P296"><text:bookmark-start text:name="__DdeLink__27196_1952493538"/><text:bookmark-start text:name="__DdeLink__26836_1952493538"/>// benchmark eigendecompositions for RichDouble2DArray</text:p>
      <text:p text:style-name="P303"><text:bookmark-start text:name="__DdeLink__64076_705179836"/><text:bookmark-start text:name="__DdeLink__64448_705179836"/>var m = ones(140,140)</text:p>
      <text:p text:style-name="P303">var N = 10 // repetitions</text:p>
      <text:p text:style-name="P303">var g = bench(N, {()=&gt; var evs = eig(m)}) // using default </text:p>
      <text:p text:style-name="P303"/>
      <text:p text:style-name="P303">var gfevals = bench(N, {()=&gt; var eigvals = eigVals(m)}) // using native BLAS eigenvalues</text:p>
      <text:p text:style-name="P303">var gfevecs = bench(N, {()=&gt; var eigvecs = eigVecs(m)}) // using native BLAS eigenvectors<text:bookmark-end text:name="__DdeLink__27196_1952493538"/></text:p>
      <text:p text:style-name="P303"/>
      <text:p text:style-name="P303"/>
      <text:h text:style-name="Heading_20_2" text:outline-level="2"><text:bookmark-start text:name="__RefHeading___Toc144949_2064470228"/><text:bookmark-end text:name="__DdeLink__64076_705179836"/><text:bookmark-end text:name="__DdeLink__64448_705179836"/><text:bookmark-end text:name="__DdeLink__26836_1952493538"/>Support for JBLAS both with RichDouble2DArray and JBLAS Matrix type<text:bookmark-end text:name="__RefHeading___Toc144949_2064470228"/></text:h>
      <text:p text:style-name="Text_20_body"/>
      <text:p text:style-name="P169">JBLAS can improve significantly many common operations. The following script illustrates significant performance difference between Java methods and native ones.</text:p>
      <text:p text:style-name="P111"><text:bookmark-start text:name="__DdeLink__51018_1185900666"/></text:p>
      <text:p text:style-name="P111"/>
      <text:p text:style-name="P111">var N=300 <text:s/>// a size of the matrix</text:p>
      <text:p text:style-name="P111">var x = rand(N, <text:span text:style-name="T318">N</text:span>) <text:s/>// constructs a NXN RichDouble2DArray</text:p>
      <text:p text:style-name="P111"/>
      <text:p text:style-name="P111">// compute the eigendecomposition using Java</text:p>
      <text:p text:style-name="P111">tic</text:p>
      <text:p text:style-name="P111">var (evecs, evals) = eig(x)</text:p>
      <text:p text:style-name="P111">var tmeigJ = toc</text:p>
      <text:p text:style-name="P111"/>
      <text:p text:style-name="P111">// compute the eigendecomposition using fast JBLAS routines</text:p>
      <text:p text:style-name="P111">tic</text:p>
      <text:p text:style-name="P111"><text:soft-page-break/>var (fevals, fevecs) = x.feig</text:p>
      <text:p text:style-name="P111">var tmeigJBLAS <text:s/>= toc</text:p>
      <text:p text:style-name="P111"/>
      <text:p text:style-name="P111">// compute the SVD</text:p>
      <text:p text:style-name="P111">tic</text:p>
      <text:p text:style-name="P111">var svdJ = svd(x)</text:p>
      <text:p text:style-name="P111">var tmSVDJava = toc</text:p>
      <text:p text:style-name="P111"/>
      <text:p text:style-name="P111">// compute the SVD using fast JBLAS routines</text:p>
      <text:p text:style-name="P111">tic</text:p>
      <text:p text:style-name="P111">var svdJBLAS = x.ffullSVD</text:p>
      <text:p text:style-name="P111">var tmsvdJBLAS <text:s/>= toc<text:bookmark-end text:name="__DdeLink__51018_1185900666"/></text:p>
      <text:p text:style-name="Text_20_body"/>
      <text:p text:style-name="Text_20_body"/>
      <text:p text:style-name="P169">The fast JBLAS routines for the <text:span text:style-name="T156">RichDouble2DArray </text:span><text:s/>type are described below together with the code. Similar is the interface for the routines that can be called on <text:span text:style-name="T156">JBLAS </text:span>Matrix objects. </text:p>
      <text:p text:style-name="Text_20_body"/>
      <text:p text:style-name="Text_20_body"/>
      <text:p text:style-name="P111"><text:bookmark-start text:name="__DdeLink__51020_1185900666"/>// Fast JBLAS based routines</text:p>
      <text:p text:style-name="P111"><text:s text:c="2"/></text:p>
      <text:p text:style-name="P111"><text:s text:c="2"/>// compute the eigenvalues/eigenvectors using JBLAS</text:p>
      <text:p text:style-name="P111"><text:s text:c="2"/>def feig() = {</text:p>
      <text:p text:style-name="P111"><text:s text:c="5"/>val dm = new DoubleMatrix(this.v) <text:s text:c="2"/>// convert to JBLAS DoubleMatrix</text:p>
      <text:p text:style-name="P111"><text:s text:c="5"/>val eigVals = org.jblas.Eigen.eigenvalues(dm) <text:s/>// eigenvalues</text:p>
      <text:p text:style-name="P111"><text:s text:c="5"/>val eigVecs = org.jblas.Eigen.eigenvectors(dm) <text:s text:c="2"/>// eigenvectors</text:p>
      <text:p text:style-name="P111"><text:s text:c="5"/></text:p>
      <text:p text:style-name="P111"><text:s text:c="5"/>(eigVals, eigVecs)</text:p>
      <text:p text:style-name="P111"><text:s text:c="5"/>}</text:p>
      <text:p text:style-name="P111"><text:s text:c="5"/></text:p>
      <text:p text:style-name="P111"><text:s/>// compute the <text:s/>eigenvalues using JBLAS</text:p>
      <text:p text:style-name="P111"><text:s/>def feigenvalues() = {</text:p>
      <text:p text:style-name="P111"><text:s text:c="4"/>val dm = new DoubleMatrix(this.v) <text:s text:c="2"/>// convert to JBLAS DoubleMatrix</text:p>
      <text:p text:style-name="P111"><text:s text:c="4"/>org.jblas.Eigen.eigenvalues(dm)</text:p>
      <text:p text:style-name="P111"><text:s text:c="3"/>}</text:p>
      <text:p text:style-name="P111"><text:s text:c="3"/></text:p>
      <text:p text:style-name="P111"><text:soft-page-break/><text:s text:c="2"/>// compute the eigenvectors using JBLAS</text:p>
      <text:p text:style-name="P111"><text:s text:c="2"/>def feigenvectors() = {</text:p>
      <text:p text:style-name="P111"><text:s text:c="4"/>val dm = new DoubleMatrix(this.v) <text:s text:c="2"/>// convert to JBLAS DoubleMatrix</text:p>
      <text:p text:style-name="P111"><text:s text:c="4"/>org.jblas.Eigen.eigenvectors(dm)</text:p>
      <text:p text:style-name="P111"><text:s text:c="4"/>}</text:p>
      <text:p text:style-name="P111"><text:s text:c="4"/></text:p>
      <text:p text:style-name="P111"><text:s text:c="2"/>// compute the symmetric eigenvalues using JBLAS</text:p>
      <text:p text:style-name="P111"><text:s text:c="2"/>def fsymmetricEigenvalues() = {</text:p>
      <text:p text:style-name="P111"><text:s text:c="4"/>val dm = new DoubleMatrix(this.v) <text:s text:c="2"/>// convert to JBLAS DoubleMatrix</text:p>
      <text:p text:style-name="P111"><text:s text:c="4"/>org.jblas.Eigen.symmetricEigenvalues(dm)</text:p>
      <text:p text:style-name="P111"><text:s text:c="4"/>}</text:p>
      <text:p text:style-name="P111"><text:s text:c="4"/></text:p>
      <text:p text:style-name="P111"><text:s text:c="2"/>// compute the symmetric eigenvectors using JBLAS</text:p>
      <text:p text:style-name="P111"><text:s text:c="2"/>def fsymmetricEigenvectors() = {</text:p>
      <text:p text:style-name="P111"><text:s text:c="4"/>val dm = new DoubleMatrix(this.v) <text:s text:c="2"/>// convert to JBLAS DoubleMatrix</text:p>
      <text:p text:style-name="P111"><text:s text:c="4"/>org.jblas.Eigen.symmetricEigenvectors(dm)</text:p>
      <text:p text:style-name="P111"><text:s text:c="4"/>}</text:p>
      <text:p text:style-name="P111"><text:s text:c="4"/></text:p>
      <text:p text:style-name="P111"><text:s/>// <text:s/>Computes generalized eigenvalues of the problem A x = L B x.</text:p>
      <text:p text:style-name="P111">// @param A symmetric Matrix A. Only the upper triangle will be considered. Refers to this</text:p>
      <text:p text:style-name="P111">// <text:s/>@param B symmetric Matrix B. Only the upper triangle will be considered.</text:p>
      <text:p text:style-name="P111">// <text:s/>@return a vector of eigenvalues L.</text:p>
      <text:p text:style-name="P111"><text:s text:c="2"/>def fsymmetricGeneralizedEigenvalues(B: Array[Array[Double]]) = {</text:p>
      <text:p text:style-name="P111"><text:s text:c="4"/>val dm = new DoubleMatrix(this.v) <text:s text:c="2"/>// convert to JBLAS DoubleMatrix</text:p>
      <text:p text:style-name="P111"><text:s text:c="4"/>org.jblas.Eigen.symmetricGeneralizedEigenvalues(dm, new DoubleMatrix(B))</text:p>
      <text:p text:style-name="P111"><text:s text:c="4"/>}</text:p>
      <text:p text:style-name="P111"><text:s text:c="4"/></text:p>
      <text:p text:style-name="P111"><text:s text:c="2"/></text:p>
      <text:p text:style-name="P111"><text:s text:c="3"/>/**</text:p>
      <text:p text:style-name="P111"><text:s text:c="5"/>* Solve a general problem A x = L B x.</text:p>
      <text:p text:style-name="P111"><text:s text:c="5"/>*</text:p>
      <text:p text:style-name="P111"><text:s text:c="5"/>* @param A symmetric matrix A, refers to this</text:p>
      <text:p text:style-name="P111"><text:s text:c="5"/>* @param B symmetric matrix B</text:p>
      <text:p text:style-name="P111"><text:s text:c="5"/>* @return an array of matrices of length two. The first one is an array of the eigenvectors X</text:p>
      <text:p text:style-name="P111"><text:s text:c="5"/>* <text:s text:c="8"/>The second one is A vector containing the corresponding eigenvalues L.</text:p>
      <text:p text:style-name="P111"><text:soft-page-break/><text:s text:c="5"/>*/</text:p>
      <text:p text:style-name="P111">def fsymmetricGeneralizedEigenvectors(B: Array[Array[Double]]) = {</text:p>
      <text:p text:style-name="P111"><text:s text:c="4"/>val dm = new DoubleMatrix(this.v) <text:s text:c="2"/>// convert to JBLAS DoubleMatrix</text:p>
      <text:p text:style-name="P111"><text:s text:c="4"/>org.jblas.Eigen.symmetricGeneralizedEigenvectors(dm, new DoubleMatrix(B))</text:p>
      <text:p text:style-name="P111"><text:s text:c="2"/>}</text:p>
      <text:p text:style-name="P111"><text:s text:c="2"/></text:p>
      <text:p text:style-name="P111"><text:s text:c="4"/>/**</text:p>
      <text:p text:style-name="P111"><text:s text:c="5"/>* Compute Cholesky decomposition of A ( this )</text:p>
      <text:p text:style-name="P111"><text:s text:c="5"/>* @param A should be symmetric, positive definite matrix (only upper half is used)</text:p>
      <text:p text:style-name="P111"><text:s text:c="5"/>* @return upper triangular matrix U such that <text:s/>A = U' * U</text:p>
      <text:p text:style-name="P111"><text:s text:c="5"/>*/</text:p>
      <text:p text:style-name="P111"><text:s/>def fcholesky() = {</text:p>
      <text:p text:style-name="P111"><text:s text:c="3"/>val dm = new DoubleMatrix(this.v) <text:s text:c="2"/>// convert to JBLAS DoubleMatrix</text:p>
      <text:p text:style-name="P111"><text:s text:c="3"/>org.jblas.Decompose.cholesky(dm)</text:p>
      <text:p text:style-name="P111"><text:s text:c="3"/>}</text:p>
      <text:p text:style-name="P111"><text:s text:c="3"/></text:p>
      <text:p text:style-name="P111"><text:s text:c="2"/></text:p>
      <text:p text:style-name="P111">/** Solves the linear equation A*X = B , A is this */</text:p>
      <text:p text:style-name="P111">def fsolve(B: Array[Array[Double]]) = {</text:p>
      <text:p text:style-name="P111"><text:s text:c="2"/>val dm = new DoubleMatrix(this.v) <text:s text:c="2"/>// convert to JBLAS DoubleMatrix</text:p>
      <text:p text:style-name="P111"><text:s text:c="2"/>org.jblas.Solve.solve(dm, new DoubleMatrix(B))</text:p>
      <text:p text:style-name="P111"><text:s text:c="2"/>}</text:p>
      <text:p text:style-name="P111"><text:s text:c="2"/></text:p>
      <text:p text:style-name="P111"><text:s text:c="2"/></text:p>
      <text:p text:style-name="P111">/** Solves the linear equation A*X = B for symmetric A, A is this */</text:p>
      <text:p text:style-name="P111">def fsolveSymmetric(B: Array[Array[Double]]) = {</text:p>
      <text:p text:style-name="P111"><text:s text:c="4"/>val dm = new DoubleMatrix(this.v) <text:s text:c="2"/>// convert to JBLAS DoubleMatrix</text:p>
      <text:p text:style-name="P111"><text:s text:c="4"/>org.jblas.Solve.solveSymmetric(dm, new DoubleMatrix(B))</text:p>
      <text:p text:style-name="P111"><text:s text:c="2"/>}</text:p>
      <text:p text:style-name="P111"><text:s text:c="2"/></text:p>
      <text:p text:style-name="P111">/** Solves the linear equation A*X = B for symmetric and positive definite A */</text:p>
      <text:p text:style-name="P111">def fsolvePositive(B: Array[Double]) = {</text:p>
      <text:p text:style-name="P111"><text:s text:c="2"/>val dm = new DoubleMatrix(this.v) <text:s text:c="2"/>// convert to JBLAS DoubleMatrix</text:p>
      <text:p text:style-name="P111"><text:s text:c="2"/>org.jblas.Solve.solvePositive(dm, new DoubleMatrix(B))</text:p>
      <text:p text:style-name="P111"><text:s text:c="2"/>}</text:p>
      <text:p text:style-name="P111"><text:soft-page-break/><text:s text:c="2"/></text:p>
      <text:p text:style-name="P111"><text:s text:c="2"/></text:p>
      <text:p text:style-name="P111"><text:s/>/**</text:p>
      <text:p text:style-name="P111"><text:s text:c="5"/>* Compute a singular-value decomposition of A, A is this</text:p>
      <text:p text:style-name="P111"><text:s text:c="5"/>*</text:p>
      <text:p text:style-name="P111"><text:s text:c="5"/>* @return A DoubleMatrix[3] array of U, S, V such that A = U * diag(S) * V'</text:p>
      <text:p text:style-name="P111"><text:s text:c="5"/>*/</text:p>
      <text:p text:style-name="P111">def ffullSVD() = {</text:p>
      <text:p text:style-name="P111"><text:s text:c="2"/>val dm = new DoubleMatrix(this.v) <text:s text:c="2"/>// convert to JBLAS DoubleMatrix</text:p>
      <text:p text:style-name="P111"><text:s text:c="2"/>org.jblas.Singular.fullSVD(dm)</text:p>
      <text:p text:style-name="P111"><text:s text:c="2"/>}</text:p>
      <text:p text:style-name="P111"><text:s text:c="2"/></text:p>
      <text:p text:style-name="P111"><text:s text:c="5"/>/**</text:p>
      <text:p text:style-name="P111"><text:s text:c="5"/>* Compute a singular-value decomposition of A (sparse variant), A is this</text:p>
      <text:p text:style-name="P111"><text:s text:c="5"/>* Sparse means that the matrices U and V are not square but</text:p>
      <text:p text:style-name="P111"><text:s text:c="5"/>* only have as many columns (or rows) as possible.</text:p>
      <text:p text:style-name="P111"><text:s text:c="5"/>* </text:p>
      <text:p text:style-name="P111"><text:s text:c="5"/>* @return A DoubleMatrix[3] array of U, S, V such that A = U * diag(S) * V'</text:p>
      <text:p text:style-name="P111"><text:s text:c="5"/>*/</text:p>
      <text:p text:style-name="P111">def fsparseSVD() = {</text:p>
      <text:p text:style-name="P111"><text:s text:c="2"/>val dm = new DoubleMatrix(this.v) <text:s text:c="2"/>// convert to JBLAS DoubleMatrix</text:p>
      <text:p text:style-name="P111"><text:s text:c="2"/>org.jblas.Singular.sparseSVD(dm)</text:p>
      <text:p text:style-name="P111"><text:s text:c="2"/>}</text:p>
      <text:p text:style-name="P111"><text:s text:c="2"/></text:p>
      <text:p text:style-name="P111">def fsparseSVD( Aimag: Array[Array[Double]]) = <text:s/>{</text:p>
      <text:p text:style-name="P111"><text:s text:c="2"/>val dm = new DoubleMatrix(this.v) <text:s text:c="2"/>// convert to JBLAS DoubleMatrix</text:p>
      <text:p text:style-name="P111"><text:s text:c="2"/>org.jblas.Singular.sparseSVD(new org.jblas.ComplexDoubleMatrix(dm, new DoubleMatrix(Aimag)))</text:p>
      <text:p text:style-name="P111"><text:s text:c="2"/>}</text:p>
      <text:p text:style-name="P111"><text:s text:c="2"/></text:p>
      <text:p text:style-name="P111"><text:s text:c="2"/></text:p>
      <text:p text:style-name="P111"><text:s text:c="2"/>/**</text:p>
      <text:p text:style-name="P111"><text:s text:c="5"/>* Compute the singular values of a matrix.</text:p>
      <text:p text:style-name="P111"><text:s text:c="5"/>*</text:p>
      <text:p text:style-name="P111"><text:s text:c="5"/>* @param A DoubleMatrix of dimension m * n, A is this</text:p>
      <text:p text:style-name="P111"><text:soft-page-break/><text:s text:c="5"/>* @return A min(m, n) vector of singular values.</text:p>
      <text:p text:style-name="P111"><text:s text:c="5"/>*/</text:p>
      <text:p text:style-name="P111">def fSPDValues() = {</text:p>
      <text:p text:style-name="P111"><text:s text:c="2"/>val dm = new DoubleMatrix(this.v) <text:s text:c="2"/>// convert to JBLAS DoubleMatrix</text:p>
      <text:p text:style-name="P111"><text:s text:c="2"/>org.jblas.Singular.SVDValues(dm)</text:p>
      <text:p text:style-name="P111"><text:s text:c="2"/>}</text:p>
      <text:p text:style-name="P111"><text:s text:c="2"/></text:p>
      <text:p text:style-name="P111"><text:s text:c="2"/></text:p>
      <text:p text:style-name="P111"><text:s text:c="4"/>/**</text:p>
      <text:p text:style-name="P111"><text:s text:c="5"/>* Compute the singular values of a complex matrix.</text:p>
      <text:p text:style-name="P111"><text:s text:c="5"/>*</text:p>
      <text:p text:style-name="P111"><text:s text:c="5"/>* @param Areal, Aimag :Areal is this, <text:s/>the real and imaginary components of a <text:s/>ComplexDoubleMatrix of dimension m * n</text:p>
      <text:p text:style-name="P111"><text:s text:c="5"/>* @return A real-valued (!) min(m, n) vector of singular values.</text:p>
      <text:p text:style-name="P111"><text:s text:c="5"/>*/</text:p>
      <text:p text:style-name="P111"><text:s/>def fSPDValues(B: Array[Array[Double]]) = {</text:p>
      <text:p text:style-name="P111"><text:s text:c="3"/>val dm = new DoubleMatrix(this.v) <text:s text:c="2"/>// convert to JBLAS DoubleMatrix</text:p>
      <text:p text:style-name="P111"><text:s text:c="3"/>org.jblas.Singular.SVDValues(new ComplexDoubleMatrix(dm, new DoubleMatrix(B)))</text:p>
      <text:p text:style-name="P111"><text:s text:c="10"/>}</text:p>
      <text:p text:style-name="P111"><text:s text:c="2"/></text:p>
      <text:p text:style-name="P111"><text:s/></text:p>
      <text:p text:style-name="P111"><text:s text:c="2"/></text:p>
      <text:p text:style-name="P111">}</text:p>
      <text:p text:style-name="P111">}</text:p>
      <text:p text:style-name="P111"><text:bookmark-end text:name="__DdeLink__51020_1185900666"/></text:p>
      <text:p text:style-name="Text_20_body"/>
      <text:p text:style-name="Text_20_body"/>
      <text:p text:style-name="Text_20_body"/>
      <text:p text:style-name="P107">JBLAS fast routines</text:p>
      <text:p text:style-name="Text_20_body"/>
      <text:p text:style-name="P169">The routines that have been used above to implement Scala interfaces are based on JBLAS Java routines that we describe below.</text:p>
      <text:p text:style-name="P169">JBLAS offers some useful LAPACK routines that are highly optimized and therefore for large matrices can run significantly faster than Java ones. This routines can be utilized from ScalaLab either with <text:span text:style-name="T112">Array[Array[Double]]</text:span> or with RichDouble2DArray types. These routines are provided with the class: <text:span text:style-name="T156">scalaSci.JBLAS.JBLASNativeJavaInterface</text:span>:</text:p>
      <text:p text:style-name="P111"/>
      <text:p text:style-name="P111"><text:soft-page-break/>package scalaSci.JBLAS;</text:p>
      <text:p text:style-name="P111"/>
      <text:p text:style-name="P111">import org.jblas.ComplexDoubleMatrix;</text:p>
      <text:p text:style-name="P111">import org.jblas.DoubleMatrix;</text:p>
      <text:p text:style-name="P111"/>
      <text:p text:style-name="P111">public class JBLASNativeJavaInterface {</text:p>
      <text:p text:style-name="P111"/>
      <text:p text:style-name="P111"><text:s text:c="4"/>// <text:s/>Computes the eigenvalues of a general matrix.</text:p>
      <text:p text:style-name="P111">public static ComplexDoubleMatrix jblas_eigenvalues(double [][]dM) {</text:p>
      <text:p text:style-name="P111"><text:s text:c="4"/>return org.jblas.Eigen.eigenvalues(new DoubleMatrix(dM));</text:p>
      <text:p text:style-name="P111">}</text:p>
      <text:p text:style-name="P111"/>
      <text:p text:style-name="P111"/>
      <text:p text:style-name="P111"><text:s text:c="3"/></text:p>
      <text:p text:style-name="P111"><text:s text:c="3"/>// <text:s text:c="2"/>Computes the eigenvalues and eigenvectors of a general matrix.</text:p>
      <text:p text:style-name="P111"><text:s text:c="3"/>// <text:s text:c="2"/>returns an array of ComplexDoubleMatrix objects containing the eigenvectors</text:p>
      <text:p text:style-name="P111"><text:s text:c="3"/>// <text:s text:c="9"/>stored as the columns of the first matrix, and the eigenvalues as the</text:p>
      <text:p text:style-name="P111"><text:s text:c="3"/>// <text:s text:c="8"/>diagonal elements of the second matrix.</text:p>
      <text:p text:style-name="P111">public static ComplexDoubleMatrix[] <text:s/>jblas_eigenvectors(double [][]dM) {</text:p>
      <text:p text:style-name="P111"><text:s text:c="4"/>return org.jblas.Eigen.eigenvectors(new DoubleMatrix(dM));</text:p>
      <text:p text:style-name="P111">}</text:p>
      <text:p text:style-name="P111"><text:s text:c="5"/></text:p>
      <text:p text:style-name="P111">// <text:s/>Compute the eigenvalues for a symmetric matrix.</text:p>
      <text:p text:style-name="P111">public static DoubleMatrix <text:s/>jblas_symmetricEigenvalues(double [][]dM) {</text:p>
      <text:p text:style-name="P111"><text:s text:c="4"/>return org.jblas.Eigen.symmetricEigenvalues(new DoubleMatrix(dM));</text:p>
      <text:p text:style-name="P111">}</text:p>
      <text:p text:style-name="P111"/>
      <text:p text:style-name="P111"/>
      <text:p text:style-name="P111">// <text:s/>Computes the eigenvalues and eigenvectors for a symmetric matrix.</text:p>
      <text:p text:style-name="P111">// <text:s/>returns an array of DoubleMatrix objects containing the eigenvectors</text:p>
      <text:p text:style-name="P111">// <text:s text:c="8"/>stored as the columns of the first matrix, and the eigenvalues as</text:p>
      <text:p text:style-name="P111">// <text:s text:c="8"/>diagonal elements of the second matrix.</text:p>
      <text:p text:style-name="P111">public static DoubleMatrix [] <text:s/>jblas_symmetricEigenvectors(double [][]dM) {</text:p>
      <text:p text:style-name="P111"><text:s text:c="4"/>return org.jblas.Eigen.symmetricEigenvectors(new DoubleMatrix(dM));</text:p>
      <text:p text:style-name="P111">}</text:p>
      <text:p text:style-name="P111"><text:soft-page-break/></text:p>
      <text:p text:style-name="P111">// <text:s/>Computes generalized eigenvalues of the problem A x = L B x.</text:p>
      <text:p text:style-name="P111">// @param A symmetric Matrix A. Only the upper triangle will be considered.</text:p>
      <text:p text:style-name="P111">// <text:s/>@param B symmetric Matrix B. Only the upper triangle will be considered.</text:p>
      <text:p text:style-name="P111">// <text:s/>@return a vector of eigenvalues L.</text:p>
      <text:p text:style-name="P111"><text:s text:c="4"/></text:p>
      <text:p text:style-name="P111">public static DoubleMatrix jblas_symmetricGeneralizedEigenvalues( double [][] A, double [][] B) {</text:p>
      <text:p text:style-name="P111"><text:s text:c="4"/>return org.jblas.Eigen.symmetricGeneralizedEigenvalues(new DoubleMatrix(A), new DoubleMatrix(B));</text:p>
      <text:p text:style-name="P111">}</text:p>
      <text:p text:style-name="P111"/>
      <text:p text:style-name="P111"><text:s text:c="4"/>/**</text:p>
      <text:p text:style-name="P111"><text:s text:c="5"/>* Solve a general problem A x = L B x.</text:p>
      <text:p text:style-name="P111"><text:s text:c="5"/>*</text:p>
      <text:p text:style-name="P111"><text:s text:c="5"/>* @param A symmetric matrix A</text:p>
      <text:p text:style-name="P111"><text:s text:c="5"/>* @param B symmetric matrix B</text:p>
      <text:p text:style-name="P111"><text:s text:c="5"/>* @return an array of matrices of length two. The first one is an array of the eigenvectors X</text:p>
      <text:p text:style-name="P111"><text:s text:c="5"/>* <text:s text:c="8"/>The second one is A vector containing the corresponding eigenvalues L.</text:p>
      <text:p text:style-name="P111"><text:s text:c="5"/>*/</text:p>
      <text:p text:style-name="P111">public static DoubleMatrix [] jblas_symmetricGeneralizedEigenvectors( double [][] A, double [][] B) {</text:p>
      <text:p text:style-name="P111"><text:s text:c="4"/>return org.jblas.Eigen.symmetricGeneralizedEigenvectors(new DoubleMatrix(A), new DoubleMatrix(B));</text:p>
      <text:p text:style-name="P111">}</text:p>
      <text:p text:style-name="P111"/>
      <text:p text:style-name="P111"><text:s text:c="4"/>/**</text:p>
      <text:p text:style-name="P111"><text:s text:c="5"/>* Compute Cholesky decomposition of A</text:p>
      <text:p text:style-name="P111"><text:s text:c="5"/>*</text:p>
      <text:p text:style-name="P111"><text:s text:c="5"/>* @param A symmetric, positive definite matrix (only upper half is used)</text:p>
      <text:p text:style-name="P111"><text:s text:c="5"/>* @return upper triangular matrix U such that <text:s/>A = U' * U</text:p>
      <text:p text:style-name="P111"><text:s text:c="5"/>*/</text:p>
      <text:p text:style-name="P111">public static <text:s/>DoubleMatrix <text:s/>jblas_cholesky(double [][]A) {</text:p>
      <text:p text:style-name="P111"><text:s text:c="2"/>return org.jblas.Decompose.cholesky(new DoubleMatrix(A));</text:p>
      <text:p text:style-name="P111">}</text:p>
      <text:p text:style-name="P111"/>
      <text:p text:style-name="P111"><text:soft-page-break/>/** Solves the linear equation A*X = B. */</text:p>
      <text:p text:style-name="P111">public static DoubleMatrix jblas_solve(double [][]A, double [][] B) {</text:p>
      <text:p text:style-name="P111"><text:s text:c="4"/>return org.jblas.Solve.solve(new DoubleMatrix(A), <text:s/>new DoubleMatrix(B));</text:p>
      <text:p text:style-name="P111">}</text:p>
      <text:p text:style-name="P111"/>
      <text:p text:style-name="P111">/** Solves the linear equation A*X = B for symmetric A. */</text:p>
      <text:p text:style-name="P111">public static DoubleMatrix jblas_solveSymmetric(double [][]A, double [][] B) {</text:p>
      <text:p text:style-name="P111"><text:s text:c="4"/>return org.jblas.Solve.solveSymmetric(new DoubleMatrix(A), <text:s/>new DoubleMatrix(B));</text:p>
      <text:p text:style-name="P111">}</text:p>
      <text:p text:style-name="P111"/>
      <text:p text:style-name="P111">/** Solves the linear equation A*X = B for symmetric and positive definite A. */</text:p>
      <text:p text:style-name="P111">public static DoubleMatrix jblas_solvePositive(double [][]A, double [][] B) {</text:p>
      <text:p text:style-name="P111"><text:s text:c="4"/>return org.jblas.Solve.solvePositive(new DoubleMatrix(A), <text:s/>new DoubleMatrix(B));</text:p>
      <text:p text:style-name="P111">}</text:p>
      <text:p text:style-name="P111"/>
      <text:p text:style-name="P111"><text:s/>/**</text:p>
      <text:p text:style-name="P111"><text:s text:c="5"/>* Compute a singular-value decomposition of A.</text:p>
      <text:p text:style-name="P111"><text:s text:c="5"/>*</text:p>
      <text:p text:style-name="P111"><text:s text:c="5"/>* @return A DoubleMatrix[3] array of U, S, V such that A = U * diag(S) * V'</text:p>
      <text:p text:style-name="P111"><text:s text:c="5"/>*/</text:p>
      <text:p text:style-name="P111"/>
      <text:p text:style-name="P111">public static DoubleMatrix [] <text:s/>jblas_fullSVD( double [][]A) {</text:p>
      <text:p text:style-name="P111"><text:s text:c="4"/>return org.jblas.Singular.fullSVD(new DoubleMatrix(A));</text:p>
      <text:p text:style-name="P111">}</text:p>
      <text:p text:style-name="P111"/>
      <text:p text:style-name="P111"/>
      <text:p text:style-name="P111"><text:s text:c="4"/>/**</text:p>
      <text:p text:style-name="P111"><text:s text:c="5"/>* Compute a singular-value decomposition of A (sparse variant).</text:p>
      <text:p text:style-name="P111"><text:s text:c="5"/>* Sparse means that the matrices U and V are not square but</text:p>
      <text:p text:style-name="P111"><text:s text:c="5"/>* only have as many columns (or rows) as possible.</text:p>
      <text:p text:style-name="P111"><text:s text:c="5"/>* </text:p>
      <text:p text:style-name="P111"><text:s text:c="5"/>* @param A</text:p>
      <text:p text:style-name="P111"><text:s text:c="5"/>* @return A DoubleMatrix[3] array of U, S, V such that A = U * diag(S) * V'</text:p>
      <text:p text:style-name="P111"><text:s text:c="5"/>*/</text:p>
      <text:p text:style-name="P111"/>
      <text:p text:style-name="P111"><text:soft-page-break/>public static DoubleMatrix [] <text:s/>jblas_sparseSVD( double [][]A) {</text:p>
      <text:p text:style-name="P111"><text:s text:c="4"/>return org.jblas.Singular.sparseSVD(new DoubleMatrix(A));</text:p>
      <text:p text:style-name="P111">}</text:p>
      <text:p text:style-name="P111"/>
      <text:p text:style-name="P111"/>
      <text:p text:style-name="P111">public static ComplexDoubleMatrix [] <text:s/>jblas_sparseSVD( double [][]Areal, double [][] Aimag) {</text:p>
      <text:p text:style-name="P111"><text:s text:c="4"/>return org.jblas.Singular.sparseSVD(</text:p>
      <text:p text:style-name="P111"><text:s text:c="12"/>new ComplexDoubleMatrix(new DoubleMatrix(Areal), <text:s/>new DoubleMatrix(Aimag)));</text:p>
      <text:p text:style-name="P111">}</text:p>
      <text:p text:style-name="P111"/>
      <text:p text:style-name="P111"/>
      <text:p text:style-name="P111"><text:s text:c="2"/>/**</text:p>
      <text:p text:style-name="P111"><text:s text:c="5"/>* Compute the singular values of a matrix.</text:p>
      <text:p text:style-name="P111"><text:s text:c="5"/>*</text:p>
      <text:p text:style-name="P111"><text:s text:c="5"/>* @param A DoubleMatrix of dimension m * n</text:p>
      <text:p text:style-name="P111"><text:s text:c="5"/>* @return A min(m, n) vector of singular values.</text:p>
      <text:p text:style-name="P111"><text:s text:c="5"/>*/</text:p>
      <text:p text:style-name="P111"/>
      <text:p text:style-name="P111">public static DoubleMatrix jblas_SPDValues(double [][]A) {</text:p>
      <text:p text:style-name="P111"><text:s text:c="4"/>return <text:s/>org.jblas.Singular.SVDValues(new DoubleMatrix(A));</text:p>
      <text:p text:style-name="P111">}</text:p>
      <text:p text:style-name="P111"/>
      <text:p text:style-name="P111"><text:s text:c="4"/>/**</text:p>
      <text:p text:style-name="P111"><text:s text:c="5"/>* Compute the singular values of a complex matrix.</text:p>
      <text:p text:style-name="P111"><text:s text:c="5"/>*</text:p>
      <text:p text:style-name="P111"><text:s text:c="5"/>* @param Areal, Aimag : the real and imaginary components of a <text:s/>ComplexDoubleMatrix of dimension m * n</text:p>
      <text:p text:style-name="P111"><text:s text:c="5"/>* @return A real-valued (!) min(m, n) vector of singular values.</text:p>
      <text:p text:style-name="P111"><text:s text:c="5"/>*/</text:p>
      <text:p text:style-name="P111"/>
      <text:p text:style-name="P111">public static DoubleMatrix jblas_SPDValues(double [][]Areal, double [][]Aimag) {</text:p>
      <text:p text:style-name="P111"><text:s text:c="4"/>return <text:s/>org.jblas.Singular.SVDValues(</text:p>
      <text:p text:style-name="P111"><text:s text:c="12"/>new ComplexDoubleMatrix(new DoubleMatrix(Areal), new DoubleMatrix(Aimag)));</text:p>
      <text:p text:style-name="P111">}</text:p>
      <text:p text:style-name="P111"/>
      <text:p text:style-name="P111"><text:soft-page-break/></text:p>
      <text:p text:style-name="P111">}</text:p>
      <text:p text:style-name="P111"/>
      <text:p text:style-name="Text_20_body"/>
      <text:p text:style-name="P332">An example of using them follows: </text:p>
      <text:p text:style-name="Text_20_body"/>
      <text:p text:style-name="Text_20_body"><text:bookmark-start text:name="__DdeLink__51396_1185900666"/></text:p>
      <text:p text:style-name="Text_20_body"/>
      <text:p text:style-name="P111">var A = AAD("3.4 5.6 <text:s/>-3.4; 0.45 0.545 -1.3; 5.3 5.9 -2.3") <text:s/>// create a RichDouble2DArray</text:p>
      <text:p text:style-name="P111"/>
      <text:p text:style-name="P111">// compute the eigenvalues using JBLAS </text:p>
      <text:p text:style-name="P111">var JBLASeigs = jblas_eigenvalues(A) <text:s/></text:p>
      <text:p text:style-name="P111"/>
      <text:p text:style-name="P111">// compute the eigenvectors using JBLAS</text:p>
      <text:p text:style-name="P111">var JBLASeigsevecs = jblas_eigenvectors(A)</text:p>
      <text:p text:style-name="P111"/>
      <text:p text:style-name="P111">// compute the eigenvalues/eigenvectors <text:s/>using EJML</text:p>
      <text:p text:style-name="P111">var ejmleigs = scalaSci.EJML.StaticMathsEJML.eig(A)</text:p>
      <text:p text:style-name="P111"/>
      <text:p text:style-name="P111">// create a (large) symmetric matrix</text:p>
      <text:p text:style-name="P111">var N = 200</text:p>
      <text:p text:style-name="P111">var Mdd = Array.ofDim[Double](N, N)</text:p>
      <text:p text:style-name="P111">for (r&lt;-0 until N)</text:p>
      <text:p text:style-name="P111"><text:s/>for (c&lt;-0 until N) {</text:p>
      <text:p text:style-name="P111"><text:s text:c="3"/>var denom = 1.0+r*c</text:p>
      <text:p text:style-name="P111"><text:s text:c="3"/>Mdd(r)(c) = 1.0/ denom</text:p>
      <text:p text:style-name="P111">}</text:p>
      <text:p text:style-name="P111"/>
      <text:p text:style-name="P111">// compute with LAPACK specific routine for symmetric matrices the eigenvalues</text:p>
      <text:p text:style-name="P111">tic; var JBLASsym = jblas_symmetricEigenvectors(Mdd); var tmJBLASsym = toc</text:p>
      <text:p text:style-name="P111"/>
      <text:p text:style-name="P111">// compute with LAPACK general routine</text:p>
      <text:p text:style-name="P111">tic; var JBLASgen = jblas_eigenvectors(Mdd); var tmJBLASgen = toc</text:p>
      <text:p text:style-name="P111"/>
      <text:p text:style-name="P111">// compute with EJML library</text:p>
      <text:p text:style-name="P111"><text:soft-page-break/>tic; var EJMLeigs= scalaSci.EJML.StaticMathsEJML.eig(Mdd); var tmEJML= toc</text:p>
      <text:p text:style-name="P111"/>
      <text:p text:style-name="P111"/>
      <text:p text:style-name="Text_20_body"/>
      <text:p text:style-name="Text_20_body"><text:bookmark-end text:name="__DdeLink__51396_1185900666"/></text:p>
      <text:h text:style-name="P609" text:outline-level="1"><text:bookmark-start text:name="__RefHeading___Toc144951_2064470228"/><text:variable-set text:name="plottingChapter" text:display="none" text:formula="ooow:chapterCnt" office:value-type="float" office:value="8" style:data-style-name="N0"/>Chapter <text:s/><text:variable-get text:name="plottingChapter" style:data-style-name="N0">8</text:variable-get> <text:s/><text:alphabetical-index-mark-start text:id="IMark99993112"/>Plotting<text:alphabetical-index-mark-end text:id="IMark99993112"/> <text:bookmark-end text:name="__RefHeading___Toc144951_2064470228"/></text:h>
      <text:p text:style-name="P268"/>
      <text:p text:style-name="P268">ScalaLab implements a plotting interface similar to MATLAB. The low-level functionality is built upon the <text:alphabetical-index-mark-start text:id="IMark99584424"/><text:span text:style-name="T112">jmathPlot</text:span><text:alphabetical-index-mark-end text:id="IMark99584424"/> library (<text:a xlink:type="simple" xlink:href="https://github.com/yannrichet/jmathplot" text:style-name="Internet_20_link" text:visited-style-name="Visited_20_Internet_20_Link">https://github.com/yannrichet/jmathplot</text:a>). This chapter describes the architecture of the plotting system and some useful routines. </text:p>
      <text:h text:style-name="P589" text:outline-level="2"><text:bookmark-start text:name="__RefHeading___Toc144953_2064470228"/>The default plotting system based on the jmathPlot library <text:bookmark-end text:name="__RefHeading___Toc144953_2064470228"/></text:h>
      <text:p text:style-name="P169"/>
      <text:p text:style-name="P191">The figure system is implemented by <text:span text:style-name="T318">using</text:span> an array of <text:span text:style-name="T111">FrameView </text:span>objects to keep the set of active figure frame. Also, a 3-D array of <text:span text:style-name="T111">PlotPanel </text:span>objects keeps references to the subplots, i.e. each FrameView maps to a 2-D array of PlotPanel objects that keep the subplots of that figure frame. <text:s/>The basic plotting routines are as follows:</text:p>
      <text:p text:style-name="P106"/>
      <text:p text:style-name="P185"><text:span text:style-name="T155">figure( figId: Int)</text:span> </text:p>
      <text:p text:style-name="P185">Create<text:span text:style-name="T318">s a</text:span> figure window. </text:p>
      <text:p text:style-name="P185"><text:span text:style-name="T155">figure</text:span>, by itself, creates a new figure window, and returns its handle. </text:p>
      <text:p text:style-name="P185"><text:span text:style-name="T155">figure</text:span>(H) makes H the current figure, forces it to become visible, and raises it above all other figures on the screen. If Figure H does not exist, and H is an integer, a new figure is created with handle H. </text:p>
      <text:p text:style-name="P185"/>
      <text:p text:style-name="P185"><text:span text:style-name="T155">subplot(m: Int, n: Int, p: Int)</text:span> </text:p>
      <text:p text:style-name="P185">Create axes in tiled positions. </text:p>
      <text:p text:style-name="P191">subplot(m,n,p), breaks the Figure window into an m-by-n matrix of small axes, selects the p-th axes for the current plot, and returns the axis handle. The axes are counted along the top row of the Figure window, then the second row, etc. For example, </text:p>
      <text:p text:style-name="P203">var t = 0::0.01::10 </text:p>
      <text:p text:style-name="P203">var x = sin(0.13*t); var y= cos(3.4*t) </text:p>
      <text:p text:style-name="P200">subplot(2,1,1); plot(x); </text:p>
      <text:p text:style-name="P200">subplot(2,1,2); plot(y) </text:p>
      <text:p text:style-name="P200"/>
      <text:p text:style-name="P185">plots <text:span text:style-name="T155">x</text:span> on the top half of the window and <text:span text:style-name="T155">y</text:span> on the bottom half. </text:p>
      <text:p text:style-name="P185"/>
      <text:p text:style-name="P185"><text:span text:style-name="T155">closeAll, close("all</text:span>") </text:p>
      <text:p text:style-name="P185">closes all figures </text:p>
      <text:p text:style-name="P185"><text:span text:style-name="T155">close(fig: Int)</text:span> </text:p>
      <text:p text:style-name="P185">closes the figure with identifier fig </text:p>
      <text:p text:style-name="P185"><text:soft-page-break/><text:span text:style-name="T155">var f = figure</text:span> </text:p>
      <text:p text:style-name="P185">constructs a new 2-D figure and returns its integer handle </text:p>
      <text:p text:style-name="P185"><text:span text:style-name="T155">var f3 = figure3d</text:span> </text:p>
      <text:p text:style-name="P185">constructs a new 3-D figure and returns its integer handle </text:p>
      <text:p text:style-name="P185"/>
      <text:p text:style-name="P223">var plPanel = figure(figId: Int): scalaSci.math.plot.PlotPanel </text:p>
      <text:p text:style-name="P185">focuses on figure with identifier figId if it exists, </text:p>
      <text:p text:style-name="P191">otherwise constructs this object </text:p>
      <text:p text:style-name="P191">returns the PlotPanel object of figure figId </text:p>
      <text:p text:style-name="P185"/>
      <text:p text:style-name="P223">var plPanel = figure3d(figId: Int): scalaSci.math.plot.PlotPanel </text:p>
      <text:p text:style-name="P185">focuses on figure with identifier figId if it exists, </text:p>
      <text:p text:style-name="P191">otherwise constructs this object </text:p>
      <text:p text:style-name="P191">returns the PlotPanel object of figure figId </text:p>
      <text:p text:style-name="P185"/>
      <text:p text:style-name="P228"><text:bookmark-start text:name="__DdeLink__64820_705179836"/>hold("on"), hold("off"), hold(true), hold(false) </text:p>
      <text:p text:style-name="P199"><text:bookmark-start text:name="__DdeLink__65194_705179836"/></text:p>
      <text:p text:style-name="P204"><text:bookmark-start text:name="__DdeLink__64822_705179836"/>var N=pow(2, 15).toInt; var t=linspace(0, 10, N); </text:p>
      <text:p text:style-name="P185"><text:span text:style-name="T111">var (noise, sig) = (vrand(N), sin(2.3*t))</text:span> </text:p>
      <text:p text:style-name="P185"><text:span text:style-name="T111">figure(1); <text:s/>plot(t, sig, Color.BLUE, "signal"); hold("on"); plot(t, noise, Color.RED, "noise");</text:span> </text:p>
      <text:p text:style-name="P223"><text:bookmark-end text:name="__DdeLink__65194_705179836"/></text:p>
      <text:p text:style-name="P185"><text:bookmark-end text:name="__DdeLink__64822_705179836"/><text:bookmark-end text:name="__DdeLink__64820_705179836"/><text:span text:style-name="T155">clf( figId: Int)</text:span> </text:p>
      <text:p text:style-name="P185">clears the contents of figure with identifier figId </text:p>
      <text:p text:style-name="P185"><text:span text:style-name="T244">Example</text:span> </text:p>
      <text:p text:style-name="P200"><text:bookmark-start text:name="__DdeLink__67634_705179836"/><text:bookmark-start text:name="__DdeLink__24334_511824132"/>closeAll </text:p>
      <text:p text:style-name="P200">var N = pow(2, 12).toInt // a power of 2 integer </text:p>
      <text:p text:style-name="P200">var t = linspace(0, 2, N) // get N samples from 0 to 2 with linear sampling </text:p>
      <text:p text:style-name="P200">var (f1, f2, f3) = (2.23, 4.5, 9.8) // some frequencies for signals </text:p>
      <text:p text:style-name="P200">var sig = sin(f1*t)+4.5*cos(f2*t)+1.9*sin(f3*t) </text:p>
      <text:p text:style-name="P200">var x1 = vrand(N)+sig // add some noisy </text:p>
      <text:p text:style-name="P200">var fftX1 = scalaSci.math.array.BasicDSPSimple.fft(x1) // perform FFT </text:p>
      <text:p text:style-name="P200">subplot(2,1,1); plot(t, x1, "signal") </text:p>
      <text:p text:style-name="P200">subplot(2,1,2); plot( fftX1, "ffT") </text:p>
      <text:p text:style-name="P200">f2 = getDouble("Get new signal frequency", 8.0) <text:s/>// <text:span text:style-name="T318">a dialog to read frequency from the user,</text:span></text:p>
      <text:p text:style-name="P200"><text:tab/><text:tab/><text:tab/><text:tab/><text:tab/><text:tab/>// <text:span text:style-name="T318">by default 8.0 is used</text:span></text:p>
      <text:p text:style-name="P200"><text:soft-page-break/>sig = sin(f2*t) </text:p>
      <text:p text:style-name="P200">var fftX2 = scalaSci.math.array.BasicDSPSimple.fft(sig) </text:p>
      <text:p text:style-name="P200">clf(1, 1, 2) // clears all plots from the second subplot of figure 1 </text:p>
      <text:p text:style-name="P200">subplot(2, 1, 2) </text:p>
      <text:p text:style-name="P200">plot(fftX2, "fft for the new frequency = "+f2) </text:p>
      <text:p text:style-name="P200">clf(1, 1, 1) </text:p>
      <text:p text:style-name="P200">subplot(2, 1, 1) </text:p>
      <text:p text:style-name="P200">plot(sig); title("the new signal") <text:bookmark-end text:name="__DdeLink__67634_705179836"/></text:p>
      <text:p text:style-name="P185"><text:bookmark-end text:name="__DdeLink__24334_511824132"/></text:p>
      <text:p text:style-name="P185"><text:span text:style-name="T155">Marked Line Plots</text:span> </text:p>
      <text:p text:style-name="P185"/>
      <text:p text:style-name="P185">// display a plot with 'X' connected by a line </text:p>
      <text:p text:style-name="P200"><text:bookmark-start text:name="__DdeLink__67636_705179836"/>var t= 0::0.1::10</text:p>
      <text:p text:style-name="P200">var x = sin(0.23*t)+0.2252*cos(3.4*t) </text:p>
      <text:p text:style-name="P200"/>
      <text:p text:style-name="P200">plotMarkedLine(t,x, Color.GREEN) </text:p>
      <text:p text:style-name="P200"><text:bookmark-end text:name="__DdeLink__67636_705179836"/></text:p>
      <text:p text:style-name="P185"/>
      <text:h text:style-name="Heading_20_3" text:outline-level="3"><text:bookmark-start text:name="__RefHeading___Toc144955_2064470228"/>Plotting Examples <text:bookmark-end text:name="__RefHeading___Toc144955_2064470228"/></text:h>
      <text:p text:style-name="P25">We present here some examples of using the default jmathPlot based ScalaLab plotting library.</text:p>
      <text:p text:style-name="P25"/>
      <text:p text:style-name="P8"><text:variable-set text:name="lcnt" text:display="none" text:formula="ooow:lcnt+1" office:value-type="float" office:value="9" style:data-style-name="N0"/><text:variable-set text:name="exJMathPlot1" text:display="none" text:formula="ooow:lcnt" office:value-type="float" office:value="9" style:data-style-name="N0"/>Listing <text:variable-get text:name="exJMathPlot1" style:data-style-name="N0">9</text:variable-get> <text:s/><text:span text:style-name="T161"><text:s/>Illustration of plots using JmathPlot library</text:span></text:p>
      <text:p text:style-name="P19"><text:bookmark-start text:name="__DdeLink__67640_705179836"/></text:p>
      <text:p text:style-name="P19"><text:s text:c="9"/>var t = 0::0.01::20</text:p>
      <text:p text:style-name="P19"><text:s text:c="9"/>var x = sin(0.2*t)</text:p>
      <text:p text:style-name="P19"><text:s text:c="9"/>figure(1); title("Demonstrating ploting multiple plots at the same figure")</text:p>
      <text:p text:style-name="P19"><text:s text:c="8"/>plot(t, x, Color.GREEN, "sin(0.2*t)")</text:p>
      <text:p text:style-name="P19">// the xlabel(), ylabel() here refer to the axis of the current plot (i.e. PlotPanel object)</text:p>
      <text:p text:style-name="P19"><text:s text:c="9"/>xlabel("t-Time axis")</text:p>
      <text:p text:style-name="P19"><text:s text:c="9"/>ylabel("y=f(x) axis")</text:p>
      <text:p text:style-name="P19"><text:s text:c="9"/>var <text:s/>y = sin(0.2*t)+5*cos(0.23*t)</text:p>
      <text:p text:style-name="P19"><text:s text:c="9"/>hold("on")</text:p>
      <text:p text:style-name="P19"><text:s text:c="9"/>plot(t,y, new Color(0, 0, 30), "sin(0.2*t)+5*cos(0.23*t)" )</text:p>
      <text:p text:style-name="P19"/>
      <text:p text:style-name="P19"/>
      <text:p text:style-name="P19"><text:soft-page-break/><text:s text:c="10"/>t = <text:span text:style-name="T318">0::0.01::20</text:span></text:p>
      <text:p text:style-name="P19"><text:s text:c="10"/>y = sin(0.32*t)+5*cos(0.23*t)</text:p>
      <text:p text:style-name="P19"><text:s text:c="10"/>var z = sin(1.2*t)+0.5*cos(0.23*t)</text:p>
      <text:p text:style-name="P19"><text:s text:c="10"/>var fig = figure3d(2)</text:p>
      <text:p text:style-name="P19"><text:s text:c="10"/>plot(t,y, z, <text:s/>Color.BLUE, "Ploting in 3-D")</text:p>
      <text:p text:style-name="P19">// specify labels explicitly for the fig PlotPanel object</text:p>
      <text:p text:style-name="P19"><text:s text:c="9"/>fig.xlabel("t - Time axis ")</text:p>
      <text:p text:style-name="P19"><text:s text:c="9"/>fig.ylabel("y - sin(0.2*t)+5*cos(0.23*t)")</text:p>
      <text:p text:style-name="P19"><text:s text:c="9"/>fig.zlabel("sin(1.2*t)+0.5*cos(0.23*t);")</text:p>
      <text:p text:style-name="P19"><text:s text:c="9"/>title("A 3-D plot");</text:p>
      <text:p text:style-name="P19"/>
      <text:p text:style-name="P19"><text:s/></text:p>
      <text:p text:style-name="P19"><text:s text:c="9"/>var zcross = z cross z <text:s text:c="2"/>// take the cross product</text:p>
      <text:p text:style-name="P19"><text:s text:c="9"/>fig = figure3d(3) <text:s/>// the 3nd figure handle</text:p>
      <text:p text:style-name="P19"><text:s text:c="9"/>plot(t,y, zcross)</text:p>
      <text:p text:style-name="P19">// specify labels explicitly for the fig PlotPanel object</text:p>
      <text:p text:style-name="P19"><text:s text:c="9"/>xlabel("x - Time axis ")</text:p>
      <text:p text:style-name="P19"><text:s text:c="9"/>ylabel("y - sin(0.2*t)+5*cos(0.23*t)")</text:p>
      <text:p text:style-name="P19"><text:s text:c="9"/>zlabel("(sin(1.2*t)+0.5*cos(0.23*t)) .* (sin(1.2*t)+0.5*cos(0.23*t))")</text:p>
      <text:p text:style-name="P19"/>
      <text:p text:style-name="P19"><text:s text:c="9"/>var zcross2 = zcross cross <text:s/>zcross <text:s/>// again a cross product</text:p>
      <text:p text:style-name="P19"><text:s text:c="9"/>fig = figure3d(4) <text:s/>// <text:s/>the 4th figure handle</text:p>
      <text:p text:style-name="P19"><text:s text:c="9"/>subplot3d(2,1,1)</text:p>
      <text:p text:style-name="P19"><text:s text:c="9"/>plot(t,y, zcross, Color.YELLOW)</text:p>
      <text:p text:style-name="P19">// specify labels explicitly for the fig PlotPanel object</text:p>
      <text:p text:style-name="P19"><text:s text:c="9"/>xlabel("x - Time axis ");</text:p>
      <text:p text:style-name="P19"><text:s text:c="9"/>ylabel("y - sin(0.2*t)+5*cos(0.23*t)")</text:p>
      <text:p text:style-name="P19"><text:s text:c="9"/>zlabel("(sin(1.2*t)+0.5*cos(0.23*t)) .* (sin(1.2*t)+0.5*cos(0.23*t))")</text:p>
      <text:p text:style-name="P19"><text:s text:c="8"/>subplot3d(2,1,2)</text:p>
      <text:p text:style-name="P19"><text:s text:c="8"/>plot(t,y, zcross, Color.MAGENTA)</text:p>
      <text:p text:style-name="P19"><text:s text:c="9"/></text:p>
      <text:p text:style-name="P19">// specify labels explicitly for the fig PlotPanel object</text:p>
      <text:p text:style-name="P19"><text:s text:c="9"/>xlabel("x - Time axis ")</text:p>
      <text:p text:style-name="P19"><text:s text:c="9"/>ylabel("y - sin(0.2*t)+5*cos(0.23*t)")</text:p>
      <text:p text:style-name="P19"><text:s text:c="9"/>zlabel("zcross")</text:p>
      <text:p text:style-name="P19"><text:soft-page-break/></text:p>
      <text:p text:style-name="P19"><text:bookmark-end text:name="__DdeLink__67640_705179836"/></text:p>
      <text:p text:style-name="P8"><text:variable-set text:name="lcnt" text:display="none" text:formula="ooow:lcnt+1" office:value-type="float" office:value="10" style:data-style-name="N0"/><text:variable-set text:name="exJmathPlot2" text:display="none" text:formula="ooow:lcnt" office:value-type="float" office:value="10" style:data-style-name="N0"/>Listing <text:s/><text:variable-get text:name="exJmathPlot2" style:data-style-name="N0">10</text:variable-get> <text:s/><text:span text:style-name="T161">Illustration of jMathPlot based ScalaLab plots</text:span></text:p>
      <text:p text:style-name="P21"><text:s text:c="3"/></text:p>
      <text:p text:style-name="P20"><text:s text:c="3"/><text:bookmark-start text:name="__DdeLink__68013_705179836"/></text:p>
      <text:p text:style-name="P20"><text:s text:c="8"/>var <text:s/>t = 0::0.01::20</text:p>
      <text:p text:style-name="P20"><text:s text:c="8"/>var <text:s/>x = sin(0.2*t)</text:p>
      <text:p text:style-name="P20"><text:s text:c="8"/>var <text:s/>y = sin(0.2*t)+5*cos(0.23*t)</text:p>
      <text:p text:style-name="P20"><text:s text:c="8"/>var <text:s/>z = exp(-0.2*y)</text:p>
      <text:p text:style-name="P20"><text:s text:c="8"/>figure(1)</text:p>
      <text:p text:style-name="P20"><text:s text:c="8"/>hold("on")</text:p>
      <text:p text:style-name="P20"><text:s text:c="8"/>plot(t, x, Color.RED, "sin(0.2*t)")</text:p>
      <text:p text:style-name="P20"><text:s text:c="8"/>plot(t, y, Color.BLUE, "sin(0.2*t)+5*cos(0.23*t)")</text:p>
      <text:p text:style-name="P20"><text:s text:c="8"/>plot(t, z, Color.GREEN, "exp(-0.2*y)")</text:p>
      <text:p text:style-name="P20"><text:s text:c="8"/>xlabel("x-Time axis")</text:p>
      <text:p text:style-name="P20"><text:s text:c="8"/>ylabel("x-y-z plots")</text:p>
      <text:p text:style-name="P20"><text:s text:c="8"/>title("With hold on")</text:p>
      <text:p text:style-name="P20"/>
      <text:p text:style-name="P20"><text:s text:c="8"/>figure(2)</text:p>
      <text:p text:style-name="P20"><text:s text:c="8"/>plot(t,x)</text:p>
      <text:p text:style-name="P20"><text:s text:c="8"/>hold("off")</text:p>
      <text:p text:style-name="P20"><text:s text:c="8"/>plot(t, y)</text:p>
      <text:p text:style-name="P20"><text:s text:c="8"/>xlabel("x-Time axis")</text:p>
      <text:p text:style-name="P20"><text:s text:c="8"/>ylabel("y-sin(0.2*t)")</text:p>
      <text:p text:style-name="P20"><text:s text:c="8"/>title("With hold off")</text:p>
      <text:p text:style-name="P20"/>
      <text:p text:style-name="P20"><text:s text:c="8"/>figure(3); <text:s/></text:p>
      <text:p text:style-name="P20"><text:s text:c="8"/>plot(t, x, Color.RED)</text:p>
      <text:p text:style-name="P20"><text:s text:c="8"/>hold("on");</text:p>
      <text:p text:style-name="P20"><text:s text:c="8"/>plot(t, y, Color.BLUE)</text:p>
      <text:p text:style-name="P20"><text:s text:c="8"/>xlabel("x-Time axis")</text:p>
      <text:p text:style-name="P20"><text:s text:c="8"/>ylabel("y-sin(0.2*t)")</text:p>
      <text:p text:style-name="P20"><text:s text:c="8"/>title("With hold on")</text:p>
      <text:p text:style-name="P20"/>
      <text:p text:style-name="P20"><text:s text:c="8"/>var fig = figure(4)</text:p>
      <text:p text:style-name="P20"><text:soft-page-break/>// specify labels explicitly for the fig PlotPanel object</text:p>
      <text:p text:style-name="P20"><text:s text:c="8"/>fig.xlabel("x - Time axis ")</text:p>
      <text:p text:style-name="P20"><text:s text:c="8"/>fig.ylabel("y - sin(0.2*t)+5*cos(0.23*t)")</text:p>
      <text:p text:style-name="P20"><text:s text:c="8"/>x = t</text:p>
      <text:p text:style-name="P20"><text:s text:c="3"/><text:tab/>y = sin(0.2*t)+5*cos(0.23*t)</text:p>
      <text:p text:style-name="P20"><text:tab/>plot(x,y)</text:p>
      <text:p text:style-name="P20"/>
      <text:p text:style-name="P20"><text:s text:c="8"/>z = sin(1.2*t)+0.5*cos(0.23*t)</text:p>
      <text:p text:style-name="P20"><text:s text:c="8"/>fig = figure3d(5)</text:p>
      <text:p text:style-name="P20"><text:s text:c="8"/>plot(t, y, <text:s/>z, Color.GREEN)</text:p>
      <text:p text:style-name="P20">// specify labels explicitly for the fig PlotPanel object</text:p>
      <text:p text:style-name="P20"><text:s text:c="9"/>fig.xlabel("x - Time axis <text:s/>t");</text:p>
      <text:p text:style-name="P20"><text:s text:c="9"/>fig.ylabel("y = sin(0.2*t)+5*cos(0.23*t)")</text:p>
      <text:p text:style-name="P20"><text:s text:c="9"/>fig.zlabel("z = sin(1.2*t)+0.5*cos(0.23*t)")</text:p>
      <text:p text:style-name="P20"/>
      <text:p text:style-name="P20"/>
      <text:p text:style-name="P20"><text:s text:c="9"/>var <text:s/>zcross = z cross z</text:p>
      <text:p text:style-name="P20"><text:s text:c="9"/>fig = figure3d(6)</text:p>
      <text:p text:style-name="P20"><text:s text:c="9"/>plot(t, y, <text:s/>zcross)</text:p>
      <text:p text:style-name="P20">// specify labels explicitly for the fig PlotPanel object</text:p>
      <text:p text:style-name="P20"><text:s text:c="9"/>xlabel("x - Time axis ")</text:p>
      <text:p text:style-name="P20"><text:s text:c="9"/>ylabel("y - sin(0.2*t)+5*cos(0.23*t)")</text:p>
      <text:p text:style-name="P20"><text:s text:c="9"/>zlabel("(sin(1.2*t)+0.5*cos(0.23*t)) .* (sin(1.2*t)+0.5*cos(0.23*t))")</text:p>
      <text:p text:style-name="P20"/>
      <text:p text:style-name="P20"><text:s text:c="9"/>var zcross2 = <text:s/>zcross cross zcross</text:p>
      <text:p text:style-name="P20"><text:s text:c="9"/>fig = figure3d(7) </text:p>
      <text:p text:style-name="P20"><text:s text:c="9"/>subplot3d(2,1,1) </text:p>
      <text:p text:style-name="P20"><text:s text:c="9"/>plot(t, y, zcross)</text:p>
      <text:p text:style-name="P20">// specify labels explicitly for the fig PlotPanel object</text:p>
      <text:p text:style-name="P20"><text:s text:c="9"/>xlabel("x - Time axis ")</text:p>
      <text:p text:style-name="P20"><text:s text:c="9"/>ylabel("y - sin(0.2*t)+5*cos(0.23*t)")</text:p>
      <text:p text:style-name="P20"><text:s text:c="9"/>zlabel("(sin(1.2*t)+0.5*cos(0.23*t)) .* (sin(1.2*t)+0.5*cos(0.23*t))")</text:p>
      <text:p text:style-name="P20"/>
      <text:p text:style-name="P20"><text:s text:c="8"/>subplot3d(2,1,2)</text:p>
      <text:p text:style-name="P20"><text:s text:c="8"/>plot(t, y, zcross)</text:p>
      <text:p text:style-name="P20"><text:soft-page-break/><text:s text:c="9"/></text:p>
      <text:p text:style-name="P20">// specify labels explicitly for the fig PlotPanel object</text:p>
      <text:p text:style-name="P20"><text:s text:c="9"/>xlabel("x - Time axis ")</text:p>
      <text:p text:style-name="P20"><text:s text:c="9"/>ylabel("y - sin(0.2*t)+5*cos(0.23*t)")</text:p>
      <text:p text:style-name="P20"><text:s text:c="9"/>zlabel("zcross")<text:bookmark-end text:name="__DdeLink__68013_705179836"/></text:p>
      <text:p text:style-name="P20"/>
      <text:p text:style-name="P9"><text:variable-set text:name="lcnt" text:display="none" text:formula="ooow:lcnt+1" office:value-type="float" office:value="11" style:data-style-name="N0"/><text:variable-set text:name="exJMathPlot3" text:display="none" text:formula="ooow:lcnt" office:value-type="float" office:value="11" style:data-style-name="N0"/>Listing <text:variable-get text:name="exJMathPlot3" style:data-style-name="N0">11</text:variable-get> <text:span text:style-name="T161"><text:s/>Illustration of jMathPlot based ScalaLab plots</text:span></text:p>
      <text:p text:style-name="P9"><text:bookmark-start text:name="__DdeLink__68015_705179836"/><text:bookmark-start text:name="__DdeLink__20525_1463895548"/></text:p>
      <text:p text:style-name="P20"><text:bookmark-start text:name="__DdeLink__26462_511824132"/>var <text:s/>dt = 0.01 <text:s/>// sampling frequency</text:p>
      <text:p text:style-name="P20">var xl = -10; <text:s/>var <text:s/>xu = 20; <text:s/>// low and up limits</text:p>
      <text:p text:style-name="P20">var t=xl::dt::xu <text:s text:c="2"/>// time axis</text:p>
      <text:p text:style-name="P20">var f11 = 0.23; <text:s/>var f12 = 3.7 <text:s/>// two frequencies </text:p>
      <text:p text:style-name="P20">var f21 = 0.25; <text:s/>var f22 = 3.9 <text:s/>// slightly different fr<text:span text:style-name="T318">e</text:span>quencies <text:s text:c="2"/></text:p>
      <text:p text:style-name="P20"/>
      <text:p text:style-name="P20">var <text:s/>x1 = sin(f11*t) + cos(f12*t)</text:p>
      <text:p text:style-name="P20">var <text:s/>x2 = sin(f21*t) + cos(f22*t)</text:p>
      <text:p text:style-name="P20">figure(1); <text:s/>hold("on"); plot(t, x1, Color.RED, "1st sine")</text:p>
      <text:p text:style-name="P20">plot(t, x2, Color.GREEN, "2nd sine")</text:p>
      <text:p text:style-name="P20">var x12 = x1 dot <text:s/>x2</text:p>
      <text:p text:style-name="P20">plot(t, x12, Color.BLUE, "x1 .* x2")<text:bookmark-end text:name="__DdeLink__68015_705179836"/></text:p>
      <text:p text:style-name="P20"><text:bookmark-end text:name="__DdeLink__26462_511824132"/><text:bookmark-end text:name="__DdeLink__20525_1463895548"/></text:p>
      <text:p text:style-name="P8"><text:variable-set text:name="lcnt" text:display="none" text:formula="ooow:lcnt+1" office:value-type="float" office:value="12" style:data-style-name="N0"/><text:variable-set text:name="exJMathPlot4" text:display="none" text:formula="ooow:lcnt" office:value-type="float" office:value="12" style:data-style-name="N0"/>Listing <text:s/><text:variable-get text:name="exJMathPlot4" style:data-style-name="N0">12</text:variable-get> <text:s text:c="2"/><text:span text:style-name="T161">Illustration of jMathPlot based ScalaLab plots</text:span><text:bookmark-start text:name="__DdeLink__26740_511824132"/></text:p>
      <text:p text:style-name="P20">// plots a sigmoid</text:p>
      <text:p text:style-name="P20">var a = 1.7159</text:p>
      <text:p text:style-name="P20">var b=2.0/3.0</text:p>
      <text:p text:style-name="P20">var u = -2::0.001::2</text:p>
      <text:p text:style-name="P20"/>
      <text:p text:style-name="P20">var fu = a*tanh(b*u)</text:p>
      <text:p text:style-name="P20">for (k&lt;-0 to 20) {</text:p>
      <text:p text:style-name="P20"><text:s/>if (k&lt;5)</text:p>
      <text:p text:style-name="P20"><text:s text:c="3"/>plot(u, fu, new Color(k*20, 0, 0));</text:p>
      <text:p text:style-name="P20"><text:s/>else {</text:p>
      <text:p text:style-name="P20"><text:s/>if (k&lt;10)</text:p>
      <text:p text:style-name="P20"><text:s text:c="3"/>plot(u, fu, new Color(100, k*20, 0));</text:p>
      <text:p text:style-name="P20"><text:soft-page-break/><text:s/>else</text:p>
      <text:p text:style-name="P20"><text:s text:c="3"/>plot(u, fu, new Color(0, 10*k, k*10));</text:p>
      <text:p text:style-name="P20">}</text:p>
      <text:p text:style-name="P20"/>
      <text:p text:style-name="P20">hold("on")</text:p>
      <text:p text:style-name="P20"><text:s text:c="3"/>b=1.4*b</text:p>
      <text:p text:style-name="P20"><text:s text:c="3"/>fu = a*tanh(b*u)</text:p>
      <text:p text:style-name="P20"><text:s text:c="2"/>}<text:bookmark-end text:name="__DdeLink__26740_511824132"/></text:p>
      <text:p text:style-name="P20"/>
      <text:p text:style-name="P8"><text:variable-set text:name="lcnt" text:display="none" text:formula="ooow:lcnt+1" office:value-type="float" office:value="13" style:data-style-name="N0"/><text:variable-set text:name="exJMathPlot5" text:display="none" text:formula="ooow:lcnt" office:value-type="float" office:value="13" style:data-style-name="N0"/>Listing <text:variable-get text:name="exJMathPlot5" style:data-style-name="N0">13</text:variable-get> <text:s text:c="2"/><text:span text:style-name="T161">Illustration of jMathPlot based ScalaLab plots</text:span></text:p>
      <text:p text:style-name="P20"/>
      <text:p text:style-name="P20"><text:bookmark-start text:name="__DdeLink__27024_511824132"/>// display a plot with <text:s/>'X' connected by a line </text:p>
      <text:p text:style-name="P20">var t= inc(0, 0.1, 10);</text:p>
      <text:p text:style-name="P20">var x = sin(0.23*t)+0.2252*cos(3.4*t)</text:p>
      <text:p text:style-name="P20"/>
      <text:p text:style-name="P20">plotMarkedLine(t,x, Color.GREEN)</text:p>
      <text:p text:style-name="P20"><text:bookmark-end text:name="__DdeLink__27024_511824132"/></text:p>
      <text:p text:style-name="P8"><text:variable-set text:name="lcnt" text:display="none" text:formula="ooow:lcnt+1" office:value-type="float" office:value="14" style:data-style-name="N0"/><text:variable-set text:name="exJMathPlot6" text:display="none" text:formula="ooow:lcnt" office:value-type="float" office:value="14" style:data-style-name="N0"/>Listing <text:s/><text:variable-get text:name="exJMathPlot6" style:data-style-name="N0">14</text:variable-get> <text:s/><text:span text:style-name="T161">Illustration of jMathPlot based ScalaLab plots</text:span></text:p>
      <text:p text:style-name="P20"/>
      <text:p text:style-name="P20"><text:bookmark-start text:name="__DdeLink__27556_1952493538"/><text:bookmark-start text:name="__DdeLink__27558_1952493538"/></text:p>
      <text:p text:style-name="P20"><text:bookmark-start text:name="__DdeLink__27920_1952493538"/><text:bookmark-start text:name="__DdeLink__28287_1952493538"/><text:bookmark-start text:name="__DdeLink__68389_705179836"/></text:p>
      <text:p text:style-name="P20"><text:bookmark-start text:name="__DdeLink__27321_511824132"/><text:s/>var p = new Plot3DPanel();</text:p>
      <text:p text:style-name="P20"/>
      <text:p text:style-name="P20"><text:s/>//triangular random cloud (as sum of two uniform random numbers)</text:p>
      <text:p text:style-name="P20"><text:s/>var cloud = Array.ofDim[Double](1000,3);</text:p>
      <text:p text:style-name="P20"><text:s/>for ( i &lt;- 0 to cloud.length-1) {</text:p>
      <text:p text:style-name="P20"><text:tab/>cloud(i)(0) = Math.random + Math.random;</text:p>
      <text:p text:style-name="P20"><text:tab/>cloud(i)(1) = Math.random + Math.random;</text:p>
      <text:p text:style-name="P20"><text:tab/>cloud(i)(2) = Math.random + Math.random;</text:p>
      <text:p text:style-name="P20"><text:tab/> <text:s/>}</text:p>
      <text:p text:style-name="P20"><text:s text:c="4"/>p.addCloudPlot("cloud", Color.RED, cloud, 3, 3, 3);</text:p>
      <text:p text:style-name="P20"/>
      <text:p text:style-name="P20"><text:s text:c="2"/>var <text:s/>cloud2 = Array.ofDim[Double](1000,3);</text:p>
      <text:p text:style-name="P20"><text:s text:c="2"/>for ( i&lt;- 0 to cloud.length-1) {</text:p>
      <text:p text:style-name="P20"><text:tab/>cloud2(i)(0) = 2 + Math.random + Math.random;</text:p>
      <text:p text:style-name="P20"><text:soft-page-break/><text:tab/>cloud2(i)(1) = 2 + Math.random + Math.random;</text:p>
      <text:p text:style-name="P20"><text:tab/>cloud2(i)(2) = 2 + Math.random + Math.random;</text:p>
      <text:p text:style-name="P20"><text:s text:c="7"/>}</text:p>
      <text:p text:style-name="P20"><text:s text:c="2"/>p.addCloudPlot("cloud2", Color.GREEN, cloud2, 3, 3, 3);</text:p>
      <text:p text:style-name="P20"><text:s text:c="2"/>p.setLegendOrientation(PlotPanel.SOUTH);</text:p>
      <text:p text:style-name="P20"><text:s text:c="2"/>new FrameView(p)<text:bookmark-end text:name="__DdeLink__27556_1952493538"/><text:bookmark-end text:name="__DdeLink__27558_1952493538"/></text:p>
      <text:p text:style-name="P20"><text:bookmark-end text:name="__DdeLink__27321_511824132"/><text:bookmark-end text:name="__DdeLink__27920_1952493538"/><text:bookmark-end text:name="__DdeLink__28287_1952493538"/><text:bookmark-end text:name="__DdeLink__68389_705179836"/></text:p>
      <text:p text:style-name="P8"><text:variable-set text:name="lcnt" text:display="none" text:formula="ooow:lcnt+1" office:value-type="float" office:value="15" style:data-style-name="N0"/><text:variable-set text:name="exJMathPlot7" text:display="none" text:formula="ooow:lcnt" office:value-type="float" office:value="15" style:data-style-name="N0"/>Listing <text:variable-get text:name="exJMathPlot7" style:data-style-name="N0">15</text:variable-get> <text:s text:c="2"/><text:span text:style-name="T161">Illustration of jMathPlot based ScalaLab plots</text:span></text:p>
      <text:p text:style-name="P20"><text:bookmark-start text:name="__DdeLink__28650_1952493538"/><text:bookmark-start text:name="__DdeLink__28648_1952493538"/></text:p>
      <text:p text:style-name="P20"><text:bookmark-end text:name="__DdeLink__28650_1952493538"/></text:p>
      <text:p text:style-name="P20"><text:bookmark-start text:name="__DdeLink__27624_511824132"/>var <text:s/>p2 = new Plot2DPanel;</text:p>
      <text:p text:style-name="P20">var XYZ = Array.ofDim[Double](10, 2);</text:p>
      <text:p text:style-name="P20">var sXYZ = new Array[Double](10);</text:p>
      <text:p text:style-name="P20"><text:s text:c="3"/>for (i &lt;- 0 to 1) {</text:p>
      <text:p text:style-name="P20"><text:s text:c="3"/>for (j &lt;- 0 to XYZ.length-1) {</text:p>
      <text:p text:style-name="P20"><text:s text:c="8"/>XYZ(j)(0) = Math.random;</text:p>
      <text:p text:style-name="P20"><text:tab/>XYZ(j)(1) = Math.random;</text:p>
      <text:p text:style-name="P20"><text:tab/>sXYZ(j) = Math.random;</text:p>
      <text:p text:style-name="P20"><text:s text:c="6"/>}</text:p>
      <text:p text:style-name="P20"><text:s text:c="3"/>p2.addScatterPlot("toto" + i, XYZ);</text:p>
      <text:p text:style-name="P20"><text:s text:c="2"/>}</text:p>
      <text:p text:style-name="P20"><text:tab/><text:tab/>p2.getPlot(0).addGaussQuantiles(1, sXYZ);</text:p>
      <text:p text:style-name="P20"><text:tab/><text:tab/>p2.getPlot(1).addGaussQuantiles(1, 0.1);</text:p>
      <text:p text:style-name="P20"/>
      <text:p text:style-name="P20"><text:tab/><text:tab/>new FrameView(p2)</text:p>
      <text:p text:style-name="P20"><text:bookmark-end text:name="__DdeLink__28648_1952493538"/></text:p>
      <text:p text:style-name="P20"><text:bookmark-end text:name="__DdeLink__27624_511824132"/></text:p>
      <text:p text:style-name="P8"><text:variable-set text:name="lcnt" text:display="none" text:formula="ooow:lcnt+1" office:value-type="float" office:value="16" style:data-style-name="N0"/><text:variable-set text:name="exJMathPlot8" text:display="none" text:formula="ooow:lcnt" office:value-type="float" office:value="16" style:data-style-name="N0"/>Listing <text:variable-get text:name="exJMathPlot8" style:data-style-name="N0">16</text:variable-get> <text:s/><text:span text:style-name="T161">Illustration of jMathPlot based ScalaLab plots</text:span></text:p>
      <text:p text:style-name="P8"/>
      <text:p text:style-name="P20"><text:bookmark-start text:name="__DdeLink__68765_705179836"/><text:bookmark-start text:name="__DdeLink__68393_705179836"/></text:p>
      <text:p text:style-name="P20"><text:s text:c="2"/>var <text:s/>X = new Array[Double](500);</text:p>
      <text:p text:style-name="P20"><text:s text:c="2"/>for (i &lt;- 0 to X.length-1)</text:p>
      <text:p text:style-name="P20"><text:tab/>X(i) = Math.random+Math.random;</text:p>
      <text:p text:style-name="P20"><text:tab/></text:p>
      <text:p text:style-name="P20"><text:soft-page-break/><text:tab/>var p = new Plot2DPanel("SOUTH");</text:p>
      <text:p text:style-name="P20"><text:tab/>p.addHistogramPlot("test", X, 10);</text:p>
      <text:p text:style-name="P20"><text:tab/>new FrameView(p);</text:p>
      <text:p text:style-name="P20"><text:bookmark-end text:name="__DdeLink__68765_705179836"/></text:p>
      <text:p text:style-name="P20"><text:bookmark-end text:name="__DdeLink__68393_705179836"/></text:p>
      <text:p text:style-name="P8"><text:variable-set text:name="lcnt" text:display="none" text:formula="ooow:lcnt+1" office:value-type="float" office:value="17" style:data-style-name="N0"/><text:variable-set text:name="exJMathPlot9" text:display="none" text:formula="ooow:lcnt+" office:value-type="float" office:value="17" style:data-style-name="N0"/><text:variable-set text:name="exJMathPlot9" text:display="none" text:formula="ooow:lcnt" office:value-type="float" office:value="17" style:data-style-name="N0"/>Listing <text:s/><text:variable-get text:name="exJMathPlot9" style:data-style-name="N0">17</text:variable-get> <text:span text:style-name="T161">Illustration of jMathPlot based ScalaLab plots</text:span></text:p>
      <text:p text:style-name="P8"><text:bookmark-start text:name="__DdeLink__27627_511824132"/></text:p>
      <text:p text:style-name="P20"><text:s text:c="2"/>var <text:s/>XY = Array.<text:span text:style-name="T318">ofDim</text:span>[Double](500,2);</text:p>
      <text:p text:style-name="P20"><text:s text:c="2"/>for ( i &lt;- <text:s/>0 to XY.length-1) {</text:p>
      <text:p text:style-name="P20"><text:tab/> XY(i)(0) = Math.random+Math.random;</text:p>
      <text:p text:style-name="P20"><text:tab/> XY(i)(1) = Math.random+Math.random;</text:p>
      <text:p text:style-name="P20"><text:tab/>}</text:p>
      <text:p text:style-name="P20"><text:tab/>var p = new Plot3DPanel("SOUTH");</text:p>
      <text:p text:style-name="P20"><text:tab/>p.addHistogramPlot("test", XY, 4, 6);</text:p>
      <text:p text:style-name="P20"><text:tab/>new FrameView(p)<text:bookmark-end text:name="__DdeLink__27627_511824132"/>;</text:p>
      <text:p text:style-name="P20"/>
      <text:p text:style-name="P20"/>
      <text:p text:style-name="P8"><text:variable-set text:name="lcnt" text:display="none" text:formula="ooow:lcnt+1" office:value-type="float" office:value="18" style:data-style-name="N0"/><text:variable-set text:name="exJMathPlot10" text:display="none" text:formula="ooow:lcnt" office:value-type="float" office:value="18" style:data-style-name="N0"/>Listing <text:variable-get text:name="exJMathPlot10" style:data-style-name="N0">18</text:variable-get> <text:s text:c="2"/><text:span text:style-name="T161">Illustration of jMathPlot based ScalaLab plots</text:span></text:p>
      <text:p text:style-name="P20"><text:bookmark-start text:name="__DdeLink__69137_705179836"/><text:bookmark-start text:name="__DdeLink__69509_705179836"/><text:bookmark-start text:name="__DdeLink__28578_511824132"/></text:p>
      <text:p text:style-name="P20">closeAll <text:s/>// closes any open figure</text:p>
      <text:p text:style-name="P20"/>
      <text:p text:style-name="P20">var n=100</text:p>
      <text:p text:style-name="P20">var m = 50</text:p>
      <text:p text:style-name="P20">var X = new Array[Double](n)</text:p>
      <text:p text:style-name="P20">var Y = new Array[Double](m)</text:p>
      <text:p text:style-name="P20">var Z1 = Array.ofDim[Double](m, n)</text:p>
      <text:p text:style-name="P20">var Z2 = Array.ofDim[Double](m, n)</text:p>
      <text:p text:style-name="P20"/>
      <text:p text:style-name="P20">var alpha1 = getDouble("Plotting exponential. Specify alpha in Y = exp(-alpha*(X+Y))", <text:s/>4)</text:p>
      <text:p text:style-name="P20">var alpha2 = getDouble("Plotting exponential. Specify alpha in Y = exp(-alpha*(X+Y))", <text:s/>15)</text:p>
      <text:p text:style-name="P20">var i=0; var j=0;</text:p>
      <text:p text:style-name="P20">var xlen = X.length</text:p>
      <text:p text:style-name="P20">var xlen2 = xlen/2.0</text:p>
      <text:p text:style-name="P20">var ylen = Y.length</text:p>
      <text:p text:style-name="P20"><text:soft-page-break/>var ylen2 = ylen/2.0</text:p>
      <text:p text:style-name="P20">while ( i &lt; xlen) {</text:p>
      <text:p text:style-name="P20"><text:s text:c="2"/>X(i) = (i-xlen2)/xlen2</text:p>
      <text:p text:style-name="P20"><text:s text:c="2"/>j=0</text:p>
      <text:p text:style-name="P20"><text:s text:c="2"/>while (j&lt;ylen) {</text:p>
      <text:p text:style-name="P20"><text:s text:c="5"/>Y(j)= (j-ylen2)/ylen2</text:p>
      <text:p text:style-name="P20"><text:s text:c="5"/>Z1(j)(i) = Math.exp(-alpha1*(X(i)+Y(j)))</text:p>
      <text:p text:style-name="P20"><text:s text:c="5"/>Z2(j)(i) = Math.exp(-alpha2*(X(i)+Y(j)))</text:p>
      <text:p text:style-name="P20"><text:s text:c="5"/>j += 1</text:p>
      <text:p text:style-name="P20"><text:s text:c="5"/>}</text:p>
      <text:p text:style-name="P20"><text:s text:c="3"/>i += 1</text:p>
      <text:p text:style-name="P20"><text:s/>}</text:p>
      <text:p text:style-name="P20"/>
      <text:p text:style-name="P20"/>
      <text:p text:style-name="P20"><text:s text:c="2"/>subplot3d(2,1,1); surf(X, Y, Z1, "alpha = "+alpha1)</text:p>
      <text:p text:style-name="P20">subplot3d(2,1,2); <text:s/>surf(X, Y, Z2, "alpha = "+alpha2)</text:p>
      <text:p text:style-name="P20"><text:bookmark-end text:name="__DdeLink__69137_705179836"/><text:bookmark-end text:name="__DdeLink__69509_705179836"/></text:p>
      <text:p text:style-name="P20"><text:bookmark-end text:name="__DdeLink__28578_511824132"/></text:p>
      <text:h text:style-name="P599" text:outline-level="1"/>
      <text:h text:style-name="Heading_20_3" text:outline-level="3"><text:bookmark-start text:name="__RefHeading___Toc144957_2064470228"/>Direct JMathPlots<text:bookmark-end text:name="__RefHeading___Toc144957_2064470228"/></text:h>
      <text:p text:style-name="P169"><text:span text:style-name="Teletype"><text:span text:style-name="T53">The JMathPlot library can be used directly from ScalaLab. Here we present some examples adapted in Scala from jMathPlot of Yann Richet.</text:span></text:span></text:p>
      <text:h text:style-name="P604" text:outline-level="1"><text:bookmark text:name="Line_Plot_Example"/><text:bookmark-start text:name="__RefHeading___Toc144959_2064470228"/>Line Plot Example<text:bookmark-end text:name="__RefHeading___Toc144959_2064470228"/></text:h>
      <text:p text:style-name="P2"/>
      <text:p text:style-name="P2">var x = Array(1,2,3,4,5,6.0) // <text:span text:style-name="T318">X-values for plotting</text:span></text:p>
      <text:p text:style-name="P2">var y = Array(45.0, 89, 6, 32, 63, 12) <text:s/>// <text:span text:style-name="T318">Y-values for plotting</text:span></text:p>
      <text:p text:style-name="P2">var plot = new Plot2DPanel</text:p>
      <text:p text:style-name="P2">plot.addLegend("SOUTH")</text:p>
      <text:p text:style-name="P2">plot.addLinePlot("<text:span text:style-name="T318">simple x-y plot</text:span>", x, y)</text:p>
      <text:p text:style-name="P2">var frame = new javax.swing.JFrame("a plot panel")</text:p>
      <text:p text:style-name="P2">frame.setSize(600, 600)</text:p>
      <text:p text:style-name="P2">frame.setContentPane(plot)</text:p>
      <text:p text:style-name="P2">frame.setVisible(true)<text:bookmark-start text:name="__DdeLink__69513_705179836"/></text:p>
      <text:h text:style-name="P604" text:outline-level="1"><text:bookmark text:name="Grid_Plot_Example"/><text:bookmark-start text:name="__RefHeading___Toc144961_2064470228"/><text:bookmark-end text:name="__DdeLink__69513_705179836"/><text:soft-page-break/>Grid Plot Example<text:bookmark-end text:name="__RefHeading___Toc144961_2064470228"/></text:h>
      <text:p text:style-name="P73"><text:bookmark-start text:name="__DdeLink__69515_705179836"/></text:p>
      <text:p text:style-name="P67"><text:bookmark-start text:name="__DdeLink__20853_1481006136"/><text:bookmark-start text:name="__DdeLink__29016_1952493538"/><text:bookmark-start text:name="__DdeLink__29012_1952493538"/>import java.lang.Math.PI </text:p>
      <text:p text:style-name="P67">def fxy1(x: Double, y: Double) = cos(x*PI)*sin(y*PI)</text:p>
      <text:p text:style-name="P67"><text:s/></text:p>
      <text:p text:style-name="P67">def f1( x: Array[Double], y: Array[Double]) = {</text:p>
      <text:p text:style-name="P67"><text:s text:c="2"/>var z = Array.ofDim[Double](y.length, x.length)</text:p>
      <text:p text:style-name="P67"><text:s text:c="2"/>for (i&lt;-0 until x.length)</text:p>
      <text:p text:style-name="P67"><text:s text:c="3"/>for (j&lt;-0 until y.length)</text:p>
      <text:p text:style-name="P67"><text:s text:c="3"/>z(j)(i) = fxy1(x(i), y(j))</text:p>
      <text:p text:style-name="P67"><text:s text:c="2"/>z</text:p>
      <text:p text:style-name="P67"><text:s text:c="2"/>} <text:s text:c="2"/></text:p>
      <text:p text:style-name="P67"><text:s text:c="2"/></text:p>
      <text:p text:style-name="P67">def fxy2(x: Double, y: Double) = sin(x*PI)*cos(y*PI)</text:p>
      <text:p text:style-name="P67"/>
      <text:p text:style-name="P67">def f2( x: Array[Double], y: Array[Double]) = {</text:p>
      <text:p text:style-name="P67"><text:s text:c="2"/>var z = Array.ofDim[Double](y.length, x.length)</text:p>
      <text:p text:style-name="P67"><text:s text:c="2"/>for (i&lt;- 0 until x.length)</text:p>
      <text:p text:style-name="P67"><text:s text:c="3"/>for (j&lt;-0 until y.length)</text:p>
      <text:p text:style-name="P67"><text:s text:c="5"/>z(j)(i) = fxy2(x(i), y(j))</text:p>
      <text:p text:style-name="P67"><text:s/>z</text:p>
      <text:p text:style-name="P67"><text:s/>}</text:p>
      <text:p text:style-name="P67"><text:s/></text:p>
      <text:p text:style-name="P67"><text:s/>// define your data</text:p>
      <text:p text:style-name="P67"><text:s/>var x = Inc(0.0, 0.1, 1.0)</text:p>
      <text:p text:style-name="P67"><text:s/>var y = Inc(0.0, 0.05, 1.0)</text:p>
      <text:p text:style-name="P67"><text:s/>var z1 = f1(x, y)</text:p>
      <text:p text:style-name="P67"><text:s/>var z2 = f2(x, y)</text:p>
      <text:p text:style-name="P67"><text:s/></text:p>
      <text:p text:style-name="P67"><text:s/>// create your PlotPanel</text:p>
      <text:p text:style-name="P67"><text:s/>var plot = new Plot3DPanel</text:p>
      <text:p text:style-name="P67"><text:s/></text:p>
      <text:p text:style-name="P67"><text:s/>// add grid plot to the PlotPanel</text:p>
      <text:p text:style-name="P67">plot.addGridPlot("z = cos(PI*x)*sin(PI*y)", x, y, z1)</text:p>
      <text:p text:style-name="P67">plot.addGridPlot("z = sin(PI*x)*cos(PI*y)", x, y, z2)</text:p>
      <text:p text:style-name="P67"><text:s/>var frame = new javax.swing.JFrame("a plot panel")</text:p>
      <text:p text:style-name="P67"><text:s/>frame.setSize(800, 600) <text:s/></text:p>
      <text:p text:style-name="P67"><text:s/>frame.setContentPane(plot)</text:p>
      <text:p text:style-name="P95"><text:s/>frame.setVisible(true)<text:bookmark-end text:name="__DdeLink__20853_1481006136"/><text:bookmark-end text:name="__DdeLink__29016_1952493538"/><text:bookmark-end text:name="__DdeLink__29012_1952493538"/><text:bookmark-end text:name="__DdeLink__69515_705179836"/></text:p>
      <text:h text:style-name="P604" text:outline-level="1"><text:bookmark text:name="Histogram"/><text:bookmark-start text:name="__RefHeading___Toc144963_2064470228"/>Histogram<text:bookmark-end text:name="__RefHeading___Toc144963_2064470228"/></text:h>
      <text:p text:style-name="P20"/>
      <text:p text:style-name="P74"/>
      <text:p text:style-name="P67"><text:bookmark-start text:name="__DdeLink__20855_1481006136"/><text:bookmark-start text:name="__DdeLink__69887_705179836"/><text:bookmark-start text:name="__DdeLink__29378_1952493538"/>import scalaSci.math.array.StatisticSample._</text:p>
      <text:p text:style-name="P67">// define your data</text:p>
      <text:p text:style-name="P67">var x = randomLogNormal(1000, 0, 0.5) <text:s/>// 1000 random numbers from a log normal statistical law</text:p>
      <text:p text:style-name="P67">// create your PlotPanel (you can use it as a JPanel)</text:p>
      <text:p text:style-name="P67">var plot = new Plot2DPanel()</text:p>
      <text:p text:style-name="P67">// add the histogram (50 slices) <text:s/>of x to the PlotPanel</text:p>
      <text:p text:style-name="P67">plot.addHistogramPlot("Log Normal population", x, 50)</text:p>
      <text:p text:style-name="P67">var frame = new javax.swing.JFrame("a plot panel")</text:p>
      <text:p text:style-name="P67">frame.setSize(600, 600)</text:p>
      <text:p text:style-name="P67">frame.setContentPane(plot)</text:p>
      <text:p text:style-name="P95"><text:soft-page-break/>frame.setVisible(true)<text:bookmark-end text:name="__DdeLink__20855_1481006136"/><text:bookmark-end text:name="__DdeLink__69887_705179836"/></text:p>
      <text:h text:style-name="P604" text:outline-level="1"><text:bookmark text:name="Customize_your_plot"/><text:bookmark-start text:name="__RefHeading___Toc144965_2064470228"/><text:bookmark-end text:name="__DdeLink__29378_1952493538"/>Customize your plot<text:bookmark-end text:name="__RefHeading___Toc144965_2064470228"/></text:h>
      <text:p text:style-name="P33"><text:bookmark-start text:name="__DdeLink__29382_1952493538"/><text:bookmark-start text:name="__DdeLink__30102_1952493538"/><text:bookmark-start text:name="__DdeLink__70261_705179836"/>import _root_.java.awt._ ; </text:p>
      <text:p text:style-name="P33">import _root_.java.awt.event._ ;</text:p>
      <text:p text:style-name="P33">import _root_.javax.swing._ ;</text:p>
      <text:p text:style-name="P33">import _root_.javax.swing.event._; </text:p>
      <text:p text:style-name="P68"><text:bookmark-start text:name="__DdeLink__20857_1481006136"/>import scalaSci.math.array.StatisticSample._</text:p>
      <text:p text:style-name="P68">import scalaSci.math.plot.plotObjects._</text:p>
      <text:p text:style-name="P68">import java.lang.Math.PI</text:p>
      <text:p text:style-name="P68">// 1000 random numbers from a normal (Gaussian) statistical law</text:p>
      <text:p text:style-name="P68">var x = randomNormal(1000, 0, 1)</text:p>
      <text:p text:style-name="P68">// 1000 random numbers from a uniform statistical law</text:p>
      <text:p text:style-name="P68">var y = randomUniform(1000, -3, 3)</text:p>
      <text:p text:style-name="P68">// create your PlotPanel (you can use it as a JPanel)</text:p>
      <text:p text:style-name="P68">var plot = new Plot2DPanel</text:p>
      <text:p text:style-name="P68">// legend at SOUTH</text:p>
      <text:p text:style-name="P68">plot.addLegend("SOUTH")</text:p>
      <text:p text:style-name="P68">// add the histogram (50 slices) of x to the PlotPanel</text:p>
      <text:p text:style-name="P68">plot.addHistogramPlot("Gaussian population", x, 50)</text:p>
      <text:p text:style-name="P68">// add the histogram (50 slices) of y to the PlotPanel in GREEN</text:p>
      <text:p text:style-name="P68">plot.addHistogramPlot("Uniform population", Color.<text:span text:style-name="T318">GREEN</text:span>, y, 50)</text:p>
      <text:p text:style-name="P68">// add a title</text:p>
      <text:p text:style-name="P68">var title = new BaseLabel("... My nice plot ... ", Color.RED, 0.5, 1.1)</text:p>
      <text:p text:style-name="P68">title.setFont(new Font("Courier", Font.BOLD, 20))</text:p>
      <text:p text:style-name="P68">plot.addPlotable(title)</text:p>
      <text:p text:style-name="P68">// change name of axis</text:p>
      <text:p text:style-name="P68">plot.setAxisLabels("&lt;X&gt;", "frequency")</text:p>
      <text:p text:style-name="P68">// customize X axis</text:p>
      <text:p text:style-name="P68">// rotate light labels</text:p>
      <text:p text:style-name="P68">plot.getAxis(0).setLightLabelAngle(-PI/4)</text:p>
      <text:p text:style-name="P68">// change axis title position relatively to the base of the plot</text:p>
      <text:p text:style-name="P68">plot.getAxis(0).setLabelPosition(0.5, -0.15)</text:p>
      <text:p text:style-name="P68">// customize Y axis</text:p>
      <text:p text:style-name="P68">// rotate light labels</text:p>
      <text:p text:style-name="P68">plot.getAxis(0).setLightLabelAngle(-PI/4)</text:p>
      <text:p text:style-name="P68">// change axis title position relatively to the base of the plot</text:p>
      <text:p text:style-name="P68">plot.getAxis(0).setLabelPosition(-0.15, 0.5)</text:p>
      <text:p text:style-name="P68"><text:s/>// change axe title angle</text:p>
      <text:p text:style-name="P68">plot.getAxis(1).setLabelAngle(-PI/2)</text:p>
      <text:p text:style-name="P68">// put the PlotPanel in a JFrame like a JPanel</text:p>
      <text:p text:style-name="P68">var frame = new javax.swing.JFrame("a plot panel")</text:p>
      <text:p text:style-name="P68">frame.setSize(600, 600)</text:p>
      <text:p text:style-name="P68">frame.setContentPane(plot)</text:p>
      <text:p text:style-name="P68">frame.setVisible(true)</text:p>
      <text:p text:style-name="P87"><text:bookmark-end text:name="__DdeLink__20857_1481006136"/><text:bookmark-end text:name="__DdeLink__29382_1952493538"/><text:bookmark-end text:name="__DdeLink__30102_1952493538"/><text:s/><text:bookmark-end text:name="__DdeLink__70261_705179836"/></text:p>
      <text:h text:style-name="P581" text:outline-level="2"><text:bookmark text:name="__DdeLink__14624_1524361987"/></text:h>
      <text:p text:style-name="P424"/>
      <text:p text:style-name="P438"><text:bookmark-start text:name="__DdeLink__19449_1481006136"/></text:p>
      <text:h text:style-name="P600" text:outline-level="1"><text:bookmark-end text:name="__DdeLink__19449_1481006136"/><text:soft-page-break/></text:h>
      <text:p text:style-name="P406"/>
      <text:section text:style-name="Sect1" text:name="wikicontent">
        <text:section text:style-name="Sect1" text:name="wikimaincol">
          <text:p text:style-name="P11"><text:variable-set text:name="chapterCnt" text:display="none" text:formula="ooow:chapterCnt+1" office:value-type="float" office:value="9" style:data-style-name="N0"/></text:p>
          <text:h text:style-name="Heading_20_1" text:outline-level="1"><text:bookmark-start text:name="__RefHeading___Toc144967_2064470228"/>Chapter <text:variable-get text:name="chapterCnt" style:data-style-name="N0">9</text:variable-get> <text:s/>Plots with the <text:alphabetical-index-mark-start text:id="IMark100581976"/>J<text:span text:style-name="T330">F</text:span>reeChar<text:alphabetical-index-mark-end text:id="IMark100581976"/>t Plotting Library<text:bookmark-end text:name="__RefHeading___Toc144967_2064470228"/></text:h>
          <text:p text:style-name="P10"/>
          <text:p text:style-name="P13"/>
          <text:h text:style-name="Heading_20_2" text:outline-level="2"><text:bookmark-start text:name="__RefHeading___Toc144969_2064470228"/><text:span text:style-name="T240">The JFreeChart interface in ScalaLab</text:span> <text:bookmark-end text:name="__RefHeading___Toc144969_2064470228"/></text:h>
          <text:p text:style-name="P297">The <text:span text:style-name="T111">JFreeChart </text:span>plotting library is one of the most famous Java plotting libraries. This library is provided <text:span text:style-name="T318">by default </text:span>with ScalaLab <text:span text:style-name="T318">and the .jar file of JFreeChart is whithin the ScalaLab’s lib folder.</text:span> Therefore, <text:span text:style-name="T111">JFreeChart </text:span>can be utilized either from <text:span text:style-name="T111">ScalaSci</text:span> or with Java code. However, the default interface is not very convenient; so ScalaLab implement<text:span text:style-name="T319">s</text:span> an alternative MATLAB-like interface. </text:p>
          <text:p text:style-name="P297">We should not as a general rule that plotting routines based on JFreeChart are similar to the default plotting routines but they start with j, e.g. <text:span text:style-name="T111">jsubplot </text:span>instead of <text:span text:style-name="T111">subplot.</text:span> </text:p>
          <text:p text:style-name="P297">The figure system is implemented by keeping an array of <text:span text:style-name="T111">JFrame </text:span>objects to keep the set of active figure frames. Also, a 3-D array of <text:span text:style-name="T111">jPlot </text:span>objects keeps references to the subplots, i.e. each <text:span text:style-name="T111">JFrame</text:span> maps to a 2-D array of <text:span text:style-name="T111">jPlot</text:span> objects that keep the subplots of that figure frame. </text:p>
          <text:p text:style-name="P12">It is important to note beforehand that the JFreeChart plotting imports are not by default importing. Thus we should <text:s/>append the following imports:</text:p>
          <text:p text:style-name="P14"><text:s text:c="12"/>import <text:s/>_root_.JFplot._;</text:p>
          <text:p text:style-name="P36"><text:s text:c="12"/>import _root_.JFplot.jFigure._;</text:p>
          <text:h text:style-name="Heading_20_2" text:outline-level="2"><text:bookmark-start text:name="__RefHeading___Toc144971_2064470228"/><text:span text:style-name="T240">The </text:span><text:alphabetical-index-mark-start text:id="IMark104270568"/><text:span text:style-name="T242">j</text:span><text:span text:style-name="T240">Plot</text:span><text:alphabetical-index-mark-end text:id="IMark104270568"/><text:span text:style-name="T240"> class</text:span> <text:bookmark-end text:name="__RefHeading___Toc144971_2064470228"/></text:h>
          <text:p text:style-name="P297">A basic component of the plotting machinery is the <text:span text:style-name="T111">jPlot </text:span>class. This class encapsulates J<text:span text:style-name="T319">F</text:span>reeChart's XY charts. It simplifies the utilization of J<text:span text:style-name="T319">F</text:span>reeChart by providing an interface similar to MATLAB's plot. </text:p>
          <text:p text:style-name="P297">To create a chart, we need X and Y values stored in Array[Double]. This procedure is illustrated by the following example: </text:p>
          <text:p text:style-name="P202"><text:bookmark text:name="__DdeLink__5_1655320101"/><text:bookmark text:name="__DdeLink__16_1655320101"/><text:bookmark text:name="__DdeLink__175_1655320101"/><text:bookmark-start text:name="__DdeLink__70633_705179836"/>var x = Inc(0, 0.01, 10) // sample from 0 to 10 with 0.01 step, collecting values in the <text:span text:style-name="T319">x array pf </text:span><text:soft-page-break/><text:span text:style-name="T319">doubles</text:span> </text:p>
          <text:p text:style-name="P202">var y = sin(0.23*x)+2.4*cos(0.87*x) // construct a sinusoidal function </text:p>
          <text:p text:style-name="P202">var jchart = new jPlot(); // create a chart object </text:p>
          <text:p text:style-name="P202">jchart.jplot(x,y) // plot the function </text:p>
          <text:p text:style-name="P202">jchart.showInNewFrame // show the plot in the internal J<text:span text:style-name="T320">F</text:span>rame that the jPlot class maintains </text:p>
          <text:p text:style-name="P202">jchart.setTitle("Plot of sin(0.23*x)+2.4*cos(0.87*x) ") // set a title for the plot </text:p>
          <text:p text:style-name="P202">jchart.setXLabel("x-axis") // label for x-axis </text:p>
          <text:p text:style-name="P202">jchart.setYLabel(" sin(0.23*x)+2.4*cos(0.87*x") // label for y-axis </text:p>
          <text:p text:style-name="P201"><text:bookmark-end text:name="__DdeLink__70633_705179836"/></text:p>
          <text:p text:style-name="P186">If we want to display a chart in an existing window, we can get a <text:span text:style-name="T111">JPanel </text:span>object that will contain the chart by calling the method <text:span text:style-name="T111">getPanel().</text:span></text:p>
          <text:p text:style-name="P186">For example we can place the chart that we constructed with the previous code in a new JFrame as: </text:p>
          <text:p text:style-name="P186"/>
          <text:p text:style-name="P186"><text:bookmark text:name="__DdeLink__8_1655320101"/><text:span text:style-name="T111">var newFrame = new JFrame(" Another plot frame" )</text:span> </text:p>
          <text:p text:style-name="P186"><text:span text:style-name="T111">newFrame.add(jchart.getPanel()) // add our chart to the new window</text:span> </text:p>
          <text:p text:style-name="P186"><text:span text:style-name="T111">newFrame.setSize(800, 800)</text:span> </text:p>
          <text:p text:style-name="P186"><text:span text:style-name="T111">newFrame.setVisible(true)</text:span> </text:p>
          <text:p text:style-name="P186"/>
          <text:p text:style-name="P187">We can configure chart properties (colors, axis ranges...) by setter methods. Most <text:span text:style-name="T111">set...()</text:span> methods may be called before or after <text:span text:style-name="T111">plot() </text:span>and <text:span text:style-name="T111">addPlot() </text:span>methods. The exception to this rule are methods, which set color and style of lines. They all have <text:span text:style-name="T111">lineIndex</text:span> or <text:span text:style-name="T111">lineId</text:span> as first parameter. These methods may be called only after the line with the given index or id has been drawn. </text:p>
          <text:p text:style-name="P187">As in MATLAB we can set the “hold” state of a plot. When hold state is on, additional plots are drawn without erasing the existing plots. The hold state is adjusted by the <text:span text:style-name="T111">setHold(holdState: Boolean)</text:span> method, i.e. </text:p>
          <text:p text:style-name="P186"><text:bookmark text:name="__DdeLink__10_1655320101"/><text:bookmark text:name="__DdeLink__20_1655320101"/><text:span text:style-name="T111">jchart.setHold(true) // sets the hold state on</text:span> </text:p>
          <text:p text:style-name="P186"><text:span text:style-name="T111">jchart.setHold(false) // sets the hold state off</text:span> </text:p>
          <text:p text:style-name="P186"/>
          <text:p text:style-name="P186"><text:soft-page-break/><text:span text:style-name="T155">Examples:</text:span> </text:p>
          <text:p text:style-name="P187">We draw a green, dashed line, with 'x' markers and legend 'temperature' to the chart of the previous example: </text:p>
          <text:p text:style-name="P187"><text:bookmark text:name="__DdeLink__12_1655320101"/><text:bookmark text:name="__DdeLink__14_1655320101"/><text:bookmark text:name="__DdeLink__22_1655320101"/><text:span text:style-name="T111">var temperature = 0.8+ sin(0.9*x) // take as temperature an arbitrary function</text:span> </text:p>
          <text:p text:style-name="P187"><text:span text:style-name="T111">jchart.setHold(true) // adjust the hold state</text:span> </text:p>
          <text:p text:style-name="P187"><text:span text:style-name="T111">var lineId = jchart.jplot(x, temperature, "g--x", "temperature")</text:span> </text:p>
          <text:p text:style-name="P186"/>
          <text:p text:style-name="P187">Note that we used <text:span text:style-name="T111">lineId</text:span> to store id for use in the next statement, where we'll change the line style of the line with index 0, and color to red dotted line with diamond * markers. Width will be 5 pixels: </text:p>
          <text:p text:style-name="P186"><text:bookmark text:name="__DdeLink__25_1655320101"/><text:span text:style-name="T111">jchart.setLineSpec(lineId(0), "r:d", 5)</text:span> </text:p>
          <text:p text:style-name="P186"/>
          <text:p text:style-name="P186">The same can be done by specifying the last plotted line (we change it to BLUE color): </text:p>
          <text:p text:style-name="P186"><text:bookmark text:name="__DdeLink__27_1655320101"/><text:span text:style-name="T111">jchart.setLineSpec(jPlot.LAST_IDX, "b:d", 5)</text:span> </text:p>
          <text:p text:style-name="P186"/>
          <text:p text:style-name="P186">As we said, we can have more than one line on the chart at the same time. This can be achieved in one of three ways: </text:p>
          <text:p text:style-name="P186">1. by specifying all lines in a single plot command, for example </text:p>
          <text:p text:style-name="P187"><text:bookmark text:name="__DdeLink__62_1655320101"/><text:bookmark text:name="__DdeLink__32_1655320101"/><text:bookmark text:name="__DdeLink__56_1655320101"/><text:bookmark text:name="__DdeLink__48_1655320101"/><text:bookmark text:name="__DdeLink__38_1655320101"/><text:bookmark text:name="__DdeLink__40_1655320101"/><text:bookmark text:name="__DdeLink__30_1655320101"/><text:span text:style-name="T111">var x = inc(0, 0.01, 10) // sample from 0 to 10 with 0.01 step, collecting values in a Vec x</text:span> </text:p>
          <text:p text:style-name="P187"><text:span text:style-name="T111">var y1 = sin(0.23*x)+2.4*cos(0.87*x) // construct a sinusoidal function</text:span> </text:p>
          <text:p text:style-name="P187"><text:span text:style-name="T111">var y2 = cos(0.78*x)-7.8*sin(0.12*x) // a second sinusoidal signal</text:span> </text:p>
          <text:p text:style-name="P187"><text:bookmark text:name="__DdeLink__42_1655320101"/><text:span text:style-name="T111">var jchart = new jPlot(); // create a chart object</text:span> </text:p>
          <text:p text:style-name="P187"><text:span text:style-name="T111">jchart.jplot(x, y1, x, y2) // plot all the Vectors</text:span> </text:p>
          <text:p text:style-name="P187"><text:bookmark text:name="__DdeLink__64_1655320101"/><text:span text:style-name="T111">jchart.showInNewFrame // show the plot in the internal JFrame that the jPlot class maintains</text:span> </text:p>
          <text:p text:style-name="P187"><text:bookmark text:name="__DdeLink__66_1655320101"/><text:span text:style-name="T111">jchart.setTitle("Multiple plots") // set a title for the plot</text:span> </text:p>
          <text:p text:style-name="P187"><text:span text:style-name="T111">jchart.setXLabel("x-axis") // label for x-axis</text:span> </text:p>
          <text:p text:style-name="P187"><text:bookmark text:name="__DdeLink__68_1655320101"/><text:span text:style-name="T111">jchart.setYLabel(" y-axis") // label for y-axis</text:span> </text:p>
          <text:p text:style-name="P186"><text:soft-page-break/>2. by calling </text:p>
          <text:p text:style-name="P186"><text:span text:style-name="T111">jchart.setHold(true)</text:span> </text:p>
          <text:p text:style-name="P186">before calling next plot commands </text:p>
          <text:p text:style-name="P186"/>
          <text:p text:style-name="P186">3. by calling method <text:span text:style-name="T111">addPlot()</text:span> instead of <text:span text:style-name="T111">jplot(), </text:span>for example: </text:p>
          <text:p text:style-name="P187"><text:bookmark text:name="__DdeLink__139_1655320101"/><text:bookmark text:name="__DdeLink__201_1655320101"/><text:bookmark text:name="__DdeLink__161_1655320101"/><text:bookmark text:name="__DdeLink__158_1655320101"/><text:bookmark text:name="__DdeLink__153_1655320101"/><text:bookmark text:name="__DdeLink__143_1655320101"/><text:bookmark text:name="__DdeLink__135_1655320101"/><text:bookmark text:name="__DdeLink__123_1655320101"/><text:bookmark text:name="__DdeLink__108_1655320101"/><text:bookmark text:name="__DdeLink__40_16553201011"/><text:span text:style-name="T111">var x = inc(0, 0.01, 10) // sample from 0 to 10 with 0.01 step, collecting values in a Vec x</text:span> </text:p>
          <text:p text:style-name="P186"><text:span text:style-name="T111">var y1 = cos(0.1*x)-1.8*sin(0.12*x) // a second sinusoidal signal</text:span> </text:p>
          <text:p text:style-name="P186"><text:bookmark text:name="__DdeLink__82_1655320101"/><text:bookmark text:name="__DdeLink__92_1655320101"/><text:span text:style-name="T111">var y2 = cos(0.78*x)-7.8*sin(0.12*x) // a second sinusoidal signal</text:span> </text:p>
          <text:p text:style-name="P187"><text:bookmark text:name="__DdeLink__42_16553201011"/><text:span text:style-name="T111">var jchart = new jPlot(); // create a chart object</text:span> </text:p>
          <text:p text:style-name="P187"><text:bookmark text:name="__DdeLink__145_1655320101"/><text:span text:style-name="T111">jchart.jplot(x, y1) // plot the first line</text:span> </text:p>
          <text:p text:style-name="P187"><text:bookmark text:name="__DdeLink__173_1655320101"/><text:bookmark text:name="__DdeLink__165_1655320101"/><text:span text:style-name="T111">var dummy = 0 // a dummy parameter for disambiguation of overloaded definitions</text:span> </text:p>
          <text:p text:style-name="P187"><text:span text:style-name="T111">jchart.addPlot(x, y2, dummy) // add the second line</text:span> </text:p>
          <text:p text:style-name="P187"><text:span text:style-name="T111">jchart.showInNewFrame // show the plot in the internal JFrame that the jPlot class maintains</text:span> </text:p>
          <text:p text:style-name="P187"><text:bookmark text:name="__DdeLink__66_16553201011"/><text:span text:style-name="T111">jchart.setTitle("Multiple plots") // set a title for the plot</text:span> </text:p>
          <text:p text:style-name="P187"><text:span text:style-name="T111">jchart.setXLabel("x-axis") // label for x-axis</text:span> </text:p>
          <text:p text:style-name="P187"><text:bookmark text:name="__DdeLink__68_16553201011"/><text:span text:style-name="T111">jchart.setYLabel(" y-axis") // label for y-axis</text:span> </text:p>
          <text:p text:style-name="P190"><text:span text:style-name="T155">Line specification</text:span> </text:p>
          <text:p text:style-name="P187">Methods <text:span text:style-name="T111">jplot()</text:span>, <text:span text:style-name="T111">addPlot()</text:span>, and <text:span text:style-name="T111">setLineSpec() </text:span>have parameter <text:span text:style-name="T111">lineSpec</text:span>, which defines line color, style, and markers. Any combination of color, marker and style is allowed. The following properties can be specified: </text:p>
          <text:p text:style-name="P186"><text:span text:style-name="T244">Colors:</text:span> </text:p>
          <text:p text:style-name="P186">r red </text:p>
          <text:p text:style-name="P186">g green </text:p>
          <text:p text:style-name="P186">b blue </text:p>
          <text:p text:style-name="P186">c cyan </text:p>
          <text:p text:style-name="P186">y yellow </text:p>
          <text:p text:style-name="P186">m magenta </text:p>
          <text:p text:style-name="P186"><text:soft-page-break/>k black </text:p>
          <text:p text:style-name="P186"/>
          <text:p text:style-name="P186"><text:span text:style-name="T244">Markers:</text:span> </text:p>
          <text:p text:style-name="P186">+ Plus sign </text:p>
          <text:p text:style-name="P186">o Circle </text:p>
          <text:p text:style-name="P186">* Asterisk </text:p>
          <text:p text:style-name="P186">. Point </text:p>
          <text:p text:style-name="P186">x Cross </text:p>
          <text:p text:style-name="P186">^ Upward-pointing triangle </text:p>
          <text:p text:style-name="P186">v Downward-pointing triangle </text:p>
          <text:p text:style-name="P186">&gt; Right-pointing triangle </text:p>
          <text:p text:style-name="P186">&lt; Left-pointing triangle </text:p>
          <text:p text:style-name="P186">'square' or s Square </text:p>
          <text:p text:style-name="P186">'diamond' or d Diamond </text:p>
          <text:p text:style-name="P186">'pentagram' or p Five-pointed star (pentagram) </text:p>
          <text:p text:style-name="P186">'hexagram' or h - Six-pointed star (hexagram) </text:p>
          <text:p text:style-name="P186"/>
          <text:p text:style-name="P186"/>
          <text:p text:style-name="P186"><text:span text:style-name="T244">Styles:</text:span> </text:p>
          <text:p text:style-name="P186">- solid line </text:p>
          <text:p text:style-name="P186">– dashed line </text:p>
          <text:p text:style-name="P186">: dotted line </text:p>
          <text:p text:style-name="P186">-. dash-dot line </text:p>
          <text:p text:style-name="P186"/>
          <text:p text:style-name="P186"><text:span text:style-name="T155">Examples:</text:span> </text:p>
          <text:p text:style-name="P186">"yx--" yellow dashed line with crosses at points </text:p>
          <text:p text:style-name="P186"><text:soft-page-break/>":c" dotted cyan line without markers </text:p>
          <text:p text:style-name="P186">"w" white solid line (the same as "w-") </text:p>
          <text:p text:style-name="P186"/>
          <text:h text:style-name="Heading_20_2" text:outline-level="2"><text:bookmark-start text:name="__RefHeading___Toc144973_2064470228"/><text:span text:style-name="T155">JFreeChart based Plotting routines</text:span> <text:bookmark-end text:name="__RefHeading___Toc144973_2064470228"/></text:h>
          <text:p text:style-name="P327"/>
          <text:p text:style-name="Text_20_body"><text:span text:style-name="T240">jfigure( figId: Int)</text:span> </text:p>
          <text:p text:style-name="Text_20_body">Create figure window. </text:p>
          <text:p text:style-name="Text_20_body"><text:span text:style-name="T155">figure</text:span>, by itself, creates a new figure window, and returns its handle. </text:p>
          <text:p text:style-name="Text_20_body"><text:span text:style-name="T155">figure</text:span>(H) makes H the current figure, forces it to become visible, and raises it above all other figures on the screen. If Figure H does not exist, and H is an integer, a new figure is created with handle H. </text:p>
          <text:p text:style-name="Text_20_body"/>
          <text:p text:style-name="Text_20_body"><text:span text:style-name="T240">jsubplot(m: Int, n: Int, p: Int)</text:span> </text:p>
          <text:p text:style-name="Text_20_body">Create axes in tiled positions. </text:p>
          <text:p text:style-name="P169">subplot(m,n,p), breaks the Figure window into an m-by-n matrix of small axes, selects the p-th axes for the current plot, and returns the axis handle. The axes are counted along the top row of the Figure window, then the second row, etc. For example, </text:p>
          <text:p text:style-name="P169"><text:bookmark text:name="__DdeLink__0_1167602419"/><text:bookmark text:name="__DdeLink__2_1167602419"/><text:bookmark text:name="__DdeLink__6_1167602419"/><text:bookmark text:name="__DdeLink__8_1167602419"/><text:span text:style-name="T111">var t = inc(0,0.01,10)</text:span> </text:p>
          <text:p text:style-name="P169"><text:span text:style-name="T111">var x = sin(0.13*t); var y= cos(3.4*t)</text:span> </text:p>
          <text:p text:style-name="Text_20_body"><text:span text:style-name="T111">jfigure(1)</text:span> </text:p>
          <text:p text:style-name="P110">jsubplot(2,1,1); jplot(t, x); </text:p>
          <text:p text:style-name="Text_20_body"><text:span text:style-name="T111">jsubplot(2,1,2); jplot(t, y)</text:span> </text:p>
          <text:p text:style-name="Text_20_body">plots <text:span text:style-name="T155">x</text:span> on the top half of the window and <text:span text:style-name="T155">y</text:span> on the bottom half. </text:p>
          <text:p text:style-name="Text_20_body"/>
          <text:p text:style-name="Text_20_body"/>
          <text:p text:style-name="Text_20_body"><text:span text:style-name="T155">JFreeChart plotting demo</text:span> </text:p>
          <text:p text:style-name="Text_20_body"><text:bookmark text:name="__DdeLink__12_1167602419"/><text:bookmark-start text:name="__DdeLink__70635_705179836"/></text:p>
          <text:p text:style-name="Text_20_body"><text:span text:style-name="T111">jfigure(1)</text:span> </text:p>
          <text:p text:style-name="Text_20_body"><text:span text:style-name="T111">var t = inc(0, 0.01, 10); var x = sin(0.23*t)</text:span> </text:p>
          <text:p text:style-name="Text_20_body"><text:span text:style-name="T111">var lineSpecs = "."</text:span> </text:p>
          <text:p text:style-name="Text_20_body"><text:span text:style-name="T111">jplot(t,x, lineSpecs)</text:span> </text:p>
          <text:p text:style-name="Text_20_body"><text:span text:style-name="T111">jtitle("drawing multiple line styles")</text:span> </text:p>
          <text:p text:style-name="Text_20_body"><text:span text:style-name="T111">jhold(true) // hold axis</text:span> </text:p>
          <text:p text:style-name="Text_20_body"><text:span text:style-name="T111">var SX = 5 // subsample factor</text:span> </text:p>
          <text:p text:style-name="Text_20_body"><text:soft-page-break/><text:span text:style-name="T111">var tsub = t(1, SX, t.length-SX) // subsampe</text:span> </text:p>
          <text:p text:style-name="Text_20_body"><text:span text:style-name="T111">var xsub = x(1, SX, x.length-SX)</text:span> </text:p>
          <text:p text:style-name="Text_20_body"><text:span text:style-name="T111">jplot(tsub, 0.4*xsub, lineSpecs)</text:span> </text:p>
          <text:p text:style-name="Text_20_body"><text:span text:style-name="T111">lineSpecs = ":r+"</text:span> </text:p>
          <text:p text:style-name="Text_20_body"><text:span text:style-name="T111">jplot(tsub, 0.1*xsub, lineSpecs)</text:span> </text:p>
          <text:p text:style-name="Text_20_body"><text:span text:style-name="T111">// redefine the color of line 2</text:span> </text:p>
          <text:p text:style-name="Text_20_body"><text:span text:style-name="T111">jlineColor(2, Color.BLUE)</text:span> </text:p>
          <text:p text:style-name="Text_20_body"/>
          <text:p text:style-name="Text_20_body"><text:span text:style-name="T111">jfigure(2)</text:span> </text:p>
          <text:p text:style-name="Text_20_body"><text:span text:style-name="T111">jsubplot(222)</text:span> </text:p>
          <text:p text:style-name="Text_20_body"><text:span text:style-name="T111">var x11 = sin(8.23*t)</text:span> </text:p>
          <text:p text:style-name="Text_20_body"><text:span text:style-name="T111">jplot(t,x11)</text:span> </text:p>
          <text:p text:style-name="Text_20_body"><text:span text:style-name="T111">jhold(true)</text:span> </text:p>
          <text:p text:style-name="Text_20_body"><text:span text:style-name="T111">lineSpecs = ":g"</text:span> </text:p>
          <text:p text:style-name="Text_20_body"><text:span text:style-name="T111">jplot(t,sin(5*x11), lineSpecs)</text:span> </text:p>
          <text:p text:style-name="Text_20_body"><text:span text:style-name="T111">jsubplot(223)</text:span> </text:p>
          <text:p text:style-name="Text_20_body"><text:span text:style-name="T111">lineSpecs = ":r"</text:span> </text:p>
          <text:p text:style-name="Text_20_body"><text:span text:style-name="T111">jplot(t,x11, lineSpecs)</text:span> </text:p>
          <text:p text:style-name="Text_20_body"><text:bookmark-end text:name="__DdeLink__70635_705179836"/></text:p>
          <text:p text:style-name="Text_20_body"/>
          <text:p text:style-name="Text_20_body"><text:span text:style-name="T111">// create a new figure and preform a plot at subplot 3,2,1</text:span> </text:p>
          <text:p text:style-name="Text_20_body"><text:span text:style-name="T111">var nf = jfigure</text:span> </text:p>
          <text:p text:style-name="Text_20_body"><text:span text:style-name="T111">jsubplot(3,2,1)</text:span> </text:p>
          <text:p text:style-name="Text_20_body"><text:span text:style-name="T111">var t2 = inc(0, 0.01, 10); var x2 = sin(3.23*t2)+2*cos(0.23*t2)</text:span> </text:p>
          <text:p text:style-name="Text_20_body"><text:span text:style-name="T111">jplot(t2,x2, ".-")</text:span> </text:p>
          <text:p text:style-name="Text_20_body"><text:span text:style-name="T111">jsubplot(3,2,3)</text:span> </text:p>
          <text:p text:style-name="Text_20_body"><text:span text:style-name="T111">var x3 = cos(2.3*t2)+9*sin(4.5*t2)</text:span> </text:p>
          <text:p text:style-name="Text_20_body"><text:span text:style-name="T111">jplot(t2, x3)</text:span> </text:p>
          <text:p text:style-name="Text_20_body"><text:span text:style-name="T111">jlineColor(1, Color.RED)</text:span> </text:p>
          <text:p text:style-name="Text_20_body"><text:span text:style-name="T111">jsubplot(3,2,5)</text:span> </text:p>
          <text:p text:style-name="Text_20_body"><text:span text:style-name="T111">var x4 = cos(12.3*t2)+9*sin(2.5*t2)</text:span> </text:p>
          <text:p text:style-name="Text_20_body"><text:span text:style-name="T111">jplot(t2, x4+x3)</text:span> </text:p>
          <text:p text:style-name="Text_20_body"><text:span text:style-name="T111">jlineColor(1, Color.GREEN)</text:span> </text:p>
          <text:p text:style-name="Text_20_body"><text:span text:style-name="T111">jsubplot(3,2,6)</text:span> </text:p>
          <text:p text:style-name="Text_20_body"><text:span text:style-name="T111">jplot(t2, 6*x4+x3)</text:span> </text:p>
          <text:p text:style-name="Text_20_body"><text:soft-page-break/><text:span text:style-name="T111">jtitle("6*x4+x3")</text:span> </text:p>
          <text:p text:style-name="Text_20_body"><text:span text:style-name="T111">jlineColor(1, Color.BLUE)</text:span> </text:p>
          <text:p text:style-name="Text_20_body"/>
          <text:p text:style-name="Text_20_body"><text:span text:style-name="T111">// now plot again at figure 2</text:span> </text:p>
          <text:p text:style-name="Text_20_body"><text:span text:style-name="T111">jfigure(2) // concetrate on figure 2</text:span> </text:p>
          <text:p text:style-name="Text_20_body"><text:span text:style-name="T111">jsubplot(2, 2, 1)</text:span> </text:p>
          <text:p text:style-name="Text_20_body"><text:span text:style-name="T111">var vr = vrand(2000)</text:span> </text:p>
          <text:p text:style-name="Text_20_body"><text:span text:style-name="T111">jplot(vr)</text:span> </text:p>
          <text:p text:style-name="Text_20_body"><text:span text:style-name="T111">jtitle("A Random Vector")</text:span> </text:p>
          <text:p text:style-name="Text_20_body"><text:span text:style-name="T111">var td = t.getv // get time as Array[Double]</text:span> </text:p>
          <text:p text:style-name="Text_20_body"><text:span text:style-name="T111">jsubplot(224)</text:span> </text:p>
          <text:p text:style-name="Text_20_body"><text:span text:style-name="T111">jplot(td, sin(1.34*td).getv, td, sin(3.6*td).getv, td, (cos(7.8*td)+2.3*sin(3.2*td)).getv)</text:span> </text:p>
          <text:p text:style-name="Text_20_body"><text:span text:style-name="T111">jtitle("Multiple Plots")</text:span> </text:p>
          <text:p text:style-name="Text_20_body"/>
          <text:p text:style-name="Text_20_body"/>
          <text:p text:style-name="Text_20_body"/>
          <text:p text:style-name="Text_20_body"><text:span text:style-name="T111">// demonstrate PieDataChart</text:span> </text:p>
          <text:p text:style-name="Text_20_body"/>
          <text:p text:style-name="Text_20_body"><text:span text:style-name="T111">var categories = Array("Class1", "Class2", "Class3")</text:span> </text:p>
          <text:p text:style-name="Text_20_body"><text:span text:style-name="T111">var values = Array(5.7, 9.8, 3.9)</text:span> </text:p>
          <text:p text:style-name="Text_20_body"><text:span text:style-name="T111">var pieChartName = "Test Pie Chart"</text:span> </text:p>
          <text:p text:style-name="Text_20_body"><text:span text:style-name="T111">var myPie = jplot(pieChartName, categories, values)</text:span> </text:p>
          <text:p text:style-name="P22"/>
          <text:p text:style-name="P30"/>
        </text:section>
      </text:section>
      <text:p text:style-name="P427"/>
      <text:h text:style-name="P601" text:outline-level="1"><text:span text:style-name="Teletype"><text:span text:style-name="T33"/></text:span></text:h>
      <text:p text:style-name="P429"><text:bookmark text:name="wikicontent"/></text:p>
      <text:section text:style-name="Sect1" text:name="Section2">
        <text:section text:style-name="Sect2" text:name="Section3">
          <text:h text:style-name="P583" text:outline-level="2"/>
        </text:section>
      </text:section>
      <text:p text:style-name="P431"><text:s text:c="2"/></text:p>
      <text:h text:style-name="P609" text:outline-level="1"><text:bookmark-start text:name="__RefHeading___Toc144975_2064470228"/><text:variable-set text:name="chapterCnt" text:display="none" text:formula="ooow:chapterCnt+1" office:value-type="float" office:value="10" style:data-style-name="N0"/><text:bookmark-end text:name="__RefHeading___Toc144975_2064470228"/></text:h>
      <text:p text:style-name="P20"/>
      <text:h text:style-name="Heading_20_1" text:outline-level="1"><text:bookmark-start text:name="__RefHeading___Toc144977_2064470228"/>Chapter <text:variable-get text:name="chapterCnt" style:data-style-name="N0">10</text:variable-get> Advanced Characteristics of the plotting system<text:bookmark-end text:name="__RefHeading___Toc144977_2064470228"/></text:h>
      <text:h text:style-name="P576" text:outline-level="3"><text:bookmark-start text:name="__RefHeading___Toc144979_2064470228"/><text:variable-set text:name="chapterCnt" text:display="none" text:formula="ooow:chapterCnt+1" office:value-type="float" office:value="11" style:data-style-name="N0"/><text:bookmark-end text:name="__RefHeading___Toc144979_2064470228"/></text:h>
      <text:h text:style-name="Heading_20_2" text:outline-level="2"><text:bookmark-start text:name="__RefHeading___Toc144981_2064470228"/><text:alphabetical-index-mark-start text:id="IMark102489176"/>Functional Style Plotting<text:bookmark-end text:name="__RefHeading___Toc144981_2064470228"/><text:alphabetical-index-mark-end text:id="IMark102489176"/></text:h>
      <text:p text:style-name="Text_20_body">Functional programming opens new opportunities for effective plotting. The following example demonstrates that fact. </text:p>
      <text:p text:style-name="P107"><text:bookmark text:name="Example"/>Example</text:p>
      <text:p text:style-name="Preformatted_20_Text"><text:bookmark-start text:name="__DdeLink__30864_1952493538"/></text:p>
      <text:p text:style-name="P85"><text:bookmark-end text:name="__DdeLink__30864_1952493538"/></text:p>
      <text:p text:style-name="P176"><text:bookmark-start text:name="__DdeLink__70641_705179836"/><text:s text:c="2"/>import <text:s/>_root_.JFplot._;</text:p>
      <text:p text:style-name="P176"><text:s text:c="2"/>import _root_.JFplot.jFigure._;</text:p>
      <text:p text:style-name="P111">// Demonstrates functional style plotting in ScalaLab</text:p>
      <text:p text:style-name="P176"/>
      <text:p text:style-name="P176">// define and plot the corresponding 1-D function</text:p>
      <text:p text:style-name="P176">def <text:s/>fx(x:Double) = { x - sin(3.7*x)*x }</text:p>
      <text:p text:style-name="P176">var (low, high, color, linePlotting, numPoints) = (1.0, 10.0, Color.BLUE, true, 4000) <text:s/>// limits of plotting</text:p>
      <text:p text:style-name="P176">fplot(fx, <text:s/>low, high, color, linePlotting, numPoints)</text:p>
      <text:p text:style-name="P176">var pointSize = 20</text:p>
      <text:p text:style-name="P176">var textX = (high-low)/2</text:p>
      <text:p text:style-name="P176">var textY = high/2</text:p>
      <text:p text:style-name="P176">setLatexColor(Color.RED)</text:p>
      <text:p text:style-name="P176">latexLabel("x - x*sin(3.7*x)", pointSize, textX, textY)</text:p>
      <text:p text:style-name="P176"/>
      <text:p text:style-name="P176"/>
      <text:p text:style-name="P176">// plot two functions</text:p>
      <text:p text:style-name="P176">def f1x(x: Double) = { x * cos(2.3*x) }</text:p>
      <text:p text:style-name="P176">def f2x(x: Double) = { x - 30*sin(0.12*x) }</text:p>
      <text:p text:style-name="P176">figure(2)</text:p>
      <text:p text:style-name="P176">fplot(f1x, 1, 20, Color.BLUE)</text:p>
      <text:p text:style-name="P176">setLatexColor(Color.BLUE)</text:p>
      <text:p text:style-name="P176">latexLabel( "x*cos(2.3*x)", <text:s text:c="2"/>15, 2.0, 1.0)</text:p>
      <text:p text:style-name="P176">hold("on")</text:p>
      <text:p text:style-name="P176">fplot(f2x, 1, 20, Color.GREEN )</text:p>
      <text:p text:style-name="P176"><text:soft-page-break/>setLatexColor(Color.GREEN)</text:p>
      <text:p text:style-name="P176">latexLabel( "x - 30*sin(0.12*x)", <text:s/>15, 2.0, -2.0)</text:p>
      <text:p text:style-name="P176"/>
      <text:p text:style-name="P176">// define as String and plot the corresponding 1-D function</text:p>
      <text:p text:style-name="P176">figure(3)</text:p>
      <text:p text:style-name="P176">var <text:s/>textOfFunction = getString("Specify function of x", "sin(3.3*x)+4.5*cos(2.8*x)")</text:p>
      <text:p text:style-name="P176">splot(textOfFunction, 1, 5)</text:p>
      <text:p text:style-name="P176"/>
      <text:p text:style-name="P176">// plot with JFreeChart</text:p>
      <text:p text:style-name="P176"><text:s/>jsplot("sin(x*cos(5.6*x))", 1, 5)</text:p>
      <text:p text:style-name="P176"/>
      <text:p text:style-name="P176"/>
      <text:p text:style-name="P176"><text:s/>// surface plots</text:p>
      <text:p text:style-name="P176"><text:s/>def <text:s/>fxy1(x:Double, y: Double) = { x*sin(x)+x*y*cos(y) }</text:p>
      <text:p text:style-name="P176"><text:s/>figure3d(4)</text:p>
      <text:p text:style-name="P176"><text:s/>fplot2d(fxy1, <text:s/>1, 10, 1, 5, Color.BLUE, false )</text:p>
      <text:p text:style-name="P176"><text:s/>def fxy2(x: Double, y: Double) = { x*y*cos(x*y)-x*sin(x) }</text:p>
      <text:p text:style-name="P176"><text:s/>figure3d(5)</text:p>
      <text:p text:style-name="P176"><text:s/>fplot2d(fxy2, 1, 10, 1, 5, Color.RED, true)</text:p>
      <text:p text:style-name="P176"/>
      <text:p text:style-name="P176"><text:s/></text:p>
      <text:p text:style-name="P176">// define directly as a String and plot the corresponding 1-D function</text:p>
      <text:p text:style-name="P176"><text:s/>figure3d(6); splot2d("x*y*Math.cos(x*y)", -4, 4, -10, 10)</text:p>
      <text:p text:style-name="P176"><text:bookmark-start text:name="__DdeLink__9956_1133918951"/><text:bookmark-start text:name="__DdeLink__9953_1133918951"/><text:bookmark-end text:name="__DdeLink__70641_705179836"/></text:p>
      <text:h text:style-name="Heading_20_2" text:outline-level="2"><text:bookmark-start text:name="__RefHeading___Toc144983_2064470228"/><text:alphabetical-index-mark-start text:id="IMark99868472"/>Named <text:span text:style-name="T330">Plots </text:span>interface<text:bookmark-end text:name="__RefHeading___Toc144983_2064470228"/><text:alphabetical-index-mark-end text:id="IMark99868472"/></text:h>
      <text:p text:style-name="Text_20_body"><text:s/></text:p>
      <text:p text:style-name="P169"><text:span text:style-name="Teletype"><text:span text:style-name="T53">The named parameters can simplify interfaces consisting of routines with many parameters as the plotting routines are. Here we provide examples on how to use the named plotting interfaces of ScalaLab.</text:span></text:span><text:span text:style-name="T53"> </text:span></text:p>
      <text:p text:style-name="P312"><text:bookmark text:name="Example_1"/>Example 1</text:p>
      <text:p text:style-name="P302"><text:bookmark-start text:name="__DdeLink__20385_1481006136"/><text:bookmark-start text:name="__DdeLink__28910_511824132"/><text:bookmark-start text:name="__DdeLink__30870_1952493538"/>var t = 0::0.05::10</text:p>
      <text:p text:style-name="P302">var x = sin(0.6*t)</text:p>
      <text:p text:style-name="P302">var y = sin(2.6*t)</text:p>
      <text:p text:style-name="P302">figure(1)</text:p>
      <text:p text:style-name="P302">subplot(2,1,1)</text:p>
      <text:p text:style-name="P302">nplot(xvec=t, yvec=x)</text:p>
      <text:p text:style-name="P302"><text:soft-page-break/>subplot(2,1,2)</text:p>
      <text:p text:style-name="P302">nplot(xvec=t, yvec=x, lineWidth=8)</text:p>
      <text:p text:style-name="P302"/>
      <text:p text:style-name="P302">figure(2)</text:p>
      <text:p text:style-name="P302">var td = Inc(0, 0.1, 30)</text:p>
      <text:p text:style-name="P302">var xd = sin(0.3*td)</text:p>
      <text:p text:style-name="P302">subplot(3,1,1)</text:p>
      <text:p text:style-name="P302">nplot(xdd=td, ydd=xd, color=Color.BLUE)</text:p>
      <text:p text:style-name="P302"><text:bookmark-end text:name="__DdeLink__20385_1481006136"/>figure(3)</text:p>
      <text:p text:style-name="P302">subplot(3,1,1)</text:p>
      <text:p text:style-name="P302">nplot(xvec=t, yvec=x, plotType=".")</text:p>
      <text:p text:style-name="P302">subplot(3,1,2)</text:p>
      <text:p text:style-name="P302">nplot(xvec=t, yvec=x, plotType="x")</text:p>
      <text:p text:style-name="P302">// demonstrate that we can change the order of named parameters</text:p>
      <text:p text:style-name="P302">subplot(3,1,3) </text:p>
      <text:p text:style-name="P302">nplot(yvec=x, xvec=t, plotType="*")</text:p>
      <text:p text:style-name="P302">figure(4)</text:p>
      <text:p text:style-name="P302">nplot2(x=t, y=x, z = y)</text:p>
      <text:p text:style-name="P302"><text:bookmark-end text:name="__DdeLink__28910_511824132"/></text:p>
      <text:h text:style-name="P597" text:outline-level="2"><text:bookmark-end text:name="__DdeLink__30870_1952493538"/></text:h>
      <text:p text:style-name="P22"/>
      <text:p text:style-name="P51"/>
      <text:h text:style-name="Heading_20_2" text:outline-level="2"><text:bookmark-start text:name="__RefHeading___Toc144985_2064470228"/><text:alphabetical-index-mark-start text:id="IMark99584424"/>Object-Oriented Plotting<text:bookmark-end text:name="__RefHeading___Toc144985_2064470228"/><text:alphabetical-index-mark-end text:id="IMark99584424"/></text:h>
      <text:p text:style-name="P392"><text:span text:style-name="Teletype"><text:span text:style-name="T191">Plotting routines tend to be complicated and can easily confuse the user. Therefore, we start to develop more convenient, object oriented plotting routines. These routines keep state information and permit the user to easily control the properties of the plots. A snapshot of such code is illustrated below.</text:span></text:span></text:p>
      <text:p text:style-name="P371"><text:bookmark text:name="Design_of_a_Plot_Facilitator_Object"/>Design of a Plot Facilitator Object</text:p>
      <text:p text:style-name="P378"/>
      <text:p text:style-name="P378">/* a class to plot in an object-oriented way</text:p>
      <text:p text:style-name="P378"><text:s/>we perform plotting in two steps:</text:p>
      <text:p text:style-name="P378"><text:s text:c="3"/>1. We specify the properties of our desired plot using the set*() routines</text:p>
      <text:p text:style-name="P378"><text:s text:c="3"/>2. We perform the plot using the simple mkPlot*() routines</text:p>
      <text:p text:style-name="P378">*/</text:p>
      <text:p text:style-name="P378"><text:s/><text:bookmark-start text:name="__DdeLink__30401_1185900666"/></text:p>
      <text:p text:style-name="P378">class PlotController() {</text:p>
      <text:p text:style-name="P378"/>
      <text:p text:style-name="P379">// these routines affect <text:span text:style-name="T321">the properties of the </text:span>AbstractDrawer <text:span text:style-name="T321">class</text:span></text:p>
      <text:p text:style-name="P379">// <text:span text:style-name="T321">of the jmathPlot library, </text:span>and can be used to change the defaults </text:p>
      <text:p text:style-name="P378">// for external plotting routines that do not specify their own values</text:p>
      <text:p text:style-name="P378"><text:s text:c="7"/>// set drawing to continuous lines</text:p>
      <text:p text:style-name="P378"><text:s text:c="4"/>def setContinuousLine() = { scalaSci.math.plot.render.AbstractDrawer.line_type = scalaSci.math.plot.render.AbstractDrawer.CONTINOUS_LINE }</text:p>
      <text:p text:style-name="P378"><text:s text:c="7"/>// set drawing to dotted lines</text:p>
      <text:p text:style-name="P378"><text:s text:c="4"/>def setDottedLine() = { scalaSci.math.plot.render.AbstractDrawer.line_type = scalaSci.math.plot.render.AbstractDrawer.DOTTED_LINE }</text:p>
      <text:p text:style-name="P378"><text:s text:c="7"/>// set drawing to Round Dot</text:p>
      <text:p text:style-name="P378"><text:s text:c="4"/>def setRoundDot() = { scalaSci.math.plot.render.AbstractDrawer.dot_type = scalaSci.math.plot.render.AbstractDrawer.ROUND_DOT }</text:p>
      <text:p text:style-name="P378"><text:s text:c="7"/>// set drawing to cross dot</text:p>
      <text:p text:style-name="P378"><text:s text:c="4"/>def setCrossDot() = { scalaSci.math.plot.render.AbstractDrawer.dot_type = scalaSci.math.plot.render.AbstractDrawer.CROSS_DOT }</text:p>
      <text:p text:style-name="P378"><text:s text:c="7"/>// set font</text:p>
      <text:p text:style-name="P378"><text:s text:c="4"/>def setFont(font: java.awt.Font) = { scalaSci.math.plot.PlotGlobals.defaultAbstractDrawerFont <text:soft-page-break/>= font } </text:p>
      <text:p text:style-name="P378"><text:s text:c="7"/>// set Color</text:p>
      <text:p text:style-name="P378"><text:s text:c="4"/>def setColor(color: java.awt.Color) = { scalaSci.math.plot.PlotGlobals.defaultAbstractDrawerColor = color } </text:p>
      <text:p text:style-name="P378"><text:s text:c="7"/>// set line width</text:p>
      <text:p text:style-name="P378"><text:s text:c="4"/>def setlineWidth(lw: Int) = { scalaSci.math.plot.render.AbstractDrawer.line_width = lw } </text:p>
      <text:p text:style-name="P378"><text:s text:c="4"/></text:p>
      <text:p text:style-name="P378"><text:s text:c="6"/>// references to the data for plot</text:p>
      <text:p text:style-name="P378"><text:s text:c="4"/>var xData = new Array[Double](1)</text:p>
      <text:p text:style-name="P378"><text:s text:c="4"/>var yData = new Array[Double](1)</text:p>
      <text:p text:style-name="P378"><text:s text:c="4"/>var zData = new Array[Double](1)</text:p>
      <text:p text:style-name="P378"><text:s text:c="8"/></text:p>
      <text:p text:style-name="P378"><text:s text:c="6"/>// adjust the data references for plotting to the actual data <text:s text:c="2"/></text:p>
      <text:p text:style-name="P378"><text:s text:c="4"/>def setX(x: Array[Double]) = { xData = x } <text:s/>// sets the x-data for plotting</text:p>
      <text:p text:style-name="P378"><text:s text:c="4"/>def setY(y: Array[Double]) = { yData = y } <text:s/>// sets the y-data for plotting</text:p>
      <text:p text:style-name="P378"><text:s text:c="4"/>def setZ(z: Array[Double]) = { zData = z } <text:s/>// sets the z-data for plotting</text:p>
      <text:p text:style-name="P378"><text:s text:c="4"/></text:p>
      <text:p text:style-name="P378"><text:s text:c="4"/>def setX(x: scalaSci.Vec) = { xData = x.getv} <text:s/>// sets the x-data using Vec </text:p>
      <text:p text:style-name="P378"><text:s text:c="4"/>def setY(y: scalaSci.Vec) = { yData = y.getv} // sets the y-data using Vec</text:p>
      <text:p text:style-name="P378"><text:s text:c="4"/>def setZ(z: scalaSci.Vec) = { zData = z.getv} // sets the z-data using Vec</text:p>
      <text:p text:style-name="P378"><text:s text:c="4"/></text:p>
      <text:p text:style-name="P378"><text:s text:c="4"/></text:p>
      <text:p text:style-name="P378"><text:s text:c="4"/>var xlabelStr = "X-axis"</text:p>
      <text:p text:style-name="P378"><text:s text:c="4"/>def setxlabel(xl: String) = xlabelStr = xl</text:p>
      <text:p text:style-name="P378"><text:s text:c="4"/></text:p>
      <text:p text:style-name="P378"><text:s text:c="4"/>var ylabelStr = "Y-axis"</text:p>
      <text:p text:style-name="P378"><text:s text:c="4"/>def setylabel(yl: String) = ylabelStr = yl</text:p>
      <text:p text:style-name="P378"><text:s text:c="4"/></text:p>
      <text:p text:style-name="P378"><text:s text:c="4"/>var zlabelStr = "Z-axis"</text:p>
      <text:p text:style-name="P378"><text:s text:c="4"/>def setzlabel(zl: String) = zlabelStr = zl</text:p>
      <text:p text:style-name="P378"><text:s text:c="4"/></text:p>
      <text:p text:style-name="P378"><text:s text:c="4"/>var plotTitle2D = "2-D Plot"</text:p>
      <text:p text:style-name="P378"><text:s text:c="4"/>def setplotTitle2D(plTitle: String) = { plotTitle2D = plTitle }</text:p>
      <text:p text:style-name="P378"><text:s text:c="4"/>var plotTitle3D = "3-D Plot"</text:p>
      <text:p text:style-name="P378"><text:s text:c="4"/>def setplotTitle3D(plTitle: String) = { plotTitle3D = plTitle }</text:p>
      <text:p text:style-name="P378"><text:soft-page-break/></text:p>
      <text:p text:style-name="P378"><text:s text:c="4"/></text:p>
      <text:p text:style-name="P378"><text:s text:c="4"/></text:p>
      <text:p text:style-name="P378"><text:s text:c="7"/></text:p>
      <text:p text:style-name="P378"><text:s text:c="4"/>// perform the plot using the object's properties</text:p>
      <text:p text:style-name="P378"><text:s text:c="4"/>def mkplot() = { </text:p>
      <text:p text:style-name="P378"><text:s text:c="8"/>scalaSci.math.plot.plotTypes.plot(xData, yData, scalaSci.math.plot.PlotGlobals.defaultAbstractDrawerColor, plotTitle2D)</text:p>
      <text:p text:style-name="P378"><text:s text:c="8"/>scalaSci.math.plot.plot.xlabel(xlabelStr)</text:p>
      <text:p text:style-name="P378"><text:s text:c="8"/>scalaSci.math.plot.plot.ylabel(ylabelStr)</text:p>
      <text:p text:style-name="P378"><text:s text:c="8"/></text:p>
      <text:p text:style-name="P378"><text:s text:c="7"/>}</text:p>
      <text:p text:style-name="P378"><text:s/></text:p>
      <text:p text:style-name="P378"><text:s/>// perform the plot using the object's properties</text:p>
      <text:p text:style-name="P378"><text:s text:c="4"/>def mkplot3D() = { </text:p>
      <text:p text:style-name="P378"><text:s text:c="8"/></text:p>
      <text:p text:style-name="P378"><text:s text:c="8"/>scalaSci.math.plot.plotTypes.plot(xData, yData, zData, scalaSci.math.plot.PlotGlobals.defaultAbstractDrawerColor, <text:s/>plotTitle3D)</text:p>
      <text:p text:style-name="P378"><text:s text:c="8"/>scalaSci.math.plot.plot.xlabel(xlabelStr)</text:p>
      <text:p text:style-name="P378"><text:s text:c="8"/>scalaSci.math.plot.plot.ylabel(ylabelStr)</text:p>
      <text:p text:style-name="P378"><text:s text:c="8"/>scalaSci.math.plot.plot.zlabel(zlabelStr)</text:p>
      <text:p text:style-name="P378"><text:s text:c="7"/>}</text:p>
      <text:p text:style-name="P378"><text:s/>}<text:bookmark-end text:name="__DdeLink__30401_1185900666"/></text:p>
      <text:p text:style-name="P380"><text:s text:c="4"/></text:p>
      <text:p text:style-name="P374"><text:bookmark text:name="Testing_the_Plot_Controller_Object"/>Testing the Plot Controller Object</text:p>
      <text:p text:style-name="P382"><text:span text:style-name="Teletype"><text:span text:style-name="T202"/></text:span></text:p>
      <text:p text:style-name="P382"><text:span text:style-name="Teletype"><text:span text:style-name="T202">We can now test the plot controller object as:</text:span></text:span></text:p>
      <text:p text:style-name="P372"><text:s/></text:p>
      <text:p text:style-name="P374"><text:span text:style-name="T322"><text:s/></text:span><text:bookmark-start text:name="__DdeLink__31914_1185900666"/><text:span text:style-name="T322">// Illustrates how to <text:s/>construct a PlotController object to facilitate the plotting</text:span></text:p>
      <text:p text:style-name="P372"><text:s text:c="4"/>var po = new PlotController()</text:p>
      <text:p text:style-name="P372"><text:s text:c="4"/></text:p>
      <text:p text:style-name="P372"><text:s text:c="4"/>// construct some signals</text:p>
      <text:p text:style-name="P372"><text:s text:c="4"/>var x = 0::1 ::100</text:p>
      <text:p text:style-name="P372"><text:s text:c="4"/>var y1 = sin(0.45*x)</text:p>
      <text:p text:style-name="P372"><text:s text:c="4"/>var y2 = sin(0.778*x)+0.2*cos(3.4*x)</text:p>
      <text:p text:style-name="P372"><text:s text:c="4"/>var y3 = cos(y1+y2)</text:p>
      <text:p text:style-name="P372"><text:s text:c="4"/></text:p>
      <text:p text:style-name="P372"><text:s text:c="4"/>// construct the first plot object</text:p>
      <text:p text:style-name="P372"><text:s text:c="4"/>closeAll() <text:s/>// close any previous figure</text:p>
      <text:p text:style-name="P372"><text:s text:c="5"/>// <text:span text:style-name="T323">set the signals for plotting </text:span></text:p>
      <text:p text:style-name="P372"><text:s text:c="4"/>po.setX(x.getv) <text:s/></text:p>
      <text:p text:style-name="P372"><text:s text:c="4"/>po.setY(y1.getv)</text:p>
      <text:p text:style-name="P372"><text:s text:c="4"/>po.setColor(Color.GREEN) <text:s/>// use GREEN color for plotting</text:p>
      <text:p text:style-name="P372"><text:soft-page-break/><text:s text:c="4"/>po.setplotTitle2D(" Demonstrating 2-D plots")</text:p>
      <text:p text:style-name="P372"><text:s text:c="4"/>po.setDottedLine()</text:p>
      <text:p text:style-name="P372"><text:s text:c="4"/>po.mkplot() <text:s text:c="2"/>// plot the first signal</text:p>
      <text:p text:style-name="P372"><text:s text:c="4"/></text:p>
      <text:p text:style-name="P372"><text:s text:c="4"/>po.setContinuousLine(); <text:s text:c="2"/>// set now to continous line plotting</text:p>
      <text:p text:style-name="P372"><text:s text:c="4"/>po.setColor(Color.RED)</text:p>
      <text:p text:style-name="P372"><text:s text:c="4"/>po.setlineWidth(15) <text:s text:c="2"/>// set to thicker width</text:p>
      <text:p text:style-name="P372"><text:s text:c="4"/>// redefine the new signals for plotting</text:p>
      <text:p text:style-name="P373"><text:s text:c="4"/><text:span text:style-name="T323">hold("on"); </text:span></text:p>
      <text:p text:style-name="P373"><text:span text:style-name="T323"><text:s text:c="3"/></text:span><text:s/>po.setY(y2) <text:s text:c="2"/>// we change only the Y signal</text:p>
      <text:p text:style-name="P372"/>
      <text:p text:style-name="P372"><text:s text:c="4"/>figure; po.mkplot()</text:p>
      <text:p text:style-name="P372"><text:s text:c="4"/></text:p>
      <text:p text:style-name="P372"><text:s text:c="4"/>var z = cos(4.5*x)</text:p>
      <text:p text:style-name="P372"><text:s text:c="4"/>po.setZ(z)</text:p>
      <text:p text:style-name="P372"><text:s text:c="4"/></text:p>
      <text:p text:style-name="P372"><text:s text:c="4"/>po.setColor(Color.BLUE) <text:s/>// change the plot color</text:p>
      <text:p text:style-name="P372"><text:s text:c="4"/>po.setlineWidth(1) <text:s/>// set the line width to 1</text:p>
      <text:p text:style-name="P372"><text:s text:c="4"/>po.mkplot3D</text:p>
      <text:p text:style-name="P372"><text:s/></text:p>
      <text:p text:style-name="P374"><text:bookmark-end text:name="__DdeLink__31914_1185900666"/></text:p>
      <text:p text:style-name="P31"/>
      <text:p text:style-name="P50"><text:bookmark-end text:name="__DdeLink__9956_1133918951"/><text:bookmark-end text:name="__DdeLink__9953_1133918951"/></text:p>
      <text:h text:style-name="P609" text:outline-level="1"><text:bookmark-start text:name="__RefHeading___Toc144987_2064470228"/>Chapter <text:variable-get text:name="chapterCnt" style:data-style-name="N0">11</text:variable-get><text:variable-set text:name="chapterCnt" text:display="none" text:formula="ooow:chapterCnt+1" office:value-type="float" office:value="12" style:data-style-name="N0"/> Applications with Numerical Recipes code<text:bookmark-end text:name="__RefHeading___Toc144987_2064470228"/></text:h>
      <text:p text:style-name="Text_20_body"/>
      <text:p text:style-name="Text_20_body"/>
      <text:p text:style-name="Text_20_body"/>
      <text:h text:style-name="Heading_20_2" text:outline-level="2"><text:bookmark-start text:name="__RefHeading___Toc144989_2064470228"/>Model Fitting with Levenberg-Marquardt<text:bookmark-end text:name="__RefHeading___Toc144989_2064470228"/></text:h>
      <text:p text:style-name="P111"/>
      <text:p text:style-name="P290">The <text:alphabetical-index-mark text:string-value="Levenberg-Marquardt method"/>Levenberg-Marquardt method [<text:variable-get text:name="Pre02" style:data-style-name="N0">12</text:variable-get>] fits a nonlinear model to the data. <text:span text:style-name="T324">It works by varying smoothly between the extremes of the inverse-Hessian method and the steepest descent method. The inverse-Hessian method is used far from the minimum, switching continuously to the steepest descent as the minimum is approached. The Levenberg-Marquardt method works usually very well when plausible starting guesses for the parameters of the nonlinear model can be guested.</text:span></text:p>
      <text:p text:style-name="P290"><text:span text:style-name="T325">The example generates data that are the sum of two Gaussians (method </text:span><text:span text:style-name="T116">ag</text:span><text:span text:style-name="T325">), injects noise to them, and then tries to fit a Levenberg-Marquardt model to the synthetic data. </text:span></text:p>
      <text:p text:style-name="P289"/>
      <text:p text:style-name="P111">import com.nr.NRUtil.SQR</text:p>
      <text:p text:style-name="P111">import com.nr.NRUtil.buildVector</text:p>
      <text:p text:style-name="P111"/>
      <text:p text:style-name="P111">import com.nr.model.FGauss</text:p>
      <text:p text:style-name="P111">import com.nr.model.Fitmrq</text:p>
      <text:p text:style-name="P111">import com.nr.ran.Normaldev</text:p>
      <text:p text:style-name="P111"/>
      <text:p text:style-name="P111">// Levenberg-Marquardt example</text:p>
      <text:p text:style-name="P111"/>
      <text:p text:style-name="P111">closeAll</text:p>
      <text:p text:style-name="P111"/>
      <text:p text:style-name="P124"><text:s text:c="3"/>var <text:s/>N = 200 <text:s/>// <text:span text:style-name="T326">data array length</text:span></text:p>
      <text:p text:style-name="P124"><text:s text:c="3"/>var <text:s/>MA=6 <text:s text:c="2"/>// <text:span text:style-name="T326">the model’s parameters</text:span></text:p>
      <text:p text:style-name="P111"><text:s text:c="3"/>var aa = Array(5.0, 1.0, 1.5, 2.0, 9.0, 3.0)</text:p>
      <text:p text:style-name="P111"><text:s text:c="3"/>var gguess = Array(4.5, 1.2, 2.8, 2.5, 8.9, 2.8)</text:p>
      <text:p text:style-name="P111"><text:s text:c="3"/>var <text:s/>SPREAD = 0.01</text:p>
      <text:p text:style-name="P111"><text:s text:c="3"/>var <text:s/>x = new Array[Double](N)</text:p>
      <text:p text:style-name="P111"><text:s text:c="3"/>var <text:s/>y = new Array[Double](N) </text:p>
      <text:p text:style-name="P111"><text:s text:c="3"/>var <text:s/>sig = new Array[Double](N) <text:s/>// <text:span text:style-name="T326">individual standard deviations</text:span></text:p>
      <text:p text:style-name="P111"><text:s text:c="3"/>var <text:s/>a = aa.clone</text:p>
      <text:p text:style-name="P111"><text:soft-page-break/><text:s text:c="3"/>var guess = gguess.clone</text:p>
      <text:p text:style-name="P111"><text:s text:c="4"/></text:p>
      <text:p text:style-name="P111"><text:s text:c="4"/>// Test Fitmrq</text:p>
      <text:p text:style-name="P111"><text:s text:c="4"/>println("Testing Fitmrq")</text:p>
      <text:p text:style-name="P111"/>
      <text:p text:style-name="P111"><text:s text:c="4"/>var <text:s/>ndev = new Normaldev(0.0, 1.0, 17)</text:p>
      <text:p text:style-name="P111"/>
      <text:p text:style-name="P111"><text:s text:c="4"/>var Np = 5000</text:p>
      <text:p text:style-name="P111"><text:s text:c="4"/>var nd = new Vec(Np) <text:s/>// test some normaldev points</text:p>
      <text:p text:style-name="P111"><text:s text:c="4"/>for (k&lt;-0 until Np)</text:p>
      <text:p text:style-name="P111"><text:s text:c="5"/>nd(k) = ndev.dev</text:p>
      <text:p text:style-name="P111"><text:s text:c="5"/>plot(nd)</text:p>
      <text:p text:style-name="P111"/>
      <text:p text:style-name="P111"><text:s text:c="4"/>figure(2); title("Normal <text:s/>density")</text:p>
      <text:p text:style-name="P111"><text:s text:c="4"/>var slicesX = 30</text:p>
      <text:p text:style-name="P111"><text:s text:c="4"/>plot2d_histogram(nd.getv, slicesX, "Normal Probability Density")</text:p>
      <text:p text:style-name="P111"><text:s text:c="4"/></text:p>
      <text:p text:style-name="P111"><text:s text:c="4"/>// First try a sum of two Gaussians</text:p>
      <text:p text:style-name="P111"><text:s text:c="4"/>// y(i) = a(0)*exp(-((x(i)-a(i))/a(2))^2+a(3)*exp(-((x(i)-a(i))/a(5))^2</text:p>
      <text:p text:style-name="P111"><text:s text:c="4"/>// the actual unknown function</text:p>
      <text:p text:style-name="P111"><text:s text:c="4"/>def ag(x: Double, a: Array[Double]) = {</text:p>
      <text:p text:style-name="P111"><text:s text:c="7"/>a(0)*exp(-SQR((x-a(1))/a(2)))+a(3)*exp(-SQR((x-a(4))/a(5))) <text:s text:c="5"/></text:p>
      <text:p text:style-name="P111"><text:s text:c="4"/>}</text:p>
      <text:p text:style-name="P111"/>
      <text:p text:style-name="P111"><text:s text:c="5"/>var dx= 0.1</text:p>
      <text:p text:style-name="P111"><text:s text:c="4"/>for (i &lt;- 0 until N) {</text:p>
      <text:p text:style-name="P111"><text:s text:c="12"/>x(i) = 0.1*(i+1) <text:s text:c="3"/>// <text:span text:style-name="T326">x data values</text:span></text:p>
      <text:p text:style-name="P111"><text:s text:c="9"/>y(i) = <text:s/>ag(dx*i, a) <text:s text:c="3"/>// <text:span text:style-name="T326">y data values</text:span></text:p>
      <text:p text:style-name="P111"><text:s text:c="9"/>y(i) *= (1.0+SPREAD*ndev.dev()) <text:s text:c="2"/>// <text:span text:style-name="T326">add some noise to the y-values</text:span></text:p>
      <text:p text:style-name="P111"><text:s text:c="8"/>sig(i) = SPREAD*y(i) <text:s/>// individual standard deviations</text:p>
      <text:p text:style-name="P111"><text:s text:c="3"/>}</text:p>
      <text:p text:style-name="P111"/>
      <text:p text:style-name="P111">figure(3); plot(y, <text:s/>Color.BLUE, "Sum of two Gaussians")</text:p>
      <text:p text:style-name="P111"/>
      <text:p text:style-name="P111"/>
      <text:p text:style-name="P111"><text:soft-page-break/><text:s text:c="4"/>var fgauss = new Fgauss() <text:s text:c="3"/>// <text:span text:style-name="T326">the user supplied function that calculates the </text:span></text:p>
      <text:p text:style-name="P111"><text:s text:c="4"/><text:tab/><text:tab/><text:tab/><text:tab/>// <text:span text:style-name="T326">nonlinear fitting function and its derivatives</text:span></text:p>
      <text:p text:style-name="P111"><text:s text:c="7"/>// <text:span text:style-name="T326">perform the Levenberg-Marquardt optimization</text:span></text:p>
      <text:p text:style-name="P111"><text:s text:c="4"/>var myfit = new Fitmrq(x, y, sig, guess, fgauss)</text:p>
      <text:p text:style-name="P111"><text:s text:c="4"/>myfit.fit()</text:p>
      <text:p text:style-name="P111"/>
      <text:p text:style-name="P111">// evaluate using the model coefficients</text:p>
      <text:p text:style-name="P111">def evg(x: Double, mf: com.nr.model.Fitmrq) = </text:p>
      <text:p text:style-name="P111"><text:s text:c="2"/>ag(x, mf.a)</text:p>
      <text:p text:style-name="P111"/>
      <text:p text:style-name="P111">var yc = new Array[Double](y.length)</text:p>
      <text:p text:style-name="P111"><text:s text:c="2"/>// evaluate reconstructed Gaussian model</text:p>
      <text:p text:style-name="P111"><text:s/>for (i &lt;- 0 until N) </text:p>
      <text:p text:style-name="P111"><text:s text:c="4"/>yc(i) = evg(dx*i, myfit)</text:p>
      <text:p text:style-name="P111"/>
      <text:p text:style-name="P111">figure(4); hold("on"); <text:s text:c="3"/>plot(yc, Color.GREEN, "Reconstructed" );</text:p>
      <text:p text:style-name="P111"><text:s text:c="4"/>plot(y, <text:s/>Color.RED, "Original")</text:p>
      <text:p text:style-name="P111"><text:s text:c="3"/></text:p>
      <text:p text:style-name="P111">println( "chi-squared: <text:s/>\n"+ myfit.chisq)</text:p>
      <text:p text:style-name="P111">for (i &lt;- 0 until MA) <text:s/>println( myfit.a(i))</text:p>
      <text:p text:style-name="P111">println</text:p>
      <text:p text:style-name="P111">println("Uncertainties:")</text:p>
      <text:p text:style-name="P111">for (i &lt;- 0 until <text:s/>MA) <text:s/>println(sqrt(myfit.covar(i, i)))</text:p>
      <text:p text:style-name="P111"/>
      <text:p text:style-name="P111">println("Expected results:")</text:p>
      <text:p text:style-name="P111"/>
      <text:p text:style-name="P111"><text:s/>for (i &lt;- 0 until <text:s/>MA) <text:s/>println(a(i))</text:p>
      <text:p text:style-name="P111"/>
      <text:p text:style-name="P111"/>
      <text:p text:style-name="P111"/>
      <text:p text:style-name="P111"><text:s text:c="2"/>var localflag = false <text:s/>// signals an error in the estimated uncertainty</text:p>
      <text:p text:style-name="P111"><text:s text:c="2"/>var globalflag = false</text:p>
      <text:p text:style-name="P111"><text:s/>for (j&lt;-0 until MA) {</text:p>
      <text:p text:style-name="P111"><text:s text:c="8"/>var j = 0</text:p>
      <text:p text:style-name="P111"><text:s text:c="6"/>localflag = abs(myfit.a(j)-a(j)) &gt; 2.0*sqrt(myfit.covar(j)(j)) <text:s/>// a true value signals a bad fit</text:p>
      <text:p text:style-name="P111"><text:soft-page-break/><text:s text:c="6"/>globalflag = globalflag || localflag</text:p>
      <text:p text:style-name="P111"><text:s text:c="6"/>if (localflag) {</text:p>
      <text:p text:style-name="P111"><text:s text:c="8"/>println("*** Fitmrq: Fitted parameter "+j+ " <text:s/>not within estimated uncertainty")</text:p>
      <text:p text:style-name="P111"><text:s text:c="8"/></text:p>
      <text:p text:style-name="P111"><text:s text:c="6"/>}</text:p>
      <text:p text:style-name="P111"><text:s text:c="4"/>}</text:p>
      <text:p text:style-name="P111"/>
      <text:p text:style-name="P111"/>
      <text:h text:style-name="P593" text:outline-level="2"/>
      <text:p text:style-name="P111"/>
      <text:h text:style-name="Heading_20_2" text:outline-level="2"><text:bookmark-start text:name="__RefHeading___Toc144993_2064470228"/>Minimization and Maximization of Functions<text:bookmark-end text:name="__RefHeading___Toc144993_2064470228"/></text:h>
      <text:p text:style-name="Text_20_body"/>
      <text:h text:style-name="Heading_20_3" text:outline-level="3"><text:bookmark-start text:name="__RefHeading___Toc144995_2064470228"/><text:alphabetical-index-mark-start text:id="IMark99874872"/>Powell method<text:alphabetical-index-mark-end text:id="IMark99874872"/>. Example 1<text:bookmark-end text:name="__RefHeading___Toc144995_2064470228"/></text:h>
      <text:p text:style-name="Text_20_body"/>
      <text:p text:style-name="Text_20_body"/>
      <text:p text:style-name="P111"/>
      <text:p text:style-name="P111">import com.nr.RealValueFun</text:p>
      <text:p text:style-name="P111">import com.nr.min.Powell</text:p>
      <text:p text:style-name="P111"/>
      <text:p text:style-name="P111">// function to minimize with Powell method</text:p>
      <text:p text:style-name="P111">// we define a function of two <text:s/>variables</text:p>
      <text:p text:style-name="P111">class funcToMinimize extends RealValueFun {</text:p>
      <text:p text:style-name="P111"><text:s text:c="8"/>def funk( x: Array[Double]) = {</text:p>
      <text:p text:style-name="P111"><text:s text:c="16"/>cos(x(0)*x(0))-sin(x(1)*x(1))- 8.7</text:p>
      <text:p text:style-name="P111"><text:s text:c="11"/>}</text:p>
      <text:p text:style-name="P111"><text:s text:c="8"/>}</text:p>
      <text:p text:style-name="P111"/>
      <text:p text:style-name="P111"><text:s text:c="2"/>var <text:s/>p = new Array[Double](2)</text:p>
      <text:p text:style-name="P111"><text:s text:c="4"/></text:p>
      <text:p text:style-name="P111"><text:s text:c="4"/></text:p>
      <text:p text:style-name="P111"><text:s text:c="4"/>// Test Powell</text:p>
      <text:p text:style-name="P111"><text:s text:c="3"/>var funcToMinimizeObj = new funcToMinimize() <text:s text:c="2"/>// <text:s/>create an instance of the function to minimize</text:p>
      <text:p text:style-name="P111"><text:s text:c="3"/>var <text:s text:c="2"/>pow1 = new Powell(funcToMinimizeObj) <text:s/>// use the Powell minimizer for that particular <text:soft-page-break/>function</text:p>
      <text:p text:style-name="P111"><text:s text:c="4"/>p(0) = 2.0; <text:s/>p(1) = 5.0; <text:s/>// <text:s/>a starting initial condition</text:p>
      <text:p text:style-name="P111"><text:s text:c="4"/>var p0 = pow1.minimize(p) <text:s/>// <text:s/>minimize that with Powell method</text:p>
      <text:p text:style-name="P111">// <text:s text:c="2"/><text:span text:style-name="T327">the function value obtained at the point of the computed minimum by the Powell's method</text:span></text:p>
      <text:p text:style-name="P111"><text:s text:c="4"/>var minPowell = funcToMinimizeObj.funk(p0)</text:p>
      <text:p text:style-name="P111"/>
      <text:p text:style-name="P111"><text:s text:c="3"/></text:p>
      <text:p text:style-name="P111"><text:s text:c="3"/>// define the <text:s/>function being optimized, conveniently <text:s/>for plotiing</text:p>
      <text:p text:style-name="P111"><text:s text:c="3"/>def f(x: Double, y: Double) = {</text:p>
      <text:p text:style-name="P111"><text:s text:c="8"/>var xa = <text:s/>new Array[Double](2)</text:p>
      <text:p text:style-name="P111"><text:s text:c="8"/>xa(0) = x</text:p>
      <text:p text:style-name="P111"><text:s text:c="8"/>xa(1) = y</text:p>
      <text:p text:style-name="P111"><text:s text:c="5"/>funcToMinimizeObj.funk(xa) </text:p>
      <text:p text:style-name="P111"><text:s text:c="3"/>}</text:p>
      <text:p text:style-name="P111"/>
      <text:p text:style-name="P111"><text:s text:c="6"/>// plot now the function in order the minima to be evident</text:p>
      <text:p text:style-name="P111">close("all")</text:p>
      <text:p text:style-name="P111">figure3d; fplot2d(f, 3.0, 3.5, <text:s/>4.2, 4.8, Color.RED, true);</text:p>
      <text:p text:style-name="P111">title("minimum at "+p0(0) +" , "+p0(1))</text:p>
      <text:p text:style-name="P111"/>
      <text:p text:style-name="P111"/>
      <text:p text:style-name="P111"/>
      <text:h text:style-name="Heading_20_3" text:outline-level="3"><text:bookmark-start text:name="__RefHeading___Toc144997_2064470228"/>Powell method – Example 2<text:bookmark-end text:name="__RefHeading___Toc144997_2064470228"/></text:h>
      <text:p text:style-name="Text_20_body"/>
      <text:p text:style-name="P348">The example optimizes the function </text:p>
      <text:p text:style-name="P348"><draw:frame draw:style-name="fr2" draw:name="Object8" text:anchor-type="as-char" svg:width="3.0701in" svg:height="0.3929in" draw:z-index="11"><draw:object xlink:href="./Object 8" xlink:type="simple" xlink:show="embed" xlink:actuate="onLoad"/><draw:image xlink:href="./ObjectReplacements/Object 8" xlink:type="simple" xlink:show="embed" xlink:actuate="onLoad"/></draw:frame></text:p>
      <text:p text:style-name="P348">The starting point is P=(3/2, 3/2, 5/2) and the unit directions (1,0,0), (0,1,0), (0,0,1) are used as the initial directions.</text:p>
      <text:p text:style-name="P348"><text:s text:c="3"/></text:p>
      <text:h text:style-name="P578" text:outline-level="3"/>
      <text:p text:style-name="P111">/* optimize the function </text:p>
      <text:p text:style-name="P111"><text:s text:c="8"/>f(x, y, z) = 1/2 - J_0[(x-1)^2+(y-2)^2+(z-3)^2]</text:p>
      <text:p text:style-name="P111"><text:s text:c="4"/>with the Powell's method</text:p>
      <text:p text:style-name="P111"><text:s text:c="2"/>The script provides <text:s text:c="2"/>powell with a starting point P of (3/2, 3//2, 5/2) and a set of initial directions</text:p>
      <text:p text:style-name="P111"><text:s text:c="2"/>here chosen to be the unit directions (1, 0, 0), (0, 1, 0) and (0, 0, 1)</text:p>
      <text:p text:style-name="P111"><text:soft-page-break/><text:s text:c="2"/>powell performs its one-dimensional minimizations with linmin */</text:p>
      <text:p text:style-name="P111"/>
      <text:p text:style-name="P111">// function to minimize with Powell method</text:p>
      <text:p text:style-name="P111">// we define a function of two <text:s/>variables</text:p>
      <text:p text:style-name="P111"/>
      <text:p text:style-name="P111">import com.nr.RealValueFun</text:p>
      <text:p text:style-name="P111"/>
      <text:p text:style-name="P111">class funcToMinimize extends RealValueFun {</text:p>
      <text:p text:style-name="P111"><text:s text:c="8"/>def funk( x: Array[Double]) = {</text:p>
      <text:p text:style-name="P111">import com.nr.sf.Bessjy</text:p>
      <text:p text:style-name="P111">val bj = new Bessjy // construct a Bessel object</text:p>
      <text:p text:style-name="P111"/>
      <text:p text:style-name="P111"><text:s text:c="3"/>0.5-bj.j0( (x(0)-1.0)*(x(0)-1.0)+(x(1)-2.0)*(x(1)-2.0)+(x(2)-3.0)*(x(2)-3.0))</text:p>
      <text:p text:style-name="P111"><text:s text:c="11"/>}</text:p>
      <text:p text:style-name="P111"><text:s text:c="8"/>}</text:p>
      <text:p text:style-name="P111"/>
      <text:p text:style-name="P111"><text:s text:c="8"/></text:p>
      <text:p text:style-name="P111"><text:s text:c="4"/>// Test Powell</text:p>
      <text:p text:style-name="P111"><text:s text:c="3"/>var funcToMinimizeObj = new funcToMinimize() <text:s text:c="2"/>// <text:s/>create an instance of the function to minimize</text:p>
      <text:p text:style-name="P111"><text:s text:c="3"/>import com.nr.min.Powell</text:p>
      <text:p text:style-name="P111"/>
      <text:p text:style-name="P111"><text:s text:c="3"/>var <text:s text:c="2"/>pow1 = new Powell(funcToMinimizeObj) <text:s/>// use the Powell minimizer for that particular function</text:p>
      <text:p text:style-name="P111"/>
      <text:p text:style-name="P111"/>
      <text:p text:style-name="P111"><text:s text:c="2"/>var NDIM = 3</text:p>
      <text:p text:style-name="P111"><text:s/>// this matrix defines the initial set of directions</text:p>
      <text:p text:style-name="P111"><text:s text:c="2"/>var xi = eye(NDIM)</text:p>
      <text:p text:style-name="P111"/>
      <text:p text:style-name="P111">var p = new AD(3)</text:p>
      <text:p text:style-name="P111"/>
      <text:p text:style-name="P111"><text:s/>var p0 = pow1.minimize(p, xi) <text:s/>// <text:s/>minimize that with Powell method</text:p>
      <text:p text:style-name="P111"><text:s/>println("iterations performed <text:s/>= "+ pow1.iter)</text:p>
      <text:h text:style-name="Heading_20_3" text:outline-level="3"><text:soft-page-break/></text:h>
      <text:h text:style-name="Heading_20_2" text:outline-level="2"><text:bookmark-start text:name="__RefHeading___Toc144999_2064470228"/>Statistical Description of Data<text:bookmark-end text:name="__RefHeading___Toc144999_2064470228"/></text:h>
      <text:p text:style-name="Text_20_body"/>
      <text:p text:style-name="Text_20_body">Here, we present examples illustrating the statistical routines.</text:p>
      <text:p text:style-name="Text_20_body"/>
      <text:h text:style-name="Heading_20_3" text:outline-level="3"><text:bookmark-start text:name="__RefHeading___Toc145001_2064470228"/>Testing avevar<text:bookmark-end text:name="__RefHeading___Toc145001_2064470228"/></text:h>
      <text:p text:style-name="Text_20_body"/>
      <text:p text:style-name="P349">The following example uses the <text:span text:style-name="T112">avevar()</text:span><text:span text:style-name="T125"> method to compute the mean and variance of a set of numbers.</text:span></text:p>
      <text:p text:style-name="P111"/>
      <text:p text:style-name="P111">import com.nr.NRUtil.buildVector</text:p>
      <text:p text:style-name="P111">import com.nr.stat.Moment.avevar</text:p>
      <text:p text:style-name="P111">import com.nr.test.NRTestUtil.maxel</text:p>
      <text:p text:style-name="P111">import com.nr.test.NRTestUtil.vecsub</text:p>
      <text:p text:style-name="P111">import java.lang.Math.acos</text:p>
      <text:p text:style-name="P111">import java.lang.Math.sin</text:p>
      <text:p text:style-name="P111">import org.netlib.util.doubleW</text:p>
      <text:p text:style-name="P111"/>
      <text:p text:style-name="P111"><text:s/>var <text:s/>NPTS=10000 <text:s/>// <text:span text:style-name="T328">number of points</text:span></text:p>
      <text:p text:style-name="P111"><text:s/>var <text:s/>NBIN=101 <text:s text:c="3"/>// <text:span text:style-name="T328">number of bins</text:span></text:p>
      <text:p text:style-name="P111"><text:s/>var <text:s/>NPNB=NPTS+NBIN</text:p>
      <text:p text:style-name="P111"><text:s/></text:p>
      <text:p text:style-name="P111"><text:s/>var <text:s/>n=0</text:p>
      <text:p text:style-name="P111"><text:s/>var <text:s/>pi=acos(-1.0)</text:p>
      <text:p text:style-name="P111"><text:s/></text:p>
      <text:p text:style-name="P111"><text:s text:c="4"/>// Expected ave<text:span text:style-name="T328">rage</text:span>, v<text:span text:style-name="T328">ariance</text:span></text:p>
      <text:p text:style-name="P111"><text:s/>var <text:s/>expect= Array(pi/2.0, 0.467401)</text:p>
      <text:p text:style-name="P111"><text:s text:c="4"/></text:p>
      <text:p text:style-name="P111">// <text:span text:style-name="T328">since Java does not support passing of primitive types by reference, Numerical Recipes </text:span></text:p>
      <text:p text:style-name="P111">// <text:span text:style-name="T328">code wraps them in doubleW objects</text:span></text:p>
      <text:p text:style-name="P111"><text:s/>var ave=new doubleW(0)</text:p>
      <text:p text:style-name="P111"><text:s/>var vrnce=new doubleW(0)</text:p>
      <text:p text:style-name="P111"><text:s text:c="4"/></text:p>
      <text:p text:style-name="P111"><text:s/>var temp=new Array[Double](NPNB)</text:p>
      <text:p text:style-name="P111"><text:s/>var e=buildVector(expect)</text:p>
      <text:p text:style-name="P111"><text:soft-page-break/><text:s/>var <text:s/>localflag=false; var globalflag=false;</text:p>
      <text:p text:style-name="P111"/>
      <text:p text:style-name="P111"><text:s text:c="4"/></text:p>
      <text:p text:style-name="P111"><text:s text:c="4"/>// Test avevar</text:p>
      <text:p text:style-name="P111"><text:s text:c="4"/>println("Testing avevar")</text:p>
      <text:p text:style-name="P111"/>
      <text:p text:style-name="P111"><text:s text:c="4"/>// Create a sinusoidal distribution</text:p>
      <text:p text:style-name="P111"><text:s text:c="4"/>var x=0.0</text:p>
      <text:p text:style-name="P111"><text:s text:c="4"/>while (x&lt;=pi) {</text:p>
      <text:p text:style-name="P111"><text:s text:c="9"/>var nlim=(0.5+sin(x)*pi/2.0*NPTS/NBIN).asInstanceOf[Int]</text:p>
      <text:p text:style-name="P111"><text:s text:c="6"/>for (k&lt;-0 until <text:s/>nlim) { temp(n) = x; n+=1 }</text:p>
      <text:p text:style-name="P111"><text:s text:c="6"/>x += pi/NBIN</text:p>
      <text:p text:style-name="P111"><text:s text:c="5"/>}</text:p>
      <text:p text:style-name="P111"/>
      <text:p text:style-name="P111"><text:s text:c="2"/>var data = new <text:s text:c="2"/>Array[Double](n)</text:p>
      <text:p text:style-name="P111"><text:s text:c="2"/>for (k&lt;-0 until n) data(k) = temp(k)</text:p>
      <text:p text:style-name="P111"/>
      <text:p text:style-name="P111">// <text:span text:style-name="T328">compute average and variance of data</text:span></text:p>
      <text:p text:style-name="P111"><text:s text:c="3"/>avevar(data, ave, vrnce)</text:p>
      <text:p text:style-name="P111"/>
      <text:p text:style-name="P111"><text:s text:c="3"/>var observe <text:s/>= Array(ave.`val`, vrnce.`val`)</text:p>
      <text:p text:style-name="P111"/>
      <text:p text:style-name="P111"><text:s text:c="3"/>var o = buildVector(observe)</text:p>
      <text:p text:style-name="P111"/>
      <text:p text:style-name="P111"><text:s text:c="3"/>var sbeps = 2.0e-4</text:p>
      <text:p text:style-name="P111"><text:s text:c="3"/>localflag = maxel(vecsub(e,o))&gt;sbeps</text:p>
      <text:p text:style-name="P111"><text:s text:c="3"/>globalflag = globalflag || localflag</text:p>
      <text:p text:style-name="P111"><text:s text:c="2"/>if (localflag) {</text:p>
      <text:p text:style-name="P111"><text:s text:c="6"/>fail("*** moment: Reported average or variance of sinusoidal distribution was out of spec");</text:p>
      <text:p text:style-name="P111"><text:s text:c="4"/>}</text:p>
      <text:p text:style-name="P111"/>
      <text:p text:style-name="P111"><text:s text:c="4"/>if (globalflag) println("Failed\n")</text:p>
      <text:p text:style-name="P111"><text:s text:c="4"/>else println("Passed\n")</text:p>
      <text:p text:style-name="P111"><text:s text:c="3"/></text:p>
      <text:h text:style-name="Heading_20_2" text:outline-level="2"><text:soft-page-break/></text:h>
      <text:h text:style-name="Heading_20_2" text:outline-level="2"><text:bookmark-start text:name="__RefHeading___Toc145003_2064470228"/>Testing <text:alphabetical-index-mark-start text:id="IMark96963000"/>Student's t-Test<text:alphabetical-index-mark-end text:id="IMark96963000"/> for Significantly Different Means<text:bookmark-end text:name="__RefHeading___Toc145003_2064470228"/></text:h>
      <text:p text:style-name="Text_20_body"/>
      <text:p text:style-name="Text_20_body"/>
      <text:p text:style-name="P111"/>
      <text:p text:style-name="P111">// a test for Student's t-Test for significantly different means</text:p>
      <text:p text:style-name="P111"/>
      <text:p text:style-name="P111">import <text:s/>com.nr.stat.Stattests.ttest</text:p>
      <text:p text:style-name="P111">import org.netlib.util.doubleW</text:p>
      <text:p text:style-name="P111">import com.nr.ran.Normaldev</text:p>
      <text:p text:style-name="P111"/>
      <text:p text:style-name="P111"><text:s/>var NPTS=2000 <text:s text:c="2"/>// <text:span text:style-name="T328">number of points</text:span></text:p>
      <text:p text:style-name="P111"><text:s/>var <text:s/>data1 = new Array[Double](NPTS)</text:p>
      <text:p text:style-name="P111"><text:s/>var <text:s/>data2 = new Array[Double](NPTS)</text:p>
      <text:p text:style-name="P111"><text:s/>var <text:s/>data3 = new Array[Double](NPTS) <text:s text:c="2"/></text:p>
      <text:p text:style-name="P111"><text:s text:c="4"/>// Test ttest</text:p>
      <text:p text:style-name="P111"><text:s text:c="4"/>println("Testing ttest")</text:p>
      <text:p text:style-name="P111"/>
      <text:p text:style-name="P111"><text:s text:c="4"/>// Generate gaussian distributed data</text:p>
      <text:p text:style-name="P125"><text:s/>// <text:span text:style-name="T328">normal distribution with mean=0.0, std=1.0, 17 is the initial seed for the random generator</text:span></text:p>
      <text:p text:style-name="P111"><text:s text:c="5"/>var <text:s/>ndev1 = new Normaldev(0.0, 1.0, 17) </text:p>
      <text:p text:style-name="P111"><text:s text:c="5"/>var <text:s/>ndev2 = new Normaldev(0.02, 2.0, 14) <text:s text:c="2"/>// a distribution with close mean </text:p>
      <text:p text:style-name="P111"><text:s text:c="4"/>// Special case: identical distributions</text:p>
      <text:p text:style-name="P111"><text:s text:c="8"/>for (i&lt;-0 until <text:s/>NPTS) <text:s text:c="2"/>data1(i) = ndev1.dev()</text:p>
      <text:p text:style-name="P111"><text:s text:c="8"/>for (i&lt;-0 until <text:s/>NPTS) <text:s/>data2(i) = <text:s/>ndev2.dev()</text:p>
      <text:p text:style-name="P111"><text:s text:c="8"/></text:p>
      <text:p text:style-name="P111"><text:s text:c="5"/>var <text:s/>twSimilar = new doubleW(0)</text:p>
      <text:p text:style-name="P111"><text:s text:c="5"/>var <text:s/>pwSimilar = new doubleW(0)</text:p>
      <text:p text:style-name="P111"><text:s text:c="5"/>ttest(data1, data2, twSimilar, pwSimilar)</text:p>
      <text:p text:style-name="P111"><text:s text:c="5"/>var tvSimilar = twSimilar.`val` <text:s/>// Student's t</text:p>
      <text:p text:style-name="P111"><text:s text:c="5"/>var pvSimilar = pwSimilar.`val` <text:s text:c="2"/>// p-value</text:p>
      <text:p text:style-name="P111"/>
      <text:p text:style-name="P111"><text:s text:c="4"/>println(" t value for similar = "+tvSimilar +", p value for similar = "+pvSimilar)</text:p>
      <text:p text:style-name="P111"><text:soft-page-break/><text:s/></text:p>
      <text:p text:style-name="P111"/>
      <text:p text:style-name="P111"><text:s text:c="5"/>var <text:s/>ndev3 = new Normaldev(2, 1.0, 14) <text:s text:c="2"/>// a distribution with not close mean </text:p>
      <text:p text:style-name="P111"><text:s text:c="5"/>for (i&lt;-0 until <text:s/>NPTS) data3(i) = <text:s/>ndev3.dev()</text:p>
      <text:p text:style-name="P111"><text:s text:c="5"/>var <text:s/>twDifferent = new doubleW(0)</text:p>
      <text:p text:style-name="P111"><text:s text:c="5"/>var <text:s/>pwDifferent = new doubleW(0)</text:p>
      <text:p text:style-name="P111"><text:s text:c="5"/>ttest(data1, data3, twDifferent, pwDifferent)</text:p>
      <text:p text:style-name="P111"><text:s text:c="5"/></text:p>
      <text:p text:style-name="P111"><text:s text:c="5"/>var tvDifferent = twDifferent.`val`</text:p>
      <text:p text:style-name="P111"><text:s text:c="5"/>var pvDifferent = pwDifferent.`val`</text:p>
      <text:p text:style-name="P111"><text:s text:c="5"/></text:p>
      <text:p text:style-name="P111"><text:s text:c="4"/>println(" t value for different = "+tvDifferent + ", p value for different = "+pvDifferent)</text:p>
      <text:p text:style-name="P111"><text:s text:c="5"/></text:p>
      <text:p text:style-name="P111"/>
      <text:h text:style-name="Heading_20_1" text:outline-level="1"><text:bookmark-start text:name="__RefHeading___Toc145005_2064470228"/><text:alphabetical-index-mark-start text:id="IMark100014440"/>Random Numbers<text:alphabetical-index-mark-end text:id="IMark100014440"/> (Chapter 7 NR)<text:bookmark-end text:name="__RefHeading___Toc145005_2064470228"/></text:h>
      <text:p text:style-name="Text_20_body"/>
      <text:p text:style-name="Text_20_body"/>
      <text:h text:style-name="Heading_20_2" text:outline-level="2"><text:bookmark-start text:name="__RefHeading___Toc145007_2064470228"/>Generating <text:alphabetical-index-mark-start text:id="IMark104128568"/>Logistic Deviates<text:bookmark-end text:name="__RefHeading___Toc145007_2064470228"/><text:alphabetical-index-mark-end text:id="IMark104128568"/></text:h>
      <text:p text:style-name="P111"/>
      <text:p text:style-name="P111">var mmu = 2.0; var ssig=5.5</text:p>
      <text:p text:style-name="P111"><text:s text:c="4"/>var ldobject = new com.nr.ran.Logisticdev(mmu, ssig, 33)</text:p>
      <text:p text:style-name="P111"><text:s text:c="3"/></text:p>
      <text:p text:style-name="P111"><text:s text:c="3"/>var N=60000 <text:s/>// number of points to evaluate the plot</text:p>
      <text:p text:style-name="P111"><text:s text:c="3"/>var v = new Vec(N)</text:p>
      <text:p text:style-name="P111"/>
      <text:p text:style-name="P111"><text:s text:c="3"/>// generate the logistic deviates</text:p>
      <text:p text:style-name="P111"><text:s text:c="2"/>for (k&lt;-0 until N)</text:p>
      <text:p text:style-name="P111"><text:s text:c="4"/>v(k) = <text:s/>ldobject.dev() <text:s text:c="3"/></text:p>
      <text:p text:style-name="P111"/>
      <text:p text:style-name="P111"><text:s text:c="4"/>figure(1); </text:p>
      <text:p text:style-name="P111"><text:s text:c="4"/>plot(v, "Some logistic deviates")</text:p>
      <text:p text:style-name="P111"><text:s text:c="6"/>// plot them</text:p>
      <text:p text:style-name="P111"><text:s text:c="4"/>var p = new scalaSci.math.plot.Plot2DPanel("SOUTH");</text:p>
      <text:p text:style-name="P111"><text:soft-page-break/><text:s text:c="4"/>p.addHistogramPlot("Logistic deviates distribution", v, 600);</text:p>
      <text:p text:style-name="P111"><text:s text:c="4"/>new scalaSci.math.plot.FrameView(p);</text:p>
      <text:p text:style-name="P111"/>
      <text:h text:style-name="Heading_20_2" text:outline-level="2"><text:bookmark-start text:name="__RefHeading___Toc145009_2064470228"/><text:alphabetical-index-mark-start text:id="IMark98846888"/>Normal Distribution<text:alphabetical-index-mark-end text:id="IMark98846888"/> <text:bookmark-end text:name="__RefHeading___Toc145009_2064470228"/></text:h>
      <text:p text:style-name="P111"/>
      <text:p text:style-name="P111">// the following script illustrates how to extent the normal distribution class of the </text:p>
      <text:p text:style-name="P111">// Numerical Recipes with routines that compute the pdf, cdf, and inverse cdf</text:p>
      <text:p text:style-name="P111"/>
      <text:p text:style-name="P111">class NormalDist(m: Double, s: Double) <text:s/>extends <text:s/>com.nr.sf.Normaldist(m, s) { </text:p>
      <text:p text:style-name="P111"><text:s text:c="2"/></text:p>
      <text:p text:style-name="P111"><text:s text:c="3"/>// <text:span text:style-name="T329">evaluate the Probabilitry Density Function</text:span></text:p>
      <text:p text:style-name="P111"><text:s text:c="2"/>def evalPDF( low: Double, high: Double, npoints: Int = 2000) = {</text:p>
      <text:p text:style-name="P111"><text:s text:c="8"/>val <text:s/>x = linspace(low, high, npoints)</text:p>
      <text:p text:style-name="P111"><text:s text:c="8"/>val <text:s/>y = x map this.p <text:s/>// map the PDF function from the Numerical Recipes implementation <text:span text:style-name="T329">(i.e. this.p)</text:span></text:p>
      <text:p text:style-name="P111"><text:s text:c="8"/>(x, y)</text:p>
      <text:p text:style-name="P111"><text:s text:c="2"/>}</text:p>
      <text:p text:style-name="P111"/>
      <text:p text:style-name="P111"><text:s text:c="2"/>def evalCDF(low: Double, high: Double, npoints: Int = 2000) = {</text:p>
      <text:p text:style-name="P111"><text:s text:c="8"/>val x = linspace(low, high, npoints) <text:s text:c="3"/></text:p>
      <text:p text:style-name="P111"><text:s text:c="8"/>val y = x map this.cdf // map the CDF function from the Numerical Recipes implementation</text:p>
      <text:p text:style-name="P111"><text:s text:c="8"/>(x, y)</text:p>
      <text:p text:style-name="P111"><text:s text:c="2"/>}</text:p>
      <text:p text:style-name="P111"/>
      <text:p text:style-name="P111"><text:s text:c="2"/>def evalInvCDF(low: Double, high: Double, npoints: Int = 2000) = {</text:p>
      <text:p text:style-name="P111"><text:s text:c="8"/>val x = linspace(low, high, npoints) <text:s text:c="3"/></text:p>
      <text:p text:style-name="P111"><text:s text:c="8"/>val y = x map this.invcdf // map the CDF function from the Numerical Recipes implementation</text:p>
      <text:p text:style-name="P111"><text:s text:c="8"/>(x, y)</text:p>
      <text:p text:style-name="P111"><text:s text:c="8"/></text:p>
      <text:p text:style-name="P111"><text:s text:c="2"/>}</text:p>
      <text:p text:style-name="P111">}</text:p>
      <text:p text:style-name="P111"/>
      <text:p text:style-name="P111"/>
      <text:p text:style-name="P111">var m= 5.2; var s = 2.7</text:p>
      <text:p text:style-name="P111">var nd <text:s/>= new NormalDist(m, s)</text:p>
      <text:p text:style-name="P111"><text:soft-page-break/>var (axis, ndPDF) = nd.evalPDF(-5, 15, 3000)</text:p>
      <text:p text:style-name="P111">figure(1); subplot(3,1,1); plot(axis, ndPDF, "Normal Distribution - Probability Density Function", Color.RED)</text:p>
      <text:p text:style-name="P111"/>
      <text:p text:style-name="P111">var (axis2, ndCDF) = nd.evalCDF(0, 15, 4000)</text:p>
      <text:p text:style-name="P111">subplot(3,1,2); plot(axis2, ndCDF, "Normal Distribution - Cumulative Distribution Function", Color.BLUE)</text:p>
      <text:p text:style-name="P111"/>
      <text:p text:style-name="P111">var (axis3, invCDF) = nd.evalInvCDF(0.0001, 0.999, 3000)</text:p>
      <text:p text:style-name="P111">subplot(3,1,3); plot(axis3, invCDF, "Normal Distribution - Inverse cumulative distribution function", Color.GREEN)</text:p>
      <text:h text:style-name="Heading_20_2" text:outline-level="2"><text:bookmark-start text:name="__RefHeading___Toc145011_2064470228"/>Normal Deviates by Transformation (Box-Muller)<text:bookmark-end text:name="__RefHeading___Toc145011_2064470228"/></text:h>
      <text:p text:style-name="P111"/>
      <text:p text:style-name="P111"/>
      <text:p text:style-name="P111"><text:s text:c="4"/>var mmu = 2.0; var ssig=5.5</text:p>
      <text:p text:style-name="P111"><text:s text:c="4"/>var seed = 22l <text:s text:c="2"/>// an arbitrary seed</text:p>
      <text:p text:style-name="P111"><text:s text:c="4"/>var ndobject = new com.nr.ran.Normaldev_BM(mmu, ssig, seed)</text:p>
      <text:p text:style-name="P111"><text:s text:c="3"/></text:p>
      <text:p text:style-name="P111"><text:s text:c="3"/>var N=60000 <text:s/>// number of points to evaluate the plot</text:p>
      <text:p text:style-name="P111"><text:s text:c="3"/>var v = new Vec(N)</text:p>
      <text:p text:style-name="P111"/>
      <text:p text:style-name="P111"><text:s text:c="3"/>// generate the logistic deviates</text:p>
      <text:p text:style-name="P111"><text:s text:c="2"/>for (k&lt;-0 until N)</text:p>
      <text:p text:style-name="P111"><text:s text:c="4"/>v(k) = <text:s/>ndobject.dev() <text:s text:c="3"/></text:p>
      <text:p text:style-name="P111"/>
      <text:p text:style-name="P111"><text:s text:c="4"/>figure(1); plot(v, "Some normal deviates")</text:p>
      <text:p text:style-name="P111"><text:s text:c="6"/>// plot them</text:p>
      <text:p text:style-name="P111"><text:s text:c="4"/>var p = new scalaSci.math.plot.Plot2DPanel("SOUTH");</text:p>
      <text:p text:style-name="P111"><text:s text:c="4"/>p.addHistogramPlot("normal deviates distribution", v, 600);</text:p>
      <text:p text:style-name="P111"><text:s text:c="4"/>new scalaSci.math.plot.FrameView(p);</text:p>
      <text:p text:style-name="P111"/>
      <text:p text:style-name="P111"/>
      <text:h text:style-name="Heading_20_2" text:outline-level="2"><text:bookmark-start text:name="__RefHeading___Toc145013_2064470228"/><text:alphabetical-index-mark-start text:id="IMark99584424"/>Poisson deviates<text:bookmark-end text:name="__RefHeading___Toc145013_2064470228"/><text:alphabetical-index-mark-end text:id="IMark99584424"/></text:h>
      <text:p text:style-name="P111"/>
      <text:p text:style-name="P111"><text:soft-page-break/><text:s/>var lambda = 5.0;</text:p>
      <text:p text:style-name="P111"><text:s text:c="4"/>var seed = 22l <text:s text:c="2"/>// an arbitrary seed</text:p>
      <text:p text:style-name="P111"><text:s text:c="4"/>var <text:s/>poissonObject = new com.nr.ran.Poissondev(lambda, seed)</text:p>
      <text:p text:style-name="P111"><text:s text:c="3"/></text:p>
      <text:p text:style-name="P111"><text:s text:c="3"/>var N=60000 <text:s/>// number of points to evaluate the plot</text:p>
      <text:p text:style-name="P111"><text:s text:c="3"/>var v = new Vec(N)</text:p>
      <text:p text:style-name="P111"/>
      <text:p text:style-name="P111"><text:s text:c="3"/>// generate the Poisson deviates</text:p>
      <text:p text:style-name="P111"><text:s text:c="2"/>for (k&lt;-0 until N)</text:p>
      <text:p text:style-name="P111"><text:s text:c="4"/>v(k) = <text:s/>poissonObject.dev() <text:s text:c="3"/></text:p>
      <text:p text:style-name="P111"/>
      <text:p text:style-name="P111"><text:s text:c="4"/>figure(1); plot(v, "Some Poisson deviates")</text:p>
      <text:p text:style-name="P111"><text:s text:c="6"/>// plot them</text:p>
      <text:p text:style-name="P111"><text:s text:c="4"/>var p = new scalaSci.math.plot.Plot2DPanel("SOUTH");</text:p>
      <text:p text:style-name="P111"><text:s text:c="4"/>p.addHistogramPlot("normal deviates distribution", v, 600);</text:p>
      <text:p text:style-name="P111"><text:s text:c="4"/>new scalaSci.math.plot.FrameView(p);</text:p>
      <text:p text:style-name="P111"><text:s/></text:p>
      <text:p text:style-name="P111"/>
      <text:h text:style-name="Heading_20_2" text:outline-level="2"><text:bookmark-start text:name="__RefHeading___Toc145015_2064470228"/>Pearson Coefficient<text:bookmark-end text:name="__RefHeading___Toc145015_2064470228"/></text:h>
      <text:p text:style-name="P115"/>
      <text:p text:style-name="P115">import com.nr.NRUtil.buildVector</text:p>
      <text:p text:style-name="P115">import com.nr.stat.Stattests.pearsn</text:p>
      <text:p text:style-name="P115">import java.lang.Math.abs</text:p>
      <text:p text:style-name="P115">import java.lang.Math.log</text:p>
      <text:p text:style-name="P115">import org.netlib.util.doubleW</text:p>
      <text:p text:style-name="P115"/>
      <text:p text:style-name="P115"><text:s text:c="3"/>var N=10</text:p>
      <text:p text:style-name="P115"><text:s text:c="3"/>var <text:s/>doses = Array(56.1,64.1,70.0,66.6,82.0,91.3,90.0,99.7,115.3,110.0)</text:p>
      <text:p text:style-name="P115"><text:s text:c="3"/>var <text:s/>spores = Array(0.11, 0.40, 0.37,0.48,0.75,0.66,0.71,1.20,1.01, 0.95)</text:p>
      <text:p text:style-name="P115"><text:s text:c="3"/></text:p>
      <text:p text:style-name="P115"><text:s text:c="4"/>var <text:s text:c="2"/>prob1=new doubleW(0)</text:p>
      <text:p text:style-name="P115"><text:s text:c="4"/>var <text:s text:c="2"/>r1 = new doubleW(0)</text:p>
      <text:p text:style-name="P115"><text:s text:c="4"/>var <text:s text:c="2"/>z1 = new doubleW(0)</text:p>
      <text:p text:style-name="P115"><text:s text:c="4"/>var <text:s text:c="2"/>prob2=new doubleW(0)</text:p>
      <text:p text:style-name="P115"><text:soft-page-break/><text:s text:c="4"/>var <text:s text:c="2"/>r2 = new doubleW(0)</text:p>
      <text:p text:style-name="P115"><text:s text:c="4"/>var <text:s text:c="2"/>z2 = new doubleW(0)</text:p>
      <text:p text:style-name="P115"><text:s text:c="4"/>var <text:s text:c="2"/>sbeps=1.0e-16</text:p>
      <text:p text:style-name="P115"><text:s text:c="4"/>var <text:s/>expect = Array(0.9069586,0.2926505e-3,1.510110)</text:p>
      <text:p text:style-name="P115"><text:s text:c="4"/>var dose = buildVector(doses)</text:p>
      <text:p text:style-name="P115"><text:s text:c="4"/>var spore = buildVector(spores)</text:p>
      <text:p text:style-name="P115"><text:s text:c="4"/>var dose2 = new Array[Double](N)</text:p>
      <text:p text:style-name="P115"><text:s text:c="4"/>var <text:s/>localflag = false</text:p>
      <text:p text:style-name="P115"><text:s text:c="4"/>var <text:s/>globalflag=false</text:p>
      <text:p text:style-name="P115"/>
      <text:p text:style-name="P115"><text:s text:c="4"/></text:p>
      <text:p text:style-name="P115"/>
      <text:p text:style-name="P115"><text:s text:c="4"/>// Test pearsn</text:p>
      <text:p text:style-name="P115"><text:s text:c="4"/>println("Testing pearsn")</text:p>
      <text:p text:style-name="P115"/>
      <text:p text:style-name="P115"><text:s text:c="4"/>pearsn(dose, dose, r1, prob1, z1)</text:p>
      <text:p text:style-name="P115"><text:s text:c="4"/>r1.`val`</text:p>
      <text:p text:style-name="P115"/>
      <text:p text:style-name="P115"><text:s text:c="4"/>localflag = (r1.`val`!= 1.0)</text:p>
      <text:p text:style-name="P115"><text:s text:c="4"/>globalflag = globalflag || localflag</text:p>
      <text:p text:style-name="P115"><text:s text:c="4"/>if (localflag) {</text:p>
      <text:p text:style-name="P115"><text:s text:c="6"/>fail("*** pearsn: Correlation of an array with itself is not reported as perfect")</text:p>
      <text:p text:style-name="P115"><text:s text:c="3"/>}</text:p>
      <text:p text:style-name="P115"/>
      <text:p text:style-name="P115"><text:s text:c="4"/>localflag = (prob1.`val` &gt; 1.0e-16)</text:p>
      <text:p text:style-name="P115"><text:s text:c="4"/>globalflag = globalflag || localflag</text:p>
      <text:p text:style-name="P115"><text:s text:c="4"/>if (localflag) {</text:p>
      <text:p text:style-name="P115"><text:s text:c="6"/>fail("*** pearsn: Probability for a perfect correlation was not zero")</text:p>
      <text:p text:style-name="P115"><text:s text:c="3"/>}</text:p>
      <text:p text:style-name="P115"/>
      <text:p text:style-name="P115"><text:s text:c="4"/>for (i &lt;- 0 until N) </text:p>
      <text:p text:style-name="P115"><text:s text:c="7"/>dose2(i) = 200.0-dose(i)</text:p>
      <text:p text:style-name="P115"><text:s text:c="7"/></text:p>
      <text:p text:style-name="P115"><text:s text:c="4"/>pearsn(dose, dose2, r2, prob2, z2)</text:p>
      <text:p text:style-name="P115"/>
      <text:p text:style-name="P115"><text:soft-page-break/><text:s text:c="4"/>localflag = (r2.`val` != -1.0)</text:p>
      <text:p text:style-name="P115"><text:s text:c="4"/>globalflag = globalflag || localflag</text:p>
      <text:p text:style-name="P115"><text:s text:c="4"/>if (localflag) {</text:p>
      <text:p text:style-name="P115"><text:s text:c="6"/>fail("*** pearsn: Correlation of an array with its negative is not reported as perfect")</text:p>
      <text:p text:style-name="P115"><text:s text:c="3"/>}</text:p>
      <text:p text:style-name="P115"/>
      <text:p text:style-name="P115"><text:s text:c="4"/>localflag = (prob2.`val`&gt; sbeps)</text:p>
      <text:p text:style-name="P115"><text:s text:c="4"/>globalflag = globalflag || localflag</text:p>
      <text:p text:style-name="P115"><text:s text:c="4"/>if (localflag) {</text:p>
      <text:p text:style-name="P115"><text:s text:c="6"/>fail("*** pearsn: Probability for a perfect anticorrelation was not zero")</text:p>
      <text:p text:style-name="P115"><text:s text:c="4"/>}</text:p>
      <text:p text:style-name="P115"/>
      <text:p text:style-name="P115"><text:s text:c="4"/>sbeps = 1.0e-6</text:p>
      <text:p text:style-name="P115"><text:s text:c="4"/>pearsn(dose, spore, r1, prob1, z1) <text:s text:c="2"/>// Data with known results</text:p>
      <text:p text:style-name="P115"><text:s text:c="4"/>localflag = (abs(r1.`val` - expect(0)) &gt; sbeps)</text:p>
      <text:p text:style-name="P115"><text:s text:c="4"/>globalflag = globalflag || localflag</text:p>
      <text:p text:style-name="P115"><text:s text:c="4"/>if (localflag) {</text:p>
      <text:p text:style-name="P115"><text:s text:c="6"/>fail("*** pearsn: Unexpected correlation coefficient for test data")</text:p>
      <text:p text:style-name="P115"><text:s text:c="5"/>}</text:p>
      <text:p text:style-name="P115"/>
      <text:p text:style-name="P115"><text:s text:c="4"/>localflag = (abs(prob1.`val` - expect(1)) <text:s/>&gt; <text:s/>sbeps)</text:p>
      <text:p text:style-name="P115"><text:s text:c="4"/>globalflag = globalflag || localflag</text:p>
      <text:p text:style-name="P115"><text:s text:c="4"/>if (localflag) {</text:p>
      <text:p text:style-name="P115"><text:s text:c="6"/>fail("*** pearsn: Unexpected probability for test data")</text:p>
      <text:p text:style-name="P115"><text:s text:c="5"/>}</text:p>
      <text:p text:style-name="P115"/>
      <text:p text:style-name="P115"><text:s text:c="4"/>localflag = (abs(z1.`val` - expect(2)) &gt; sbeps)</text:p>
      <text:p text:style-name="P115"><text:s text:c="4"/>globalflag = globalflag || localflag</text:p>
      <text:p text:style-name="P115"><text:s text:c="4"/>if (localflag) {</text:p>
      <text:p text:style-name="P115"><text:s text:c="6"/>fail("*** pearsn: Unexpected Fisher's z coefficient for test data")</text:p>
      <text:p text:style-name="P115"><text:s text:c="3"/>}</text:p>
      <text:p text:style-name="P115"/>
      <text:p text:style-name="P115"><text:s text:c="4"/>pearsn(spore, dose, r2, prob2, z2)</text:p>
      <text:p text:style-name="P115"><text:s text:c="4"/>localflag = (r2.`val` != r1.`val`)</text:p>
      <text:p text:style-name="P115"><text:s text:c="4"/>globalflag = globalflag || localflag</text:p>
      <text:p text:style-name="P115"><text:soft-page-break/><text:s text:c="4"/>if (localflag) {</text:p>
      <text:p text:style-name="P115"><text:s text:c="6"/>fail("*** pearsn: Correlation coefficient modified when arrays swapped");</text:p>
      <text:p text:style-name="P115"><text:s text:c="3"/>}</text:p>
      <text:p text:style-name="P115"/>
      <text:p text:style-name="P115"><text:s text:c="4"/>localflag = (abs(prob2.`val`- prob1.`val`) &gt; sbeps)</text:p>
      <text:p text:style-name="P115"><text:s text:c="4"/>globalflag = globalflag || localflag</text:p>
      <text:p text:style-name="P115"><text:s text:c="4"/>if (localflag) {</text:p>
      <text:p text:style-name="P115"><text:s text:c="6"/>fail("*** pearsn: Probability modified when arrays swapped")</text:p>
      <text:p text:style-name="P115"><text:s text:c="3"/>}</text:p>
      <text:p text:style-name="P115"/>
      <text:p text:style-name="P115"><text:s text:c="4"/>localflag = (abs(z2.`val` - z1.`val`) &gt; sbeps)</text:p>
      <text:p text:style-name="P115"><text:s text:c="4"/>globalflag = globalflag || localflag</text:p>
      <text:p text:style-name="P115"><text:s text:c="4"/>if (localflag) {</text:p>
      <text:p text:style-name="P115"><text:s text:c="6"/>fail("*** pearsn: Fisher's z modified when arrays swapped")</text:p>
      <text:p text:style-name="P115"><text:s text:c="3"/>}</text:p>
      <text:p text:style-name="P115"/>
      <text:p text:style-name="P115"><text:s text:c="4"/>localflag = (abs(z2.`val` - 0.5*log((1+r2.`val`)/(1-r2.`val`)))) &gt; sbeps</text:p>
      <text:p text:style-name="P115"><text:s text:c="4"/>globalflag = globalflag || localflag</text:p>
      <text:p text:style-name="P115"><text:s text:c="4"/>if (localflag) {</text:p>
      <text:p text:style-name="P115"><text:s text:c="6"/>fail("*** pearsn: Fisher's z not compatible with correlation coefficient")</text:p>
      <text:p text:style-name="P115"><text:s text:c="3"/>}</text:p>
      <text:p text:style-name="P115"/>
      <text:p text:style-name="P115"><text:s text:c="4"/>if (globalflag) <text:s/>println("Failed\n")</text:p>
      <text:p text:style-name="P115"><text:s text:c="4"/>else println("Passed\n");</text:p>
      <text:p text:style-name="P115"/>
      <text:h text:style-name="Heading_20_2" text:outline-level="2"><text:bookmark-start text:name="__RefHeading___Toc145017_2064470228"/><text:alphabetical-index-mark-start text:id="IMark96963000"/>Spearman Rank-Order Correlation Coefficient<text:bookmark-end text:name="__RefHeading___Toc145017_2064470228"/><text:alphabetical-index-mark-end text:id="IMark96963000"/></text:h>
      <text:h text:style-name="P594" text:outline-level="2"/>
      <text:p text:style-name="P116">import <text:s/>com.nr.NRUtil.buildVector</text:p>
      <text:p text:style-name="P116">import <text:s/>com.nr.stat.Stattests.spear</text:p>
      <text:p text:style-name="P116">import <text:s/>java.lang.Math.abs</text:p>
      <text:p text:style-name="P116"/>
      <text:p text:style-name="P116">import org.netlib.util.doubleW</text:p>
      <text:p text:style-name="P116"/>
      <text:p text:style-name="P116"><text:soft-page-break/></text:p>
      <text:p text:style-name="P116"><text:s text:c="4"/>var <text:s/>d1 = new doubleW(0)</text:p>
      <text:p text:style-name="P116"><text:s text:c="4"/>var <text:s/>zd1 = new doubleW(0)</text:p>
      <text:p text:style-name="P116"><text:s text:c="4"/>var probd1 = new doubleW(0)</text:p>
      <text:p text:style-name="P116"><text:s text:c="4"/>var <text:s/>rs1 = new doubleW(0)</text:p>
      <text:p text:style-name="P116"><text:s text:c="4"/>var probrs1 = new doubleW(0)</text:p>
      <text:p text:style-name="P116"><text:s text:c="4"/>var <text:s/>d2 = new doubleW(0)</text:p>
      <text:p text:style-name="P116"><text:s text:c="4"/>var zd2 = new doubleW(0)</text:p>
      <text:p text:style-name="P116"><text:s text:c="4"/>var probd2 = new doubleW(0)</text:p>
      <text:p text:style-name="P116"><text:s text:c="4"/>var <text:s/>rs2 = new doubleW(0)</text:p>
      <text:p text:style-name="P116"><text:s text:c="4"/>var probrs2 = new doubleW(0)</text:p>
      <text:p text:style-name="P116"><text:s text:c="4"/></text:p>
      <text:p text:style-name="P116"><text:s text:c="4"/>var sbeps = 1.0e-6</text:p>
      <text:p text:style-name="P116"><text:s text:c="4"/>var <text:s/>adata = Array(0.0,1.0,2.0,3.0,4.0,5.0,6.0,7.0,8.0,9.0)</text:p>
      <text:p text:style-name="P116"><text:s text:c="4"/>var <text:s/>bdata = Array(9.0,8.0,7.0,6.0,5.0,4.0,3.0,2.0,1.0,0.0)</text:p>
      <text:p text:style-name="P116"><text:s text:c="4"/>var <text:s/>cdata = Array(1.0,2.0,3.0,4.0,5.0,6.0,7.0,8.0,9.0,0.0) // Note 0.0 at end</text:p>
      <text:p text:style-name="P116"><text:s text:c="4"/>var <text:s/>edata = Array(1.0,2.0,1.0,2.0,1.0,2.0,1.0,2.0,1.0,2.0)</text:p>
      <text:p text:style-name="P116"><text:s text:c="4"/>var <text:s/>fdata = Array( 2.0,1.0,2.0,1.0,2.0,1.0,2.0,1.0,2.0,1.0)</text:p>
      <text:p text:style-name="P116"><text:s text:c="4"/>// Expected results for each test case</text:p>
      <text:p text:style-name="P116"><text:s text:c="4"/>var <text:s/>ae = Array(0.0,-3.0,0.0026998,1.0,0.0)</text:p>
      <text:p text:style-name="P116"><text:s text:c="4"/>var <text:s/>be = Array(330.0,3.0,0.0026998,-1.0,0.0)</text:p>
      <text:p text:style-name="P116"><text:s text:c="4"/>var <text:s/>ce = Array(90.0,-1.363636,0.172682,0.454545,0.186905)</text:p>
      <text:p text:style-name="P116"><text:s text:c="4"/>var <text:s/>ee = Array(250.0,3.0,0.0026998,-1.0,0.0)</text:p>
      <text:p text:style-name="P116"><text:s text:c="4"/>var <text:s text:c="2"/>a = buildVector(adata)</text:p>
      <text:p text:style-name="P116"><text:s text:c="4"/>var <text:s text:c="2"/>b = buildVector(bdata)</text:p>
      <text:p text:style-name="P116"><text:s text:c="4"/>var <text:s text:c="2"/>c = buildVector(cdata)</text:p>
      <text:p text:style-name="P116"><text:s text:c="4"/>var <text:s text:c="2"/>e <text:s/>= buildVector(edata)</text:p>
      <text:p text:style-name="P116"><text:s text:c="4"/>var <text:s text:c="2"/>f = <text:s/>buildVector(fdata)</text:p>
      <text:p text:style-name="P116"><text:s text:c="4"/>var <text:s/>localflag = false</text:p>
      <text:p text:style-name="P116"><text:s text:c="4"/>var globalflag = false</text:p>
      <text:p text:style-name="P116"/>
      <text:p text:style-name="P116"/>
      <text:p text:style-name="P116"><text:s text:c="4"/>// Test spear</text:p>
      <text:p text:style-name="P116"><text:s text:c="3"/>println("Testing spear")</text:p>
      <text:p text:style-name="P116"/>
      <text:p text:style-name="P116"><text:soft-page-break/><text:s text:c="4"/>// Test 1</text:p>
      <text:p text:style-name="P116"><text:s text:c="4"/>spear(a, a, d1, zd1, probd1, rs1, probrs1)</text:p>
      <text:p text:style-name="P116"/>
      <text:p text:style-name="P116"><text:s text:c="4"/>localflag = localflag || (d1.`val` != ae(0))</text:p>
      <text:p text:style-name="P116"><text:s text:c="4"/>globalflag = globalflag || localflag</text:p>
      <text:p text:style-name="P116"><text:s text:c="4"/>if (localflag) {</text:p>
      <text:p text:style-name="P116"><text:s text:c="6"/>fail("*** spear: Squared difference of ranks not zero for identical distributions");</text:p>
      <text:p text:style-name="P116"><text:s text:c="4"/>}</text:p>
      <text:p text:style-name="P116"/>
      <text:p text:style-name="P116"><text:s text:c="4"/>localflag = localflag || (zd1.`val` != ae(1))</text:p>
      <text:p text:style-name="P116"><text:s text:c="4"/>globalflag = globalflag || localflag</text:p>
      <text:p text:style-name="P116"><text:s text:c="4"/>if (localflag) {</text:p>
      <text:p text:style-name="P116"><text:s text:c="6"/>fail("*** spear: Unexpected standard deviation (should be -3) for special case")</text:p>
      <text:p text:style-name="P116"><text:s text:c="4"/>}</text:p>
      <text:p text:style-name="P116"/>
      <text:p text:style-name="P116"><text:s text:c="4"/>localflag = localflag || abs(probd1.`val`-ae(2)) &gt; sbeps</text:p>
      <text:p text:style-name="P116"><text:s text:c="4"/>globalflag = globalflag || localflag</text:p>
      <text:p text:style-name="P116"><text:s text:c="4"/>if (localflag) {</text:p>
      <text:p text:style-name="P116"><text:s text:c="6"/>fail("*** spear: Unexpected probability for d, given the standard deviation")</text:p>
      <text:p text:style-name="P116"><text:s text:c="4"/>}</text:p>
      <text:p text:style-name="P116"/>
      <text:p text:style-name="P116"><text:s text:c="4"/>localflag = localflag || (rs1.`val` != ae(3))</text:p>
      <text:p text:style-name="P116"><text:s text:c="4"/>globalflag = globalflag || localflag</text:p>
      <text:p text:style-name="P116"><text:s text:c="4"/>if (localflag) {</text:p>
      <text:p text:style-name="P116"><text:s text:c="6"/>fail("*** spear: Spearman's rank correlation should be 1 for identical distributions")</text:p>
      <text:p text:style-name="P116"><text:s text:c="4"/>}</text:p>
      <text:p text:style-name="P116"/>
      <text:p text:style-name="P116"><text:s text:c="4"/>localflag = localflag || (probrs1.`val`!= ae(4))</text:p>
      <text:p text:style-name="P116"><text:s text:c="4"/>globalflag = globalflag || localflag</text:p>
      <text:p text:style-name="P116"><text:s text:c="4"/>if (localflag) {</text:p>
      <text:p text:style-name="P116"><text:s text:c="6"/>fail("*** spear: Probrs should be zero for identical distributions")</text:p>
      <text:p text:style-name="P116"><text:s text:c="4"/>}</text:p>
      <text:p text:style-name="P116"/>
      <text:p text:style-name="P116"><text:s text:c="4"/>// Test 2</text:p>
      <text:p text:style-name="P116"><text:s text:c="4"/>spear(a, b, d1, zd1, probd1, rs1, probrs1)</text:p>
      <text:p text:style-name="P116"><text:soft-page-break/>// <text:s text:c="3"/>System.out.printf(d1 &lt;&lt; " %f\n", zd1 &lt;&lt; " %f\n", probd1 &lt;&lt; " %f\n", rs1 &lt;&lt; " %f\n", probrs1);</text:p>
      <text:p text:style-name="P116"><text:s text:c="4"/>localflag = localflag || (d1.`val` != be(0))</text:p>
      <text:p text:style-name="P116"><text:s text:c="4"/>globalflag = globalflag || localflag</text:p>
      <text:p text:style-name="P116"><text:s text:c="4"/>if (localflag) {</text:p>
      <text:p text:style-name="P116"><text:s text:c="6"/>fail("*** spear: Sum squared difference of ranks should be 2*(81+49+25+9+1)=330");</text:p>
      <text:p text:style-name="P116"><text:s text:c="4"/>}</text:p>
      <text:p text:style-name="P116"/>
      <text:p text:style-name="P116"><text:s text:c="4"/>localflag = localflag || (zd1.`val` != be(1))</text:p>
      <text:p text:style-name="P116"><text:s text:c="4"/>globalflag = globalflag || localflag</text:p>
      <text:p text:style-name="P116"><text:s text:c="4"/>if (localflag) {</text:p>
      <text:p text:style-name="P116"><text:s text:c="6"/>fail("*** spear: Standard deviation should be (330/55)-3=3")</text:p>
      <text:p text:style-name="P116"><text:s text:c="4"/>}</text:p>
      <text:p text:style-name="P116"/>
      <text:p text:style-name="P116"><text:s text:c="4"/>localflag = localflag || abs(probd1.`val`-be(2)) &gt; sbeps</text:p>
      <text:p text:style-name="P116"><text:s text:c="4"/>globalflag = globalflag || localflag</text:p>
      <text:p text:style-name="P116"><text:s text:c="4"/>if (localflag) {</text:p>
      <text:p text:style-name="P116"><text:s text:c="6"/>fail("*** spear: Unexpected probability for d, given the standard deviation")</text:p>
      <text:p text:style-name="P116"><text:s text:c="4"/>}</text:p>
      <text:p text:style-name="P116"/>
      <text:p text:style-name="P116"><text:s text:c="4"/>localflag = localflag || (rs1.`val` != be(3))</text:p>
      <text:p text:style-name="P116"><text:s text:c="4"/>globalflag = globalflag || localflag</text:p>
      <text:p text:style-name="P116"><text:s text:c="4"/>if (localflag) {</text:p>
      <text:p text:style-name="P116"><text:s text:c="6"/>fail("*** spear: Spearman's rank correlation should be -1 for perfect anticorrelation")</text:p>
      <text:p text:style-name="P116"><text:s text:c="4"/>}</text:p>
      <text:p text:style-name="P116"/>
      <text:p text:style-name="P116"><text:s text:c="4"/>localflag = localflag || abs(probrs1.`val` - be(4))&gt;1.0e-16</text:p>
      <text:p text:style-name="P116"><text:s text:c="4"/>globalflag = globalflag || localflag</text:p>
      <text:p text:style-name="P116"><text:s text:c="4"/>if (localflag) {</text:p>
      <text:p text:style-name="P116"><text:s text:c="6"/>fail("*** spear: Probrs should be zero for perfect anticorrelation")</text:p>
      <text:p text:style-name="P116"><text:s text:c="4"/>}</text:p>
      <text:p text:style-name="P116"/>
      <text:p text:style-name="P116"><text:s text:c="4"/>// Test 3</text:p>
      <text:p text:style-name="P116"><text:s text:c="4"/>spear(b, a, d2, zd2, probd2, rs2, probrs2)</text:p>
      <text:p text:style-name="P116">// <text:s text:c="3"/>System.out.printf(d2 &lt;&lt; " %f\n", zd2 &lt;&lt; " %f\n", probd2 &lt;&lt; " %f\n", rs2 &lt;&lt; " %f\n", probrs2);</text:p>
      <text:p text:style-name="P116"><text:soft-page-break/><text:s text:c="4"/>localflag = localflag || (d1.`val` != d2.`val`) || (zd1.`val` != zd2.`val`) || </text:p>
      <text:p text:style-name="P116"><text:s text:c="8"/>(probd1.`val` != probd2.`val`) || (rs1.`val` != rs2.`val`) || (probrs1.`val` != probrs2.`val`)</text:p>
      <text:p text:style-name="P116"><text:s text:c="4"/>globalflag = globalflag || localflag;</text:p>
      <text:p text:style-name="P116"><text:s text:c="4"/>if (localflag) {</text:p>
      <text:p text:style-name="P116"><text:s text:c="6"/>fail("*** spear: Results changed when two arrays were swapped (case 1)")</text:p>
      <text:p text:style-name="P116"><text:s text:c="4"/>}</text:p>
      <text:p text:style-name="P116"/>
      <text:p text:style-name="P116"><text:s text:c="4"/>// Test 4</text:p>
      <text:p text:style-name="P116"><text:s text:c="4"/>spear(a, c, d1, zd1, probd1, rs1, probrs1)</text:p>
      <text:p text:style-name="P116"/>
      <text:p text:style-name="P116"><text:s text:c="4"/>localflag = localflag || (d1.`val` != ce(0))</text:p>
      <text:p text:style-name="P116"><text:s text:c="4"/>globalflag = globalflag || localflag</text:p>
      <text:p text:style-name="P116"><text:s text:c="4"/>if (localflag) {</text:p>
      <text:p text:style-name="P116"><text:s text:c="6"/>fail("*** spear: Sum squared difference of ranks should be 9*(1^2)+1*(9^2)=90");</text:p>
      <text:p text:style-name="P116"><text:s text:c="4"/>}</text:p>
      <text:p text:style-name="P116"/>
      <text:p text:style-name="P116"><text:s text:c="4"/>localflag = localflag || abs(zd1.`val`-ce(1)) &gt; sbeps</text:p>
      <text:p text:style-name="P116"><text:s text:c="4"/>globalflag = globalflag || localflag</text:p>
      <text:p text:style-name="P116"><text:s text:c="4"/>if (localflag) {</text:p>
      <text:p text:style-name="P116"><text:s text:c="6"/>fail("*** spear: Standard deviation should be (90/55)-3=-1.363636")</text:p>
      <text:p text:style-name="P116"><text:s text:c="6"/>}</text:p>
      <text:p text:style-name="P116"/>
      <text:p text:style-name="P116"><text:s text:c="4"/>localflag = localflag || abs(probd1.`val`-ce(2)) &gt; sbeps</text:p>
      <text:p text:style-name="P116"><text:s text:c="4"/>globalflag = globalflag || localflag</text:p>
      <text:p text:style-name="P116"><text:s text:c="4"/>if (localflag) {</text:p>
      <text:p text:style-name="P116"><text:s text:c="6"/>fail("*** spear: Unexpected probability for d, given the standard deviation")</text:p>
      <text:p text:style-name="P116"><text:s text:c="4"/>}</text:p>
      <text:p text:style-name="P116"/>
      <text:p text:style-name="P116"><text:s text:c="4"/>localflag = localflag || abs(rs1.`val`-ce(3)) &gt; sbeps</text:p>
      <text:p text:style-name="P116"><text:s text:c="4"/>globalflag = globalflag || localflag</text:p>
      <text:p text:style-name="P116"><text:s text:c="4"/>if (localflag) {</text:p>
      <text:p text:style-name="P116"><text:s text:c="6"/>fail("*** spear: Spearman's rank correlation should be 1-6*90/990=0.454545")</text:p>
      <text:p text:style-name="P116"><text:s text:c="4"/>}</text:p>
      <text:p text:style-name="P116"/>
      <text:p text:style-name="P116"><text:s text:c="4"/>localflag = localflag || abs(probrs1.`val`-ce(4)) &gt; sbeps</text:p>
      <text:p text:style-name="P116"><text:soft-page-break/><text:s text:c="4"/>globalflag = globalflag || localflag</text:p>
      <text:p text:style-name="P116"><text:s text:c="4"/>if (localflag) {</text:p>
      <text:p text:style-name="P116"><text:s text:c="6"/>fail("*** spear: Unexpected probability for rs, given the rank correlation")</text:p>
      <text:p text:style-name="P116"><text:s text:c="4"/>}</text:p>
      <text:p text:style-name="P116"/>
      <text:p text:style-name="P116"><text:s text:c="4"/>// Test 5</text:p>
      <text:p text:style-name="P116"><text:s text:c="4"/>spear(c, a, d2, zd2, probd2, rs2, probrs2)</text:p>
      <text:p text:style-name="P116">// <text:s text:c="3"/>System.out.printf(d2 &lt;&lt; " %f\n", zd2 &lt;&lt; " %f\n", probd2 &lt;&lt; " %f\n", rs2 &lt;&lt; " %f\n", probrs2);</text:p>
      <text:p text:style-name="P116"><text:s text:c="4"/>localflag = localflag || (d1.`val` != d2.`val`) || (zd1.`val` != zd2.`val`) ||</text:p>
      <text:p text:style-name="P116"><text:s text:c="8"/>(probd1.`val` != probd2.`val`) || (rs1.`val` != rs2.`val`) || (probrs1.`val` != probrs2.`val`)</text:p>
      <text:p text:style-name="P116"><text:s text:c="4"/>globalflag = globalflag || localflag;</text:p>
      <text:p text:style-name="P116"><text:s text:c="4"/>if (localflag) {</text:p>
      <text:p text:style-name="P116"><text:s text:c="6"/>fail("*** spear: Results changed when two arrays were swapped (case 2)")</text:p>
      <text:p text:style-name="P116"><text:s text:c="5"/>}</text:p>
      <text:p text:style-name="P116"/>
      <text:p text:style-name="P116"><text:s text:c="4"/>// Test 6</text:p>
      <text:p text:style-name="P116"><text:s text:c="4"/>spear(e, f, d1, zd1, probd1, rs1, probrs1)</text:p>
      <text:p text:style-name="P116"><text:s text:c="4"/>localflag = localflag || (d1.`val` != ee(0))</text:p>
      <text:p text:style-name="P116"><text:s text:c="4"/>globalflag = globalflag || localflag</text:p>
      <text:p text:style-name="P116"><text:s text:c="4"/>if (localflag) {</text:p>
      <text:p text:style-name="P116"><text:s text:c="6"/>fail("*** spear: Sum squared difference of ranks should be 10*(8-3)^2=250")</text:p>
      <text:p text:style-name="P116"><text:s text:c="4"/>}</text:p>
      <text:p text:style-name="P116"/>
      <text:p text:style-name="P116"><text:s text:c="4"/>localflag = localflag || (zd1.`val` != ee(1))</text:p>
      <text:p text:style-name="P116"><text:s text:c="4"/>globalflag = globalflag || localflag</text:p>
      <text:p text:style-name="P116"><text:s text:c="4"/>if (localflag) {</text:p>
      <text:p text:style-name="P116"><text:s text:c="6"/>fail("*** spear: Standard deviation should be (250-125)/55/(1-240/990)=3")</text:p>
      <text:p text:style-name="P116"><text:s text:c="4"/>}</text:p>
      <text:p text:style-name="P116"/>
      <text:p text:style-name="P116"><text:s text:c="4"/>localflag = localflag || abs(probd1.`val`-ee(2)) &gt; sbeps</text:p>
      <text:p text:style-name="P116"><text:s text:c="4"/>globalflag = globalflag || localflag</text:p>
      <text:p text:style-name="P116"><text:s text:c="4"/>if (localflag) {</text:p>
      <text:p text:style-name="P116"><text:s text:c="6"/>fail("*** spear: Unexpected probability for d, given the standard deviation")</text:p>
      <text:p text:style-name="P116"><text:s text:c="4"/>}</text:p>
      <text:p text:style-name="P116"><text:soft-page-break/></text:p>
      <text:p text:style-name="P116"><text:s text:c="4"/>localflag = localflag || (rs1.`val` != ee(3))</text:p>
      <text:p text:style-name="P116"><text:s text:c="4"/>globalflag = globalflag || localflag</text:p>
      <text:p text:style-name="P116"><text:s text:c="4"/>if (localflag) {</text:p>
      <text:p text:style-name="P116"><text:s text:c="6"/>fail("*** spear: Spearman's rank correlation should be -1 for perfect anticorrelation (case 2)")</text:p>
      <text:p text:style-name="P116"><text:s text:c="4"/>}</text:p>
      <text:p text:style-name="P116"/>
      <text:p text:style-name="P116"><text:s text:c="4"/>localflag = localflag || (probrs1.`val` != ee(4))</text:p>
      <text:p text:style-name="P116"><text:s text:c="4"/>globalflag = globalflag || localflag</text:p>
      <text:p text:style-name="P116"><text:s text:c="4"/>if (localflag) {</text:p>
      <text:p text:style-name="P116"><text:s text:c="6"/>fail("*** spear: Probrs should be zero for perfect anticorrelation (case 2)")</text:p>
      <text:p text:style-name="P116"><text:s text:c="4"/>}</text:p>
      <text:p text:style-name="P116"/>
      <text:p text:style-name="P116"><text:s text:c="4"/>// Test 7</text:p>
      <text:p text:style-name="P116"><text:s text:c="4"/>spear(f, e, d2, zd2, probd2, rs2, probrs2)</text:p>
      <text:p text:style-name="P116">// <text:s text:c="3"/>System.out.printf(d2 &lt;&lt; " %f\n", zd2 &lt;&lt; " %f\n", probd2 &lt;&lt; " %f\n", rs2 &lt;&lt; " %f\n", probrs2);</text:p>
      <text:p text:style-name="P116"><text:s text:c="4"/>localflag = localflag || (d1.`val` != d2.`val`) || (zd1.`val` != zd2.`val`) ||</text:p>
      <text:p text:style-name="P116"><text:s text:c="8"/>(probd1.`val` != probd2.`val`) || (rs1.`val` != rs2.`val`) || (probrs1.`val` != probrs2.`val`)</text:p>
      <text:p text:style-name="P116"><text:s text:c="4"/>globalflag = globalflag || localflag</text:p>
      <text:p text:style-name="P116"><text:s text:c="4"/>if (localflag) {</text:p>
      <text:p text:style-name="P116"><text:s text:c="6"/>fail("*** spear: Results changed when two arrays were swapped (case 3)")</text:p>
      <text:p text:style-name="P116"><text:s text:c="4"/>}</text:p>
      <text:p text:style-name="P116"/>
      <text:p text:style-name="P116"><text:s text:c="4"/>if (globalflag) <text:s/>println("Failed\n")</text:p>
      <text:p text:style-name="P116"><text:s text:c="4"/>else <text:s/>println("Passed\n");</text:p>
      <text:p text:style-name="P111"/>
      <text:h text:style-name="P591" text:outline-level="2"><text:bookmark-start text:name="__RefHeading___Toc145019_2064470228"/><text:alphabetical-index-mark-start text:id="IMark104270568"/>F-test<text:bookmark-end text:name="__RefHeading___Toc145019_2064470228"/><text:alphabetical-index-mark-end text:id="IMark104270568"/></text:h>
      <text:p text:style-name="P111"/>
      <text:p text:style-name="P111">import <text:s/>com.nr.stat.Moment.avevar</text:p>
      <text:p text:style-name="P111">import <text:s/>com.nr.stat.Stattests.ftest</text:p>
      <text:p text:style-name="P111">import <text:s/>java.lang.Math.abs</text:p>
      <text:p text:style-name="P111">import <text:s/>java.lang.Math.sqrt</text:p>
      <text:p text:style-name="P111"/>
      <text:p text:style-name="P111">import com.nr.ran.Normaldev</text:p>
      <text:p text:style-name="P111"><text:soft-page-break/></text:p>
      <text:p text:style-name="P111"/>
      <text:p text:style-name="P111">var <text:s/>NVAL = 11</text:p>
      <text:p text:style-name="P111">var <text:s/>NPTS = 10000</text:p>
      <text:p text:style-name="P111">var <text:s/>ave1 = new doubleW(0)</text:p>
      <text:p text:style-name="P111">var <text:s/>var1 = new doubleW(0)</text:p>
      <text:p text:style-name="P111">var <text:s/>f = new doubleW(0)</text:p>
      <text:p text:style-name="P111">var <text:s/>prob = new doubleW(0)</text:p>
      <text:p text:style-name="P111">var <text:s/>f1 = new doubleW(0)</text:p>
      <text:p text:style-name="P111">var <text:s/>f2 = new doubleW(0)</text:p>
      <text:p text:style-name="P111"/>
      <text:p text:style-name="P111">var <text:s/>prob1 = new doubleW(0)</text:p>
      <text:p text:style-name="P111">var <text:s/>prob2 = new doubleW(0)</text:p>
      <text:p text:style-name="P111"><text:s text:c="4"/></text:p>
      <text:p text:style-name="P111"><text:s/>var EPS = 0.01</text:p>
      <text:p text:style-name="P111"><text:s/></text:p>
      <text:p text:style-name="P111"><text:s/>var fingerprint = Array(1.0,0.618852,0.32215,0.139461,0.0498994,</text:p>
      <text:p text:style-name="P111"><text:s text:c="6"/>0.0147196,0.00357951,0.000718669,0.000119432,1.64815e-5, <text:s/>1.89557e-6)</text:p>
      <text:p text:style-name="P111"><text:s text:c="6"/></text:p>
      <text:p text:style-name="P111"><text:s/>var <text:s/>data1 = new Array[Double](NPTS)</text:p>
      <text:p text:style-name="P111"><text:s/>var <text:s/>data2 = new Array[Double](NPTS)</text:p>
      <text:p text:style-name="P111"><text:s/></text:p>
      <text:p text:style-name="P111"><text:s/>var <text:s/>localflag = false</text:p>
      <text:p text:style-name="P111"><text:s/>var <text:s/>globalflag = false</text:p>
      <text:p text:style-name="P111"/>
      <text:p text:style-name="P111"><text:s text:c="8"/>// Test ftest</text:p>
      <text:p text:style-name="P111"><text:s text:c="2"/>println("Testing ftest")</text:p>
      <text:p text:style-name="P111"/>
      <text:p text:style-name="P111"><text:s text:c="4"/>// Generate two gaussian distributions with different variances</text:p>
      <text:p text:style-name="P111"><text:s text:c="4"/>var <text:s/>ndev=new Normaldev(0.0, 1.0, 17)</text:p>
      <text:p text:style-name="P111"><text:s text:c="4"/></text:p>
      <text:p text:style-name="P111"><text:s text:c="4"/>for (j&lt;-0 <text:s/>until <text:s/>NPTS) <text:s text:c="2"/>data1(j) = ndev.dev()</text:p>
      <text:p text:style-name="P111"><text:s text:c="4"/>figure(1); <text:s/>plot(data1, Color.GREEN, "Gaussian"); title("First gaussian distribution")</text:p>
      <text:p text:style-name="P111"><text:s text:c="4"/></text:p>
      <text:p text:style-name="P111"><text:s text:c="4"/>avevar(data1, ave1, var1)</text:p>
      <text:p text:style-name="P111"><text:soft-page-break/><text:s text:c="4"/></text:p>
      <text:p text:style-name="P111"><text:s text:c="4"/>for (j&lt;-0 until <text:s/>NPTS) <text:s/>data1(j) -= ave1.`val`</text:p>
      <text:p text:style-name="P111"><text:s text:c="4"/></text:p>
      <text:p text:style-name="P111"><text:s text:c="4"/>for (j&lt;-0 until <text:s/>NPTS) <text:s/>data2(j) = data1(j)</text:p>
      <text:p text:style-name="P111"><text:s text:c="4"/></text:p>
      <text:p text:style-name="P111"><text:s text:c="4"/>ftest(data1, data2, f, prob)</text:p>
      <text:p text:style-name="P111"><text:s text:c="4"/></text:p>
      <text:p text:style-name="P111"><text:s text:c="4"/>localflag = (f.`val` != 1.0)</text:p>
      <text:p text:style-name="P111"><text:s text:c="4"/>globalflag = globalflag || localflag</text:p>
      <text:p text:style-name="P111"><text:s text:c="4"/>if (localflag) {</text:p>
      <text:p text:style-name="P111"><text:s text:c="6"/>fail("*** ftest: ftest on identical distributions does not return f=1.0")</text:p>
      <text:p text:style-name="P111"><text:s text:c="4"/>}</text:p>
      <text:p text:style-name="P111"/>
      <text:p text:style-name="P111"><text:s text:c="4"/>sbeps = 1.<text:span text:style-name="T279">0</text:span>e-10</text:p>
      <text:p text:style-name="P111"><text:s text:c="4"/>localflag = (1.0-prob.`val` &gt; sbeps)</text:p>
      <text:p text:style-name="P111"><text:s text:c="4"/>globalflag = globalflag || localflag;</text:p>
      <text:p text:style-name="P111"><text:s text:c="4"/>if (localflag) {</text:p>
      <text:p text:style-name="P111"><text:s text:c="6"/>fail("*** ftest: ftest on identical distributions does not return prob=1.0");</text:p>
      <text:p text:style-name="P111"><text:s text:c="4"/>}</text:p>
      <text:p text:style-name="P111"/>
      <text:p text:style-name="P111"><text:s text:c="4"/>for (j&lt;-0 until <text:s/>NPTS) data2(j) = (1.0+EPS)*data1(j)</text:p>
      <text:p text:style-name="P111"><text:s text:c="4"/>ftest(data1, data2, f1, prob1)</text:p>
      <text:p text:style-name="P111"><text:s text:c="4"/>ftest(data2, data1, f2, prob2)</text:p>
      <text:p text:style-name="P111"/>
      <text:p text:style-name="P111"><text:s text:c="4"/>localflag = (f1.`val` != f2.`val`) || (prob1.`val` != prob2.`val`)</text:p>
      <text:p text:style-name="P111"><text:s text:c="4"/>globalflag = globalflag || localflag</text:p>
      <text:p text:style-name="P111"><text:s text:c="4"/>if (localflag) {</text:p>
      <text:p text:style-name="P111"><text:s text:c="6"/>fail("*** ftest: ftest not symmetrical with respect to data arrays");</text:p>
      <text:p text:style-name="P111"><text:s text:c="4"/>}</text:p>
      <text:p text:style-name="P111"/>
      <text:p text:style-name="P111"><text:s text:c="4"/>var sbeps1 = 1.0e-14</text:p>
      <text:p text:style-name="P111"><text:s text:c="4"/>var sbeps2 = 1.<text:span text:style-name="T279">0</text:span>e-6</text:p>
      <text:p text:style-name="P111"><text:s text:c="4"/>for (i&lt;-0 until <text:s/>NVAL ) {</text:p>
      <text:p text:style-name="P111"><text:s text:c="6"/>var <text:s/>factor = sqrt(1.0+i*EPS)</text:p>
      <text:p text:style-name="P111"><text:s text:c="6"/>for (j &lt;- 0 until <text:s/>NPTS) <text:s/>data2(j) = factor * data1(j)</text:p>
      <text:p text:style-name="P111"><text:soft-page-break/><text:s text:c="6"/>ftest(data1, data2, f, prob)</text:p>
      <text:p text:style-name="P111"><text:s text:c="6"/>localflag = (f.`val`-1.0-i*EPS &gt; sbeps1)</text:p>
      <text:p text:style-name="P111"><text:s text:c="6"/>globalflag = globalflag || localflag</text:p>
      <text:p text:style-name="P111"><text:s text:c="6"/>if (localflag) {</text:p>
      <text:p text:style-name="P111"><text:s text:c="8"/>fail("*** ftest: Variance ratio f is incorrect")</text:p>
      <text:p text:style-name="P111"><text:s text:c="6"/>}</text:p>
      <text:p text:style-name="P111"/>
      <text:p text:style-name="P111">// <text:s text:c="5"/>System.out.printf(abs(prob-fingerprint[i]));</text:p>
      <text:p text:style-name="P111"><text:s text:c="6"/>localflag = (abs(prob.`val`-fingerprint(i)) &gt; sbeps2)</text:p>
      <text:p text:style-name="P111"><text:s text:c="6"/>globalflag = globalflag || localflag</text:p>
      <text:p text:style-name="P111"><text:s text:c="6"/>if (localflag) {</text:p>
      <text:p text:style-name="P111"><text:s text:c="8"/>fail("*** ftest: Probabilities do not agree with previous fingerprint")</text:p>
      <text:p text:style-name="P111"><text:s text:c="9"/>}</text:p>
      <text:p text:style-name="P111"><text:s text:c="4"/>}</text:p>
      <text:p text:style-name="P111"/>
      <text:p text:style-name="P111"><text:s text:c="4"/>if (globalflag) <text:s/>println("Failed\n")</text:p>
      <text:p text:style-name="P111"><text:s text:c="4"/>else <text:s/>println("Passed\n")</text:p>
      <text:p text:style-name="P111"/>
      <text:p text:style-name="P111"/>
      <text:p text:style-name="P111"/>
      <text:h text:style-name="P609" text:outline-level="1"><text:bookmark-start text:name="__RefHeading___Toc145021_2064470228"/><text:alphabetical-index-mark-start text:id="IMark100444840"/>Classification and Inference<text:alphabetical-index-mark-end text:id="IMark100444840"/> (Chapter 16 NR)<text:bookmark-end text:name="__RefHeading___Toc145021_2064470228"/></text:h>
      <text:p text:style-name="Text_20_body"/>
      <text:h text:style-name="Heading_20_2" text:outline-level="2"><text:bookmark-start text:name="__RefHeading___Toc145023_2064470228"/><text:alphabetical-index-mark-start text:id="IMark96996264"/>Support Vector Machines<text:bookmark-end text:name="__RefHeading___Toc145023_2064470228"/><text:alphabetical-index-mark-end text:id="IMark96996264"/></text:h>
      <text:p text:style-name="Text_20_body"/>
      <text:p text:style-name="P111">import com.nr.ci.Svm</text:p>
      <text:p text:style-name="P111">import com.nr.ci.Svmgausskernel</text:p>
      <text:p text:style-name="P111">import com.nr.ci.Svmlinkernel</text:p>
      <text:p text:style-name="P111">import com.nr.ci.Svmpolykernel</text:p>
      <text:p text:style-name="P111">import com.nr.ran.Normaldev</text:p>
      <text:p text:style-name="P111">import com.nr.ran.Ran</text:p>
      <text:p text:style-name="P111"/>
      <text:p text:style-name="P111"><text:s text:c="4"/>var <text:s/>M = 1000; var N = 2</text:p>
      <text:p text:style-name="P111"><text:s text:c="4"/>var <text:s/>omega = 1.3</text:p>
      <text:p text:style-name="P111"><text:s text:c="4"/></text:p>
      <text:p text:style-name="P111"><text:s text:c="4"/>var <text:s text:c="2"/>x = new Array[Double](2)</text:p>
      <text:p text:style-name="P111"><text:s text:c="4"/>var <text:s text:c="2"/>y = new Array[Double](M)</text:p>
      <text:p text:style-name="P111"><text:s text:c="4"/>var <text:s/>data = Array.ofDim[Double](M, N)</text:p>
      <text:p text:style-name="P111"><text:s text:c="4"/>var globalflag = false</text:p>
      <text:p text:style-name="P111"><text:s text:c="4"/>var localflag = false</text:p>
      <text:p text:style-name="P111"/>
      <text:p text:style-name="P111"><text:s text:c="4"/></text:p>
      <text:p text:style-name="P111"><text:s text:c="4"/>// Test Svm</text:p>
      <text:p text:style-name="P111"><text:s text:c="4"/>println("Testing Svm")</text:p>
      <text:p text:style-name="P111"/>
      <text:p text:style-name="P111"><text:s text:c="4"/>// Create two disjoint sets of points</text:p>
      <text:p text:style-name="P111"><text:s text:c="4"/>var <text:s/>myran=new Ran(17)</text:p>
      <text:p text:style-name="P111"><text:s text:c="4"/>for (i &lt;-0 until M/2) {</text:p>
      <text:p text:style-name="P111"><text:s text:c="6"/>y(i) = 1.0</text:p>
      <text:p text:style-name="P111"><text:s text:c="6"/>var a = myran.doub()</text:p>
      <text:p text:style-name="P111"><text:s text:c="6"/>var b = 2.0*myran.doub()-1.0</text:p>
      <text:p text:style-name="P111"><text:s text:c="6"/>data(i)(0)=1.0+(a-b)</text:p>
      <text:p text:style-name="P111"><text:s text:c="6"/>data(i)(1)=1.0+(a+b)</text:p>
      <text:p text:style-name="P111"><text:s text:c="4"/>}</text:p>
      <text:p text:style-name="P111"><text:soft-page-break/><text:s text:c="4"/></text:p>
      <text:p text:style-name="P111"><text:s text:c="4"/>for (i &lt;- M/2 until M) {</text:p>
      <text:p text:style-name="P111"><text:s text:c="6"/>y(i) = -1.0;</text:p>
      <text:p text:style-name="P111"><text:s text:c="6"/>var a = myran.doub();</text:p>
      <text:p text:style-name="P111"><text:s text:c="6"/>var b = 2.0*myran.doub()-1.0</text:p>
      <text:p text:style-name="P111"><text:s text:c="6"/>data(i)(0) = -1.0-(a-b)</text:p>
      <text:p text:style-name="P111"><text:s text:c="6"/>data(i)(1) = -1.0-(a+b)</text:p>
      <text:p text:style-name="P111"><text:s text:c="4"/>}</text:p>
      <text:p text:style-name="P111"><text:s text:c="4"/></text:p>
      <text:p text:style-name="P111"><text:s text:c="4"/>// Linear kernel</text:p>
      <text:p text:style-name="P111"><text:s text:c="4"/>var linkernel=new Svmlinkernel(data,y)</text:p>
      <text:p text:style-name="P111"><text:s text:c="4"/>var linsvm=new Svm(linkernel)</text:p>
      <text:p text:style-name="P111"><text:s text:c="4"/>var lambda=10</text:p>
      <text:p text:style-name="P111"><text:s text:c="4"/>var k = 0</text:p>
      <text:p text:style-name="P111"><text:s text:c="4"/>var breakVar = false</text:p>
      <text:p text:style-name="P111"><text:s text:c="4"/>while (breakVar == false) <text:s/>{</text:p>
      <text:p text:style-name="P111"><text:s text:c="6"/>var test = linsvm.relax(lambda,omega)</text:p>
      <text:p text:style-name="P111"><text:s text:c="6"/>k += 1</text:p>
      <text:p text:style-name="P111"><text:s text:c="5"/>if (test &lt; 1.0e-3 || k &gt; <text:s/>100) breakVar = true</text:p>
      <text:p text:style-name="P111"><text:s text:c="4"/>} </text:p>
      <text:p text:style-name="P111"><text:s text:c="3"/></text:p>
      <text:p text:style-name="P111"><text:s text:c="3"/>var nerror = 0</text:p>
      <text:p text:style-name="P111"><text:s text:c="4"/>for (i&lt;-0 until <text:s/>M) <text:s/>{</text:p>
      <text:p text:style-name="P111"><text:s text:c="6"/>var predictionError = ((y(i)==1.0) != (linsvm.predict(i) &gt;= 0.0))</text:p>
      <text:p text:style-name="P111"><text:s text:c="6"/>nerror += (if <text:s/>(predictionError) 1 else <text:s/>0)</text:p>
      <text:p text:style-name="P111"><text:s text:c="4"/>}</text:p>
      <text:p text:style-name="P111"><text:s text:c="2"/>println("Errors: "+ nerror)</text:p>
      <text:p text:style-name="P111"/>
      <text:p text:style-name="P111"><text:s text:c="4"/>// Need to add tests for harder test case and resolve issue that the two</text:p>
      <text:p text:style-name="P111"><text:s text:c="4"/>// support vectors give an erroneous indication for two of the kernels above</text:p>
      <text:p text:style-name="P111"/>
      <text:p text:style-name="P111"><text:s text:c="4"/>// Example similar to the book</text:p>
      <text:p text:style-name="P111"><text:s text:c="2"/>var <text:s/>ndev = new Normaldev(0.0, 0.5, 17)</text:p>
      <text:p text:style-name="P111"><text:s text:c="4"/>for (j&lt;-0 until 4) <text:s/>{ <text:s text:c="2"/>// Four quadrants</text:p>
      <text:p text:style-name="P111"><text:s text:c="6"/>for ( i &lt;- 0 until (M/4) ) {</text:p>
      <text:p text:style-name="P111"><text:soft-page-break/><text:s text:c="8"/>k= <text:s/>((M/4)*j+i).asInstanceOf[Int]</text:p>
      <text:p text:style-name="P111"><text:s text:c="8"/>if (j == 0) {</text:p>
      <text:p text:style-name="P111"><text:s text:c="10"/>y(k) = 1.0</text:p>
      <text:p text:style-name="P111"><text:s text:c="10"/>data(k)(0) = 1.0 + ndev.dev()</text:p>
      <text:p text:style-name="P111"><text:s text:c="10"/>data(k)(1) = 1.0 + ndev.dev()</text:p>
      <text:p text:style-name="P111"><text:s text:c="8"/>} else if (j == 1) {</text:p>
      <text:p text:style-name="P111"><text:s text:c="10"/>y(k) = -1.0</text:p>
      <text:p text:style-name="P111"><text:s text:c="10"/>data(k)(0) = -1.0+ndev.dev()</text:p>
      <text:p text:style-name="P111"><text:s text:c="10"/>data(k)(1) = 1.0+ndev.dev()</text:p>
      <text:p text:style-name="P111"><text:s text:c="8"/>} else if (j == 2) {</text:p>
      <text:p text:style-name="P111"><text:s text:c="10"/>y(k) = 1.0</text:p>
      <text:p text:style-name="P111"><text:s text:c="10"/>data(k)(0) = -1.0 + ndev.dev()</text:p>
      <text:p text:style-name="P111"><text:s text:c="10"/>data(k)(1) = -1.0 + ndev.dev()</text:p>
      <text:p text:style-name="P111"><text:s text:c="8"/>} else {</text:p>
      <text:p text:style-name="P111"><text:s text:c="10"/>y(k) = -1.0</text:p>
      <text:p text:style-name="P111"><text:s text:c="10"/>data(k)(0) = 1.0+ndev.dev()</text:p>
      <text:p text:style-name="P111"><text:s text:c="10"/>data(k)(1) = -1.0+ndev.dev()</text:p>
      <text:p text:style-name="P111"><text:s text:c="8"/>}</text:p>
      <text:p text:style-name="P111"><text:s text:c="6"/>}</text:p>
      <text:p text:style-name="P111"><text:s text:c="4"/>}</text:p>
      <text:p text:style-name="P111"><text:s text:c="8"/></text:p>
      <text:p text:style-name="P111"><text:s text:c="4"/>// Linear kernel</text:p>
      <text:p text:style-name="P111"><text:s text:c="2"/>var <text:s text:c="2"/>linkernel2 = new Svmlinkernel(data, y)</text:p>
      <text:p text:style-name="P111"><text:s text:c="2"/>var <text:s/>linsvm2 = new Svm(linkernel2)</text:p>
      <text:p text:style-name="P111"><text:s text:c="2"/>println("Errors: ")</text:p>
      <text:p text:style-name="P111"><text:s text:c="2"/>var xlambda = 0.001</text:p>
      <text:p text:style-name="P111"><text:s text:c="2"/>while (xlambda &lt; 10000) {</text:p>
      <text:p text:style-name="P111"><text:s text:c="6"/>k = 0</text:p>
      <text:p text:style-name="P111"><text:s text:c="6"/>var breakVar = false</text:p>
      <text:p text:style-name="P111"><text:s text:c="5"/>while (breakVar == false) <text:s/>{</text:p>
      <text:p text:style-name="P111"><text:s text:c="8"/>var test = linsvm2.relax(lambda,omega)</text:p>
      <text:p text:style-name="P111"><text:s text:c="8"/>k += 1</text:p>
      <text:p text:style-name="P111"><text:s text:c="8"/>if (test &lt; 1.0e-3 || k &gt; <text:s/>100) breakVar=true</text:p>
      <text:p text:style-name="P111"><text:s text:c="6"/>}</text:p>
      <text:p text:style-name="P111"><text:s text:c="6"/></text:p>
      <text:p text:style-name="P111"><text:soft-page-break/><text:s text:c="6"/>nerror = 0</text:p>
      <text:p text:style-name="P111"><text:s text:c="6"/>for (i &lt;- 0 <text:s/>until <text:s/>M) {</text:p>
      <text:p text:style-name="P111"><text:s text:c="5"/>var predictionError = ((y(i)==1.0) != (linsvm2.predict(i) &gt;= 0.0))</text:p>
      <text:p text:style-name="P111"><text:s text:c="6"/>nerror += (if <text:s/>(predictionError) 1 else <text:s/>0)</text:p>
      <text:p text:style-name="P111"><text:s text:c="6"/>}</text:p>
      <text:p text:style-name="P111"><text:s text:c="6"/>println(nerror)</text:p>
      <text:p text:style-name="P111"/>
      <text:p text:style-name="P111"><text:s text:c="12"/>// Test new data</text:p>
      <text:p text:style-name="P111"><text:s text:c="6"/>nerror=0</text:p>
      <text:p text:style-name="P111"><text:s text:c="6"/>for (j &lt;-0 until 4) { <text:s text:c="2"/>// Four quadrants</text:p>
      <text:p text:style-name="P111"><text:s text:c="8"/>for (i&lt;- 0 until M/4) {</text:p>
      <text:p text:style-name="P111"><text:s text:c="10"/>if (j == 0) {</text:p>
      <text:p text:style-name="P111"><text:s text:c="12"/>var yy =1.0</text:p>
      <text:p text:style-name="P111"><text:s text:c="12"/>x(0) = 1.0+ndev.dev()</text:p>
      <text:p text:style-name="P111"><text:s text:c="12"/>x(1) = 1.0+ndev.dev()</text:p>
      <text:p text:style-name="P111"><text:s text:c="10"/>} else if (j == 1) {</text:p>
      <text:p text:style-name="P111"><text:s text:c="12"/>var yy= -1.0;</text:p>
      <text:p text:style-name="P111"><text:s text:c="12"/>x(0) = -1.0+ndev.dev()</text:p>
      <text:p text:style-name="P111"><text:s text:c="12"/>x(1) = 1.0+ndev.dev()</text:p>
      <text:p text:style-name="P111"><text:s text:c="10"/>} else if (j == 2) {</text:p>
      <text:p text:style-name="P111"><text:s text:c="12"/>var yy=1.0</text:p>
      <text:p text:style-name="P111"><text:s text:c="12"/>x(0) = -1.0+ndev.dev()</text:p>
      <text:p text:style-name="P111"><text:s text:c="12"/>x(1)= -1.0+ndev.dev()</text:p>
      <text:p text:style-name="P111"><text:s text:c="10"/>} else {</text:p>
      <text:p text:style-name="P111"><text:s text:c="12"/>var yy = -1.0</text:p>
      <text:p text:style-name="P111"><text:s text:c="12"/>x(0) = 1.0+ndev.dev()</text:p>
      <text:p text:style-name="P111"><text:s text:c="12"/>x(1)= -1.0+ndev.dev()</text:p>
      <text:p text:style-name="P111"><text:s text:c="10"/>}</text:p>
      <text:p text:style-name="P111"><text:s text:c="5"/>var predictionError = ((y(i)==1.0) != (linsvm2.predict(i) &gt;= 0.0))</text:p>
      <text:p text:style-name="P111"><text:s text:c="6"/>nerror += (if <text:s/>(predictionError) 1 else <text:s/>0)</text:p>
      <text:p text:style-name="P111"><text:s text:c="8"/>}</text:p>
      <text:p text:style-name="P111"><text:s text:c="6"/>}</text:p>
      <text:p text:style-name="P111"><text:s/></text:p>
      <text:p text:style-name="P111"><text:s text:c="4"/>xlambda *= 10</text:p>
      <text:p text:style-name="P111"><text:s text:c="4"/>println(nerror)</text:p>
      <text:p text:style-name="P111"><text:soft-page-break/><text:s text:c="4"/></text:p>
      <text:p text:style-name="P111"><text:s text:c="4"/>}</text:p>
      <text:p text:style-name="P111"><text:s text:c="4"/>println()</text:p>
      <text:p text:style-name="P111"/>
      <text:p text:style-name="P111"><text:s text:c="4"/>// Polynomial kernel</text:p>
      <text:p text:style-name="P111"><text:s text:c="4"/>var polykernel2 = new Svmpolykernel(data, y, 1.0, 1.0, 4.0)</text:p>
      <text:p text:style-name="P111"><text:s text:c="4"/>var polysvm2=new Svm(polykernel2)</text:p>
      <text:p text:style-name="P111"><text:s text:c="4"/>println("Errors: ")</text:p>
      <text:p text:style-name="P111"><text:s text:c="4"/>xlambda = 0.001</text:p>
      <text:p text:style-name="P111"><text:s text:c="4"/>while <text:s/>(xlambda &lt; <text:s/>10000 ) {</text:p>
      <text:p text:style-name="P111"><text:s text:c="6"/>var k=0</text:p>
      <text:p text:style-name="P111"><text:s text:c="6"/>var breakVar = false</text:p>
      <text:p text:style-name="P111"><text:s text:c="6"/>while (breakVar==false) {</text:p>
      <text:p text:style-name="P111"><text:s text:c="8"/>var test = polysvm2.relax(lambda,omega)</text:p>
      <text:p text:style-name="P111"><text:s text:c="8"/>k += 1</text:p>
      <text:p text:style-name="P111"><text:s text:c="8"/>if (test &lt; 1.0e-3 || k &gt; <text:s/>100) breakVar = true</text:p>
      <text:p text:style-name="P111"><text:s text:c="6"/>} </text:p>
      <text:p text:style-name="P111"><text:s text:c="6"/>// Test training set</text:p>
      <text:p text:style-name="P111"><text:s text:c="6"/>nerror = 0</text:p>
      <text:p text:style-name="P111"><text:s text:c="6"/>for (i &lt;- 0 until M) {</text:p>
      <text:p text:style-name="P111"><text:s text:c="6"/>var predictionError = ((y(i)==1.0) != (linsvm2.predict(i) &gt;= 0.0))</text:p>
      <text:p text:style-name="P111"><text:s text:c="6"/>nerror += (if <text:s/>(predictionError) 1 else <text:s/>0)</text:p>
      <text:p text:style-name="P111"><text:s text:c="6"/>}</text:p>
      <text:p text:style-name="P111"><text:s text:c="6"/>println(nerror)</text:p>
      <text:p text:style-name="P111"><text:s text:c="6"/>// Test new data</text:p>
      <text:p text:style-name="P111"><text:s text:c="6"/>nerror = 0 </text:p>
      <text:p text:style-name="P111"><text:s text:c="6"/>for (j &lt;- 0 until <text:s/>4) { <text:s text:c="2"/>// Four quadrants</text:p>
      <text:p text:style-name="P111"><text:s text:c="8"/>for (i &lt;- 0 until M/4) {</text:p>
      <text:p text:style-name="P111"><text:s text:c="10"/>if (j == 0) {</text:p>
      <text:p text:style-name="P111"><text:s text:c="12"/>var yy=1.0;</text:p>
      <text:p text:style-name="P111"><text:s text:c="12"/>x(0) =1.0 + ndev.dev()</text:p>
      <text:p text:style-name="P111"><text:s text:c="12"/>x(1)=1.0 + ndev.dev()</text:p>
      <text:p text:style-name="P111"><text:s text:c="10"/>} else if (j == 1) {</text:p>
      <text:p text:style-name="P111"><text:s text:c="12"/>var yy = -1.0</text:p>
      <text:p text:style-name="P111"><text:s text:c="12"/>x(0) = -1.0 + ndev.dev()</text:p>
      <text:p text:style-name="P111"><text:soft-page-break/><text:s text:c="12"/>x(1) = 1.0 + ndev.dev()</text:p>
      <text:p text:style-name="P111"><text:s text:c="10"/>} else if (j == 2) {</text:p>
      <text:p text:style-name="P111"><text:s text:c="12"/>var yy=1.0</text:p>
      <text:p text:style-name="P111"><text:s text:c="12"/>x(0) = -1.0 + ndev.dev()</text:p>
      <text:p text:style-name="P111"><text:s text:c="12"/>x(1) = -1.0 + ndev.dev()</text:p>
      <text:p text:style-name="P111"><text:s text:c="10"/>} else {</text:p>
      <text:p text:style-name="P111"><text:s text:c="12"/>var yy = -1.0</text:p>
      <text:p text:style-name="P111"><text:s text:c="12"/>x(0) = 1.0+ndev.dev()</text:p>
      <text:p text:style-name="P111"><text:s text:c="12"/>x(1) = -1.0+ndev.dev()</text:p>
      <text:p text:style-name="P111"><text:s text:c="10"/>}</text:p>
      <text:p text:style-name="P111"><text:s text:c="6"/></text:p>
      <text:p text:style-name="P111"><text:s text:c="10"/>var predictionError = ((y(i)==1.0) != (linsvm2.predict(i) &gt;= 0.0))</text:p>
      <text:p text:style-name="P111"><text:s text:c="10"/>nerror += (if <text:s/>(predictionError) 1 else <text:s/>0)</text:p>
      <text:p text:style-name="P111"><text:s text:c="8"/>}</text:p>
      <text:p text:style-name="P111"><text:s text:c="6"/>}</text:p>
      <text:p text:style-name="P111"><text:s text:c="6"/>xlambda *= 10</text:p>
      <text:p text:style-name="P111"><text:s text:c="6"/>println(nerror)</text:p>
      <text:p text:style-name="P111"><text:s text:c="4"/>}</text:p>
      <text:p text:style-name="P111"><text:s text:c="4"/>println()</text:p>
      <text:p text:style-name="P111"/>
      <text:p text:style-name="P111"><text:s text:c="4"/>// Gaussian kernel</text:p>
      <text:p text:style-name="P111"><text:s text:c="4"/>var gausskernel2 = new Svmgausskernel(data, y, 1.0)</text:p>
      <text:p text:style-name="P111"><text:s text:c="4"/>var gausssvm2 = new Svm(gausskernel2)</text:p>
      <text:p text:style-name="P111"><text:s text:c="4"/>println("Errors: ")</text:p>
      <text:p text:style-name="P111"><text:s text:c="4"/>xlambda = 0.001</text:p>
      <text:p text:style-name="P111"><text:s text:c="4"/>while (xlambda &lt; 10000) {</text:p>
      <text:p text:style-name="P111"><text:s text:c="6"/>var k = 0</text:p>
      <text:p text:style-name="P111"><text:s text:c="6"/>var breakVar = false</text:p>
      <text:p text:style-name="P111"><text:s text:c="6"/>while (breakVar==false) <text:s/>{</text:p>
      <text:p text:style-name="P111"><text:s text:c="8"/>var test = gausssvm2.relax( lambda, omega)</text:p>
      <text:p text:style-name="P111"><text:s text:c="8"/>k += 1</text:p>
      <text:p text:style-name="P111"><text:s text:c="8"/>if (test &lt; 1.0e-3 || k &gt; <text:s/>100) breakVar = true</text:p>
      <text:p text:style-name="P111"><text:s text:c="6"/>}</text:p>
      <text:p text:style-name="P111"><text:s text:c="6"/>nerror = 0</text:p>
      <text:p text:style-name="P111"><text:s text:c="6"/>for (i&lt;-0 until <text:s/>M) {</text:p>
      <text:p text:style-name="P111"><text:soft-page-break/><text:s text:c="9"/>var predictionError = ((y(i)==1.0) != (linsvm2.predict(i) &gt;= 0.0))</text:p>
      <text:p text:style-name="P111"><text:s text:c="9"/>nerror += (if <text:s/>(predictionError) 1 else <text:s/>0)</text:p>
      <text:p text:style-name="P111"><text:s text:c="6"/>}</text:p>
      <text:p text:style-name="P111"><text:s text:c="6"/>println(nerror)</text:p>
      <text:p text:style-name="P111"><text:s text:c="6"/></text:p>
      <text:p text:style-name="P111"><text:s text:c="6"/>// Test new data</text:p>
      <text:p text:style-name="P111"><text:s text:c="6"/>nerror = 0</text:p>
      <text:p text:style-name="P111"><text:s text:c="6"/>for (j&lt;-0 until 4) { <text:s text:c="2"/>// Four quadrants</text:p>
      <text:p text:style-name="P111"><text:s text:c="8"/>for (i &lt;-0 until <text:s/>M/4) {</text:p>
      <text:p text:style-name="P111"><text:s text:c="10"/>if (j == 0) {</text:p>
      <text:p text:style-name="P111"><text:s text:c="12"/>var yy = 1.0</text:p>
      <text:p text:style-name="P111"><text:s text:c="12"/>x(0) = 1.0 + ndev.dev()</text:p>
      <text:p text:style-name="P111"><text:s text:c="12"/>x(1) = 1.0 + ndev.dev()</text:p>
      <text:p text:style-name="P111"><text:s text:c="10"/>} else if (j == 1) {</text:p>
      <text:p text:style-name="P111"><text:s text:c="12"/>var yy = -1.0</text:p>
      <text:p text:style-name="P111"><text:s text:c="12"/>x(0) = -1.0+ndev.dev()</text:p>
      <text:p text:style-name="P111"><text:s text:c="12"/>x(1) = 1.0+ndev.dev()</text:p>
      <text:p text:style-name="P111"><text:s text:c="10"/>} else if (j == 2) {</text:p>
      <text:p text:style-name="P111"><text:s text:c="12"/>var yy =1.0</text:p>
      <text:p text:style-name="P111"><text:s text:c="12"/>x(0) = -1.0+ndev.dev()</text:p>
      <text:p text:style-name="P111"><text:s text:c="12"/>x(1) = -1.0+ndev.dev()</text:p>
      <text:p text:style-name="P111"><text:s text:c="10"/>} else {</text:p>
      <text:p text:style-name="P111"><text:s text:c="12"/>var yy = -1.0</text:p>
      <text:p text:style-name="P111"><text:s text:c="12"/>x(0) = 1.0+ndev.dev()</text:p>
      <text:p text:style-name="P111"><text:s text:c="12"/>x(1) = -1.0+ndev.dev()</text:p>
      <text:p text:style-name="P111"><text:s text:c="10"/>}</text:p>
      <text:p text:style-name="P111"><text:s text:c="9"/></text:p>
      <text:p text:style-name="P111"><text:s text:c="9"/>var predictionError = ((y(i)==1.0) != (linsvm2.predict(i) &gt;= 0.0))</text:p>
      <text:p text:style-name="P111"><text:s text:c="9"/>nerror += (if <text:s/>(predictionError) 1 else <text:s/>0)</text:p>
      <text:p text:style-name="P111"><text:s text:c="8"/>}</text:p>
      <text:p text:style-name="P111"><text:s text:c="6"/>}</text:p>
      <text:p text:style-name="P111"><text:s text:c="6"/>xlambda *= 10</text:p>
      <text:p text:style-name="P111"><text:s text:c="6"/>println("%d <text:s text:c="3"/>",nerror)</text:p>
      <text:p text:style-name="P111"><text:s text:c="4"/>}</text:p>
      <text:p text:style-name="P111"><text:s text:c="4"/>println()</text:p>
      <text:p text:style-name="P111"><text:soft-page-break/></text:p>
      <text:p text:style-name="P111"><text:s text:c="2"/>// Test the algorithm on test data after learning</text:p>
      <text:p text:style-name="P111"><text:s text:c="2"/>// Do a scan over lambda to find best value</text:p>
      <text:p text:style-name="P111"/>
      <text:p text:style-name="P111"><text:s text:c="4"/>localflag = false;</text:p>
      <text:p text:style-name="P111"><text:s text:c="4"/>globalflag = globalflag || localflag;</text:p>
      <text:p text:style-name="P111"><text:s text:c="4"/>if (localflag) {</text:p>
      <text:p text:style-name="P111"><text:s text:c="6"/>fail("*** Svm: *************************");</text:p>
      <text:p text:style-name="P111"><text:s text:c="6"/></text:p>
      <text:p text:style-name="P111"><text:s text:c="4"/>}</text:p>
      <text:p text:style-name="P111"/>
      <text:p text:style-name="P111"><text:s text:c="4"/>if (globalflag) <text:s/>println("Failed\n")</text:p>
      <text:p text:style-name="P111"><text:s text:c="4"/>else <text:s text:c="2"/>println("Passed\n")</text:p>
      <text:p text:style-name="P111"><text:s text:c="2"/></text:p>
      <text:p text:style-name="Text_20_body"/>
      <text:h text:style-name="Heading_20_2" text:outline-level="2"><text:bookmark-start text:name="__RefHeading___Toc145025_2064470228"/><text:alphabetical-index-mark-start text:id="IMark98846888"/>Gaussian Mixture Models<text:bookmark-end text:name="__RefHeading___Toc145025_2064470228"/><text:alphabetical-index-mark-end text:id="IMark98846888"/></text:h>
      <text:p text:style-name="Text_20_body"/>
      <text:p text:style-name="P111"/>
      <text:p text:style-name="P111">import <text:s/>com.nr.NRUtil.SQR</text:p>
      <text:p text:style-name="P111">import <text:s/>com.nr.NRUtil._</text:p>
      <text:p text:style-name="P111">import <text:s/>com.nr.test.NRTestUtil._</text:p>
      <text:p text:style-name="P111">import <text:s/>java.lang.Math.sqrt</text:p>
      <text:p text:style-name="P111"/>
      <text:p text:style-name="P111">import com.nr.ci.Gaumixmod</text:p>
      <text:p text:style-name="P111">import com.nr.ran.Normaldev</text:p>
      <text:p text:style-name="P111"/>
      <text:p text:style-name="P111"/>
      <text:p text:style-name="P111"><text:s text:c="4"/>var NDIM=2; <text:s text:c="2"/>var NMEANS=4; var NPT=1000</text:p>
      <text:p text:style-name="P111"><text:s text:c="4"/>var flag = 0.0; <text:s/>var sqrt2=sqrt(2.0)</text:p>
      <text:p text:style-name="P111"><text:s text:c="4"/>var ffrac = Array(0.25,0.25,0.25,0.25)</text:p>
      <text:p text:style-name="P111"><text:s text:c="4"/>var mmeans = Array(0.0,0.0,0.75,0.0,-0.25,-0.25,0.33,0.66)</text:p>
      <text:p text:style-name="P111"><text:s text:c="4"/>var gguess = Array(0.1,0.1,0.7,0.1,-0.2,-0.3,0.3,0.5)</text:p>
      <text:p text:style-name="P111"><text:s text:c="4"/>var ssigma = Array(0.1,0.1,0.02,0.2,0.01,0.1,0.1,0.05)</text:p>
      <text:p text:style-name="P111"><text:s text:c="4"/>var vvec1 = Array(1.0,0.0,1.0,0.0,sqrt2,sqrt2,sqrt2,sqrt2)</text:p>
      <text:p text:style-name="P111"><text:soft-page-break/><text:s text:c="4"/>var vvec2 = Array(0.0,1.0,0.0,1.0,-sqrt2,sqrt2,-sqrt2,sqrt2)</text:p>
      <text:p text:style-name="P111"/>
      <text:p text:style-name="P111"><text:s text:c="4"/>var frac = buildVector(ffrac)</text:p>
      <text:p text:style-name="P111"/>
      <text:p text:style-name="P111"><text:s text:c="7"/></text:p>
      <text:p text:style-name="P111"><text:s text:c="4"/>var offset = new Array[Double](NMEANS)</text:p>
      <text:p text:style-name="P111"><text:s text:c="4"/>var guess = buildMatrix(NMEANS, NDIM, gguess) </text:p>
      <text:p text:style-name="P111"><text:s text:c="4"/>var means = buildMatrix(NMEANS, NDIM, mmeans)</text:p>
      <text:p text:style-name="P111"><text:s text:c="4"/>var sigma = buildMatrix(NMEANS, NDIM, ssigma)</text:p>
      <text:p text:style-name="P111"><text:s text:c="4"/>var vec1 = buildMatrix(NMEANS, NDIM, vvec1)</text:p>
      <text:p text:style-name="P111"><text:s text:c="4"/>var vec2 = buildMatrix(NMEANS, NDIM, vvec2)</text:p>
      <text:p text:style-name="P111"><text:s text:c="4"/>var x = new RichDouble2DArray(NPT, NDIM)</text:p>
      <text:p text:style-name="P111"><text:s text:c="4"/>var globalflag = false</text:p>
      <text:p text:style-name="P111"/>
      <text:p text:style-name="P111"><text:s text:c="4"/>// Test Gaumixmod</text:p>
      <text:p text:style-name="P111"><text:s text:c="4"/>println("Testing Gaumixmod")</text:p>
      <text:p text:style-name="P111"/>
      <text:p text:style-name="P111"><text:s text:c="4"/>var <text:s text:c="3"/>ndev = new Normaldev(0.0, 1.0, 17)</text:p>
      <text:p text:style-name="P111"><text:s text:c="4"/></text:p>
      <text:p text:style-name="P111"><text:s text:c="4"/>// Generate four groups of data</text:p>
      <text:p text:style-name="P111"><text:s text:c="4"/>var k = 0</text:p>
      <text:p text:style-name="P111"><text:s text:c="4"/>for (i &lt;- 0 until 4) {</text:p>
      <text:p text:style-name="P111"><text:s text:c="6"/>for (j &lt;-0 until (NPT * frac(i)).asInstanceOf[Int]) {</text:p>
      <text:p text:style-name="P111"><text:s text:c="8"/>var d0 = sigma(i)(0) * <text:s/>ndev.dev()</text:p>
      <text:p text:style-name="P111"><text:s text:c="8"/>var d1 = sigma(i)(1) * <text:s/>ndev.dev()</text:p>
      <text:p text:style-name="P111"><text:s text:c="8"/>x(k, 0) = means(i)(0) + d0 * vec1(i)(0) + d1 * vec2(i)(0)</text:p>
      <text:p text:style-name="P111"><text:s text:c="8"/>x(k, 1) = means(i)(1) + d0 * vec1(i)(1) + d1 * vec2(i)(1)</text:p>
      <text:p text:style-name="P111"><text:s text:c="8"/>k+=1</text:p>
      <text:p text:style-name="P111"><text:s text:c="6"/>}</text:p>
      <text:p text:style-name="P111"><text:s text:c="4"/>}</text:p>
      <text:p text:style-name="P111"><text:s text:c="3"/></text:p>
      <text:p text:style-name="P111"><text:s text:c="4"/>var xx = <text:s/>x~ <text:s text:c="3"/>// transpose the array</text:p>
      <text:p text:style-name="P111"><text:s text:c="4"/></text:p>
      <text:p text:style-name="P111"/>
      <text:p text:style-name="P111"><text:s/>var gmix = new Gaumixmod(x, guess)</text:p>
      <text:p text:style-name="P111"><text:soft-page-break/></text:p>
      <text:p text:style-name="P111"><text:s text:c="3"/>var <text:s/>i = 0</text:p>
      <text:p text:style-name="P111"><text:s text:c="3"/>var <text:s/>breakFlag = false</text:p>
      <text:p text:style-name="P111"><text:s text:c="3"/>while ( i &lt; 100 &amp;&amp; breakFlag == false) {</text:p>
      <text:p text:style-name="P111"><text:s text:c="6"/>flag = gmix.estep()</text:p>
      <text:p text:style-name="P111"><text:s text:c="6"/>if (flag &lt; 1.0e-6) breakFlag = true</text:p>
      <text:p text:style-name="P111"><text:s text:c="6"/>gmix.mstep()</text:p>
      <text:p text:style-name="P111"><text:s text:c="6"/>i += 1</text:p>
      <text:p text:style-name="P111"><text:s text:c="4"/>}</text:p>
      <text:p text:style-name="P111"/>
      <text:p text:style-name="P111"><text:s text:c="4"/>// check for convergence</text:p>
      <text:p text:style-name="P111"><text:s text:c="4"/>// <text:s text:c="3"/>System.out.println(" <text:s/>flag: %f\n", flag);</text:p>
      <text:p text:style-name="P111"><text:s text:c="4"/>var localflag = (flag &gt; 1.0e-6)</text:p>
      <text:p text:style-name="P111"><text:s text:c="4"/>globalflag = (globalflag || localflag)</text:p>
      <text:p text:style-name="P111"><text:s text:c="4"/>if (localflag) {</text:p>
      <text:p text:style-name="P111"><text:s text:c="6"/>fail("*** Gaumixmod: No solution with 100 iterations");</text:p>
      <text:p text:style-name="P111"><text:s text:c="4"/>}</text:p>
      <text:p text:style-name="P111"/>
      <text:p text:style-name="P111"><text:s text:c="4"/>// Check for correct determination of population fractions</text:p>
      <text:p text:style-name="P111"><text:s text:c="4"/>// <text:s text:c="3"/>System.out.printf(maxel(vecsub(gmix.frac,frac)));</text:p>
      <text:p text:style-name="P111"><text:s text:c="4"/>var sbeps = 0.005</text:p>
      <text:p text:style-name="P111"><text:s text:c="4"/>localflag = maxel(vecsub(gmix.frac,frac)) &gt; sbeps</text:p>
      <text:p text:style-name="P111"><text:s text:c="4"/>globalflag = (globalflag || localflag)</text:p>
      <text:p text:style-name="P111"><text:s text:c="4"/>if (localflag) {</text:p>
      <text:p text:style-name="P111"><text:s text:c="6"/>fail("*** Gaumixmod: Population fractions not accurately determined");</text:p>
      <text:p text:style-name="P111"><text:s text:c="6"/>}</text:p>
      <text:p text:style-name="P111"/>
      <text:p text:style-name="P111"><text:s text:c="4"/>// Check for correct determination of means</text:p>
      <text:p text:style-name="P111"><text:s text:c="4"/>for (i &lt;- 0 until NMEANS) </text:p>
      <text:p text:style-name="P111"><text:s text:c="7"/>offset(i) = sqrt(SQR(gmix.means(i)(0) - means(i)(0))</text:p>
      <text:p text:style-name="P111"><text:s text:c="6"/>+SQR(gmix.means(i)(1)-means(i)(1)))</text:p>
      <text:p text:style-name="P111"><text:s text:c="4"/>// <text:s text:c="3"/>System.out.printf(maxel(offset));</text:p>
      <text:p text:style-name="P111"><text:s text:c="4"/>localflag = maxel(offset) &gt; 0.01</text:p>
      <text:p text:style-name="P111"><text:s text:c="4"/>globalflag = (globalflag || localflag)</text:p>
      <text:p text:style-name="P111"><text:s text:c="4"/>if (localflag) {</text:p>
      <text:p text:style-name="P111"><text:soft-page-break/><text:s text:c="6"/>fail("*** Gaumixmod: Means are incorrectly identified")</text:p>
      <text:p text:style-name="P111"><text:s text:c="6"/></text:p>
      <text:p text:style-name="P111"><text:s text:c="4"/>}</text:p>
      <text:p text:style-name="P111"/>
      <text:p text:style-name="P111"><text:s text:c="4"/>// Check for correct determination of covariance matrices</text:p>
      <text:p text:style-name="P111"><text:s text:c="4"/>for (i &lt;- 0 until NMEANS) {</text:p>
      <text:p text:style-name="P111"><text:s text:c="6"/>println("%f %f\n", gmix.sig(i)(0)(0), gmix.sig(i)(0)(1)) </text:p>
      <text:p text:style-name="P111"><text:s text:c="6"/>println("%f %f\n\n",gmix.sig(i)(1)(0), gmix.sig(i)(1)(1)) </text:p>
      <text:p text:style-name="P111"><text:s text:c="4"/>}</text:p>
      <text:p text:style-name="P111"/>
      <text:p text:style-name="P111"><text:s text:c="4"/>if (globalflag) <text:s/>println("Failed\n")</text:p>
      <text:p text:style-name="P111"><text:s text:c="4"/>else <text:s/>println("Passed\n")</text:p>
      <text:p text:style-name="P111"/>
      <text:p text:style-name="P111"/>
      <text:p text:style-name="P111"/>
      <text:p text:style-name="P111">var gmixTrans = (gmix.means)~</text:p>
      <text:p text:style-name="P111"/>
      <text:p text:style-name="P111">figure(1); </text:p>
      <text:p text:style-name="P111">scatterPlotsOn; plot(xx) <text:s text:c="2"/>// plot the four groups of data that we constructed for testing K-means</text:p>
      <text:p text:style-name="P111">hold("on") <text:s text:c="3"/></text:p>
      <text:p text:style-name="P111">plotMarks( gmixTrans(0), <text:s/>gmixTrans(1))</text:p>
      <text:h text:style-name="P609" text:outline-level="1"><text:bookmark-start text:name="__RefHeading___Toc145027_2064470228"/>Integration of Ordinary Differential Equations<text:bookmark-end text:name="__RefHeading___Toc145027_2064470228"/></text:h>
      <text:p text:style-name="P111"/>
      <text:h text:style-name="Heading_20_2" text:outline-level="2"><text:bookmark-start text:name="__RefHeading___Toc145029_2064470228"/>Lorenz Chaotic System Integration with <text:alphabetical-index-mark-start text:id="IMark104128008"/>Dormand-Prince<text:alphabetical-index-mark-end text:id="IMark104128008"/> fifth-order stepper<text:bookmark-end text:name="__RefHeading___Toc145029_2064470228"/></text:h>
      <text:p text:style-name="P117"/>
      <text:p text:style-name="P118">// evaluate the Lorenz chaotic attractor with Dormand-Prince fifth-order stepper</text:p>
      <text:p text:style-name="P118">import <text:s/>com.nr.test.NRTestUtil.maxel</text:p>
      <text:p text:style-name="P118">import <text:s/>com.nr.test.NRTestUtil.vecsub</text:p>
      <text:p text:style-name="P117"/>
      <text:p text:style-name="P118">import <text:s/>com.nr.ode.DerivativeInf</text:p>
      <text:p text:style-name="P118">import <text:s/>com.nr.ode.Odeint</text:p>
      <text:p text:style-name="P118">import <text:s/>com.nr.ode.Output</text:p>
      <text:p text:style-name="P117"/>
      <text:p text:style-name="P117"/>
      <text:p text:style-name="P117"/>
      <text:p text:style-name="P118"><text:s text:c="2"/>var ystart = Array( 0.1, <text:s/>0.2, <text:s/>0.12) <text:s text:c="3"/>// starting values of integration</text:p>
      <text:p text:style-name="P118"><text:s text:c="2"/>var xx1 = 1.0; var xx2 = 10.0 <text:s/>// integrate from xx1 to xx2</text:p>
      <text:p text:style-name="P118"><text:s text:c="2"/>var atol = 0.001; var rtol = 0.01 <text:s/>// absolute tolerance and relative tolerance</text:p>
      <text:p text:style-name="P118"><text:s text:c="2"/>var h1 = 0.02 <text:s/>// guessed first stepsize</text:p>
      <text:p text:style-name="P118"><text:s text:c="2"/>var hminn = 0.01 <text:s text:c="2"/>// minimum allowed stepsize (can be zero)</text:p>
      <text:p text:style-name="P118"><text:s text:c="2"/>var nsavePoints = getInt("How many points to save ?", 5000)</text:p>
      <text:p text:style-name="P118"><text:s text:c="2"/>var outt = new Output(nsavePoints)</text:p>
      <text:p text:style-name="P118"><text:s text:c="2"/>var s = new com.nr.ode.StepperDopr5()</text:p>
      <text:p text:style-name="P118"><text:s text:c="3"/></text:p>
      <text:p text:style-name="P118"><text:s text:c="3"/></text:p>
      <text:p text:style-name="P118"><text:s text:c="4"/></text:p>
      <text:p text:style-name="P117"/>
      <text:p text:style-name="P118"><text:s text:c="4"/>// specifies the derivatives of the Lorenz system</text:p>
      <text:p text:style-name="P118"><text:s text:c="2"/>class LorenzDerivs extends AnyRef with <text:s/>DerivativeInf {</text:p>
      <text:p text:style-name="P118"><text:s text:c="4"/></text:p>
      <text:p text:style-name="P118"><text:s text:c="4"/>def derivs(x: Double, y: Array[Double], dydx: Array[Double]) = {</text:p>
      <text:p text:style-name="P118"><text:s text:c="6"/>lorenz_derivs(x, y, dydx)</text:p>
      <text:p text:style-name="P118"><text:s text:c="4"/>}</text:p>
      <text:p text:style-name="P118"><text:soft-page-break/><text:s text:c="4"/></text:p>
      <text:p text:style-name="P118"><text:s text:c="4"/>def <text:s/>lorenz_derivs(x: Double, <text:s text:c="2"/>y: Array[Double], <text:s/>dydx: Array[Double]) = {</text:p>
      <text:p text:style-name="P118"><text:s text:c="8"/>var xx = y(0); var yy = y(1); var zz = y(2)</text:p>
      <text:p text:style-name="P118"><text:s text:c="8"/></text:p>
      <text:p text:style-name="P118"><text:s text:c="6"/>dydx(0) = 10*(yy-xx)</text:p>
      <text:p text:style-name="P118"><text:s text:c="6"/>dydx(1) = -xx*zz+143*xx-yy</text:p>
      <text:p text:style-name="P118"><text:s text:c="6"/>dydx(2) = xx*yy - 2.66667*zz</text:p>
      <text:p text:style-name="P118"><text:s text:c="6"/></text:p>
      <text:p text:style-name="P118"><text:s text:c="2"/>}</text:p>
      <text:p text:style-name="P118"><text:s text:c="2"/></text:p>
      <text:p text:style-name="P118"><text:s text:c="4"/>def <text:s/>jacobian(x: Double, y: Array[Double], dfdx: Array[Double], dfdy: Array[Array[Double]]) = {}</text:p>
      <text:p text:style-name="P118"><text:s text:c="2"/>}</text:p>
      <text:p text:style-name="P118"><text:s text:c="3"/></text:p>
      <text:p text:style-name="P118"><text:s text:c="3"/></text:p>
      <text:p text:style-name="P118"><text:s text:c="3"/>var <text:s/>derivss = new LorenzDerivs()</text:p>
      <text:p text:style-name="P118"><text:s text:c="3"/></text:p>
      <text:p text:style-name="P118"><text:s text:c="2"/>var <text:s/>lorenzODE = new <text:s/>Odeint(ystart, xx1, xx2, atol, rtol, <text:s/>h1, <text:s/>hminn, outt, derivss, <text:s/>s) </text:p>
      <text:p text:style-name="P118"><text:s text:c="2"/>lorenzODE.integrate() <text:s text:c="2"/>// proceed with the integration</text:p>
      <text:p text:style-name="P117"/>
      <text:p text:style-name="P118"><text:s text:c="2"/>// convert to RichDoubleDoubleArray in order to extract the variables for plotting</text:p>
      <text:p text:style-name="P118"><text:s/>var yout = new RichDouble2DArray(outt.ysave)</text:p>
      <text:p text:style-name="P118"><text:s/>var y0 = yout(0,::).getv <text:s/></text:p>
      <text:p text:style-name="P118"><text:s/>var y1 = yout(1,::).getv</text:p>
      <text:p text:style-name="P118"><text:s/>var y2 = yout(2,::).getv</text:p>
      <text:p text:style-name="P118"><text:s/>plot(y0, y1, y2,"Lorenz Attractor integrated with Dormand-Prince fifth-order stepper ") <text:s/></text:p>
      <text:p text:style-name="P117"/>
      <text:p text:style-name="P117"><text:s text:c="2"/></text:p>
      <text:p text:style-name="P455"/>
      <text:h text:style-name="Heading_20_2" text:outline-level="2"><text:bookmark-start text:name="__RefHeading___Toc145031_2064470228"/><text:alphabetical-index-mark-start text:id="IMark104128008"/>Runge-Kutta<text:bookmark-end text:name="__RefHeading___Toc145031_2064470228"/><text:alphabetical-index-mark-end text:id="IMark104128008"/></text:h>
      <text:p text:style-name="P111"/>
      <text:p text:style-name="P111">import <text:s/>com.nr.test.NRTestUtil.maxel</text:p>
      <text:p text:style-name="P111">import <text:s/>com.nr.test.NRTestUtil.vecsub</text:p>
      <text:p text:style-name="P111"/>
      <text:p text:style-name="P111">import <text:s/>com.nr.ode.DerivativeInf</text:p>
      <text:p text:style-name="P111">import <text:s/>com.nr.ode.Odeint</text:p>
      <text:p text:style-name="P111">import <text:s/>com.nr.sf.Bessjy</text:p>
      <text:p text:style-name="P111"/>
      <text:p text:style-name="P111">var <text:s/>nvar = 4</text:p>
      <text:p text:style-name="P111">val y = new Array[Double](nvar)</text:p>
      <text:p text:style-name="P111">val dydx = new Array[Double](nvar)</text:p>
      <text:p text:style-name="P111">val yout = new Array[Double](nvar)</text:p>
      <text:p text:style-name="P111">val yexp = new Array[Double](nvar)</text:p>
      <text:p text:style-name="P111"/>
      <text:p text:style-name="P111">var globalflag=false</text:p>
      <text:p text:style-name="P111"/>
      <text:p text:style-name="P111"><text:s text:c="2"/>// Test rk4</text:p>
      <text:p text:style-name="P111">println("testting <text:s/>rk4")</text:p>
      <text:p text:style-name="P111"/>
      <text:p text:style-name="P111"/>
      <text:p text:style-name="P111"><text:s text:c="4"/>var x = 1.0</text:p>
      <text:p text:style-name="P111"><text:s text:c="4"/>var h = 0.1</text:p>
      <text:p text:style-name="P111"/>
      <text:p text:style-name="P111"><text:s text:c="4"/>var bess = new Bessjy()</text:p>
      <text:p text:style-name="P111"><text:s text:c="4"/>for (i &lt;- 0 until nvar) {</text:p>
      <text:p text:style-name="P111"><text:s text:c="6"/>y(i) = bess.jn(i, x)</text:p>
      <text:p text:style-name="P111"><text:s text:c="6"/>yexp(i) = bess.jn(i, x+h) </text:p>
      <text:p text:style-name="P111"><text:s text:c="4"/>}</text:p>
      <text:p text:style-name="P111"/>
      <text:p text:style-name="P111"><text:s text:c="4"/>var <text:s/>rk4_derivs = new RK4_derivs()</text:p>
      <text:p text:style-name="P111"><text:s text:c="4"/></text:p>
      <text:p text:style-name="P111"><text:s text:c="4"/>rk4_derivs.rk4_derivs(x, y, dydx)</text:p>
      <text:p text:style-name="P111"><text:soft-page-break/><text:s text:c="4"/></text:p>
      <text:p text:style-name="P111"><text:s text:c="4"/>Odeint.rk4(y, dydx, x, h, yout, rk4_derivs)</text:p>
      <text:p text:style-name="P111"/>
      <text:p text:style-name="P111"><text:s text:c="4"/>for (i &lt;- 0 until <text:s/>nvar)</text:p>
      <text:p text:style-name="P111"><text:s text:c="6"/>println( yout(i), yexp(i))</text:p>
      <text:p text:style-name="P111"/>
      <text:p text:style-name="P111"><text:s text:c="4"/>var sbeps = 1.<text:span text:style-name="T280">0</text:span>e-6</text:p>
      <text:p text:style-name="P111"><text:s text:c="4"/>println(maxel(vecsub(yout,yexp)))</text:p>
      <text:p text:style-name="P111"><text:s text:c="4"/>var localflag = maxel(vecsub(yout,yexp)) &gt; sbeps</text:p>
      <text:p text:style-name="P111"><text:s text:c="4"/>globalflag = globalflag || localflag</text:p>
      <text:p text:style-name="P111"><text:s text:c="4"/>if (localflag) {</text:p>
      <text:p text:style-name="P111"><text:s text:c="6"/>fail("*** rk4: Inaccurate Runge-Kutta step")</text:p>
      <text:p text:style-name="P111"><text:s text:c="4"/>}</text:p>
      <text:p text:style-name="P111"/>
      <text:p text:style-name="P111"><text:s text:c="4"/>if (globalflag) <text:s/>println("Failed\n")</text:p>
      <text:p text:style-name="P111"><text:s text:c="4"/>else <text:s/>println("Passed\n")</text:p>
      <text:p text:style-name="P111"><text:s text:c="2"/></text:p>
      <text:p text:style-name="P111"><text:s text:c="2"/></text:p>
      <text:p text:style-name="P111"><text:s text:c="2"/>class RK4_derivs extends AnyRef with <text:s/>DerivativeInf {</text:p>
      <text:p text:style-name="P111"><text:s text:c="4"/></text:p>
      <text:p text:style-name="P111"><text:s text:c="4"/>def derivs(x: Double, y: Array[Double], dydx: Array[Double]) = {</text:p>
      <text:p text:style-name="P111"><text:s text:c="6"/>rk4_derivs(x, y, dydx)</text:p>
      <text:p text:style-name="P111"><text:s text:c="4"/>}</text:p>
      <text:p text:style-name="P111"><text:s text:c="4"/></text:p>
      <text:p text:style-name="P111"><text:s text:c="4"/>def <text:s/>rk4_derivs(x: Double, <text:s text:c="2"/>y: Array[Double], <text:s/>dydx: Array[Double]) = {</text:p>
      <text:p text:style-name="P111"><text:s text:c="6"/>dydx(0) = -y(1) </text:p>
      <text:p text:style-name="P111"><text:s text:c="6"/>dydx(1) = y(0)- (1.0 / x) * y(1)</text:p>
      <text:p text:style-name="P111"><text:s text:c="6"/>dydx(2) = y(1) - (2.0 / x) * y(2)</text:p>
      <text:p text:style-name="P111"><text:s text:c="6"/>dydx(3) = y(2) - (3.0 / x) * y(3)</text:p>
      <text:p text:style-name="P111"><text:s text:c="2"/>}</text:p>
      <text:p text:style-name="P111"><text:s text:c="2"/></text:p>
      <text:p text:style-name="P111"><text:s text:c="4"/>def <text:s/>jacobian(x: Double, y: Array[Double], dfdx: Array[Double], dfdy: Array[Array[Double]]) = {}</text:p>
      <text:p text:style-name="P111"><text:s text:c="2"/>}</text:p>
      <text:p text:style-name="P111"/>
      <text:p text:style-name="P111"><text:soft-page-break/></text:p>
      <text:h text:style-name="Heading_20_2" text:outline-level="2"><text:bookmark-start text:name="__RefHeading___Toc145033_2064470228"/><text:alphabetical-index-mark-start text:id="IMark102489176"/>Bulirsch-Stoer Method<text:bookmark-end text:name="__RefHeading___Toc145033_2064470228"/><text:alphabetical-index-mark-end text:id="IMark102489176"/></text:h>
      <text:p text:style-name="P111"/>
      <text:p text:style-name="P111"/>
      <text:p text:style-name="P111">import <text:s/>com.nr.test.NRTestUtil.maxel</text:p>
      <text:p text:style-name="P111">import <text:s/>com.nr.test.NRTestUtil.vecsub</text:p>
      <text:p text:style-name="P111"/>
      <text:p text:style-name="P111">import com.nr.ode._</text:p>
      <text:p text:style-name="P111">import com.nr.sf.Bessjy</text:p>
      <text:p text:style-name="P111"/>
      <text:p text:style-name="P111"/>
      <text:p text:style-name="P111"><text:s text:c="2"/>class rhs_StepperBS <text:s/>extends AnyRef with DerivativeInf <text:s/>{</text:p>
      <text:p text:style-name="P111"><text:s text:c="5"/>def <text:s text:c="2"/>derivs(x: Double, <text:s text:c="2"/>y: Array[Double], <text:s/>dydx: Array[Double]) = {</text:p>
      <text:p text:style-name="P111"><text:s text:c="6"/>dydx(0) = -y(1)</text:p>
      <text:p text:style-name="P111"><text:s text:c="6"/>dydx(1) = y(0) - (1.0 / x) * y(1)</text:p>
      <text:p text:style-name="P111"><text:s text:c="6"/>dydx(2) = y(1) - (2.0 / x) * y(2)</text:p>
      <text:p text:style-name="P111"><text:s text:c="6"/>dydx(3) = y(2) - (3.0 / x) * y(3)</text:p>
      <text:p text:style-name="P111"><text:s text:c="4"/>}</text:p>
      <text:p text:style-name="P111"><text:s text:c="4"/>def <text:s/>jacobian(x: Double, <text:s/>y: Array[Double], <text:s/>dfdx: Array[Double], <text:s/>dfdy: Array[Array[Double]]) = {}</text:p>
      <text:p text:style-name="P111"><text:s text:c="2"/>}</text:p>
      <text:p text:style-name="P111"/>
      <text:p text:style-name="P111"><text:s text:c="4"/>var nvar = 4</text:p>
      <text:p text:style-name="P111"><text:s text:c="4"/>var atol = 1.0e-6; <text:s text:c="4"/>var <text:s/>rtol = atol; <text:s text:c="2"/>var <text:s/>h1 = 0.01; <text:s text:c="2"/>var hmin = 0.0; <text:s text:c="2"/>var <text:s/>x1 = 1.0; <text:s text:c="2"/>var <text:s/>x2 = 2.0;</text:p>
      <text:p text:style-name="P111"><text:s text:c="4"/></text:p>
      <text:p text:style-name="P111"><text:s text:c="4"/>var <text:s/>y = new Array[Double](nvar)</text:p>
      <text:p text:style-name="P111"><text:s text:c="4"/>var <text:s/>yout = new Array[Double](nvar)</text:p>
      <text:p text:style-name="P111"><text:s text:c="4"/>var <text:s/>yexp = new Array[Double](nvar)</text:p>
      <text:p text:style-name="P111"><text:s text:c="4"/></text:p>
      <text:p text:style-name="P111"><text:s text:c="4"/></text:p>
      <text:p text:style-name="P111"><text:s text:c="4"/>// Test StepperBS</text:p>
      <text:p text:style-name="P111"><text:s text:c="4"/>println("Testing StepperBS")</text:p>
      <text:p text:style-name="P111"/>
      <text:p text:style-name="P111"><text:s text:c="4"/>var bess = new Bessjy()</text:p>
      <text:p text:style-name="P111"><text:soft-page-break/><text:s text:c="4"/>for (i&lt;-0 <text:s/>until <text:s/>nvar) {</text:p>
      <text:p text:style-name="P111"><text:s text:c="6"/>y(i) = bess.jn(i, x1)</text:p>
      <text:p text:style-name="P111"><text:s text:c="6"/>yexp(i) = bess.jn(i, x2)</text:p>
      <text:p text:style-name="P111"><text:s text:c="4"/>}</text:p>
      <text:p text:style-name="P111"/>
      <text:p text:style-name="P111"><text:s text:c="3"/>var <text:s/>out = new Output(1500)</text:p>
      <text:p text:style-name="P111"><text:s text:c="3"/>var <text:s/>d = new rhs_StepperBS()</text:p>
      <text:p text:style-name="P111"><text:s text:c="3"/>var <text:s/>s = new StepperBS()</text:p>
      <text:p text:style-name="P111"><text:s text:c="3"/>var <text:s/>ode = new Odeint(y, x1, x2, atol, rtol, h1, hmin, out, d, s)</text:p>
      <text:p text:style-name="P111"><text:s text:c="4"/>ode.integrate()</text:p>
      <text:p text:style-name="P111"/>
      <text:p text:style-name="P111"><text:s text:c="4"/>for (i &lt;- 0 <text:s/>until <text:s/>nvar) <text:s/>{</text:p>
      <text:p text:style-name="P111"><text:s text:c="6"/>yout(i) = out.ysave(i)(out.count-1)</text:p>
      <text:p text:style-name="P111"><text:s text:c="6"/>println(yout(i)+" <text:s/>"+ yexp(i))</text:p>
      <text:p text:style-name="P111"><text:s text:c="4"/>}</text:p>
      <text:p text:style-name="P111"/>
      <text:p text:style-name="P111"><text:s text:c="4"/>var <text:s/>sbeps = 1.0e-8</text:p>
      <text:p text:style-name="P111"><text:s text:c="4"/>var <text:s/>integrationError = maxel(vecsub(yout, yexp))</text:p>
      <text:p text:style-name="P111"/>
      <text:p text:style-name="P111"><text:s text:c="4"/>if (integrationError &lt; sbeps) </text:p>
      <text:p text:style-name="P111"><text:s text:c="6"/>println("Bulirsch-Stoer Method success")</text:p>
      <text:p text:style-name="P111"><text:s text:c="4"/>else</text:p>
      <text:p text:style-name="P111"><text:s text:c="6"/>println("Bulirsch-Stoer Method failure")</text:p>
      <text:p text:style-name="P111"/>
      <text:p text:style-name="P111"/>
      <text:p text:style-name="P457"/>
      <text:p text:style-name="P39"/>
      <text:p text:style-name="P39"/>
      <text:h text:style-name="Heading_20_1" text:outline-level="1"><text:bookmark-start text:name="__RefHeading___Toc145037_2064470228"/><text:alphabetical-index-mark-start text:id="IMark100581976"/>Loading and Saving from MATLAB<text:alphabetical-index-mark-end text:id="IMark100581976"/>'s .mat files<text:bookmark-end text:name="__RefHeading___Toc145037_2064470228"/></text:h>
      <text:p text:style-name="P39"/>
      <text:p text:style-name="P381">ScalaLab provides some support for loading/saving MATLAB .mat files. Specifically <text:span text:style-name="T112">scalar</text:span> values and <text:span text:style-name="T112">arrays</text:span> can be handled. Class <text:span text:style-name="T112">scalaSci.math.io.MatIO </text:span>implements some MATLAB .mat compatibility functionality. Specifically, the routines provided by this class are: </text:p>
      <text:p text:style-name="Standard"/>
      <text:p text:style-name="P39"/>
      <text:p text:style-name="P39"><text:s/>// writes to the MATLAB .mat file the contents of the variable variableNameToSave of type double [] of the scalaSci workspace</text:p>
      <text:p text:style-name="P39"><text:s/>public static <text:s/>boolean <text:s/>save(String fileName, double [] <text:s/>varValues, String varName) </text:p>
      <text:p text:style-name="P39"/>
      <text:p text:style-name="P39">// writes to the MATLAB .mat file the contents of the variable variableNameToSave of type double [][] of the scalaSci workspace</text:p>
      <text:p text:style-name="P39"><text:s/>public static <text:s/>boolean <text:s/>save(String fileName, double [][] <text:s/>varValues, String varName) </text:p>
      <text:p text:style-name="P39"><text:s/></text:p>
      <text:p text:style-name="P39">// writes to the MATLAB .mat file the contents of the variable varName of type Vec <text:s/>of the scalaSci workspace</text:p>
      <text:p text:style-name="P39"><text:s text:c="2"/>public static <text:s/>boolean <text:s/>save(String fileName, scalaSci.Vec <text:s/>vecValues, String varName) </text:p>
      <text:p text:style-name="P39"><text:s text:c="4"/></text:p>
      <text:p text:style-name="P39"><text:s/>// save a Mat</text:p>
      <text:p text:style-name="P39">public static <text:s/>boolean <text:s/>save(String fileName, scalaSci.Mat <text:s/>matValue, String varName) </text:p>
      <text:p text:style-name="P39"/>
      <text:p text:style-name="P39">// save a Matrix</text:p>
      <text:p text:style-name="P39">public static <text:s/>boolean <text:s/>save(String fileName, scalaSci.Matrix <text:s/>matValue, String varName) </text:p>
      <text:p text:style-name="P39"/>
      <text:p text:style-name="P39">/ save an EJML.Mat</text:p>
      <text:p text:style-name="P39">public static <text:s/>boolean <text:s/>save(String fileName, scalaSci.EJML.Mat <text:s/>matValue, String varName) </text:p>
      <text:p text:style-name="P39"/>
      <text:p text:style-name="P39"/>
      <text:p text:style-name="P39">// save an MTJ.Mat</text:p>
      <text:p text:style-name="P39">public static <text:s/>boolean <text:s/>save(String fileName, scalaSci.MTJ.Mat <text:s/>matValue, String varName) </text:p>
      <text:p text:style-name="P39"/>
      <text:p text:style-name="P39"/>
      <text:p text:style-name="P39">// save an CommonMaths.Mat</text:p>
      <text:p text:style-name="P39">public static <text:s/>boolean <text:s/>save(String fileName, scalaSci.CommonMaths.Mat <text:s/>matValue, String varName) </text:p>
      <text:p text:style-name="P39"/>
      <text:p text:style-name="P39">// save a JBLAS .Mat</text:p>
      <text:p text:style-name="P39"><text:soft-page-break/>public static <text:s/>boolean <text:s/>save(String fileName, scalaSci.JBLAS.Mat <text:s/>matValue, String varName) </text:p>
      <text:p text:style-name="P39"/>
      <text:p text:style-name="P39">// save a RichDoubleDoubleArray </text:p>
      <text:p text:style-name="P39">public static <text:s/>boolean <text:s/>save(String fileName, scalaSci.RichDoubleDoubleArray <text:s/>matValue, String varName) </text:p>
      <text:p text:style-name="P39"/>
      <text:p text:style-name="P39">// loads the MATLAB .mat file contents to scalaSci workspace</text:p>
      <text:p text:style-name="P39">public static <text:s/>int <text:s/>load(String fileName) </text:p>
      <text:p text:style-name="P39"/>
      <text:p text:style-name="Standard"/>
      <text:p text:style-name="Standard">When loading the contents of MATLAB .mat files two hashtables are very useful for keeping the names of the MATLAB variables and the corresponding data. These variables are: </text:p>
      <text:p text:style-name="P39"/>
      <text:p text:style-name="P39">static public Hashtable&lt;String, Double&gt; scalarValuesFromMATLAB = new Hashtable&lt;String, Double&gt;();</text:p>
      <text:p text:style-name="P39"/>
      <text:p text:style-name="P39">static public Hashtable&lt;String, double[][]&gt; arrayValuesFromMATLAB = new Hashtable&lt;String, double[][]&gt;();</text:p>
      <text:p text:style-name="Standard"/>
      <text:p text:style-name="P381">The <text:s/><text:span text:style-name="T112">load()</text:span> <text:s/>routines use these hashtables in order to permit the recovery of the MATLAB variables and their accompanied values.</text:p>
      <text:p text:style-name="Standard"/>
      <text:p text:style-name="P381">In order to demonstrate the basic relevant routines by examples, we provide one .zip file at the Downloads section that has zipped some MATLAB mat files, obtained from the programming exercises accompanying the excellent Simon Haykin's "<text:span text:style-name="T112">Neural Networks and Learning Machines</text:span>" book. Therefore, you can download and run the following examples.</text:p>
      <text:p text:style-name="Standard"/>
      <text:p text:style-name="Standard">The following code loads the .mat files:</text:p>
      <text:p text:style-name="Standard"><text:s/></text:p>
      <text:p text:style-name="P39"><text:bookmark-start text:name="__DdeLink__35163_578158615"/></text:p>
      <text:p text:style-name="P39">load("gridseq.mat")</text:p>
      <text:p text:style-name="P39">load("c.mat")</text:p>
      <text:p text:style-name="P39">load("C.mat")</text:p>
      <text:p text:style-name="P39">load("nCor_ekf.mat")</text:p>
      <text:p text:style-name="P39">load("seq.mat")</text:p>
      <text:p text:style-name="Standard"><text:bookmark-end text:name="__DdeLink__35163_578158615"/></text:p>
      <text:p text:style-name="Standard">Then we can obtain a list of the names of the variables loaded from the .mat files using:</text:p>
      <text:p text:style-name="Standard"/>
      <text:p text:style-name="P39">matVars</text:p>
      <text:p text:style-name="Standard"/>
      <text:p text:style-name="P381">The above command displays separately the names of the <text:span text:style-name="T112">scalars</text:span> and <text:s/>the <text:span text:style-name="T112">matrices </text:span>that are read from the <text:s/>.mat files. <text:s/>Using these names, and remembering that the values are kept with hash tables, it is easy for the <text:span text:style-name="T112">getMatArray()</text:span> routine to recover the arrays:</text:p>
      <text:p text:style-name="P366"/>
      <text:p text:style-name="P39"><text:bookmark-start text:name="__DdeLink__35925_578158615"/></text:p>
      <text:p text:style-name="P39">val data_shuffled_ini = getMatArray("data_shuffled_ini")</text:p>
      <text:p text:style-name="P39">val seq = getMatArray("seq")</text:p>
      <text:p text:style-name="P39"><text:soft-page-break/>val nCor_ekf = getMatArray("nCor_ekf")</text:p>
      <text:p text:style-name="P39">val gridseq = getMatArray("gridseq")</text:p>
      <text:p text:style-name="P39">val C = getMatArray("C")<text:bookmark-end text:name="__DdeLink__35925_578158615"/></text:p>
      <text:p text:style-name="Text_20_body"/>
      <text:p text:style-name="Text_20_body">The <text:s/><text:span text:style-name="T112">whos <text:s/></text:span>MATLAB like command, can be used to display the user defined variables and their types at the ScalaLab workspace, i.e. </text:p>
      <text:p text:style-name="P39">whos</text:p>
      <text:p text:style-name="Standard">Also, <text:s/>the <text:span text:style-name="T124">whosv</text:span> command, displays in addition and the values of the variables, i.e. </text:p>
      <text:p text:style-name="P366"/>
      <text:p text:style-name="P39">whosv</text:p>
      <text:p text:style-name="P39"/>
      <text:p text:style-name="P39"/>
      <text:p text:style-name="P39"/>
      <text:p text:style-name="P39"><text:s/></text:p>
      <text:p text:style-name="P52"/>
      <text:h text:style-name="Heading_20_1" text:outline-level="1"><text:bookmark-start text:name="__RefHeading___Toc145039_2064470228"/><text:alphabetical-index-mark-start text:id="IMark104128568"/>Band Matrices<text:bookmark-end text:name="__RefHeading___Toc145039_2064470228"/><text:alphabetical-index-mark-end text:id="IMark104128568"/></text:h>
      <text:p text:style-name="Text_20_body"/>
      <text:p text:style-name="P169">The band matrix type in ScalaLab is build upon the MTJ band matrix type. The later exploits the JLAPACK routines that operate effectively on band matrices.</text:p>
      <text:p text:style-name="P169">We construct a band matrix by defining the size of its main diagonal <text:span text:style-name="T112">N, </text:span><text:span text:style-name="T125">and the sizes of the </text:span><text:span text:style-name="T112">lower </text:span><text:span text:style-name="T125">and </text:span><text:span text:style-name="T112">upper </text:span><text:span text:style-name="T125">subbands, </text:span><text:span text:style-name="T112">kl </text:span><text:span text:style-name="T125"><text:s/>and </text:span><text:span text:style-name="T112">ku. </text:span><text:span text:style-name="T125">For example:</text:span></text:p>
      <text:p text:style-name="P114"><text:bookmark-start text:name="__DdeLink__38207_578158615"/><text:bookmark-start text:name="__DdeLink__32967_2138941469"/><text:bookmark-start text:name="__DdeLink__34118_2138941469"/><text:bookmark-start text:name="__DdeLink__32577_2138941469"/>val <text:s/>N = 8 <text:s/>// size of the main diagonal</text:p>
      <text:p text:style-name="P114">val <text:s/>kl = 2 <text:s/>// lower diagonal</text:p>
      <text:p text:style-name="P114">val <text:s/>ku = 3 <text:s/>// upper diagonal</text:p>
      <text:p text:style-name="P114">val <text:s/>bm = BandMat(N, kl, ku)<text:bookmark-end text:name="__DdeLink__38207_578158615"/></text:p>
      <text:p text:style-name="P114"><text:bookmark-end text:name="__DdeLink__32967_2138941469"/><text:bookmark-end text:name="__DdeLink__34118_2138941469"/></text:p>
      <text:p text:style-name="P287"><text:bookmark-end text:name="__DdeLink__32577_2138941469"/>We can construct another band matrix consisting of ones of the same size as:</text:p>
      <text:p text:style-name="P114"><text:bookmark-start text:name="__DdeLink__34120_2138941469"/><text:bookmark-start text:name="__DdeLink__32970_2138941469"/><text:bookmark-start text:name="__DdeLink__32579_2138941469"/><text:bookmark-start text:name="__DdeLink__32583_2138941469"/>val <text:s/>bm1 = ones(N, kl, ku)<text:bookmark-end text:name="__DdeLink__34120_2138941469"/><text:bookmark-end text:name="__DdeLink__32970_2138941469"/><text:bookmark-end text:name="__DdeLink__32579_2138941469"/></text:p>
      <text:p text:style-name="P287">And some other similar useful routines:</text:p>
      <text:p text:style-name="P114"><text:bookmark-start text:name="__DdeLink__34122_2138941469"/><text:bookmark-start text:name="__DdeLink__33352_2138941469"/><text:bookmark-end text:name="__DdeLink__32583_2138941469"/>val <text:s/>bmr = rand(N, kl, ku) <text:s/>// a random band matrix </text:p>
      <text:p text:style-name="P114">val bmz = zeros(N, kl, ku) <text:s/>// a zero band matrix </text:p>
      <text:p text:style-name="P114">val bmf = fill(N, kl, ku, 2.2) <text:s/>// a band matrix filled with the passed value (i.e. 2.2)</text:p>
      <text:p text:style-name="P114"><text:bookmark-end text:name="__DdeLink__34122_2138941469"/></text:p>
      <text:p text:style-name="P287"><text:bookmark-end text:name="__DdeLink__33352_2138941469"/>We can perform the usual mathematical functions directly on band matrices, e.g. :</text:p>
      <text:p text:style-name="P287"><text:bookmark-start text:name="__DdeLink__33734_2138941469"/><text:bookmark-start text:name="__DdeLink__34126_2138941469"/></text:p>
      <text:p text:style-name="P114">val bmsine = sin(bmr)</text:p>
      <text:p text:style-name="P114">val bmexp = exp(bmr)</text:p>
      <text:p text:style-name="P114"><text:bookmark-end text:name="__DdeLink__33734_2138941469"/>val bmlog = log(bmr)</text:p>
      <text:p text:style-name="P114">val bmpow4 = pow(bmr, 4)</text:p>
      <text:p text:style-name="P114">val bmceil = ceil(bmr)</text:p>
      <text:p text:style-name="P114"/>
      <text:p text:style-name="P287"><text:bookmark-end text:name="__DdeLink__34126_2138941469"/>We can have expressions using band matrices, e.g.</text:p>
      <text:p text:style-name="P287"/>
      <text:p text:style-name="P114">val bmexpr = 4.5*bmr+bmr - bmr*8</text:p>
      <text:p text:style-name="P52"/>
      <text:p text:style-name="P39"/>
      <text:h text:style-name="Heading_20_1" text:outline-level="1"><text:bookmark-start text:name="__RefHeading___Toc145041_2064470228"/><text:alphabetical-index-mark-start text:id="IMark101254312"/>Sparse Matrices<text:bookmark-end text:name="__RefHeading___Toc145041_2064470228"/><text:alphabetical-index-mark-end text:id="IMark101254312"/></text:h>
      <text:p text:style-name="Text_20_body"/>
      <text:p text:style-name="P169">The Sparse Matrix support with the <text:span text:style-name="T156">Sparse</text:span> Class. ScalaLab integrates support for sparse matrices based on the <text:alphabetical-index-mark-start text:id="IMark102263192"/>CSparse<text:alphabetical-index-mark-end text:id="IMark102263192"/> implementation of Timothy A. Davis, translated to Java by Piotr Wendykier. We describe here some sparse matrix operations by means of examples.</text:p>
      <text:p text:style-name="Text_20_body"/>
      <text:p text:style-name="Text_20_body"/>
      <text:p text:style-name="P107">Handling sparse matrices </text:p>
      <text:p text:style-name="P107"/>
      <text:p text:style-name="P169">Suppose that we have a sparse matrix that is stored in a file in triplet format, e.g. the first entry: </text:p>
      <text:p text:style-name="P169">2 2 3.0, <text:s/>means <text:span text:style-name="T112">a(2,2) = 3.0</text:span>. The file that stores the matrix suppose that it has the following contents:</text:p>
      <text:p text:style-name="P111"/>
      <text:p text:style-name="P111">2 2 3.0</text:p>
      <text:p text:style-name="P111">1 0 3.1</text:p>
      <text:p text:style-name="P111">3 3 1.0</text:p>
      <text:p text:style-name="P111">0 2 3.2</text:p>
      <text:p text:style-name="P111">1 1 2.9</text:p>
      <text:p text:style-name="P111">3 0 3.5</text:p>
      <text:p text:style-name="P111">3 1 0.4</text:p>
      <text:p text:style-name="P111">1 3 0.9</text:p>
      <text:p text:style-name="P111">0 0 4.5</text:p>
      <text:p text:style-name="P111">2 1 1.7</text:p>
      <text:p text:style-name="Text_20_body"/>
      <text:p text:style-name="Text_20_body">Suppose that we store the matrix in a file: <text:span text:style-name="T112">/home/sp/NBProjects/csparseJ/CSparseJ/matrix/t1</text:span> </text:p>
      <text:p text:style-name="Text_20_body"/>
      <text:p text:style-name="Text_20_body">The command to load the sparse matrix is: </text:p>
      <text:p text:style-name="Text_20_body"/>
      <text:p text:style-name="P111">var s = loadSparse("/home/sp/NBProjects/csparseJ/CSparseJ/matrix/t1")</text:p>
      <text:p text:style-name="Text_20_body"><text:s text:c="3"/></text:p>
      <text:p text:style-name="Text_20_body">We can display its contents with: </text:p>
      <text:p text:style-name="Text_20_body"/>
      <text:p text:style-name="P111">s.print</text:p>
      <text:p text:style-name="P111"><text:soft-page-break/></text:p>
      <text:p text:style-name="P111">s.display</text:p>
      <text:p text:style-name="Text_20_body"/>
      <text:p text:style-name="P169">The former prints the contents in the format close to the internal representation while the later in a two-dimensional array format.</text:p>
      <text:p text:style-name="Text_20_body">We can access an element of the sparse matrix as usual, e.g. </text:p>
      <text:p text:style-name="P111">val s22 = s(2,2)</text:p>
      <text:p text:style-name="Text_20_body">takes the corresponding element of the matrix.</text:p>
      <text:p text:style-name="Text_20_body"/>
      <text:p text:style-name="Text_20_body">We can also assign new values as usual, e.g. </text:p>
      <text:p text:style-name="P111">s(1,2) = 12</text:p>
      <text:p text:style-name="P111"/>
      <text:p text:style-name="Text_20_body">We can add and multiply two sparse matrices as usual `</text:p>
      <text:p text:style-name="P111">val s2 = s+s</text:p>
      <text:p text:style-name="P111">val sMs = s*s</text:p>
      <text:p text:style-name="P111"/>
      <text:p text:style-name="Text_20_body">The transpose of a sparse matrix is obtained with the operator: ~ </text:p>
      <text:p text:style-name="P111">var ts = s~</text:p>
      <text:p text:style-name="Text_20_body"/>
      <text:p text:style-name="Text_20_body">We can add sparse matrices as usual, e.g. </text:p>
      <text:p text:style-name="P111">var s2 = s+s</text:p>
      <text:p text:style-name="Text_20_body"/>
      <text:p text:style-name="Text_20_body">Also, multiplication is as a matrix multiplication, e.g. </text:p>
      <text:p text:style-name="P111">var sm = s*s</text:p>
      <text:p text:style-name="Text_20_body"/>
      <text:p text:style-name="Text_20_body">We can transform a sparse matrix to an Array[Array[Double]] as</text:p>
      <text:p text:style-name="P111">var da = toDouble(s)</text:p>
      <text:p text:style-name="Text_20_body"/>
      <text:p text:style-name="Text_20_body">Conversely we can transform an Array[Array[Double]] to a Sparse matrix, e.g. </text:p>
      <text:p text:style-name="P111">var dd = Array.ofDim[Double](3,4)</text:p>
      <text:p text:style-name="P111">dd(2)(3) = 23</text:p>
      <text:p text:style-name="P111">dd(1)(2) = 12</text:p>
      <text:p text:style-name="P111">var sparseDD = fromDoubleArray(dd)</text:p>
      <text:p text:style-name="P111"/>
      <text:p text:style-name="Text_20_body">We can add, subtract and multiply Sparse matrices with numbers, e.g. </text:p>
      <text:p text:style-name="P111"><text:soft-page-break/>var x10 = s+10</text:p>
      <text:p text:style-name="P111">var x10ic = 10+s <text:s/>// using implicit conversion</text:p>
      <text:p text:style-name="P111">var y10 = s*10</text:p>
      <text:p text:style-name="P111">var y10ic = 10*s <text:s/>// using implicit conversion</text:p>
      <text:p text:style-name="Text_20_body"/>
      <text:p text:style-name="Text_20_body">We can also negate the matrix, e.g. </text:p>
      <text:p text:style-name="P111">var sm = -s</text:p>
      <text:p text:style-name="Text_20_body"/>
      <text:p text:style-name="P274">Applying a function to all the matrix elements with map can be very useful, e.g. : </text:p>
      <text:p text:style-name="P129"/>
      <text:p text:style-name="P111">def f(x: Double) = x*x*1000 <text:s text:c="2"/>// some function</text:p>
      <text:p text:style-name="P111"/>
      <text:p text:style-name="P111">var sf = s map f <text:s/>// apply the function</text:p>
      <text:p text:style-name="P263"/>
      <text:p text:style-name="P44"/>
      <text:h text:style-name="Heading_20_2" text:outline-level="2"><text:bookmark-start text:name="__RefHeading___Toc145043_2064470228"/><text:alphabetical-index-mark-start text:id="IMark98846888"/>MTJ Sparse Matrices<text:bookmark-end text:name="__RefHeading___Toc145043_2064470228"/><text:alphabetical-index-mark-end text:id="IMark98846888"/></text:h>
      <text:p text:style-name="Text_20_body"/>
      <text:p text:style-name="P169">MTJ offers many sparse matrix classes and associated iterative algorithms for the solution of classical problems. </text:p>
      <text:p text:style-name="Text_20_body"/>
      <text:p text:style-name="P169">ScalaLab started to implement a higher-level interface to this functionality. For example, the CCMatrix class implements a Sparse class based on the Compressed Column Storage format of MTJ. </text:p>
      <text:p text:style-name="Text_20_body"/>
      <text:p text:style-name="P107">Example of <text:alphabetical-index-mark-start text:id="IMark102263192"/>Compressed Column Storage format<text:alphabetical-index-mark-end text:id="IMark102263192"/> </text:p>
      <text:p text:style-name="Text_20_body">Here is an example illustrating some basic operations. </text:p>
      <text:p text:style-name="Text_20_body"/>
      <text:p text:style-name="P111"><text:bookmark-start text:name="__DdeLink__48765_1185900666"/>import no.uib.cipr.matrix</text:p>
      <text:p text:style-name="P111">import no.uib.cipr.matrix.sparse</text:p>
      <text:p text:style-name="P111"/>
      <text:p text:style-name="P111"/>
      <text:p text:style-name="P111">var nrows = 10; var ncols = 10</text:p>
      <text:p text:style-name="P111">var d = Array.ofDim[Double](nrows, ncols)</text:p>
      <text:p text:style-name="P111">d(2)(3) = 10</text:p>
      <text:p text:style-name="P111">d(4)(4) = 44</text:p>
      <text:p text:style-name="P111"><text:soft-page-break/>// create a sparse matrix from the double [][] array</text:p>
      <text:p text:style-name="P111">var sd = new CCMatrix(d)</text:p>
      <text:p text:style-name="P111"/>
      <text:p text:style-name="P111">var mtjCCM = sd.getCCM() <text:s text:c="2"/>// get the MTJ based column cmpressed matrix representation</text:p>
      <text:p text:style-name="P111"/>
      <text:p text:style-name="P111">d(3)(5) =35</text:p>
      <text:p text:style-name="P111">var sd2 = new CCMatrix(d)</text:p>
      <text:p text:style-name="P111"/>
      <text:p text:style-name="P111">// set an entry using putAt</text:p>
      <text:p text:style-name="P111">sd(2, 1) = <text:s/>21</text:p>
      <text:p text:style-name="P111"/>
      <text:p text:style-name="P111">// get entries using implicitly getAt</text:p>
      <text:p text:style-name="P111">var elem2_1 = sd(2,1)</text:p>
      <text:p text:style-name="P111">var elem2_2 = sd(2,2)</text:p>
      <text:p text:style-name="P111"/>
      <text:p text:style-name="P111"/>
      <text:p text:style-name="P111">// test matrix addition</text:p>
      <text:p text:style-name="P111">var sd1 <text:s/>= sd+sd2</text:p>
      <text:p text:style-name="P111">sd</text:p>
      <text:p text:style-name="P111">sd1</text:p>
      <text:p text:style-name="P111"/>
      <text:p text:style-name="P111">var sd10 = sd*100</text:p>
      <text:p text:style-name="P111">sd10</text:p>
      <text:p text:style-name="P111"/>
      <text:p text:style-name="P111">var sdd = sd1-sd1</text:p>
      <text:p text:style-name="P111"><text:bookmark-end text:name="__DdeLink__48765_1185900666"/></text:p>
      <text:p text:style-name="Text_20_body"/>
      <text:p text:style-name="Text_20_body">We can solve also a sparse linear system as: </text:p>
      <text:p text:style-name="P111"><text:bookmark-start text:name="__DdeLink__49143_1185900666"/></text:p>
      <text:p text:style-name="P111">var a = AAD("1, 2, 0; -1, 0, -2; <text:s/>-3, -5, 1")</text:p>
      <text:p text:style-name="P111"/>
      <text:p text:style-name="P111">var b = Array(3.0, -5, -4)</text:p>
      <text:p text:style-name="P111">var am = new CCMatrix(a)</text:p>
      <text:p text:style-name="P111"/>
      <text:p text:style-name="P111">var sol = scalaSci.CCMatrix.BiCGSolve(am, b)</text:p>
      <text:p text:style-name="P111"><text:soft-page-break/></text:p>
      <text:p text:style-name="P111">var residual = max(a*sol-b) <text:s text:c="2"/>// should be very small<text:bookmark-end text:name="__DdeLink__49143_1185900666"/></text:p>
      <text:p text:style-name="Text_20_body"/>
      <text:p text:style-name="Text_20_body"/>
      <text:p text:style-name="Text_20_body"/>
      <text:p text:style-name="P107">Example on solving <text:alphabetical-index-mark-start text:id="IMark104270568"/>sparse systems<text:alphabetical-index-mark-end text:id="IMark104270568"/></text:p>
      <text:p text:style-name="Text_20_body"/>
      <text:p text:style-name="P129"/>
      <text:p text:style-name="P129"><text:bookmark-start text:name="__DdeLink__49520_1185900666"/>var filename = "/home/sp/NBProjects/csparseJ/CSparseJ/matrix/t1"</text:p>
      <text:p text:style-name="P129"><text:s text:c="2"/></text:p>
      <text:p text:style-name="P129">// load the sparse matrix stored in triplet format</text:p>
      <text:p text:style-name="P129">var A = loadSparse(filename)</text:p>
      <text:p text:style-name="P129"><text:s/></text:p>
      <text:p text:style-name="P129">var b = vrand(A.Nrows).getv()</text:p>
      <text:p text:style-name="P129"/>
      <text:p text:style-name="P129">var x = solve(A, b) <text:s text:c="2"/>// solve the system with the CSparse method</text:p>
      <text:p text:style-name="P129"/>
      <text:p text:style-name="P129">var Ad = SparseToDoubleArray(A) <text:s/>// convert to double array</text:p>
      <text:p text:style-name="P129"/>
      <text:p text:style-name="P129">var residual = Ad*x - b <text:s/>// verify: should be near zero</text:p>
      <text:p text:style-name="P129"/>
      <text:p text:style-name="P129"/>
      <text:p text:style-name="P129"><text:s text:c="3"/>// convert to an MTJ CCMatrix</text:p>
      <text:p text:style-name="P129"><text:s/>var ccms = <text:s text:c="3"/>CSparseToCCMatrix(A)</text:p>
      <text:p text:style-name="P129"/>
      <text:p text:style-name="P129"><text:s/>var xmtj = solve(ccms, b) // solve with the MTJ based iterative solver</text:p>
      <text:p text:style-name="P129"/>
      <text:p text:style-name="P129">var df = xmtj-x <text:s/>// verify that the two solutions are equal</text:p>
      <text:p text:style-name="P129"><text:bookmark-end text:name="__DdeLink__49520_1185900666"/></text:p>
      <text:p text:style-name="Text_20_body"/>
      <text:p text:style-name="Text_20_body"><text:bookmark-start text:name="__RefHeading___Toc145045_2064470228"/><text:bookmark-end text:name="__RefHeading___Toc145045_2064470228"/></text:p>
      <text:p text:style-name="P424"/>
      <text:h text:style-name="Heading_20_1" text:outline-level="1"><text:bookmark-start text:name="__RefHeading___Toc145047_2064470228"/><text:alphabetical-index-mark-start text:id="IMark100014440"/>Apache Common Maths<text:bookmark-end text:name="__RefHeading___Toc145047_2064470228"/><text:alphabetical-index-mark-end text:id="IMark100014440"/></text:h>
      <text:p text:style-name="P186"/>
      <text:p text:style-name="P248"><text:soft-page-break/><text:span text:style-name="Teletype"><text:span text:style-name="T53">The Apache Common Math is a powerful, elegant library for Java. It is included in the default ScalaLab installation. This page adapts material from its user guide for ScalaLab. The Java code of the user guide is implemented in ScalaSci that is both scriptable and higher-level. In essence, we adapt the Java examples, to Scala code executed conveniently within the scripting environment of ScalaLab. Since Apache Common Math is a very useful library, ScalaLab performs by default the relevant imports to facilitate the user.</text:span></text:span><text:span text:style-name="T53"> </text:span></text:p>
      <text:p text:style-name="P248"><text:span text:style-name="Teletype"><text:span text:style-name="T53">In order to use the Apache common maths library the relevant imports are performed implicitly. Therefore the ScalaLab programmer can refer conveniently to the routines of the Apache common maths library with their short names. </text:span></text:span></text:p>
      <text:h text:style-name="Heading_20_2" text:outline-level="2"><text:bookmark text:name="1._Statistics"/><text:bookmark-start text:name="__RefHeading___Toc145049_2064470228"/>1. <text:alphabetical-index-mark-start text:id="IMark104270568"/>Statistics<text:bookmark-end text:name="__RefHeading___Toc145049_2064470228"/><text:alphabetical-index-mark-end text:id="IMark104270568"/></text:h>
      <text:p text:style-name="P107"/>
      <text:p text:style-name="P222">Overview</text:p>
      <text:p text:style-name="P169"><text:span text:style-name="Teletype"><text:span text:style-name="T53">The statistics package provides frameworks and implementations for basic Descriptive statistics, frequency distributions, bivariate regression, and t-, chi-square and ANOVA test statistics.</text:span></text:span><text:span text:style-name="T53"> </text:span></text:p>
      <text:p text:style-name="P222"/>
      <text:p text:style-name="P222"><text:alphabetical-index-mark-start text:id="IMark99824936"/>Descriptive Statistics<text:alphabetical-index-mark-end text:id="IMark99824936"/></text:p>
      <text:p text:style-name="P169"><text:span text:style-name="Teletype"><text:span text:style-name="T53">The </text:span></text:span><text:span text:style-name="Teletype"><text:span text:style-name="T70">stat</text:span></text:span><text:span text:style-name="Teletype"><text:span text:style-name="T53"> package includes a framework and default implementations for the following Descriptive statistics: </text:span></text:span></text:p>
      <text:list xml:id="list5911254806318380671" text:style-name="L20">
        <text:list-item>
          <text:p text:style-name="P556"><text:span text:style-name="Teletype"><text:span text:style-name="T53">arithmetic and geometric means</text:span></text:span><text:span text:style-name="T53"> </text:span></text:p>
        </text:list-item>
        <text:list-item>
          <text:p text:style-name="P556"><text:span text:style-name="Teletype"><text:span text:style-name="T53">variance and standard deviation</text:span></text:span><text:span text:style-name="T53"> </text:span></text:p>
        </text:list-item>
        <text:list-item>
          <text:p text:style-name="P556"><text:span text:style-name="Teletype"><text:span text:style-name="T53">sum, product, log sum, sum of squared values</text:span></text:span><text:span text:style-name="T53"> </text:span></text:p>
        </text:list-item>
        <text:list-item>
          <text:p text:style-name="P556"><text:span text:style-name="Teletype"><text:span text:style-name="T53">minimum, maximum, median, and percentiles</text:span></text:span><text:span text:style-name="T53"> </text:span></text:p>
        </text:list-item>
        <text:list-item>
          <text:p text:style-name="P556"><text:span text:style-name="Teletype"><text:span text:style-name="T53">skewness and kurtosis</text:span></text:span><text:span text:style-name="T53"> </text:span></text:p>
        </text:list-item>
        <text:list-item>
          <text:p text:style-name="P528"><text:span text:style-name="Teletype"><text:span text:style-name="T53">first, second, third and fourth moments</text:span></text:span><text:span text:style-name="T53"> </text:span></text:p>
        </text:list-item>
      </text:list>
      <text:p text:style-name="P169"><text:span text:style-name="Teletype"><text:span text:style-name="T53">With the exception of percentiles and the median, all of these statistics can be computed without maintaining the full list of input data values in memory. The stat package provides interfaces and implementations that do not require value storage as well as implementations that operate on arrays of stored values.</text:span></text:span><text:span text:style-name="T53"> </text:span></text:p>
      <text:p text:style-name="P169"><text:span text:style-name="Teletype"><text:span text:style-name="T53">The top level interface is </text:span></text:span><text:span text:style-name="Teletype"><text:span text:style-name="T68">UnivariateStatistic</text:span></text:span><text:span text:style-name="Teletype"><text:span text:style-name="T53">. This interface, implemented by all statistics, consists of evaluate() methods that take Array[Double] as arguments and return the value of the statistic. This interface is extended by </text:span></text:span><text:span text:style-name="Teletype"><text:span text:style-name="T68">StorelessUnivariateStatistic</text:span></text:span><text:span text:style-name="T53"> </text:span><text:span text:style-name="Teletype"><text:span text:style-name="T53">, which adds increment(), getResult() and associated methods to support "storageless" implementations that maintain counters, sums or other state information as values are added using the increment() method.</text:span></text:span><text:span text:style-name="T53"> </text:span></text:p>
      <text:p text:style-name="P169"><text:span text:style-name="Teletype"><text:span text:style-name="T53">Abstract implementations of the top level interfaces are provided in</text:span></text:span><text:span text:style-name="T53"> </text:span><text:span text:style-name="Teletype"><text:span text:style-name="T68">AbstractUnivariateStatistic</text:span></text:span><text:span text:style-name="T53"> </text:span><text:span text:style-name="Teletype"><text:span text:style-name="T53">and </text:span></text:span><text:span text:style-name="Teletype"><text:span text:style-name="T68">AbstractStorelessUnivariateStatistic</text:span></text:span><text:span text:style-name="Teletype"><text:span text:style-name="T53"> respectively.</text:span></text:span><text:span text:style-name="T53"> </text:span></text:p>
      <text:p text:style-name="P169"><text:span text:style-name="Teletype"><text:span text:style-name="T53">Each statistic is implemented as a separate class, in one of the subpackages (moment, rank, summary) and each extends one of the abstract classes above (depending on whether or not value storage is required to compute the statistic). There are several ways to instantiate and use statistics. Statistics can be instantiated and used directly, but it is generally more convenient (and efficient) to </text:span></text:span><text:soft-page-break/><text:span text:style-name="Teletype"><text:span text:style-name="T53">access them using the provided aggregates, </text:span></text:span><text:span text:style-name="Teletype"><text:span text:style-name="T68">DescriptiveStatistics</text:span></text:span><text:span text:style-name="T53"> </text:span><text:span text:style-name="Teletype"><text:span text:style-name="T53">and </text:span></text:span><text:span text:style-name="Teletype"><text:span text:style-name="T68">SummaryStatistics.</text:span></text:span><text:span text:style-name="T68"> </text:span></text:p>
      <text:p text:style-name="P169"><text:span text:style-name="Teletype"><text:span text:style-name="T68">DescriptiveStatistics</text:span></text:span><text:span text:style-name="T53"> </text:span><text:span text:style-name="Teletype"><text:span text:style-name="T53">maintains the input data in memory and has the capability of producing "rolling" statistics computed from a "window" consisting of the most recently added values. </text:span></text:span></text:p>
      <text:p text:style-name="P169"><text:span text:style-name="Teletype"><text:span text:style-name="T68">SummaryStatistics</text:span></text:span><text:span text:style-name="T53"> </text:span><text:span text:style-name="Teletype"><text:span text:style-name="T53">does not store the input data values in memory, so the statistics included in this aggregate are limited to those that can be computed in one pass through the data without access to the full array of values.</text:span></text:span><text:span text:style-name="T53"> </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63"><text:span text:style-name="Teletype"><text:span text:style-name="T53">Aggregate</text:span></text:span><text:span text:style-name="T53"> </text:span></text:p>
          </table:table-cell>
          <table:table-cell table:style-name="Table6.A1" office:value-type="string">
            <text:p text:style-name="P463"><text:span text:style-name="Teletype"><text:span text:style-name="T53">Statistics Included</text:span></text:span><text:span text:style-name="T53"> </text:span></text:p>
          </table:table-cell>
          <table:table-cell table:style-name="Table6.A1" office:value-type="string">
            <text:p text:style-name="P463"><text:span text:style-name="Teletype"><text:span text:style-name="T53">Values stored?</text:span></text:span><text:span text:style-name="T53"> </text:span></text:p>
          </table:table-cell>
          <table:table-cell table:style-name="Table6.D1" office:value-type="string">
            <text:p text:style-name="P463"><text:span text:style-name="Teletype"><text:span text:style-name="T53">"Rolling" capability?</text:span></text:span><text:span text:style-name="T53"> </text:span></text:p>
          </table:table-cell>
        </table:table-row>
        <table:table-row>
          <table:table-cell table:style-name="Table6.A2" office:value-type="string">
            <text:p text:style-name="P463"><text:span text:style-name="Teletype"><text:span text:style-name="T53">DescriptiveStatistics</text:span></text:span><text:span text:style-name="T53"> </text:span></text:p>
          </table:table-cell>
          <table:table-cell table:style-name="Table6.A2" office:value-type="string">
            <text:p text:style-name="P463"><text:span text:style-name="Teletype"><text:span text:style-name="T53">min, max, mean, geometric mean, <text:s/>sum, sum of squares, standard deviation, variance, percentiles, skewness, kurtosis, median</text:span></text:span><text:span text:style-name="T53"> </text:span></text:p>
          </table:table-cell>
          <table:table-cell table:style-name="Table6.A2" office:value-type="string">
            <text:p text:style-name="P463"><text:span text:style-name="Teletype"><text:span text:style-name="T53">Yes</text:span></text:span><text:span text:style-name="T53"> </text:span></text:p>
          </table:table-cell>
          <table:table-cell table:style-name="Table6.D2" office:value-type="string">
            <text:p text:style-name="P463"><text:span text:style-name="Teletype"><text:span text:style-name="T53">Yes</text:span></text:span><text:span text:style-name="T53"> </text:span></text:p>
          </table:table-cell>
        </table:table-row>
        <table:table-row>
          <table:table-cell table:style-name="Table6.A2" office:value-type="string">
            <text:p text:style-name="P463"><text:span text:style-name="Teletype"><text:span text:style-name="T53">SummaryStatistics</text:span></text:span><text:span text:style-name="T53"> </text:span></text:p>
          </table:table-cell>
          <table:table-cell table:style-name="Table6.A2" office:value-type="string">
            <text:p text:style-name="P463"><text:span text:style-name="Teletype"><text:span text:style-name="T53">min, max, mean, geometric mean, <text:s/>sum, sum of squares, standard deviation, variance</text:span></text:span><text:span text:style-name="T53"> </text:span></text:p>
          </table:table-cell>
          <table:table-cell table:style-name="Table6.A2" office:value-type="string">
            <text:p text:style-name="P463"><text:span text:style-name="Teletype"><text:span text:style-name="T53">No</text:span></text:span><text:span text:style-name="T53"> </text:span></text:p>
          </table:table-cell>
          <table:table-cell table:style-name="Table6.D2" office:value-type="string">
            <text:p text:style-name="P463"><text:span text:style-name="Teletype"><text:span text:style-name="T53">No</text:span></text:span><text:span text:style-name="T53"> </text:span></text:p>
          </table:table-cell>
        </table:table-row>
      </table:table>
      <text:p text:style-name="P169"><text:span text:style-name="Teletype"><text:span text:style-name="T68"/></text:span></text:p>
      <text:p text:style-name="P169"><text:span text:style-name="Teletype"><text:span text:style-name="T68">SummaryStatistics</text:span></text:span><text:span text:style-name="T53"> </text:span><text:span text:style-name="Teletype"><text:span text:style-name="T53">can be aggregated using </text:span></text:span><text:span text:style-name="Teletype"><text:span text:style-name="T68">Aggr</text:span></text:span><text:span text:style-name="Teletype"><text:span text:style-name="T69">eg</text:span></text:span><text:span text:style-name="Teletype"><text:span text:style-name="T68">agateSummaryStatistics.</text:span></text:span><text:span text:style-name="T53"> </text:span><text:span text:style-name="Teletype"><text:span text:style-name="T53">This class can be used to concurrently gather statistics for multiple datasets as well as for a combined sample including all of the data.</text:span></text:span><text:span text:style-name="T53"> </text:span></text:p>
      <text:p text:style-name="Text_20_body"><text:span text:style-name="Teletype"><text:span text:style-name="T53">Neither </text:span></text:span><text:span text:style-name="Teletype"><text:span text:style-name="T68">DescriptiveStatistics</text:span></text:span><text:span text:style-name="T53"> nor </text:span><text:span text:style-name="Teletype"><text:span text:style-name="T68">SummaryStatistics</text:span></text:span><text:span text:style-name="T53"> </text:span><text:span text:style-name="Teletype"><text:span text:style-name="T53">is thread-safe. </text:span></text:span></text:p>
      <text:p text:style-name="P169"><text:span text:style-name="Teletype"><text:span text:style-name="T68">SynchronizedDescriptiveStatistics</text:span></text:span><text:span text:style-name="T53"> </text:span><text:span text:style-name="Teletype"><text:span text:style-name="T53">and <text:s/></text:span></text:span><text:span text:style-name="Teletype"><text:span text:style-name="T68">SynchronizedSummaryStatistics</text:span></text:span><text:span text:style-name="Teletype"><text:span text:style-name="T53">, respectively, provide thread-safe versions for applications that require concurrent access to statistical aggregates by multiple threads. <text:s/></text:span></text:span><text:span text:style-name="Teletype"><text:span text:style-name="T68">SynchronizedMultivariateSumm</text:span></text:span><text:span text:style-name="Teletype"><text:span text:style-name="T69">a</text:span></text:span><text:span text:style-name="Teletype"><text:span text:style-name="T68">ryStatistics</text:span></text:span><text:span text:style-name="T53"> </text:span><text:span text:style-name="Teletype"><text:span text:style-name="T53">provides thread-safe </text:span></text:span><text:span text:style-name="Teletype"><text:span text:style-name="T68">MultivariateSummaryStatistics.</text:span></text:span><text:span text:style-name="T53"> </text:span><text:span text:style-name="Teletype"><text:span text:style-name="T53">There is also a utility class, </text:span></text:span><text:span text:style-name="Teletype"><text:span text:style-name="T68">StatUtils,</text:span></text:span><text:span text:style-name="T53"> </text:span><text:span text:style-name="Teletype"><text:span text:style-name="T53">that provides static methods for computing statistics directly from Array[Double].</text:span></text:span><text:span text:style-name="T53"> </text:span></text:p>
      <text:p text:style-name="Text_20_body"><text:span text:style-name="Teletype"><text:span text:style-name="T53">Here are some examples showing how to compute Descriptive statistics.</text:span></text:span><text:span text:style-name="T53"> </text:span></text:p>
      <text:p text:style-name="P295"/>
      <text:p text:style-name="Text_20_body"><text:span text:style-name="Teletype"><text:span text:style-name="T67">Using the </text:span></text:span><text:span text:style-name="Teletype"><text:span text:style-name="T80">DescriptiveStatistics</text:span></text:span><text:span text:style-name="T67"> </text:span><text:span text:style-name="Teletype"><text:span text:style-name="T67">aggregate (values are stored in memory): </text:span></text:span></text:p>
      <text:p text:style-name="Text_20_body"><text:bookmark-start text:name="__DdeLink__22962_1481006136"/><text:span text:style-name="Teletype"><text:span text:style-name="T53"/></text:span></text:p>
      <text:p text:style-name="P58">// Get a DescriptiveStatistics instance</text:p>
      <text:p text:style-name="P58">var stats = new DescriptiveStatistics</text:p>
      <text:p text:style-name="P58">var inputArray = Array(0.2, 0.3444, -4.556, 0.344, 2.345)</text:p>
      <text:p text:style-name="P58">// add the data from the array</text:p>
      <text:p text:style-name="P58">for (i&lt;-0 until inputArray.length)</text:p>
      <text:p text:style-name="P58"><text:s/>stats.addValue(inputArray(i))</text:p>
      <text:p text:style-name="P58"><text:s/></text:p>
      <text:p text:style-name="P58"><text:s/>// Compute some statistics</text:p>
      <text:p text:style-name="P58">var mean = stats.getMean</text:p>
      <text:p text:style-name="P58">var std = stats.getStandardDeviation</text:p>
      <text:p text:style-name="P58">var kurtosis = stats.getKurtosis</text:p>
      <text:p text:style-name="P86"><text:s/><text:bookmark-end text:name="__DdeLink__22962_1481006136"/></text:p>
      <text:p text:style-name="Text_20_body"><text:soft-page-break/><text:span text:style-name="Teletype"><text:span text:style-name="T42">Using the </text:span></text:span><text:alphabetical-index-mark-start text:id="IMark98846888"/><text:span text:style-name="Teletype"><text:span text:style-name="T49">SummaryStatistics</text:span></text:span><text:alphabetical-index-mark-end text:id="IMark98846888"/><text:span text:style-name="T42"> </text:span><text:span text:style-name="Teletype"><text:span text:style-name="T42">aggregate (values are not</text:span></text:span><text:span text:style-name="T42"> </text:span><text:span text:style-name="Teletype"><text:span text:style-name="T42">stored in memory):</text:span></text:span><text:span text:style-name="T42"> </text:span></text:p>
      <text:p text:style-name="P60"><text:bookmark-start text:name="__DdeLink__22964_1481006136"/></text:p>
      <text:p text:style-name="P58">// Get a SummaryStatistics instance</text:p>
      <text:p text:style-name="P58">var stats = new SummaryStatistics</text:p>
      <text:p text:style-name="P58">// read data from a List of values</text:p>
      <text:p text:style-name="P58">// adding values and updating sums, counters, etc.</text:p>
      <text:p text:style-name="P58">var listOfValues = List(0.333, -2.34, 4.333, 0.3333, -0.33322)</text:p>
      <text:p text:style-name="P58">// add the data from the <text:span text:style-name="T297">list</text:span></text:p>
      <text:p text:style-name="P58">listOfValues foreach ( stats.addValue(_) )</text:p>
      <text:p text:style-name="P58"><text:s/><text:bookmark-end text:name="__DdeLink__22964_1481006136"/></text:p>
      <text:p text:style-name="P58"><text:s/>// Compute some statistics</text:p>
      <text:p text:style-name="P58">var mean = stats.getMean</text:p>
      <text:p text:style-name="P88">var std = stats.getStandardDeviation</text:p>
      <text:p text:style-name="Text_20_body"><text:span text:style-name="Teletype"><text:span text:style-name="T42">Using the </text:span></text:span><text:span text:style-name="Teletype"><text:span text:style-name="T49">StatUtils</text:span></text:span><text:span text:style-name="T42"> </text:span><text:span text:style-name="Teletype"><text:span text:style-name="T42">utility class:</text:span></text:span><text:span text:style-name="T42"> </text:span></text:p>
      <text:p text:style-name="P58"><text:bookmark-start text:name="__DdeLink__22966_1481006136"/>var arrayOfValues = Array(0.333, -2.34, 4.333, 0.3333, -0.33322)</text:p>
      <text:p text:style-name="P58">var mean = StatUtils.mean(arrayOfValues)</text:p>
      <text:p text:style-name="P58">var std = StatUtils.variance(arrayOfValues)</text:p>
      <text:p text:style-name="P58">var median = StatUtils.percentile(arrayOfValues, 50.0)</text:p>
      <text:p text:style-name="P58">// compute the mean of the first three values in the array</text:p>
      <text:p text:style-name="P88">var mn = StatUtils.mean(arrayOfValues, 0, 3)</text:p>
      <text:p text:style-name="Text_20_body"><text:bookmark-end text:name="__DdeLink__22966_1481006136"/><text:span text:style-name="Teletype"><text:span text:style-name="T42">Compute statistics in a thread-safe manner</text:span></text:span><text:span text:style-name="Strong_20_Emphasis"><text:span text:style-name="T42"> </text:span></text:span></text:p>
      <text:p text:style-name="Text_20_body"><text:span text:style-name="Teletype"><text:span text:style-name="T34">Use a </text:span></text:span><text:span text:style-name="Teletype"><text:span text:style-name="T43">SynchronizedDescriptiveStatistics</text:span></text:span><text:span text:style-name="T34"> instance </text:span></text:p>
      <text:p text:style-name="P58">// Create a SynchronizedDescriptiveStatistics instance and</text:p>
      <text:p text:style-name="P58">// use it as any other DescriptiveStatistics instance</text:p>
      <text:p text:style-name="P88">var stats: DescriptiveStatistics = new SynchronizedDescriptiveStatistics()</text:p>
      <text:p text:style-name="Text_20_body"><text:span text:style-name="Teletype"><text:span text:style-name="T42">Frequency distributions</text:span></text:span><text:span text:style-name="T34"> </text:span></text:p>
      <text:p text:style-name="Text_20_body"><text:span text:style-name="Teletype"><text:span text:style-name="T34">Frequency</text:span></text:span><text:span text:style-name="T34"> </text:span><text:span text:style-name="Teletype"><text:span text:style-name="T34">provides a simple interface for maintaining counts and percentages of discrete values. </text:span></text:span></text:p>
      <text:p text:style-name="Text_20_body"><text:span text:style-name="Teletype"><text:span text:style-name="T34">Strings, integers, longs and chars are all supported as value types, as well as instances of any class that implements </text:span></text:span><text:span text:style-name="Teletype"><text:span text:style-name="T43">Comparable</text:span></text:span><text:span text:style-name="Teletype"><text:span text:style-name="T34">. The ordering of values used in computing cumulative frequencies is by default the </text:span></text:span><text:span text:style-name="Teletype"><text:span text:style-name="T43">natural ordering</text:span></text:span><text:span text:style-name="Teletype"><text:span text:style-name="T34">, but this can be overriden by supplying a </text:span></text:span><text:span text:style-name="Teletype"><text:span text:style-name="T43">Comparator</text:span></text:span><text:span text:style-name="T34"> </text:span><text:span text:style-name="Teletype"><text:span text:style-name="T34">to the constructor. Adding values that are not comparable to those that have already been added results in an </text:span></text:span><text:span text:style-name="Teletype"><text:span text:style-name="T43">IllegalArgumentException.</text:span></text:span><text:span text:style-name="T43"> </text:span></text:p>
      <text:p text:style-name="Text_20_body"><text:span text:style-name="Teletype"><text:span text:style-name="T34">Here are some examples. </text:span></text:span></text:p>
      <text:p text:style-name="Text_20_body"><text:span text:style-name="Teletype"><text:span text:style-name="T34">Compute a frequency distribution based on integer values.</text:span></text:span><text:span text:style-name="T34"> </text:span></text:p>
      <text:p text:style-name="P58">var f = new Frequency</text:p>
      <text:p text:style-name="P58">f.addValue(1)</text:p>
      <text:p text:style-name="P58">f.addValue(new Integer(1))</text:p>
      <text:p text:style-name="P58">f.addValue(2)</text:p>
      <text:p text:style-name="P58">f.addValue(new Integer(-1))</text:p>
      <text:p text:style-name="P58"><text:soft-page-break/>println( f.getCount(1))</text:p>
      <text:p text:style-name="P58">println( f.getCumPct(0))</text:p>
      <text:p text:style-name="P58">println(f.getPct(new Integer(1)))</text:p>
      <text:p text:style-name="P58">println(f.getCumPct(-2))</text:p>
      <text:p text:style-name="P88">println(f.getCumPct(10))</text:p>
      <text:p text:style-name="Text_20_body"><text:span text:style-name="Teletype"><text:span text:style-name="T42">Count string frequencies</text:span></text:span><text:span text:style-name="T42"> </text:span></text:p>
      <text:p text:style-name="Text_20_body"><text:span text:style-name="Teletype"><text:span text:style-name="T34">Using case-sensitive comparison, alpha sort order (natural comparator): </text:span></text:span></text:p>
      <text:p text:style-name="P58">var f = new Frequency</text:p>
      <text:p text:style-name="P58">f.addValue("one")</text:p>
      <text:p text:style-name="P58">f.addValue("One")</text:p>
      <text:p text:style-name="P58">f.addValue("oNe")</text:p>
      <text:p text:style-name="P58">f.addValue("Z")</text:p>
      <text:p text:style-name="P58">println(f.getCount("one"))</text:p>
      <text:p text:style-name="P58">println(f.getCumPct("Z"))</text:p>
      <text:p text:style-name="P88">println(f.getCumPct("Ot"))</text:p>
      <text:p text:style-name="Text_20_body"><text:span text:style-name="Teletype"><text:span text:style-name="T42">Using case-insensitive comparator:</text:span></text:span><text:span text:style-name="T42"> </text:span></text:p>
      <text:p text:style-name="P58">var f = new Frequency(String.CASE_INSENSITIVE_ORDER)</text:p>
      <text:p text:style-name="P58">f.addValue("one")</text:p>
      <text:p text:style-name="P58">f.addValue("One")</text:p>
      <text:p text:style-name="P58">f.addValue("oNe")</text:p>
      <text:p text:style-name="P58">f.addValue("Z")</text:p>
      <text:p text:style-name="P58">println(f.getCount("one"))</text:p>
      <text:p text:style-name="P58">println(f.getCumPct("Z"))</text:p>
      <text:p text:style-name="P88">println(f.getCumPct("Ot"))</text:p>
      <text:p text:style-name="P167">Simple <text:alphabetical-index-mark-start text:id="IMark104700584"/>regression<text:alphabetical-index-mark-end text:id="IMark104700584"/></text:p>
      <text:p text:style-name="Text_20_body"><text:span text:style-name="Teletype"><text:span text:style-name="T68">SimpleRegression</text:span></text:span><text:span text:style-name="T53"> </text:span><text:span text:style-name="Teletype"><text:span text:style-name="T53">provides ordinary least squares regression with one independent variable estimating the linear model:</text:span></text:span><text:span text:style-name="T53"> </text:span></text:p>
      <text:p text:style-name="Text_20_body"><text:span text:style-name="Teletype"><text:span text:style-name="T70">y = intercept + slope * x</text:span></text:span><text:span text:style-name="T70"> </text:span></text:p>
      <text:p text:style-name="Text_20_body"><text:span text:style-name="Teletype"><text:span text:style-name="T53">Standard errors for intercept and slope are available as well as ANOVA, r-square and Pearson's r statistics.</text:span></text:span><text:span text:style-name="T53"> </text:span></text:p>
      <text:p text:style-name="Text_20_body"><text:span text:style-name="Teletype"><text:span text:style-name="T53">Observations (x,y pairs) can be added to the model one at a time or they can be provided in a 2-dimensional array. The observations are not stored in memory, so there is no limit to the number of observations that can be added to the model.</text:span></text:span><text:span text:style-name="T53"> </text:span></text:p>
      <text:p text:style-name="Text_20_body"><text:span text:style-name="Teletype"><text:span text:style-name="T53">Usage Notes:</text:span></text:span><text:span text:style-name="T53"> </text:span></text:p>
      <text:list xml:id="list5722149449346433711" text:style-name="L21">
        <text:list-item>
          <text:p text:style-name="P557"><text:span text:style-name="Teletype"><text:span text:style-name="T53">When there are fewer than two observations in the model, or when there is no variation in the x values (i.e. all x values are the same) all statistics return NaN. At least two observations with different x coordinates are requ</text:span></text:span><text:span text:style-name="Teletype"><text:span text:style-name="T56">i</text:span></text:span><text:span text:style-name="Teletype"><text:span text:style-name="T53">red to estimate a bivariate regression model.</text:span></text:span><text:span text:style-name="T53"> </text:span></text:p>
        </text:list-item>
        <text:list-item>
          <text:p text:style-name="P529"><text:span text:style-name="Teletype"><text:span text:style-name="T53">getters for the statistics always compute values based on the current set of observations -- i.e., you can get statistics, then add more data and get updated statistics without using a new instance. There is no "compute" method that updates all statistics. Each of the getters performs the necessary computations to return the requested statistic.</text:span></text:span><text:span text:style-name="T53"> </text:span></text:p>
        </text:list-item>
      </text:list>
      <text:p text:style-name="Text_20_body"><text:soft-page-break/><text:span text:style-name="Teletype"><text:span text:style-name="T53">Implementation Notes:</text:span></text:span><text:span text:style-name="T53"> </text:span></text:p>
      <text:list xml:id="list2292219042316922144" text:style-name="L22">
        <text:list-item>
          <text:p text:style-name="P558"><text:span text:style-name="Teletype"><text:span text:style-name="T53">As observations are added to the model, the sum of x values, y values, cross products (x times y), and squared deviations of x and y from their respective means are updated using updating formulas defined in "Algorithms for Computing the Sample Variance: Analysis and Recommendations", Chan, T.F., Golub, G.H., and LeVeque, R.J. 1983, American Statistician, vol. 37, pp. 242-247, referenced in Weisberg, S. "Applied Linear Regression". 2nd Ed. 1985. All regression statistics are computed from these sums.</text:span></text:span><text:span text:style-name="T53"> </text:span></text:p>
        </text:list-item>
        <text:list-item>
          <text:p text:style-name="P530"><text:span text:style-name="Teletype"><text:span text:style-name="T53">Inference statistics (confidence intervals, parameter significance levels) are based on the assumption that the observations included in the model are drawn from a </text:span></text:span><text:span text:style-name="Teletype"><text:span text:style-name="T68">Bivariate Normal Distribution</text:span></text:span><text:span text:style-name="T53"> </text:span></text:p>
        </text:list-item>
      </text:list>
      <text:p text:style-name="Text_20_body"><text:span text:style-name="Teletype"><text:span text:style-name="T34">Here are some examples. </text:span></text:span></text:p>
      <text:p text:style-name="P62"><text:bookmark-start text:name="__DdeLink__22968_1481006136"/>var regression = new SimpleRegression()</text:p>
      <text:p text:style-name="P62">regression.addData(1d, 2d)</text:p>
      <text:p text:style-name="P62">// At this point, with only one observation, all regression statistics will return NaN</text:p>
      <text:p text:style-name="P62">regression.addData(3d, 3d)</text:p>
      <text:p text:style-name="P62">// with only two observations, slope and intercept can be computed </text:p>
      <text:p text:style-name="P62">// but inference statistics will return NaN</text:p>
      <text:p text:style-name="P62">regression.addData(3d, 3d)</text:p>
      <text:p text:style-name="P62">// Compute some statistics based on observations added so far</text:p>
      <text:p text:style-name="P62">// displays the intercept of regression line</text:p>
      <text:p text:style-name="P62">println(regression.getIntercept())</text:p>
      <text:p text:style-name="P62">// displays slope of regression line</text:p>
      <text:p text:style-name="P62">println(regression.getSlope())</text:p>
      <text:p text:style-name="P62">// displays slope standard error</text:p>
      <text:p text:style-name="P89">println(regression.getSlopeStdErr())<text:bookmark-end text:name="__DdeLink__22968_1481006136"/></text:p>
      <text:p text:style-name="Text_20_body"><text:span text:style-name="Teletype"><text:span text:style-name="T53">Use the regression model to predict the y value for a new x value</text:span></text:span><text:span text:style-name="T53"> </text:span></text:p>
      <text:p text:style-name="P62"><text:bookmark-start text:name="__DdeLink__22970_1481006136"/>// displays predicted y value for x = 1.5</text:p>
      <text:p text:style-name="P89">println(regression.predict(1.5d))<text:bookmark-end text:name="__DdeLink__22970_1481006136"/></text:p>
      <text:p text:style-name="P169"><text:span text:style-name="Teletype"><text:span text:style-name="T53">More data points can be added and subsequent getXxx calls will incorporate additional data in statistics.</text:span></text:span><text:span text:style-name="T53"> </text:span></text:p>
      <text:p text:style-name="Text_20_body"><text:span text:style-name="Teletype"><text:span text:style-name="T56">The following example e</text:span></text:span><text:span text:style-name="Teletype"><text:span text:style-name="T53">stimate</text:span></text:span><text:span text:style-name="Teletype"><text:span text:style-name="T56">s</text:span></text:span><text:span text:style-name="Teletype"><text:span text:style-name="T53"> a model from a double[][] array of data points</text:span></text:span><text:span text:style-name="T53"> </text:span></text:p>
      <text:p text:style-name="P344"><text:span text:style-name="Teletype"><text:span text:style-name="T70">// Instantiate a regression object and load dataset</text:span></text:span><text:span text:style-name="T70"> </text:span></text:p>
      <text:p text:style-name="P304">var data = Array(Array(1.0, 3.0), Array(2.0, 5.0), Array(3, 7.0), Array(4.0, 14), Array(5.0, 11.0))</text:p>
      <text:p text:style-name="P62">var regression = new SimpleRegression()</text:p>
      <text:p text:style-name="P62">regression.addData(data)</text:p>
      <text:p text:style-name="P62">// estimate regression model based on data</text:p>
      <text:p text:style-name="P62">// displays the intercept of regression line</text:p>
      <text:p text:style-name="P62">println(regression.getIntercept())</text:p>
      <text:p text:style-name="P62">// displays slope of regression line</text:p>
      <text:p text:style-name="P62">println(regression.getSlope())</text:p>
      <text:p text:style-name="P62">// displays slope standard error</text:p>
      <text:p text:style-name="P89">println(regression.getSlopeStdErr())</text:p>
      <text:p text:style-name="Text_20_body"><text:span text:style-name="Teletype"><text:span text:style-name="T53">More data points -- even another double[][] array -- can be added and subsequent getXxx calls will incorporate additional data in statistics.</text:span></text:span><text:span text:style-name="T53"> </text:span></text:p>
      <text:p text:style-name="P295"><text:soft-page-break/></text:p>
      <text:p text:style-name="Text_20_body"><text:bookmark text:name="Multiple_linear_regression"/><text:alphabetical-index-mark-start text:id="IMark99824936"/><text:span text:style-name="Teletype"><text:span text:style-name="T42">Multiple linear regression </text:span></text:span><text:alphabetical-index-mark-end text:id="IMark99824936"/></text:p>
      <text:p text:style-name="Text_20_body"><text:span text:style-name="Teletype"><text:span text:style-name="T68">OLSMultipleLinearRegression</text:span></text:span><text:span text:style-name="T53"> </text:span><text:span text:style-name="Teletype"><text:span text:style-name="T53">and </text:span></text:span><text:span text:style-name="Teletype"><text:span text:style-name="T68">GLSMultipleLinearRegression</text:span></text:span><text:span text:style-name="T53"> </text:span><text:span text:style-name="Teletype"><text:span text:style-name="T53">provide least squares regression to fit the linear model:</text:span></text:span><text:span text:style-name="T53"> </text:span></text:p>
      <text:p text:style-name="Text_20_body"><text:span text:style-name="Teletype"><text:span text:style-name="T53">Y=X*b+u</text:span></text:span><text:span text:style-name="T53"> </text:span></text:p>
      <text:p text:style-name="Text_20_body"><text:span text:style-name="Teletype"><text:span text:style-name="T53">where Y is an n-vector </text:span></text:span><text:span text:style-name="Teletype"><text:span text:style-name="T68">regressand</text:span></text:span><text:span text:style-name="Teletype"><text:span text:style-name="T53">, X is a [n,k] matrix whose k columns are called </text:span></text:span><text:span text:style-name="Teletype"><text:span text:style-name="T68">regressors</text:span></text:span><text:span text:style-name="Teletype"><text:span text:style-name="T53">, b is k-vector of </text:span></text:span><text:span text:style-name="Teletype"><text:span text:style-name="T68">regression parameters</text:span></text:span><text:span text:style-name="T53"> </text:span><text:span text:style-name="Teletype"><text:span text:style-name="T53">and u is an n-vector of error terms or residuals.</text:span></text:span><text:span text:style-name="T53"> </text:span></text:p>
      <text:p text:style-name="Text_20_body"><text:span text:style-name="Teletype"><text:span text:style-name="T68">OLSMultipleLinearRegression</text:span></text:span><text:span text:style-name="T53"> </text:span><text:span text:style-name="Teletype"><text:span text:style-name="T53">provides Ordinary Least Squares Regression, and </text:span></text:span><text:span text:style-name="Teletype"><text:span text:style-name="T68">GLSMultipleLinearRegression</text:span></text:span><text:span text:style-name="T53"> </text:span><text:span text:style-name="Teletype"><text:span text:style-name="T53">implements Generalized Least Squares. </text:span></text:span></text:p>
      <text:p text:style-name="P169"><text:span text:style-name="Teletype"><text:span text:style-name="T53">Data for OLS models can be loaded in a single double[] array, consisting of concatenated rows of data, each containing the regressand (Y) value, followed by regressor values; or using a double[][] array with rows corresponding to observations. GLS models also require a double[][] array representing the covariance matrix of the error terms. </text:span></text:span></text:p>
      <text:p text:style-name="P169"><text:span text:style-name="Teletype"><text:span text:style-name="T53"/></text:span></text:p>
      <text:p text:style-name="Text_20_body"><text:span text:style-name="Teletype"><text:span text:style-name="T53">Usage Notes:</text:span></text:span><text:span text:style-name="T53"> </text:span></text:p>
      <text:list xml:id="list3209587879303645958" text:style-name="L23">
        <text:list-item>
          <text:p text:style-name="P559"><text:span text:style-name="Teletype"><text:span text:style-name="T53">Data are validated when invoking any of the newSample, newX, newY or newCovariance methods and IllegalArgumentException is thrown when input data arrays do not have matching dimensions or do not contain sufficient data to estimate the model.</text:span></text:span><text:span text:style-name="T53"> </text:span></text:p>
        </text:list-item>
        <text:list-item>
          <text:p text:style-name="P531"><text:span text:style-name="Teletype"><text:span text:style-name="T53">By default, regression models are estimated with intercept terms. In the notation above, this implies that the X matrix contains an initial row identically equal to 1. X data supplied to the newX or newSample methods should not include this column - the data loading methods will create it automatically. To estimate a model without an intercept term, set the noIntercept property to true.</text:span></text:span><text:span text:style-name="T53"> </text:span></text:p>
        </text:list-item>
      </text:list>
      <text:p text:style-name="Text_20_body"><text:span text:style-name="Teletype"><text:span text:style-name="T53">Here are some examples.</text:span></text:span><text:span text:style-name="T53"> </text:span></text:p>
      <text:p text:style-name="Text_20_body"><text:span text:style-name="Teletype"><text:span text:style-name="T67">OLS regression</text:span></text:span><text:span text:style-name="T67"> </text:span></text:p>
      <text:p text:style-name="P62"><text:bookmark-start text:name="__DdeLink__23416_1481006136"/>var regression = new OLSMultipleLinearRegression()</text:p>
      <text:p text:style-name="P62">var y = Array(11.0, 12.0, 13.0, 14.0, 15.0, 16.0)</text:p>
      <text:p text:style-name="P62">var x = new Array[Array[Double]](6)</text:p>
      <text:p text:style-name="P62">x(0) = Array(0.0, 0.0, 0.0, 0.0, 0.0)</text:p>
      <text:p text:style-name="P62">x(1) = Array(2.0, 0, 0, 0, 0)</text:p>
      <text:p text:style-name="P62">x(2) = Array(0, 3.0, 0, 0, 0)</text:p>
      <text:p text:style-name="P62">x(3) = Array(0, 0, 4.0, 0, 0)</text:p>
      <text:p text:style-name="P62">x(4) = Array(0, 0, 0, 5.0, 0)</text:p>
      <text:p text:style-name="P62">x(5) = Array(0, 0, 0, 0, 6.0)</text:p>
      <text:p text:style-name="P62">regression.newSampleData(y, x)</text:p>
      <text:p text:style-name="P62">// get regression parameters and diagnostics</text:p>
      <text:p text:style-name="P62">var beta = regression.estimateRegressionParameters()</text:p>
      <text:p text:style-name="P62">var residuals = regression.estimateResiduals()</text:p>
      <text:p text:style-name="P62">var parametersVariance = regression.estimateRegressionParametersVariance()</text:p>
      <text:p text:style-name="P62">var regressandVariance = regression.estimateRegressandVariance()</text:p>
      <text:p text:style-name="P62">var rSsquared = regression.calculateRSquared()</text:p>
      <text:p text:style-name="P89">var sigma = regression.estimateRegressionStandardError()<text:bookmark-end text:name="__DdeLink__23416_1481006136"/></text:p>
      <text:p text:style-name="Text_20_body"><text:span text:style-name="Teletype"><text:span text:style-name="T52">GLS regression </text:span></text:span></text:p>
      <text:p text:style-name="Text_20_body"><text:span text:style-name="Teletype"><text:span text:style-name="T34">Instantiate a GLS regression object and load a dataset: </text:span></text:span></text:p>
      <text:p text:style-name="P62"><text:bookmark-start text:name="__DdeLink__23418_1481006136"/><text:bookmark-start text:name="__DdeLink__71383_705179836"/><text:soft-page-break/>var regression = new GLSMultipleLinearRegression()</text:p>
      <text:p text:style-name="P62">var y = Array(11.0, 12.0, 13.0, 14.0, 15.0, 16.0 )</text:p>
      <text:p text:style-name="P62">var x = new Array[Array[Double]](6)</text:p>
      <text:p text:style-name="P62">x(0) = Array(0.0, 0, 0, 0, 0)</text:p>
      <text:p text:style-name="P62">x(1) = Array(2.0, 0, 0, 0, 0) </text:p>
      <text:p text:style-name="P62">x(2) = Array(0, 3.0, 0, 0, 0)</text:p>
      <text:p text:style-name="P62">x(3) = Array(0, 0, 4.0, 0, 0)</text:p>
      <text:p text:style-name="P62">x(4) = Array(0, 0, 0, 5.0, 0)</text:p>
      <text:p text:style-name="P62">x(5) = Array(0, 0, 0, 0, 6.0)</text:p>
      <text:p text:style-name="P62">var omega = new Array[Array[Double]](6)</text:p>
      <text:p text:style-name="P62">omega(0) = Array(1.1, 0, 0, 0, 0, 0)</text:p>
      <text:p text:style-name="P62">omega(1) = Array(0, 2.2, 0, 0, 0, 0) </text:p>
      <text:p text:style-name="P62">omega(2) = Array(0, 0, 3.0, 0, 0, 0)</text:p>
      <text:p text:style-name="P62">omega(3) = Array(0, 0, 0, 4.4, 0, 0)</text:p>
      <text:p text:style-name="P62">omega(4) = Array(0, 0, 0, 0, 5.5, 0)</text:p>
      <text:p text:style-name="P62">omega(5) = Array(0, 0, 0, 0, 0, 6.6)</text:p>
      <text:p text:style-name="P89">regression.newSampleData(y, x, omega)</text:p>
      <text:p text:style-name="Text_20_body"><text:bookmark-end text:name="__DdeLink__23418_1481006136"/><text:bookmark-end text:name="__DdeLink__71383_705179836"/><text:alphabetical-index-mark-start text:id="IMark99824936"/><text:span text:style-name="Teletype"><text:span text:style-name="T42">Rank transformations </text:span></text:span><text:alphabetical-index-mark-end text:id="IMark99824936"/></text:p>
      <text:p text:style-name="P169"><text:span text:style-name="Teletype"><text:span text:style-name="T53">Some statistical algorithms require that input data be replaced by ranks. The </text:span></text:span><text:span text:style-name="Teletype"><text:span text:style-name="T68">org.apache.commons.math.stat.ranking</text:span></text:span><text:span text:style-name="T53"> </text:span><text:span text:style-name="Teletype"><text:span text:style-name="T53">package provides rank transformation.</text:span></text:span><text:span text:style-name="T53"> </text:span><text:span text:style-name="Teletype"><text:span text:style-name="T68">RankingAlgorithm</text:span></text:span><text:span text:style-name="T53"> </text:span><text:span text:style-name="Teletype"><text:span text:style-name="T53">defines the interface for ranking. </text:span></text:span><text:span text:style-name="Teletype"><text:span text:style-name="T68">NaturalRanking</text:span></text:span><text:span text:style-name="T53"> </text:span><text:span text:style-name="Teletype"><text:span text:style-name="T53">provides an implementation that has two configuration options.</text:span></text:span><text:span text:style-name="T53"> </text:span></text:p>
      <text:list xml:id="list3708037790753674992" text:style-name="L24">
        <text:list-item>
          <text:p text:style-name="P560"><text:span text:style-name="Teletype"><text:span text:style-name="T68">Ties strategy</text:span></text:span><text:span text:style-name="T53"> </text:span><text:span text:style-name="Teletype"><text:span text:style-name="T53">determines how ties in the source data are handled by the ranking</text:span></text:span><text:span text:style-name="T53"> </text:span></text:p>
        </text:list-item>
        <text:list-item>
          <text:p text:style-name="P534"><text:span text:style-name="Teletype"><text:span text:style-name="T68">NaN strategy</text:span></text:span><text:span text:style-name="T53"> </text:span><text:span text:style-name="Teletype"><text:span text:style-name="T53">determines how NaN values in the source data are handled</text:span></text:span><text:span text:style-name="T53"> </text:span></text:p>
        </text:list-item>
      </text:list>
      <text:p text:style-name="Text_20_body"><text:span text:style-name="Teletype"><text:span text:style-name="T53">Examples: </text:span></text:span></text:p>
      <text:p text:style-name="P62"><text:bookmark-start text:name="__DdeLink__23642_1481006136"/>var ranking = new NaturalRanking(NaNStrategy.MINIMAL, TiesStrategy.MAXIMUM)</text:p>
      <text:p text:style-name="P62">var data = Array(20, 17, 30, 42.3, 17, 50, Double.NaN, java.lang.Double.NEGATIVE_INFINITY, 17) </text:p>
      <text:p text:style-name="P89">var ranks = ranking.rank(data)<text:bookmark-end text:name="__DdeLink__23642_1481006136"/></text:p>
      <text:p text:style-name="Text_20_body"><text:span text:style-name="Teletype"><text:span text:style-name="T53">results in ranks containing Array(6.0, 5.0, 7.0, 8.0, 5.0, 9.0, 2.0, 2.0, 5.0),</text:span></text:span><text:span text:style-name="T53"> </text:span></text:p>
      <text:p text:style-name="P89">new NaturalRanking(NaNStrategy.REMOVED, TiesStrategy.SEQUENTIAL).rank(data)</text:p>
      <text:p text:style-name="Text_20_body"><text:span text:style-name="Teletype"><text:span text:style-name="T70">returns Array(5.0, 2.0, 6.0, 7.0, 3.0, 8.0, 1.0, 4.0)</text:span></text:span><text:span text:style-name="T70"> </text:span></text:p>
      <text:p text:style-name="Text_20_body"><text:span text:style-name="Teletype"><text:span text:style-name="T53">The default NaNStrategy is NaNStrategy.MAXIMAL. This makes NaN values larger than any other value (including Double.POSITIVE_INFINITY). The default</text:span></text:span><text:span text:style-name="T53"> </text:span><text:span text:style-name="Teletype"><text:span text:style-name="T68">TiesStrategy</text:span></text:span><text:span text:style-name="T53"> </text:span><text:span text:style-name="Teletype"><text:span text:style-name="T53">is </text:span></text:span><text:span text:style-name="Teletype"><text:span text:style-name="T68">TiesStrategy.AVERAGE</text:span></text:span><text:span text:style-name="T53"> </text:span><text:span text:style-name="Teletype"><text:span text:style-name="T53">, which assigns tied values the average of the ranks applicable to the sequence of ties. </text:span></text:span></text:p>
      <text:p text:style-name="Text_20_body"><text:alphabetical-index-mark-start text:id="IMark99868472"/><text:span text:style-name="Teletype"><text:span text:style-name="T42">Covariance</text:span></text:span><text:alphabetical-index-mark-end text:id="IMark99868472"/><text:span text:style-name="Teletype"><text:span text:style-name="T42"> and </text:span></text:span><text:alphabetical-index-mark-start text:id="IMark99993112"/><text:span text:style-name="Teletype"><text:span text:style-name="T42">correlation</text:span></text:span><text:alphabetical-index-mark-end text:id="IMark99993112"/></text:p>
      <text:p text:style-name="Text_20_body"><text:span text:style-name="Teletype"><text:span text:style-name="T53">The org.apache.commons.math.stat.correlation package computes covariances and correlations for pairs of arrays or columns of a matrix. </text:span></text:span><text:span text:style-name="Teletype"><text:span text:style-name="T68">Covariance</text:span></text:span><text:span text:style-name="T53"> </text:span><text:span text:style-name="Teletype"><text:span text:style-name="T53">computes covariances, </text:span></text:span><text:span text:style-name="Teletype"><text:span text:style-name="T68">PearsonsCorrelation</text:span></text:span><text:span text:style-name="T53"> </text:span><text:span text:style-name="Teletype"><text:span text:style-name="T53">provides Person's Product-Moment correlation coefficients and </text:span></text:span><text:span text:style-name="Teletype"><text:span text:style-name="T68">SpearmansCorrelation</text:span></text:span><text:span text:style-name="T53"> </text:span><text:span text:style-name="Teletype"><text:span text:style-name="T53">computes Spearman's rank correlation.</text:span></text:span><text:span text:style-name="T53"> </text:span></text:p>
      <text:p text:style-name="Text_20_body"><text:span text:style-name="Teletype"><text:span text:style-name="T53">Implementation Notes</text:span></text:span><text:span text:style-name="T53"> </text:span></text:p>
      <text:list xml:id="list8829732776057638872" text:style-name="L25">
        <text:list-item>
          <text:p text:style-name="P535"><text:alphabetical-index-mark-start text:id="IMark103480760"/><text:span text:style-name="Teletype"><text:span text:style-name="T53">Unbiased covariances</text:span></text:span><text:alphabetical-index-mark-end text:id="IMark103480760"/><text:span text:style-name="Teletype"><text:span text:style-name="T53"> are given by the formula </text:span></text:span></text:p>
        </text:list-item>
      </text:list>
      <text:p text:style-name="Text_20_body"><text:soft-page-break/><text:span text:style-name="Teletype"><text:span text:style-name="T53"><draw:frame draw:style-name="fr2" draw:name="Object19" text:anchor-type="as-char" svg:width="2.6925in" svg:height="0.5472in" draw:z-index="14"><draw:object xlink:href="./Object 19" xlink:type="simple" xlink:show="embed" xlink:actuate="onLoad"/><draw:image xlink:href="./ObjectReplacements/Object 19" xlink:type="simple" xlink:show="embed" xlink:actuate="onLoad"/></draw:frame></text:span></text:span></text:p>
      <text:p text:style-name="P169"><text:span text:style-name="Teletype"><text:span text:style-name="T57">w</text:span></text:span><text:span text:style-name="Teletype"><text:span text:style-name="T53">here E(X) is the mean of X and E(Y) is the mean of Y values. Non-bias-corrected estimates use n in place of n-1. Whether or not covariances are bias-corrected is determined by the optional parameter, "biasCorrected,", which defaults to true.</text:span></text:span><text:span text:style-name="T53"> </text:span></text:p>
      <text:list xml:id="list219566581025869173" text:style-name="L26">
        <text:list-item>
          <text:p text:style-name="P536"><text:alphabetical-index-mark-start text:id="IMark99824936"/><text:span text:style-name="Teletype"><text:span text:style-name="T68">PearsonsCorrelation</text:span></text:span><text:span text:style-name="T53"> </text:span><text:alphabetical-index-mark-end text:id="IMark99824936"/><text:span text:style-name="Teletype"><text:span text:style-name="T53">computes correlations defined by the formula </text:span></text:span></text:p>
        </text:list-item>
      </text:list>
      <text:p text:style-name="P345"><text:span text:style-name="Teletype"><text:span text:style-name="T53"><draw:frame draw:style-name="fr2" draw:name="Object20" text:anchor-type="as-char" svg:width="2.6874in" svg:height="0.5634in" draw:z-index="15"><draw:object xlink:href="./Object 20" xlink:type="simple" xlink:show="embed" xlink:actuate="onLoad"/><draw:image xlink:href="./ObjectReplacements/Object 20" xlink:type="simple" xlink:show="embed" xlink:actuate="onLoad"/><svg:desc>formula</svg:desc></draw:frame></text:span></text:span></text:p>
      <text:p text:style-name="P345"><text:span text:style-name="Teletype"><text:span text:style-name="T53">where E(X) and E(Y) are means of X and Y and s(X), s(Y) are standard deviations.</text:span></text:span><text:span text:style-name="T53"> </text:span></text:p>
      <text:list xml:id="list5840774795042748091" text:style-name="L27">
        <text:list-item>
          <text:p text:style-name="P532"><text:alphabetical-index-mark-start text:id="IMark103480760"/><text:span text:style-name="Teletype"><text:span text:style-name="T68">SpearmansCorrelation</text:span></text:span><text:alphabetical-index-mark-end text:id="IMark103480760"/><text:span text:style-name="T53"> </text:span><text:span text:style-name="Teletype"><text:span text:style-name="T53">applies a rank transformation to the input data and computes Pearson's correlation on the ranked data. The ranking algorithm is configurable. By default,</text:span></text:span><text:span text:style-name="T53"> </text:span><text:span text:style-name="Teletype"><text:span text:style-name="T68">NaturalRanking</text:span></text:span><text:span text:style-name="T53"> </text:span><text:span text:style-name="Teletype"><text:span text:style-name="T53">with default strategies for handling ties and NaN values is used. </text:span></text:span></text:p>
        </text:list-item>
      </text:list>
      <text:p text:style-name="Text_20_body"><text:span text:style-name="Teletype"><text:span text:style-name="T53">Examples: </text:span></text:span></text:p>
      <text:p text:style-name="Text_20_body"><text:span text:style-name="Teletype"><text:span text:style-name="T53">Covariance of 2 arrays</text:span></text:span><text:span text:style-name="T53"> </text:span></text:p>
      <text:p text:style-name="Text_20_body"><text:span text:style-name="Teletype"><text:span text:style-name="T53">To compute the unbiased covariance between 2 double arrays, x and y, use: </text:span></text:span></text:p>
      <text:p text:style-name="P57"><text:s/></text:p>
      <text:p text:style-name="P62">var N = 40</text:p>
      <text:p text:style-name="P62">var x = vrand(N).getv <text:s/>// a random Array[Double]</text:p>
      <text:p text:style-name="P62">var y = vrand(N).getv <text:s/>// a second one</text:p>
      <text:p text:style-name="P62">// unbiased covariance</text:p>
      <text:p text:style-name="P62">var unbiasedCov = new Covariance().covariance(x, y)</text:p>
      <text:p text:style-name="P62">// non-biased corrected covariance</text:p>
      <text:p text:style-name="P62">var nonBiasedCorrectedCov = new Covariance().covariance(x, y, false)</text:p>
      <text:p text:style-name="P93"><text:s/></text:p>
      <text:p text:style-name="P94"><text:alphabetical-index-mark-start text:id="IMark100581976"/>Covariance Matrix <text:alphabetical-index-mark-end text:id="IMark100581976"/></text:p>
      <text:p text:style-name="P167"><text:bookmark text:name="Data_Generation"/><text:alphabetical-index-mark-start text:id="IMark96963000"/>Data Generation<text:alphabetical-index-mark-end text:id="IMark96963000"/></text:p>
      <text:p text:style-name="Text_20_body"><text:span text:style-name="Teletype"><text:span text:style-name="T53">The Commons Math random package includes utilities for </text:span></text:span></text:p>
      <text:list xml:id="list8042122998764598430" text:style-name="L28">
        <text:list-item>
          <text:p text:style-name="P561"><text:span text:style-name="Teletype"><text:span text:style-name="T53">generating random numbers</text:span></text:span><text:span text:style-name="T53"> </text:span></text:p>
        </text:list-item>
        <text:list-item>
          <text:p text:style-name="P561"><text:span text:style-name="Teletype"><text:span text:style-name="T53">generating random vectors</text:span></text:span><text:span text:style-name="T53"> </text:span></text:p>
        </text:list-item>
        <text:list-item>
          <text:p text:style-name="P561"><text:span text:style-name="Teletype"><text:span text:style-name="T53">generating random strings</text:span></text:span><text:span text:style-name="T53"> </text:span></text:p>
        </text:list-item>
        <text:list-item>
          <text:p text:style-name="P561"><text:span text:style-name="Teletype"><text:span text:style-name="T53">generating cryptographically secure sequences of random numbers or strings</text:span></text:span><text:span text:style-name="T53"> </text:span></text:p>
        </text:list-item>
        <text:list-item>
          <text:p text:style-name="P561"><text:span text:style-name="Teletype"><text:span text:style-name="T53">generating random samples and permutations</text:span></text:span><text:span text:style-name="T53"> </text:span></text:p>
        </text:list-item>
        <text:list-item>
          <text:p text:style-name="P561"><text:span text:style-name="Teletype"><text:span text:style-name="T53">analyzing distributions of values in an input file and generating values "like" the values in the file</text:span></text:span><text:span text:style-name="T53"> </text:span></text:p>
        </text:list-item>
        <text:list-item>
          <text:p text:style-name="P537"><text:span text:style-name="Teletype"><text:span text:style-name="T53">generating data for grouped frequency distributions or histograms</text:span></text:span><text:span text:style-name="T53"> </text:span></text:p>
        </text:list-item>
      </text:list>
      <text:p text:style-name="P169"><text:span text:style-name="Teletype"><text:span text:style-name="T53">The source of random data used by the data generation utilities is pluggable. By default, the JDK-supplied PseudoRandom Number Generator (PRNG) is used, but alternative generators can be "plugged in" using an adaptor framework, which provides a generic facility for replacing java.util.Random with an alternative PRNG. Other very good PRNG suitable for Monte-Carlo analysis (but not for cryptography) provided by the library are the Mersenne twister from Makoto Matsumoto and Takuji Nishimura and the more recent WELL generators (Well Equidistributed </text:span></text:span><text:soft-page-break/><text:span text:style-name="Teletype"><text:span text:style-name="T53">Long-period Linear) from François Panneton, Pierre L'Ecuyer and Makoto Matsumoto.</text:span></text:span><text:span text:style-name="T53"> </text:span></text:p>
      <text:p text:style-name="P169"><text:span text:style-name="Teletype"><text:span text:style-name="T53">Below show how to use the commons math API to generate different kinds of random data. The examples all use the default JDK-supplied PRNG. PRNG pluggability is covered </text:span></text:span><text:span text:style-name="Teletype"><text:span text:style-name="T57">below in a following section</text:span></text:span><text:span text:style-name="Teletype"><text:span text:style-name="T53">. The only modification required to the examples to use alternative PRNGs is to replace the argumentless constructor calls with invocations including a RandomGenerator instance as a parameter. </text:span></text:span></text:p>
      <text:p text:style-name="P167"><text:bookmark text:name="Random_numbers"/><text:alphabetical-index-mark-start text:id="IMark99824936"/>Random numbers<text:alphabetical-index-mark-end text:id="IMark99824936"/></text:p>
      <text:p text:style-name="Text_20_body"><text:span text:style-name="Teletype"><text:span text:style-name="T53">The </text:span></text:span><text:span text:style-name="Teletype"><text:span text:style-name="T68">RandomData</text:span></text:span><text:span text:style-name="Teletype"><text:span text:style-name="T53"> interface defines methods for generating random sequences of numbers. The API contracts of these methods use the following concepts:</text:span></text:span><text:span text:style-name="T53"> </text:span></text:p>
      <text:p text:style-name="P346"><text:span text:style-name="Teletype"><text:span text:style-name="T70">Random sequence of numbers from a probability distribution</text:span></text:span><text:span text:style-name="T70"> </text:span></text:p>
      <text:p text:style-name="P169"><text:span text:style-name="Teletype"><text:span text:style-name="T53">There is no such thing as a single "random number." What can be generated are sequences of numbers that appear to be random. When using the built-in JDK function </text:span></text:span><text:span text:style-name="Teletype"><text:span text:style-name="T70">Math.random()</text:span></text:span><text:span text:style-name="Teletype"><text:span text:style-name="T53">, sequences of values generated follow the Uniform Distribution, which means that the values are evenly spread over the interval between 0 and 1, with no sub-interval having a greater probability of containing generated values than any other interval of the same length. The mathematical concept of a probability distribution basically amounts to asserting that different ranges in the set of possible values of a random variable have different probabilities of containing the value. Commons Math supports generating random sequences from each of the distributions in the distributions package. The javadoc for the </text:span></text:span><text:span text:style-name="Teletype"><text:span text:style-name="T70">nextXxx</text:span></text:span><text:span text:style-name="Teletype"><text:span text:style-name="T53"> methods in </text:span></text:span><text:span text:style-name="Teletype"><text:span text:style-name="T70">RandomDataImpl</text:span></text:span><text:span text:style-name="Teletype"><text:span text:style-name="T53"> describes the algorithms used to generate random deviates.</text:span></text:span><text:span text:style-name="T53"> </text:span></text:p>
      <text:p text:style-name="Text_20_body"><text:alphabetical-index-mark-start text:id="IMark104128568"/><text:span text:style-name="Teletype"><text:span text:style-name="T70">Cryptographically secure random sequences</text:span></text:span><text:alphabetical-index-mark-end text:id="IMark104128568"/><text:span text:style-name="T70"> </text:span></text:p>
      <text:p text:style-name="P169"><text:span text:style-name="Teletype"><text:span text:style-name="T53">It is possible for a sequence of numbers to appear random, but nonetheless to be predictable based on the algorithm used to generate the sequence. If in addition to randomness, strong unpredictability is required, it is best to use a secure random number generator to generate values (or strings). The </text:span></text:span><text:span text:style-name="Teletype"><text:span text:style-name="T70">nextSecureXxx</text:span></text:span><text:span text:style-name="Teletype"><text:span text:style-name="T53"> methods in the </text:span></text:span><text:span text:style-name="Teletype"><text:span text:style-name="T70">RandomDataImpl</text:span></text:span><text:span text:style-name="Teletype"><text:span text:style-name="T53"> implementation of the RandomData interface use the JDK SecureRandom PRNG to generate cryptographically secure sequences. The </text:span></text:span><text:span text:style-name="Teletype"><text:span text:style-name="T70">setSecureAlgorithm</text:span></text:span><text:span text:style-name="Teletype"><text:span text:style-name="T53"> method allows you to change the underlying PRNG. These methods are much slower</text:span></text:span><text:span text:style-name="T53"> </text:span><text:span text:style-name="Teletype"><text:span text:style-name="T53">than the corresponding "non-secure" versions, so they should only be used when cryptographic security is required.</text:span></text:span><text:span text:style-name="T53"> </text:span></text:p>
      <text:p text:style-name="Text_20_body"><text:span text:style-name="Teletype"><text:span text:style-name="T70">Seeding pseudo-random number generators</text:span></text:span><text:span text:style-name="T70"> </text:span></text:p>
      <text:p text:style-name="P169"><text:span text:style-name="Teletype"><text:span text:style-name="T53">By default, the implementation provided in </text:span></text:span><text:span text:style-name="Teletype"><text:span text:style-name="T68">RandomDataImpl</text:span></text:span><text:span text:style-name="T53"> </text:span><text:span text:style-name="Teletype"><text:span text:style-name="T53">uses the JDK-provided PRNG. Like most other PRNGs, the JDK generator generates sequences of random numbers based on an initial "seed value". For the non-secure methods, starting with the same seed always produces the same sequence of values. Secure sequences started with the same seeds will diverge. When a new </text:span></text:span><text:span text:style-name="Teletype"><text:span text:style-name="T70">RandomDataImpl</text:span></text:span><text:span text:style-name="Teletype"><text:span text:style-name="T53"> is created, the underlying random number generators are </text:span></text:span><text:span text:style-name="Teletype"><text:span text:style-name="T68">not</text:span></text:span><text:span text:style-name="T53"> </text:span><text:span text:style-name="Teletype"><text:span text:style-name="T53">initialized. The first call to a data generation method, or to a </text:span></text:span><text:span text:style-name="Teletype"><text:span text:style-name="T68">reSeed()</text:span></text:span><text:span text:style-name="T53"> </text:span><text:span text:style-name="Teletype"><text:span text:style-name="T53">method initializes the appropriate generator. If you do not explicitly seed the generator, it is by default seeded with the current time in milliseconds. Therefore, to generate sequences of random data values, you should always instantiate one </text:span></text:span><text:span text:style-name="Teletype"><text:span text:style-name="T68">RandomDataImpl</text:span></text:span><text:span text:style-name="T53"> </text:span><text:span text:style-name="Teletype"><text:span text:style-name="T53">and use it repeatedly instead of creating new instances for subsequent values in the sequence. For example, the following will generate a random sequence of 50 long integers between 1 and 1,000,000, using the current time in milliseconds as the seed for the JDK PRNG:</text:span></text:span><text:span text:style-name="T53"> </text:span></text:p>
      <text:p text:style-name="P62"><text:bookmark-start text:name="__DdeLink__24088_1481006136"/>var randomData = new RandomDataImpl()</text:p>
      <text:p text:style-name="P62">var rv = new Vec(1000)</text:p>
      <text:p text:style-name="P62">for (i &lt;- 0 until 1000) </text:p>
      <text:p text:style-name="P62"><text:s text:c="3"/>rv(i) = randomData.nextLong(1, 1000000)</text:p>
      <text:p text:style-name="P89">plot(rv)</text:p>
      <text:p text:style-name="P169"><text:bookmark-end text:name="__DdeLink__24088_1481006136"/><text:soft-page-break/><text:span text:style-name="Teletype"><text:span text:style-name="T34">The following will not in general produce a good random sequence, since the PRG is reseeded each time through the loop with the current time in milliseconds: </text:span></text:span></text:p>
      <text:p text:style-name="P58">var randomData = new RandomDataImpl()</text:p>
      <text:p text:style-name="P58">var rv = new Vec(1000)</text:p>
      <text:p text:style-name="P58">for (i &lt;- 0 until 1000) {</text:p>
      <text:p text:style-name="P58"><text:s text:c="2"/>randomData = new RandomDataImpl()</text:p>
      <text:p text:style-name="P58"><text:s text:c="2"/>rv(i) = randomData.nextLong(1, 1000000)</text:p>
      <text:p text:style-name="P58"><text:s/>}</text:p>
      <text:p text:style-name="P88">plot(rv)</text:p>
      <text:p text:style-name="Text_20_body"><text:span text:style-name="Teletype"><text:span text:style-name="T34">The following will produce the same random sequence each time it is executed:</text:span></text:span><text:span text:style-name="T34"> </text:span></text:p>
      <text:p text:style-name="P58">var randomData = new RandomDataImpl()</text:p>
      <text:p text:style-name="P58">var rv = new Vec(1000)</text:p>
      <text:p text:style-name="P58">randomData.reSeed(1000)</text:p>
      <text:p text:style-name="P58">for (i &lt;- 0 until 1000) {</text:p>
      <text:p text:style-name="P58"><text:s text:c="2"/>rv(i) = randomData.nextLong(1, 1000000)</text:p>
      <text:p text:style-name="P58"><text:s/>}</text:p>
      <text:p text:style-name="P58"/>
      <text:p text:style-name="P58">var rv2 = new Vec(1000)</text:p>
      <text:p text:style-name="P58">randomData.reSeed(1000)</text:p>
      <text:p text:style-name="P58">for (i &lt;- 0 until 1000) {</text:p>
      <text:p text:style-name="P58"><text:s text:c="2"/>rv2(i) = randomData.nextLong(1, 1000000)</text:p>
      <text:p text:style-name="P58"><text:s/>}</text:p>
      <text:p text:style-name="P58">figure(1); subplot(3,1,1); plot(rv, "rv"); subplot(3,1,2); plot(rv2, "rv2"); </text:p>
      <text:p text:style-name="P88">subplot(3,1,3); plot(rv-rv2, "rv-rv2")</text:p>
      <text:p text:style-name="Text_20_body"><text:span text:style-name="Teletype"><text:span text:style-name="T34">The following will produce a different random sequence each time it is executed. </text:span></text:span></text:p>
      <text:p text:style-name="P58">var randomData = new RandomDataImpl()</text:p>
      <text:p text:style-name="P58">var rv = new Vec(1000)</text:p>
      <text:p text:style-name="P58">randomData.reSeedSecure(1000)</text:p>
      <text:p text:style-name="P58">for (i &lt;- 0 until 1000) {</text:p>
      <text:p text:style-name="P58"><text:s text:c="2"/>rv(i) = randomData.nextLong(1, 1000000)</text:p>
      <text:p text:style-name="P58"><text:s/>}</text:p>
      <text:p text:style-name="P58"/>
      <text:p text:style-name="P58">var rv2 = new Vec(1000)</text:p>
      <text:p text:style-name="P58">randomData.reSeedSecure(1000)</text:p>
      <text:p text:style-name="P58">for (i &lt;- 0 until 1000) {</text:p>
      <text:p text:style-name="P58"><text:s text:c="2"/>rv2(i) = randomData.nextLong(1, 1000000)</text:p>
      <text:p text:style-name="P58"><text:s/>}</text:p>
      <text:p text:style-name="P58">figure(1); subplot(3,1,1); plot(rv, "rv"); subplot(3,1,2); plot(rv2, "rv2"); </text:p>
      <text:p text:style-name="P111">subplot(3,1,3); plot(rv-rv2, "rv-rv2")</text:p>
      <text:p text:style-name="Text_20_body"/>
      <text:p text:style-name="P167"><text:bookmark text:name="Random_Vectors"/>Random Vectors</text:p>
      <text:p text:style-name="P169"><text:span text:style-name="Teletype"><text:span text:style-name="T53">Some algorithms require random vectors instead of random scalars. When the components of these vectors are uncorrelated, they may be generated simply one at a time and packed together in the </text:span></text:span><text:soft-page-break/><text:span text:style-name="Teletype"><text:span text:style-name="T53">vector. The </text:span></text:span><text:span text:style-name="Teletype"><text:span text:style-name="T68">UncorrelatedRandomVectorGenerator</text:span></text:span><text:span text:style-name="T53"> </text:span><text:span text:style-name="Teletype"><text:span text:style-name="T53">class simplifies this process by setting the mean and deviation of each component once and generating complete vectors. When the components are correlated however, generating them is much more difficult. The </text:span></text:span><text:span text:style-name="Teletype"><text:span text:style-name="T68">CorrelatedRandomVectorGenerator</text:span></text:span><text:span text:style-name="T53"> </text:span><text:span text:style-name="Teletype"><text:span text:style-name="T53">class provides this service. In this case, the user must set up a complete covariance matrix instead of a simple standard deviations vector. This matrix gathers both the variance and the correlation information of the probability law.</text:span></text:span><text:span text:style-name="T53"> </text:span></text:p>
      <text:p text:style-name="P169"><text:span text:style-name="Teletype"><text:span text:style-name="T53">The main use for correlated random vector generation is for Monte-Carlo simulation of physical problems with several variables, for example to generate error vectors to be added to a nominal vector. A particularly common case is when the generated vector should be drawn from a </text:span></text:span><text:span text:style-name="Teletype"><text:span text:style-name="T68">Multivariate Normal Distribution.</text:span></text:span><text:span text:style-name="T53"> </text:span></text:p>
      <text:p text:style-name="P169"><text:span text:style-name="Teletype"><text:span text:style-name="T58">The following example illustrates the generation of </text:span></text:span><text:span text:style-name="Teletype"><text:span text:style-name="T53">random vectors from a bivariate normal distribution</text:span></text:span><text:span text:style-name="T53"> </text:span></text:p>
      <text:p text:style-name="P62"><text:bookmark-start text:name="__DdeLink__24091_1481006136"/>// Create and seed a RandomGenerator (could use any of the generators in the random package here)</text:p>
      <text:p text:style-name="P62">var rg = new JDKRandomGenerator()</text:p>
      <text:p text:style-name="P62">rg.setSeed(17399225432l) <text:s/>// Fixed seed means same results every time</text:p>
      <text:p text:style-name="P62">// Create a GaussianRandomGenerator using rg as its source of randomness</text:p>
      <text:p text:style-name="P62">var rawGenerator = new GaussianRandomGenerator(rg)</text:p>
      <text:p text:style-name="P62">var mean = Array(1.0, 2.0)</text:p>
      <text:p text:style-name="P62">var c = -2.0</text:p>
      <text:p text:style-name="P62">var covDarr = Array( Array(9, c), Array(c, 16))</text:p>
      <text:p text:style-name="P62">var covariance = new Array2DRowRealMatrix(covDarr)</text:p>
      <text:p text:style-name="P62">// Create a CorrelatedRandomVectorGenerator using rawGenerator for the components</text:p>
      <text:p text:style-name="P62">var generator = new CorrelatedRandomVectorGenerator(mean, covariance, 1.0e-12 * covariance.getNorm(), rawGenerator)</text:p>
      <text:p text:style-name="P62">// Use the generator to generate correlated vectors</text:p>
      <text:p text:style-name="P62">var Nvecs = 500</text:p>
      <text:p text:style-name="P62">var vecsAll = new Array[Array[Double]](2, Nvecs)</text:p>
      <text:p text:style-name="P62">for (k&lt;-0 until Nvecs) {</text:p>
      <text:p text:style-name="P62"><text:s text:c="2"/>var randomVector = generator.nextVector()</text:p>
      <text:p text:style-name="P62"><text:s text:c="2"/>vecsAll(0)(k) = randomVector(0)</text:p>
      <text:p text:style-name="P62"><text:s text:c="2"/>vecsAll(1)(k) = randomVector(1)</text:p>
      <text:p text:style-name="P62">} </text:p>
      <text:p text:style-name="P62">figure(1); subplot(3,1,1); <text:s/>plot(vecsAll(0)); subplot(3,1,2); plot(vecsAll(1));</text:p>
      <text:p text:style-name="P89">subplot(3,1,3); scatterPlotsOn; plot(vecsAll(0), vecsAll(1))</text:p>
      <text:p text:style-name="P169"><text:bookmark-end text:name="__DdeLink__24091_1481006136"/><text:span text:style-name="Teletype"><text:span text:style-name="T53">The </text:span></text:span><text:span text:style-name="Teletype"><text:span text:style-name="T70">mean</text:span></text:span><text:span text:style-name="Teletype"><text:span text:style-name="T53"> argument </text:span></text:span><text:span text:style-name="Teletype"><text:span text:style-name="T58">of </text:span></text:span><text:span text:style-name="Teletype"><text:span text:style-name="T72">CorrelatedRandomVectorGenerator()</text:span></text:span><text:span text:style-name="Teletype"><text:span text:style-name="T53"> is an Array[Double] holding the means of the random vector components. In the bivariate case, it must have length 2. The </text:span></text:span><text:span text:style-name="Teletype"><text:span text:style-name="T70">covariance</text:span></text:span><text:span text:style-name="Teletype"><text:span text:style-name="T53"> argument is a RealMatrix, which needs to be 2 x 2. The main diagonal elements are the </text:span></text:span><text:span text:style-name="Teletype"><text:span text:style-name="T70">variances </text:span></text:span><text:span text:style-name="Teletype"><text:span text:style-name="T53">of the vector components and the off-diagonal elements are the covariances. For example, if the means are 1 and 2 respectively, and the desired standard deviations are 3 and 4, respectively, then we need to use</text:span></text:span><text:span text:style-name="T53"> </text:span></text:p>
      <text:p text:style-name="P62">var mean = Array(1.0, 2.0)</text:p>
      <text:p text:style-name="P62">var c = -2.0</text:p>
      <text:p text:style-name="P62">var covDarr = Array( Array(9, c), Array(c, 16))</text:p>
      <text:p text:style-name="P89">var covariance = new Array2DRowRealMatrix(covDarr)</text:p>
      <text:p text:style-name="P169"><text:span text:style-name="Teletype"><text:span text:style-name="T53">where c is the desired covariance. If you are starting with a desired correlation, you need to translate this to a covariance by multiplying it by the product of the standard deviations. For example, if you </text:span></text:span><text:soft-page-break/><text:span text:style-name="Teletype"><text:span text:style-name="T53">want to generate data that will give Pearson's R of 0.5, you would use c = 3 * 4 * .5 = 6. </text:span></text:span></text:p>
      <text:p text:style-name="P169"><text:span text:style-name="Teletype"><text:span text:style-name="T53">In addition to multivariate normal distributions, correlated vectors from multivariate uniform distributions can be generated by creating a </text:span></text:span><text:span text:style-name="Teletype"><text:span text:style-name="T70">UniformRandomGenerator</text:span></text:span><text:span text:style-name="Teletype"><text:span text:style-name="T53"> in place of the </text:span></text:span><text:span text:style-name="Teletype"><text:span text:style-name="T70">GaussianRandomGenerator</text:span></text:span><text:span text:style-name="Teletype"><text:span text:style-name="T53"> above. More generally, any </text:span></text:span><text:span text:style-name="Teletype"><text:span text:style-name="T70">NormalizedRandomGenerator</text:span></text:span><text:span text:style-name="Teletype"><text:span text:style-name="T53"> may be used.</text:span></text:span><text:span text:style-name="T53"> </text:span></text:p>
      <text:p text:style-name="P167"><text:bookmark text:name="Random_Strings"/><text:alphabetical-index-mark-start text:id="IMark102489176"/>Random Strings<text:alphabetical-index-mark-end text:id="IMark102489176"/></text:p>
      <text:p text:style-name="P169"><text:span text:style-name="Teletype"><text:span text:style-name="T53">The methods</text:span></text:span><text:span text:style-name="T53"> </text:span><text:span text:style-name="Teletype"><text:span text:style-name="T68">nextHexString</text:span></text:span><text:span text:style-name="T53"> </text:span><text:span text:style-name="Teletype"><text:span text:style-name="T53">and </text:span></text:span><text:span text:style-name="Teletype"><text:span text:style-name="T68">nextSecureHexString</text:span></text:span><text:span text:style-name="T53"> </text:span><text:span text:style-name="Teletype"><text:span text:style-name="T53">can be used to generate random strings of hexadecimal characters. Both of these methods produce sequences of strings with good dispersion properties. The difference between the two methods is that the second is cryptographically secure. Specifically, the implementation of </text:span></text:span><text:span text:style-name="Teletype"><text:span text:style-name="T70">nextHexString</text:span></text:span><text:span text:style-name="Teletype"><text:span text:style-name="T53">(n) in </text:span></text:span><text:span text:style-name="Teletype"><text:span text:style-name="T70">RandomDataImpl</text:span></text:span><text:span text:style-name="Teletype"><text:span text:style-name="T53"> uses the following simple algorithm to generate a string of n hex digits:</text:span></text:span><text:span text:style-name="T53"> </text:span></text:p>
      <text:list xml:id="list6669156055325554413" text:style-name="L29">
        <text:list-item>
          <text:p text:style-name="P562"><text:span text:style-name="Teletype"><text:span text:style-name="T53">n/2+1 binary bytes are generated using the underlying Random</text:span></text:span><text:span text:style-name="T53"> </text:span></text:p>
        </text:list-item>
        <text:list-item>
          <text:p text:style-name="P538"><text:span text:style-name="Teletype"><text:span text:style-name="T53">Each binary byte is translated into 2 hex digits</text:span></text:span><text:span text:style-name="T53"> </text:span></text:p>
        </text:list-item>
      </text:list>
      <text:p text:style-name="Text_20_body"><text:span text:style-name="Teletype"><text:span text:style-name="T53">The RandomDataImpl implementation of the "secure" version, </text:span></text:span><text:span text:style-name="Teletype"><text:span text:style-name="T70">nextSecureHexString</text:span></text:span><text:span text:style-name="Teletype"><text:span text:style-name="T53"> generates hex characters in 40-byte "chunks" using a 3-step process:</text:span></text:span><text:span text:style-name="T53"> </text:span></text:p>
      <text:list xml:id="list657238903086983086" text:style-name="L30">
        <text:list-item>
          <text:p text:style-name="P563"><text:span text:style-name="Teletype"><text:span text:style-name="T53">20 random bytes are generated using the underlying SecureRandom.</text:span></text:span><text:span text:style-name="T53"> </text:span></text:p>
        </text:list-item>
        <text:list-item>
          <text:p text:style-name="P563"><text:span text:style-name="Teletype"><text:span text:style-name="T53">SHA-1 hash is applied to yield a 20-byte binary digest.</text:span></text:span><text:span text:style-name="T53"> </text:span></text:p>
        </text:list-item>
        <text:list-item>
          <text:p text:style-name="P539"><text:span text:style-name="Teletype"><text:span text:style-name="T53">Each byte of the binary digest is converted to 2 hex digits.</text:span></text:span><text:span text:style-name="T53"> </text:span></text:p>
        </text:list-item>
      </text:list>
      <text:p text:style-name="P169"><text:span text:style-name="Teletype"><text:span text:style-name="T53">Similarly to the secure random number generation methods, nextSecureHexString is much slower than the non-secure version. It should be used only for applications such as generating unique session or transaction ids where predictability of subsequent ids based on observation of previous values is a security concern. If all that is needed is an even distribution of hex characters in the generated strings, the non-secure method should be used.</text:span></text:span><text:span text:style-name="T53"> </text:span></text:p>
      <text:p text:style-name="P298"/>
      <text:h text:style-name="P577" text:outline-level="3"><text:bookmark-start text:name="__RefHeading___Toc145051_2064470228"/><text:alphabetical-index-mark-start text:id="IMark101254312"/>Random permutations<text:alphabetical-index-mark-end text:id="IMark101254312"/>, combinations, sampling<text:bookmark-end text:name="__RefHeading___Toc145051_2064470228"/></text:h>
      <text:p text:style-name="P169"><text:span text:style-name="T53">To select a random sample of objects in a collection, you can use the </text:span><text:span text:style-name="Teletype"><text:span text:style-name="T70">nextSample</text:span></text:span><text:span text:style-name="T53"> method in the </text:span><text:span text:style-name="Teletype"><text:span text:style-name="T70">RandomData</text:span></text:span><text:span text:style-name="T70"> </text:span><text:span text:style-name="T53">interface. Specifically, if </text:span><text:span text:style-name="Teletype"><text:span text:style-name="T70">c</text:span></text:span><text:span text:style-name="T53"> is a collection containing at least</text:span><text:span text:style-name="T70"> </text:span><text:span text:style-name="Teletype"><text:span text:style-name="T70">k</text:span></text:span><text:span text:style-name="T53"> objects, and </text:span><text:span text:style-name="Teletype"><text:span text:style-name="T53">randomData</text:span></text:span><text:span text:style-name="T53"> is a </text:span><text:span text:style-name="Teletype"><text:span text:style-name="T70">RandomData</text:span></text:span><text:span text:style-name="T53"> instance </text:span><text:span text:style-name="Teletype"><text:span text:style-name="T70">randomData.nextSample(c, k)</text:span></text:span><text:span text:style-name="T53"> will return an </text:span><text:span text:style-name="Teletype"><text:span text:style-name="T53">object[]</text:span></text:span><text:span text:style-name="T53"> array of length </text:span><text:span text:style-name="Teletype"><text:span text:style-name="T53">k</text:span></text:span><text:span text:style-name="T53"> consisting of elements randomly selected from the collection. If </text:span><text:span text:style-name="Teletype"><text:span text:style-name="T53">c</text:span></text:span><text:span text:style-name="T53"> contains duplicate references, there may be duplicate references in the returned array; otherwise returned elements will be unique -- i.e., the </text:span><text:span text:style-name="T70">sampling is without replacement </text:span><text:span text:style-name="T53">among the object references in the collection. </text:span></text:p>
      <text:p text:style-name="P169"><text:span text:style-name="T18">If </text:span><text:span text:style-name="Teletype"><text:span text:style-name="T20">randomData</text:span></text:span><text:span text:style-name="T18"> is a </text:span><text:span text:style-name="Teletype"><text:span text:style-name="T20">RandomData</text:span></text:span><text:span text:style-name="T20"> </text:span><text:span text:style-name="T18">instance, and </text:span><text:span text:style-name="Teletype"><text:span text:style-name="T20">n</text:span></text:span><text:span text:style-name="T18"> and </text:span><text:span text:style-name="Teletype"><text:span text:style-name="T20">k</text:span></text:span><text:span text:style-name="T18"> are integers with </text:span><text:span text:style-name="Teletype"><text:span text:style-name="T20">k &lt;= n</text:span></text:span><text:span text:style-name="T18">, then </text:span><text:span text:style-name="Teletype"><text:span text:style-name="T20">randomData.nextPermutation(n, k)</text:span></text:span><text:span text:style-name="T18"> returns an </text:span><text:span text:style-name="Teletype"><text:span text:style-name="T18">int[]</text:span></text:span><text:span text:style-name="T18"> array of length </text:span><text:span text:style-name="Teletype"><text:span text:style-name="T18">k</text:span></text:span><text:span text:style-name="T18"> whose <text:s/>entries are selected randomly, without repetition, from the integers </text:span><text:span text:style-name="Teletype"><text:span text:style-name="T18">0</text:span></text:span><text:span text:style-name="T18"> through </text:span><text:span text:style-name="Teletype"><text:span text:style-name="T18">n-1</text:span></text:span><text:span text:style-name="T18"> (inclusive), i.e., </text:span><text:span text:style-name="Teletype"><text:span text:style-name="T20">randomData.nextPermutation(n, k)</text:span></text:span><text:span text:style-name="T18"> returns a random permutation of </text:span><text:span text:style-name="Teletype"><text:span text:style-name="T20">n</text:span></text:span><text:span text:style-name="T18"> taken </text:span><text:span text:style-name="Teletype"><text:span text:style-name="T20">k</text:span></text:span><text:span text:style-name="T18"> at a time. </text:span></text:p>
      <text:p text:style-name="P298"/>
      <text:h text:style-name="P577" text:outline-level="3"><text:bookmark-start text:name="__RefHeading___Toc145053_2064470228"/>Generating data 'like' an input file<text:bookmark-end text:name="__RefHeading___Toc145053_2064470228"/></text:h>
      <text:p text:style-name="P298"/>
      <text:p text:style-name="P169"><text:span text:style-name="T53">Using the </text:span><text:span text:style-name="Teletype"><text:span text:style-name="T70">ValueServer</text:span></text:span><text:span text:style-name="T53"> class, you can generate data based on the values in an input file in one of two ways: </text:span></text:p>
      <text:p text:style-name="P479">Replay Mode </text:p>
      <text:p text:style-name="P101"><text:span text:style-name="T53">The following code will read data from </text:span><text:span text:style-name="Teletype"><text:span text:style-name="T53">url</text:span></text:span><text:span text:style-name="T53"> (a</text:span><text:span text:style-name="T70"> </text:span><text:span text:style-name="Teletype"><text:span text:style-name="T70">java.net.URL</text:span></text:span><text:span text:style-name="T53"> instance), cycling through the values in the file in sequence, reopening and starting at the beginning again when all values have been read. </text:span></text:p>
      <text:p text:style-name="P475"><text:bookmark-start text:name="__DdeLink__15690_887053401"/><text:soft-page-break/><text:tab/>var <text:s/>vs = new ValueServer()<text:bookmark-end text:name="__DdeLink__15690_887053401"/></text:p>
      <text:p text:style-name="P475"><text:tab/>vs.setValuesFileURL(url)</text:p>
      <text:p text:style-name="P475"><text:tab/>vs.setMode(ValueServer.REPLAY_MODE)</text:p>
      <text:p text:style-name="P475"><text:tab/>vs.resetReplayFile()<text:tab/></text:p>
      <text:p text:style-name="P475"><text:tab/>var <text:s/>value = vs.getNext()</text:p>
      <text:p text:style-name="P475"><text:tab/>// ...Generate and use more values...</text:p>
      <text:p text:style-name="P475"><text:tab/>vs.closeReplayFile()</text:p>
      <text:p text:style-name="P476"/>
      <text:p text:style-name="P477">The values in the file are not stored in memory, so it does not matter how large the file is, but you do need to explicitly close the file as above. The expected file format is \n -delimited (i.e. one per line) strings representing valid floating point numbers. </text:p>
      <text:p text:style-name="P478"/>
      <text:p text:style-name="P479">Digest Mode </text:p>
      <text:p text:style-name="P102"><text:span text:style-name="T53">When used in Digest Mode, the </text:span><text:span text:style-name="T70">ValueServer </text:span><text:span text:style-name="T53">reads the entire input file and estimates a probability density function based on data from the file. The estimation method is essentially the </text:span><text:span text:style-name="T148">Variable Kernel Method <text:s/></text:span><text:span text:style-name="T53">with Gaussian smoothing. Once the density has been estimated, </text:span><text:span text:style-name="Teletype"><text:span text:style-name="T70">getNext()</text:span></text:span><text:span text:style-name="T53"> returns random values whose probability distribution matches the empirical distribution -- i.e., if you generate a large number of such values, their distribution should "look like" the distribution of the values in the input file. The values are not stored in memory in this case either, so there is no limit to the size of the input file. Here is an example: </text:span></text:p>
      <text:p text:style-name="P475"><text:tab/>var <text:s/>vs = new ValueServer()</text:p>
      <text:p text:style-name="P475"><text:tab/>vs.setValuesFileURL(url)</text:p>
      <text:p text:style-name="P475"><text:tab/>vs.setMode(ValueServer.DIGEST_MODE)</text:p>
      <text:p text:style-name="P475"><text:tab/>vs.computeDistribution(500) <text:s/>//Read file and estimate distribution using 500 bins</text:p>
      <text:p text:style-name="P475"><text:tab/>var <text:s/>value = vs.getNext()</text:p>
      <text:p text:style-name="P475"><text:tab/> // ...Generate and use more values...</text:p>
      <text:p text:style-name="P476"><text:s/></text:p>
      <text:p text:style-name="P101"><text:span text:style-name="T53">Note that </text:span><text:span text:style-name="Teletype"><text:span text:style-name="T70">computeDistribution()</text:span></text:span><text:span text:style-name="T53"> opens and closes the input file by itself. </text:span></text:p>
      <text:p text:style-name="P298"/>
      <text:h text:style-name="P577" text:outline-level="3"><text:bookmark-start text:name="__RefHeading___Toc145055_2064470228"/><text:alphabetical-index-mark-start text:id="IMark102225864"/>PRNG Pluggability<text:bookmark-end text:name="__RefHeading___Toc145055_2064470228"/><text:alphabetical-index-mark-end text:id="IMark102225864"/></text:h>
      <text:p text:style-name="P298"><text:span text:style-name="T144">To enable alternative PRNGs to be "plugged in" to the commons-math data generation utilities and to provide a generic means to replace </text:span><text:span text:style-name="Teletype"><text:span text:style-name="T146">java.util.Random</text:span></text:span><text:span text:style-name="T144"> in applications, a random generator adaptor framework has been added to commons-math. The </text:span><text:span text:style-name="T152">RandomGenerator </text:span><text:span text:style-name="T144">interface abstracts the public interface of </text:span><text:span text:style-name="Teletype"><text:span text:style-name="T146">java.util.Random</text:span></text:span><text:span text:style-name="T144"> and any implementation of this interface can be used as the source of random data for the commons-math data generation classes. An abstract base class, </text:span><text:span text:style-name="T152">Abstract</text:span><text:a xlink:type="simple" xlink:href="http://commons.apache.org/math/apidocs/org/apache/commons/math/random/AbstractRandomGenerator.html" text:style-name="Internet_20_link" text:visited-style-name="Visited_20_Internet_20_Link">RandomGenerator</text:a><text:span text:style-name="T144"> is provided to make implementation easier. This class provides default implementations of "derived" data generation methods based on the primitive, </text:span><text:span text:style-name="Teletype"><text:span text:style-name="T150">nextDouble()</text:span></text:span><text:span text:style-name="T144">. To support generic replacement of </text:span><text:span text:style-name="Teletype"><text:span text:style-name="T146">java.util.Random</text:span></text:span><text:span text:style-name="T144">, the </text:span><text:a xlink:type="simple" xlink:href="http://commons.apache.org/math/apidocs/org/apache/commons/math/random/RandomAdaptor.html" text:style-name="Internet_20_link" text:visited-style-name="Visited_20_Internet_20_Link"><text:span text:style-name="T152">RandomAdaptor</text:span></text:a><text:span text:style-name="T144"> class is provided, which extends </text:span><text:span text:style-name="Teletype"><text:span text:style-name="T146">java.util.Random</text:span></text:span><text:span text:style-name="T144"> and wraps and delegates calls to a </text:span><text:span text:style-name="Teletype"><text:span text:style-name="T150">RandomGenerator</text:span></text:span><text:span text:style-name="T144"> instance. </text:span></text:p>
      <text:p text:style-name="Text_20_body"><text:span text:style-name="T149">Commons-math provides by itself several implementations of the </text:span><text:span text:style-name="T147">RandomGenerator</text:span><text:span text:style-name="T149"> interface: </text:span></text:p>
      <text:list xml:id="list4737331601298205456" text:style-name="L31">
        <text:list-item>
          <text:p text:style-name="P564"><text:a xlink:type="simple" xlink:href="http://commons.apache.org/math/apidocs/org/apache/commons/math/random/JDKRandomGenerator.html" text:style-name="Internet_20_link" text:visited-style-name="Visited_20_Internet_20_Link"><text:span text:style-name="T147">JDKRandomGenerator</text:span></text:a><text:span text:style-name="T149"> that extends the JDK provided generator </text:span></text:p>
        </text:list-item>
        <text:list-item>
          <text:p text:style-name="P564"><text:span text:style-name="T147">AbstractRandomGenerator </text:span><text:span text:style-name="T149">as a helper for users generators </text:span></text:p>
        </text:list-item>
        <text:list-item>
          <text:p text:style-name="P564"><text:a xlink:type="simple" xlink:href="http://commons.apache.org/math/apidocs/org/apache/commons/math/random/BitStreamGenerator.html" text:style-name="Internet_20_link" text:visited-style-name="Visited_20_Internet_20_Link"><text:span text:style-name="T147">BitStreamGenerator</text:span></text:a><text:span text:style-name="T149"> which is an abstract class for several generators and which in turn is extended by: </text:span></text:p>
          <text:list>
            <text:list-item>
              <text:p text:style-name="P565">Mersenne Twister</text:p>
            </text:list-item>
            <text:list-item>
              <text:p text:style-name="P565"><text:soft-page-break/>Well512a</text:p>
            </text:list-item>
            <text:list-item>
              <text:p text:style-name="P566">Well1024a</text:p>
            </text:list-item>
            <text:list-item>
              <text:p text:style-name="P567">Well19937a</text:p>
            </text:list-item>
            <text:list-item>
              <text:p text:style-name="P567">Well19937c</text:p>
            </text:list-item>
            <text:list-item>
              <text:p text:style-name="P567">Well44497a</text:p>
            </text:list-item>
            <text:list-item>
              <text:p text:style-name="P540">Well44497b</text:p>
            </text:list-item>
          </text:list>
        </text:list-item>
      </text:list>
      <text:p text:style-name="P169"><text:span text:style-name="T149">The JDK provided generator is a simple one that can be used only for very simple needs. The Mersenne Twister is a fast generator with very good properties well suited for Monte-Carlo simulation. It is equidistributed for generating vectors up to dimension 623 and has a huge period: 2</text:span><text:span text:style-name="T151">19937</text:span><text:span text:style-name="T149"> - 1 (which is a Mersenne prime). This generator is described in a paper by Makoto Matsumoto and Takuji Nishimura in 1998: </text:span><text:span text:style-name="T147">M</text:span><text:span text:style-name="T152">ersenne Twister: A 623-Dimensionally Equidistributed Uniform Pseudo-Random Number Generator</text:span><text:span text:style-name="T144">,</text:span><text:span text:style-name="T149"> ACM Transactions on Modeling and Computer Simulation, Vol. 8, No. 1, January 1998, pp 3--30. The WELL generators are a family of generators with period ranging from 2</text:span><text:span text:style-name="T151">512</text:span><text:span text:style-name="T149"> - 1 to 2</text:span><text:span text:style-name="T151">44497</text:span><text:span text:style-name="T149"> - 1 (this last one is also a Mersenne prime) with even better properties than Mersenne Twister. These generators are described in a paper by François Panneton, Pierre L'Ecuyer and Makoto Matsumoto </text:span><text:span text:style-name="T147">Improved Long-Period Generators Based on Linear Recurrences Modulo 2 ACM Transactions on Mathematical Software</text:span><text:span text:style-name="T149">, 32, 1 (2006). </text:span></text:p>
      <text:p text:style-name="P329">For simple sampling, any of these generators is sufficient. For Monte-Carlo simulations the JDK generator does not have any of the good mathematical properties of the other generators, so it should be avoided. The Mersenne twister and WELL generators have equidistribution properties proven according to their bits pool size which is directly linked to their period (all of them have maximal period, i.e. a generator with size <text:span text:style-name="T112">n</text:span> pool has a period 2<text:span text:style-name="T239">n</text:span>-1). They also have equidistribution properties for 32 bits blocks up to s/32 dimension where s is their pool size. So WELL19937c for ex<text:span text:style-name="T331">a</text:span>mple is equidistributed up to dimension 623 (19937/32). This means a Monte-Carlo simulation generating a vector of <text:span text:style-name="T112">n</text:span> variables at each iteration has some guarantees on the properties of the vector as long as its dimension does not exceed the limit. However, since we use bits from two successive 32 bits generated integers to create one double, this limit is smaller when the variables are of type double, so for Monte-Carlo simulation where less the 16 doubles are generated at each round, WELL1024 may be sufficient. If a larger number of doubles are needed a generator with a larger pool would be useful. </text:p>
      <text:p text:style-name="P329">The WELL generators are more modern th<text:span text:style-name="T331">a</text:span>n MersenneTwister (the paper describing th<text:span text:style-name="T331">em</text:span> has been published in 2006 instead of 1998) and fix some of its (few) drawbacks. If initialization array contains many zero bits, MersenneTwister may take a very long time (several hundreds of thousands of iterations to reach a steady state with a balanced number of zero and one in its bits pool). So the WELL generators are better to <text:span text:style-name="T111">escape zeroland</text:span> as explained by the WELL generators creators. The Well19937a and Well44497a generator are not maximally equidistributed (i.e. there are some dimensions or bits blocks size for which they are not equidistributed). The Well512a, Well1024a, Well19937c and Well44497b are maximally equidistributed for blocks size up to 32 bits (they should behave correctly also for double based on more than 32 bits blocks, but equidistribution is not proven at these blocks sizes). </text:p>
      <text:p text:style-name="P329">The MersenneTwister generator uses a 624 elements integer array, so it consumes less than 2.5 kilobytes. The WELL generators use 6 integer arrays with a size equal to the pool size, so for example the WELL44497b generator uses about 33 kilobytes. This may be important if a very large number of generator instances were used at the same time. </text:p>
      <text:p text:style-name="P329">All generators are quite fast. As an example, here are some comparisons, obtained on a 64 bits JVM on a <text:span text:style-name="T331">L</text:span>inux computer with a 2008 processor (AMD phenom Quad 9550 at 2.2 GHz). The generation rate for MersenneTwister was between 25 and 27 millions doubles per second (remember we generate two 32 bits integers for each double). Generation rates for other PRNG, relative to <text:soft-page-break/>MersenneTwister: </text:p>
      <text:p text:style-name="P329"/>
      <table:table table:name="Table3" table:style-name="Table3">
        <table:table-column table:style-name="Table3.A"/>
        <table:table-column table:style-name="Table3.B"/>
        <table:table-row>
          <table:table-cell table:style-name="Table3.A1" table:number-columns-spanned="2" office:value-type="string">
            <text:p text:style-name="P470">Example of performances</text:p>
          </table:table-cell>
          <table:covered-table-cell/>
        </table:table-row>
        <table:table-row>
          <table:table-cell table:style-name="Table3.A2" office:value-type="string">
            <text:p text:style-name="P469">Name</text:p>
          </table:table-cell>
          <table:table-cell table:style-name="Table3.B2" office:value-type="string">
            <text:p text:style-name="P469">generation rate (relative to MersenneTwister)</text:p>
          </table:table-cell>
        </table:table-row>
        <table:table-row>
          <table:table-cell table:style-name="Table3.A2" office:value-type="string">
            <text:p text:style-name="Table_20_Contents"><text:a xlink:type="simple" xlink:href="http://commons.apache.org/math/apidocs/org/apache/commons/math/random/MersenneTwister.html" text:style-name="Internet_20_link" text:visited-style-name="Visited_20_Internet_20_Link"><text:span text:style-name="T149">MersenneTwister</text:span></text:a></text:p>
          </table:table-cell>
          <table:table-cell table:style-name="Table3.B2" office:value-type="string">
            <text:p text:style-name="P469">1</text:p>
          </table:table-cell>
        </table:table-row>
        <table:table-row>
          <table:table-cell table:style-name="Table3.A2" office:value-type="string">
            <text:p text:style-name="Table_20_Contents"><text:a xlink:type="simple" xlink:href="http://commons.apache.org/math/apidocs/org/apache/commons/math/random/JDKRandomGenerator.html" text:style-name="Internet_20_link" text:visited-style-name="Visited_20_Internet_20_Link"><text:span text:style-name="T149">JDKRandomGenerator</text:span></text:a></text:p>
          </table:table-cell>
          <table:table-cell table:style-name="Table3.B2" office:value-type="string">
            <text:p text:style-name="P469">between 0.96 and 1.16</text:p>
          </table:table-cell>
        </table:table-row>
        <table:table-row>
          <table:table-cell table:style-name="Table3.A2" office:value-type="string">
            <text:p text:style-name="Table_20_Contents"><text:a xlink:type="simple" xlink:href="http://commons.apache.org/math/apidocs/org/apache/commons/math/random/Well512a.html" text:style-name="Internet_20_link" text:visited-style-name="Visited_20_Internet_20_Link"><text:span text:style-name="T149">Well512a</text:span></text:a></text:p>
          </table:table-cell>
          <table:table-cell table:style-name="Table3.B2" office:value-type="string">
            <text:p text:style-name="P469">between 0.85 and 0.88</text:p>
          </table:table-cell>
        </table:table-row>
        <table:table-row>
          <table:table-cell table:style-name="Table3.A2" office:value-type="string">
            <text:p text:style-name="Table_20_Contents"><text:a xlink:type="simple" xlink:href="http://commons.apache.org/math/apidocs/org/apache/commons/math/random/Well1024a.html" text:style-name="Internet_20_link" text:visited-style-name="Visited_20_Internet_20_Link"><text:span text:style-name="T149">Well1024a</text:span></text:a></text:p>
          </table:table-cell>
          <table:table-cell table:style-name="Table3.B2" office:value-type="string">
            <text:p text:style-name="P469">between 0.63 and 0.73</text:p>
          </table:table-cell>
        </table:table-row>
        <table:table-row>
          <table:table-cell table:style-name="Table3.A2" office:value-type="string">
            <text:p text:style-name="Table_20_Contents"><text:a xlink:type="simple" xlink:href="http://commons.apache.org/math/apidocs/org/apache/commons/math/random/Well19937a.html" text:style-name="Internet_20_link" text:visited-style-name="Visited_20_Internet_20_Link"><text:span text:style-name="T149">Well19937a</text:span></text:a></text:p>
          </table:table-cell>
          <table:table-cell table:style-name="Table3.B2" office:value-type="string">
            <text:p text:style-name="P469">between 0.70 and 0.71</text:p>
          </table:table-cell>
        </table:table-row>
        <table:table-row>
          <table:table-cell table:style-name="Table3.A2" office:value-type="string">
            <text:p text:style-name="Table_20_Contents"><text:a xlink:type="simple" xlink:href="http://commons.apache.org/math/apidocs/org/apache/commons/math/random/Well19937c.html" text:style-name="Internet_20_link" text:visited-style-name="Visited_20_Internet_20_Link"><text:span text:style-name="T149">Well19937c</text:span></text:a></text:p>
          </table:table-cell>
          <table:table-cell table:style-name="Table3.B2" office:value-type="string">
            <text:p text:style-name="P469">between 0.57 and 0.71</text:p>
          </table:table-cell>
        </table:table-row>
        <table:table-row>
          <table:table-cell table:style-name="Table3.A2" office:value-type="string">
            <text:p text:style-name="Table_20_Contents"><text:a xlink:type="simple" xlink:href="http://commons.apache.org/math/apidocs/org/apache/commons/math/random/Well44497a.html" text:style-name="Internet_20_link" text:visited-style-name="Visited_20_Internet_20_Link"><text:span text:style-name="T149">Well44497a</text:span></text:a></text:p>
          </table:table-cell>
          <table:table-cell table:style-name="Table3.B2" office:value-type="string">
            <text:p text:style-name="P469">between 0.69 and 0.71</text:p>
          </table:table-cell>
        </table:table-row>
        <table:table-row>
          <table:table-cell table:style-name="Table3.A2" office:value-type="string">
            <text:p text:style-name="Table_20_Contents"><text:a xlink:type="simple" xlink:href="http://commons.apache.org/math/apidocs/org/apache/commons/math/random/Well44497b.html" text:style-name="Internet_20_link" text:visited-style-name="Visited_20_Internet_20_Link"><text:span text:style-name="T149">Well44497b</text:span></text:a></text:p>
          </table:table-cell>
          <table:table-cell table:style-name="Table3.B2" office:value-type="string">
            <text:p text:style-name="P469">between 0.65 and 0.71</text:p>
          </table:table-cell>
        </table:table-row>
      </table:table>
      <text:p text:style-name="P328"/>
      <text:p text:style-name="P329">So for most simulation problems, the better generators like Well19937c and Well44497b are probably very good choices. </text:p>
      <text:p text:style-name="P329">Note that <text:span text:style-name="T111">none</text:span> of these generators are suitable for cryptography. They are devoted to simulation, and to generate very long series with strong properties on the series as a whole (equidistribution, no correlation, <text:span text:style-name="T331">etc</text:span>). They do not attempt to create small series but with very strong properties of unpredictability as needed in cryptography. </text:p>
      <text:p text:style-name="P329"/>
      <text:p text:style-name="P308">Examples: </text:p>
      <text:p text:style-name="P480">Create a <text:span text:style-name="T112">RandomGenerator </text:span>based on RngPack's Mersenne Twister </text:p>
      <text:p text:style-name="P402">To create a RandomGenerator using the RngPack Mersenne Twister PRNG as the source of randomness, extend <text:span text:style-name="Teletype"><text:span text:style-name="T70">AbstractRandomGenerator</text:span></text:span><text:span text:style-name="T53"> overriding the derived methods that the RngPack implementation provides: </text:span></text:p>
      <text:p text:style-name="P475"><text:bookmark-start text:name="__DdeLink__17613_887053401"/>import edu.cornell.lassp.houle.RngPack.RanMT</text:p>
      <text:p text:style-name="P475">// AbstractRandomGenerator based on RngPack RanMT generator.</text:p>
      <text:p text:style-name="P475">class RngPackGenerator extends AbstractRandomGenerator { </text:p>
      <text:p text:style-name="P475"><text:s text:c="2"/>var <text:s/>random = new RanMT()</text:p>
      <text:p text:style-name="P475"><text:s text:c="2"/>override def <text:s/>setSeed(seed:Long): Unit = <text:s/>{</text:p>
      <text:p text:style-name="P475"><text:s text:c="4"/>random = new RanMT(seed)</text:p>
      <text:p text:style-name="P475"><text:s text:c="2"/>}</text:p>
      <text:p text:style-name="P475"><text:s text:c="2"/>override def <text:s/>nextDouble() = {</text:p>
      <text:p text:style-name="P475"><text:s text:c="4"/>random.raw()</text:p>
      <text:p text:style-name="P475"><text:s text:c="4"/>}</text:p>
      <text:p text:style-name="P475"><text:s text:c="2"/>override <text:s/>def <text:s/>nextGaussian() = {</text:p>
      <text:p text:style-name="P475"><text:s text:c="4"/>random.gaussian()</text:p>
      <text:p text:style-name="P475"><text:s text:c="4"/>}</text:p>
      <text:p text:style-name="P475"><text:s text:c="2"/>override def <text:s/>nextInt(n: Int) = {</text:p>
      <text:p text:style-name="P475"><text:s text:c="4"/>random.choose(n)</text:p>
      <text:p text:style-name="P475"><text:s text:c="4"/>}</text:p>
      <text:p text:style-name="P475"><text:s text:c="2"/>override def nextBoolean() = {</text:p>
      <text:p text:style-name="P475"><text:s text:c="4"/>random.coin()</text:p>
      <text:p text:style-name="P475"><text:soft-page-break/><text:s text:c="4"/>}</text:p>
      <text:p text:style-name="P475">}</text:p>
      <text:p text:style-name="P475"/>
      <text:p text:style-name="P398"><text:span text:style-name="T125">Use the Mersenne Twister RandomGenerator in place of </text:span><text:span text:style-name="Teletype"><text:span text:style-name="T96">java.util.Random</text:span></text:span><text:span text:style-name="T125"> in </text:span><text:span text:style-name="Teletype"><text:span text:style-name="T96">RandomData:</text:span></text:span></text:p>
      <text:p text:style-name="P398"><text:span text:style-name="Teletype"><text:span text:style-name="T96"/></text:span></text:p>
      <text:p text:style-name="P398"><text:span text:style-name="Teletype"><text:span text:style-name="T96"><text:tab/></text:span></text:span><text:bookmark-start text:name="__DdeLink__17615_887053401"/><text:span text:style-name="Teletype"><text:span text:style-name="T18">var randomData = new RandomDataImpl(new RngPackGenerator())</text:span></text:span><text:bookmark-end text:name="__DdeLink__17615_887053401"/></text:p>
      <text:p text:style-name="P398"><text:span text:style-name="Teletype"><text:span text:style-name="T96"/></text:span></text:p>
      <text:p text:style-name="P398"><text:span text:style-name="Teletype"><text:span text:style-name="T96">Create an adaptor instance based on the Mersenne Twister generator that can be used in place of a Random</text:span></text:span><text:bookmark-end text:name="__DdeLink__17613_887053401"/><text:span text:style-name="Teletype"><text:span text:style-name="T96">:</text:span></text:span></text:p>
      <text:p text:style-name="P398"><text:span text:style-name="Teletype"><text:span text:style-name="T96"/></text:span></text:p>
      <text:p text:style-name="P398"><text:span text:style-name="Teletype"><text:span text:style-name="T18"><text:tab/></text:span></text:span><text:bookmark-start text:name="__DdeLink__18257_887053401"/><text:span text:style-name="Teletype"><text:span text:style-name="T18">var generator = new RngPackGenerator()</text:span></text:span></text:p>
      <text:p text:style-name="P398"><text:span text:style-name="Teletype"><text:span text:style-name="T18"><text:tab/>var random = RandomAdaptor.createAdaptor(generator)</text:span></text:span></text:p>
      <text:p text:style-name="P398"><text:span text:style-name="Teletype"><text:span text:style-name="T18"><text:tab/>// random can now be used in place of a Random instance, data generation calls</text:span></text:span></text:p>
      <text:p text:style-name="P398"><text:span text:style-name="Teletype"><text:span text:style-name="T18"><text:tab/>// will be delegated to the wrapped Mersenne Twister</text:span></text:span><text:bookmark-end text:name="__DdeLink__18257_887053401"/></text:p>
      <text:p text:style-name="P398"><text:span text:style-name="Teletype"><text:span text:style-name="T18"/></text:span></text:p>
      <text:h text:style-name="P606" text:outline-level="1"><text:bookmark text:name="Linear_Algebra"/><text:bookmark-start text:name="__RefHeading___Toc145057_2064470228"/><text:alphabetical-index-mark-start text:id="IMark104128008"/>Linear Algebra<text:bookmark-end text:name="__RefHeading___Toc145057_2064470228"/><text:alphabetical-index-mark-end text:id="IMark104128008"/></text:h>
      <text:p text:style-name="P167"><text:bookmark text:name="Overview"/>Overview</text:p>
      <text:p text:style-name="P169"><text:span text:style-name="Teletype"><text:span text:style-name="T53">Linear algebra support in commons-math provides operations on real matrices (both dense and sparse matrices are supported) and vectors. It features basic operations (addition, subtraction, </text:span></text:span><text:span text:style-name="Teletype"><text:span text:style-name="T63">etc</text:span></text:span><text:span text:style-name="Teletype"><text:span text:style-name="T53">) and decomposition algorithms that can be used to solve linear systems either in exact sense and in least squares sense.</text:span></text:span><text:span text:style-name="T53"> </text:span></text:p>
      <text:p text:style-name="P167"><text:bookmark text:name="Real_matrices"/><text:alphabetical-index-mark-start text:id="IMark102263192"/>Real matrices<text:alphabetical-index-mark-end text:id="IMark102263192"/></text:p>
      <text:p text:style-name="P169"><text:span text:style-name="Teletype"><text:span text:style-name="T53">The </text:span></text:span><text:span text:style-name="Teletype"><text:span text:style-name="T68">RealMatrix</text:span></text:span><text:span text:style-name="T53"> </text:span><text:span text:style-name="Teletype"><text:span text:style-name="T53">interface represents a matrix with real numbers as entries. The following basic matrix operations are supported: </text:span></text:span></text:p>
      <text:list xml:id="list1120553457508109407" text:style-name="L32">
        <text:list-item>
          <text:p text:style-name="P568"><text:span text:style-name="Teletype"><text:span text:style-name="T53">Matrix addition, subtraction, multiplication</text:span></text:span><text:span text:style-name="T53"> </text:span></text:p>
        </text:list-item>
        <text:list-item>
          <text:p text:style-name="P568"><text:span text:style-name="Teletype"><text:span text:style-name="T53">Scalar addition and multiplication</text:span></text:span><text:span text:style-name="T53"> </text:span></text:p>
        </text:list-item>
        <text:list-item>
          <text:p text:style-name="P568"><text:span text:style-name="Teletype"><text:span text:style-name="T53">transpose</text:span></text:span><text:span text:style-name="T53"> </text:span></text:p>
        </text:list-item>
        <text:list-item>
          <text:p text:style-name="P568"><text:span text:style-name="Teletype"><text:span text:style-name="T53">Norm and Trace</text:span></text:span><text:span text:style-name="T53"> </text:span></text:p>
        </text:list-item>
        <text:list-item>
          <text:p text:style-name="P541"><text:span text:style-name="Teletype"><text:span text:style-name="T53">Operation on a vector</text:span></text:span><text:span text:style-name="T53"> </text:span></text:p>
        </text:list-item>
      </text:list>
      <text:p text:style-name="Text_20_body"><text:span text:style-name="Teletype"><text:span text:style-name="T53">Example:</text:span></text:span><text:span text:style-name="Teletype"><text:span text:style-name="T34"> </text:span></text:span></text:p>
      <text:p text:style-name="P62">// Create a real matrix with two rows and three columns</text:p>
      <text:p text:style-name="P62">var matrixData = Array(Array(1.0, 2.0, 3.0), Array(2.0, 5.0, 3.0))</text:p>
      <text:p text:style-name="P62">var m = new Array2DRowRealMatrix(matrixData)</text:p>
      <text:p text:style-name="P62">// One more with three rows, two columns</text:p>
      <text:p text:style-name="P62">var matrixData2 = Array( Array(1.0, 2.0), Array(2.0, 5.0), Array(1.0, 7.0))</text:p>
      <text:p text:style-name="P62">var n = new Array2DRowRealMatrix(matrixData2)</text:p>
      <text:p text:style-name="P62">// Note: The constructor copies the input double[][] array.</text:p>
      <text:p text:style-name="P62">// Now multiply m by n</text:p>
      <text:p text:style-name="P62">var p = m.multiply(n)</text:p>
      <text:p text:style-name="P62">println(p.getRowDimension()) <text:s/>// 2</text:p>
      <text:p text:style-name="P62">println(p.getColumnDimension()) // 2</text:p>
      <text:p text:style-name="P62">// Invert p, using LU decomposition</text:p>
      <text:p text:style-name="P62">var pInverse = new LUDecompositionImpl(p).getSolver().getInverse()</text:p>
      <text:p text:style-name="Text_20_body"><text:span text:style-name="Teletype"><text:span text:style-name="T53"/></text:span></text:p>
      <text:p text:style-name="P169"><text:span text:style-name="Teletype"><text:span text:style-name="T53">The three main implementations of the interface are </text:span></text:span><text:span text:style-name="Teletype"><text:span text:style-name="T68">Array2DRowRealMatrix</text:span></text:span><text:span text:style-name="T53"> </text:span><text:span text:style-name="Teletype"><text:span text:style-name="T53">and </text:span></text:span><text:span text:style-name="Teletype"><text:span text:style-name="T68">BlockRealMatrix</text:span></text:span><text:span text:style-name="T53"> </text:span><text:span text:style-name="Teletype"><text:span text:style-name="T53">for dense matrices (the second one being more suited to dimensions above 50 or 100) and </text:span></text:span><text:soft-page-break/><text:span text:style-name="Teletype"><text:span text:style-name="T68">SparseRealMatrix</text:span></text:span><text:span text:style-name="T53"> </text:span><text:span text:style-name="Teletype"><text:span text:style-name="T53">for sparse matrices. </text:span></text:span></text:p>
      <text:p text:style-name="Text_20_body"><text:bookmark text:name="Real_Vectors"/><text:span text:style-name="Teletype"><text:span text:style-name="T42">Real Vectors</text:span></text:span></text:p>
      <text:p text:style-name="P169"><text:span text:style-name="Teletype"><text:span text:style-name="T34">The </text:span></text:span><text:span text:style-name="Teletype"><text:span text:style-name="T43">RealVector</text:span></text:span><text:span text:style-name="T34"> </text:span><text:span text:style-name="Teletype"><text:span text:style-name="T34">interface represents a vector with real numbers as entries. The following basic matrix operations are supported: </text:span></text:span></text:p>
      <text:list xml:id="list6273280710289656935" text:style-name="L33">
        <text:list-item>
          <text:p text:style-name="P569"><text:span text:style-name="Teletype"><text:span text:style-name="T34">Vector addition, subtraction</text:span></text:span><text:span text:style-name="T34"> </text:span></text:p>
        </text:list-item>
        <text:list-item>
          <text:p text:style-name="P569"><text:span text:style-name="Teletype"><text:span text:style-name="T34">Element by element multiplication, division</text:span></text:span><text:span text:style-name="T34"> </text:span></text:p>
        </text:list-item>
        <text:list-item>
          <text:p text:style-name="P569"><text:span text:style-name="Teletype"><text:span text:style-name="T34">Scalar addition, subtraction, multiplication, division and power</text:span></text:span><text:span text:style-name="T34"> </text:span></text:p>
        </text:list-item>
        <text:list-item>
          <text:p text:style-name="P569"><text:span text:style-name="Teletype"><text:span text:style-name="T34">Mapping of mathematical functions (cos, sin, </text:span></text:span><text:span text:style-name="Teletype"><text:span text:style-name="T38">etc.</text:span></text:span><text:span text:style-name="Teletype"><text:span text:style-name="T34">)</text:span></text:span><text:span text:style-name="T34"> </text:span></text:p>
        </text:list-item>
        <text:list-item>
          <text:p text:style-name="P569"><text:span text:style-name="Teletype"><text:span text:style-name="T34">Dot product, outer product</text:span></text:span><text:span text:style-name="T34"> </text:span></text:p>
        </text:list-item>
        <text:list-item>
          <text:p text:style-name="P542"><text:span text:style-name="Teletype"><text:span text:style-name="T34">Distance and norm according to norms L1, L2 and Linf</text:span></text:span><text:span text:style-name="T34"> </text:span></text:p>
        </text:list-item>
      </text:list>
      <text:p text:style-name="Text_20_body"><text:span text:style-name="Teletype"><text:span text:style-name="T34">The </text:span></text:span><text:span text:style-name="Teletype"><text:span text:style-name="T43">RealVectorFormat</text:span></text:span><text:span text:style-name="T34"> </text:span><text:span text:style-name="Teletype"><text:span text:style-name="T34">class handles input/output of vectors in a customizable textual format.</text:span></text:span><text:span text:style-name="T34"> </text:span></text:p>
      <text:p text:style-name="Text_20_body"><text:bookmark text:name="Solving_linear_systems"/><text:alphabetical-index-mark-start text:id="IMark100581976"/><text:span text:style-name="Teletype"><text:span text:style-name="T42">Solving linear systems</text:span></text:span><text:alphabetical-index-mark-end text:id="IMark100581976"/></text:p>
      <text:p text:style-name="P169"><text:span text:style-name="Teletype"><text:span text:style-name="T34">The </text:span></text:span><text:span text:style-name="Teletype"><text:span text:style-name="T43">solve()</text:span></text:span><text:span text:style-name="T34"> </text:span><text:span text:style-name="Teletype"><text:span text:style-name="T34">methods of the </text:span></text:span><text:alphabetical-index-mark-start text:id="IMark103046472"/><text:span text:style-name="Teletype"><text:span text:style-name="T43">DecompositionSolver</text:span></text:span><text:span text:style-name="T34"> </text:span><text:alphabetical-index-mark-end text:id="IMark103046472"/><text:span text:style-name="Teletype"><text:span text:style-name="T34">interface support solving linear systems of equations of the form AX=B, either in </text:span></text:span><text:span text:style-name="Teletype"><text:span text:style-name="T38">the </text:span></text:span><text:span text:style-name="Teletype"><text:span text:style-name="T34">linear sense or in </text:span></text:span><text:span text:style-name="Teletype"><text:span text:style-name="T38">the </text:span></text:span><text:span text:style-name="Teletype"><text:span text:style-name="T34">least square sense. A </text:span></text:span><text:span text:style-name="Teletype"><text:span text:style-name="T43">RealMatrix</text:span></text:span><text:span text:style-name="T34"> </text:span><text:span text:style-name="Teletype"><text:span text:style-name="T34">instance is used to represent the coefficient matrix of the system. Solving the system is a two phases process: first the coefficient matrix is decomposed in some way and then a solver built from the decomposition solves the system. This allows to compute the decomposition and build the solver only once if several systems have to be solved with the same coefficient matrix.</text:span></text:span><text:span text:style-name="T34"> </text:span><text:span text:style-name="Teletype"><text:span text:style-name="T34">For example, to solve the linear system</text:span></text:span><text:span text:style-name="T34"> </text:span></text:p>
      <text:p text:style-name="Text_20_body"><text:span text:style-name="Teletype"><text:span text:style-name="T34">2x + 3y - 2z = 1</text:span></text:span><text:span text:style-name="T34"> </text:span></text:p>
      <text:p text:style-name="Text_20_body"><text:span text:style-name="Teletype"><text:span text:style-name="T34">-x + 7y + 6x = -2</text:span></text:span><text:span text:style-name="T34"> </text:span></text:p>
      <text:p text:style-name="Text_20_body"><text:span text:style-name="Teletype"><text:span text:style-name="T34">4x - 3y - 5z = 1</text:span></text:span><text:span text:style-name="T34"> </text:span></text:p>
      <text:p text:style-name="Text_20_body"><text:span text:style-name="Teletype"><text:span text:style-name="T34">Start by decomposing the coefficient matrix A (in this case using LU decomposition) and build a solver:</text:span></text:span><text:span text:style-name="T34"> </text:span></text:p>
      <text:p text:style-name="P58">var coefficients = new Array2DRowRealMatrix(Array(Array(2.0, 3.0, -2), Array(-1.0, 7.0, 6), Array(4, -3.0, -5)))</text:p>
      <text:p text:style-name="P58"/>
      <text:p text:style-name="P88">var solver = new LUDecompositionImpl(coefficients).getSolver() </text:p>
      <text:p text:style-name="Text_20_body"><text:span text:style-name="Teletype"><text:span text:style-name="T34">Next create a </text:span></text:span><text:span text:style-name="Teletype"><text:span text:style-name="T43">RealVector</text:span></text:span><text:span text:style-name="T34"> </text:span><text:span text:style-name="Teletype"><text:span text:style-name="T34">array to represent the constant vector B and use </text:span></text:span><text:span text:style-name="Teletype"><text:span text:style-name="T43">solve(RealVector)</text:span></text:span><text:span text:style-name="T34"> </text:span><text:span text:style-name="Teletype"><text:span text:style-name="T34">to solve the system</text:span></text:span><text:span text:style-name="T34"> </text:span></text:p>
      <text:p text:style-name="P58">var constants = new ArrayRealVector(Array(1.0, -2.0, 1), false)</text:p>
      <text:p text:style-name="P88">var solution = solver.solve(constants)</text:p>
      <text:p text:style-name="Text_20_body"><text:span text:style-name="Teletype"><text:span text:style-name="T34">The </text:span></text:span><text:span text:style-name="Teletype"><text:span text:style-name="T43">solution</text:span></text:span><text:span text:style-name="T34"> </text:span><text:span text:style-name="Teletype"><text:span text:style-name="T34">vector will contain values for </text:span></text:span><text:span text:style-name="Teletype"><text:span text:style-name="T43">x (solution.getEntry(0)), y(solution.getEntry(1)), </text:span></text:span><text:span text:style-name="Teletype"><text:span text:style-name="T34">and </text:span></text:span><text:span text:style-name="Teletype"><text:span text:style-name="T43">z (solution.getEntry(2)</text:span></text:span><text:span text:style-name="Teletype"><text:span text:style-name="T44">)</text:span></text:span><text:span text:style-name="T34"> </text:span><text:span text:style-name="Teletype"><text:span text:style-name="T34">that solve the system.</text:span></text:span><text:span text:style-name="T34"> </text:span></text:p>
      <text:p text:style-name="P169"><text:span text:style-name="Teletype"><text:span text:style-name="T34">Each type of decomposition has its specific semantics and constraints on the coefficient matrix as shown in the following table. For algorithms that solve AX=B in least squares sense the value returned for X is such that the residual AX-B has minimal norm. If an exact solution exist (i.e. if for some X the residual AX-B is exactly 0), then this exact solution is also the solution in least square sense. This implies that algorithms suited for least squares </text:span></text:span><text:soft-page-break/><text:span text:style-name="Teletype"><text:span text:style-name="T34">problems can also be used to solve exact problems, but the reverse is not true.</text:span></text:span><text:span text:style-name="T34"> </text:span></text:p>
      <text:p text:style-name="P315"/>
      <table:table table:name="Table1" table:style-name="Table1">
        <table:table-column table:style-name="Table1.A" table:number-columns-repeated="3"/>
        <table:table-row>
          <table:table-cell table:style-name="Table1.A1" office:value-type="string">
            <text:p text:style-name="P472">Decomposition algorithm</text:p>
          </table:table-cell>
          <table:table-cell table:style-name="Table1.A1" office:value-type="string">
            <text:p text:style-name="P472">Coefficients Matrix</text:p>
          </table:table-cell>
          <table:table-cell table:style-name="Table1.C1" office:value-type="string">
            <text:p text:style-name="P472">problem type</text:p>
          </table:table-cell>
        </table:table-row>
        <table:table-row>
          <table:table-cell table:style-name="Table1.A2" office:value-type="string">
            <text:p text:style-name="P465">LU </text:p>
          </table:table-cell>
          <table:table-cell table:style-name="Table1.A2" office:value-type="string">
            <text:p text:style-name="P465">square </text:p>
          </table:table-cell>
          <table:table-cell table:style-name="Table1.C2" office:value-type="string">
            <text:p text:style-name="P465">exact solution only </text:p>
          </table:table-cell>
        </table:table-row>
        <table:table-row>
          <table:table-cell table:style-name="Table1.A2" office:value-type="string">
            <text:p text:style-name="P465">Cholesky </text:p>
          </table:table-cell>
          <table:table-cell table:style-name="Table1.A2" office:value-type="string">
            <text:p text:style-name="P465">symmetric positive definite </text:p>
          </table:table-cell>
          <table:table-cell table:style-name="Table1.C2" office:value-type="string">
            <text:p text:style-name="P465">exact solution only </text:p>
          </table:table-cell>
        </table:table-row>
        <table:table-row>
          <table:table-cell table:style-name="Table1.A2" office:value-type="string">
            <text:p text:style-name="P465">QR </text:p>
          </table:table-cell>
          <table:table-cell table:style-name="Table1.A2" office:value-type="string">
            <text:p text:style-name="P473">any</text:p>
          </table:table-cell>
          <table:table-cell table:style-name="Table1.C2" office:value-type="string">
            <text:p text:style-name="P465">least squares solution </text:p>
          </table:table-cell>
        </table:table-row>
        <table:table-row>
          <table:table-cell table:style-name="Table1.A2" office:value-type="string">
            <text:p text:style-name="P465">eigen decomposition</text:p>
          </table:table-cell>
          <table:table-cell table:style-name="Table1.A2" office:value-type="string">
            <text:p text:style-name="P465">square </text:p>
          </table:table-cell>
          <table:table-cell table:style-name="Table1.C2" office:value-type="string">
            <text:p text:style-name="P465">exact solution only </text:p>
          </table:table-cell>
        </table:table-row>
        <table:table-row>
          <table:table-cell table:style-name="Table1.A2" office:value-type="string">
            <text:p text:style-name="P465">SVD </text:p>
          </table:table-cell>
          <table:table-cell table:style-name="Table1.A2" office:value-type="string">
            <text:p text:style-name="P465">any </text:p>
          </table:table-cell>
          <table:table-cell table:style-name="Table1.C2" office:value-type="string">
            <text:p text:style-name="P465">least squares</text:p>
          </table:table-cell>
        </table:table-row>
      </table:table>
      <text:p text:style-name="Text_20_body"><text:span text:style-name="Teletype"><text:span text:style-name="T34"/></text:span></text:p>
      <text:p text:style-name="Text_20_body"><text:span text:style-name="Teletype"><text:span text:style-name="T34"/></text:span></text:p>
      <text:p text:style-name="P169"><text:span text:style-name="Teletype"><text:span text:style-name="T34">It is possible to use a simple array of double instead of a </text:span></text:span><text:span text:style-name="Teletype"><text:span text:style-name="T43">RealVector.</text:span></text:span><text:span text:style-name="T34"> </text:span><text:span text:style-name="Teletype"><text:span text:style-name="T34">In this case, the solution will be provided also as an array of double.</text:span></text:span><text:span text:style-name="T34"> </text:span></text:p>
      <text:p text:style-name="P169"><text:span text:style-name="Teletype"><text:span text:style-name="T34">It is possible to solve multiple systems with the same coefficient matrix in one method call. To do this, create a matrix whose column vectors correspond to the constant vectors to be solved and use </text:span></text:span><text:span text:style-name="Teletype"><text:span text:style-name="T43">solve(RealMatrix)</text:span></text:span><text:span text:style-name="T34"> </text:span><text:span text:style-name="Teletype"><text:span text:style-name="T34">, which returns a matrix with column vectors representing the solutions.</text:span></text:span><text:span text:style-name="T34"> </text:span></text:p>
      <text:p text:style-name="Text_20_body"><text:bookmark text:name="Eigenvalues/eigenvectors_and_singular_values/singular_vectors"/><text:alphabetical-index-mark-start text:id="IMark99824936"/><text:span text:style-name="Teletype"><text:span text:style-name="T42">Eigenvalues/eigenvectors</text:span></text:span><text:alphabetical-index-mark-end text:id="IMark99824936"/><text:span text:style-name="Teletype"><text:span text:style-name="T42"> and </text:span></text:span><text:alphabetical-index-mark-start text:id="IMark99993112"/><text:span text:style-name="Teletype"><text:span text:style-name="T42">singular values/singular vectors</text:span></text:span><text:alphabetical-index-mark-end text:id="IMark99993112"/></text:p>
      <text:p text:style-name="P169"><text:span text:style-name="Teletype"><text:span text:style-name="T34">Decomposition algorithms may be used for themselves and not only for linear system solving. This is of prime interest with eigen decomposition and singular value decomposition. </text:span></text:span></text:p>
      <text:p text:style-name="P169"><text:span text:style-name="Teletype"><text:span text:style-name="T34">The <text:s/></text:span></text:span><text:span text:style-name="Teletype"><text:span text:style-name="T43">getEigenvalue(), getEigenvalues(), getEigenVector(), getV(), getD()</text:span></text:span><text:span text:style-name="T34"> </text:span><text:span text:style-name="Teletype"><text:span text:style-name="T34">and </text:span></text:span><text:span text:style-name="Teletype"><text:span text:style-name="T43">getVT()</text:span></text:span><text:span text:style-name="T34"> </text:span><text:span text:style-name="Teletype"><text:span text:style-name="T34">methods of the </text:span></text:span><text:span text:style-name="Teletype"><text:span text:style-name="T43">EigenDecomposition</text:span></text:span><text:span text:style-name="T34"> </text:span><text:span text:style-name="Teletype"><text:span text:style-name="T34">interface support solving eigenproblems of the form </text:span></text:span><text:span text:style-name="Teletype"><text:span text:style-name="T43">AX = lambda X</text:span></text:span><text:span text:style-name="T34"> </text:span><text:span text:style-name="Teletype"><text:span text:style-name="T34">where </text:span></text:span><text:span text:style-name="Teletype"><text:span text:style-name="T43">lambda</text:span></text:span><text:span text:style-name="Teletype"><text:span text:style-name="T34"> is a real scalar.</text:span></text:span><text:span text:style-name="T34"> </text:span><text:span text:style-name="Teletype"><text:span text:style-name="T34">The </text:span></text:span><text:span text:style-name="Teletype"><text:span text:style-name="T43">getSingularValues(), getU(), getS()</text:span></text:span><text:span text:style-name="Teletype"><text:span text:style-name="T34"> and </text:span></text:span><text:span text:style-name="Teletype"><text:span text:style-name="T43">getV()</text:span></text:span><text:span text:style-name="Teletype"><text:span text:style-name="T34"> methods of the</text:span></text:span><text:span text:style-name="T34"> </text:span><text:span text:style-name="Teletype"><text:span text:style-name="T43">SingularValueDecomposition</text:span></text:span><text:span text:style-name="T34"> </text:span><text:span text:style-name="Teletype"><text:span text:style-name="T34">interface allow to solve singular values problems.</text:span></text:span><text:span text:style-name="T34"> </text:span></text:p>
      <text:p text:style-name="P315"/>
      <text:p text:style-name="P315"/>
      <text:h text:style-name="P606" text:outline-level="1"><text:bookmark text:name="Ordinary_Differential_Equations"/><text:bookmark-start text:name="__RefHeading___Toc145059_2064470228"/><text:alphabetical-index-mark-start text:id="IMark100444840"/>Ordinary Differential Equations<text:bookmark-end text:name="__RefHeading___Toc145059_2064470228"/><text:alphabetical-index-mark-end text:id="IMark100444840"/></text:h>
      <text:p text:style-name="P167"><text:bookmark text:name="Overview1"/>Overview</text:p>
      <text:p text:style-name="P169"><text:span text:style-name="Teletype"><text:span text:style-name="T34">The ode package of Apache Commons provides classes to solve Ordinary Differential Equations problems. ScalaLab provides routines to solve ODEs with the NUMAL library </text:span></text:span><text:span text:style-name="Teletype"><text:span text:style-name="T37">[</text:span></text:span><text:span text:style-name="Teletype"><text:span text:style-name="T37"><text:variable-get text:name="Lau03" style:data-style-name="N0">11</text:variable-get></text:span></text:span><text:span text:style-name="Teletype"><text:span text:style-name="T37">]</text:span></text:span><text:span text:style-name="Teletype"><text:span text:style-name="T34">, </text:span></text:span><text:span text:style-name="Teletype"><text:span text:style-name="T37">the code from the Numerical Recipes book [</text:span></text:span><text:span text:style-name="Teletype"><text:span text:style-name="T37"><text:variable-get text:name="Pre02" style:data-style-name="N0">12</text:variable-get></text:span></text:span><text:span text:style-name="Teletype"><text:span text:style-name="T37">], and </text:span></text:span><text:span text:style-name="Teletype"><text:span text:style-name="T39">thus </text:span></text:span><text:span text:style-name="Teletype"><text:span text:style-name="T34">the Apache Commons is an alternative option. </text:span></text:span><text:span text:style-name="Teletype"><text:span text:style-name="T36">We should note that Apache </text:span></text:span><text:span text:style-name="Teletype"><text:span text:style-name="T37">Commons support a wide range of ODE problems. </text:span></text:span><text:span text:style-name="Teletype"><text:span text:style-name="T34"><text:s/></text:span></text:span></text:p>
      <text:p text:style-name="P169"><text:span text:style-name="Teletype"><text:span text:style-name="T34">This package solves Initial Value Problems of the form </text:span></text:span><text:span text:style-name="Teletype"><text:span text:style-name="T45">y'=f(t,y)</text:span></text:span><text:span text:style-name="Teletype"><text:span text:style-name="T34"> with t0 and </text:span></text:span><text:span text:style-name="Teletype"><text:span text:style-name="T45">y(t0)=y0</text:span></text:span><text:span text:style-name="Teletype"><text:span text:style-name="T34"> </text:span></text:span><text:soft-page-break/><text:span text:style-name="Teletype"><text:span text:style-name="T34">known. The provided integrators compute an estimate of </text:span></text:span><text:span text:style-name="Teletype"><text:span text:style-name="T45">y(t)</text:span></text:span><text:span text:style-name="Teletype"><text:span text:style-name="T34"> from </text:span></text:span><text:span text:style-name="Teletype"><text:span text:style-name="T45">t=t0</text:span></text:span><text:span text:style-name="Teletype"><text:span text:style-name="T34"> to </text:span></text:span><text:span text:style-name="Teletype"><text:span text:style-name="T45">t=t1</text:span></text:span><text:span text:style-name="Teletype"><text:span text:style-name="T34">.</text:span></text:span><text:span text:style-name="T34"> </text:span></text:p>
      <text:p text:style-name="P169"><text:span text:style-name="Teletype"><text:span text:style-name="T34">All integrators provide </text:span></text:span><text:span text:style-name="Teletype"><text:span text:style-name="T45">dense output</text:span></text:span><text:span text:style-name="Teletype"><text:span text:style-name="T34">. This means that besides computing the state vector at discrete times, they also provide a cheap mean to get both the state and its derivative between the time steps. They do so through classes extending the</text:span></text:span><text:span text:style-name="T34"> </text:span><text:span text:style-name="Teletype"><text:span text:style-name="T43">StepInterpolator</text:span></text:span><text:span text:style-name="T34"> </text:span><text:span text:style-name="Teletype"><text:span text:style-name="T34">abstract class, which are made available to the user at the end of each step.</text:span></text:span><text:span text:style-name="T34"> </text:span></text:p>
      <text:p text:style-name="P169"><text:span text:style-name="Teletype"><text:span text:style-name="T34">All integrators handle multiple discrete events detection based on switching functions. This means that the integrator can be driven by user specified discrete events (occurring when the sign of user-supplied</text:span></text:span><text:span text:style-name="T34"> </text:span><text:span text:style-name="Teletype"><text:span text:style-name="T43">switching function</text:span></text:span><text:span text:style-name="T34"> </text:span><text:span text:style-name="Teletype"><text:span text:style-name="T34">changes). The steps are shortened as needed to ensure the events occur at step boundaries (even if the integrator is a fixed-step integrator). When the events are triggered, integration can be stopped (this is called a </text:span></text:span><text:span text:style-name="Teletype"><text:span text:style-name="T45">G-stop facility</text:span></text:span><text:span text:style-name="Teletype"><text:span text:style-name="T34">), the state vector can be changed, or integration can simply go on. The latter case is useful to handle discontinuities in the differential equations gracefully and get accurate dense output even close to the discontinuity. </text:span></text:span></text:p>
      <text:p text:style-name="P169"><text:span text:style-name="Teletype"><text:span text:style-name="T34">All integrators support setting a maximal number of evaluations of </text:span></text:span><text:span text:style-name="Teletype"><text:span text:style-name="T39">the </text:span></text:span><text:span text:style-name="Teletype"><text:span text:style-name="T34">differential equations function. If this number is exceeded, an exception will be thrown during integration. This can be used to prevent infinite loops if for example error control or discrete events create a really large number of extremely small steps. By default, the maximal number of evaluation is set to Integer.MAX_VALUE (i.e. 2^31-1 or 2147483647). It is recommended to set this maximal number to a value suited to the ODE problem, integration range, and step size or error control settings.</text:span></text:span><text:span text:style-name="T34"> </text:span></text:p>
      <text:p text:style-name="P169"><text:span text:style-name="Teletype"><text:span text:style-name="T34">The user should describe </text:span></text:span><text:span text:style-name="Teletype"><text:span text:style-name="T39">the</text:span></text:span><text:span text:style-name="Teletype"><text:span text:style-name="T34"> problem in classes which should implement the </text:span></text:span><text:span text:style-name="Teletype"><text:span text:style-name="T45">FirstOrderDifferentialEquations</text:span></text:span><text:span text:style-name="Teletype"><text:span text:style-name="T34"> interface. Then </text:span></text:span><text:span text:style-name="Teletype"><text:span text:style-name="T35">t</text:span></text:span><text:span text:style-name="Teletype"><text:span text:style-name="T34">he </text:span></text:span><text:span text:style-name="Teletype"><text:span text:style-name="T35">description should be </text:span></text:span><text:span text:style-name="Teletype"><text:span text:style-name="T34">pass</text:span></text:span><text:span text:style-name="Teletype"><text:span text:style-name="T35">ed</text:span></text:span><text:span text:style-name="Teletype"><text:span text:style-name="T34"> to the </text:span></text:span><text:span text:style-name="Teletype"><text:span text:style-name="T35">preferred </text:span></text:span><text:span text:style-name="Teletype"><text:span text:style-name="T34">integrator among all the classes that implement the</text:span></text:span><text:span text:style-name="T34"> </text:span><text:span text:style-name="Teletype"><text:span text:style-name="T43">FirstOrderIntegrator</text:span></text:span><text:span text:style-name="T34"> </text:span><text:span text:style-name="Teletype"><text:span text:style-name="T34">interface. The following example shows how to implement the simple two-dimensional problem:</text:span></text:span><text:span text:style-name="T34"> </text:span></text:p>
      <text:p text:style-name="P169"><text:span text:style-name="T34"><text:tab/></text:span><text:span text:style-name="T34"><draw:frame draw:style-name="fr2" draw:name="Object9" text:anchor-type="as-char" svg:width="1.4402in" svg:height="0.4717in" draw:z-index="16"><draw:object xlink:href="./Object 9" xlink:type="simple" xlink:show="embed" xlink:actuate="onLoad"/><draw:image xlink:href="./ObjectReplacements/Object 9" xlink:type="simple" xlink:show="embed" xlink:actuate="onLoad"/></draw:frame></text:span></text:p>
      <text:p text:style-name="P169"><text:span text:style-name="Teletype"><text:span text:style-name="T34">with some initial state </text:span></text:span><text:span text:style-name="T34"><draw:frame draw:style-name="fr2" draw:name="Object10" text:anchor-type="as-char" svg:width="1.6189in" svg:height="0.2083in" draw:z-index="17"><draw:object xlink:href="./Object 10" xlink:type="simple" xlink:show="embed" xlink:actuate="onLoad"/><draw:image xlink:href="./ObjectReplacements/Object 10" xlink:type="simple" xlink:show="embed" xlink:actuate="onLoad"/></draw:frame></text:span><text:span text:style-name="Teletype"><text:span text:style-name="T34">. In fact, the exact solution of this problem is that y(t) moves along a circle centered at c = (c0, c1) with constant angular rate ω.</text:span></text:span><text:span text:style-name="T34"> </text:span></text:p>
      <text:p text:style-name="Text_20_body"><text:span text:style-name="Teletype"><text:span text:style-name="T34">We present the class </text:span></text:span><text:span text:style-name="Teletype"><text:span text:style-name="T45">CircleODE</text:span></text:span><text:span text:style-name="Teletype"><text:span text:style-name="T34"> that implements our differential equation below.</text:span></text:span><text:span text:style-name="T34"> </text:span></text:p>
      <text:p text:style-name="P57"/>
      <text:p text:style-name="P58">class CircleODE( c: Array[Double], omega: Double) extends AnyRef with FirstOrderDifferentialEquations {</text:p>
      <text:p text:style-name="P58"><text:s text:c="3"/>def getDimension = 2</text:p>
      <text:p text:style-name="P58"><text:s text:c="3"/>def computeDerivatives(t: Double, y: Array[Double], yDot: Array[Double]) = {</text:p>
      <text:p text:style-name="P58"><text:s/><text:tab/>yDot(0) = omega*(c(1) - y(1))</text:p>
      <text:p text:style-name="P58"><text:tab/>yDot(1) = omega*(y(0)-c(0))</text:p>
      <text:p text:style-name="P58"><text:tab/>}</text:p>
      <text:p text:style-name="P58"><text:s text:c="2"/>}</text:p>
      <text:p text:style-name="Text_20_body"><text:span text:style-name="Teletype"><text:span text:style-name="T34">Computing the state y(16.0) starting from y(0.0) = (0.0, 1.0) and integrating the ODE is done as follows (using the Dormand-Prince 8(5,3) integrator as an example): </text:span></text:span></text:p>
      <text:p text:style-name="P58">var <text:s/>dp853 = new DormandPrince853Integrator(1.0e-8, 100.0, 1.0e-10, 1.0e-10)</text:p>
      <text:p text:style-name="P58">var ode = new CircleODE( Array(1.0, 1.0), 0.1)</text:p>
      <text:p text:style-name="P58"><text:soft-page-break/>var y = Array(0.0, 1.0) // initial state</text:p>
      <text:p text:style-name="P58">dp853.integrate(ode, 0.0, y, 16.0, y)</text:p>
      <text:p text:style-name="P58"/>
      <text:p text:style-name="P88">y // now y contains final state at time t = 16.0</text:p>
      <text:p text:style-name="P167"><text:bookmark text:name="Continuous_Output"/>Continuous Output</text:p>
      <text:p text:style-name="P169"><text:span text:style-name="Teletype"><text:span text:style-name="T34">The solution of the integration problem is provided by two means. The first one is aimed towards simple use: the state vector at the end of the integration process is copied in the y array of the</text:span></text:span><text:span text:style-name="T34"> </text:span><text:span text:style-name="Teletype"><text:span text:style-name="T43">FirstOrderIntegrator.integrate</text:span></text:span><text:span text:style-name="T34"> </text:span><text:span text:style-name="Teletype"><text:span text:style-name="T34">method, as shown by </text:span></text:span><text:span text:style-name="Teletype"><text:span text:style-name="T40">the </text:span></text:span><text:span text:style-name="Teletype"><text:span text:style-name="T34">previous example. The second one should be used when more in-depth information is needed throughout the integration process. The user can register an object implementing the </text:span></text:span><text:span text:style-name="Teletype"><text:span text:style-name="T43">StepHandler</text:span></text:span><text:span text:style-name="T34"> </text:span><text:span text:style-name="Teletype"><text:span text:style-name="T34">interface or a </text:span></text:span><text:span text:style-name="Teletype"><text:span text:style-name="T43">StepNormalizer</text:span></text:span><text:span text:style-name="T34"> </text:span><text:span text:style-name="Teletype"><text:span text:style-name="T34">object wrapping a user-specified object implementing the</text:span></text:span><text:span text:style-name="T34"> </text:span><text:span text:style-name="Teletype"><text:span text:style-name="T43">FixedStepHandler</text:span></text:span><text:span text:style-name="T34"> </text:span><text:span text:style-name="Teletype"><text:span text:style-name="T34">interface into the integrator before calling the</text:span></text:span><text:span text:style-name="T34"> </text:span><text:span text:style-name="Teletype"><text:span text:style-name="T43">FirstOrderIntegrator.integrate</text:span></text:span><text:span text:style-name="T34"> </text:span><text:span text:style-name="Teletype"><text:span text:style-name="T34">method. The user object will be called appropriately during the integration process, allowing the user to process intermediate results. The default step handler does nothing. Considering again the previous example, we want to print the trajectory of the point to check it really is a circle arc. We simply add the following before the call to </text:span></text:span><text:span text:style-name="Teletype"><text:span text:style-name="T45">integrator.integrate</text:span></text:span><text:span text:style-name="Teletype"><text:span text:style-name="T34">: </text:span></text:span></text:p>
      <text:p text:style-name="P58"/>
      <text:p text:style-name="P58">def stepHandler = new StepHandler() {</text:p>
      <text:p text:style-name="P58"><text:tab/>def reset= {}</text:p>
      <text:p text:style-name="P58"><text:tab/>def requiresDenseOutput = false</text:p>
      <text:p text:style-name="P58"><text:tab/>def handleStep(interpolator: StepInterpolator, isLast: Boolean) =</text:p>
      <text:p text:style-name="P58"><text:tab/> {</text:p>
      <text:p text:style-name="P58"><text:tab/> var t = interpolator.getCurrentTime</text:p>
      <text:p text:style-name="P58"><text:tab/>var y = interpolator.getInterpolatedState</text:p>
      <text:p text:style-name="P58"><text:tab/>println(t+" "+y(0)+" "+y(1))</text:p>
      <text:p text:style-name="P58"><text:tab/> }</text:p>
      <text:p text:style-name="P58"><text:tab/>}</text:p>
      <text:p text:style-name="P88">integrator.addStepHandler(stepHandler)</text:p>
      <text:p text:style-name="P169"><text:span text:style-name="Teletype"><text:span text:style-name="T43">ContinuousOutputModel</text:span></text:span><text:span text:style-name="T34"> </text:span><text:span text:style-name="Teletype"><text:span text:style-name="T34">is a special-purpose step handler that is able to store all steps and to provide transparent access to any intermediate result once the integration is over. An important feature of this class is that it implements the</text:span></text:span><text:span text:style-name="T34"> </text:span><text:span text:style-name="Teletype"><text:span text:style-name="T43">Serializable</text:span></text:span><text:span text:style-name="T34"> </text:span><text:span text:style-name="Teletype"><text:span text:style-name="T34">interface. This means that a complete continuous model of the integrated function throughout the integration range can be serialized and reused later (if stored into a persistent medium like a file system or a database) or elsewhere (if sent to another application). Only the result of the integration is stored, there is no reference to the integrated problem by itself.</text:span></text:span><text:span text:style-name="T34"> </text:span></text:p>
      <text:p text:style-name="P169"><text:span text:style-name="Teletype"><text:span text:style-name="T34">Other default implementations of the </text:span></text:span><text:span text:style-name="Teletype"><text:span text:style-name="T43">StepHandler</text:span></text:span><text:span text:style-name="T34"> </text:span><text:span text:style-name="Teletype"><text:span text:style-name="T34">interface are available for general needs (</text:span></text:span><text:span text:style-name="Teletype"><text:span text:style-name="T43">DummyStepHandler, StepNormalizer</text:span></text:span><text:span text:style-name="T34"> </text:span><text:span text:style-name="Teletype"><text:span text:style-name="T34">) and custom implementations can be developed for specific needs. As an example, if an application is to be completely driven by the integration process, then most of the application code will be run inside a step handler specific to this application.</text:span></text:span><text:span text:style-name="T34"> </text:span></text:p>
      <text:p text:style-name="P169"><text:span text:style-name="Teletype"><text:span text:style-name="T34">Some integrators (the simple ones) use fixed steps that are set at creation time. The more efficient integrators use variable steps that are handled internally in order to control the </text:span></text:span><text:soft-page-break/><text:span text:style-name="Teletype"><text:span text:style-name="T34">integration error with respect to a specified accuracy (these integrators extend the </text:span></text:span><text:span text:style-name="Teletype"><text:span text:style-name="T43">AdaptiveStepsizeIntegrator</text:span></text:span><text:span text:style-name="T34"> </text:span><text:span text:style-name="Teletype"><text:span text:style-name="T34">abstract class). In this case, the step handler which is called after each successful step shows up the variable stepsize. The </text:span></text:span><text:span text:style-name="Teletype"><text:span text:style-name="T43">StepNormalizer</text:span></text:span><text:span text:style-name="T34"> </text:span><text:span text:style-name="Teletype"><text:span text:style-name="T34">class can be used to convert the variable stepsize into a fixed stepsize that can be handled by classes implementing the </text:span></text:span><text:span text:style-name="Teletype"><text:span text:style-name="T43">FixedStepHandler</text:span></text:span><text:span text:style-name="T34"> </text:span><text:span text:style-name="Teletype"><text:span text:style-name="T34">interface. Adaptive stepsize integrators can automatically compute the initial stepsize by themselves, however the user can specify it if prefers to retain full control over the integration or if the automatic guess is wrong.</text:span></text:span><text:span text:style-name="T34"> </text:span></text:p>
      <text:p text:style-name="P167"><text:bookmark text:name="Discrete_Events_Handling"/>Discrete Events Handling</text:p>
      <text:p text:style-name="P169"><text:span text:style-name="Teletype"><text:span text:style-name="T34">ODE problems are continuous ones. However, sometimes discrete events must be taken into account. The most frequent case is </text:span></text:span><text:span text:style-name="Teletype"><text:span text:style-name="T40">when </text:span></text:span><text:span text:style-name="Teletype"><text:span text:style-name="T34">the stop condition of the integrator is not defined by the time </text:span></text:span><text:span text:style-name="Teletype"><text:span text:style-name="T45">t</text:span></text:span><text:span text:style-name="Teletype"><text:span text:style-name="T34"> but by a target condition on state </text:span></text:span><text:span text:style-name="Teletype"><text:span text:style-name="T45">y</text:span></text:span><text:span text:style-name="Teletype"><text:span text:style-name="T34"> (say y(0) = 1.0 for example).</text:span></text:span><text:span text:style-name="T34"> </text:span></text:p>
      <text:p text:style-name="P169"><text:span text:style-name="Teletype"><text:span text:style-name="T34">Discrete events detection is based on </text:span></text:span><text:alphabetical-index-mark-start text:id="IMark99993112"/><text:alphabetical-index-mark text:string-value="switching functions"/><text:span text:style-name="Teletype">switching functions</text:span><text:span text:style-name="Teletype"><text:span text:style-name="T34">.</text:span></text:span><text:alphabetical-index-mark-end text:id="IMark99993112"/><text:span text:style-name="Teletype"><text:span text:style-name="T34"> The user provides a simple </text:span></text:span><text:span text:style-name="Teletype"><text:span text:style-name="T45">g(t, y)</text:span></text:span><text:span text:style-name="Teletype"><text:span text:style-name="T34"> function depending on the </text:span></text:span><text:span text:style-name="Teletype"><text:span text:style-name="T45">current time and state</text:span></text:span><text:span text:style-name="Teletype"><text:span text:style-name="T34">. The integrator will monitor the value of the function throughout integration range and will trigger the event when its sign changes. The magnitude of the value is almost irrelevant, it should however be continuous (but not necessarily smooth) for the sake of root finding. The steps are shortened as needed to ensure the events occur at step boundaries (even if the integrator is a fixed-step integrator). Note that g function signs changes at the very beginning of the integration (from t0 to t0 + ε where ε is the events detection convergence threshold) are explicitly ignored. This prevents having the integration stuck at its initial point when a new integration is restarted just at the same point a previous one had been stopped by an event.</text:span></text:span><text:span text:style-name="T34"> </text:span></text:p>
      <text:p text:style-name="P169"><text:span text:style-name="Teletype"><text:span text:style-name="T34">When an event is triggered, the event time, current state and an indicator whether the switching function was increasing or decreasing at event time are provided to the user. Several different options are available: </text:span></text:span></text:p>
      <text:list xml:id="list388706048396793218" text:style-name="L34">
        <text:list-item>
          <text:p text:style-name="P570"><text:span text:style-name="Teletype"><text:span text:style-name="T34">integration can be stopped (this is called a G-stop facility),</text:span></text:span><text:span text:style-name="T34"> </text:span></text:p>
        </text:list-item>
        <text:list-item>
          <text:p text:style-name="P570"><text:span text:style-name="Teletype"><text:span text:style-name="T34">the state vector or the derivatives can be changed,</text:span></text:span><text:span text:style-name="T34"> </text:span></text:p>
        </text:list-item>
        <text:list-item>
          <text:p text:style-name="P543"><text:span text:style-name="Teletype"><text:span text:style-name="T34">or integration can simply go on.</text:span></text:span><text:span text:style-name="T34"> </text:span></text:p>
        </text:list-item>
      </text:list>
      <text:p text:style-name="P169"><text:span text:style-name="Teletype"><text:span text:style-name="T34">The first case, G-stop, is the most common one. A typical use case is when an ODE must be solved up to some target state is reached, with a known value of the state but an unknown occurrence time. As an example, if we want to monitor a chemical reaction up to some predefined concentration for the first substance, we can use the following switching function setting: </text:span></text:span></text:p>
      <text:p text:style-name="P429"><text:s text:c="2"/>def g(t: Double, y: Array[Double] ) = <text:s text:c="2"/>{</text:p>
      <text:p text:style-name="P429"><text:s text:c="9"/>y(0) – targetConcentration</text:p>
      <text:p text:style-name="P429"><text:s text:c="2"/>}</text:p>
      <text:p text:style-name="P429"><text:s text:c="2"/>def eventOccurred(t: Double, y: Array[Double], increasing: Boolean) = STOP</text:p>
      <text:p text:style-name="P426"/>
      <text:p text:style-name="P444">The second case, chang<text:span text:style-name="T335">ing</text:span> state vector or derivatives is encountered when dealing with discontinuous dynamical models. A typical case would be the motion of a spacecraft when thrusters are fired for orbital maneuvers. The acceleration is smooth as long as no maneuvers are performed, depending only on gravity, drag, third body attraction, radiation pressure. Firing a thruster introduces a discontinuity that must be handled appropriately by the integrator. In such a case, we would use a switching function setting similar to this:</text:p>
      <text:p text:style-name="P444"><text:soft-page-break/></text:p>
      <text:p text:style-name="P441"><text:s text:c="2"/>def g(t: Double, y: Array[Double]) = <text:s text:c="2"/>{</text:p>
      <text:p text:style-name="P441"><text:s text:c="5"/>(t <text:s/>- <text:s/>tManeuverStart) * (t – tManeuverStop)</text:p>
      <text:p text:style-name="P441">}</text:p>
      <text:p text:style-name="P441"/>
      <text:p text:style-name="P441"><text:s text:c="2"/>def eventOccurred(t: Double, y: Array[Double], increasing: Boolean) = RESET_DERIVATIVES</text:p>
      <text:p text:style-name="P441"/>
      <text:p text:style-name="P443">The third case is useful mainly for monitoring purposes, a simple example is:</text:p>
      <text:p text:style-name="P443"><text:s text:c="2"/></text:p>
      <text:p text:style-name="P443"><text:s text:c="3"/><text:span text:style-name="T112">def g(t: Double, y: Array[Double]) = <text:s/>y(0) – y(1)</text:span></text:p>
      <text:p text:style-name="P441"/>
      <text:p text:style-name="P441"><text:s text:c="2"/>def <text:s/>ecventOccurred(t: Double, y: array[Double], increasing: Boolean) = {</text:p>
      <text:p text:style-name="P441"><text:s text:c="6"/>logger.log(“y0(t) and y1(t) curves cross at t = “+t)</text:p>
      <text:p text:style-name="P441"><text:s text:c="6"/>CONTINUE</text:p>
      <text:p text:style-name="P441">}</text:p>
      <text:p text:style-name="P441"/>
      <text:p text:style-name="P282">Available Integrators<text:bookmark text:name="a13.4_Available_Integrators"/></text:p>
      <text:p text:style-name="P169">The tables below show the various integrators available for non-stiff problems. Note that the implementations of Adams-Bashforth and Adams-Moulton are adaptive stepsize, not fixed stepsize as is usual for these multi-step integrators. This is due to the fact the implementation relies on the Nordsieck vector representation of the state. </text:p>
      <table:table table:name="Table4" table:style-name="Table4">
        <table:table-column table:style-name="Table4.A"/>
        <table:table-column table:style-name="Table4.B"/>
        <table:table-row>
          <table:table-cell table:style-name="Table4.A1" table:number-columns-spanned="2" office:value-type="string">
            <text:p text:style-name="P468">Fixed Step Integrators</text:p>
          </table:table-cell>
          <table:covered-table-cell/>
        </table:table-row>
        <table:table-row>
          <table:table-cell table:style-name="Table4.A2" office:value-type="string">
            <text:p text:style-name="Table_20_Contents">Name</text:p>
          </table:table-cell>
          <table:table-cell table:style-name="Table4.B2" office:value-type="string">
            <text:p text:style-name="Table_20_Contents">Order</text:p>
          </table:table-cell>
        </table:table-row>
        <table:table-row>
          <table:table-cell table:style-name="Table4.A2" office:value-type="string">
            <text:p text:style-name="Table_20_Contents">Euler</text:p>
          </table:table-cell>
          <table:table-cell table:style-name="Table4.B2" office:value-type="string">
            <text:p text:style-name="Table_20_Contents">1</text:p>
          </table:table-cell>
        </table:table-row>
        <table:table-row>
          <table:table-cell table:style-name="Table4.A2" office:value-type="string">
            <text:p text:style-name="Table_20_Contents">Midpoint</text:p>
          </table:table-cell>
          <table:table-cell table:style-name="Table4.B2" office:value-type="string">
            <text:p text:style-name="Table_20_Contents">2</text:p>
          </table:table-cell>
        </table:table-row>
        <table:table-row>
          <table:table-cell table:style-name="Table4.A2" office:value-type="string">
            <text:p text:style-name="Table_20_Contents">Classical Runge-Kutta</text:p>
          </table:table-cell>
          <table:table-cell table:style-name="Table4.B2" office:value-type="string">
            <text:p text:style-name="Table_20_Contents">4</text:p>
          </table:table-cell>
        </table:table-row>
        <table:table-row>
          <table:table-cell table:style-name="Table4.A2" office:value-type="string">
            <text:p text:style-name="Table_20_Contents">Gill</text:p>
          </table:table-cell>
          <table:table-cell table:style-name="Table4.B2" office:value-type="string">
            <text:p text:style-name="Table_20_Contents">4</text:p>
          </table:table-cell>
        </table:table-row>
        <table:table-row>
          <table:table-cell table:style-name="Table4.A2" office:value-type="string">
            <text:p text:style-name="P474">3 / 8</text:p>
          </table:table-cell>
          <table:table-cell table:style-name="Table4.B7" office:value-type="float" office:value="4">
            <text:p text:style-name="Table_20_Contents">4</text:p>
          </table:table-cell>
        </table:table-row>
        <table:table-row>
          <table:table-cell table:style-name="Table4.A2" office:value-type="string">
            <text:p text:style-name="P474">Luther</text:p>
          </table:table-cell>
          <table:table-cell table:style-name="Table4.B7" office:value-type="float" office:value="6">
            <text:p text:style-name="P474">6</text:p>
          </table:table-cell>
        </table:table-row>
      </table:table>
      <text:p text:style-name="Text_20_body"/>
      <text:p text:style-name="Text_20_body"/>
      <text:p text:style-name="Text_20_body"/>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68"><text:alphabetical-index-mark-start text:id="IMark99993112"/>Adaptive Stepsize Integrators<text:alphabetical-index-mark-end text:id="IMark99993112"/></text:p>
          </table:table-cell>
          <table:covered-table-cell/>
          <table:covered-table-cell/>
        </table:table-row>
        <table:table-row>
          <table:table-cell table:style-name="Table5.A2" office:value-type="string">
            <text:p text:style-name="Table_20_Contents">Name</text:p>
          </table:table-cell>
          <table:table-cell table:style-name="Table5.A2" office:value-type="string">
            <text:p text:style-name="Table_20_Contents">Integration Order</text:p>
          </table:table-cell>
          <table:table-cell table:style-name="Table5.C2" office:value-type="string">
            <text:p text:style-name="Table_20_Contents">Error Estimation Order</text:p>
          </table:table-cell>
        </table:table-row>
        <table:table-row>
          <table:table-cell table:style-name="Table5.A2" office:value-type="string">
            <text:p text:style-name="Table_20_Contents">Higham and Hall</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5(4)</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8(5,3)</text:p>
          </table:table-cell>
          <table:table-cell table:style-name="Table5.A2" office:value-type="string">
            <text:p text:style-name="Table_20_Contents">8</text:p>
          </table:table-cell>
          <table:table-cell table:style-name="Table5.C2" office:value-type="string">
            <text:p text:style-name="Table_20_Contents">5 and 3</text:p>
          </table:table-cell>
        </table:table-row>
        <table:table-row>
          <table:table-cell table:style-name="Table5.A2" office:value-type="string">
            <text:p text:style-name="Table_20_Contents">Gragg-Bulirsch-Stoer</text:p>
          </table:table-cell>
          <table:table-cell table:style-name="Table5.A2" office:value-type="string">
            <text:p text:style-name="Table_20_Contents">variable (up to 18 by default)</text:p>
          </table:table-cell>
          <table:table-cell table:style-name="Table5.C2" office:value-type="string">
            <text:p text:style-name="Table_20_Contents">variable</text:p>
          </table:table-cell>
        </table:table-row>
        <table:table-row>
          <table:table-cell table:style-name="Table5.A2" office:value-type="string">
            <text:p text:style-name="Table_20_Contents">Adams-Bashforth</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row>
          <table:table-cell table:style-name="Table5.A2" office:value-type="string">
            <text:p text:style-name="Table_20_Contents">Adams-Moulton</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
      <text:p text:style-name="Text_20_body"/>
      <text:p text:style-name="P107"><text:soft-page-break/>Derivatives<text:bookmark text:name="a13.5_Derivatives"/></text:p>
      <text:p text:style-name="P169">If in addition to state <text:span text:style-name="T112">y(t)</text:span> the user needs to compute the sensitivity of the state to the initial state or some parameter of the ODE, <text:span text:style-name="T335">can</text:span> use the classes and interfaces from the org.apache.commons.ode.jacobians package instead of the top level ode package. These classes compute the jacobians <draw:frame draw:style-name="fr2" draw:name="Object12" text:anchor-type="as-char" svg:width="0.7319in" svg:height="0.2083in" draw:z-index="18"><draw:object xlink:href="./Object 12" xlink:type="simple" xlink:show="embed" xlink:actuate="onLoad"/><draw:image xlink:href="./ObjectReplacements/Object 12" xlink:type="simple" xlink:show="embed" xlink:actuate="onLoad"/></draw:frame>and <draw:frame draw:style-name="fr2" draw:name="Object13" text:anchor-type="as-char" svg:width="0.6839in" svg:height="0.1917in" draw:z-index="19"><draw:object xlink:href="./Object 13" xlink:type="simple" xlink:show="embed" xlink:actuate="onLoad"/><draw:image xlink:href="./ObjectReplacements/Object 13" xlink:type="simple" xlink:show="embed" xlink:actuate="onLoad"/></draw:frame> where <text:span text:style-name="T247"><text:s/></text:span><text:span text:style-name="T247"><draw:frame draw:style-name="fr2" draw:name="Object15" text:anchor-type="as-char" svg:width="0.2339in" svg:height="0.2083in" draw:z-index="20"><draw:object xlink:href="./Object 15" xlink:type="simple" xlink:show="embed" xlink:actuate="onLoad"/><draw:image xlink:href="./ObjectReplacements/Object 15" xlink:type="simple" xlink:show="embed" xlink:actuate="onLoad"/></draw:frame></text:span> is the initial state and <text:span text:style-name="T112">p </text:span>is some ODE parameter. </text:p>
      <text:p text:style-name="P169">The classes and interfaces in this package mimic the behavior of the classes and interfaces of the top level ode package, only adding parameters arrays for the jacobians. The behavior of these classes is to create a compound state vector z containing both the state y(t) and its derivatives <draw:frame draw:style-name="fr2" draw:name="Object11" text:anchor-type="as-char" svg:width="0.7319in" svg:height="0.2083in" draw:z-index="7"><draw:object xlink:href="./Object 11" xlink:type="simple" xlink:show="embed" xlink:actuate="onLoad"/><draw:image xlink:href="./ObjectReplacements/Object 11" xlink:type="simple" xlink:show="embed" xlink:actuate="onLoad"/></draw:frame><text:span text:style-name="T247"> </text:span><text:s/>and <draw:frame draw:style-name="fr2" draw:name="Object14" text:anchor-type="as-char" svg:width="0.6839in" svg:height="0.1917in" draw:z-index="10"><draw:object xlink:href="./Object 14" xlink:type="simple" xlink:show="embed" xlink:actuate="onLoad"/><draw:image xlink:href="./ObjectReplacements/Object 14" xlink:type="simple" xlink:show="embed" xlink:actuate="onLoad"/></draw:frame> and to set up an extended problem by adding the equations for the jacobians automatically. These extended state and problems are then provided to a classical underlying integrator chosen by user. </text:p>
      <text:p text:style-name="P169">This behavior imply <text:span text:style-name="T335">that </text:span>there will be a top level integrator knowing about state and jacobians and a low level integrator knowing only about compound state (which may be big). If the user wants to deal with the top level only, <text:span text:style-name="T335">should</text:span> use the specialized step handler and event handler classes registered at <text:span text:style-name="T335">the </text:span>top level. <text:span text:style-name="T335">The user</text:span> can also register classical step handlers and event handlers, but in this case will see the big compound state. This state is guaranteed to contain the original state in the first elements, followed by the jacobian with respect to initial state (in row order), followed by the jacobian with respect to parameters (in row order). If for example the original state dimension is 6 and there are 3 parameters, the compound state will be a 60 elements array. The first 6 elements will be the original state, the next 36 elements will be the jacobian with respect to initial state, and the remaining 18 will be the jacobian with respect to parameters. Dealing with low level step handlers and event handlers is cumbersome if one really needs the jacobians in these methods, but it also prevents many data being copied back and forth between state and jacobians on one side and compound state on the other side. </text:p>
      <text:p text:style-name="P169">In order to compute <text:span text:style-name="T247"><draw:frame draw:style-name="fr2" draw:name="Object16" text:anchor-type="as-char" svg:width="0.7319in" svg:height="0.2083in" draw:z-index="12"><draw:object xlink:href="./Object 16" xlink:type="simple" xlink:show="embed" xlink:actuate="onLoad"/><draw:image xlink:href="./ObjectReplacements/Object 16" xlink:type="simple" xlink:show="embed" xlink:actuate="onLoad"/></draw:frame></text:span> and <draw:frame draw:style-name="fr2" draw:name="Object17" text:anchor-type="as-char" svg:width="0.6839in" svg:height="0.1917in" draw:z-index="13"><draw:object xlink:href="./Object 17" xlink:type="simple" xlink:show="embed" xlink:actuate="onLoad"/><draw:image xlink:href="./ObjectReplacements/Object 17" xlink:type="simple" xlink:show="embed" xlink:actuate="onLoad"/></draw:frame> for any t, the algorithm needs not only the ODE function f such that y'=f(t,y) but also its local jacobians df(t, y, p)/dy and df(t, y, p)/dp. </text:p>
      <text:p text:style-name="P169">If the function f is too complex, the user can simply rely on internal differentiation using finite differences to compute these local jacobians. So rather than the <text:span text:style-name="T112">FirstOrderDifferentialEquations</text:span> interface, <text:span text:style-name="T335">th</text:span>e <text:span text:style-name="T112">ParameterizedODE</text:span> interface <text:span text:style-name="T335">should be implemented</text:span>. Considering again our example where only ω is considered a parameter, we get: </text:p>
      <text:p text:style-name="P441"/>
      <text:p text:style-name="P441"/>
      <text:p text:style-name="P441"><text:bookmark-start text:name="__DdeLink__21463_887053401"/></text:p>
      <text:p text:style-name="P441"><text:tab/>class <text:s/>BasicCircleODE(val c: Array[Double], var omega: Double) extends AnyRef with ParameterizedODE <text:s/>{</text:p>
      <text:p text:style-name="P441"><text:tab/><text:tab/>def <text:s text:c="2"/>getDimension = 2</text:p>
      <text:p text:style-name="P441"><text:tab/><text:tab/>def computeDerivatives(t: Double, y: Array[Double], yDot: Array[Double]) = {</text:p>
      <text:p text:style-name="P441"><text:tab/><text:tab/><text:tab/>yDot(0) = omega*(c(1) - y(1))</text:p>
      <text:p text:style-name="P441"><text:tab/><text:tab/><text:tab/>yDot(1) = omega*(y(0)-c(0))</text:p>
      <text:p text:style-name="P441"><text:tab/><text:tab/>}</text:p>
      <text:p text:style-name="P441"><text:tab/><text:tab/>def getParametersDimension = {</text:p>
      <text:p text:style-name="P441"><text:s text:c="11"/>// we are only interested in the omega parameters<text:tab/></text:p>
      <text:p text:style-name="P441"><text:tab/><text:tab/>1</text:p>
      <text:p text:style-name="P441"><text:tab/><text:tab/>}</text:p>
      <text:p text:style-name="P441"><text:tab/><text:tab/>def setParameter(i: Int, value: Double) = { omega = value }</text:p>
      <text:p text:style-name="P441"><text:s text:c="9"/>}</text:p>
      <text:p text:style-name="P441"><text:bookmark-end text:name="__DdeLink__21463_887053401"/></text:p>
      <text:p text:style-name="P441"><text:soft-page-break/></text:p>
      <text:p text:style-name="P440">This ODE is provided to the specialized integrator with two arrays specifying the step sizes to use for finite differences (one array for derivation with respect to state y, one array for derivation with respect to parameters p): </text:p>
      <text:p text:style-name="P429"><text:tab/></text:p>
      <text:p text:style-name="P429"><text:tab/><text:span text:style-name="T171">var <text:s/>hY = Array(0.01, 0.01)</text:span></text:p>
      <text:p text:style-name="P425"><text:tab/>var hP = Array(1.0e-6)</text:p>
      <text:p text:style-name="P425"><text:tab/>var intergrator = new FirstOrderIntegratorWithJacobians(dp853, ode, hY, hP)</text:p>
      <text:p text:style-name="P442"><text:tab/>integrator.integrate(t0, y0, dy0dp, t, y, dydy0, dydp</text:p>
      <text:p text:style-name="P425"/>
      <text:p text:style-name="P429"/>
      <text:p text:style-name="P439">If the function f is simple, the user can simply provide the local jacobians by himself. So rather than the <text:a xlink:type="simple" xlink:href="http://commons.apache.org/math/apidocs/org/apache/commons/math/ode/FirstOrderDifferentialEquations.html" text:style-name="Internet_20_link" text:visited-style-name="Visited_20_Internet_20_Link">FirstOrderDifferentialEquations</text:a> interface he will implement the <text:a xlink:type="simple" xlink:href="http://commons.apache.org/math/apidocs/org/apache/commons/math/ode/jacobians/ODEWithJacobians.html" text:style-name="Internet_20_link" text:visited-style-name="Visited_20_Internet_20_Link">ODEWithJacobians</text:a> interface. Considering again our example where only ω is considered a parameter, we get: </text:p>
      <text:p text:style-name="Text_20_body"/>
      <text:p text:style-name="P111"><text:s/>class EnchancedCircleODE <text:s/><text:span text:style-name="T171">(val c: Array[Double], var omega: Double) extends AnyRef with ODEwithJacobians <text:s/>{</text:span></text:p>
      <text:p text:style-name="P441"/>
      <text:p text:style-name="P441"><text:tab/><text:tab/>def <text:s text:c="2"/>getDimension = 2</text:p>
      <text:p text:style-name="P441"><text:tab/><text:tab/>def computeDerivatives(t: Double, y: Array[Double], yDot: Array[Double]) = {</text:p>
      <text:p text:style-name="P441"><text:tab/><text:tab/><text:tab/>yDot(0) = omega*(c(1) - y(1))</text:p>
      <text:p text:style-name="P441"><text:tab/><text:tab/><text:tab/>yDot(1) = omega*(y(0)-c(0))</text:p>
      <text:p text:style-name="P441"><text:tab/><text:tab/>}</text:p>
      <text:p text:style-name="P441"><text:tab/><text:tab/>def getParametersDimension = {</text:p>
      <text:p text:style-name="P441"><text:s text:c="11"/>// we are only interested in the omega parameters<text:tab/></text:p>
      <text:p text:style-name="P441"><text:tab/><text:tab/>1</text:p>
      <text:p text:style-name="P441"><text:tab/><text:tab/>}</text:p>
      <text:p text:style-name="P441"><text:tab/><text:tab/>def setParameter(i: Int, value: Double) = { omega = value }</text:p>
      <text:p text:style-name="P441"/>
      <text:p text:style-name="P440"><text:span text:style-name="T169"><text:tab/><text:tab/>def computeJacobians(t: Double, yDot: Array[Double], <text:s/></text:span><text:span text:style-name="T112">dFdY: Array[Array[Double]], </text:span></text:p>
      <text:p text:style-name="P445"><text:s text:c="34"/>dFdP: Array[Double]) = <text:s/>{</text:p>
      <text:p text:style-name="P445"><text:s text:c="3"/><text:tab/><text:tab/>dFdY(0)(0) = 0</text:p>
      <text:p text:style-name="P445"><text:s text:c="3"/><text:tab/><text:tab/>dFdY(0)(1) = -omega</text:p>
      <text:p text:style-name="P445"><text:s text:c="3"/><text:tab/><text:tab/>dFdY(1)(0) = omega</text:p>
      <text:p text:style-name="P445"><text:tab/><text:tab/>dFdY(1)(1) = 0</text:p>
      <text:p text:style-name="P445"><text:tab/></text:p>
      <text:p text:style-name="P445"/>
      <text:p text:style-name="P418"><text:tab/><text:tab/>dFdP(0)(0) = 0</text:p>
      <text:p text:style-name="P445"><text:s text:c="3"/><text:tab/><text:tab/>dFdP(0)(1) = omega</text:p>
      <text:p text:style-name="P445"><text:s text:c="3"/><text:tab/><text:tab/>dFdY(1)(2) = c(1)-y(1)</text:p>
      <text:p text:style-name="P445"><text:tab/><text:tab/>dFdP(1)(0) = -omega</text:p>
      <text:p text:style-name="P445"><text:tab/><text:tab/>dFdP(1)(1) = 0</text:p>
      <text:p text:style-name="P445"><text:tab/><text:tab/>dFdP(1)(2) = y(0)-c(0)</text:p>
      <text:p text:style-name="P445"><text:s text:c="7"/>}</text:p>
      <text:p text:style-name="P445"><text:soft-page-break/>}</text:p>
      <text:p text:style-name="P445"/>
      <text:p text:style-name="P440"/>
      <text:p text:style-name="P441"/>
      <text:p text:style-name="P440"><text:span text:style-name="T169"><text:s text:c="9"/></text:span>This ODE is provided to the specialized integrator as is: </text:p>
      <text:p text:style-name="P441"/>
      <text:p text:style-name="P441"><text:s/>var integrator = new FirstOrderIntegratorWithJacobians(dp853, ode)</text:p>
      <text:p text:style-name="P441"><text:s/>integrator.integrate(t0, y0, dy0dp, t, y, dydy0, dydp)</text:p>
      <text:p text:style-name="P441"/>
      <text:p text:style-name="P441"/>
      <text:p text:style-name="P441"/>
      <text:p text:style-name="P454"/>
      <text:p text:style-name="P441"/>
      <text:h text:style-name="Heading_20_1" text:outline-level="1"><text:bookmark-start text:name="__RefHeading___Toc145061_2064470228"/><text:alphabetical-index-mark-start text:id="IMark100014440"/>Polynomial Fitting<text:alphabetical-index-mark-end text:id="IMark100014440"/> Example<text:bookmark-end text:name="__RefHeading___Toc145061_2064470228"/></text:h>
      <text:p text:style-name="Text_20_body"><text:span text:style-name="Teletype"><text:span text:style-name="T34">We present an example of using the Apache Commons Math library to fit data with a polynomial model.</text:span></text:span><text:span text:style-name="T34"> </text:span></text:p>
      <text:p text:style-name="P167"><text:bookmark text:name="Polynomial_fitting_code"/>Polynomial fitting code</text:p>
      <text:p text:style-name="Text_20_body"><text:span text:style-name="Teletype"><text:span text:style-name="T34">The function</text:span></text:span><text:span text:style-name="Teletype"><text:span text:style-name="T45"> avalue</text:span></text:span><text:span text:style-name="T34"> </text:span><text:span text:style-name="Teletype"><text:span text:style-name="T34">is the function with which the data are generated. We inject some amount of uniformly distributed noise to that data.</text:span></text:span><text:span text:style-name="T34"> </text:span></text:p>
      <text:p text:style-name="P169"><text:span text:style-name="Teletype"><text:span text:style-name="T34">Next, we proceed to recover the generating function, knowing however its model, i.e. that is a 2nd degree polynomial. In order to perform the recovery we use the Levenberg Marquardt Optimizer from the Apache Commons Maths library. The plot demonstrates that the algorithm succeeds in accurately recovering the parameters of the polynomial from the noise measurements. </text:span></text:span></text:p>
      <text:p text:style-name="P170"><text:span text:style-name="Teletype"><text:span text:style-name="T41">Note that in order to run the following code we should import the Apache Common Maths, which can be done easily with the </text:span></text:span><text:span text:style-name="Teletype"><text:span text:style-name="T46">importApacheCommons </text:span></text:span><text:span text:style-name="Teletype"><text:span text:style-name="T51">helper method. The top level menu </text:span></text:span><text:span text:style-name="Teletype"><text:span text:style-name="T46">Imports</text:span></text:span><text:span text:style-name="Teletype"><text:span text:style-name="T51"> facilitates importing from libraries.</text:span></text:span></text:p>
      <text:p text:style-name="P170"><text:span text:style-name="Teletype"><text:span text:style-name="T51"/></text:span></text:p>
      <text:p text:style-name="P171"><text:span text:style-name="Teletype"><text:span text:style-name="T48">i</text:span></text:span><text:span text:style-name="Teletype"><text:span text:style-name="T46">mportApacheCommons <text:s text:c="2"/>// </text:span></text:span><text:span text:style-name="Teletype"><text:span text:style-name="T47">import some significant Apache Common Math classes</text:span></text:span></text:p>
      <text:p text:style-name="P62"><text:bookmark-start text:name="__DdeLink__19451_1481006136"/>def avalue(x: Double) = 4.5*x*x - 3.7*x+5.6</text:p>
      <text:p text:style-name="P62">var nP = 20</text:p>
      <text:p text:style-name="P62">var x = linspace(0, 2, nP) </text:p>
      <text:p text:style-name="P62">var ay = new Array[Double](nP)</text:p>
      <text:p text:style-name="P62">var y = new Array[Double](nP)</text:p>
      <text:p text:style-name="P62">x.length</text:p>
      <text:p text:style-name="P62">for (k&lt;-0 until nP) {</text:p>
      <text:p text:style-name="P62"><text:s/>ay(k) = avalue(x(k))</text:p>
      <text:p text:style-name="P62"><text:s/>y(k) = ay(k)+(java.lang.Math.random()-0.5)</text:p>
      <text:p text:style-name="P62">}</text:p>
      <text:p text:style-name="P62">var optimizer = new <text:alphabetical-index-mark-start text:id="IMark97177720"/>LevenbergMarquardtOptimizer<text:alphabetical-index-mark-end text:id="IMark97177720"/>()</text:p>
      <text:p text:style-name="P62">var weights = new Array[Double](nP)</text:p>
      <text:p text:style-name="P62">for (k&lt;-0 until nP) weights(k)=1.0</text:p>
      <text:p text:style-name="P62">var initialSolution = Array(1.0, 1.0, 1.0)</text:p>
      <text:p text:style-name="P62">var optProblem = new PolynomialProblem(x, ay)</text:p>
      <text:p text:style-name="P62">var optimum = optimizer.optimize(100, optProblem, y, weights, initialSolution)</text:p>
      <text:p text:style-name="P62"><text:soft-page-break/>var oV = optimum.getPoint</text:p>
      <text:p text:style-name="P62">var yrecover = new Array[Double](nP)</text:p>
      <text:p text:style-name="P62">for (k&lt;-0 until nP)</text:p>
      <text:p text:style-name="P62"><text:s/>yrecover(k) = oV(0)*x(k)*x(k)+oV(1)*x(k)+oV(2)</text:p>
      <text:p text:style-name="P62">hold("on")</text:p>
      <text:p text:style-name="P62">linePlotsOn</text:p>
      <text:p text:style-name="P62">plot(x, yrecover, Color.BLUE) </text:p>
      <text:p text:style-name="P62">plot(x,ay)</text:p>
      <text:p text:style-name="P62">scatterPlotsOn</text:p>
      <text:p text:style-name="P62">plot(x, y, Color.GREEN)</text:p>
      <text:p text:style-name="P62">class PolynomialProblem( x: Array[Double], y: Array[Double])</text:p>
      <text:p text:style-name="P62"><text:s/>extends AnyRef with DifferentiableMultivariateVectorialFunction {</text:p>
      <text:p text:style-name="P62"><text:s/></text:p>
      <text:p text:style-name="P62"><text:s text:c="2"/>def jacobian( variables: Array[Double]) = {</text:p>
      <text:p text:style-name="P62"><text:s text:c="4"/>var jac = <text:s/>Array.<text:span text:style-name="T336">ofDim</text:span>[Double](x.length, 3)</text:p>
      <text:p text:style-name="P62"><text:s text:c="4"/>for (i &lt;- 0 until x.length) {</text:p>
      <text:p text:style-name="P62"><text:s text:c="6"/>jac(i)(0) = x(i)*x(i)</text:p>
      <text:p text:style-name="P62"><text:s text:c="6"/>jac(i)(1) = x(i)</text:p>
      <text:p text:style-name="P62"><text:s text:c="6"/>jac(i)(2) = 1.0</text:p>
      <text:p text:style-name="P62"><text:s text:c="4"/>}</text:p>
      <text:p text:style-name="P62"><text:s text:c="4"/>jac</text:p>
      <text:p text:style-name="P62"><text:s text:c="3"/>}</text:p>
      <text:p text:style-name="P62"><text:s text:c="3"/></text:p>
      <text:p text:style-name="P62"><text:s text:c="2"/>def value( variables: Array[Double]) = {</text:p>
      <text:p text:style-name="P62"><text:s text:c="4"/>var values = new Array[Double](x.length)</text:p>
      <text:p text:style-name="P62"><text:s text:c="4"/>for (i &lt;- 0 until values.length)</text:p>
      <text:p text:style-name="P62"><text:s text:c="5"/>values(i) = (variables(0)*x(i)+variables(1))*x(i) + variables(2)</text:p>
      <text:p text:style-name="P62"><text:s text:c="3"/>values</text:p>
      <text:p text:style-name="P62"><text:s text:c="3"/>}</text:p>
      <text:p text:style-name="P62"><text:s text:c="3"/></text:p>
      <text:p text:style-name="P62"><text:s text:c="2"/>def jacobian() = {</text:p>
      <text:p text:style-name="P62"><text:s text:c="4"/>new MultivariateMatrixFunction() {</text:p>
      <text:p text:style-name="P62"><text:s text:c="6"/>def value( point: Array[Double] ) =</text:p>
      <text:p text:style-name="P62"><text:s text:c="7"/>jacobian( point )</text:p>
      <text:p text:style-name="P62"><text:s text:c="7"/>}</text:p>
      <text:p text:style-name="P62"><text:s text:c="6"/>} <text:s text:c="5"/></text:p>
      <text:p text:style-name="P62"><text:s text:c="3"/>}<text:bookmark-end text:name="__DdeLink__19451_1481006136"/></text:p>
      <text:p text:style-name="P58"><text:s text:c="3"/></text:p>
      <text:p text:style-name="P58"><text:s text:c="3"/></text:p>
      <text:p text:style-name="P86"><text:s text:c="5"/></text:p>
      <text:p text:style-name="P167"><text:bookmark text:name="Testing_a_fit_both_with_a_correct_and_a_higher-order_polynomial"/>Testing a fit both with a correct and a higher-order polynomial</text:p>
      <text:p text:style-name="P169"><text:span text:style-name="Teletype"><text:span text:style-name="T53"/></text:span></text:p>
      <text:p text:style-name="P169"><text:span text:style-name="Teletype"><text:span text:style-name="T53">The example below demonstrates that the fitting of a higher order polynomial fails on testing data. </text:span></text:span></text:p>
      <text:p text:style-name="P171"><text:span text:style-name="Teletype"><text:span text:style-name="T46"/></text:span></text:p>
      <text:p text:style-name="P171"><text:span text:style-name="Teletype"><text:span text:style-name="T46"/></text:span></text:p>
      <text:p text:style-name="P171"><text:span text:style-name="Teletype"><text:span text:style-name="T48">i</text:span></text:span><text:span text:style-name="Teletype"><text:span text:style-name="T46">mportApacheCommons <text:s text:c="2"/>// </text:span></text:span><text:span text:style-name="Teletype"><text:span text:style-name="T47">import some significant Apache Common Math classes</text:span></text:span></text:p>
      <text:p text:style-name="P92"/>
      <text:p text:style-name="P111"><text:bookmark-start text:name="__DdeLink__24093_1481006136"/><text:soft-page-break/>// the model function of the data. It is used to generate noise samples.</text:p>
      <text:p text:style-name="P111">def <text:s/>avalue(x: Double) = <text:s/>4.5*x*x - <text:s/>3.7*x+5.6</text:p>
      <text:p text:style-name="P111"/>
      <text:p text:style-name="P111">var nPtrain <text:s/>= getInt("Number of points to fit the polynomial", 4) <text:s/>// number of training set samples</text:p>
      <text:p text:style-name="P111">var nPtest <text:s/>= getInt("Number of points to test the fitted polynomial", 20) <text:s/>// number of testing set samples</text:p>
      <text:p text:style-name="P111"/>
      <text:p text:style-name="P111">var x = linspace(0, 2, nPtrain) <text:s text:c="2"/></text:p>
      <text:p text:style-name="P111">var ay = new Array[Double](nPtrain) <text:s text:c="2"/>// the actual values</text:p>
      <text:p text:style-name="P111">var dy = new Array[Double](nPtrain) <text:s text:c="2"/>// the measured data values</text:p>
      <text:p text:style-name="P111"/>
      <text:p text:style-name="P111">for (k&lt;-0 until nPtrain) {</text:p>
      <text:p text:style-name="P111"><text:s text:c="2"/>ay(k) = avalue(x(k)) <text:s/>// actual value</text:p>
      <text:p text:style-name="P111"><text:s text:c="2"/>dy(k) = ay(k)+4*(Math.random-0.5) <text:s text:c="2"/>// add some noise for the measured data value</text:p>
      <text:p text:style-name="P111">}</text:p>
      <text:p text:style-name="P111"/>
      <text:p text:style-name="P111">// construct <text:s/>test points</text:p>
      <text:p text:style-name="P111">var tx = linspace(2, 4, nPtest) <text:s text:c="4"/></text:p>
      <text:p text:style-name="P111">var aty = new Array[Double](nPtest) <text:s text:c="2"/>// the actual values for test points</text:p>
      <text:p text:style-name="P111"/>
      <text:p text:style-name="P111">for (k&lt;-0 until nPtest) </text:p>
      <text:p text:style-name="P111"><text:s text:c="2"/>aty(k) = avalue(tx(k)) <text:s/>// actual value for test points</text:p>
      <text:p text:style-name="P111"><text:s text:c="2"/></text:p>
      <text:p text:style-name="P111">var cmy = new Array[Double](nPtest) <text:s text:c="2"/>// the correct model predicted values</text:p>
      <text:p text:style-name="P111"/>
      <text:p text:style-name="P111">//var useLU = true; var optimizer = new GaussNewtonOptimizer(useLU); var figTitle = "Gauss-Newton Optimizer"</text:p>
      <text:p text:style-name="P111"/>
      <text:p text:style-name="P111">var optimizer = new LevenbergMarquardtOptimizer(); var figTitle = "Levenberg-Marquardt Optimizer"</text:p>
      <text:p text:style-name="P111"/>
      <text:p text:style-name="P111">// weight vector accounting significant of points</text:p>
      <text:p text:style-name="P111">var weights = new Array[Double](nPtrain)</text:p>
      <text:p text:style-name="P111">for (k&lt;-0 until nPtrain) weights(k)=1.0</text:p>
      <text:p text:style-name="P111">var initialSolutionCorrectModel = Array(1.0, 1.0, 1.0) <text:s text:c="2"/>// initial solution for the uknown parameters for the correct model</text:p>
      <text:p text:style-name="P111"><text:soft-page-break/>var initialSolutionComplexModel = Array(1.0, 1.0, 1.0, 1.0) <text:s text:c="2"/>// initial solution for the uknown parameters for the complex model</text:p>
      <text:p text:style-name="P111"/>
      <text:p text:style-name="P111"/>
      <text:p text:style-name="P111">// <text:s/>construct an optimization problem using the correct model of the data</text:p>
      <text:p text:style-name="P111">var <text:s/>optCorrectModelProblem = new PolynomialProblem(x, dy)</text:p>
      <text:p text:style-name="P111"/>
      <text:p text:style-name="P111"/>
      <text:p text:style-name="P111">// <text:s/>construct an optimization problem using a more complex model of the data</text:p>
      <text:p text:style-name="P111">var <text:s/>optComplexModelProblem = new HOPolynomialProblem(x, dy)</text:p>
      <text:p text:style-name="P111"/>
      <text:p text:style-name="P111">var maxEval = 100</text:p>
      <text:p text:style-name="P111">var optimumCorrectModel = optimizer.optimize(maxEval, optCorrectModelProblem, dy, weights, initialSolutionCorrectModel)</text:p>
      <text:p text:style-name="P111">var optimumComplexModel = optimizer.optimize(maxEval, optComplexModelProblem, dy, weights, initialSolutionComplexModel)</text:p>
      <text:p text:style-name="P111"/>
      <text:p text:style-name="P111">var oV = optimumCorrectModel.getPoint <text:s/>// get correct model parameters</text:p>
      <text:p text:style-name="P111">var oVCM = optimumComplexModel.getPoint <text:s text:c="3"/>// get complex model parameters</text:p>
      <text:p text:style-name="P111"/>
      <text:p text:style-name="P111"/>
      <text:p text:style-name="P111">// evaluate models on train data</text:p>
      <text:p text:style-name="P111">var yrecoverTrainCorrectModel = new Array[Double](nPtrain)</text:p>
      <text:p text:style-name="P111">for (k&lt;-0 until nPtrain)</text:p>
      <text:p text:style-name="P111"><text:s text:c="2"/>yrecoverTrainCorrectModel(k) = oV(0)*x(k)*x(k)+oV(1)*x(k)+oV(2)</text:p>
      <text:p text:style-name="P111"/>
      <text:p text:style-name="P111">var yrecoverTrainComplexModel = new Array[Double](nPtrain)</text:p>
      <text:p text:style-name="P111">for (k&lt;-0 until nPtrain)</text:p>
      <text:p text:style-name="P111"><text:s text:c="2"/>yrecoverTrainComplexModel(k) = oVCM(0)*x(k)*x(k)*x(k)+oVCM(1)*x(k)*x(k)+oVCM(2)*x(k)+oVCM(3)</text:p>
      <text:p text:style-name="P111"/>
      <text:p text:style-name="P111"/>
      <text:p text:style-name="P111">figure(1)</text:p>
      <text:p text:style-name="P111">hold("on")</text:p>
      <text:p text:style-name="P111">linePlotsOn</text:p>
      <text:p text:style-name="P111">plot(x, yrecoverTrainCorrectModel, "Correct Model", Color.BLUE ) <text:s/></text:p>
      <text:p text:style-name="P111"><text:soft-page-break/>plot(x, yrecoverTrainComplexModel, "Complex Model", Color.GRAY)</text:p>
      <text:p text:style-name="P111">plot(x,ay, <text:s/>"Actual", Color.RED)</text:p>
      <text:p text:style-name="P111"><text:s/></text:p>
      <text:p text:style-name="P111">scatterPlotsOn</text:p>
      <text:p text:style-name="P111">plot(x, dy, "Measured points", Color.GREEN)</text:p>
      <text:p text:style-name="P111"/>
      <text:p text:style-name="P111">title("Fig 1 : Fitting on Training Data : <text:s/>"+figTitle)</text:p>
      <text:p text:style-name="P111"/>
      <text:p text:style-name="P111">// <text:s/>evaluate models on test data</text:p>
      <text:p text:style-name="P111">var yactualData = new Array[Double](nPtest)</text:p>
      <text:p text:style-name="P111">for (k&lt;-0 until nPtest)</text:p>
      <text:p text:style-name="P111"><text:s text:c="2"/>yactualData(k) = avalue(tx(k))</text:p>
      <text:p text:style-name="P111"/>
      <text:p text:style-name="P111">var yrecoverTestCorrectModel = new Array[Double](nPtest)</text:p>
      <text:p text:style-name="P111">for (k&lt;-0 until nPtest)</text:p>
      <text:p text:style-name="P111"><text:s text:c="2"/>yrecoverTestCorrectModel(k) = oV(0)*tx(k)*tx(k)+oV(1)*tx(k)+oV(2)</text:p>
      <text:p text:style-name="P111"/>
      <text:p text:style-name="P111">var yrecoverTestComplexModel = new Array[Double](nPtest)</text:p>
      <text:p text:style-name="P111">for (k&lt;-0 until nPtest)</text:p>
      <text:p text:style-name="P111"><text:s text:c="2"/>yrecoverTestComplexModel(k) = oVCM(0)*tx(k)*tx(k)*tx(k)+oVCM(1)*tx(k)*tx(k)+oVCM(2)*tx(k)+oVCM(3)</text:p>
      <text:p text:style-name="P111"/>
      <text:p text:style-name="P111">figure(2)</text:p>
      <text:p text:style-name="P111">hold("on")</text:p>
      <text:p text:style-name="P111">plot(tx, yactualData, "Actual Data", Color.RED)</text:p>
      <text:p text:style-name="P111">linePlotsOn</text:p>
      <text:p text:style-name="P111">plot(tx, yrecoverTestCorrectModel, "Recovered with Correct Model", Color.BLUE)</text:p>
      <text:p text:style-name="P111">plot(tx, yrecoverTestComplexModel, "Recovered with Complex Model", Color.GRAY)</text:p>
      <text:p text:style-name="P111"/>
      <text:p text:style-name="P111">title("Fig 2 : Generalization Performance : "+figTitle) </text:p>
      <text:p text:style-name="P111"/>
      <text:p text:style-name="P111">// <text:s/>construct a Polynomial model with the correct order, i.e. 3nd degree</text:p>
      <text:p text:style-name="P111">class PolynomialProblem( x: Array[Double], y: Array[Double])</text:p>
      <text:p text:style-name="P111"><text:s text:c="3"/>extends AnyRef with DifferentiableMultivariateVectorialFunction {</text:p>
      <text:p text:style-name="P111"><text:s text:c="2"/></text:p>
      <text:p text:style-name="P111"><text:soft-page-break/><text:s text:c="4"/>def jacobian( variables: Array[Double]) = {</text:p>
      <text:p text:style-name="P111"><text:s text:c="8"/>var jac = Array.<text:span text:style-name="T337">ofDim</text:span>[Double](x.length, 3)</text:p>
      <text:p text:style-name="P111"><text:s text:c="8"/>for (i &lt;- 0 <text:s/>until x.length) {</text:p>
      <text:p text:style-name="P111"><text:s text:c="12"/>jac(i)(0) = x(i)*x(i)</text:p>
      <text:p text:style-name="P111"><text:s text:c="12"/>jac(i)(1) = x(i)</text:p>
      <text:p text:style-name="P111"><text:s text:c="12"/>jac(i)(2) = 1.0</text:p>
      <text:p text:style-name="P111"><text:s text:c="9"/>}</text:p>
      <text:p text:style-name="P111"><text:s text:c="9"/>jac</text:p>
      <text:p text:style-name="P111"><text:s text:c="6"/>}</text:p>
      <text:p text:style-name="P111"><text:s text:c="6"/></text:p>
      <text:p text:style-name="P111"><text:s text:c="5"/>def <text:s/>value( variables: Array[Double]) = {</text:p>
      <text:p text:style-name="P111"><text:s text:c="9"/>var values = new Array[Double](x.length)</text:p>
      <text:p text:style-name="P111"><text:s text:c="9"/>for (i &lt;- 0 until values.length)</text:p>
      <text:p text:style-name="P111"><text:s text:c="11"/>values(i) = (variables(0)*x(i)+variables(1))*x(i) + variables(2)</text:p>
      <text:p text:style-name="P111"><text:s text:c="7"/>values</text:p>
      <text:p text:style-name="P111"><text:s text:c="7"/>}</text:p>
      <text:p text:style-name="P111"><text:s text:c="7"/></text:p>
      <text:p text:style-name="P111"><text:s text:c="5"/>def jacobian() = {</text:p>
      <text:p text:style-name="P111"><text:s text:c="9"/>new MultivariateMatrixFunction() {</text:p>
      <text:p text:style-name="P111"><text:s text:c="13"/>def value( point: Array[Double] ) =</text:p>
      <text:p text:style-name="P111"><text:s text:c="15"/>jacobian( point )</text:p>
      <text:p text:style-name="P111"><text:s text:c="15"/>}</text:p>
      <text:p text:style-name="P111"><text:s text:c="12"/>} <text:s text:c="11"/></text:p>
      <text:p text:style-name="P111"><text:s text:c="6"/>}</text:p>
      <text:p text:style-name="P111"><text:s text:c="6"/></text:p>
      <text:p text:style-name="P111"><text:s text:c="6"/></text:p>
      <text:p text:style-name="P111"><text:s text:c="10"/></text:p>
      <text:p text:style-name="P111">// <text:s/>construct a Higher-Order Polynomial model than the correct order, i.e. a fourth degree instead of three</text:p>
      <text:p text:style-name="P111">class HOPolynomialProblem( x: Array[Double], y: Array[Double])</text:p>
      <text:p text:style-name="P111"><text:s text:c="3"/>extends AnyRef with DifferentiableMultivariateVectorialFunction {</text:p>
      <text:p text:style-name="P111"><text:s text:c="2"/></text:p>
      <text:p text:style-name="P111">// the jacobian of the 4th-degree polynomial</text:p>
      <text:p text:style-name="P111"><text:s text:c="4"/>def jacobian( variables: Array[Double]) = {</text:p>
      <text:p text:style-name="P111"><text:s text:c="8"/>var jac = Array.<text:span text:style-name="T337">ofDim[</text:span>Double](x.length, 4)</text:p>
      <text:p text:style-name="P111"><text:soft-page-break/><text:s text:c="8"/>for (i &lt;- 0 <text:s/>until x.length) {</text:p>
      <text:p text:style-name="P111"><text:s text:c="12"/>jac(i)(0) = x(i)*x(i)*x(i)</text:p>
      <text:p text:style-name="P111"><text:s text:c="12"/>jac(i)(1) = x(i)*x(i)</text:p>
      <text:p text:style-name="P111"><text:s text:c="12"/>jac(i)(2) = x(i)</text:p>
      <text:p text:style-name="P111"><text:s text:c="12"/>jac(i)(3) = 1.0</text:p>
      <text:p text:style-name="P111"><text:s text:c="9"/>}</text:p>
      <text:p text:style-name="P111"><text:s text:c="9"/>jac</text:p>
      <text:p text:style-name="P111"><text:s text:c="6"/>}</text:p>
      <text:p text:style-name="P111"><text:s text:c="6"/></text:p>
      <text:p text:style-name="P111">// the evaluated value of the 4th-degree polynomial</text:p>
      <text:p text:style-name="P111"><text:s text:c="5"/>def <text:s/>value( variables: Array[Double]) = {</text:p>
      <text:p text:style-name="P111"><text:s text:c="9"/>var values = new Array[Double](x.length)</text:p>
      <text:p text:style-name="P111"><text:s text:c="9"/>for (i &lt;- 0 until values.length)</text:p>
      <text:p text:style-name="P111"><text:s text:c="11"/>values(i) = variables(0)*x(i)*x(i)*x(i)+variables(1)*x(i)*x(i) + variables(2)*x(i) + variables(3)</text:p>
      <text:p text:style-name="P111"><text:s text:c="7"/>values</text:p>
      <text:p text:style-name="P111"><text:s text:c="7"/>}</text:p>
      <text:p text:style-name="P111"><text:s text:c="7"/></text:p>
      <text:p text:style-name="P111"><text:s text:c="5"/>def jacobian() = {</text:p>
      <text:p text:style-name="P111"><text:s text:c="9"/>new MultivariateMatrixFunction() {</text:p>
      <text:p text:style-name="P111"><text:s text:c="13"/>def value( point: Array[Double] ) =</text:p>
      <text:p text:style-name="P111"><text:s text:c="15"/>jacobian( point )</text:p>
      <text:p text:style-name="P111"><text:s text:c="15"/>}</text:p>
      <text:p text:style-name="P111"><text:s text:c="12"/>} <text:s text:c="11"/></text:p>
      <text:p text:style-name="Text_20_body"><text:span text:style-name="T112"><text:s text:c="6"/>}</text:span> <text:s text:c="2"/></text:p>
      <text:p text:style-name="Text_20_body"/>
      <text:p text:style-name="Text_20_body"/>
      <text:p text:style-name="Text_20_body"/>
      <text:p text:style-name="Text_20_body"/>
      <text:p text:style-name="Text_20_body"/>
      <text:h text:style-name="Heading_20_1" text:outline-level="1"><text:bookmark-start text:name="__RefHeading___Toc145063_2064470228"/><text:alphabetical-index-mark-start text:id="IMark100581976"/>Wavelets <text:alphabetical-index-mark-end text:id="IMark100581976"/>in ScalaLab <text:bookmark-end text:name="__RefHeading___Toc145063_2064470228"/></text:h>
      <text:p text:style-name="P296"/>
      <text:p text:style-name="P248"><text:span text:style-name="Teletype"><text:span text:style-name="T53">Wavelet Theory has been emerged in recent years and has found a lot of applications. It still remains a hot research topic. </text:span></text:span></text:p>
      <text:p text:style-name="P248"><text:soft-page-break/><text:span text:style-name="Teletype"><text:span text:style-name="T53">In ScalaLab we can experiment easily with Wavelets by using either the wavelet package of the jSci library</text:span></text:span><text:span text:style-name="T53"> </text:span><text:span text:style-name="Teletype"><text:span text:style-name="T53">or the jWave</text:span></text:span><text:span text:style-name="T53"> </text:span><text:span text:style-name="Teletype"><text:span text:style-name="T53">toolbox which is available for installation. Here we present some examples of using these libraries.</text:span></text:span><text:span text:style-name="T53"> </text:span></text:p>
      <text:p text:style-name="Text_20_body"><text:span text:style-name="Teletype"><text:span text:style-name="T42"/></text:span></text:p>
      <text:p text:style-name="Text_20_body"><text:bookmark text:name="Example_2_-_Continuous_Wavelet_Transform_Example"/><text:bookmark-start text:name="__DdeLink__21557_1481006136"/><text:span text:style-name="Teletype"><text:span text:style-name="T42">E</text:span></text:span><text:bookmark-end text:name="__DdeLink__21557_1481006136"/><text:span text:style-name="Teletype"><text:span text:style-name="T42">xample 1 - </text:span></text:span><text:alphabetical-index-mark-start text:id="IMark102364328"/><text:span text:style-name="Teletype"><text:span text:style-name="T42">Continuous Wavelet Transform </text:span></text:span><text:alphabetical-index-mark-end text:id="IMark102364328"/><text:span text:style-name="Teletype"><text:span text:style-name="T42">Example</text:span></text:span></text:p>
      <text:h text:style-name="P602" text:outline-level="1"/>
      <text:p text:style-name="P23">The Continuous Wavelet Transform example illustrates that ScalaLab interfaces easily with Java libraries of scientific code.</text:p>
      <text:p text:style-name="P23">In particular we interface with an implementation of continuous Morlet Wavelet Transform provided from Richard Buessow (<text:a xlink:type="simple" xlink:href="mailto:buessow@tu.berlin.de" text:style-name="Internet_20_link" text:visited-style-name="Visited_20_Internet_20_Link">buessow@tu.berlin.de</text:a>). The CWT method is:</text:p>
      <text:p text:style-name="P26">CWT(double []y, int f, double fmax, int maxNf, String linlog, int stepfac, int df0)</text:p>
      <text:p text:style-name="P23">where, <text:span text:style-name="T112">fs</text:span> the <text:span text:style-name="T112">sampling frequency</text:span>, <text:span text:style-name="T112">fmax </text:span><text:s/>the maximum frequency of the analysis, <text:span text:style-name="T112">maxNf</text:span> the maximum number of frequencies <text:s/>for which analysis is performed, <text:span text:style-name="T112">stepfac:</text:span> controls the change of the step size, i.e. “frequency adaptive” change at step, and <text:span text:style-name="T112">df0</text:span> the starting frequency <text:span text:style-name="T112">f0.</text:span></text:p>
      <text:p text:style-name="P23">The interested reader can study this implementation by downloading ScalaLab's source code. The particular Java code that implements the Continuous Wavelet Transform is within the package wavelets, in the source file CWT.java.</text:p>
      <text:p text:style-name="P262"><text:variable-set text:name="lcnt" text:display="none" text:formula="ooow:lcnt+1" office:value-type="float" office:value="19" style:data-style-name="N0"/></text:p>
      <text:p text:style-name="P248"><text:span text:style-name="Teletype"><text:span text:style-name="T53">The following example demonstrates performing a Continuous Wavelet Transform (CWT). The CWT class is included with the standard ScalaLab libraries. The toolbox </text:span></text:span><text:span text:style-name="Teletype"><text:span text:style-name="T67">jWave</text:span></text:span><text:span text:style-name="Teletype"><text:span text:style-name="T53"> should not be installed in order to run the following code, since there are name collisions.</text:span></text:span><text:span text:style-name="T53"> </text:span></text:p>
      <text:p text:style-name="P296"><text:bookmark-start text:name="__DdeLink__21559_1481006136"/></text:p>
      <text:p text:style-name="P59">var fs = 600; // 2050; </text:p>
      <text:p text:style-name="P58">var dt = 1.0/fs </text:p>
      <text:p text:style-name="P58">var t = inc(1, dt, 2)</text:p>
      <text:p text:style-name="P58">var PI = 3.1415926</text:p>
      <text:p text:style-name="P58">var PI2 = 2*PI</text:p>
      <text:p text:style-name="P58">var y = sin(PI2*10*t)+4*cos(PI2*4*t)</text:p>
      <text:p text:style-name="P58">var rv = rand(y.length) // a random vector of the same size as y</text:p>
      <text:p text:style-name="P58">var summedVec = 4*y+rv</text:p>
      <text:p text:style-name="P58">figure(1); plot(summedVec); title("Signal and Noise")</text:p>
      <text:p text:style-name="P58">var fstart = 1 // frequency to start</text:p>
      <text:p text:style-name="P58">var fmax = fs/2.0</text:p>
      <text:p text:style-name="P58">var maxNf = 20</text:p>
      <text:p text:style-name="P58">var linlog = "log"</text:p>
      <text:p text:style-name="P58"><text:soft-page-break/>var stepfac=16</text:p>
      <text:p text:style-name="P58">var df0=3</text:p>
      <text:p text:style-name="P58">var ycwt = new wavelets.CWT(y.getv, fs, fmax, maxNf, linlog, stepfac, df0)</text:p>
      <text:p text:style-name="P58">var ed = ycwt.ed() // energy density coefficients as a double[][] vector</text:p>
      <text:p text:style-name="P58">figure(2); plot(ed); title("Continuous Wavelet Transform")</text:p>
      <text:p text:style-name="P58"/>
      <text:p text:style-name="P58">var edm = new Matrix(ed);</text:p>
      <text:p text:style-name="P58">//subsampledEdm = edm.resample(5, 1); // subsample matrix before displaying it in contour plot</text:p>
      <text:p text:style-name="P58">figure(1); </text:p>
      <text:p text:style-name="P58">subplot(2,1,1);</text:p>
      <text:p text:style-name="P58">plot(y); title("signal");</text:p>
      <text:p text:style-name="P58">subplot(2,1,2);</text:p>
      <text:p text:style-name="P88">plot2d_scalogram(ed, "scalogram");</text:p>
      <text:p text:style-name="P307">Example 1 - <text:alphabetical-index-mark-start text:id="IMark100581976"/>Daubechies wavelet <text:alphabetical-index-mark-end text:id="IMark100581976"/>with the jWave toolbox</text:p>
      <text:p text:style-name="P248"><text:span text:style-name="Teletype"><text:span text:style-name="T53">After downloading and installing the Wavelet toolbox, </text:span></text:span><text:span text:style-name="Teletype"><text:span text:style-name="T67">jWave.jar</text:span></text:span><text:span text:style-name="Teletype"><text:span text:style-name="T53">, you can execute the following example code:</text:span></text:span><text:span text:style-name="T53"> </text:span></text:p>
      <text:p text:style-name="P62">// import the relevant material from the jWave toolbox</text:p>
      <text:p text:style-name="P62">import _root_.math.transform.jwave.handlers.wavelets._</text:p>
      <text:p text:style-name="P62">import _root_.math.transform.jwave.handlers._</text:p>
      <text:p text:style-name="P62">// create a Daubechies Wavelet</text:p>
      <text:p text:style-name="P62">var daubWav = new Daub03</text:p>
      <text:p text:style-name="P62">// create a synthetic signal and inject to it some noise</text:p>
      <text:p text:style-name="P62">var N=pow(2, 14.0).toInt</text:p>
      <text:p text:style-name="P62">var F1 = 23.4; var F2 = 0.45; var F3= 9.8;</text:p>
      <text:p text:style-name="P62">var taxis = linspace(0, 5, N)</text:p>
      <text:p text:style-name="P62">var sig = 2.5*sin(F1*taxis)+8.9*cos(F2*taxis)-9.8*sin(F3*taxis)</text:p>
      <text:p text:style-name="P62">var rndSig = vrand(N)</text:p>
      <text:p text:style-name="P62">var sigAll = (sig+rndSig).getv</text:p>
      <text:p text:style-name="P62">// create a FWT object</text:p>
      <text:p text:style-name="P62">var fwtObj = new FastWaveletTransform(daubWav)</text:p>
      <text:p text:style-name="P62">// perform a Fast Wavelet Transform with the Daubechies Wavelet</text:p>
      <text:p text:style-name="P62">var transfSig = fwtObj.forwardWavelet(sigAll)</text:p>
      <text:p text:style-name="P62">// plot the results</text:p>
      <text:p text:style-name="P62">figure(1); subplot(2,1,1); plot(sigAll); title("A Signal with Noise");</text:p>
      <text:p text:style-name="P89">subplot(2,1,2); plot(transfSig); title("Wavelet Transformed")</text:p>
      <text:p text:style-name="P167"><text:span text:style-name="Teletype"><text:span text:style-name="T42"/></text:span></text:p>
      <text:p text:style-name="P167"><text:bookmark text:name="Example_for_1-D_DFT"/><text:bookmark-end text:name="__DdeLink__21559_1481006136"/>Example for 1-D DFT</text:p>
      <text:p text:style-name="P200"><text:bookmark-start text:name="__DdeLink__22242_1481006136"/>import _root_.math.transform.jwave.Transform</text:p>
      <text:p text:style-name="P62">import _root_.math.transform.jwave.handlers.DiscreteFourierTransform</text:p>
      <text:p text:style-name="P62">var t = new Transform( new DiscreteFourierTransform())</text:p>
      <text:p text:style-name="P62">var arrTime = Array(1.0, 1.0, 1.0, 1.0, 1.0, 1.0, 1.0, 1.0)</text:p>
      <text:p text:style-name="P62">var arrFreq = t.forward(arrTime) <text:s/>// 1-D DFT forward</text:p>
      <text:p text:style-name="P89">var arrReco = t.reverse(arrFreq)</text:p>
      <text:p text:style-name="P89"><text:bookmark-end text:name="__DdeLink__22242_1481006136"/><text:soft-page-break/></text:p>
      <text:p text:style-name="P312"><text:bookmark text:name="Example_for_1-D_FWT,_2-D_FWT"/>Example for 1-D FWT, 2-D FWT</text:p>
      <text:p text:style-name="P62"><text:bookmark-start text:name="__DdeLink__22244_1481006136"/>import _root_.math.transform.jwave.Transform</text:p>
      <text:p text:style-name="P62">import _root_.math.transform.jwave.handlers.wavelets._</text:p>
      <text:p text:style-name="P62">import _root_.math.transform.jwave.handlers.FastWaveletTransform</text:p>
      <text:p text:style-name="P62">var t = new Transform( new FastWaveletTransform(new Haar02()))</text:p>
      <text:p text:style-name="P62">var arrTime = Array(1.0, 1.0, 1.0, 1.0, 1.0, 1.0, 1.0, 1.0) </text:p>
      <text:p text:style-name="P62">var arrHilb = t.forward(arrTime) <text:s/>// 1-D FWT Haar forward</text:p>
      <text:p text:style-name="P62">var arrReco = t.reverse(arrHilb) // 1-D FWT Haar reverse</text:p>
      <text:p text:style-name="P62">var matTime = Array(Array( 1., 1., 1., 1.), Array( 1., 1., 1., 1. ), Array(1., 1., 1., 1. ), Array( 1., 1., 1., 1. ))</text:p>
      <text:p text:style-name="P62">var matHilb = t.forward( matTime ); // 2-D FWT Haar forward</text:p>
      <text:p text:style-name="P89">var matReco = t.reverse( matHilb ); // 2-D FWT Haar reverse</text:p>
      <text:p text:style-name="P167"><text:bookmark text:name="Example_for_Wavelet_Packet_Transform"/><text:bookmark-end text:name="__DdeLink__22244_1481006136"/>Example for <text:alphabetical-index-mark-start text:id="IMark100014440"/>Wavelet Packet Transform<text:alphabetical-index-mark-end text:id="IMark100014440"/></text:p>
      <text:p text:style-name="P58"><text:bookmark-start text:name="__DdeLink__22246_1481006136"/>import _root_.math.transform.jwave.Transform</text:p>
      <text:p text:style-name="P58">import _root_.math.transform.jwave.handlers.wavelets._</text:p>
      <text:p text:style-name="P58">import _root_.math.transform.jwave.handlers.WaveletPacketTransform</text:p>
      <text:p text:style-name="P58">var t = new Transform( new WaveletPacketTransform(new Haar02()))</text:p>
      <text:p text:style-name="P58">var arrTime = Array(1.0, 1.0, 1.0, 1.0, 1.0, 1.0, 1.0, 1.0) </text:p>
      <text:p text:style-name="P58">var arrHilb = t.forward(arrTime) <text:s/>// 1-D FWT Haar forward</text:p>
      <text:p text:style-name="P58">var arrReco = t.reverse(arrHilb) // 1-D FWT Haar reverse</text:p>
      <text:p text:style-name="P58">var matTime = Array(Array( 1., 1., 1., 1.), Array( 1., 1., 1., 1. ), Array(1., 1., 1., 1. ), Array( 1., 1., 1., 1. ))</text:p>
      <text:p text:style-name="P58">var matHilb = t.forward( matTime ); // 2-D WPT Haar forward</text:p>
      <text:p text:style-name="P88">var matReco = t.reverse( matHilb ); // 2-D WPT Haar reverse</text:p>
      <text:p text:style-name="P88"><text:bookmark-end text:name="__DdeLink__22246_1481006136"/></text:p>
      <text:h text:style-name="Heading_20_1" text:outline-level="1"><text:bookmark-start text:name="__RefHeading___Toc145065_2064470228"/><text:alphabetical-index-mark-start text:id="IMark99993112"/><text:span text:style-name="Teletype"><text:span text:style-name="T31">BioScala</text:span></text:span><text:alphabetical-index-mark-end text:id="IMark99993112"/><text:span text:style-name="Teletype"><text:span text:style-name="T31"> in ScalaLab</text:span></text:span><text:bookmark-end text:name="__RefHeading___Toc145065_2064470228"/></text:h>
      <text:p text:style-name="P169"><text:span text:style-name="Teletype"><text:span text:style-name="T34">Scala is a great language to perform Computational Biology and Bioinformatics tasks. The BioScala toolbox of ScalaLab is one way of starting exploring the vast protential of the Scala language in Bioinformatics tasks. We present here some material of tutorial type.</text:span></text:span><text:span text:style-name="T34"> </text:span></text:p>
      <text:p text:style-name="P169"><text:span text:style-name="Teletype"><text:span text:style-name="T34">BioScala (https://github.com/bioscala/bioscala) is available as a ScalaLab toolbox (file: bioScala.jar). Therefore, we can download bioScala.jar, and then install it, as any other ScalaLab toolbox. In addition, the BioJava toolbox, bioJava.jar, also available from ScalaLab's downloads, should be installed. The later is necessary since much functionality of BioScala is build upon BioJava (BioJava can also be used from ScalaLab, and a Scala based DSL for BioJava is in our future plans). After, performing these installation steps we can execute the following examples, that demonstrate some aspects of BioScala. The material in this page has been adapted from the documentation of BioScala.</text:span></text:span><text:span text:style-name="T34"> </text:span></text:p>
      <text:p text:style-name="Text_20_body"><text:span text:style-name="Teletype"><text:span text:style-name="T34">The first step is to perform some imports: </text:span></text:span></text:p>
      <text:p text:style-name="P88">import bio._</text:p>
      <text:p text:style-name="Text_20_body"><text:soft-page-break/><text:span text:style-name="Teletype"><text:span text:style-name="T34">Then we can create a Sequence object</text:span></text:span><text:span text:style-name="T34"> </text:span></text:p>
      <text:p text:style-name="P88">val dna = new DNA.Sequence("agctaacg")</text:p>
      <text:p text:style-name="Text_20_body"><text:span text:style-name="Teletype"><text:span text:style-name="T34">Sequence is strongly typed. Creating a DNA sequence from an RNA String will give an error</text:span></text:span><text:span text:style-name="T34"> </text:span></text:p>
      <text:p text:style-name="P88">val dna2 = new DNA.Sequence("agcuaacg")</text:p>
      <text:p text:style-name="Text_20_body"><text:span text:style-name="Teletype"><text:span text:style-name="T34">You can transcribe DNA</text:span></text:span><text:span text:style-name="T34"> </text:span></text:p>
      <text:p text:style-name="P88">val rna = dna.transcribe</text:p>
      <text:p text:style-name="Text_20_body"><text:span text:style-name="Teletype"><text:span text:style-name="T45">rna: bio.RNA.Sequence = agcuaacg</text:span></text:span><text:span text:style-name="T45"> </text:span></text:p>
      <text:p text:style-name="Text_20_body"><text:span text:style-name="Teletype"><text:span text:style-name="T34">Notice that the above is an RNA object now. Nucleotides are proper lists.</text:span></text:span><text:span text:style-name="T34"> </text:span></text:p>
      <text:p text:style-name="P88">val l = RNA.A :: rna.toList</text:p>
      <text:p text:style-name="Text_20_body"><text:span text:style-name="Teletype"><text:span text:style-name="T34">l: List[bio.RNA.Nucleotide] = List(a, a, g, c, u, a, a, c, g)</text:span></text:span><text:span text:style-name="T34"> </text:span></text:p>
      <text:p text:style-name="Text_20_body"><text:span text:style-name="Teletype"><text:span text:style-name="T34">To translate nucleotides to amino acids:</text:span></text:span><text:span text:style-name="T34"> </text:span></text:p>
      <text:p text:style-name="P86">bio.DNA.SequenceTranslation.translate(l)</text:p>
      <text:p text:style-name="Text_20_body"><text:span text:style-name="Teletype"><text:span text:style-name="T34">res0: List[bio.Protein.AASymbol] = List(K, L, T)</text:span></text:span><text:span text:style-name="T34"> </text:span></text:p>
      <text:p text:style-name="Text_20_body"><text:span text:style-name="Teletype"><text:span text:style-name="T34">Create a Sequence with ID</text:span></text:span><text:span text:style-name="T34"> </text:span></text:p>
      <text:p text:style-name="P58">val seq = new DNA.Sequence("ID456", "agctaacg")</text:p>
      <text:p text:style-name="P88">seq.id</text:p>
      <text:p text:style-name="Text_20_body"><text:span text:style-name="Teletype"><text:span text:style-name="T34">Create a Sequence with ID and decsription</text:span></text:span><text:span text:style-name="T34"> </text:span></text:p>
      <text:p text:style-name="P58">val seq = new DNA.Sequence("ID456", "My gene", "agctaacg")</text:p>
      <text:p text:style-name="P88">seq.description</text:p>
      <text:p text:style-name="Text_20_body"><text:span text:style-name="Teletype"><text:span text:style-name="T34">A Sequence, like in the real world, can have multiple ID's and descriptions.</text:span></text:span><text:span text:style-name="T34"> </text:span></text:p>
      <text:p text:style-name="P58">import bio.attribute._</text:p>
      <text:p text:style-name="P58">val seq2 = seq.attrAdd(Id("Pubmed:456"))</text:p>
      <text:p text:style-name="P58">seq2.idList</text:p>
      <text:p text:style-name="P58">val seq3 = seq2.attrAdd(Description("Another description"))</text:p>
      <text:p text:style-name="P88">seq3.descriptionList</text:p>
      <text:p text:style-name="Text_20_body"><text:span text:style-name="Teletype"><text:span text:style-name="T34">Note that Sequence is immutable. Every time you add an attribute a new copy gets created.</text:span></text:span><text:span text:style-name="T34"> </text:span></text:p>
      <text:h text:style-name="Heading_20_2" text:outline-level="2"><text:bookmark text:name="CodonSequence"/><text:bookmark-start text:name="__RefHeading___Toc145067_2064470228"/><text:span text:style-name="Teletype"><text:span text:style-name="T34">CodonSequence</text:span></text:span><text:bookmark-end text:name="__RefHeading___Toc145067_2064470228"/></text:h>
      <text:p text:style-name="P169"><text:span text:style-name="Teletype"><text:span text:style-name="T34">The CodonSequence makes use of the Attribute list of the standard AminoAcidSequence object. When creating a CodonSequence, e.g.</text:span></text:span><text:span text:style-name="T34"> </text:span></text:p>
      <text:p text:style-name="P58">val seq = new Protein.CodonSequence("ID356","Describe gene 356","agctgaatc")</text:p>
      <text:p text:style-name="P58">seq.toString</text:p>
      <text:p text:style-name="P88"><text:soft-page-break/>seq.toDNA</text:p>
      <text:p text:style-name="Text_20_body"><text:span text:style-name="Teletype"><text:span text:style-name="T34">it stored the DNA sequence as a CodonAttribute to the AminoAcid. When you want to fetch the codon sequence of Attribute with the third Amino Acid, you can query for the codon information </text:span></text:span></text:p>
      <text:p text:style-name="P88">seq(2).getCodon</text:p>
      <text:p text:style-name="Text_20_body"><text:span text:style-name="Teletype"><text:span text:style-name="T45">List(a, t , c)</text:span></text:span><text:span text:style-name="T45"> </text:span></text:p>
      <text:p text:style-name="Text_20_body"><text:span text:style-name="Teletype"><text:span text:style-name="T34">and even directly from the CodonSequence</text:span></text:span><text:span text:style-name="T34"> </text:span></text:p>
      <text:p text:style-name="P88">seq.getCodon(2)</text:p>
      <text:p text:style-name="Text_20_body"><text:span text:style-name="Teletype"><text:span text:style-name="T34">Now we want to delete the middle codon:</text:span></text:span><text:span text:style-name="T34"> </text:span></text:p>
      <text:p text:style-name="P58"><text:s/>var seq2 = seq.delete(1,1)</text:p>
      <text:p text:style-name="P88"><text:s/>seq2.toDNA</text:p>
      <text:p text:style-name="Text_20_body"><text:span text:style-name="Teletype"><text:span text:style-name="T34">We have another immutable CodonSequence object seq2, which contains a new sequence with matching amino acids and codons:</text:span></text:span><text:span text:style-name="T34"> </text:span></text:p>
      <text:p text:style-name="P58"><text:s/>seq.toString</text:p>
      <text:p text:style-name="P88"><text:s/>seq.toDNA</text:p>
      <text:p text:style-name="P88"/>
      <text:p text:style-name="P88"/>
      <text:p text:style-name="P430"/>
      <text:p text:style-name="P430"/>
      <text:p text:style-name="P430"/>
      <text:h text:style-name="P612" text:outline-level="1"/>
      <text:p text:style-name="P100"/>
      <text:h text:style-name="Heading_20_1" text:outline-level="1"><text:bookmark-start text:name="__RefHeading___Toc145073_2064470228"/><text:alphabetical-index-mark-start text:id="IMark102263192"/>Computer Algebra<text:bookmark-end text:name="__RefHeading___Toc145073_2064470228"/><text:alphabetical-index-mark-end text:id="IMark102263192"/></text:h>
      <text:p text:style-name="Text_20_body"/>
      <text:h text:style-name="P613" text:outline-level="1"><text:bookmark-start text:name="__RefHeading___Toc145075_2064470228"/><text:span text:style-name="Teletype"><text:span text:style-name="T34">Introduction</text:span></text:span><text:bookmark-end text:name="__RefHeading___Toc145075_2064470228"/></text:h>
      <text:p text:style-name="P169"><text:span text:style-name="Teletype"><text:span text:style-name="T34">Although ScalaLab is not a Computer Algebra System, we integrate within the embedded libraries, the</text:span></text:span><text:span text:style-name="T34"> </text:span><text:span text:style-name="Teletype"><text:span text:style-name="T34">symja (http://code.google.com/p/symja/ )</text:span></text:span><text:span text:style-name="T34"> </text:span><text:span text:style-name="Teletype"><text:span text:style-name="T34">Java Computer Algebra system.</text:span></text:span><text:span text:style-name="T34"> </text:span></text:p>
      <text:p text:style-name="P169"><text:span text:style-name="Teletype"><text:span text:style-name="T34">A top level menu choice, "Symbolic Algebra"</text:span></text:span><text:span text:style-name="T34"> </text:span><text:span text:style-name="Teletype"><text:span text:style-name="T34">aims to provide symbolic Algebra operations. This choice opens a GUI Window that allows the user to perform many Computer Algebra operations, e.g. to simplify expressions, to multiply/divide polynomials, factorizations, differentiations, integrations etc. Additionally, the user can easily plot 2-D and 3-D </text:span></text:span><text:soft-page-break/><text:span text:style-name="Teletype"><text:span text:style-name="T34">functions. Although, the operation of this window is currently independent from the rest ScalaLab components, we consider it very useful, since it is a way for the ScalaLab user to perform easily many Computer Algebra tasks</text:span></text:span><text:span text:style-name="T34">. </text:span></text:p>
      <text:p text:style-name="Text_20_body"><text:span text:style-name="Teletype"><text:span text:style-name="T34">In this page we present material that will facilitate the user to explore the potential of symja from within ScalaLab.</text:span></text:span><text:span text:style-name="T34"> </text:span></text:p>
      <text:h text:style-name="Heading_20_1" text:outline-level="1"><text:bookmark-start text:name="__RefHeading___Toc145077_2064470228"/><text:span text:style-name="Teletype"><text:span text:style-name="T34">Using the </text:span></text:span><text:alphabetical-index-mark-start text:id="IMark99824936"/><text:span text:style-name="Teletype"><text:span text:style-name="T34">symja Java Computer Algebra System</text:span></text:span><text:alphabetical-index-mark-end text:id="IMark99824936"/><text:span text:style-name="Teletype"><text:span text:style-name="T34"> from within ScalaLab</text:span></text:span><text:bookmark-end text:name="__RefHeading___Toc145077_2064470228"/></text:h>
      <text:p text:style-name="P169"><text:span text:style-name="Teletype"><text:span text:style-name="T34">ScalaLab permits to perform Computer Algebra tasks with symja more conveniently and effectively than from the plain Java. For example we can run the following Scala code that uses symja to perform Computer Algebra tasks.</text:span></text:span><text:span text:style-name="T34"> </text:span></text:p>
      <text:h text:style-name="Heading_20_2" text:outline-level="2"><text:bookmark-start text:name="__RefHeading___Toc145079_2064470228"/><text:span text:style-name="Teletype"><text:span text:style-name="T34">Examples demonstrating basic Symbolic Algebra tasks</text:span></text:span><text:bookmark-end text:name="__RefHeading___Toc145079_2064470228"/></text:h>
      <text:p text:style-name="Text_20_body"><text:span text:style-name="Teletype"><text:span text:style-name="T34">The following Scala code uses symja to perform basic Computer Algebra tasks. You can run it, as any other ScalaLab script.</text:span></text:span><text:span text:style-name="T34"> </text:span></text:p>
      <text:p text:style-name="P57"><text:s text:c="2"/>// Static initialization of the MathEclipse engine instead of null </text:p>
      <text:p text:style-name="P57"><text:s text:c="2"/>// you can set a file name to overload the default initial</text:p>
      <text:p text:style-name="P57"><text:s text:c="2"/>// rules. This step should be called only once at program setup:</text:p>
      <text:p text:style-name="P57"><text:s text:c="2"/>F.initSymbols()</text:p>
      <text:p text:style-name="P57"><text:s text:c="2"/>var util = new EvalUtilities()</text:p>
      <text:p text:style-name="P57"><text:s text:c="3"/>var buf = new StringBufferWriter()</text:p>
      <text:p text:style-name="P57"><text:s text:c="3"/>var input = "Expand[(AX^2+BX)^2]"</text:p>
      <text:p text:style-name="P57"><text:s text:c="3"/>var result = util.evaluate(input)</text:p>
      <text:p text:style-name="P57"><text:s text:c="3"/>OutputFormFactory.get().convert(buf, result)</text:p>
      <text:p text:style-name="P57"><text:s text:c="3"/>var output = buf.toString()</text:p>
      <text:p text:style-name="P57"><text:s text:c="3"/>println("Expanded form for " + input + " is " + output)</text:p>
      <text:p text:style-name="P57"><text:s text:c="3"/>// set some variable values</text:p>
      <text:p text:style-name="P57"><text:s text:c="3"/>input = "A=2;B=4"</text:p>
      <text:p text:style-name="P57"><text:s text:c="3"/>result = util.evaluate(input)</text:p>
      <text:p text:style-name="P57"><text:s text:c="3"/>buf = new StringBufferWriter()</text:p>
      <text:p text:style-name="P57"><text:s text:c="3"/>input = "Expand[(A*X^2+B*X)^2]"</text:p>
      <text:p text:style-name="P57"><text:s text:c="3"/>result = util.evaluate(input)</text:p>
      <text:p text:style-name="P57"><text:s text:c="3"/>OutputFormFactory.get().convert(buf, result)</text:p>
      <text:p text:style-name="P57"><text:s text:c="3"/>output = buf.toString()</text:p>
      <text:p text:style-name="P57"><text:s text:c="3"/>println("Expanded form for " + input + " is " + output)</text:p>
      <text:p text:style-name="P57"><text:s text:c="3"/></text:p>
      <text:p text:style-name="P57"><text:s text:c="3"/>buf = new StringBufferWriter()</text:p>
      <text:p text:style-name="P57"><text:s text:c="3"/>input = "Factor["+output+"]"</text:p>
      <text:p text:style-name="P57"><text:s text:c="3"/>result = util.evaluate(input)</text:p>
      <text:p text:style-name="P57"><text:s text:c="3"/>OutputFormFactory.get().convert(buf, result)</text:p>
      <text:p text:style-name="P57"><text:s text:c="3"/>output = buf.toString()</text:p>
      <text:p text:style-name="P57"><text:s text:c="3"/>println("Factored form for " + input + " is " + output)</text:p>
      <text:p text:style-name="P86"><text:s text:c="2"/></text:p>
      <text:p text:style-name="Text_20_body"><text:span text:style-name="Teletype"><text:span text:style-name="T34">And another example using symja from ScalaLab.</text:span></text:span><text:span text:style-name="T34"> </text:span></text:p>
      <text:p text:style-name="P57"><text:soft-page-break/>var br = new BigRational(0)</text:p>
      <text:p text:style-name="P57">var vars = Array[String]("x")</text:p>
      <text:p text:style-name="P57">var fac = new GenPolynomialRing[BigRational](br, vars.length, new TermOrder(TermOrder.INVLEX), vars)</text:p>
      <text:p text:style-name="P57">var eIntegrator = new ElementaryIntegration[BigRational](br)</text:p>
      <text:p text:style-name="P57">var a = fac.parse("x^7 - 24 x^4 - 4 x^2 + 8 x - 8")</text:p>
      <text:p text:style-name="P57">println("A: " + a.toString())</text:p>
      <text:p text:style-name="P57">var d = fac.parse("x^8 + 6 x^6 + 12 x^4 + 8 x^2")</text:p>
      <text:p text:style-name="P57">println("D: " + d.toString())</text:p>
      <text:p text:style-name="P57">var gcd = a.gcd(d)</text:p>
      <text:p text:style-name="P57">gcd = a.gcd(d)</text:p>
      <text:p text:style-name="P57">var ret = eIntegrator.integrateHermite(a, d)</text:p>
      <text:p text:style-name="P57">println("Result: " + ret(0) + " , " + ret(1))</text:p>
      <text:p text:style-name="P57">println("-----")</text:p>
      <text:p text:style-name="P57">a = fac.parse("10 x^2 - 63 x + 29")</text:p>
      <text:p text:style-name="P57">println("A: " + a.toString())</text:p>
      <text:p text:style-name="P57"/>
      <text:p text:style-name="P57">d = fac.parse("x^3 - 11 x^2 + 40 x -48")</text:p>
      <text:p text:style-name="P57">println("D: " + d.toString())</text:p>
      <text:p text:style-name="P57"/>
      <text:p text:style-name="P57">gcd = a.gcd(d)</text:p>
      <text:p text:style-name="P57">println("GCD: " + gcd.toString())</text:p>
      <text:p text:style-name="P57"/>
      <text:p text:style-name="P57">ret = eIntegrator.integrateHermite(a, d)</text:p>
      <text:p text:style-name="P57">println("Result: " + ret(0) + " , " + ret(1))</text:p>
      <text:p text:style-name="P57">println("-----")</text:p>
      <text:p text:style-name="P57">a = fac.parse("x+3")</text:p>
      <text:p text:style-name="P57">println("A: " + a.toString());</text:p>
      <text:p text:style-name="P57">d = fac.parse("x^2 - 3 x - 40")</text:p>
      <text:p text:style-name="P57">println("D: " + d.toString())</text:p>
      <text:p text:style-name="P57">gcd = a.gcd(d)</text:p>
      <text:p text:style-name="P57">println("GCD: " + gcd.toString())</text:p>
      <text:p text:style-name="P57">ret = eIntegrator.integrateHermite(a, d)</text:p>
      <text:p text:style-name="P57">println("Result: " + ret(0) + " , " + ret(1))</text:p>
      <text:p text:style-name="P57">println("-----")</text:p>
      <text:p text:style-name="P57">a = fac.parse("10 x^2+12 x + 20")</text:p>
      <text:p text:style-name="P57">println("A: " + a.toString())</text:p>
      <text:p text:style-name="P57">d = fac.parse("x^3 - 8")</text:p>
      <text:p text:style-name="P57">println("D: " + d.toString())</text:p>
      <text:p text:style-name="P57">gcd = a.gcd(d)</text:p>
      <text:p text:style-name="P57">println("GCD: " + gcd.toString())</text:p>
      <text:p text:style-name="P57">ret = eIntegrator.integrateHermite(a, d)</text:p>
      <text:p text:style-name="P57">println("Result: " + ret(0) + " , " + ret(1))</text:p>
      <text:p text:style-name="P86">println("------------------------------------------------------\n")</text:p>
      <text:p text:style-name="P427"/>
      <text:p text:style-name="P427"/>
      <text:h text:style-name="P609" text:outline-level="1"/>
      <text:p text:style-name="P486"><text:bookmark-end text:name="__DdeLink__24093_1481006136"/></text:p>
      <text:p text:style-name="P407"/>
      <text:p text:style-name="P407"/>
      <text:p text:style-name="P407"/>
      <text:h text:style-name="P610" text:outline-level="1"><text:bookmark-start text:name="__RefHeading___Toc145085_2064470228"/><text:bookmark-end text:name="__DdeLink__66900_705179836"/>Linear Systems Solve<text:bookmark-end text:name="__RefHeading___Toc145085_2064470228"/></text:h>
      <text:p text:style-name="P375">We provide examples on solving linear systems. Over-determined and under-determined cases. <text:span text:style-name="Teletype"><text:span text:style-name="T191">The </text:span></text:span><text:span text:style-name="Teletype"><text:span text:style-name="T199">solve()</text:span></text:span><text:span text:style-name="T191"> </text:span><text:span text:style-name="Teletype"><text:span text:style-name="T191">is the basic routine for solving linear systems A * x = b. That routine has many overloads that we list below.</text:span></text:span></text:p>
      <text:p text:style-name="P375"/>
      <text:p text:style-name="P375"><text:span text:style-name="T254">def</text:span> solve<text:span text:style-name="T258">(</text:span>A<text:span text:style-name="T258">:</text:span> scalaSci<text:span text:style-name="T258">.</text:span><text:span text:style-name="T262">Mat</text:span><text:span text:style-name="T258">,</text:span> <text:s/>b<text:span text:style-name="T258">:</text:span> scalaSci<text:span text:style-name="T258">.</text:span><text:span text:style-name="T262">Mat</text:span><text:span text:style-name="T258">)</text:span> <text:span text:style-name="T258">=</text:span> <text:span text:style-name="T258">{</text:span></text:p>
      <text:p text:style-name="P375"><text:s text:c="4"/><text:span text:style-name="T251">scalaSci</text:span><text:span text:style-name="T260">.</text:span><text:span text:style-name="T264">Mat</text:span><text:span text:style-name="T260">.</text:span><text:span text:style-name="T251">solve</text:span><text:span text:style-name="T260">(</text:span><text:span text:style-name="T251">A</text:span><text:span text:style-name="T260">,</text:span><text:span text:style-name="T251"> b</text:span><text:span text:style-name="T260">)</text:span></text:p>
      <text:p text:style-name="P375">}</text:p>
      <text:p text:style-name="P375"><text:s text:c="2"/><text:span text:style-name="T256">def</text:span><text:span text:style-name="T251"> solve</text:span><text:span text:style-name="T260">(</text:span><text:span text:style-name="T251">A</text:span><text:span text:style-name="T260">:</text:span><text:span text:style-name="T251"> scalaSci</text:span><text:span text:style-name="T260">.</text:span><text:span text:style-name="T251">EJML</text:span><text:span text:style-name="T260">.</text:span><text:span text:style-name="T264">Mat</text:span><text:span text:style-name="T260">,</text:span><text:span text:style-name="T251"> b</text:span><text:span text:style-name="T260">:</text:span><text:span text:style-name="T251"> scalaSci</text:span><text:span text:style-name="T260">.</text:span><text:span text:style-name="T251">EJML</text:span><text:span text:style-name="T260">.</text:span><text:span text:style-name="T264">Mat</text:span><text:span text:style-name="T260">)</text:span><text:span text:style-name="T251"> </text:span><text:span text:style-name="T260">=</text:span><text:span text:style-name="T251"> </text:span></text:p>
      <text:p text:style-name="P375"><text:s text:c="3"/><text:span text:style-name="T251">A</text:span><text:span text:style-name="T260">.</text:span><text:span text:style-name="T251">solve</text:span><text:span text:style-name="T260">(</text:span><text:span text:style-name="T251">b</text:span><text:span text:style-name="T260">)</text:span></text:p>
      <text:p text:style-name="P375"><text:s text:c="2"/></text:p>
      <text:p text:style-name="P375"><text:s text:c="2"/><text:span text:style-name="T268">// solve with the CSparse</text:span></text:p>
      <text:p text:style-name="P375"><text:span text:style-name="T254">def</text:span> solve<text:span text:style-name="T258">(</text:span>A<text:span text:style-name="T258">:</text:span> scalaSci<text:span text:style-name="T258">.</text:span><text:span text:style-name="T262">Sparse</text:span><text:span text:style-name="T258">,</text:span> <text:s/>b<text:span text:style-name="T258">:</text:span> <text:span text:style-name="T262">Array</text:span><text:span text:style-name="T258">[</text:span><text:span text:style-name="T262">Double</text:span><text:span text:style-name="T258">])</text:span> <text:span text:style-name="T258">=</text:span> <text:span text:style-name="T258">{</text:span></text:p>
      <text:p text:style-name="P375"><text:s text:c="4"/><text:span text:style-name="T251">scalaSci</text:span><text:span text:style-name="T260">.</text:span><text:span text:style-name="T264">Sparse</text:span><text:span text:style-name="T260">.</text:span><text:span text:style-name="T251">sparseSolve</text:span><text:span text:style-name="T260">(</text:span><text:span text:style-name="T251">A</text:span><text:span text:style-name="T260">,</text:span><text:span text:style-name="T251"> b</text:span><text:span text:style-name="T260">)</text:span></text:p>
      <text:p text:style-name="P375">}</text:p>
      <text:p text:style-name="P375">// solve with the MTJ Column Compressed Matrix</text:p>
      <text:p text:style-name="P375"><text:span text:style-name="T254">def</text:span> solve<text:span text:style-name="T258">(</text:span>A<text:span text:style-name="T258">:</text:span> scalaSci<text:span text:style-name="T258">.</text:span><text:span text:style-name="T262">CCMatrix</text:span><text:span text:style-name="T258">,</text:span> b<text:span text:style-name="T258">:</text:span> <text:span text:style-name="T262">Array</text:span><text:span text:style-name="T258">[</text:span><text:span text:style-name="T262">Double</text:span><text:span text:style-name="T258">])</text:span> <text:span text:style-name="T258">=</text:span> <text:span text:style-name="T258">{</text:span></text:p>
      <text:p text:style-name="P375"><text:s text:c="4"/><text:span text:style-name="T251">scalaSci</text:span><text:span text:style-name="T260">.</text:span><text:span text:style-name="T264">CCMatrix</text:span><text:span text:style-name="T260">.</text:span><text:span text:style-name="T264">BiCGSolve</text:span><text:span text:style-name="T260">(</text:span><text:span text:style-name="T251">A</text:span><text:span text:style-name="T260">,</text:span><text:span text:style-name="T251"> b</text:span><text:span text:style-name="T260">)</text:span></text:p>
      <text:p text:style-name="P375">}</text:p>
      <text:p text:style-name="P375"><text:s text:c="2"/><text:span text:style-name="T256">def</text:span><text:span text:style-name="T251"> solve</text:span><text:span text:style-name="T260">(</text:span><text:span text:style-name="T251">A</text:span><text:span text:style-name="T260">:</text:span><text:span text:style-name="T251"> </text:span><text:span text:style-name="T264">Array</text:span><text:span text:style-name="T260">[</text:span><text:span text:style-name="T264">Array</text:span><text:span text:style-name="T260">[</text:span><text:span text:style-name="T264">Double</text:span><text:span text:style-name="T260">]],</text:span><text:span text:style-name="T251"> <text:s/>b</text:span><text:span text:style-name="T260">:</text:span><text:span text:style-name="T251"> </text:span><text:span text:style-name="T264">Array</text:span><text:span text:style-name="T260">[</text:span><text:span text:style-name="T264">Array</text:span><text:span text:style-name="T260">[</text:span><text:span text:style-name="T264">Double</text:span><text:span text:style-name="T260">]])</text:span><text:span text:style-name="T251"> </text:span><text:span text:style-name="T260">=</text:span><text:span text:style-name="T251"> </text:span><text:span text:style-name="T260">{</text:span></text:p>
      <text:p text:style-name="P375"><text:s text:c="3"/><text:span text:style-name="T264">LinearAlgebra</text:span><text:span text:style-name="T260">.</text:span><text:span text:style-name="T251">solve</text:span><text:span text:style-name="T260">(</text:span><text:span text:style-name="T251"> A</text:span><text:span text:style-name="T260">,</text:span><text:span text:style-name="T251"> b</text:span><text:span text:style-name="T260">)</text:span></text:p>
      <text:p text:style-name="P375">}</text:p>
      <text:p text:style-name="P375"><text:s text:c="2"/><text:span text:style-name="T256">def</text:span><text:span text:style-name="T251"> solve</text:span><text:span text:style-name="T260">(</text:span><text:span text:style-name="T251">A</text:span><text:span text:style-name="T260">:</text:span><text:span text:style-name="T251"> scalaSci</text:span><text:span text:style-name="T260">.</text:span><text:span text:style-name="T264">CommonMaths</text:span><text:span text:style-name="T260">.</text:span><text:span text:style-name="T264">Mat</text:span><text:span text:style-name="T260">,</text:span><text:span text:style-name="T251"> b</text:span><text:span text:style-name="T260">:</text:span><text:span text:style-name="T251"> scalaSci</text:span><text:span text:style-name="T260">.</text:span><text:span text:style-name="T264">CommonMaths</text:span><text:span text:style-name="T260">.</text:span><text:span text:style-name="T264">Mat</text:span><text:span text:style-name="T260">):</text:span><text:span text:style-name="T251"> scalaSci</text:span><text:span text:style-name="T260">.</text:span><text:span text:style-name="T264">CommonMaths</text:span><text:span text:style-name="T260">.</text:span><text:span text:style-name="T264">Mat</text:span><text:span text:style-name="T251"> </text:span><text:span text:style-name="T260">=</text:span><text:span text:style-name="T251"> </text:span></text:p>
      <text:p text:style-name="P375"><text:s text:c="3"/><text:span text:style-name="T256">new</text:span><text:span text:style-name="T251"> scalaSci</text:span><text:span text:style-name="T260">.</text:span><text:span text:style-name="T264">CommonMaths</text:span><text:span text:style-name="T260">.</text:span><text:span text:style-name="T264">Mat</text:span><text:span text:style-name="T260">(</text:span><text:span text:style-name="T251">solve</text:span><text:span text:style-name="T260">(</text:span><text:span text:style-name="T251">A</text:span><text:span text:style-name="T260">.</text:span><text:span text:style-name="T251">v</text:span><text:span text:style-name="T260">,</text:span><text:span text:style-name="T251"> b</text:span><text:span text:style-name="T260">.</text:span><text:span text:style-name="T251">v</text:span><text:span text:style-name="T260">)</text:span><text:span text:style-name="T251"> </text:span><text:span text:style-name="T260">)</text:span></text:p>
      <text:p text:style-name="P375"><text:s/></text:p>
      <text:p text:style-name="P375"><text:s text:c="2"/></text:p>
      <text:p text:style-name="P375"><text:s/><text:span text:style-name="T256">def</text:span><text:span text:style-name="T251"> solve</text:span><text:span text:style-name="T260">(</text:span><text:span text:style-name="T251">A</text:span><text:span text:style-name="T260">:</text:span><text:span text:style-name="T251"> scalaSci</text:span><text:span text:style-name="T260">.</text:span><text:span text:style-name="T251">JBLAS</text:span><text:span text:style-name="T260">.</text:span><text:span text:style-name="T264">Mat</text:span><text:span text:style-name="T260">,</text:span><text:span text:style-name="T251"> B</text:span><text:span text:style-name="T260">:</text:span><text:span text:style-name="T251"> scalaSci</text:span><text:span text:style-name="T260">.</text:span><text:span text:style-name="T251">JBLAS</text:span><text:span text:style-name="T260">.</text:span><text:span text:style-name="T264">Mat</text:span><text:span text:style-name="T260">)</text:span><text:span text:style-name="T251"> </text:span><text:span text:style-name="T260">=</text:span><text:span text:style-name="T251"> <text:s/></text:span><text:span text:style-name="T260">{</text:span></text:p>
      <text:p text:style-name="P375"><text:s text:c="3"/><text:span text:style-name="T256">new</text:span><text:span text:style-name="T251"> scalaSci</text:span><text:span text:style-name="T260">.</text:span><text:span text:style-name="T251">JBLAS</text:span><text:span text:style-name="T260">.</text:span><text:span text:style-name="T264">Mat</text:span><text:span text:style-name="T260">(</text:span><text:span text:style-name="T251">org</text:span><text:span text:style-name="T260">.</text:span><text:span text:style-name="T251">jblas</text:span><text:span text:style-name="T260">.</text:span><text:span text:style-name="T264">Solve</text:span><text:span text:style-name="T260">.</text:span><text:span text:style-name="T251">solve</text:span><text:span text:style-name="T260">(</text:span><text:span text:style-name="T251">A</text:span><text:span text:style-name="T260">.</text:span><text:span text:style-name="T251">dm</text:span><text:span text:style-name="T260">,</text:span><text:span text:style-name="T251"> B</text:span><text:span text:style-name="T260">.</text:span><text:span text:style-name="T251">dm</text:span><text:span text:style-name="T260">))</text:span></text:p>
      <text:p text:style-name="P375"><text:s/><text:span text:style-name="T260">}</text:span></text:p>
      <text:p text:style-name="P375"><text:span text:style-name="T254">def</text:span> solve<text:span text:style-name="T258">(</text:span>A<text:span text:style-name="T258">:</text:span> <text:span text:style-name="T262">RichDoubleDoubleArray</text:span><text:span text:style-name="T258">,</text:span> <text:s/>b<text:span text:style-name="T258">:</text:span> <text:span text:style-name="T262">RichDoubleDoubleArray</text:span><text:span text:style-name="T258">)</text:span> <text:span text:style-name="T258">=</text:span> <text:span text:style-name="T258">{</text:span></text:p>
      <text:p text:style-name="P375"><text:s text:c="3"/><text:span text:style-name="T256">new</text:span><text:span text:style-name="T251"> </text:span><text:span text:style-name="T264">RichDoubleDoubleArray</text:span><text:span text:style-name="T260">(</text:span><text:span text:style-name="T264">LinearAlgebra</text:span><text:span text:style-name="T260">.</text:span><text:span text:style-name="T251">solve</text:span><text:span text:style-name="T260">(</text:span><text:span text:style-name="T251"> A</text:span><text:span text:style-name="T260">.</text:span><text:span text:style-name="T251">getv</text:span><text:span text:style-name="T260">,</text:span><text:span text:style-name="T251"> b</text:span><text:span text:style-name="T260">.</text:span><text:span text:style-name="T251">getv</text:span><text:span text:style-name="T260">))</text:span></text:p>
      <text:p text:style-name="P375">}</text:p>
      <text:p text:style-name="P375"><text:s text:c="2"/><text:span text:style-name="T256">def</text:span><text:span text:style-name="T251"> solve</text:span><text:span text:style-name="T260">(</text:span><text:span text:style-name="T251">A</text:span><text:span text:style-name="T260">:</text:span><text:span text:style-name="T251"> </text:span><text:span text:style-name="T264">RichDoubleDoubleArray</text:span><text:span text:style-name="T260">,</text:span><text:span text:style-name="T251"> <text:s/>b</text:span><text:span text:style-name="T260">:</text:span><text:span text:style-name="T251"> </text:span><text:span text:style-name="T264">RichDoubleArray</text:span><text:span text:style-name="T260">):</text:span><text:span text:style-name="T251"> </text:span><text:span text:style-name="T264">RichDoubleArray</text:span><text:span text:style-name="T251"> </text:span><text:span text:style-name="T260">=</text:span><text:span text:style-name="T251"> </text:span><text:span text:style-name="T260">{</text:span></text:p>
      <text:p text:style-name="P375"><text:s text:c="4"/><text:span text:style-name="T256">var</text:span><text:span text:style-name="T251"> N </text:span><text:span text:style-name="T260">=</text:span><text:span text:style-name="T251"> b</text:span><text:span text:style-name="T260">.</text:span><text:span text:style-name="T251">length</text:span></text:p>
      <text:p text:style-name="P375"><text:soft-page-break/><text:s text:c="4"/><text:span text:style-name="T256">var</text:span><text:span text:style-name="T251"> bb </text:span><text:span text:style-name="T260">=</text:span><text:span text:style-name="T251"> </text:span><text:span text:style-name="T256">new</text:span><text:span text:style-name="T251"> </text:span><text:span text:style-name="T264">RichDoubleDoubleArray</text:span><text:span text:style-name="T260">(</text:span><text:span text:style-name="T251">N</text:span><text:span text:style-name="T260">,</text:span><text:span text:style-name="T270">1</text:span><text:span text:style-name="T260">)</text:span></text:p>
      <text:p text:style-name="P375"><text:s text:c="4"/><text:span text:style-name="T256">for</text:span><text:span text:style-name="T251"> </text:span><text:span text:style-name="T260">(</text:span><text:span text:style-name="T251">k</text:span><text:span text:style-name="T260">&lt;-</text:span><text:span text:style-name="T270">0</text:span><text:span text:style-name="T251"> </text:span><text:span text:style-name="T256">until</text:span><text:span text:style-name="T251"> N</text:span><text:span text:style-name="T260">)</text:span></text:p>
      <text:p text:style-name="P375"><text:s text:c="6"/><text:span text:style-name="T251">bb</text:span><text:span text:style-name="T260">(</text:span><text:span text:style-name="T251">k</text:span><text:span text:style-name="T260">,</text:span><text:span text:style-name="T251"> </text:span><text:span text:style-name="T270">0</text:span><text:span text:style-name="T260">)</text:span><text:span text:style-name="T251"> </text:span><text:span text:style-name="T260">=</text:span><text:span text:style-name="T251"> b</text:span><text:span text:style-name="T260">(</text:span><text:span text:style-name="T251">k</text:span><text:span text:style-name="T260">)</text:span></text:p>
      <text:p text:style-name="P375"><text:s text:c="4"/><text:span text:style-name="T256">var</text:span><text:span text:style-name="T251"> sol </text:span><text:span text:style-name="T260">=</text:span><text:span text:style-name="T251"> solve</text:span><text:span text:style-name="T260">(</text:span><text:span text:style-name="T251">A</text:span><text:span text:style-name="T260">,</text:span><text:span text:style-name="T251"> bb</text:span><text:span text:style-name="T260">)</text:span></text:p>
      <text:p text:style-name="P375"><text:s text:c="4"/><text:span text:style-name="T268">// convert the solution to a RichDoubleArray</text:span></text:p>
      <text:p text:style-name="P375"><text:s text:c="4"/><text:span text:style-name="T256">var</text:span><text:span text:style-name="T251"> x </text:span><text:span text:style-name="T260">=</text:span><text:span text:style-name="T251"> </text:span><text:span text:style-name="T256">new</text:span><text:span text:style-name="T251"> </text:span><text:span text:style-name="T264">Array</text:span><text:span text:style-name="T260">[</text:span><text:span text:style-name="T264">Double</text:span><text:span text:style-name="T260">](</text:span><text:span text:style-name="T251">sol</text:span><text:span text:style-name="T260">.</text:span><text:span text:style-name="T251">numRows</text:span><text:span text:style-name="T260">)</text:span></text:p>
      <text:p text:style-name="P375"><text:s text:c="4"/><text:span text:style-name="T256">for</text:span><text:span text:style-name="T251"> </text:span><text:span text:style-name="T260">(</text:span><text:span text:style-name="T251">k</text:span><text:span text:style-name="T260">&lt;-</text:span><text:span text:style-name="T270">0</text:span><text:span text:style-name="T251"> </text:span><text:span text:style-name="T256">until</text:span><text:span text:style-name="T251"> sol</text:span><text:span text:style-name="T260">.</text:span><text:span text:style-name="T251">numRows</text:span><text:span text:style-name="T260">)</text:span></text:p>
      <text:p text:style-name="P375"><text:s text:c="6"/><text:span text:style-name="T251">x</text:span><text:span text:style-name="T260">(</text:span><text:span text:style-name="T251">k</text:span><text:span text:style-name="T260">)</text:span><text:span text:style-name="T251"> </text:span><text:span text:style-name="T260">=</text:span><text:span text:style-name="T251"> sol</text:span><text:span text:style-name="T260">(</text:span><text:span text:style-name="T251">k</text:span><text:span text:style-name="T260">,</text:span><text:span text:style-name="T251"> </text:span><text:span text:style-name="T270">0</text:span><text:span text:style-name="T260">)</text:span></text:p>
      <text:p text:style-name="P375"><text:s text:c="4"/><text:span text:style-name="T256">new</text:span><text:span text:style-name="T251"> </text:span><text:span text:style-name="T264">RichDoubleArray</text:span><text:span text:style-name="T260">(</text:span><text:span text:style-name="T251">x</text:span><text:span text:style-name="T260">)</text:span></text:p>
      <text:p text:style-name="P375"><text:s text:c="4"/></text:p>
      <text:p text:style-name="P375">}</text:p>
      <text:p text:style-name="P375"><text:s text:c="2"/><text:span text:style-name="T256">def</text:span><text:span text:style-name="T251"> solve</text:span><text:span text:style-name="T260">(</text:span><text:span text:style-name="T251">A</text:span><text:span text:style-name="T260">:</text:span><text:span text:style-name="T251">scalaSci</text:span><text:span text:style-name="T260">.</text:span><text:span text:style-name="T251">MTJ</text:span><text:span text:style-name="T260">.</text:span><text:span text:style-name="T264">Mat</text:span><text:span text:style-name="T260">,</text:span><text:span text:style-name="T251"> B</text:span><text:span text:style-name="T260">:</text:span><text:span text:style-name="T251"> scalaSci</text:span><text:span text:style-name="T260">.</text:span><text:span text:style-name="T251">MTJ</text:span><text:span text:style-name="T260">.</text:span><text:span text:style-name="T264">Mat</text:span><text:span text:style-name="T260">,</text:span><text:span text:style-name="T251"> X</text:span><text:span text:style-name="T260">:</text:span><text:span text:style-name="T251"> scalaSci</text:span><text:span text:style-name="T260">.</text:span><text:span text:style-name="T251">MTJ</text:span><text:span text:style-name="T260">.</text:span><text:span text:style-name="T264">Mat</text:span><text:span text:style-name="T260">)</text:span><text:span text:style-name="T251"> </text:span><text:span text:style-name="T260">=</text:span><text:span text:style-name="T251"> </text:span></text:p>
      <text:p text:style-name="P375"><text:s text:c="6"/><text:span text:style-name="T251">A</text:span><text:span text:style-name="T260">.</text:span><text:span text:style-name="T251">solve</text:span><text:span text:style-name="T260">(</text:span><text:span text:style-name="T251">B</text:span><text:span text:style-name="T260">,</text:span><text:span text:style-name="T251"> X</text:span><text:span text:style-name="T260">)</text:span></text:p>
      <text:p text:style-name="P375"><text:s text:c="2"/></text:p>
      <text:p text:style-name="P375"><text:span text:style-name="Teletype"><text:span text:style-name="T203">There are also other routines for solving linear systems (of course one can use the native Java interfaces of the ScalaLab libraries). We demonstrate some solving routines in the following examples.</text:span></text:span></text:p>
      <text:section text:style-name="Sect1" text:name="Section1">
        <text:section text:style-name="Sect3" text:name="Section4">
          <text:p text:style-name="P375"><text:bookmark text:name="Examples"/>Examples</text:p>
          <text:p text:style-name="P375"><text:bookmark-start text:name="__DdeLink__72133_705179836"/>val tol <text:span text:style-name="T258">=</text:span> <text:span text:style-name="T269">0.000001</text:span> <text:s/><text:span text:style-name="T265">// tolerance <text:s/>on error</text:span></text:p>
          <text:p text:style-name="P375">// a two-dimensional double array</text:p>
          <text:p text:style-name="P375"><text:span text:style-name="T254">var</text:span> <text:s/>A <text:span text:style-name="T258">=</text:span> AAD<text:span text:style-name="T258">(</text:span><text:span text:style-name="T272">"2.11 -4.21 0.921; 4.01 10.2 -1.12; 1.09 0.987 0.832"</text:span><text:span text:style-name="T258">)</text:span></text:p>
          <text:p text:style-name="P375">// a 1-d double array</text:p>
          <text:p text:style-name="P375"><text:span text:style-name="T254">var</text:span> <text:s/>b <text:span text:style-name="T258">=</text:span> AD<text:span text:style-name="T258">(</text:span><text:span text:style-name="T272">"2.01, -3.09, 4.21"</text:span><text:span text:style-name="T258">)</text:span></text:p>
          <text:p text:style-name="P375">// solve with LAPACK</text:p>
          <text:p text:style-name="P375"><text:span text:style-name="T254">var</text:span> x <text:span text:style-name="T258">=</text:span> la_LUSolve<text:span text:style-name="T258">(</text:span>A<text:span text:style-name="T258">,</text:span> b<text:span text:style-name="T258">)</text:span></text:p>
          <text:p text:style-name="P375"><text:span text:style-name="T254">var</text:span> OK_la_LU <text:span text:style-name="T258">=</text:span> <text:span text:style-name="T254">if</text:span> <text:s/><text:span text:style-name="T258">(</text:span>max<text:span text:style-name="T258">(</text:span>A<text:span text:style-name="T258">*</text:span>x<text:span text:style-name="T258">-</text:span>b<text:span text:style-name="T258">)</text:span> <text:span text:style-name="T258">&lt;</text:span> tol<text:span text:style-name="T258">)</text:span> <text:span text:style-name="T254">true</text:span> <text:span text:style-name="T254">else</text:span> <text:span text:style-name="T254">false</text:span></text:p>
          <text:p text:style-name="P375">// JAMA based solver requires <text:s/>b as an Array[Array[Double]] with the right-hand sides of the equations as columns</text:p>
          <text:p text:style-name="P375"><text:span text:style-name="T254">var</text:span> <text:s/>bb <text:span text:style-name="T258">=</text:span> AAD<text:span text:style-name="T258">(</text:span><text:span text:style-name="T272">"2.01;-3.09; 4.21"</text:span><text:span text:style-name="T258">)</text:span></text:p>
          <text:p text:style-name="P375"><text:span text:style-name="T254">var</text:span> xjama <text:span text:style-name="T258">=</text:span> jama_LUSolve<text:span text:style-name="T258">(</text:span>A<text:span text:style-name="T258">,</text:span> bb<text:span text:style-name="T258">)</text:span></text:p>
          <text:p text:style-name="P375"><text:span text:style-name="T254">var</text:span> OK_la_JAMA <text:span text:style-name="T258">=</text:span> <text:span text:style-name="T254">if</text:span> <text:s/><text:span text:style-name="T258">(</text:span>max<text:span text:style-name="T258">(</text:span>max<text:span text:style-name="T258">(</text:span>A<text:span text:style-name="T258">*</text:span>xjama<text:span text:style-name="T258">-</text:span>bb<text:span text:style-name="T258">))</text:span> <text:span text:style-name="T258">&lt;</text:span> tol<text:span text:style-name="T258">)</text:span> <text:span text:style-name="T254">true</text:span> <text:span text:style-name="T254">else</text:span> <text:span text:style-name="T254">false</text:span></text:p>
          <text:p text:style-name="P375">// standard solve() <text:s/>method</text:p>
          <text:p text:style-name="P375"><text:span text:style-name="T254">var</text:span> xsolve <text:s/><text:span text:style-name="T258">=</text:span> solve<text:span text:style-name="T258">(</text:span>A<text:span text:style-name="T258">,</text:span>b<text:span text:style-name="T258">)</text:span></text:p>
          <text:p text:style-name="P375"><text:span text:style-name="T254">var</text:span> OK_solve <text:span text:style-name="T258">=</text:span> <text:span text:style-name="T254">if</text:span> <text:span text:style-name="T258">(</text:span>max<text:span text:style-name="T258">(</text:span>A<text:span text:style-name="T258">*</text:span>xsolve<text:span text:style-name="T258">-</text:span>b<text:span text:style-name="T258">)&lt;</text:span>tol<text:span text:style-name="T258">)</text:span> <text:span text:style-name="T254">true</text:span> <text:span text:style-name="T254">else</text:span> <text:span text:style-name="T254">false</text:span><text:bookmark-end text:name="__DdeLink__72133_705179836"/></text:p>
          <text:p text:style-name="P375"><text:span text:style-name="Teletype"><text:span text:style-name="T204"/></text:span></text:p>
          <text:p text:style-name="P375"><text:bookmark text:name="Demonstration_of_exact,_overdetermined_and_underdetermined_cases"/><text:span text:style-name="Teletype"><text:span text:style-name="T204">Demonstration of exact, overdetermined and underdetermined cases</text:span></text:span></text:p>
          <text:p text:style-name="P375"><text:soft-page-break/><text:span text:style-name="Teletype"><text:span text:style-name="T204"/></text:span></text:p>
          <text:p text:style-name="P375"><text:span text:style-name="Teletype"><text:span text:style-name="T203">The following example demonstrates both the N equations by N unknowns case and the overdetermined and underdetermined ones.</text:span></text:span></text:p>
          <text:p text:style-name="P375"><text:bookmark-start text:name="__DdeLink__72135_705179836"/>// <text:s/>define N equations by N uknowns system</text:p>
          <text:p text:style-name="P375"><text:span text:style-name="T254">var</text:span> A <text:span text:style-name="T258">=</text:span> AAD<text:span text:style-name="T258">(</text:span><text:span text:style-name="T272">"3.5 5.6 -2; 4.5 6.7 9.4; 2.3 -2.3 9.4"</text:span><text:span text:style-name="T258">)</text:span></text:p>
          <text:p text:style-name="P375"><text:span text:style-name="T254">var</text:span> b <text:span text:style-name="T258">=</text:span> AAD<text:span text:style-name="T258">(</text:span><text:span text:style-name="T272">"-0.2; 0.45; -3.4"</text:span><text:span text:style-name="T258">)</text:span></text:p>
          <text:p text:style-name="P375"><text:span text:style-name="T254">var</text:span> x<text:span text:style-name="T258">=</text:span> solve<text:span text:style-name="T258">(</text:span>A<text:span text:style-name="T258">,</text:span> b<text:span text:style-name="T258">)</text:span> <text:s text:c="2"/><text:span text:style-name="T265">// solve the linear <text:s/>system</text:span></text:p>
          <text:p text:style-name="P375">A<text:span text:style-name="T258">*</text:span>x<text:span text:style-name="T258">-</text:span>b <text:s text:c="2"/><text:span text:style-name="T265">// verify that is zero</text:span></text:p>
          <text:p text:style-name="P375"><text:span text:style-name="T254">var</text:span> x2 <text:span text:style-name="T258">=</text:span> A <text:span text:style-name="T258">\</text:span> b <text:s text:c="3"/><text:span text:style-name="T265">// we can solve it with the operator '\'</text:span></text:p>
          <text:p text:style-name="P375">A<text:span text:style-name="T258">*</text:span>x2<text:span text:style-name="T258">-</text:span> b <text:s/><text:span text:style-name="T265">// verify that is zero</text:span></text:p>
          <text:p text:style-name="P375">// test DGELS</text:p>
          <text:p text:style-name="P375"><text:span text:style-name="T254">var</text:span> lssol <text:span text:style-name="T258">=</text:span> DGELS<text:span text:style-name="T258">(</text:span>A<text:span text:style-name="T258">,</text:span> b<text:span text:style-name="T258">)</text:span> <text:s/><text:span text:style-name="T265">// solve with the LAPACK routine</text:span></text:p>
          <text:p text:style-name="P375">A<text:span text:style-name="T258">*</text:span>lssol<text:span text:style-name="T258">-</text:span>b <text:s/><text:span text:style-name="T265">// verify that is zero</text:span></text:p>
          <text:p text:style-name="P375">// define an over determined system, i.e. number of equations &gt; number of uknowns</text:p>
          <text:p text:style-name="P375"><text:span text:style-name="T254">var</text:span> <text:span text:style-name="T262">ARowsMoreThanCols</text:span> <text:span text:style-name="T258">=</text:span> AAD<text:span text:style-name="T258">(</text:span><text:span text:style-name="T272">"3.5 5.6 -2; 4.5 6.7 9.4; 2.3 -2.3 9.4; 8.1 2.3 -0.2"</text:span><text:span text:style-name="T258">)</text:span></text:p>
          <text:p text:style-name="P375"><text:span text:style-name="T254">var</text:span> bRowsMoreThanCols <text:span text:style-name="T258">=</text:span> AAD<text:span text:style-name="T258">(</text:span><text:span text:style-name="T272">"-0.2; 0.45; -3.4; -0.3"</text:span><text:span text:style-name="T258">)</text:span></text:p>
          <text:p text:style-name="P375">// solve overdetermined system with the LAPACK routine</text:p>
          <text:p text:style-name="P375"><text:span text:style-name="T254">var</text:span> lssolOverDetermined <text:span text:style-name="T258">=</text:span> DGELS<text:span text:style-name="T258">(</text:span><text:span text:style-name="T262">ARowsMoreThanCols</text:span><text:span text:style-name="T258">,</text:span> bRowsMoreThanCols<text:span text:style-name="T258">)</text:span></text:p>
          <text:p text:style-name="P375">/* MATLAB</text:p>
          <text:p text:style-name="P375"><text:s text:c="2"/><text:span text:style-name="T251">ARowsMoreThanCols = [3.5 5.6 -2; 4.5 6.7 9.4; 2.3 -2.3 9.4; 8.1 2.3 -0.2];</text:span></text:p>
          <text:p text:style-name="P375"><text:s text:c="2"/><text:span text:style-name="T251">bRowsMoreThanCols = [-0.2; 0.45; -3.4; -0.3];</text:span></text:p>
          <text:p text:style-name="P375"><text:s text:c="2"/><text:span text:style-name="T251">lssolOverDetermined = ARowsMoreThanCols \ bRowsMoreThanCols</text:span></text:p>
          <text:p text:style-name="P375"><text:s/><text:span text:style-name="T251">*/</text:span></text:p>
          <text:p text:style-name="P375">// define an under determined system, i.e. number of equations &lt; number of unknows </text:p>
          <text:p text:style-name="P375"><text:s/><text:span text:style-name="T256">var</text:span><text:span text:style-name="T251"> </text:span><text:span text:style-name="T264">AColsMoreThanRows</text:span><text:span text:style-name="T260">=</text:span><text:span text:style-name="T251"> AAD</text:span><text:span text:style-name="T260">(</text:span><text:span text:style-name="T273">"13.5 <text:s/>5.6 <text:s/>9.3 -2; 3.5 3.7 9.4 -0.7; 2.3 -2.3 0.9 9.4"</text:span><text:span text:style-name="T260">)</text:span></text:p>
          <text:p text:style-name="P375"><text:span text:style-name="T254">var</text:span> bColsMoreThanRows<text:span text:style-name="T258">=</text:span> AAD<text:span text:style-name="T258">(</text:span><text:span text:style-name="T272">"-0.4; 0.5; -3.4"</text:span><text:span text:style-name="T258">)</text:span></text:p>
          <text:p text:style-name="P375">// solve with the LAPACK routine</text:p>
          <text:p text:style-name="P375"><text:span text:style-name="T254">var</text:span> lssolUnderDetermined <text:span text:style-name="T258">=</text:span> DGELS<text:span text:style-name="T258">(</text:span><text:span text:style-name="T262">AColsMoreThanRows</text:span><text:span text:style-name="T258">,</text:span> bColsMoreThanRows<text:span text:style-name="T258">)</text:span></text:p>
          <text:p text:style-name="P375"><text:span text:style-name="T262">AColsMoreThanRows</text:span><text:span text:style-name="T258">*</text:span>lssolUnderDetermined</text:p>
          <text:p text:style-name="P375">/* MATLAB</text:p>
          <text:p text:style-name="P375"><text:s text:c="2"/><text:span text:style-name="T251">AColsMoreThanRows = [13.5 <text:s/>5.6 <text:s/>9.3 -2; 3.5 3.7 9.4 -0.7; 2.3 -2.3 0.9 9.4];</text:span></text:p>
          <text:p text:style-name="P375"><text:s text:c="2"/><text:span text:style-name="T251">bColsMoreThanRows = [-0.4; 0.5; -3.4; 9.7];</text:span></text:p>
          <text:p text:style-name="P375"><text:s text:c="2"/><text:span text:style-name="T251">lssolUnderDetermined = AColsMoreThanRows <text:s/>\ bColsMoreThanRows</text:span></text:p>
          <text:p text:style-name="P375"><text:s/><text:span text:style-name="T251">*/</text:span></text:p>
          <text:p text:style-name="P375"><text:bookmark-end text:name="__DdeLink__72135_705179836"/><text:s/></text:p>
          <text:p text:style-name="P375"><text:soft-page-break/></text:p>
          <text:p text:style-name="P375"><text:bookmark text:name="Example_for_the_Matlab-like_backslash_operator"/><text:span text:style-name="Teletype"><text:span text:style-name="T204">Example for the MATLAB-like backslash operator</text:span></text:span></text:p>
          <text:p text:style-name="P375"><text:span text:style-name="Teletype"><text:span text:style-name="T203">The following example uses the backslash MATLAB-like operator to demonstrate solving linear systems using various libraries</text:span></text:span></text:p>
          <text:p text:style-name="P375"><text:bookmark-start text:name="__DdeLink__72137_705179836"/>// testing \ (backslash) operator for solving linear systems</text:p>
          <text:p text:style-name="P375">// RichDoubleDoubleArray</text:p>
          <text:p text:style-name="P375"><text:span text:style-name="T254">var</text:span> ARDDA <text:span text:style-name="T258">=</text:span> AAD<text:span text:style-name="T258">(</text:span><text:span text:style-name="T272">"3.4 4.5; -1.2 5.6"</text:span><text:span text:style-name="T258">)</text:span></text:p>
          <text:p text:style-name="P375"><text:span text:style-name="T254">var</text:span> bRDDA <text:span text:style-name="T258">=</text:span> AAD<text:span text:style-name="T258">(</text:span><text:span text:style-name="T272">"4.3; 9.2"</text:span><text:span text:style-name="T258">)</text:span></text:p>
          <text:p text:style-name="P375"><text:span text:style-name="T254">var</text:span> xRDDA <text:span text:style-name="T258">=</text:span> ARDDA <text:span text:style-name="T258">\</text:span> <text:s/>bRDDA</text:p>
          <text:p text:style-name="P375"><text:span text:style-name="T254">var</text:span> shouldBeZeroRDDA <text:span text:style-name="T258">=</text:span> ARDDA<text:span text:style-name="T258">*</text:span>xRDDA <text:span text:style-name="T258">-</text:span> bRDDA</text:p>
          <text:p text:style-name="P375">// JAMA Matrix</text:p>
          <text:p text:style-name="P375"><text:span text:style-name="T254">var</text:span> <text:span text:style-name="T262">AJamaMat</text:span> <text:span text:style-name="T258">=</text:span> scalaSci<text:span text:style-name="T258">.</text:span><text:span text:style-name="T262">StaticMaths</text:span><text:span text:style-name="T258">.</text:span>M0<text:span text:style-name="T258">(</text:span><text:span text:style-name="T272">"3.4 4.5; -1.2 5.6"</text:span><text:span text:style-name="T258">)</text:span></text:p>
          <text:p text:style-name="P375"><text:span text:style-name="T254">var</text:span> bJamaMat <text:span text:style-name="T258">=</text:span> scalaSci<text:span text:style-name="T258">.</text:span><text:span text:style-name="T262">StaticMaths</text:span><text:span text:style-name="T258">.</text:span>M0<text:span text:style-name="T258">(</text:span><text:span text:style-name="T272">"4.3; 9.2"</text:span><text:span text:style-name="T258">)</text:span></text:p>
          <text:p text:style-name="P375"><text:span text:style-name="T254">var</text:span> xJamaMat <text:span text:style-name="T258">=</text:span> <text:span text:style-name="T262">AJamaMat</text:span> <text:span text:style-name="T258">\</text:span> bJamaMat</text:p>
          <text:p text:style-name="P375"><text:span text:style-name="T254">var</text:span> shouldBeZeroJamaMat <text:span text:style-name="T258">=</text:span> <text:span text:style-name="T262">AJamaMat</text:span><text:span text:style-name="T258">*</text:span>xJamaMat<text:span text:style-name="T258">-</text:span>bJamaMat</text:p>
          <text:p text:style-name="P375">// EJML Matrix</text:p>
          <text:p text:style-name="P375"><text:span text:style-name="T254">var</text:span> <text:span text:style-name="T262">AEJMLMat</text:span> <text:span text:style-name="T258">=</text:span> scalaSci<text:span text:style-name="T258">.</text:span>EJML<text:span text:style-name="T258">.</text:span><text:span text:style-name="T262">StaticMathsEJML</text:span><text:span text:style-name="T258">.</text:span>M0<text:span text:style-name="T258">(</text:span><text:span text:style-name="T272">"3.4 4.5; -1.2 5.6"</text:span><text:span text:style-name="T258">)</text:span></text:p>
          <text:p text:style-name="P375"><text:span text:style-name="T254">var</text:span> bEJMLMat <text:span text:style-name="T258">=</text:span> scalaSci<text:span text:style-name="T258">.</text:span>EJML<text:span text:style-name="T258">.</text:span><text:span text:style-name="T262">StaticMathsEJML</text:span><text:span text:style-name="T258">.</text:span>M0<text:span text:style-name="T258">(</text:span><text:span text:style-name="T272">"4.3; 9.2"</text:span><text:span text:style-name="T258">)</text:span></text:p>
          <text:p text:style-name="P375"><text:span text:style-name="T254">var</text:span> xEJMLMat <text:span text:style-name="T258">=</text:span> <text:span text:style-name="T262">AEJMLMat</text:span> <text:span text:style-name="T258">\</text:span> bEJMLMat</text:p>
          <text:p text:style-name="P375"><text:span text:style-name="T254">var</text:span> shouldBeZeroEJMLMat <text:span text:style-name="T258">=</text:span> <text:span text:style-name="T262">AEJMLMat</text:span><text:span text:style-name="T258">*</text:span>xEJMLMat<text:span text:style-name="T258">-</text:span>bEJMLMat</text:p>
          <text:p text:style-name="P375">// MTJ Matrix</text:p>
          <text:p text:style-name="P375"><text:span text:style-name="T254">var</text:span> <text:span text:style-name="T262">AMTJMat</text:span> <text:span text:style-name="T258">=</text:span> scalaSci<text:span text:style-name="T258">.</text:span>MTJ<text:span text:style-name="T258">.</text:span><text:span text:style-name="T262">StaticMathsMTJ</text:span><text:span text:style-name="T258">.</text:span>M0<text:span text:style-name="T258">(</text:span><text:span text:style-name="T272">"3.4 4.5; -1.2 5.6"</text:span><text:span text:style-name="T258">)</text:span></text:p>
          <text:p text:style-name="P375"><text:span text:style-name="T254">var</text:span> bMTJMat <text:span text:style-name="T258">=</text:span> scalaSci<text:span text:style-name="T258">.</text:span>MTJ<text:span text:style-name="T258">.</text:span><text:span text:style-name="T262">StaticMathsMTJ</text:span><text:span text:style-name="T258">.</text:span>M0<text:span text:style-name="T258">(</text:span><text:span text:style-name="T272">"4.3 ; 9.2"</text:span><text:span text:style-name="T258">)</text:span></text:p>
          <text:p text:style-name="P375"><text:span text:style-name="T254">var</text:span> xMTJMat <text:span text:style-name="T258">=</text:span> <text:span text:style-name="T262">AMTJMat</text:span> <text:span text:style-name="T258">\</text:span> bMTJMat</text:p>
          <text:p text:style-name="P375"><text:span text:style-name="T254">var</text:span> shouldBeZeroMTJMat <text:span text:style-name="T258">=</text:span> <text:span text:style-name="T262">AMTJMat</text:span><text:span text:style-name="T258">*</text:span>xMTJMat<text:span text:style-name="T258">-</text:span>bMTJMat</text:p>
          <text:p text:style-name="P375">// Apache Commons <text:s/>Matrix</text:p>
          <text:p text:style-name="P375"><text:span text:style-name="T254">var</text:span> <text:span text:style-name="T262">AApacheCommonsMat</text:span> <text:span text:style-name="T258">=</text:span> scalaSci<text:span text:style-name="T258">.</text:span><text:span text:style-name="T262">CommonMaths</text:span><text:span text:style-name="T258">.</text:span><text:span text:style-name="T262">StaticMathsCommonMaths</text:span><text:span text:style-name="T258">.</text:span>M0<text:span text:style-name="T258">(</text:span><text:span text:style-name="T272">"3.4 4.5; -1.2 5.6"</text:span><text:span text:style-name="T258">)</text:span></text:p>
          <text:p text:style-name="P375"><text:span text:style-name="T254">var</text:span> bApacheCommonsMat <text:span text:style-name="T258">=</text:span> scalaSci<text:span text:style-name="T258">.</text:span><text:span text:style-name="T262">CommonMaths</text:span><text:span text:style-name="T258">.</text:span><text:span text:style-name="T262">StaticMathsCommonMaths</text:span><text:span text:style-name="T258">.</text:span>M0<text:span text:style-name="T258">(</text:span><text:span text:style-name="T272">"4.3 ; 9.2"</text:span><text:span text:style-name="T258">)</text:span></text:p>
          <text:p text:style-name="P375"><text:span text:style-name="T254">var</text:span> xCommonMathsMat <text:span text:style-name="T258">=</text:span> <text:span text:style-name="T262">AApacheCommonsMat</text:span> <text:span text:style-name="T258">\</text:span> bApacheCommonsMat</text:p>
          <text:p text:style-name="P375"><text:span text:style-name="T254">var</text:span> shouldBeZeroApacheCommonsMat <text:span text:style-name="T258">=</text:span> <text:span text:style-name="T262">AApacheCommonsMat</text:span><text:span text:style-name="T258">*</text:span>xCommonMathsMat<text:span text:style-name="T258">-</text:span>bApacheCommonsMat</text:p>
          <text:p text:style-name="P375">// JBLAS <text:s/>Matrix</text:p>
          <text:p text:style-name="P375"><text:span text:style-name="T254">var</text:span> <text:span text:style-name="T262">AJBLASMat</text:span> <text:span text:style-name="T258">=</text:span> scalaSci<text:span text:style-name="T258">.</text:span>JBLAS<text:span text:style-name="T258">.</text:span><text:span text:style-name="T262">StaticMathsJBLAS</text:span><text:span text:style-name="T258">.</text:span>M0<text:span text:style-name="T258">(</text:span><text:span text:style-name="T272">"3.4 4.5; -1.2 5.6"</text:span><text:span text:style-name="T258">)</text:span></text:p>
          <text:p text:style-name="P375"><text:soft-page-break/><text:span text:style-name="T254">var</text:span> cpAJBLASMat <text:span text:style-name="T258">=</text:span> <text:span text:style-name="T254">new</text:span> scalaSci<text:span text:style-name="T258">.</text:span>JBLAS<text:span text:style-name="T258">.</text:span><text:span text:style-name="T262">Mat</text:span><text:span text:style-name="T258">(</text:span><text:span text:style-name="T262">AJBLASMat</text:span><text:span text:style-name="T258">.</text:span>getv<text:span text:style-name="T258">)</text:span> <text:s/><text:span text:style-name="T265">// copy since Native BLAS overwrittes original</text:span></text:p>
          <text:p text:style-name="P375"><text:span text:style-name="T254">var</text:span> bJBLASMat <text:span text:style-name="T258">=</text:span> scalaSci<text:span text:style-name="T258">.</text:span>JBLAS<text:span text:style-name="T258">.</text:span><text:span text:style-name="T262">StaticMathsJBLAS</text:span><text:span text:style-name="T258">.</text:span>M0<text:span text:style-name="T258">(</text:span><text:span text:style-name="T272">"4.3 ; 9.2"</text:span><text:span text:style-name="T258">)</text:span></text:p>
          <text:p text:style-name="P375"><text:span text:style-name="T254">var</text:span> cpbJBLASMat <text:span text:style-name="T258">=</text:span> <text:span text:style-name="T254">new</text:span> scalaSci<text:span text:style-name="T258">.</text:span>JBLAS<text:span text:style-name="T258">.</text:span><text:span text:style-name="T262">Mat</text:span><text:span text:style-name="T258">(</text:span>bJBLASMat<text:span text:style-name="T258">.</text:span>getv<text:span text:style-name="T258">)</text:span> <text:s/><text:span text:style-name="T265">// copy since Native BLAS overwrittes original</text:span></text:p>
          <text:p text:style-name="P375"><text:span text:style-name="T254">var</text:span> xJBLASMat <text:span text:style-name="T258">=</text:span> <text:span text:style-name="T262">AJBLASMat</text:span> <text:span text:style-name="T258">\</text:span> bJBLASMat</text:p>
          <text:p text:style-name="P375"><text:span text:style-name="T254">var</text:span> shouldBeZeroJBLASMat <text:span text:style-name="T258">=</text:span> cpAJBLASMat<text:span text:style-name="T258">*</text:span>xJBLASMat <text:s text:c="2"/><text:span text:style-name="T258">-</text:span>cpbJBLASMat</text:p>
          <text:p text:style-name="P375">// sparse solve</text:p>
          <text:p text:style-name="P375"><text:span text:style-name="T254">var</text:span> <text:span text:style-name="T262">Asparse</text:span> <text:span text:style-name="T258">=</text:span> <text:span text:style-name="T262">SparseFromDoubleArray</text:span><text:span text:style-name="T258">(</text:span>ARDDA<text:span text:style-name="T258">.</text:span>getv<text:span text:style-name="T258">)</text:span></text:p>
          <text:p text:style-name="P375"><text:span text:style-name="T254">var</text:span> b <text:span text:style-name="T258">=</text:span> <text:span text:style-name="T262">Array</text:span><text:span text:style-name="T258">(</text:span><text:span text:style-name="T269">4.3</text:span><text:span text:style-name="T258">,</text:span> <text:span text:style-name="T269">9.2</text:span><text:span text:style-name="T258">)</text:span></text:p>
          <text:p text:style-name="P375">var<text:span text:style-name="T203"> sol </text:span>=<text:span text:style-name="T203"> </text:span>Asparse<text:span text:style-name="T203"> <text:s/></text:span>\<text:span text:style-name="T203"> b <text:s/></text:span>// solve the sparse system</text:p>
          <text:p text:style-name="P375"/>
          <text:p text:style-name="P375"/>
          <text:p text:style-name="P375"/>
          <text:p text:style-name="P375"/>
          <text:h text:style-name="P609" text:outline-level="1"><text:bookmark-start text:name="__RefHeading___Toc145087_2064470228"/>Complex Numbers<text:bookmark-end text:name="__RefHeading___Toc145087_2064470228"/></text:h>
          <text:h text:style-name="Heading_20_2" text:outline-level="2"><text:bookmark-start text:name="__RefHeading___Toc145089_2064470228"/>Introduction<text:bookmark-end text:name="__RefHeading___Toc145089_2064470228"/></text:h>
          <text:p text:style-name="Text_20_body"/>
          <text:p text:style-name="P395">ScalaLab intents to support complex numbers and complex matrices as integrated elements of the environment. </text:p>
          <text:p text:style-name="P395">The <text:span text:style-name="T112">scalaSci.Complex </text:span><text:span text:style-name="T271">class implements much functionality for complex numbers.</text:span></text:p>
          <text:p text:style-name="P396">We can create a complex number, nicely as e.g.</text:p>
          <text:p text:style-name="P397">var x = 3.4 +0.23*i</text:p>
          <text:p text:style-name="P396">However, <text:span text:style-name="T112">i </text:span>should not be declared as a variable. <text:span text:style-name="T112"><text:s text:c="2"/></text:span><text:s/></text:p>
          <text:p text:style-name="P186"/>
          <text:p text:style-name="P186">Representation of a Complex number, i.e. a number which has both a real and imaginary part. </text:p>
          <text:p text:style-name="P186"><text:bookmark text:name="I"/>I</text:p>
          <text:p text:style-name="P247"><text:span text:style-name="T217">public static final </text:span><text:a xlink:type="simple" xlink:href="http://commons.apache.org/proper/commons-math/javadocs/api-3.2/org/apache/commons/math3/complex/Complex.html" text:style-name="Internet_20_link" text:visited-style-name="Visited_20_Internet_20_Link"><text:span text:style-name="T171">Complex</text:span></text:a><text:span text:style-name="T217"> </text:span><text:a xlink:type="simple" xlink:href="http://commons.apache.org/proper/commons-math/javadocs/api-3.2/src-html/org/apache/commons/math3/complex/Complex.html#line.59" text:style-name="Internet_20_link" text:visited-style-name="Visited_20_Internet_20_Link"><text:span text:style-name="T218">I</text:span></text:a></text:p>
          <text:p text:style-name="P186">The square root of -1. A number representing "0.0 + 1.0i"</text:p>
          <text:p text:style-name="P186"><text:bookmark text:name="ONE"/>ONE</text:p>
          <text:p text:style-name="P247"><text:span text:style-name="T217">public static final </text:span><text:a xlink:type="simple" xlink:href="http://commons.apache.org/proper/commons-math/javadocs/api-3.2/org/apache/commons/math3/complex/Complex.html" text:style-name="Internet_20_link" text:visited-style-name="Visited_20_Internet_20_Link"><text:span text:style-name="T171">Complex</text:span></text:a><text:span text:style-name="T217"> </text:span><text:a xlink:type="simple" xlink:href="http://commons.apache.org/proper/commons-math/javadocs/api-3.2/src-html/org/apache/commons/math3/complex/Complex.html#line.67" text:style-name="Internet_20_link" text:visited-style-name="Visited_20_Internet_20_Link"><text:span text:style-name="T218">ONE</text:span></text:a></text:p>
          <text:p text:style-name="P186">A complex number representing "1.0 + 0.0i"</text:p>
          <text:p text:style-name="P186"><text:bookmark text:name="ZERO"/>ZERO</text:p>
          <text:p text:style-name="P247"><text:span text:style-name="T217">public static final </text:span><text:a xlink:type="simple" xlink:href="http://commons.apache.org/proper/commons-math/javadocs/api-3.2/org/apache/commons/math3/complex/Complex.html" text:style-name="Internet_20_link" text:visited-style-name="Visited_20_Internet_20_Link"><text:span text:style-name="T171">Complex</text:span></text:a><text:span text:style-name="T217"> </text:span><text:a xlink:type="simple" xlink:href="http://commons.apache.org/proper/commons-math/javadocs/api-3.2/src-html/org/apache/commons/math3/complex/Complex.html#line.69" text:style-name="Internet_20_link" text:visited-style-name="Visited_20_Internet_20_Link"><text:span text:style-name="T218">ZERO</text:span></text:a></text:p>
          <text:p text:style-name="P186">A complex number representing "0.0 + 0.0i"</text:p>
          <text:p text:style-name="P186"/>
          <text:h text:style-name="Heading_20_2" text:outline-level="2"><text:bookmark-start text:name="__RefHeading___Toc145091_2064470228"/>Constructors<text:bookmark-end text:name="__RefHeading___Toc145091_2064470228"/></text:h>
          <text:p text:style-name="P159"/>
          <text:p text:style-name="P186"><text:span text:style-name="T215"><text:s/></text:span><text:span text:style-name="T214"><text:s/>new Complex(real: Double)</text:span></text:p>
          <text:p text:style-name="P186">Create a complex number given only the real part, e.g.</text:p>
          <text:p text:style-name="P186"><text:bookmark-start text:name="__DdeLink__113_1621918706"/>var <text:s/>x = new Complex(2.3)<text:bookmark-end text:name="__DdeLink__113_1621918706"/></text:p>
          <text:p text:style-name="P247"><text:soft-page-break/><text:span text:style-name="T209"><text:s text:c="2"/></text:span><text:span text:style-name="T210">new </text:span><text:a xlink:type="simple" xlink:href="http://commons.apache.org/proper/commons-math/javadocs/api-3.2/src-html/org/apache/commons/math3/complex/Complex.html#line.98" text:style-name="Internet_20_link" text:visited-style-name="Visited_20_Internet_20_Link"><text:span text:style-name="T219">Complex</text:span></text:a><text:span text:style-name="T221">(real: Double, </text:span><text:span text:style-name="T222"><text:s/></text:span><text:span text:style-name="T221">imaginary: Double)</text:span></text:p>
          <text:p text:style-name="P186"/>
          <text:p text:style-name="P186">Create a complex number given the real and imaginary parts, e.g. </text:p>
          <text:p text:style-name="P186"><text:bookmark-start text:name="__DdeLink__117_1621918706"/><text:bookmark-start text:name="__DdeLink__115_1621918706"/>var x = new Complex(3.4, -2.3)<text:bookmark-end text:name="__DdeLink__117_1621918706"/><text:bookmark-end text:name="__DdeLink__115_1621918706"/></text:p>
          <text:p text:style-name="P186"/>
          <text:h text:style-name="Heading_20_2" text:outline-level="2"><text:bookmark-start text:name="__RefHeading___Toc145093_2064470228"/>Methods<text:bookmark-end text:name="__RefHeading___Toc145093_2064470228"/></text:h>
          <text:p text:style-name="P186"/>
          <text:p text:style-name="P186">+, -, *, /</text:p>
          <text:p text:style-name="P186">Perform the usual addition, subtraction, multiplication and division operations</text:p>
          <text:p text:style-name="P160">def abs(): Double</text:p>
          <text:p text:style-name="P186">Return the absolute value of this complex number.</text:p>
          <text:p text:style-name="P186"/>
          <text:p text:style-name="P156">def conjugate(): Complex</text:p>
          <text:p text:style-name="P195">def conj(): Complex</text:p>
          <text:p text:style-name="P247"><text:span text:style-name="T209">Return the conjugate of this complex number. The conjugate of </text:span><text:span text:style-name="Source_20_Text"><text:span text:style-name="T209">a + bi</text:span></text:span><text:span text:style-name="T209"> is </text:span><text:span text:style-name="Source_20_Text"><text:span text:style-name="T209">a - bi</text:span></text:span><text:span text:style-name="T209">. <text:line-break/></text:span></text:p>
          <text:p text:style-name="P247"><text:span text:style-name="T170">def reciprocal(</text:span><text:span text:style-name="T220">): Complex</text:span></text:p>
          <text:p text:style-name="P247"><text:span text:style-name="T209">Returns the multiplicative inverse of </text:span><text:span text:style-name="Source_20_Text"><text:span text:style-name="T209">this</text:span></text:span><text:span text:style-name="T209"> element.</text:span></text:p>
          <text:p text:style-name="P195">def getReal(): Double</text:p>
          <text:p text:style-name="P155">Access the real part.</text:p>
          <text:p text:style-name="P186"/>
          <text:p text:style-name="P195">def getIm(): Double</text:p>
          <text:p text:style-name="P186">Access the imaginary part.</text:p>
          <text:p text:style-name="P195">def <text:span text:style-name="T205">acos</text:span>(): Complex</text:p>
          <text:p text:style-name="P186"><text:span text:style-name="T208">Compute the </text:span><text:span text:style-name="T206">inverse cosine</text:span><text:span text:style-name="T208"> of this complex number. Implements the formula:</text:span></text:p>
          <text:p text:style-name="P247"><text:bookmark-start text:name="__DdeLink__131_1621918706"/><text:span text:style-name="Source_20_Text"><text:span text:style-name="T209">acos(z) = -i* (log(z + i* (sqrt(1 – z</text:span></text:span><text:span text:style-name="Source_20_Text"><text:span text:style-name="T213">2</text:span></text:span><text:span text:style-name="Source_20_Text"><text:span text:style-name="T209">))))</text:span></text:span><text:bookmark-end text:name="__DdeLink__131_1621918706"/></text:p>
          <text:p text:style-name="P247"><text:soft-page-break/><text:span text:style-name="Source_20_Text"><text:span text:style-name="T209"/></text:span></text:p>
          <text:p text:style-name="P247"><text:span text:style-name="Source_20_Text"><text:span text:style-name="T209">e.g.</text:span></text:span></text:p>
          <text:p text:style-name="P247"><text:bookmark-start text:name="__DdeLink__136_1621918706"/><text:span text:style-name="Source_20_Text"><text:span text:style-name="T209"/></text:span></text:p>
          <text:p text:style-name="P247"><text:span text:style-name="Source_20_Text"><text:span text:style-name="T210">var x = 3.4 - 6.7 * i</text:span></text:span></text:p>
          <text:p text:style-name="P247"><text:span text:style-name="Source_20_Text"><text:span text:style-name="T210">var shouldBeZero = acos(x) - (-i*(log(x+i*(sqrt(1-x*x)))))</text:span></text:span><text:span text:style-name="T222"> </text:span><text:bookmark-end text:name="__DdeLink__136_1621918706"/></text:p>
          <text:p text:style-name="P195"><text:bookmark text:name="asin()"/>def <text:span text:style-name="T205">asin</text:span>(): Complex</text:p>
          <text:p text:style-name="P186"><text:span text:style-name="T207">Compute the  </text:span><text:span text:style-name="T206">inverse sine</text:span><text:span text:style-name="T207"> of this complex number. Implements the formula:</text:span></text:p>
          <text:p text:style-name="P247"><text:span text:style-name="Source_20_Text"><text:span text:style-name="T209">asin(z) = -i * (log(sqrt(1 - z</text:span></text:span><text:span text:style-name="Source_20_Text"><text:span text:style-name="T213">2</text:span></text:span><text:span text:style-name="Source_20_Text"><text:span text:style-name="T209">) + i*z))</text:span></text:span></text:p>
          <text:p text:style-name="P247"><text:span text:style-name="Source_20_Text"><text:span text:style-name="T209"/></text:span></text:p>
          <text:p text:style-name="P247"><text:span text:style-name="Source_20_Text"><text:span text:style-name="T209">e.g.</text:span></text:span></text:p>
          <text:p text:style-name="P247"><text:bookmark-start text:name="__DdeLink__139_1621918706"/><text:bookmark-start text:name="__DdeLink__143_1621918706"/><text:bookmark-start text:name="__DdeLink__141_1621918706"/><text:span text:style-name="Source_20_Text"><text:span text:style-name="T210"/></text:span></text:p>
          <text:p text:style-name="P247"><text:span text:style-name="Source_20_Text"><text:span text:style-name="T210">var x = 3.4 - 6.7 * i</text:span></text:span></text:p>
          <text:p text:style-name="P247"><text:span text:style-name="Source_20_Text"><text:span text:style-name="T210">var shouldBeZero = asin(x) - (-i*(log(sqrt(1-x*x)+i*x))</text:span></text:span><text:bookmark-end text:name="__DdeLink__139_1621918706"/><text:span text:style-name="Source_20_Text"><text:span text:style-name="T210">)</text:span></text:span><text:bookmark-end text:name="__DdeLink__143_1621918706"/><text:span text:style-name="T210"> </text:span><text:bookmark-end text:name="__DdeLink__141_1621918706"/></text:p>
          <text:p text:style-name="P195"><text:bookmark text:name="atan()"/>def atan(): Complex</text:p>
          <text:p text:style-name="P186"><text:span text:style-name="T207">Compute the </text:span><text:span text:style-name="T206">inverse tangent </text:span><text:span text:style-name="T207">of this complex number. Implements the formula:</text:span></text:p>
          <text:p text:style-name="P247"><text:span text:style-name="Source_20_Text"><text:span text:style-name="T209">atan(z) = (i/2) log((i + z)/(i - z))</text:span></text:span></text:p>
          <text:p text:style-name="P186"><text:s/></text:p>
          <text:p text:style-name="P247"><text:span text:style-name="Source_20_Text"><text:span text:style-name="T209"/></text:span></text:p>
          <text:p text:style-name="P247"><text:span text:style-name="Source_20_Text"><text:span text:style-name="T209">e.g.</text:span></text:span></text:p>
          <text:p text:style-name="P247"><text:bookmark-start text:name="__DdeLink__146_1621918706"/><text:span text:style-name="Source_20_Text"><text:span text:style-name="T210">var x = 3.4 - 6.7 * i</text:span></text:span></text:p>
          <text:p text:style-name="P247"><text:span text:style-name="Source_20_Text"><text:span text:style-name="T210">var shouldBeZero = atan(x)-(i/2)*log((i+x)/(i-x))</text:span></text:span><text:bookmark-end text:name="__DdeLink__146_1621918706"/></text:p>
          <text:p text:style-name="P195"><text:bookmark text:name="cos()"/>def cos(): Complex</text:p>
          <text:p text:style-name="P186"><text:span text:style-name="T207">Compute the </text:span><text:span text:style-name="T206">cosine </text:span><text:span text:style-name="T207">of this complex number. Implements the formula:</text:span></text:p>
          <text:p text:style-name="P247"><text:span text:style-name="Source_20_Text"><text:span text:style-name="T209">cos(a + bi) = cos(a)cosh(b) - sin(a)sinh(b)i</text:span></text:span></text:p>
          <text:p text:style-name="P247"><text:bookmark-start text:name="__DdeLink__160_1621918706"/><text:bookmark-start text:name="__DdeLink__158_1621918706"/><text:bookmark-start text:name="__DdeLink__156_1621918706"/><text:bookmark-start text:name="__DdeLink__154_1621918706"/><text:bookmark-start text:name="__DdeLink__152_1621918706"/><text:span text:style-name="Source_20_Text"><text:span text:style-name="T210"/></text:span></text:p>
          <text:p text:style-name="P247"><text:bookmark-start text:name="__DdeLink__146_16219187061"/><text:span text:style-name="Source_20_Text"><text:span text:style-name="T210">var x = 3.4 - 6.7 * i</text:span></text:span></text:p>
          <text:p text:style-name="P247"><text:soft-page-break/><text:span text:style-name="Source_20_Text"><text:span text:style-name="T210">var shouldBeZero = cos(x)-</text:span></text:span><text:bookmark-end text:name="__DdeLink__146_16219187061"/><text:span text:style-name="Source_20_Text"><text:span text:style-name="T210">cos(3.4)*cosh(-6.7) + sin(3.4)*sinh(-6.7)*i</text:span></text:span><text:bookmark-end text:name="__DdeLink__160_1621918706"/><text:bookmark-end text:name="__DdeLink__158_1621918706"/><text:bookmark-end text:name="__DdeLink__156_1621918706"/><text:bookmark-end text:name="__DdeLink__154_1621918706"/><text:bookmark-end text:name="__DdeLink__152_1621918706"/></text:p>
          <text:p text:style-name="P156"><text:bookmark text:name="cosh()"/>def cosh(): Complex</text:p>
          <text:p text:style-name="P186"><text:span text:style-name="T207">Compute the </text:span><text:span text:style-name="T206">hyperbolic cosine </text:span><text:span text:style-name="T207">of this complex number. Implements the formula:</text:span></text:p>
          <text:p text:style-name="P247"><text:span text:style-name="Source_20_Text"><text:span text:style-name="T209">cosh(a + bi) = cosh(a)cos(b) + sinh(a)sin(b)i}</text:span></text:span></text:p>
          <text:p text:style-name="P247"><text:span text:style-name="Source_20_Text"><text:span text:style-name="T210"/></text:span></text:p>
          <text:p text:style-name="P247"><text:span text:style-name="Source_20_Text"><text:span text:style-name="T210">var x = 3.4 - 6.7 * i</text:span></text:span></text:p>
          <text:p text:style-name="P247"><text:span text:style-name="Source_20_Text"><text:span text:style-name="T210">var shouldBeZero = cosh(x)-cosh(3.4)*cos(-6.7) - sinh(3.4)*sin(-6.7)*i</text:span></text:span></text:p>
          <text:p text:style-name="P186"/>
          <text:p text:style-name="P195"><text:bookmark text:name="exp()"/>def exp(): Complex</text:p>
          <text:p text:style-name="P186"><text:span text:style-name="T207">Compute the </text:span><text:span text:style-name="T206">exponential function <text:s/></text:span><text:span text:style-name="T207">of this complex number. Implements the formula:</text:span></text:p>
          <text:p text:style-name="P247"><text:span text:style-name="Source_20_Text"><text:span text:style-name="T209">exp(a + bi) = exp(a)cos(b) + exp(a)sin(b)i</text:span></text:span></text:p>
          <text:p text:style-name="P247"><text:span text:style-name="Source_20_Text"><text:span text:style-name="T223"/></text:span></text:p>
          <text:p text:style-name="P247"><text:span text:style-name="Source_20_Text"><text:span text:style-name="T222"/></text:span></text:p>
          <text:p text:style-name="P247"><text:bookmark-start text:name="__DdeLink__163_1621918706"/><text:span text:style-name="Source_20_Text"><text:span text:style-name="T210">var x = 3.4 - 6.7 * i</text:span></text:span></text:p>
          <text:p text:style-name="P247"><text:span text:style-name="Source_20_Text"><text:span text:style-name="T210">var shouldBeZero = exp(x)-exp(3.4)*cos(-6.7) - exp(3.4)*sin(-6.7)*i</text:span></text:span><text:bookmark-end text:name="__DdeLink__163_1621918706"/></text:p>
          <text:p text:style-name="P247"><text:span text:style-name="Source_20_Text"><text:span text:style-name="T275"/></text:span></text:p>
          <text:p text:style-name="P247"><text:bookmark text:name="log()"/><text:span text:style-name="Source_20_Text"><text:span text:style-name="T276">def log(): Complex</text:span></text:span></text:p>
          <text:p text:style-name="P186"><text:span text:style-name="T207">Compute the </text:span><text:span text:style-name="T206">natural logarithm </text:span><text:span text:style-name="T207">of this complex number. Implements the formula:</text:span></text:p>
          <text:p text:style-name="P247"><text:span text:style-name="Source_20_Text"><text:span text:style-name="T209">log(a + bi) = ln(|a + bi|) + arg(a + bi)i</text:span></text:span></text:p>
          <text:p text:style-name="P158"><text:bookmark text:name="pow(org.apache.commons.math3.complex.Complex)"/>def pow(x: Double): Complex</text:p>
          <text:p text:style-name="P247"><text:span text:style-name="T209">Returns of value of this complex number raised to the power of </text:span><text:span text:style-name="Source_20_Text"><text:span text:style-name="T209">x</text:span></text:span><text:span text:style-name="T209">. Implements the formula:</text:span></text:p>
          <text:p text:style-name="P247"><text:span text:style-name="Source_20_Text"><text:span text:style-name="T209">y</text:span></text:span><text:span text:style-name="Source_20_Text"><text:span text:style-name="T213">x</text:span></text:span><text:span text:style-name="Source_20_Text"><text:span text:style-name="T209"> = exp(x·log(y))</text:span></text:span></text:p>
          <text:p text:style-name="P186"><text:s/></text:p>
          <text:p text:style-name="P195"><text:bookmark text:name="sin()"/>def sin(): Complex</text:p>
          <text:p text:style-name="P186"><text:span text:style-name="T207">Compute the </text:span><text:span text:style-name="T206">sine</text:span><text:span text:style-name="T207"> of this complex number. Implements the formula:</text:span></text:p>
          <text:p text:style-name="P247"><text:span text:style-name="Source_20_Text"><text:span text:style-name="T209">sin(a + bi) = sin(a)cosh(b) - cos(a)sinh(b)i</text:span></text:span></text:p>
          <text:p text:style-name="P186"><text:soft-page-break/></text:p>
          <text:p text:style-name="P186">var x = 3.4 - 6.7 * i</text:p>
          <text:p text:style-name="P161">var shouldBeZero = sin(x)-sin(3.4)*cosh(-6.7) + cos(3.4)*sinh(-6.7)*i </text:p>
          <text:p text:style-name="P156"><text:bookmark text:name="sinh()"/>def sinh(): Complex </text:p>
          <text:p text:style-name="P186"><text:span text:style-name="T207">Compute the </text:span><text:span text:style-name="T206">hyperbolic sine </text:span><text:span text:style-name="T207">of this complex number. Implements the formula:</text:span></text:p>
          <text:p text:style-name="P247"><text:span text:style-name="Source_20_Text"><text:span text:style-name="T209">sinh(a + bi) = sinh(a)cos(b) + cosh(a)sin(b)i</text:span></text:span></text:p>
          <text:p text:style-name="P186"><text:bookmark-start text:name="__DdeLink__176_1621918706"/><text:bookmark-start text:name="__DdeLink__174_1621918706"/></text:p>
          <text:p text:style-name="P186">var x = 3.4 - 6.7 * i</text:p>
          <text:p text:style-name="P186">var shouldBeZero = sinh(x)-sinh(3.4)*cos(-6.7) - cosh(3.4)*sin(-6.7)*i<text:bookmark-end text:name="__DdeLink__176_1621918706"/><text:bookmark-end text:name="__DdeLink__174_1621918706"/></text:p>
          <text:p text:style-name="P186"/>
          <text:p text:style-name="P156"><text:bookmark text:name="sqrt()"/>def sqrt(): Complex</text:p>
          <text:p text:style-name="P247"><text:span text:style-name="T209">Compute the </text:span><text:a xlink:type="simple" xlink:href="http://mathworld.wolfram.com/SquareRoot.html" office:target-frame-name="_top" xlink:show="replace" text:style-name="Internet_20_link" text:visited-style-name="Visited_20_Internet_20_Link"><text:span text:style-name="T171">square root</text:span></text:a><text:span text:style-name="T209"> of this complex number. </text:span></text:p>
          <text:p text:style-name="P186"/>
          <text:p text:style-name="P156">def sqrt1z(): Complex</text:p>
          <text:p text:style-name="P247"><text:span text:style-name="T209">Compute the </text:span><text:a xlink:type="simple" xlink:href="http://mathworld.wolfram.com/SquareRoot.html" office:target-frame-name="_top" xlink:show="replace" text:style-name="Internet_20_link" text:visited-style-name="Visited_20_Internet_20_Link"><text:span text:style-name="T171">square root</text:span></text:a><text:span text:style-name="T209"> of </text:span><text:span text:style-name="Source_20_Text"><text:span text:style-name="T209">1 - this</text:span></text:span><text:span text:style-name="Source_20_Text"><text:span text:style-name="T213">2</text:span></text:span><text:span text:style-name="T209"> for this complex number. Computes the result directly as </text:span><text:span text:style-name="Source_20_Text"><text:span text:style-name="T209">sqrt(ONE.subtract(z.multiply(z)))</text:span></text:span><text:span text:style-name="T209">. <text:line-break/></text:span></text:p>
          <text:p text:style-name="P247">var x = 3.4 - 6.7 * i</text:p>
          <text:p text:style-name="P247">var shouldBeZero = x.sqrt1z - sqrt(1-x*x)</text:p>
          <text:p text:style-name="P247"/>
          <text:p text:style-name="P247"><text:span text:style-name="T212">def tan</text:span><text:span text:style-name="T220">(): Complex</text:span></text:p>
          <text:p text:style-name="P186"><text:span text:style-name="T207">Compute the </text:span><text:span text:style-name="T206">tangent </text:span><text:span text:style-name="T207">of this complex number. Implements the formula:</text:span></text:p>
          <text:p text:style-name="P247"><text:span text:style-name="Source_20_Text"><text:span text:style-name="T209">tan(a + bi) = sin(2a)/(cos(2a)+cosh(2b)) + [sinh(2b)/(cos(2a)+cosh(2b))]i</text:span></text:span></text:p>
          <text:p text:style-name="P186"/>
          <text:p text:style-name="P156"><text:bookmark text:name="tanh()"/>def tanh(): Complex</text:p>
          <text:p text:style-name="P186"><text:span text:style-name="T207">Compute the </text:span><text:span text:style-name="T206">hyperbolic tangent </text:span><text:span text:style-name="T207">of this complex number. Implements the formula:</text:span></text:p>
          <text:p text:style-name="P247"><text:span text:style-name="Source_20_Text"><text:span text:style-name="T209">tan(a + bi) = sinh(2a)/(cosh(2a)+cos(2b)) + [sin(2b)/(cosh(2a)+cos(2b))]i</text:span></text:span></text:p>
          <text:p text:style-name="P186"><text:soft-page-break/></text:p>
          <text:p text:style-name="P127"><text:bookmark text:name="getArgument()"/>def getArgument(): Double</text:p>
          <text:p text:style-name="P276">Compute the argument of this complex number. The argument is the angle phi between the positive real axis and the point representing this number in the complex plane. The value returned is between -PI (not inclusive) and PI (inclusive), with negative values returned for numbers with negative imaginary parts. <text:line-break/></text:p>
          <text:p text:style-name="P156">def nthRoot(): List[Complex] </text:p>
          <text:p text:style-name="P186">Computes the n-th roots of this complex number. The nth roots are defined by the formula:</text:p>
          <text:p text:style-name="P247"><text:span text:style-name="Source_20_Text"><text:span text:style-name="T209">z</text:span></text:span><text:span text:style-name="Source_20_Text"><text:span text:style-name="T216">k</text:span></text:span><text:span text:style-name="Source_20_Text"><text:span text:style-name="T209"> = abs</text:span></text:span><text:span text:style-name="Source_20_Text"><text:span text:style-name="T213">1/n</text:span></text:span><text:span text:style-name="Source_20_Text"><text:span text:style-name="T209"> (cos(phi + 2πk/n) + i (sin(phi + 2πk/n))</text:span></text:span></text:p>
          <text:p text:style-name="P247"><text:bookmark-end text:name="__DdeLink__72137_705179836"/><text:span text:style-name="T209">for </text:span><text:span text:style-name="Source_20_Text"><text:span text:style-name="T211">k=0, 1, ..., n-1</text:span></text:span><text:span text:style-name="T209">, where </text:span><text:span text:style-name="Source_20_Text"><text:span text:style-name="T209">abs</text:span></text:span><text:span text:style-name="T209"> and </text:span><text:span text:style-name="Source_20_Text"><text:span text:style-name="T209">phi</text:span></text:span><text:span text:style-name="T209"> are respectively the </text:span><text:a xlink:type="simple" xlink:href="http://commons.apache.org/proper/commons-math/javadocs/api-3.2/org/apache/commons/math3/complex/Complex.html#abs()" text:style-name="Internet_20_link" text:visited-style-name="Visited_20_Internet_20_Link"><text:span text:style-name="Source_20_Text"><text:span text:style-name="T209">modulus</text:span></text:span></text:a><text:span text:style-name="T209"> and </text:span><text:a xlink:type="simple" xlink:href="http://commons.apache.org/proper/commons-math/javadocs/api-3.2/org/apache/commons/math3/complex/Complex.html#getArgument()" text:style-name="Internet_20_link" text:visited-style-name="Visited_20_Internet_20_Link"><text:span text:style-name="Source_20_Text"><text:span text:style-name="T209">argument</text:span></text:span></text:a><text:span text:style-name="T209"> of this complex number. <text:line-break/></text:span><text:span text:style-name="T274"> </text:span></text:p>
          <text:p text:style-name="P174"/>
          <text:p text:style-name="P157"/>
          <text:p text:style-name="P459"/>
          <text:h text:style-name="P607" text:outline-level="1"><text:bookmark-start text:name="__RefHeading___Toc145035_2064470228"/>References:<text:bookmark-end text:name="__RefHeading___Toc145035_2064470228"/></text:h>
          <text:p text:style-name="P34"/>
          <text:p text:style-name="P42">[<text:variable-get text:name="Cam06" style:data-style-name="N0">1</text:variable-get>] Stephen L. Campbell, Jean-Philippe Chancelier, Ramine Nikoukhah, <text:span text:style-name="T112">Modeling and Simulation in Scilab/Scicos</text:span>, Springer, 2006</text:p>
          <text:p text:style-name="P35">[<text:variable-get text:name="Hor05" style:data-style-name="N0">2</text:variable-get>] Cay Horstmann, Gary Cornell, <text:span text:style-name="T112">Core Java 2</text:span>, Vol I <text:s/>Fundamentals, Vol II - Advanced Techniques. Sun Microsystems Press, 8th edition, 2008</text:p>
          <text:p text:style-name="P3">[<text:variable-get text:name="Cho05" style:data-style-name="N0">3</text:variable-get>] Norman Chonacky, David Winch, <text:span text:style-name="T112">3Ms for Instruction: Reviews of Maple, Mathematica and MATLAB</text:span>, <text:span text:style-name="T7"><text:s/>IEEE Computing in Science and Engineering (CISE)</text:span>, May/June 2005, Part I, pp. 7-13</text:p>
          <text:p text:style-name="P42">[<text:variable-get text:name="Cho05_2" style:data-style-name="N0">4</text:variable-get>] Norman Chonacky, David Winch, <text:span text:style-name="T112">3Ms for Instruction: Reviews of Maple, Mathematica and MATLAB</text:span>, <text:span text:style-name="T125"><text:s/>IEEE Computing in Science and Engineering (CISE)</text:span>, July/August 2005, Part II, pp. 14-23</text:p>
          <text:p text:style-name="P42">[<text:variable-get text:name="Eat02" style:data-style-name="N0">5</text:variable-get>] <text:s/>John W. Eaton, "<text:span text:style-name="T112">GNU Octave Manual</text:span>, Network Theory Ltd, 2002</text:p>
          <text:p text:style-name="P47"><text:span text:style-name="T13">[</text:span><text:span text:style-name="T13"><text:variable-get text:name="Hig05" style:data-style-name="N0">6</text:variable-get></text:span><text:span text:style-name="T13">] Desmond J. Higham, Nicholas J. Higham, </text:span><text:span text:style-name="T10">MATLAB Guide</text:span><text:span text:style-name="T13">, Second Edition, SIAM Computational Mathematics, 2005</text:span></text:p>
          <text:p text:style-name="P4"><text:span text:style-name="T245">[</text:span><text:span text:style-name="T245"><text:variable-get text:name="Pap07" style:data-style-name="N0">7</text:variable-get></text:span><text:span text:style-name="T245">] S. Papadimitriou, </text:span><text:span text:style-name="T122">Scientific programming with Java classes supported with a scripting interpreter</text:span><text:span text:style-name="T245">, IET Software, 1, (2), pp. 48 - 56, 2007</text:span></text:p>
          <text:p text:style-name="P45"><text:span text:style-name="T18">[</text:span><text:span text:style-name="T18"><text:variable-get text:name="Pap08" style:data-style-name="N0">8</text:variable-get></text:span><text:span text:style-name="T18">] Papadimitriou S, Terzidis K., </text:span><text:span text:style-name="T20">jLab: Integrating a scripting interpreter with Java technology for flexible and efficient scientific computation</text:span><text:span text:style-name="T18">, Computer Languages, Systems &amp; Structures </text:span><text:span text:style-name="T28">(2008), <text:s/></text:span><text:span text:style-name="T142">Elsevier, vol. 35, 2009, pp. 217–240</text:span></text:p>
          <text:p text:style-name="P42">[<text:variable-get text:name="Kon07" style:data-style-name="N0">9</text:variable-get>] Dierk Konig, Andrew Glover, Paul King, Guillaume Laforge, Jon Skeet, <text:span text:style-name="T112">Groovy In Action</text:span>, Manning Publications, 2007</text:p>
          <text:p text:style-name="P42">[<text:variable-get text:name="Hay09" style:data-style-name="N0">10</text:variable-get>] Simon Haykin, “Neural Netwo<text:span text:style-name="T112">rks </text:span><text:span text:style-name="T125">and Learning Machines”,</text:span><text:span text:style-name="T112"> </text:span><text:span text:style-name="T125">Third Edition,</text:span><text:span text:style-name="T112"> </text:span><text:span text:style-name="T125">Pearson Education, </text:span><text:span text:style-name="T112">2009</text:span> </text:p>
          <text:p text:style-name="P42">[<text:variable-get text:name="Lau03" style:data-style-name="N0">11</text:variable-get>] Hang T. Lau, <text:span text:style-name="T112">A Numerical Library in Java for Scientists and Engineers</text:span>, Chapman &amp; Hall/CRC, 2003 </text:p>
          <text:p text:style-name="P42">[<text:variable-get text:name="Pre02" style:data-style-name="N0">12</text:variable-get>] William H. Press, Saul A. Teukolsky, William T. Vetterling, Brian P. Flannery, <text:s/><text:span text:style-name="T112">Numerical Recipes in C++, The Art of Scientific Computing, Second Edition</text:span>, Cambridge University Press, Third-edition, 2007</text:p>
          <text:p text:style-name="P46">[<text:variable-get text:name="Aho07" style:data-style-name="N0">13</text:variable-get>] <text:span text:style-name="T18">Alfred Aho, Monica S. Lam, Ravi Sethi, Jefrey D. Ullman, Compilers, Principles, Techniques, &amp; Tools, Second Edition, Addison-Wesley, 2007</text:span></text:p>
          <text:p text:style-name="P46"><text:span text:style-name="T18">[</text:span><text:span text:style-name="T18"><text:variable-get text:name="jLabCISE" style:data-style-name="N0">14</text:variable-get></text:span><text:span text:style-name="T18"> ] Stergios Papadimitriou, Konstantinos Terzidis, Seferina Mavroudi, Spiridon Likothanasis, “Scientific Scripting for the </text:span></text:p>
          <text:p text:style-name="P41">Java Platform with jLab”, IEEE Computing in Science and Engineering (CISE), July/August 2009, Vol. 11, No 4, pp. 50-60</text:p>
          <text:p text:style-name="P46"><text:span text:style-name="T18">[</text:span><text:span text:style-name="T18"><text:variable-get text:name="Odersky98" style:data-style-name="N0">15</text:variable-get></text:span><text:span text:style-name="T18"> ] Martin Odersky, Lex Spoon, Bill Venners, Programming in Scala, Artima eds, 2008</text:span></text:p>
          <text:p text:style-name="P46"><text:span text:style-name="T18">[</text:span><text:span text:style-name="T18"><text:variable-get text:name="DeanBook" style:data-style-name="N0">16</text:variable-get></text:span><text:span text:style-name="T18">] <text:s/>Dean Wampler &amp; Alex Payne, </text:span><text:span text:style-name="T20">Programming Scala, </text:span><text:span text:style-name="T25">O'Reily, 2009</text:span></text:p>
          <text:p text:style-name="P46"><text:span text:style-name="T18">[</text:span><text:span text:style-name="T18"><text:variable-get text:name="VenkatBook" style:data-style-name="N0">17</text:variable-get></text:span><text:span text:style-name="T18">] <text:s/>Venkat Subramaniam, </text:span><text:span text:style-name="T20">Programming Scala – Tackle Multicore Complexity on the Java Virtual Machine, </text:span><text:span text:style-name="T18">Pragmatic Bookself <text:s/>2009</text:span></text:p>
          <text:p text:style-name="P48"><text:span text:style-name="T1">[</text:span><text:span text:style-name="T1"><text:variable-get text:name="Wur" style:data-style-name="N0">18</text:variable-get></text:span><text:span text:style-name="T1">] Thomas Wurthinger, Christaian Wimmer, Hanspeter Mossenblock, “Array Bounds Check Elimiation for the Java Hotspot Client Compiler”, PPPJ 2007, September 5-7, 2007, Lijboa Portugal, ACM</text:span></text:p>
          <text:p text:style-name="P48"><text:span text:style-name="T1">[</text:span><text:span text:style-name="T1"><text:variable-get text:name="scalalabCISE" style:data-style-name="N0">19</text:variable-get></text:span><text:span text:style-name="T1">] <text:s/>Stergios Papadimitriou, Konstanti</text:span><text:span text:style-name="T3">nos Terzidis, Seferina Mavroudi, Spiridon Likothanasis, “</text:span><text:span text:style-name="Emphasis"><text:span text:style-name="T143">ScalaLab</text:span></text:span><text:span text:style-name="T143">: an effective scientific programming environment for the Java Platform based on the </text:span><text:span text:style-name="Emphasis"><text:span text:style-name="T143">Scala</text:span></text:span><text:span text:style-name="T143"> object-functional language”</text:span><text:span text:style-name="T1">, IEEE Computing in Science and Engineering (CISE), in print </text:span></text:p>
          <text:p text:style-name="P40"><text:soft-page-break/></text:p>
          <text:p text:style-name="P40"/>
          <text:p text:style-name="P40"/>
          <text:alphabetical-index text:style-name="Sect4"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4" text:name="Alphabetical Index1_Head">
                <text:p text:style-name="Index_20_Heading">Alphabetical Index</text:p>
              </text:index-title>
              <text:p text:style-name="P617">Adaptive Stepsize Integrators<text:tab/>222</text:p>
              <text:p text:style-name="P617">ant<text:tab/>24</text:p>
              <text:p text:style-name="P617">Apache Common Maths<text:tab/>73, 200</text:p>
              <text:p text:style-name="P617">Band Matrices<text:tab/>195</text:p>
              <text:p text:style-name="P617">Bifurcation Diagram<text:tab/>90</text:p>
              <text:p text:style-name="P617">BioScala<text:tab/>234</text:p>
              <text:p text:style-name="P617">BLAS<text:tab/>108</text:p>
              <text:p text:style-name="P617">Bulirsch-Stoer Method<text:tab/>190</text:p>
              <text:p text:style-name="P617">Classification and Inference<text:tab/>175</text:p>
              <text:p text:style-name="P617">Compressed Column Storage format<text:tab/>198</text:p>
              <text:p text:style-name="P617">Computer Algebra<text:tab/>236</text:p>
              <text:p text:style-name="P617">Continuous Wavelet Transform<text:tab/>232</text:p>
              <text:p text:style-name="P617">correlation<text:tab/>207</text:p>
              <text:p text:style-name="P617">Covariance<text:tab/>207</text:p>
              <text:p text:style-name="P617">Covariance Matrix<text:tab/>208</text:p>
              <text:p text:style-name="P617">Cryptographically secure random sequences<text:tab/>209</text:p>
              <text:p text:style-name="P617">CSparse<text:tab/>196</text:p>
              <text:p text:style-name="P617">Data Generation<text:tab/>208</text:p>
              <text:p text:style-name="P617">Daubechies wavelet<text:tab/>233</text:p>
              <text:p text:style-name="P617">DecompositionSolver<text:tab/>217</text:p>
              <text:p text:style-name="P617">Descriptive Statistics<text:tab/>201</text:p>
              <text:p text:style-name="P617">Differential Equations<text:tab/>67</text:p>
              <text:p text:style-name="P617">Dormand-Prince<text:tab/>186</text:p>
              <text:p text:style-name="P617">DormandPrince853Integrator<text:tab/>74</text:p>
              <text:p text:style-name="P617">Double Scroll Attractor<text:tab/>94</text:p>
              <text:p text:style-name="P617">Eigenvalues/eigenvectors<text:tab/>218</text:p>
              <text:p text:style-name="P617">EJML Library<text:tab/>96</text:p>
              <text:p text:style-name="P617">F-test<text:tab/>171</text:p>
              <text:p text:style-name="P617">Fast Fourier Transforms<text:tab/>80</text:p>
              <text:p text:style-name="P617">FastICA toolbox<text:tab/>63</text:p>
              <text:p text:style-name="P617">Functional Style Plotting<text:tab/>142</text:p>
              <text:p text:style-name="P617">Gaussian Mixture Models<text:tab/>182</text:p>
              <text:p text:style-name="P617">Henon chaotic map<text:tab/>88</text:p>
              <text:p text:style-name="P617">Ikeda chaotic map<text:tab/>88</text:p>
              <text:p text:style-name="P617">Imports Wizard<text:tab/>11</text:p>
              <text:p text:style-name="P617">jblas<text:tab/>108</text:p>
              <text:p text:style-name="P617">JFreeChar<text:tab/>134</text:p>
              <text:p text:style-name="P617">jmathPlot<text:tab/>121</text:p>
              <text:p text:style-name="P617">jPlot<text:tab/>134</text:p>
              <text:p text:style-name="P617">jsyntaxPane<text:tab/>5</text:p>
              <text:p text:style-name="P617">LAPACK<text:tab/>108</text:p>
              <text:p text:style-name="P617">Levenberg-Marquardt method<text:tab/>150</text:p>
              <text:p text:style-name="P617">LevenbergMarquardtOptimizer<text:tab/>225</text:p>
              <text:p text:style-name="P617">Linear Algebra<text:tab/>216</text:p>
              <text:p text:style-name="P617">Loading and Saving from MATLAB<text:tab/>192</text:p>
              <text:p text:style-name="P617"><text:soft-page-break/>Logistic Deviates<text:tab/>159</text:p>
              <text:p text:style-name="P617">Lorenz attractor<text:tab/>67</text:p>
              <text:p text:style-name="P617">Lorenz chaotic attractor<text:tab/>92</text:p>
              <text:p text:style-name="P617">MTJ Sparse Matrices<text:tab/>198</text:p>
              <text:p text:style-name="P617">Multiple linear regression<text:tab/>206</text:p>
              <text:p text:style-name="P617">Named Plots interface<text:tab/>143</text:p>
              <text:p text:style-name="P617">Native BLAS<text:tab/>108</text:p>
              <text:p text:style-name="P617">Normal Distribution<text:tab/>160</text:p>
              <text:p text:style-name="P617">NUMAL<text:tab/>67</text:p>
              <text:p text:style-name="P617">NUMAL library<text:tab/>45, 92</text:p>
              <text:p text:style-name="P617">Object-Oriented Plotting<text:tab/>145</text:p>
              <text:p text:style-name="P617">Ordinary Differential Equations<text:tab/>67, 218</text:p>
              <text:p text:style-name="P617">PearsonsCorrelation<text:tab/>208</text:p>
              <text:p text:style-name="P617">Plotting<text:tab/>121</text:p>
              <text:p text:style-name="P617">Poisson deviates<text:tab/>161</text:p>
              <text:p text:style-name="P617">Polynomial Fitting<text:tab/>225</text:p>
              <text:p text:style-name="P617">Powell method<text:tab/>153</text:p>
              <text:p text:style-name="P617">PRNG Pluggability<text:tab/>213</text:p>
              <text:p text:style-name="P617">Random numbers<text:tab/>209</text:p>
              <text:p text:style-name="P617">Random Numbers<text:tab/>159</text:p>
              <text:p text:style-name="P617">Random permutations<text:tab/>212</text:p>
              <text:p text:style-name="P617">Random Strings<text:tab/>212</text:p>
              <text:p text:style-name="P617">Rank transformations<text:tab/>207</text:p>
              <text:p text:style-name="P617">RBF Networks<text:tab/>85</text:p>
              <text:p text:style-name="P617">Real matrices<text:tab/>216</text:p>
              <text:p text:style-name="P617">regression<text:tab/>204</text:p>
              <text:p text:style-name="P617">RichDouble1DArray<text:tab/>31</text:p>
              <text:p text:style-name="P617">RichDouble2DArray<text:tab/>25, 28</text:p>
              <text:p text:style-name="P617">root finding<text:tab/>75</text:p>
              <text:p text:style-name="P617">RsyntaxTextArea<text:tab/>12</text:p>
              <text:p text:style-name="P617">Runge-Kutta<text:tab/>188</text:p>
              <text:p text:style-name="P617">sbt<text:tab/>24</text:p>
              <text:p text:style-name="P617">Scala Interpreter Pane<text:tab/>19</text:p>
              <text:p text:style-name="P617">ScalaLab ClassPath<text:tab/>62</text:p>
              <text:p text:style-name="P617">scalaSciMatrix<text:tab/>43</text:p>
              <text:p text:style-name="P617">singular values/singular vectors<text:tab/>218</text:p>
              <text:p text:style-name="P617">Solving linear systems<text:tab/>217</text:p>
              <text:p text:style-name="P617">Sparse Matrices<text:tab/>196</text:p>
              <text:p text:style-name="P617">sparse systems<text:tab/>200</text:p>
              <text:p text:style-name="P617">Spearman Rank-Order Correlation Coefficient<text:tab/>165</text:p>
              <text:p text:style-name="P617">SpearmansCorrelation<text:tab/>208</text:p>
              <text:p text:style-name="P617">Statistics<text:tab/>201</text:p>
              <text:p text:style-name="P617">StepHandler<text:tab/>74</text:p>
              <text:p text:style-name="P617">StepInterpolator<text:tab/>74</text:p>
              <text:p text:style-name="P617">Student's t-Test<text:tab/>158</text:p>
              <text:p text:style-name="P617">SummaryStatistics<text:tab/>203</text:p>
              <text:p text:style-name="P617">Support Vector Machines<text:tab/>175</text:p>
              <text:p text:style-name="P617">switching functions<text:tab/>221</text:p>
              <text:p text:style-name="P617">switching functions.<text:tab/>221</text:p>
              <text:p text:style-name="P617">symja Java Computer Algebra System<text:tab/>237</text:p>
              <text:p text:style-name="P617">Toolboxes<text:tab/>63</text:p>
              <text:p text:style-name="P617">Unbiased covariances<text:tab/>207</text:p>
              <text:p text:style-name="P617"><text:soft-page-break/>Wavelet Packet Transform<text:tab/>234</text:p>
              <text:p text:style-name="P617">Wavelets<text:tab/>231</text:p>
              <text:p text:style-name="P617">WEKA<text:tab/>85</text:p>
              <text:p text:style-name="P617">zeroin<text:tab/>75</text:p>
            </text:index-body>
          </text:alphabetical-index>
          <text:p text:style-name="P40"/>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text-align="start" style:justify-single-word="false" fo:orphans="0" fo:widows="0" fo:hyphenation-ladder-count="no-limit" fo:text-indent="0in" style:auto-text-indent="false" style:text-autospace="none" style:vertical-align="auto"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l" style:country-complex="GR"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Arial" style:font-family-generic="swiss" style:font-pitch="variable" fo:font-size="14pt" style:font-name-asian="Andale Sans UI1" style:font-family-asian="'Andale Sans UI', 'Arial Unicode MS'" style:font-pitch-asian="variable" style:font-size-asian="14pt" style:font-name-complex="Lucidasans2"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DejaVu Serif" fo:font-family="'DejaVu Serif'" style:font-family-generic="roman" style:font-pitch="variable" fo:font-size="16pt" fo:font-weight="bold" style:font-name-asian="DejaVu Sans1" style:font-family-asian="'DejaVu Sans'"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erif" fo:font-family="'DejaVu Serif'" style:font-family-generic="roman" style:font-pitch="variable" fo:font-size="15pt" fo:font-weight="bold" style:font-name-asian="DejaVu Sans1" style:font-family-asian="'DejaVu Sans'"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in" loext:contextual-spacing="false" fo:text-indent="0in" style:auto-text-indent="false"/>
      <style:text-properties style:font-name="Arial" fo:font-family="Arial" style:font-style-name="Negreta"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0673in" style:type="center"/>
          <style:tab-stop style:position="6.134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1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938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7417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Teletype" style:family="text">
      <style:text-properties style:font-name="Liberation Mono" fo:font-family="'Liberation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Absatz-Standardschriftart" style:family="text"/>
    <style:style style:name="WW-Absatz-Standardschriftart" style:family="text"/>
    <style:style style:name="Default_20_Paragraph_20_Font" style:display-name="Default Paragraph Font"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1in" fo:margin-bottom="1in" fo:margin-left="1.25in" fo:margin-right="0.8827in" fo:background-color="#ffffff" style:writing-mode="lr-tb" style:layout-grid-color="#c0c0c0" style:layout-grid-lines="38" style:layout-grid-base-height="0.139in" style:layout-grid-ruby-height="0.111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5</text:page-number></text:p>
        <text:p text:style-name="MP1"/>
      </style:footer>
    </style:master-page>
    <style:master-page style:name="HTML" style:page-layout-name="Mpm2">
      <style:footer>
        <text:p text:style-name="MP1"><text:page-number text:select-page="current">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meta:creation-date>2008-03-24T15:27:30</meta:creation-date>
    <dc:date>2017-01-02T14:14:24.268594952</dc:date>
    <meta:print-date>2009-11-22T04:47:07</meta:print-date>
    <dc:language>en-US</dc:language>
    <meta:editing-cycles>1477</meta:editing-cycles>
    <meta:editing-duration>P7DT4H35M10S</meta:editing-duration>
    <meta:document-statistic meta:table-count="6" meta:image-count="0" meta:object-count="21" meta:page-count="255" meta:paragraph-count="6053" meta:word-count="51666" meta:character-count="353067" meta:non-whitespace-character-count="29385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N</mi>
      <mrow>
        <mrow>
          <mo fence="true" stretchy="false">(</mo>
          <mrow>
            <mi>X</mi>
          </mrow>
          <mo fence="true" stretchy="false">)</mo>
        </mrow>
        <mo stretchy="false">=</mo>
        <mi>H</mi>
      </mrow>
      <mrow>
        <mrow>
          <mo fence="true" stretchy="false">(</mo>
          <mrow>
            <msub>
              <mi>X</mi>
              <mi mathvariant="italic">Gaussian</mi>
            </msub>
          </mrow>
          <mo fence="true" stretchy="false">)</mo>
        </mrow>
        <mo stretchy="false">−</mo>
        <mi>H</mi>
      </mrow>
      <mrow>
        <mo fence="true" stretchy="false">(</mo>
        <mrow>
          <mi>X</mi>
        </mrow>
        <mo fence="true" stretchy="false">)</mo>
      </mrow>
    </mrow>
    <annotation encoding="StarMath 5.0">N(X)=H(X_{Gaussian})-H(X)</annotation>
  </semantics>
</math>
</file>

<file path=Object 10/content.xml><?xml version="1.0" encoding="utf-8"?>
<math xmlns="http://www.w3.org/1998/Math/MathML" display="block">
  <semantics>
    <mrow>
      <mi>y</mi>
      <mrow>
        <mrow>
          <mo fence="true" stretchy="false">(</mo>
          <mrow>
            <msub>
              <mi>t</mi>
              <mn>0</mn>
            </msub>
          </mrow>
          <mo fence="true" stretchy="false">)</mo>
        </mrow>
        <mo stretchy="false">=</mo>
        <mrow>
          <mo fence="true" stretchy="false">(</mo>
          <mrow>
            <mrow>
              <mi>y</mi>
              <mn>0</mn>
              <mrow>
                <mo fence="true" stretchy="false">(</mo>
                <mrow>
                  <msub>
                    <mi>t</mi>
                    <mn>0</mn>
                  </msub>
                </mrow>
                <mo fence="true" stretchy="false">)</mo>
              </mrow>
              <mi>,</mi>
              <mi>y</mi>
              <mn>1</mn>
              <mrow>
                <mo fence="true" stretchy="false">(</mo>
                <mrow>
                  <msub>
                    <mi>t</mi>
                    <mn>0</mn>
                  </msub>
                </mrow>
                <mo fence="true" stretchy="false">)</mo>
              </mrow>
            </mrow>
          </mrow>
          <mo fence="true" stretchy="false">)</mo>
        </mrow>
      </mrow>
    </mrow>
    <annotation encoding="StarMath 5.0">y(t_0)=(y0(t_0), y1(t_0))</annotation>
  </semantics>
</math>
</file>

<file path=Object 11/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2/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3/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4/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5/content.xml><?xml version="1.0" encoding="utf-8"?>
<math xmlns="http://www.w3.org/1998/Math/MathML" display="block">
  <semantics>
    <msub>
      <mi>y</mi>
      <mn>0</mn>
    </msub>
    <annotation encoding="StarMath 5.0">y_0</annotation>
  </semantics>
</math>
</file>

<file path=Object 16/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7/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2cm" fo:min-width="7.555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5cm" fo:min-width="6.853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853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218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371cm" fo:min-width="6.853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54cm" fo:min-width="6.685cm"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111cm" fo:min-width="6.853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638cm" fo:min-width="10.79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6.853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P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T2"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T4"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5" style:family="text">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frame draw:style-name="gr1" draw:text-style-name="P2" draw:layer="layout" svg:width="6.095cm" svg:height="1.272cm" svg:x="5.5cm" svg:y="7.003cm">
              <draw:text-box>
                <text:p text:style-name="P1"><text:span text:style-name="T1">ScalaSci Domain Specific Language</text:span></text:p>
              </draw:text-box>
            </draw:frame>
            <draw:frame draw:style-name="gr2" draw:text-style-name="P3" draw:layer="layout" svg:width="6.029cm" svg:height="0.935cm" svg:x="5.568cm" svg:y="9.024cm">
              <draw:text-box>
                <text:p text:style-name="P1"><text:span text:style-name="T2">Scala Compiler</text:span></text:p>
              </draw:text-box>
            </draw:frame>
            <draw:frame draw:style-name="gr3" draw:text-style-name="P4" draw:layer="layout" svg:width="6.029cm" svg:height="1.361cm" svg:x="5.568cm" svg:y="10.948cm">
              <draw:text-box>
                <text:p text:style-name="P1"><text:span text:style-name="T3">Native libraries (e.g. for BLAS) </text:span></text:p>
              </draw:text-box>
            </draw:frame>
            <draw:frame draw:style-name="gr4" draw:text-style-name="P4" draw:layer="layout" svg:width="6.029cm" svg:height="0.936cm" svg:x="5.568cm" svg:y="13.064cm">
              <draw:text-box>
                <text:p text:style-name="P1"><text:span text:style-name="T3">Scala Interpreter</text:span></text:p>
              </draw:text-box>
            </draw:frame>
            <draw:frame draw:style-name="gr5" draw:text-style-name="P2" draw:layer="layout" svg:width="6.029cm" svg:height="2.621cm" svg:x="5.568cm" svg:y="14.989cm">
              <draw:text-box>
                <text:p text:style-name="P1"><text:span text:style-name="T1">Integrated Java libraries for </text:span></text:p>
                <text:p text:style-name="P1"><text:span text:style-name="T1">Graphics and Numerical Analysis</text:span></text:p>
                <text:p text:style-name="P1"><text:span text:style-name="T1">Also, native C/C++ libraries.</text:span></text:p>
              </draw:text-box>
            </draw:frame>
            <draw:frame draw:style-name="gr6" draw:text-style-name="P5" draw:layer="layout" svg:width="5.865cm" svg:height="1.604cm" svg:x="5.733cm" svg:y="17.779cm">
              <draw:text-box>
                <text:p text:style-name="P1"><text:span text:style-name="T4">Toolboxes of class code</text:span></text:p>
              </draw:text-box>
            </draw:frame>
            <draw:frame draw:style-name="gr7" draw:text-style-name="P4" draw:layer="layout" svg:width="6.029cm" svg:height="1.361cm" svg:x="5.568cm" svg:y="19.799cm">
              <draw:text-box>
                <text:p text:style-name="P1"><text:span text:style-name="T3">Application Specific Wizards</text:span></text:p>
              </draw:text-box>
            </draw:frame>
            <draw:frame draw:style-name="gr8" draw:text-style-name="P6" draw:layer="layout" svg:width="17.511cm" svg:height="1.888cm" draw:transform="rotate (1.5707963267949) translate (14.112cm 24.511cm)">
              <draw:text-box>
                <text:p text:style-name="P1"><text:span text:style-name="T5">User Friendly Scripting based interface</text:span></text:p>
              </draw:text-box>
            </draw:frame>
            <draw:line draw:style-name="gr9" draw:text-style-name="P7" draw:layer="layout" svg:x1="11.596cm" svg:y1="7.681cm" svg:x2="14.113cm" svg:y2="7.681cm">
              <text:p/>
            </draw:line>
            <draw:line draw:style-name="gr9" draw:text-style-name="P7" draw:layer="layout" svg:x1="11.596cm" svg:y1="9.028cm" svg:x2="14.113cm" svg:y2="9.028cm">
              <text:p/>
            </draw:line>
            <draw:line draw:style-name="gr9" draw:text-style-name="P7" draw:layer="layout" svg:x1="11.596cm" svg:y1="11.722cm" svg:x2="14.113cm" svg:y2="11.722cm">
              <text:p/>
            </draw:line>
            <draw:line draw:style-name="gr9" draw:text-style-name="P7" draw:layer="layout" svg:x1="11.596cm" svg:y1="13.742cm" svg:x2="14.113cm" svg:y2="13.742cm">
              <text:p/>
            </draw:line>
            <draw:line draw:style-name="gr9" draw:text-style-name="P7" draw:layer="layout" svg:x1="11.596cm" svg:y1="16.436cm" svg:x2="14.113cm" svg:y2="16.436cm">
              <text:p/>
            </draw:line>
            <draw:line draw:style-name="gr9" draw:text-style-name="P7" draw:layer="layout" svg:x1="11.596cm" svg:y1="18.456cm" svg:x2="14.113cm" svg:y2="18.456cm">
              <text:p/>
            </draw:line>
            <draw:line draw:style-name="gr9" draw:text-style-name="P7" draw:layer="layout" svg:x1="11.596cm" svg:y1="20.477cm" svg:x2="14.113cm" svg:y2="20.477cm">
              <text:p/>
            </draw:line>
          </draw:g>
          <draw:frame draw:style-name="gr7" draw:text-style-name="P4" draw:layer="layout" svg:width="6.084cm" svg:height="1.361cm" svg:x="5.5cm" svg:y="23.011cm">
            <draw:text-box>
              <text:p text:style-name="P1"><text:span text:style-name="T3">Computer Algebra Subsystem</text:span></text:p>
            </draw:text-box>
          </draw:frame>
          <draw:line draw:style-name="gr9" draw:text-style-name="P7" draw:layer="layout" svg:x1="11.5cm" svg:y1="24.011cm" svg:x2="14.04cm" svg:y2="24.011cm">
            <text:p/>
          </draw:line>
          <draw:frame draw:style-name="gr10" draw:text-style-name="P9" draw:layer="layout" svg:width="6cm" svg:height="1cm" svg:x="5.5cm" svg:y="21.511cm">
            <draw:text-box>
              <text:p text:style-name="P8"><text:span text:style-name="T4">Import Wizard</text:span></text:p>
            </draw:text-box>
          </draw:frame>
          <draw:line draw:style-name="gr9" draw:text-style-name="P7" draw:layer="layout" svg:x1="11.5cm" svg:y1="22.111cm" svg:x2="14.04cm" svg:y2="22.111cm">
            <text:p/>
          </draw:lin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l" fo:country="GR"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math xmlns="http://www.w3.org/1998/Math/MathML" display="block">
  <semantics>
    <mrow>
      <mi mathvariant="italic">cov</mi>
      <mrow>
        <mrow>
          <mo fence="true" stretchy="false">(</mo>
          <mrow>
            <mrow>
              <mi>X</mi>
              <mi>,</mi>
              <mi>Y</mi>
            </mrow>
          </mrow>
          <mo fence="true" stretchy="false">)</mo>
        </mrow>
        <mo stretchy="false">=</mo>
        <mfrac>
          <mrow>
            <munder>
              <mo stretchy="false">∑</mo>
              <mi>i</mi>
            </munder>
            <mrow>
              <mrow>
                <mo fence="true" stretchy="false">(</mo>
                <mrow>
                  <mrow>
                    <mrow>
                      <msub>
                        <mi>x</mi>
                        <mi>i</mi>
                      </msub>
                      <mo stretchy="false">−</mo>
                      <mi>E</mi>
                    </mrow>
                    <mrow>
                      <mo fence="true" stretchy="false">(</mo>
                      <mrow>
                        <mi>X</mi>
                      </mrow>
                      <mo fence="true" stretchy="false">)</mo>
                    </mrow>
                  </mrow>
                </mrow>
                <mo fence="true" stretchy="false">)</mo>
              </mrow>
              <mrow>
                <mo fence="true" stretchy="false">(</mo>
                <mrow>
                  <mrow>
                    <mrow>
                      <msub>
                        <mi>y</mi>
                        <mi>i</mi>
                      </msub>
                      <mo stretchy="false">−</mo>
                      <mi>E</mi>
                    </mrow>
                    <mrow>
                      <mo fence="true" stretchy="false">(</mo>
                      <mrow>
                        <mi>Y</mi>
                      </mrow>
                      <mo fence="true" stretchy="false">)</mo>
                    </mrow>
                  </mrow>
                </mrow>
                <mo fence="true" stretchy="false">)</mo>
              </mrow>
            </mrow>
          </mrow>
          <mrow>
            <mi>n</mi>
            <mo stretchy="false">−</mo>
            <mn>1</mn>
          </mrow>
        </mfrac>
      </mrow>
    </mrow>
    <annotation encoding="StarMath 5.0"> cov(X,Y)=sum from {i}  {( x_i-E(X))(y_i-E(Y))}  over {n-1} </annotation>
  </semantics>
</math>
</file>

<file path=Object 2/content.xml><?xml version="1.0" encoding="utf-8"?>
<math xmlns="http://www.w3.org/1998/Math/MathML" display="block">
  <semantics>
    <mrow>
      <mi>H</mi>
      <mrow>
        <mo fence="true" stretchy="false">(</mo>
        <mrow>
          <mi>X</mi>
        </mrow>
        <mo fence="true" stretchy="false">)</mo>
      </mrow>
    </mrow>
    <annotation encoding="StarMath 5.0">H(X)</annotation>
  </semantics>
</math>
</file>

<file path=Object 20/content.xml><?xml version="1.0" encoding="utf-8"?>
<math xmlns="http://www.w3.org/1998/Math/MathML" display="block">
  <semantics>
    <mrow>
      <mi mathvariant="italic">cor</mi>
      <mrow>
        <mrow>
          <mo fence="true" stretchy="false">(</mo>
          <mrow>
            <mrow>
              <mi>X</mi>
              <mi>,</mi>
              <mi>Y</mi>
            </mrow>
          </mrow>
          <mo fence="true" stretchy="false">)</mo>
        </mrow>
        <mo stretchy="false">=</mo>
        <mfrac>
          <mrow>
            <munder>
              <mo stretchy="false">∑</mo>
              <mi>i</mi>
            </munder>
            <mrow>
              <mrow>
                <mo fence="true" stretchy="false">(</mo>
                <mrow>
                  <mrow>
                    <mrow>
                      <msub>
                        <mi>x</mi>
                        <mi>i</mi>
                      </msub>
                      <mo stretchy="false">−</mo>
                      <mi>E</mi>
                    </mrow>
                    <mrow>
                      <mo fence="true" stretchy="false">(</mo>
                      <mrow>
                        <mi>X</mi>
                      </mrow>
                      <mo fence="true" stretchy="false">)</mo>
                    </mrow>
                  </mrow>
                </mrow>
                <mo fence="true" stretchy="false">)</mo>
              </mrow>
              <mrow>
                <mo fence="true" stretchy="false">(</mo>
                <mrow>
                  <mrow>
                    <mrow>
                      <msub>
                        <mi>y</mi>
                        <mi>i</mi>
                      </msub>
                      <mo stretchy="false">−</mo>
                      <mi>E</mi>
                    </mrow>
                    <mrow>
                      <mo fence="true" stretchy="false">(</mo>
                      <mrow>
                        <mi>Y</mi>
                      </mrow>
                      <mo fence="true" stretchy="false">)</mo>
                    </mrow>
                  </mrow>
                </mrow>
                <mo fence="true" stretchy="false">)</mo>
              </mrow>
            </mrow>
          </mrow>
          <mrow>
            <mrow>
              <mo fence="true" stretchy="false">(</mo>
              <mrow>
                <mrow>
                  <mi>n</mi>
                  <mo stretchy="false">−</mo>
                  <mn>1</mn>
                </mrow>
              </mrow>
              <mo fence="true" stretchy="false">)</mo>
            </mrow>
            <mi>s</mi>
            <mrow>
              <mo fence="true" stretchy="false">(</mo>
              <mrow>
                <mi>X</mi>
              </mrow>
              <mo fence="true" stretchy="false">)</mo>
            </mrow>
            <mi>s</mi>
            <mrow>
              <mo fence="true" stretchy="false">(</mo>
              <mrow>
                <mi>Y</mi>
              </mrow>
              <mo fence="true" stretchy="false">)</mo>
            </mrow>
          </mrow>
        </mfrac>
      </mrow>
    </mrow>
    <annotation encoding="StarMath 5.0"> cor(X,Y)=sum from {i}  {( x_i-E(X))(y_i-E(Y))}  over {(n-1)s(X)s(Y)} </annotation>
  </semantics>
</math>
</file>

<file path=Object 21/content.xml><?xml version="1.0" encoding="utf-8"?>
<math xmlns="http://www.w3.org/1998/Math/MathML" display="block">
  <semantics>
    <mrow>
      <msub>
        <mi>x</mi>
        <mrow>
          <mi>k</mi>
          <mo stretchy="false">+</mo>
          <mn>1</mn>
        </mrow>
      </msub>
      <mo stretchy="false">=</mo>
      <mrow>
        <mi>λ</mi>
        <mo stretchy="false">⋅</mo>
        <msub>
          <mi>x</mi>
          <mi>k</mi>
        </msub>
        <mo stretchy="false">⋅</mo>
        <mrow>
          <mo fence="true" stretchy="false">(</mo>
          <mrow>
            <mrow>
              <mn>1</mn>
              <mo stretchy="false">−</mo>
              <msub>
                <mi>x</mi>
                <mi>k</mi>
              </msub>
            </mrow>
          </mrow>
          <mo fence="true" stretchy="false">)</mo>
        </mrow>
      </mrow>
    </mrow>
    <annotation encoding="StarMath 5.0">x_{ k+1 }=λ cdot x_k cdot ( 1-x_k )</annotation>
  </semantics>
</math>
</file>

<file path=Object 3/content.xml><?xml version="1.0" encoding="utf-8"?>
<math xmlns="http://www.w3.org/1998/Math/MathML" display="block">
  <semantics>
    <mrow>
      <mi>H</mi>
      <mrow>
        <mo fence="true" stretchy="false">(</mo>
        <mrow>
          <msub>
            <mi>X</mi>
            <mi mathvariant="italic">Gaussian</mi>
          </msub>
        </mrow>
        <mo fence="true" stretchy="false">)</mo>
      </mrow>
    </mrow>
    <annotation encoding="StarMath 5.0">H(X_{Gaussian})</annotation>
  </semantics>
</math>
</file>

<file path=Object 4/content.xml><?xml version="1.0" encoding="utf-8"?>
<math xmlns="http://www.w3.org/1998/Math/MathML" display="block">
  <semantics>
    <mrow>
      <mi>N</mi>
      <mrow>
        <mrow>
          <mo fence="true" stretchy="false">(</mo>
          <mrow>
            <mi>V</mi>
          </mrow>
          <mo fence="true" stretchy="false">)</mo>
        </mrow>
        <mo stretchy="false">=</mo>
        <mi>E</mi>
      </mrow>
      <mrow>
        <mrow>
          <mo fence="true" stretchy="false">[</mo>
          <mrow>
            <mrow>
              <mi>Φ</mi>
              <mrow>
                <mo fence="true" stretchy="false">(</mo>
                <mrow>
                  <mi>V</mi>
                </mrow>
                <mo fence="true" stretchy="false">)</mo>
              </mrow>
            </mrow>
          </mrow>
          <mo fence="true" stretchy="false">]</mo>
        </mrow>
        <mo stretchy="false">−</mo>
        <mi>E</mi>
      </mrow>
      <msup>
        <mrow>
          <mo fence="true" stretchy="false">[</mo>
          <mrow>
            <mrow>
              <mi>Φ</mi>
              <mrow>
                <mo fence="true" stretchy="false">(</mo>
                <mrow>
                  <mi>V</mi>
                </mrow>
                <mo fence="true" stretchy="false">)</mo>
              </mrow>
            </mrow>
          </mrow>
          <mo fence="true" stretchy="false">]</mo>
        </mrow>
        <mn>2</mn>
      </msup>
    </mrow>
    <annotation encoding="StarMath 5.0">N(V)=E[Φ(V)]-E[Φ(V)]^{2}</annotation>
  </semantics>
</math>
</file>

<file path=Object 5/content.xml><?xml version="1.0" encoding="utf-8"?>
<math xmlns="http://www.w3.org/1998/Math/MathML" display="block">
  <semantics>
    <mtable>
      <mtr>
        <mtd>
          <mrow>
            <mfrac>
              <msub>
                <mi mathvariant="italic">dx</mi>
                <mn>1</mn>
              </msub>
              <mi mathvariant="italic">dt</mi>
            </mfrac>
            <mo stretchy="false">=</mo>
            <mrow>
              <mn>10</mn>
              <mo stretchy="false">⋅</mo>
              <mrow>
                <mo fence="true" stretchy="false">(</mo>
                <mrow>
                  <mrow>
                    <msub>
                      <mi>x</mi>
                      <mn>2</mn>
                    </msub>
                    <mo stretchy="false">−</mo>
                    <msub>
                      <mi>x</mi>
                      <mn>1</mn>
                    </msub>
                  </mrow>
                </mrow>
                <mo fence="true" stretchy="false">)</mo>
              </mrow>
            </mrow>
          </mrow>
        </mtd>
      </mtr>
      <mtr>
        <mtd>
          <mrow>
            <mfrac>
              <msub>
                <mi mathvariant="italic">dx</mi>
                <mn>2</mn>
              </msub>
              <mi mathvariant="italic">dt</mi>
            </mfrac>
            <mo stretchy="false">=</mo>
            <mrow>
              <mrow>
                <mrow>
                  <mo stretchy="false">−</mo>
                  <msub>
                    <mi>x</mi>
                    <mn>1</mn>
                  </msub>
                </mrow>
                <mo stretchy="false">⋅</mo>
                <msub>
                  <mi>x</mi>
                  <mn>3</mn>
                </msub>
              </mrow>
              <mo stretchy="false">+</mo>
              <mrow>
                <mn>143</mn>
                <mo stretchy="false">⋅</mo>
                <msub>
                  <mi>x</mi>
                  <mn>1</mn>
                </msub>
              </mrow>
              <mo stretchy="false">−</mo>
              <msub>
                <mi>x</mi>
                <mn>2</mn>
              </msub>
            </mrow>
          </mrow>
        </mtd>
      </mtr>
      <mtr>
        <mtd>
          <mrow>
            <mfrac>
              <msub>
                <mi mathvariant="italic">dx</mi>
                <mn>3</mn>
              </msub>
              <mi mathvariant="italic">dt</mi>
            </mfrac>
            <mo stretchy="false">=</mo>
            <mrow>
              <mrow>
                <msub>
                  <mi>x</mi>
                  <mn>1</mn>
                </msub>
                <mo stretchy="false">⋅</mo>
                <msub>
                  <mi>x</mi>
                  <mn>2</mn>
                </msub>
              </mrow>
              <mo stretchy="false">−</mo>
              <mrow>
                <mn>2.67</mn>
                <mo stretchy="false">⋅</mo>
                <msub>
                  <mi>x</mi>
                  <mn>3</mn>
                </msub>
              </mrow>
            </mrow>
          </mrow>
        </mtd>
      </mtr>
    </mtable>
    <annotation encoding="StarMath 5.0">{dx_1} over {dt} = 10 cdot (x_2 - x_1) newline
{dx_2} over {dt} = -x_1 cdot x_3 +143 cdot x_1 -x_2 newline
{dx_3} over {dt} = x_1 cdot x_2 -2.67 cdot x_3

</annotation>
  </semantics>
</math>
</file>

<file path=Object 6/content.xml><?xml version="1.0" encoding="utf-8"?>
<math xmlns="http://www.w3.org/1998/Math/MathML" display="block">
  <semantics>
    <mrow>
      <mstyle mathsize="12pt">
        <mrow>
          <msup>
            <mi>e</mi>
            <mstyle mathsize="8pt">
              <mrow>
                <mo stretchy="false">−</mo>
                <mtext>3x</mtext>
              </mrow>
            </mstyle>
          </msup>
          <mrow>
            <mo fence="true" stretchy="true">(</mo>
            <mrow>
              <mrow>
                <mi>x</mi>
                <mo stretchy="false">−</mo>
                <mn>1</mn>
              </mrow>
            </mrow>
            <mo fence="true" stretchy="true">)</mo>
          </mrow>
          <mstyle mathvariant="italic">
            <msup>
              <mtext>+x</mtext>
              <mstyle mathsize="8pt">
                <mn>3</mn>
              </mstyle>
            </msup>
          </mstyle>
        </mrow>
      </mstyle>
      <mrow/>
    </mrow>
    <annotation encoding="StarMath 5.0"> size 12{e rSup { size 8{ - "3x"} }  left (x - 1 right ) ital "+x" rSup { size 8{3} } } {}</annotation>
  </semantics>
</math>
</file>

<file path=Object 7/content.xml><?xml version="1.0" encoding="utf-8"?>
<math xmlns="http://www.w3.org/1998/Math/MathML" display="block">
  <semantics>
    <mrow>
      <msub>
        <mi>x</mi>
        <mrow>
          <mi>k</mi>
          <mo stretchy="false">+</mo>
          <mn>1</mn>
        </mrow>
      </msub>
      <mo stretchy="false">=</mo>
      <mrow>
        <mi>λ</mi>
        <mo stretchy="false">⋅</mo>
        <msub>
          <mi>x</mi>
          <mi>k</mi>
        </msub>
        <mo stretchy="false">⋅</mo>
        <mrow>
          <mo fence="true" stretchy="false">(</mo>
          <mrow>
            <mrow>
              <mn>1</mn>
              <mo stretchy="false">−</mo>
              <msub>
                <mi>x</mi>
                <mi>k</mi>
              </msub>
            </mrow>
          </mrow>
          <mo fence="true" stretchy="false">)</mo>
        </mrow>
      </mrow>
    </mrow>
    <annotation encoding="StarMath 5.0">x_{ k+1 }=λ cdot x_k cdot ( 1-x_k )</annotation>
  </semantics>
</math>
</file>

<file path=Object 8/content.xml><?xml version="1.0" encoding="utf-8"?>
<math xmlns="http://www.w3.org/1998/Math/MathML" display="block">
  <semantics>
    <mrow>
      <mi>f</mi>
      <mrow>
        <mrow>
          <mo fence="true" stretchy="false">(</mo>
          <mrow>
            <mrow>
              <mi>x</mi>
              <mi>,</mi>
              <mi>y</mi>
              <mi>,</mi>
              <mi>z</mi>
            </mrow>
          </mrow>
          <mo fence="true" stretchy="false">)</mo>
        </mrow>
        <mo stretchy="false">=</mo>
        <mrow>
          <mfrac>
            <mn>1</mn>
            <mn>2</mn>
          </mfrac>
          <mo stretchy="false">−</mo>
          <msub>
            <mi>J</mi>
            <mn>0</mn>
          </msub>
        </mrow>
      </mrow>
      <mrow>
        <mo fence="true" stretchy="false">(</mo>
        <mrow>
          <mrow>
            <msup>
              <mrow>
                <mo fence="true" stretchy="false">(</mo>
                <mrow>
                  <mrow>
                    <mi>x</mi>
                    <mo stretchy="false">−</mo>
                    <mn>1</mn>
                  </mrow>
                </mrow>
                <mo fence="true" stretchy="false">)</mo>
              </mrow>
              <mn>2</mn>
            </msup>
            <mo stretchy="false">+</mo>
            <msup>
              <mrow>
                <mo fence="true" stretchy="false">(</mo>
                <mrow>
                  <mrow>
                    <mi>y</mi>
                    <mo stretchy="false">−</mo>
                    <mn>2</mn>
                  </mrow>
                </mrow>
                <mo fence="true" stretchy="false">)</mo>
              </mrow>
              <mn>2</mn>
            </msup>
            <mo stretchy="false">+</mo>
            <msup>
              <mrow>
                <mo fence="true" stretchy="false">(</mo>
                <mrow>
                  <mrow>
                    <mi>z</mi>
                    <mo stretchy="false">−</mo>
                    <mn>1</mn>
                  </mrow>
                </mrow>
                <mo fence="true" stretchy="false">)</mo>
              </mrow>
              <mn>2</mn>
            </msup>
          </mrow>
        </mrow>
        <mo fence="true" stretchy="false">)</mo>
      </mrow>
    </mrow>
    <annotation encoding="StarMath 5.0">f( x,y,z)=1 over 2 -J_0((x-1)^2+(y-2)^2+(z-1)^2)</annotation>
  </semantics>
</math>
</file>

<file path=Object 9/content.xml><?xml version="1.0" encoding="utf-8"?>
<math xmlns="http://www.w3.org/1998/Math/MathML" display="block">
  <semantics>
    <mtable>
      <mtr>
        <mtd>
          <mrow>
            <mover accent="true">
              <msub>
                <mi>y</mi>
                <mn>0</mn>
              </msub>
              <mo stretchy="false">˙</mo>
            </mover>
            <mrow>
              <mrow>
                <mo fence="true" stretchy="false">(</mo>
                <mrow>
                  <mi>t</mi>
                </mrow>
                <mo fence="true" stretchy="false">)</mo>
              </mrow>
              <mo stretchy="false">=</mo>
              <mi>ω</mi>
            </mrow>
            <mover accent="true">
              <mrow>
                <mo fence="true" stretchy="false">(</mo>
                <mrow>
                  <mrow>
                    <mrow>
                      <msub>
                        <mi>c</mi>
                        <mn>1</mn>
                      </msub>
                      <mo stretchy="false">−</mo>
                      <msub>
                        <mi>y</mi>
                        <mn>1</mn>
                      </msub>
                    </mrow>
                    <mrow>
                      <mo fence="true" stretchy="false">(</mo>
                      <mrow>
                        <mi>t</mi>
                      </mrow>
                      <mo fence="true" stretchy="false">)</mo>
                    </mrow>
                  </mrow>
                </mrow>
                <mo fence="true" stretchy="false">)</mo>
              </mrow>
              <mo stretchy="false">˙</mo>
            </mover>
          </mrow>
        </mtd>
      </mtr>
      <mtr>
        <mtd>
          <mrow>
            <mover accent="true">
              <msub>
                <mi>y</mi>
                <mn>1</mn>
              </msub>
              <mo stretchy="false">˙</mo>
            </mover>
            <mrow>
              <mrow>
                <mo fence="true" stretchy="false">(</mo>
                <mrow>
                  <mi>t</mi>
                </mrow>
                <mo fence="true" stretchy="false">)</mo>
              </mrow>
              <mo stretchy="false">=</mo>
              <mi>ω</mi>
            </mrow>
            <mover accent="true">
              <mrow>
                <mo fence="true" stretchy="false">(</mo>
                <mrow>
                  <mrow>
                    <msub>
                      <mi>y</mi>
                      <mn>0</mn>
                    </msub>
                    <mrow>
                      <mrow>
                        <mo fence="true" stretchy="false">(</mo>
                        <mrow>
                          <mi>t</mi>
                        </mrow>
                        <mo fence="true" stretchy="false">)</mo>
                      </mrow>
                      <mo stretchy="false">−</mo>
                      <msub>
                        <mi>c</mi>
                        <mn>0</mn>
                      </msub>
                    </mrow>
                  </mrow>
                </mrow>
                <mo fence="true" stretchy="false">)</mo>
              </mrow>
              <mo stretchy="false">˙</mo>
            </mover>
          </mrow>
        </mtd>
      </mtr>
    </mtable>
    <annotation encoding="StarMath 5.0">dot{y}_{0}(t) = ω dot (c_1 - y_1(t)) newline
dot{y}_{1}(t) = ω dot (y_0(t) - c_0)</annotation>
  </semantics>
</math>
</file>